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s_random1" table:style-name="ta1">
        <table:shapes>
          <draw:frame draw:z-index="0" draw:style-name="gr1" draw:text-style-name="P1" svg:width="274.57mm" svg:height="151.41mm" svg:x="56.4mm" svg:y="1.06mm">
            <loext:p draw:notify-on-update-of-ranges="ins_random1.A1:ins_random1.A100 ins_random1.C1:ins_random1.C100 ins_random1.A1:ins_random1.A100 ins_random1.B1:ins_random1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2" calcext:value-type="float">
            <text:p>2572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28" calcext:value-type="float">
            <text:p>12028</text:p>
          </table:table-cell>
          <table:table-cell office:value-type="float" office:value="11730" calcext:value-type="float">
            <text:p>117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249" calcext:value-type="float">
            <text:p>34249</text:p>
          </table:table-cell>
          <table:table-cell office:value-type="float" office:value="33652" calcext:value-type="float">
            <text:p>336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4754" calcext:value-type="float">
            <text:p>74754</text:p>
          </table:table-cell>
          <table:table-cell office:value-type="float" office:value="73758" calcext:value-type="float">
            <text:p>7375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388" calcext:value-type="float">
            <text:p>135388</text:p>
          </table:table-cell>
          <table:table-cell office:value-type="float" office:value="133893" calcext:value-type="float">
            <text:p>1338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126" calcext:value-type="float">
            <text:p>225126</text:p>
          </table:table-cell>
          <table:table-cell office:value-type="float" office:value="223032" calcext:value-type="float">
            <text:p>223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9853" calcext:value-type="float">
            <text:p>349853</text:p>
          </table:table-cell>
          <table:table-cell office:value-type="float" office:value="347060" calcext:value-type="float">
            <text:p>34706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0948" calcext:value-type="float">
            <text:p>510948</text:p>
          </table:table-cell>
          <table:table-cell office:value-type="float" office:value="507356" calcext:value-type="float">
            <text:p>5073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7591" calcext:value-type="float">
            <text:p>717591</text:p>
          </table:table-cell>
          <table:table-cell office:value-type="float" office:value="713100" calcext:value-type="float">
            <text:p>713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6978" calcext:value-type="float">
            <text:p>976978</text:p>
          </table:table-cell>
          <table:table-cell office:value-type="float" office:value="971488" calcext:value-type="float">
            <text:p>9714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73326" calcext:value-type="float">
            <text:p>1273326</text:p>
          </table:table-cell>
          <table:table-cell office:value-type="float" office:value="1266737" calcext:value-type="float">
            <text:p>12667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32393" calcext:value-type="float">
            <text:p>1632393</text:p>
          </table:table-cell>
          <table:table-cell office:value-type="float" office:value="1624605" calcext:value-type="float">
            <text:p>16246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54172" calcext:value-type="float">
            <text:p>2054172</text:p>
          </table:table-cell>
          <table:table-cell office:value-type="float" office:value="2045085" calcext:value-type="float">
            <text:p>204508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52967" calcext:value-type="float">
            <text:p>2552967</text:p>
          </table:table-cell>
          <table:table-cell office:value-type="float" office:value="2542481" calcext:value-type="float">
            <text:p>25424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19755" calcext:value-type="float">
            <text:p>3119755</text:p>
          </table:table-cell>
          <table:table-cell office:value-type="float" office:value="3107770" calcext:value-type="float">
            <text:p>310777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61100" calcext:value-type="float">
            <text:p>3761100</text:p>
          </table:table-cell>
          <table:table-cell office:value-type="float" office:value="3747516" calcext:value-type="float">
            <text:p>37475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82228" calcext:value-type="float">
            <text:p>4482228</text:p>
          </table:table-cell>
          <table:table-cell office:value-type="float" office:value="4466945" calcext:value-type="float">
            <text:p>44669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98989" calcext:value-type="float">
            <text:p>5298989</text:p>
          </table:table-cell>
          <table:table-cell office:value-type="float" office:value="5281907" calcext:value-type="float">
            <text:p>52819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02180" calcext:value-type="float">
            <text:p>6202180</text:p>
          </table:table-cell>
          <table:table-cell office:value-type="float" office:value="6183199" calcext:value-type="float">
            <text:p>61831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90364" calcext:value-type="float">
            <text:p>7190364</text:p>
          </table:table-cell>
          <table:table-cell office:value-type="float" office:value="7169384" calcext:value-type="float">
            <text:p>716938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283735" calcext:value-type="float">
            <text:p>8283735</text:p>
          </table:table-cell>
          <table:table-cell office:value-type="float" office:value="8260656" calcext:value-type="float">
            <text:p>826065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492023" calcext:value-type="float">
            <text:p>9492023</text:p>
          </table:table-cell>
          <table:table-cell office:value-type="float" office:value="9466745" calcext:value-type="float">
            <text:p>94667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834003" calcext:value-type="float">
            <text:p>10834003</text:p>
          </table:table-cell>
          <table:table-cell office:value-type="float" office:value="10806426" calcext:value-type="float">
            <text:p>1080642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257143" calcext:value-type="float">
            <text:p>12257143</text:p>
          </table:table-cell>
          <table:table-cell office:value-type="float" office:value="12227167" calcext:value-type="float">
            <text:p>122271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806816" calcext:value-type="float">
            <text:p>13806816</text:p>
          </table:table-cell>
          <table:table-cell office:value-type="float" office:value="13774341" calcext:value-type="float">
            <text:p>1377434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497507" calcext:value-type="float">
            <text:p>15497507</text:p>
          </table:table-cell>
          <table:table-cell office:value-type="float" office:value="15462433" calcext:value-type="float">
            <text:p>1546243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329948" calcext:value-type="float">
            <text:p>17329948</text:p>
          </table:table-cell>
          <table:table-cell office:value-type="float" office:value="17292175" calcext:value-type="float">
            <text:p>1729217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09102" calcext:value-type="float">
            <text:p>19309102</text:p>
          </table:table-cell>
          <table:table-cell office:value-type="float" office:value="19268530" calcext:value-type="float">
            <text:p>1926853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409590" calcext:value-type="float">
            <text:p>21409590</text:p>
          </table:table-cell>
          <table:table-cell office:value-type="float" office:value="21366119" calcext:value-type="float">
            <text:p>213661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657118" calcext:value-type="float">
            <text:p>23657118</text:p>
          </table:table-cell>
          <table:table-cell office:value-type="float" office:value="23610648" calcext:value-type="float">
            <text:p>2361064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35855" calcext:value-type="float">
            <text:p>26035855</text:p>
          </table:table-cell>
          <table:table-cell office:value-type="float" office:value="25986286" calcext:value-type="float">
            <text:p>259862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593679" calcext:value-type="float">
            <text:p>28593679</text:p>
          </table:table-cell>
          <table:table-cell office:value-type="float" office:value="28540911" calcext:value-type="float">
            <text:p>2854091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298935" calcext:value-type="float">
            <text:p>31298935</text:p>
          </table:table-cell>
          <table:table-cell office:value-type="float" office:value="31242868" calcext:value-type="float">
            <text:p>3124286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198411" calcext:value-type="float">
            <text:p>34198411</text:p>
          </table:table-cell>
          <table:table-cell office:value-type="float" office:value="34138945" calcext:value-type="float">
            <text:p>3413894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7283763" calcext:value-type="float">
            <text:p>37283763</text:p>
          </table:table-cell>
          <table:table-cell office:value-type="float" office:value="37220798" calcext:value-type="float">
            <text:p>3722079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548330" calcext:value-type="float">
            <text:p>40548330</text:p>
          </table:table-cell>
          <table:table-cell office:value-type="float" office:value="40481766" calcext:value-type="float">
            <text:p>4048176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3935020" calcext:value-type="float">
            <text:p>43935020</text:p>
          </table:table-cell>
          <table:table-cell office:value-type="float" office:value="43864757" calcext:value-type="float">
            <text:p>438647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580251" calcext:value-type="float">
            <text:p>47580251</text:p>
          </table:table-cell>
          <table:table-cell office:value-type="float" office:value="47506189" calcext:value-type="float">
            <text:p>4750618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1368858" calcext:value-type="float">
            <text:p>51368858</text:p>
          </table:table-cell>
          <table:table-cell office:value-type="float" office:value="51290897" calcext:value-type="float">
            <text:p>5129089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5410247" calcext:value-type="float">
            <text:p>55410247</text:p>
          </table:table-cell>
          <table:table-cell office:value-type="float" office:value="55328287" calcext:value-type="float">
            <text:p>5532828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9636943" calcext:value-type="float">
            <text:p>59636943</text:p>
          </table:table-cell>
          <table:table-cell office:value-type="float" office:value="59550884" calcext:value-type="float">
            <text:p>5955088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078627" calcext:value-type="float">
            <text:p>64078627</text:p>
          </table:table-cell>
          <table:table-cell office:value-type="float" office:value="63988369" calcext:value-type="float">
            <text:p>6398836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8642301" calcext:value-type="float">
            <text:p>68642301</text:p>
          </table:table-cell>
          <table:table-cell office:value-type="float" office:value="68547744" calcext:value-type="float">
            <text:p>6854774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3439150" calcext:value-type="float">
            <text:p>73439150</text:p>
          </table:table-cell>
          <table:table-cell office:value-type="float" office:value="73340194" calcext:value-type="float">
            <text:p>7334019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8598169" calcext:value-type="float">
            <text:p>78598169</text:p>
          </table:table-cell>
          <table:table-cell office:value-type="float" office:value="78494714" calcext:value-type="float">
            <text:p>7849471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3863384" calcext:value-type="float">
            <text:p>83863384</text:p>
          </table:table-cell>
          <table:table-cell office:value-type="float" office:value="83755330" calcext:value-type="float">
            <text:p>8375533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9402016" calcext:value-type="float">
            <text:p>89402016</text:p>
          </table:table-cell>
          <table:table-cell office:value-type="float" office:value="89289263" calcext:value-type="float">
            <text:p>8928926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87276" calcext:value-type="float">
            <text:p>95187276</text:p>
          </table:table-cell>
          <table:table-cell office:value-type="float" office:value="95069724" calcext:value-type="float">
            <text:p>9506972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1220349" calcext:value-type="float">
            <text:p>101220349</text:p>
          </table:table-cell>
          <table:table-cell office:value-type="float" office:value="101097898" calcext:value-type="float">
            <text:p>1010978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7464065" calcext:value-type="float">
            <text:p>107464065</text:p>
          </table:table-cell>
          <table:table-cell office:value-type="float" office:value="107336615" calcext:value-type="float">
            <text:p>10733661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13951431" calcext:value-type="float">
            <text:p>113951431</text:p>
          </table:table-cell>
          <table:table-cell office:value-type="float" office:value="113818882" calcext:value-type="float">
            <text:p>11381888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0744647" calcext:value-type="float">
            <text:p>120744647</text:p>
          </table:table-cell>
          <table:table-cell office:value-type="float" office:value="120606899" calcext:value-type="float">
            <text:p>12060689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7784895" calcext:value-type="float">
            <text:p>127784895</text:p>
          </table:table-cell>
          <table:table-cell office:value-type="float" office:value="127641848" calcext:value-type="float">
            <text:p>12764184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5082621" calcext:value-type="float">
            <text:p>135082621</text:p>
          </table:table-cell>
          <table:table-cell office:value-type="float" office:value="134934175" calcext:value-type="float">
            <text:p>1349341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2633745" calcext:value-type="float">
            <text:p>142633745</text:p>
          </table:table-cell>
          <table:table-cell office:value-type="float" office:value="142479800" calcext:value-type="float">
            <text:p>1424798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0436275" calcext:value-type="float">
            <text:p>150436275</text:p>
          </table:table-cell>
          <table:table-cell office:value-type="float" office:value="150276731" calcext:value-type="float">
            <text:p>15027673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58601673" calcext:value-type="float">
            <text:p>158601673</text:p>
          </table:table-cell>
          <table:table-cell office:value-type="float" office:value="158436430" calcext:value-type="float">
            <text:p>15843643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7052356" calcext:value-type="float">
            <text:p>167052356</text:p>
          </table:table-cell>
          <table:table-cell office:value-type="float" office:value="166881314" calcext:value-type="float">
            <text:p>16688131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5760980" calcext:value-type="float">
            <text:p>175760980</text:p>
          </table:table-cell>
          <table:table-cell office:value-type="float" office:value="175584039" calcext:value-type="float">
            <text:p>17558403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4814134" calcext:value-type="float">
            <text:p>184814134</text:p>
          </table:table-cell>
          <table:table-cell office:value-type="float" office:value="184631194" calcext:value-type="float">
            <text:p>18463119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4145203" calcext:value-type="float">
            <text:p>194145203</text:p>
          </table:table-cell>
          <table:table-cell office:value-type="float" office:value="193956164" calcext:value-type="float">
            <text:p>193956164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3805860" calcext:value-type="float">
            <text:p>203805860</text:p>
          </table:table-cell>
          <table:table-cell office:value-type="float" office:value="203610622" calcext:value-type="float">
            <text:p>20361062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13743332" calcext:value-type="float">
            <text:p>213743332</text:p>
          </table:table-cell>
          <table:table-cell office:value-type="float" office:value="213541795" calcext:value-type="float">
            <text:p>21354179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23955969" calcext:value-type="float">
            <text:p>223955969</text:p>
          </table:table-cell>
          <table:table-cell office:value-type="float" office:value="223748033" calcext:value-type="float">
            <text:p>22374803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34522486" calcext:value-type="float">
            <text:p>234522486</text:p>
          </table:table-cell>
          <table:table-cell office:value-type="float" office:value="234308051" calcext:value-type="float">
            <text:p>23430805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45426965" calcext:value-type="float">
            <text:p>245426965</text:p>
          </table:table-cell>
          <table:table-cell office:value-type="float" office:value="245205931" calcext:value-type="float">
            <text:p>245205931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56683663" calcext:value-type="float">
            <text:p>256683663</text:p>
          </table:table-cell>
          <table:table-cell office:value-type="float" office:value="256455930" calcext:value-type="float">
            <text:p>25645593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68269061" calcext:value-type="float">
            <text:p>268269061</text:p>
          </table:table-cell>
          <table:table-cell office:value-type="float" office:value="268034529" calcext:value-type="float">
            <text:p>26803452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80224605" calcext:value-type="float">
            <text:p>280224605</text:p>
          </table:table-cell>
          <table:table-cell office:value-type="float" office:value="279983174" calcext:value-type="float">
            <text:p>2799831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2480031" calcext:value-type="float">
            <text:p>292480031</text:p>
          </table:table-cell>
          <table:table-cell office:value-type="float" office:value="292231601" calcext:value-type="float">
            <text:p>29223160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4984143" calcext:value-type="float">
            <text:p>304984143</text:p>
          </table:table-cell>
          <table:table-cell office:value-type="float" office:value="304728614" calcext:value-type="float">
            <text:p>30472861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7936967" calcext:value-type="float">
            <text:p>317936967</text:p>
          </table:table-cell>
          <table:table-cell office:value-type="float" office:value="317674239" calcext:value-type="float">
            <text:p>31767423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31261969" calcext:value-type="float">
            <text:p>331261969</text:p>
          </table:table-cell>
          <table:table-cell office:value-type="float" office:value="330991942" calcext:value-type="float">
            <text:p>33099194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44878242" calcext:value-type="float">
            <text:p>344878242</text:p>
          </table:table-cell>
          <table:table-cell office:value-type="float" office:value="344600816" calcext:value-type="float">
            <text:p>34460081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58999265" calcext:value-type="float">
            <text:p>358999265</text:p>
          </table:table-cell>
          <table:table-cell office:value-type="float" office:value="358714340" calcext:value-type="float">
            <text:p>35871434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73466741" calcext:value-type="float">
            <text:p>373466741</text:p>
          </table:table-cell>
          <table:table-cell office:value-type="float" office:value="373174217" calcext:value-type="float">
            <text:p>37317421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88373738" calcext:value-type="float">
            <text:p>388373738</text:p>
          </table:table-cell>
          <table:table-cell office:value-type="float" office:value="388073515" calcext:value-type="float">
            <text:p>38807351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3595170" calcext:value-type="float">
            <text:p>403595170</text:p>
          </table:table-cell>
          <table:table-cell office:value-type="float" office:value="403287148" calcext:value-type="float">
            <text:p>40328714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19193356" calcext:value-type="float">
            <text:p>419193356</text:p>
          </table:table-cell>
          <table:table-cell office:value-type="float" office:value="418877435" calcext:value-type="float">
            <text:p>4188774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5113617" calcext:value-type="float">
            <text:p>435113617</text:p>
          </table:table-cell>
          <table:table-cell office:value-type="float" office:value="434789697" calcext:value-type="float">
            <text:p>43478969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1567782" calcext:value-type="float">
            <text:p>451567782</text:p>
          </table:table-cell>
          <table:table-cell office:value-type="float" office:value="451235763" calcext:value-type="float">
            <text:p>45123576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68419151" calcext:value-type="float">
            <text:p>468419151</text:p>
          </table:table-cell>
          <table:table-cell office:value-type="float" office:value="468078933" calcext:value-type="float">
            <text:p>468078933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85689799" calcext:value-type="float">
            <text:p>485689799</text:p>
          </table:table-cell>
          <table:table-cell office:value-type="float" office:value="485341282" calcext:value-type="float">
            <text:p>48534128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03332593" calcext:value-type="float">
            <text:p>503332593</text:p>
          </table:table-cell>
          <table:table-cell office:value-type="float" office:value="502975677" calcext:value-type="float">
            <text:p>50297567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21420798" calcext:value-type="float">
            <text:p>521420798</text:p>
          </table:table-cell>
          <table:table-cell office:value-type="float" office:value="521055383" calcext:value-type="float">
            <text:p>52105538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39835541" calcext:value-type="float">
            <text:p>539835541</text:p>
          </table:table-cell>
          <table:table-cell office:value-type="float" office:value="539461527" calcext:value-type="float">
            <text:p>53946152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58730121" calcext:value-type="float">
            <text:p>558730121</text:p>
          </table:table-cell>
          <table:table-cell office:value-type="float" office:value="558347408" calcext:value-type="float">
            <text:p>55834740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78120524" calcext:value-type="float">
            <text:p>578120524</text:p>
          </table:table-cell>
          <table:table-cell office:value-type="float" office:value="577729012" calcext:value-type="float">
            <text:p>57772901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97985625" calcext:value-type="float">
            <text:p>597985625</text:p>
          </table:table-cell>
          <table:table-cell office:value-type="float" office:value="597585214" calcext:value-type="float">
            <text:p>59758521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18338488" calcext:value-type="float">
            <text:p>618338488</text:p>
          </table:table-cell>
          <table:table-cell office:value-type="float" office:value="617929078" calcext:value-type="float">
            <text:p>61792907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38991574" calcext:value-type="float">
            <text:p>638991574</text:p>
          </table:table-cell>
          <table:table-cell office:value-type="float" office:value="638573065" calcext:value-type="float">
            <text:p>63857306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60160871" calcext:value-type="float">
            <text:p>660160871</text:p>
          </table:table-cell>
          <table:table-cell office:value-type="float" office:value="659733163" calcext:value-type="float">
            <text:p>65973316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81777822" calcext:value-type="float">
            <text:p>681777822</text:p>
          </table:table-cell>
          <table:table-cell office:value-type="float" office:value="681340815" calcext:value-type="float">
            <text:p>68134081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03851267" calcext:value-type="float">
            <text:p>703851267</text:p>
          </table:table-cell>
          <table:table-cell office:value-type="float" office:value="703404861" calcext:value-type="float">
            <text:p>70340486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6451280" calcext:value-type="float">
            <text:p>726451280</text:p>
          </table:table-cell>
          <table:table-cell office:value-type="float" office:value="725995375" calcext:value-type="float">
            <text:p>72599537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49497088" calcext:value-type="float">
            <text:p>749497088</text:p>
          </table:table-cell>
          <table:table-cell office:value-type="float" office:value="749031584" calcext:value-type="float">
            <text:p>74903158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73022377" calcext:value-type="float">
            <text:p>773022377</text:p>
          </table:table-cell>
          <table:table-cell office:value-type="float" office:value="772547174" calcext:value-type="float">
            <text:p>77254717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97057012" calcext:value-type="float">
            <text:p>797057012</text:p>
          </table:table-cell>
          <table:table-cell office:value-type="float" office:value="796572010" calcext:value-type="float">
            <text:p>79657201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1567958" calcext:value-type="float">
            <text:p>821567958</text:p>
          </table:table-cell>
          <table:table-cell office:value-type="float" office:value="821073057" calcext:value-type="float">
            <text:p>82107305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6603133" calcext:value-type="float">
            <text:p>846603133</text:p>
          </table:table-cell>
          <table:table-cell office:value-type="float" office:value="846098233" calcext:value-type="float">
            <text:p>846098233</text:p>
          </table:table-cell>
        </table:table-row>
      </table:table>
      <table:table table:name="ins_inv1" table:style-name="ta1">
        <table:shapes>
          <draw:frame draw:z-index="0" draw:style-name="gr1" draw:text-style-name="P1" svg:width="269.81mm" svg:height="147.95mm" svg:x="61.07mm" svg:y="1.06mm">
            <loext:p draw:notify-on-update-of-ranges="ins_inv1.A1:ins_inv1.A100 ins_inv1.C1:ins_inv1.C100 ins_inv1.A1:ins_inv1.A100 ins_inv1.B1:ins_inv1.B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148" calcext:value-type="float">
            <text:p>25148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297" calcext:value-type="float">
            <text:p>70297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50496" calcext:value-type="float">
            <text:p>150496</text:p>
          </table:table-cell>
          <table:table-cell office:value-type="float" office:value="149500" calcext:value-type="float">
            <text:p>149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5745" calcext:value-type="float">
            <text:p>275745</text:p>
          </table:table-cell>
          <table:table-cell office:value-type="float" office:value="274250" calcext:value-type="float">
            <text:p>2742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6044" calcext:value-type="float">
            <text:p>456044</text:p>
          </table:table-cell>
          <table:table-cell office:value-type="float" office:value="453950" calcext:value-type="float">
            <text:p>4539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1393" calcext:value-type="float">
            <text:p>701393</text:p>
          </table:table-cell>
          <table:table-cell office:value-type="float" office:value="698600" calcext:value-type="float">
            <text:p>6986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21792" calcext:value-type="float">
            <text:p>1021792</text:p>
          </table:table-cell>
          <table:table-cell office:value-type="float" office:value="1018200" calcext:value-type="float">
            <text:p>1018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27241" calcext:value-type="float">
            <text:p>1427241</text:p>
          </table:table-cell>
          <table:table-cell office:value-type="float" office:value="1422750" calcext:value-type="float">
            <text:p>14227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27740" calcext:value-type="float">
            <text:p>1927740</text:p>
          </table:table-cell>
          <table:table-cell office:value-type="float" office:value="1922250" calcext:value-type="float">
            <text:p>192225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33289" calcext:value-type="float">
            <text:p>2533289</text:p>
          </table:table-cell>
          <table:table-cell office:value-type="float" office:value="2526700" calcext:value-type="float">
            <text:p>25267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53888" calcext:value-type="float">
            <text:p>3253888</text:p>
          </table:table-cell>
          <table:table-cell office:value-type="float" office:value="3246100" calcext:value-type="float">
            <text:p>32461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99537" calcext:value-type="float">
            <text:p>4099537</text:p>
          </table:table-cell>
          <table:table-cell office:value-type="float" office:value="4090450" calcext:value-type="float">
            <text:p>40904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80236" calcext:value-type="float">
            <text:p>5080236</text:p>
          </table:table-cell>
          <table:table-cell office:value-type="float" office:value="5069750" calcext:value-type="float">
            <text:p>50697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205985" calcext:value-type="float">
            <text:p>6205985</text:p>
          </table:table-cell>
          <table:table-cell office:value-type="float" office:value="6194000" calcext:value-type="float">
            <text:p>6194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486784" calcext:value-type="float">
            <text:p>7486784</text:p>
          </table:table-cell>
          <table:table-cell office:value-type="float" office:value="7473200" calcext:value-type="float">
            <text:p>7473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932633" calcext:value-type="float">
            <text:p>8932633</text:p>
          </table:table-cell>
          <table:table-cell office:value-type="float" office:value="8917350" calcext:value-type="float">
            <text:p>891735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553532" calcext:value-type="float">
            <text:p>10553532</text:p>
          </table:table-cell>
          <table:table-cell office:value-type="float" office:value="10536450" calcext:value-type="float">
            <text:p>1053645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359481" calcext:value-type="float">
            <text:p>12359481</text:p>
          </table:table-cell>
          <table:table-cell office:value-type="float" office:value="12340500" calcext:value-type="float">
            <text:p>1234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360480" calcext:value-type="float">
            <text:p>14360480</text:p>
          </table:table-cell>
          <table:table-cell office:value-type="float" office:value="14339500" calcext:value-type="float">
            <text:p>143395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566529" calcext:value-type="float">
            <text:p>16566529</text:p>
          </table:table-cell>
          <table:table-cell office:value-type="float" office:value="16543450" calcext:value-type="float">
            <text:p>165434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987628" calcext:value-type="float">
            <text:p>18987628</text:p>
          </table:table-cell>
          <table:table-cell office:value-type="float" office:value="18962350" calcext:value-type="float">
            <text:p>1896235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1633777" calcext:value-type="float">
            <text:p>21633777</text:p>
          </table:table-cell>
          <table:table-cell office:value-type="float" office:value="21606200" calcext:value-type="float">
            <text:p>21606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514976" calcext:value-type="float">
            <text:p>24514976</text:p>
          </table:table-cell>
          <table:table-cell office:value-type="float" office:value="24485000" calcext:value-type="float">
            <text:p>24485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7641225" calcext:value-type="float">
            <text:p>27641225</text:p>
          </table:table-cell>
          <table:table-cell office:value-type="float" office:value="27608750" calcext:value-type="float">
            <text:p>276087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1022524" calcext:value-type="float">
            <text:p>31022524</text:p>
          </table:table-cell>
          <table:table-cell office:value-type="float" office:value="30987450" calcext:value-type="float">
            <text:p>3098745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4668873" calcext:value-type="float">
            <text:p>34668873</text:p>
          </table:table-cell>
          <table:table-cell office:value-type="float" office:value="34631100" calcext:value-type="float">
            <text:p>346311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8590272" calcext:value-type="float">
            <text:p>38590272</text:p>
          </table:table-cell>
          <table:table-cell office:value-type="float" office:value="38549700" calcext:value-type="float">
            <text:p>385497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796721" calcext:value-type="float">
            <text:p>42796721</text:p>
          </table:table-cell>
          <table:table-cell office:value-type="float" office:value="42753250" calcext:value-type="float">
            <text:p>427532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298220" calcext:value-type="float">
            <text:p>47298220</text:p>
          </table:table-cell>
          <table:table-cell office:value-type="float" office:value="47251750" calcext:value-type="float">
            <text:p>472517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104769" calcext:value-type="float">
            <text:p>52104769</text:p>
          </table:table-cell>
          <table:table-cell office:value-type="float" office:value="52055200" calcext:value-type="float">
            <text:p>520552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7226368" calcext:value-type="float">
            <text:p>57226368</text:p>
          </table:table-cell>
          <table:table-cell office:value-type="float" office:value="57173600" calcext:value-type="float">
            <text:p>571736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2673017" calcext:value-type="float">
            <text:p>62673017</text:p>
          </table:table-cell>
          <table:table-cell office:value-type="float" office:value="62616950" calcext:value-type="float">
            <text:p>6261695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8454716" calcext:value-type="float">
            <text:p>68454716</text:p>
          </table:table-cell>
          <table:table-cell office:value-type="float" office:value="68395250" calcext:value-type="float">
            <text:p>6839525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4581465" calcext:value-type="float">
            <text:p>74581465</text:p>
          </table:table-cell>
          <table:table-cell office:value-type="float" office:value="74518500" calcext:value-type="float">
            <text:p>745185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1063264" calcext:value-type="float">
            <text:p>81063264</text:p>
          </table:table-cell>
          <table:table-cell office:value-type="float" office:value="80996700" calcext:value-type="float">
            <text:p>809967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7910113" calcext:value-type="float">
            <text:p>87910113</text:p>
          </table:table-cell>
          <table:table-cell office:value-type="float" office:value="87839850" calcext:value-type="float">
            <text:p>8783985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5132012" calcext:value-type="float">
            <text:p>95132012</text:p>
          </table:table-cell>
          <table:table-cell office:value-type="float" office:value="95057950" calcext:value-type="float">
            <text:p>9505795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2738961" calcext:value-type="float">
            <text:p>102738961</text:p>
          </table:table-cell>
          <table:table-cell office:value-type="float" office:value="102661000" calcext:value-type="float">
            <text:p>102661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0740960" calcext:value-type="float">
            <text:p>110740960</text:p>
          </table:table-cell>
          <table:table-cell office:value-type="float" office:value="110659000" calcext:value-type="float">
            <text:p>110659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9148009" calcext:value-type="float">
            <text:p>119148009</text:p>
          </table:table-cell>
          <table:table-cell office:value-type="float" office:value="119061950" calcext:value-type="float">
            <text:p>1190619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7970108" calcext:value-type="float">
            <text:p>127970108</text:p>
          </table:table-cell>
          <table:table-cell office:value-type="float" office:value="127879850" calcext:value-type="float">
            <text:p>12787985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37217257" calcext:value-type="float">
            <text:p>137217257</text:p>
          </table:table-cell>
          <table:table-cell office:value-type="float" office:value="137122700" calcext:value-type="float">
            <text:p>1371227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46899456" calcext:value-type="float">
            <text:p>146899456</text:p>
          </table:table-cell>
          <table:table-cell office:value-type="float" office:value="146800500" calcext:value-type="float">
            <text:p>1468005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57026705" calcext:value-type="float">
            <text:p>157026705</text:p>
          </table:table-cell>
          <table:table-cell office:value-type="float" office:value="156923250" calcext:value-type="float">
            <text:p>15692325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7609004" calcext:value-type="float">
            <text:p>167609004</text:p>
          </table:table-cell>
          <table:table-cell office:value-type="float" office:value="167500950" calcext:value-type="float">
            <text:p>16750095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78656353" calcext:value-type="float">
            <text:p>178656353</text:p>
          </table:table-cell>
          <table:table-cell office:value-type="float" office:value="178543600" calcext:value-type="float">
            <text:p>1785436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90178752" calcext:value-type="float">
            <text:p>190178752</text:p>
          </table:table-cell>
          <table:table-cell office:value-type="float" office:value="190061200" calcext:value-type="float">
            <text:p>1900612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2186201" calcext:value-type="float">
            <text:p>202186201</text:p>
          </table:table-cell>
          <table:table-cell office:value-type="float" office:value="202063750" calcext:value-type="float">
            <text:p>2020637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4688700" calcext:value-type="float">
            <text:p>214688700</text:p>
          </table:table-cell>
          <table:table-cell office:value-type="float" office:value="214561250" calcext:value-type="float">
            <text:p>21456125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27696249" calcext:value-type="float">
            <text:p>227696249</text:p>
          </table:table-cell>
          <table:table-cell office:value-type="float" office:value="227563700" calcext:value-type="float">
            <text:p>2275637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41218848" calcext:value-type="float">
            <text:p>241218848</text:p>
          </table:table-cell>
          <table:table-cell office:value-type="float" office:value="241081100" calcext:value-type="float">
            <text:p>2410811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55266497" calcext:value-type="float">
            <text:p>255266497</text:p>
          </table:table-cell>
          <table:table-cell office:value-type="float" office:value="255123450" calcext:value-type="float">
            <text:p>25512345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69849196" calcext:value-type="float">
            <text:p>269849196</text:p>
          </table:table-cell>
          <table:table-cell office:value-type="float" office:value="269700750" calcext:value-type="float">
            <text:p>2697007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84976945" calcext:value-type="float">
            <text:p>284976945</text:p>
          </table:table-cell>
          <table:table-cell office:value-type="float" office:value="284823000" calcext:value-type="float">
            <text:p>2848230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300659744" calcext:value-type="float">
            <text:p>300659744</text:p>
          </table:table-cell>
          <table:table-cell office:value-type="float" office:value="300500200" calcext:value-type="float">
            <text:p>3005002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316907593" calcext:value-type="float">
            <text:p>316907593</text:p>
          </table:table-cell>
          <table:table-cell office:value-type="float" office:value="316742350" calcext:value-type="float">
            <text:p>31674235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33730492" calcext:value-type="float">
            <text:p>333730492</text:p>
          </table:table-cell>
          <table:table-cell office:value-type="float" office:value="333559450" calcext:value-type="float">
            <text:p>33355945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51138441" calcext:value-type="float">
            <text:p>351138441</text:p>
          </table:table-cell>
          <table:table-cell office:value-type="float" office:value="350961500" calcext:value-type="float">
            <text:p>3509615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69141440" calcext:value-type="float">
            <text:p>369141440</text:p>
          </table:table-cell>
          <table:table-cell office:value-type="float" office:value="368958500" calcext:value-type="float">
            <text:p>3689585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387749489" calcext:value-type="float">
            <text:p>387749489</text:p>
          </table:table-cell>
          <table:table-cell office:value-type="float" office:value="387560450" calcext:value-type="float">
            <text:p>38756045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06972588" calcext:value-type="float">
            <text:p>406972588</text:p>
          </table:table-cell>
          <table:table-cell office:value-type="float" office:value="406777350" calcext:value-type="float">
            <text:p>40677735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426820737" calcext:value-type="float">
            <text:p>426820737</text:p>
          </table:table-cell>
          <table:table-cell office:value-type="float" office:value="426619200" calcext:value-type="float">
            <text:p>4266192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447303936" calcext:value-type="float">
            <text:p>447303936</text:p>
          </table:table-cell>
          <table:table-cell office:value-type="float" office:value="447096000" calcext:value-type="float">
            <text:p>4470960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68432185" calcext:value-type="float">
            <text:p>468432185</text:p>
          </table:table-cell>
          <table:table-cell office:value-type="float" office:value="468217750" calcext:value-type="float">
            <text:p>46821775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90215484" calcext:value-type="float">
            <text:p>490215484</text:p>
          </table:table-cell>
          <table:table-cell office:value-type="float" office:value="489994450" calcext:value-type="float">
            <text:p>48999445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12663833" calcext:value-type="float">
            <text:p>512663833</text:p>
          </table:table-cell>
          <table:table-cell office:value-type="float" office:value="512436100" calcext:value-type="float">
            <text:p>5124361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35787232" calcext:value-type="float">
            <text:p>535787232</text:p>
          </table:table-cell>
          <table:table-cell office:value-type="float" office:value="535552700" calcext:value-type="float">
            <text:p>53555270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59595681" calcext:value-type="float">
            <text:p>559595681</text:p>
          </table:table-cell>
          <table:table-cell office:value-type="float" office:value="559354250" calcext:value-type="float">
            <text:p>55935425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84099180" calcext:value-type="float">
            <text:p>584099180</text:p>
          </table:table-cell>
          <table:table-cell office:value-type="float" office:value="583850750" calcext:value-type="float">
            <text:p>58385075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09307729" calcext:value-type="float">
            <text:p>609307729</text:p>
          </table:table-cell>
          <table:table-cell office:value-type="float" office:value="609052200" calcext:value-type="float">
            <text:p>6090522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35231328" calcext:value-type="float">
            <text:p>635231328</text:p>
          </table:table-cell>
          <table:table-cell office:value-type="float" office:value="634968600" calcext:value-type="float">
            <text:p>6349686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61879977" calcext:value-type="float">
            <text:p>661879977</text:p>
          </table:table-cell>
          <table:table-cell office:value-type="float" office:value="661609950" calcext:value-type="float">
            <text:p>66160995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89263676" calcext:value-type="float">
            <text:p>689263676</text:p>
          </table:table-cell>
          <table:table-cell office:value-type="float" office:value="688986250" calcext:value-type="float">
            <text:p>68898625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17392425" calcext:value-type="float">
            <text:p>717392425</text:p>
          </table:table-cell>
          <table:table-cell office:value-type="float" office:value="717107500" calcext:value-type="float">
            <text:p>7171075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46276224" calcext:value-type="float">
            <text:p>746276224</text:p>
          </table:table-cell>
          <table:table-cell office:value-type="float" office:value="745983700" calcext:value-type="float">
            <text:p>7459837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75925073" calcext:value-type="float">
            <text:p>775925073</text:p>
          </table:table-cell>
          <table:table-cell office:value-type="float" office:value="775624850" calcext:value-type="float">
            <text:p>77562485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806348972" calcext:value-type="float">
            <text:p>806348972</text:p>
          </table:table-cell>
          <table:table-cell office:value-type="float" office:value="806040950" calcext:value-type="float">
            <text:p>80604095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837557921" calcext:value-type="float">
            <text:p>837557921</text:p>
          </table:table-cell>
          <table:table-cell office:value-type="float" office:value="837242000" calcext:value-type="float">
            <text:p>837242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69561920" calcext:value-type="float">
            <text:p>869561920</text:p>
          </table:table-cell>
          <table:table-cell office:value-type="float" office:value="869238000" calcext:value-type="float">
            <text:p>8692380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902370969" calcext:value-type="float">
            <text:p>902370969</text:p>
          </table:table-cell>
          <table:table-cell office:value-type="float" office:value="902038950" calcext:value-type="float">
            <text:p>90203895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935995068" calcext:value-type="float">
            <text:p>935995068</text:p>
          </table:table-cell>
          <table:table-cell office:value-type="float" office:value="935654850" calcext:value-type="float">
            <text:p>93565485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970444217" calcext:value-type="float">
            <text:p>970444217</text:p>
          </table:table-cell>
          <table:table-cell office:value-type="float" office:value="970095700" calcext:value-type="float">
            <text:p>9700957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005728416" calcext:value-type="float">
            <text:p>1005728416</text:p>
          </table:table-cell>
          <table:table-cell office:value-type="float" office:value="1005371500" calcext:value-type="float">
            <text:p>10053715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041857665" calcext:value-type="float">
            <text:p>1041857665</text:p>
          </table:table-cell>
          <table:table-cell office:value-type="float" office:value="1041492250" calcext:value-type="float">
            <text:p>104149225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078841964" calcext:value-type="float">
            <text:p>1078841964</text:p>
          </table:table-cell>
          <table:table-cell office:value-type="float" office:value="1078467950" calcext:value-type="float">
            <text:p>107846795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116691313" calcext:value-type="float">
            <text:p>1116691313</text:p>
          </table:table-cell>
          <table:table-cell office:value-type="float" office:value="1116308600" calcext:value-type="float">
            <text:p>111630860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155415712" calcext:value-type="float">
            <text:p>1155415712</text:p>
          </table:table-cell>
          <table:table-cell office:value-type="float" office:value="1155024200" calcext:value-type="float">
            <text:p>11550242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195025161" calcext:value-type="float">
            <text:p>1195025161</text:p>
          </table:table-cell>
          <table:table-cell office:value-type="float" office:value="1194624750" calcext:value-type="float">
            <text:p>119462475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35529660" calcext:value-type="float">
            <text:p>1235529660</text:p>
          </table:table-cell>
          <table:table-cell office:value-type="float" office:value="1235120250" calcext:value-type="float">
            <text:p>123512025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276939209" calcext:value-type="float">
            <text:p>1276939209</text:p>
          </table:table-cell>
          <table:table-cell office:value-type="float" office:value="1276520700" calcext:value-type="float">
            <text:p>127652070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319263808" calcext:value-type="float">
            <text:p>1319263808</text:p>
          </table:table-cell>
          <table:table-cell office:value-type="float" office:value="1318836100" calcext:value-type="float">
            <text:p>13188361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362513457" calcext:value-type="float">
            <text:p>1362513457</text:p>
          </table:table-cell>
          <table:table-cell office:value-type="float" office:value="1362076450" calcext:value-type="float">
            <text:p>136207645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06698156" calcext:value-type="float">
            <text:p>1406698156</text:p>
          </table:table-cell>
          <table:table-cell office:value-type="float" office:value="1406251750" calcext:value-type="float">
            <text:p>140625175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451827905" calcext:value-type="float">
            <text:p>1451827905</text:p>
          </table:table-cell>
          <table:table-cell office:value-type="float" office:value="1451372000" calcext:value-type="float">
            <text:p>145137200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497912704" calcext:value-type="float">
            <text:p>1497912704</text:p>
          </table:table-cell>
          <table:table-cell office:value-type="float" office:value="1497447200" calcext:value-type="float">
            <text:p>14974472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544962553" calcext:value-type="float">
            <text:p>1544962553</text:p>
          </table:table-cell>
          <table:table-cell office:value-type="float" office:value="1544487350" calcext:value-type="float">
            <text:p>154448735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592987452" calcext:value-type="float">
            <text:p>1592987452</text:p>
          </table:table-cell>
          <table:table-cell office:value-type="float" office:value="1592502450" calcext:value-type="float">
            <text:p>159250245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641997401" calcext:value-type="float">
            <text:p>1641997401</text:p>
          </table:table-cell>
          <table:table-cell office:value-type="float" office:value="1641502500" calcext:value-type="float">
            <text:p>16415025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92002400" calcext:value-type="float">
            <text:p>1692002400</text:p>
          </table:table-cell>
          <table:table-cell office:value-type="float" office:value="1691497500" calcext:value-type="float">
            <text:p>1691497500</text:p>
          </table:table-cell>
        </table:table-row>
      </table:table>
      <table:table table:name="mer_random1" table:style-name="ta1">
        <table:shapes>
          <draw:frame draw:z-index="0" draw:style-name="gr1" draw:text-style-name="P1" svg:width="282.33mm" svg:height="154.6mm" svg:x="48.71mm" svg:y="1.06mm">
            <loext:p draw:notify-on-update-of-ranges="mer_random1.A1:mer_random1.A100 mer_random1.C1:mer_random1.C100 mer_random1.A1:mer_random1.A100 mer_random1.B1:mer_random1.B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16" calcext:value-type="float">
            <text:p>2216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04" calcext:value-type="float">
            <text:p>4704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92" calcext:value-type="float">
            <text:p>8192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80" calcext:value-type="float">
            <text:p>12680</text:p>
          </table:table-cell>
          <table:table-cell office:value-type="float" office:value="10752" calcext:value-type="float">
            <text:p>107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56" calcext:value-type="float">
            <text:p>18256</text:p>
          </table:table-cell>
          <table:table-cell office:value-type="float" office:value="15528" calcext:value-type="float">
            <text:p>155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932" calcext:value-type="float">
            <text:p>24932</text:p>
          </table:table-cell>
          <table:table-cell office:value-type="float" office:value="21267" calcext:value-type="float">
            <text:p>212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708" calcext:value-type="float">
            <text:p>32708</text:p>
          </table:table-cell>
          <table:table-cell office:value-type="float" office:value="28023" calcext:value-type="float">
            <text:p>28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584" calcext:value-type="float">
            <text:p>41584</text:p>
          </table:table-cell>
          <table:table-cell office:value-type="float" office:value="35773" calcext:value-type="float">
            <text:p>357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560" calcext:value-type="float">
            <text:p>51560</text:p>
          </table:table-cell>
          <table:table-cell office:value-type="float" office:value="44478" calcext:value-type="float">
            <text:p>4447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712" calcext:value-type="float">
            <text:p>62712</text:p>
          </table:table-cell>
          <table:table-cell office:value-type="float" office:value="54206" calcext:value-type="float">
            <text:p>542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5064" calcext:value-type="float">
            <text:p>75064</text:p>
          </table:table-cell>
          <table:table-cell office:value-type="float" office:value="65013" calcext:value-type="float">
            <text:p>6501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616" calcext:value-type="float">
            <text:p>88616</text:p>
          </table:table-cell>
          <table:table-cell office:value-type="float" office:value="76820" calcext:value-type="float">
            <text:p>768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3368" calcext:value-type="float">
            <text:p>103368</text:p>
          </table:table-cell>
          <table:table-cell office:value-type="float" office:value="89696" calcext:value-type="float">
            <text:p>896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320" calcext:value-type="float">
            <text:p>119320</text:p>
          </table:table-cell>
          <table:table-cell office:value-type="float" office:value="103668" calcext:value-type="float">
            <text:p>1036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6472" calcext:value-type="float">
            <text:p>136472</text:p>
          </table:table-cell>
          <table:table-cell office:value-type="float" office:value="118720" calcext:value-type="float">
            <text:p>1187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4824" calcext:value-type="float">
            <text:p>154824</text:p>
          </table:table-cell>
          <table:table-cell office:value-type="float" office:value="134846" calcext:value-type="float">
            <text:p>1348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4376" calcext:value-type="float">
            <text:p>174376</text:p>
          </table:table-cell>
          <table:table-cell office:value-type="float" office:value="152108" calcext:value-type="float">
            <text:p>1521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128" calcext:value-type="float">
            <text:p>195128</text:p>
          </table:table-cell>
          <table:table-cell office:value-type="float" office:value="170406" calcext:value-type="float">
            <text:p>1704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080" calcext:value-type="float">
            <text:p>217080</text:p>
          </table:table-cell>
          <table:table-cell office:value-type="float" office:value="189814" calcext:value-type="float">
            <text:p>18981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0284" calcext:value-type="float">
            <text:p>240284</text:p>
          </table:table-cell>
          <table:table-cell office:value-type="float" office:value="210349" calcext:value-type="float">
            <text:p>2103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788" calcext:value-type="float">
            <text:p>264788</text:p>
          </table:table-cell>
          <table:table-cell office:value-type="float" office:value="232003" calcext:value-type="float">
            <text:p>2320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90592" calcext:value-type="float">
            <text:p>290592</text:p>
          </table:table-cell>
          <table:table-cell office:value-type="float" office:value="254823" calcext:value-type="float">
            <text:p>2548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696" calcext:value-type="float">
            <text:p>317696</text:p>
          </table:table-cell>
          <table:table-cell office:value-type="float" office:value="278812" calcext:value-type="float">
            <text:p>2788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6100" calcext:value-type="float">
            <text:p>346100</text:p>
          </table:table-cell>
          <table:table-cell office:value-type="float" office:value="303896" calcext:value-type="float">
            <text:p>3038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75804" calcext:value-type="float">
            <text:p>375804</text:p>
          </table:table-cell>
          <table:table-cell office:value-type="float" office:value="330192" calcext:value-type="float">
            <text:p>3301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6808" calcext:value-type="float">
            <text:p>406808</text:p>
          </table:table-cell>
          <table:table-cell office:value-type="float" office:value="357580" calcext:value-type="float">
            <text:p>35758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9112" calcext:value-type="float">
            <text:p>439112</text:p>
          </table:table-cell>
          <table:table-cell office:value-type="float" office:value="386154" calcext:value-type="float">
            <text:p>3861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72716" calcext:value-type="float">
            <text:p>472716</text:p>
          </table:table-cell>
          <table:table-cell office:value-type="float" office:value="415882" calcext:value-type="float">
            <text:p>4158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620" calcext:value-type="float">
            <text:p>507620</text:p>
          </table:table-cell>
          <table:table-cell office:value-type="float" office:value="446774" calcext:value-type="float">
            <text:p>4467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824" calcext:value-type="float">
            <text:p>543824</text:p>
          </table:table-cell>
          <table:table-cell office:value-type="float" office:value="478944" calcext:value-type="float">
            <text:p>4789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81328" calcext:value-type="float">
            <text:p>581328</text:p>
          </table:table-cell>
          <table:table-cell office:value-type="float" office:value="512206" calcext:value-type="float">
            <text:p>51220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20132" calcext:value-type="float">
            <text:p>620132</text:p>
          </table:table-cell>
          <table:table-cell office:value-type="float" office:value="546629" calcext:value-type="float">
            <text:p>54662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60236" calcext:value-type="float">
            <text:p>660236</text:p>
          </table:table-cell>
          <table:table-cell office:value-type="float" office:value="582265" calcext:value-type="float">
            <text:p>58226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1640" calcext:value-type="float">
            <text:p>701640</text:p>
          </table:table-cell>
          <table:table-cell office:value-type="float" office:value="619143" calcext:value-type="float">
            <text:p>619143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4344" calcext:value-type="float">
            <text:p>744344</text:p>
          </table:table-cell>
          <table:table-cell office:value-type="float" office:value="657194" calcext:value-type="float">
            <text:p>65719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88348" calcext:value-type="float">
            <text:p>788348</text:p>
          </table:table-cell>
          <table:table-cell office:value-type="float" office:value="696436" calcext:value-type="float">
            <text:p>69643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3652" calcext:value-type="float">
            <text:p>833652</text:p>
          </table:table-cell>
          <table:table-cell office:value-type="float" office:value="736863" calcext:value-type="float">
            <text:p>73686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80256" calcext:value-type="float">
            <text:p>880256</text:p>
          </table:table-cell>
          <table:table-cell office:value-type="float" office:value="778498" calcext:value-type="float">
            <text:p>77849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8160" calcext:value-type="float">
            <text:p>928160</text:p>
          </table:table-cell>
          <table:table-cell office:value-type="float" office:value="821297" calcext:value-type="float">
            <text:p>82129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77368" calcext:value-type="float">
            <text:p>977368</text:p>
          </table:table-cell>
          <table:table-cell office:value-type="float" office:value="865328" calcext:value-type="float">
            <text:p>86532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7976" calcext:value-type="float">
            <text:p>1027976</text:p>
          </table:table-cell>
          <table:table-cell office:value-type="float" office:value="910629" calcext:value-type="float">
            <text:p>91062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79984" calcext:value-type="float">
            <text:p>1079984</text:p>
          </table:table-cell>
          <table:table-cell office:value-type="float" office:value="957115" calcext:value-type="float">
            <text:p>95711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1004865" calcext:value-type="float">
            <text:p>100486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88200" calcext:value-type="float">
            <text:p>1188200</text:p>
          </table:table-cell>
          <table:table-cell office:value-type="float" office:value="1053904" calcext:value-type="float">
            <text:p>10539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408" calcext:value-type="float">
            <text:p>1244408</text:p>
          </table:table-cell>
          <table:table-cell office:value-type="float" office:value="1104134" calcext:value-type="float">
            <text:p>110413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02016" calcext:value-type="float">
            <text:p>1302016</text:p>
          </table:table-cell>
          <table:table-cell office:value-type="float" office:value="1155642" calcext:value-type="float">
            <text:p>115564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61024" calcext:value-type="float">
            <text:p>1361024</text:p>
          </table:table-cell>
          <table:table-cell office:value-type="float" office:value="1208385" calcext:value-type="float">
            <text:p>120838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21432" calcext:value-type="float">
            <text:p>1421432</text:p>
          </table:table-cell>
          <table:table-cell office:value-type="float" office:value="1262334" calcext:value-type="float">
            <text:p>12623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83240" calcext:value-type="float">
            <text:p>1483240</text:p>
          </table:table-cell>
          <table:table-cell office:value-type="float" office:value="1317597" calcext:value-type="float">
            <text:p>131759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46448" calcext:value-type="float">
            <text:p>1546448</text:p>
          </table:table-cell>
          <table:table-cell office:value-type="float" office:value="1374112" calcext:value-type="float">
            <text:p>137411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11056" calcext:value-type="float">
            <text:p>1611056</text:p>
          </table:table-cell>
          <table:table-cell office:value-type="float" office:value="1431866" calcext:value-type="float">
            <text:p>143186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77064" calcext:value-type="float">
            <text:p>1677064</text:p>
          </table:table-cell>
          <table:table-cell office:value-type="float" office:value="1490808" calcext:value-type="float">
            <text:p>14908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744472" calcext:value-type="float">
            <text:p>1744472</text:p>
          </table:table-cell>
          <table:table-cell office:value-type="float" office:value="1551059" calcext:value-type="float">
            <text:p>155105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13280" calcext:value-type="float">
            <text:p>1813280</text:p>
          </table:table-cell>
          <table:table-cell office:value-type="float" office:value="1612530" calcext:value-type="float">
            <text:p>161253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83488" calcext:value-type="float">
            <text:p>1883488</text:p>
          </table:table-cell>
          <table:table-cell office:value-type="float" office:value="1675346" calcext:value-type="float">
            <text:p>167534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1739398" calcext:value-type="float">
            <text:p>173939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028104" calcext:value-type="float">
            <text:p>2028104</text:p>
          </table:table-cell>
          <table:table-cell office:value-type="float" office:value="1804708" calcext:value-type="float">
            <text:p>180470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102512" calcext:value-type="float">
            <text:p>2102512</text:p>
          </table:table-cell>
          <table:table-cell office:value-type="float" office:value="1871293" calcext:value-type="float">
            <text:p>187129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178320" calcext:value-type="float">
            <text:p>2178320</text:p>
          </table:table-cell>
          <table:table-cell office:value-type="float" office:value="1939100" calcext:value-type="float">
            <text:p>19391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255528" calcext:value-type="float">
            <text:p>2255528</text:p>
          </table:table-cell>
          <table:table-cell office:value-type="float" office:value="2008208" calcext:value-type="float">
            <text:p>200820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334136" calcext:value-type="float">
            <text:p>2334136</text:p>
          </table:table-cell>
          <table:table-cell office:value-type="float" office:value="2078604" calcext:value-type="float">
            <text:p>207860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14144" calcext:value-type="float">
            <text:p>2414144</text:p>
          </table:table-cell>
          <table:table-cell office:value-type="float" office:value="2150296" calcext:value-type="float">
            <text:p>21502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495552" calcext:value-type="float">
            <text:p>2495552</text:p>
          </table:table-cell>
          <table:table-cell office:value-type="float" office:value="2223240" calcext:value-type="float">
            <text:p>222324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578360" calcext:value-type="float">
            <text:p>2578360</text:p>
          </table:table-cell>
          <table:table-cell office:value-type="float" office:value="2297478" calcext:value-type="float">
            <text:p>229747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62568" calcext:value-type="float">
            <text:p>2662568</text:p>
          </table:table-cell>
          <table:table-cell office:value-type="float" office:value="2373054" calcext:value-type="float">
            <text:p>237305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748176" calcext:value-type="float">
            <text:p>2748176</text:p>
          </table:table-cell>
          <table:table-cell office:value-type="float" office:value="2449899" calcext:value-type="float">
            <text:p>244989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835184" calcext:value-type="float">
            <text:p>2835184</text:p>
          </table:table-cell>
          <table:table-cell office:value-type="float" office:value="2528005" calcext:value-type="float">
            <text:p>2528005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23592" calcext:value-type="float">
            <text:p>2923592</text:p>
          </table:table-cell>
          <table:table-cell office:value-type="float" office:value="2607411" calcext:value-type="float">
            <text:p>260741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13400" calcext:value-type="float">
            <text:p>3013400</text:p>
          </table:table-cell>
          <table:table-cell office:value-type="float" office:value="2688108" calcext:value-type="float">
            <text:p>268810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104608" calcext:value-type="float">
            <text:p>3104608</text:p>
          </table:table-cell>
          <table:table-cell office:value-type="float" office:value="2770069" calcext:value-type="float">
            <text:p>277006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97216" calcext:value-type="float">
            <text:p>3197216</text:p>
          </table:table-cell>
          <table:table-cell office:value-type="float" office:value="2853343" calcext:value-type="float">
            <text:p>285334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291224" calcext:value-type="float">
            <text:p>3291224</text:p>
          </table:table-cell>
          <table:table-cell office:value-type="float" office:value="2937900" calcext:value-type="float">
            <text:p>293790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86632" calcext:value-type="float">
            <text:p>3386632</text:p>
          </table:table-cell>
          <table:table-cell office:value-type="float" office:value="3023776" calcext:value-type="float">
            <text:p>302377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83440" calcext:value-type="float">
            <text:p>3483440</text:p>
          </table:table-cell>
          <table:table-cell office:value-type="float" office:value="3110900" calcext:value-type="float">
            <text:p>31109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81648" calcext:value-type="float">
            <text:p>3581648</text:p>
          </table:table-cell>
          <table:table-cell office:value-type="float" office:value="3199335" calcext:value-type="float">
            <text:p>319933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681256" calcext:value-type="float">
            <text:p>3681256</text:p>
          </table:table-cell>
          <table:table-cell office:value-type="float" office:value="3289101" calcext:value-type="float">
            <text:p>328910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782264" calcext:value-type="float">
            <text:p>3782264</text:p>
          </table:table-cell>
          <table:table-cell office:value-type="float" office:value="3380151" calcext:value-type="float">
            <text:p>338015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884672" calcext:value-type="float">
            <text:p>3884672</text:p>
          </table:table-cell>
          <table:table-cell office:value-type="float" office:value="3472508" calcext:value-type="float">
            <text:p>347250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88480" calcext:value-type="float">
            <text:p>3988480</text:p>
          </table:table-cell>
          <table:table-cell office:value-type="float" office:value="3566154" calcext:value-type="float">
            <text:p>356615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093688" calcext:value-type="float">
            <text:p>4093688</text:p>
          </table:table-cell>
          <table:table-cell office:value-type="float" office:value="3661094" calcext:value-type="float">
            <text:p>366109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200304" calcext:value-type="float">
            <text:p>4200304</text:p>
          </table:table-cell>
          <table:table-cell office:value-type="float" office:value="3757338" calcext:value-type="float">
            <text:p>3757338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308420" calcext:value-type="float">
            <text:p>4308420</text:p>
          </table:table-cell>
          <table:table-cell office:value-type="float" office:value="3854929" calcext:value-type="float">
            <text:p>385492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418036" calcext:value-type="float">
            <text:p>4418036</text:p>
          </table:table-cell>
          <table:table-cell office:value-type="float" office:value="3953873" calcext:value-type="float">
            <text:p>395387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529152" calcext:value-type="float">
            <text:p>4529152</text:p>
          </table:table-cell>
          <table:table-cell office:value-type="float" office:value="4054140" calcext:value-type="float">
            <text:p>405414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641768" calcext:value-type="float">
            <text:p>4641768</text:p>
          </table:table-cell>
          <table:table-cell office:value-type="float" office:value="4155766" calcext:value-type="float">
            <text:p>415576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755884" calcext:value-type="float">
            <text:p>4755884</text:p>
          </table:table-cell>
          <table:table-cell office:value-type="float" office:value="4258674" calcext:value-type="float">
            <text:p>425867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871500" calcext:value-type="float">
            <text:p>4871500</text:p>
          </table:table-cell>
          <table:table-cell office:value-type="float" office:value="4362999" calcext:value-type="float">
            <text:p>43629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988616" calcext:value-type="float">
            <text:p>4988616</text:p>
          </table:table-cell>
          <table:table-cell office:value-type="float" office:value="4468632" calcext:value-type="float">
            <text:p>446863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7232" calcext:value-type="float">
            <text:p>5107232</text:p>
          </table:table-cell>
          <table:table-cell office:value-type="float" office:value="4575619" calcext:value-type="float">
            <text:p>45756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227348" calcext:value-type="float">
            <text:p>5227348</text:p>
          </table:table-cell>
          <table:table-cell office:value-type="float" office:value="4683941" calcext:value-type="float">
            <text:p>46839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348964" calcext:value-type="float">
            <text:p>5348964</text:p>
          </table:table-cell>
          <table:table-cell office:value-type="float" office:value="4793609" calcext:value-type="float">
            <text:p>479360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472080" calcext:value-type="float">
            <text:p>5472080</text:p>
          </table:table-cell>
          <table:table-cell office:value-type="float" office:value="4904671" calcext:value-type="float">
            <text:p>490467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596696" calcext:value-type="float">
            <text:p>5596696</text:p>
          </table:table-cell>
          <table:table-cell office:value-type="float" office:value="5017044" calcext:value-type="float">
            <text:p>501704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722812" calcext:value-type="float">
            <text:p>5722812</text:p>
          </table:table-cell>
          <table:table-cell office:value-type="float" office:value="5130707" calcext:value-type="float">
            <text:p>513070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850428" calcext:value-type="float">
            <text:p>5850428</text:p>
          </table:table-cell>
          <table:table-cell office:value-type="float" office:value="5245748" calcext:value-type="float">
            <text:p>524574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979544" calcext:value-type="float">
            <text:p>5979544</text:p>
          </table:table-cell>
          <table:table-cell office:value-type="float" office:value="5362135" calcext:value-type="float">
            <text:p>5362135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110160" calcext:value-type="float">
            <text:p>6110160</text:p>
          </table:table-cell>
          <table:table-cell office:value-type="float" office:value="5479898" calcext:value-type="float">
            <text:p>547989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242276" calcext:value-type="float">
            <text:p>6242276</text:p>
          </table:table-cell>
          <table:table-cell office:value-type="float" office:value="5598981" calcext:value-type="float">
            <text:p>559898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75892" calcext:value-type="float">
            <text:p>6375892</text:p>
          </table:table-cell>
          <table:table-cell office:value-type="float" office:value="5719411" calcext:value-type="float">
            <text:p>5719411</text:p>
          </table:table-cell>
        </table:table-row>
      </table:table>
      <table:table table:name="mer_inv1" table:style-name="ta1">
        <table:shapes>
          <draw:frame draw:z-index="0" draw:style-name="gr1" draw:text-style-name="P1" svg:width="283.81mm" svg:height="143.76mm" svg:x="47.33mm" svg:y="1mm">
            <loext:p draw:notify-on-update-of-ranges="mer_inv1.A1:mer_inv1.A100 mer_inv1.C1:mer_inv1.C100 mer_inv1.A1:mer_inv1.A100 mer_inv1.B1:mer_inv1.B1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16" calcext:value-type="float">
            <text:p>2216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04" calcext:value-type="float">
            <text:p>4704</text:p>
          </table:table-cell>
          <table:table-cell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92" calcext:value-type="float">
            <text:p>8192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80" calcext:value-type="float">
            <text:p>12680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56" calcext:value-type="float">
            <text:p>18256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932" calcext:value-type="float">
            <text:p>24932</text:p>
          </table:table-cell>
          <table:table-cell office:value-type="float" office:value="12992" calcext:value-type="float">
            <text:p>129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708" calcext:value-type="float">
            <text:p>32708</text:p>
          </table:table-cell>
          <table:table-cell office:value-type="float" office:value="17040" calcext:value-type="float">
            <text:p>170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584" calcext:value-type="float">
            <text:p>41584</text:p>
          </table:table-cell>
          <table:table-cell office:value-type="float" office:value="21612" calcext:value-type="float">
            <text:p>216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560" calcext:value-type="float">
            <text:p>51560</text:p>
          </table:table-cell>
          <table:table-cell office:value-type="float" office:value="26656" calcext:value-type="float">
            <text:p>266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712" calcext:value-type="float">
            <text:p>62712</text:p>
          </table:table-cell>
          <table:table-cell office:value-type="float" office:value="32388" calcext:value-type="float">
            <text:p>323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5064" calcext:value-type="float">
            <text:p>75064</text:p>
          </table:table-cell>
          <table:table-cell office:value-type="float" office:value="38820" calcext:value-type="float">
            <text:p>3882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616" calcext:value-type="float">
            <text:p>88616</text:p>
          </table:table-cell>
          <table:table-cell office:value-type="float" office:value="45892" calcext:value-type="float">
            <text:p>4589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3368" calcext:value-type="float">
            <text:p>103368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320" calcext:value-type="float">
            <text:p>119320</text:p>
          </table:table-cell>
          <table:table-cell office:value-type="float" office:value="61888" calcext:value-type="float">
            <text:p>618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6472" calcext:value-type="float">
            <text:p>136472</text:p>
          </table:table-cell>
          <table:table-cell office:value-type="float" office:value="70784" calcext:value-type="float">
            <text:p>7078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4824" calcext:value-type="float">
            <text:p>154824</text:p>
          </table:table-cell>
          <table:table-cell office:value-type="float" office:value="80300" calcext:value-type="float">
            <text:p>803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4376" calcext:value-type="float">
            <text:p>174376</text:p>
          </table:table-cell>
          <table:table-cell office:value-type="float" office:value="90344" calcext:value-type="float">
            <text:p>903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128" calcext:value-type="float">
            <text:p>195128</text:p>
          </table:table-cell>
          <table:table-cell office:value-type="float" office:value="100952" calcext:value-type="float">
            <text:p>1009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080" calcext:value-type="float">
            <text:p>217080</text:p>
          </table:table-cell>
          <table:table-cell office:value-type="float" office:value="112040" calcext:value-type="float">
            <text:p>1120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0284" calcext:value-type="float">
            <text:p>240284</text:p>
          </table:table-cell>
          <table:table-cell office:value-type="float" office:value="123788" calcext:value-type="float">
            <text:p>12378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788" calcext:value-type="float">
            <text:p>264788</text:p>
          </table:table-cell>
          <table:table-cell office:value-type="float" office:value="136352" calcext:value-type="float">
            <text:p>1363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90592" calcext:value-type="float">
            <text:p>290592</text:p>
          </table:table-cell>
          <table:table-cell office:value-type="float" office:value="149644" calcext:value-type="float">
            <text:p>14964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696" calcext:value-type="float">
            <text:p>317696</text:p>
          </table:table-cell>
          <table:table-cell office:value-type="float" office:value="163708" calcext:value-type="float">
            <text:p>1637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6100" calcext:value-type="float">
            <text:p>346100</text:p>
          </table:table-cell>
          <table:table-cell office:value-type="float" office:value="178460" calcext:value-type="float">
            <text:p>17846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75804" calcext:value-type="float">
            <text:p>375804</text:p>
          </table:table-cell>
          <table:table-cell office:value-type="float" office:value="193904" calcext:value-type="float">
            <text:p>19390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6808" calcext:value-type="float">
            <text:p>406808</text:p>
          </table:table-cell>
          <table:table-cell office:value-type="float" office:value="210068" calcext:value-type="float">
            <text:p>21006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9112" calcext:value-type="float">
            <text:p>439112</text:p>
          </table:table-cell>
          <table:table-cell office:value-type="float" office:value="226884" calcext:value-type="float">
            <text:p>22688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72716" calcext:value-type="float">
            <text:p>472716</text:p>
          </table:table-cell>
          <table:table-cell office:value-type="float" office:value="244368" calcext:value-type="float">
            <text:p>244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620" calcext:value-type="float">
            <text:p>507620</text:p>
          </table:table-cell>
          <table:table-cell office:value-type="float" office:value="262444" calcext:value-type="float">
            <text:p>26244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824" calcext:value-type="float">
            <text:p>543824</text:p>
          </table:table-cell>
          <table:table-cell office:value-type="float" office:value="281120" calcext:value-type="float">
            <text:p>28112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81328" calcext:value-type="float">
            <text:p>581328</text:p>
          </table:table-cell>
          <table:table-cell office:value-type="float" office:value="300512" calcext:value-type="float">
            <text:p>30051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20132" calcext:value-type="float">
            <text:p>620132</text:p>
          </table:table-cell>
          <table:table-cell office:value-type="float" office:value="320588" calcext:value-type="float">
            <text:p>3205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60236" calcext:value-type="float">
            <text:p>660236</text:p>
          </table:table-cell>
          <table:table-cell office:value-type="float" office:value="341320" calcext:value-type="float">
            <text:p>34132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1640" calcext:value-type="float">
            <text:p>701640</text:p>
          </table:table-cell>
          <table:table-cell office:value-type="float" office:value="362660" calcext:value-type="float">
            <text:p>36266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4344" calcext:value-type="float">
            <text:p>744344</text:p>
          </table:table-cell>
          <table:table-cell office:value-type="float" office:value="384548" calcext:value-type="float">
            <text:p>38454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88348" calcext:value-type="float">
            <text:p>788348</text:p>
          </table:table-cell>
          <table:table-cell office:value-type="float" office:value="407084" calcext:value-type="float">
            <text:p>40708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3652" calcext:value-type="float">
            <text:p>833652</text:p>
          </table:table-cell>
          <table:table-cell office:value-type="float" office:value="430200" calcext:value-type="float">
            <text:p>4302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80256" calcext:value-type="float">
            <text:p>880256</text:p>
          </table:table-cell>
          <table:table-cell office:value-type="float" office:value="453864" calcext:value-type="float">
            <text:p>4538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8160" calcext:value-type="float">
            <text:p>928160</text:p>
          </table:table-cell>
          <table:table-cell office:value-type="float" office:value="478040" calcext:value-type="float">
            <text:p>47804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77368" calcext:value-type="float">
            <text:p>977368</text:p>
          </table:table-cell>
          <table:table-cell office:value-type="float" office:value="502664" calcext:value-type="float">
            <text:p>5026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7976" calcext:value-type="float">
            <text:p>1027976</text:p>
          </table:table-cell>
          <table:table-cell office:value-type="float" office:value="528260" calcext:value-type="float">
            <text:p>52826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79984" calcext:value-type="float">
            <text:p>1079984</text:p>
          </table:table-cell>
          <table:table-cell office:value-type="float" office:value="554740" calcext:value-type="float">
            <text:p>55474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582068" calcext:value-type="float">
            <text:p>58206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88200" calcext:value-type="float">
            <text:p>1188200</text:p>
          </table:table-cell>
          <table:table-cell office:value-type="float" office:value="610216" calcext:value-type="float">
            <text:p>61021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408" calcext:value-type="float">
            <text:p>1244408</text:p>
          </table:table-cell>
          <table:table-cell office:value-type="float" office:value="639100" calcext:value-type="float">
            <text:p>6391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02016" calcext:value-type="float">
            <text:p>1302016</text:p>
          </table:table-cell>
          <table:table-cell office:value-type="float" office:value="668848" calcext:value-type="float">
            <text:p>6688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61024" calcext:value-type="float">
            <text:p>1361024</text:p>
          </table:table-cell>
          <table:table-cell office:value-type="float" office:value="699376" calcext:value-type="float">
            <text:p>69937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21432" calcext:value-type="float">
            <text:p>1421432</text:p>
          </table:table-cell>
          <table:table-cell office:value-type="float" office:value="730660" calcext:value-type="float">
            <text:p>73066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83240" calcext:value-type="float">
            <text:p>1483240</text:p>
          </table:table-cell>
          <table:table-cell office:value-type="float" office:value="762664" calcext:value-type="float">
            <text:p>76266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46448" calcext:value-type="float">
            <text:p>1546448</text:p>
          </table:table-cell>
          <table:table-cell office:value-type="float" office:value="795332" calcext:value-type="float">
            <text:p>79533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11056" calcext:value-type="float">
            <text:p>1611056</text:p>
          </table:table-cell>
          <table:table-cell office:value-type="float" office:value="828820" calcext:value-type="float">
            <text:p>82882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77064" calcext:value-type="float">
            <text:p>1677064</text:p>
          </table:table-cell>
          <table:table-cell office:value-type="float" office:value="863108" calcext:value-type="float">
            <text:p>86310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744472" calcext:value-type="float">
            <text:p>1744472</text:p>
          </table:table-cell>
          <table:table-cell office:value-type="float" office:value="898136" calcext:value-type="float">
            <text:p>89813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13280" calcext:value-type="float">
            <text:p>1813280</text:p>
          </table:table-cell>
          <table:table-cell office:value-type="float" office:value="933892" calcext:value-type="float">
            <text:p>933892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83488" calcext:value-type="float">
            <text:p>1883488</text:p>
          </table:table-cell>
          <table:table-cell office:value-type="float" office:value="970324" calcext:value-type="float">
            <text:p>97032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1007480" calcext:value-type="float">
            <text:p>100748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028104" calcext:value-type="float">
            <text:p>2028104</text:p>
          </table:table-cell>
          <table:table-cell office:value-type="float" office:value="1045348" calcext:value-type="float">
            <text:p>104534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102512" calcext:value-type="float">
            <text:p>2102512</text:p>
          </table:table-cell>
          <table:table-cell office:value-type="float" office:value="1083848" calcext:value-type="float">
            <text:p>10838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178320" calcext:value-type="float">
            <text:p>2178320</text:p>
          </table:table-cell>
          <table:table-cell office:value-type="float" office:value="1123000" calcext:value-type="float">
            <text:p>11230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255528" calcext:value-type="float">
            <text:p>2255528</text:p>
          </table:table-cell>
          <table:table-cell office:value-type="float" office:value="1162736" calcext:value-type="float">
            <text:p>116273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334136" calcext:value-type="float">
            <text:p>2334136</text:p>
          </table:table-cell>
          <table:table-cell office:value-type="float" office:value="1203188" calcext:value-type="float">
            <text:p>120318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14144" calcext:value-type="float">
            <text:p>2414144</text:p>
          </table:table-cell>
          <table:table-cell office:value-type="float" office:value="1244456" calcext:value-type="float">
            <text:p>124445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495552" calcext:value-type="float">
            <text:p>2495552</text:p>
          </table:table-cell>
          <table:table-cell office:value-type="float" office:value="1286440" calcext:value-type="float">
            <text:p>128644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578360" calcext:value-type="float">
            <text:p>2578360</text:p>
          </table:table-cell>
          <table:table-cell office:value-type="float" office:value="1329208" calcext:value-type="float">
            <text:p>132920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62568" calcext:value-type="float">
            <text:p>2662568</text:p>
          </table:table-cell>
          <table:table-cell office:value-type="float" office:value="1372660" calcext:value-type="float">
            <text:p>137266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748176" calcext:value-type="float">
            <text:p>2748176</text:p>
          </table:table-cell>
          <table:table-cell office:value-type="float" office:value="1416808" calcext:value-type="float">
            <text:p>141680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835184" calcext:value-type="float">
            <text:p>2835184</text:p>
          </table:table-cell>
          <table:table-cell office:value-type="float" office:value="1461672" calcext:value-type="float">
            <text:p>146167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23592" calcext:value-type="float">
            <text:p>2923592</text:p>
          </table:table-cell>
          <table:table-cell office:value-type="float" office:value="1507184" calcext:value-type="float">
            <text:p>150718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13400" calcext:value-type="float">
            <text:p>3013400</text:p>
          </table:table-cell>
          <table:table-cell office:value-type="float" office:value="1553364" calcext:value-type="float">
            <text:p>155336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104608" calcext:value-type="float">
            <text:p>3104608</text:p>
          </table:table-cell>
          <table:table-cell office:value-type="float" office:value="1600132" calcext:value-type="float">
            <text:p>160013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97216" calcext:value-type="float">
            <text:p>3197216</text:p>
          </table:table-cell>
          <table:table-cell office:value-type="float" office:value="1647508" calcext:value-type="float">
            <text:p>1647508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291224" calcext:value-type="float">
            <text:p>3291224</text:p>
          </table:table-cell>
          <table:table-cell office:value-type="float" office:value="1695608" calcext:value-type="float">
            <text:p>169560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86632" calcext:value-type="float">
            <text:p>3386632</text:p>
          </table:table-cell>
          <table:table-cell office:value-type="float" office:value="1744380" calcext:value-type="float">
            <text:p>174438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83440" calcext:value-type="float">
            <text:p>3483440</text:p>
          </table:table-cell>
          <table:table-cell office:value-type="float" office:value="1793812" calcext:value-type="float">
            <text:p>1793812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81648" calcext:value-type="float">
            <text:p>3581648</text:p>
          </table:table-cell>
          <table:table-cell office:value-type="float" office:value="1843844" calcext:value-type="float">
            <text:p>1843844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681256" calcext:value-type="float">
            <text:p>3681256</text:p>
          </table:table-cell>
          <table:table-cell office:value-type="float" office:value="1894436" calcext:value-type="float">
            <text:p>189443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782264" calcext:value-type="float">
            <text:p>3782264</text:p>
          </table:table-cell>
          <table:table-cell office:value-type="float" office:value="1945664" calcext:value-type="float">
            <text:p>194566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884672" calcext:value-type="float">
            <text:p>3884672</text:p>
          </table:table-cell>
          <table:table-cell office:value-type="float" office:value="1997472" calcext:value-type="float">
            <text:p>19974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88480" calcext:value-type="float">
            <text:p>3988480</text:p>
          </table:table-cell>
          <table:table-cell office:value-type="float" office:value="2049824" calcext:value-type="float">
            <text:p>204982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093688" calcext:value-type="float">
            <text:p>4093688</text:p>
          </table:table-cell>
          <table:table-cell office:value-type="float" office:value="2102696" calcext:value-type="float">
            <text:p>210269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200304" calcext:value-type="float">
            <text:p>4200304</text:p>
          </table:table-cell>
          <table:table-cell office:value-type="float" office:value="2156044" calcext:value-type="float">
            <text:p>215604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308420" calcext:value-type="float">
            <text:p>4308420</text:p>
          </table:table-cell>
          <table:table-cell office:value-type="float" office:value="2210456" calcext:value-type="float">
            <text:p>221045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418036" calcext:value-type="float">
            <text:p>4418036</text:p>
          </table:table-cell>
          <table:table-cell office:value-type="float" office:value="2265848" calcext:value-type="float">
            <text:p>226584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529152" calcext:value-type="float">
            <text:p>4529152</text:p>
          </table:table-cell>
          <table:table-cell office:value-type="float" office:value="2322192" calcext:value-type="float">
            <text:p>232219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641768" calcext:value-type="float">
            <text:p>4641768</text:p>
          </table:table-cell>
          <table:table-cell office:value-type="float" office:value="2379452" calcext:value-type="float">
            <text:p>237945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755884" calcext:value-type="float">
            <text:p>4755884</text:p>
          </table:table-cell>
          <table:table-cell office:value-type="float" office:value="2437540" calcext:value-type="float">
            <text:p>243754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871500" calcext:value-type="float">
            <text:p>4871500</text:p>
          </table:table-cell>
          <table:table-cell office:value-type="float" office:value="2496596" calcext:value-type="float">
            <text:p>249659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988616" calcext:value-type="float">
            <text:p>4988616</text:p>
          </table:table-cell>
          <table:table-cell office:value-type="float" office:value="2556540" calcext:value-type="float">
            <text:p>255654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7232" calcext:value-type="float">
            <text:p>5107232</text:p>
          </table:table-cell>
          <table:table-cell office:value-type="float" office:value="2617336" calcext:value-type="float">
            <text:p>261733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227348" calcext:value-type="float">
            <text:p>5227348</text:p>
          </table:table-cell>
          <table:table-cell office:value-type="float" office:value="2678952" calcext:value-type="float">
            <text:p>267895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348964" calcext:value-type="float">
            <text:p>5348964</text:p>
          </table:table-cell>
          <table:table-cell office:value-type="float" office:value="2741320" calcext:value-type="float">
            <text:p>274132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472080" calcext:value-type="float">
            <text:p>5472080</text:p>
          </table:table-cell>
          <table:table-cell office:value-type="float" office:value="2804624" calcext:value-type="float">
            <text:p>280462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596696" calcext:value-type="float">
            <text:p>5596696</text:p>
          </table:table-cell>
          <table:table-cell office:value-type="float" office:value="2868820" calcext:value-type="float">
            <text:p>286882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722812" calcext:value-type="float">
            <text:p>5722812</text:p>
          </table:table-cell>
          <table:table-cell office:value-type="float" office:value="2933860" calcext:value-type="float">
            <text:p>293386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850428" calcext:value-type="float">
            <text:p>5850428</text:p>
          </table:table-cell>
          <table:table-cell office:value-type="float" office:value="2999716" calcext:value-type="float">
            <text:p>299971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979544" calcext:value-type="float">
            <text:p>5979544</text:p>
          </table:table-cell>
          <table:table-cell office:value-type="float" office:value="3066356" calcext:value-type="float">
            <text:p>306635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110160" calcext:value-type="float">
            <text:p>6110160</text:p>
          </table:table-cell>
          <table:table-cell office:value-type="float" office:value="3133824" calcext:value-type="float">
            <text:p>313382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242276" calcext:value-type="float">
            <text:p>6242276</text:p>
          </table:table-cell>
          <table:table-cell office:value-type="float" office:value="3202100" calcext:value-type="float">
            <text:p>32021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75892" calcext:value-type="float">
            <text:p>6375892</text:p>
          </table:table-cell>
          <table:table-cell office:value-type="float" office:value="3271108" calcext:value-type="float">
            <text:p>3271108</text:p>
          </table:table-cell>
        </table:table-row>
      </table:table>
      <table:table table:name="qui_random1" table:style-name="ta1">
        <table:shapes>
          <draw:frame draw:z-index="0" draw:style-name="gr1" draw:text-style-name="P1" svg:width="282.33mm" svg:height="153.8mm" svg:x="48.71mm" svg:y="1.06mm">
            <loext:p draw:notify-on-update-of-ranges="qui_random1.A1:qui_random1.A100 qui_random1.C1:qui_random1.C100 qui_random1.A1:qui_random1.A100 qui_random1.B1:qui_random1.B10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7" calcext:value-type="float">
            <text:p>51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9" calcext:value-type="float">
            <text:p>1659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65" calcext:value-type="float">
            <text:p>346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71" calcext:value-type="float">
            <text:p>5871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01" calcext:value-type="float">
            <text:p>8601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63" calcext:value-type="float">
            <text:p>11863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646" calcext:value-type="float">
            <text:p>15646</text:p>
          </table:table-cell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979" calcext:value-type="float">
            <text:p>20979</text:p>
          </table:table-cell>
          <table:table-cell office:value-type="float" office:value="34295" calcext:value-type="float">
            <text:p>342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488" calcext:value-type="float">
            <text:p>27488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962" calcext:value-type="float">
            <text:p>33962</text:p>
          </table:table-cell>
          <table:table-cell office:value-type="float" office:value="54936" calcext:value-type="float">
            <text:p>5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1233" calcext:value-type="float">
            <text:p>41233</text:p>
          </table:table-cell>
          <table:table-cell office:value-type="float" office:value="68199" calcext:value-type="float">
            <text:p>68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807" calcext:value-type="float">
            <text:p>48807</text:p>
          </table:table-cell>
          <table:table-cell office:value-type="float" office:value="81548" calcext:value-type="float">
            <text:p>815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448" calcext:value-type="float">
            <text:p>57448</text:p>
          </table:table-cell>
          <table:table-cell office:value-type="float" office:value="95597" calcext:value-type="float">
            <text:p>955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211" calcext:value-type="float">
            <text:p>67211</text:p>
          </table:table-cell>
          <table:table-cell office:value-type="float" office:value="112122" calcext:value-type="float">
            <text:p>1121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7860" calcext:value-type="float">
            <text:p>77860</text:p>
          </table:table-cell>
          <table:table-cell office:value-type="float" office:value="129662" calcext:value-type="float">
            <text:p>1296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796" calcext:value-type="float">
            <text:p>90796</text:p>
          </table:table-cell>
          <table:table-cell office:value-type="float" office:value="152124" calcext:value-type="float">
            <text:p>1521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3461" calcext:value-type="float">
            <text:p>103461</text:p>
          </table:table-cell>
          <table:table-cell office:value-type="float" office:value="172794" calcext:value-type="float">
            <text:p>1727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7525" calcext:value-type="float">
            <text:p>117525</text:p>
          </table:table-cell>
          <table:table-cell office:value-type="float" office:value="193920" calcext:value-type="float">
            <text:p>19392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453" calcext:value-type="float">
            <text:p>130453</text:p>
          </table:table-cell>
          <table:table-cell office:value-type="float" office:value="217812" calcext:value-type="float">
            <text:p>217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078" calcext:value-type="float">
            <text:p>145078</text:p>
          </table:table-cell>
          <table:table-cell office:value-type="float" office:value="242675" calcext:value-type="float">
            <text:p>242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720" calcext:value-type="float">
            <text:p>160720</text:p>
          </table:table-cell>
          <table:table-cell office:value-type="float" office:value="269128" calcext:value-type="float">
            <text:p>2691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273" calcext:value-type="float">
            <text:p>176273</text:p>
          </table:table-cell>
          <table:table-cell office:value-type="float" office:value="296672" calcext:value-type="float">
            <text:p>2966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3801" calcext:value-type="float">
            <text:p>193801</text:p>
          </table:table-cell>
          <table:table-cell office:value-type="float" office:value="325521" calcext:value-type="float">
            <text:p>3255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3845" calcext:value-type="float">
            <text:p>213845</text:p>
          </table:table-cell>
          <table:table-cell office:value-type="float" office:value="357316" calcext:value-type="float">
            <text:p>3573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0823" calcext:value-type="float">
            <text:p>3908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4910" calcext:value-type="float">
            <text:p>254910</text:p>
          </table:table-cell>
          <table:table-cell office:value-type="float" office:value="423321" calcext:value-type="float">
            <text:p>4233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4287" calcext:value-type="float">
            <text:p>274287</text:p>
          </table:table-cell>
          <table:table-cell office:value-type="float" office:value="458470" calcext:value-type="float">
            <text:p>45847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8595" calcext:value-type="float">
            <text:p>298595</text:p>
          </table:table-cell>
          <table:table-cell office:value-type="float" office:value="498647" calcext:value-type="float">
            <text:p>4986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8712" calcext:value-type="float">
            <text:p>318712</text:p>
          </table:table-cell>
          <table:table-cell office:value-type="float" office:value="535541" calcext:value-type="float">
            <text:p>5355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0536" calcext:value-type="float">
            <text:p>340536</text:p>
          </table:table-cell>
          <table:table-cell office:value-type="float" office:value="573635" calcext:value-type="float">
            <text:p>57363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5976" calcext:value-type="float">
            <text:p>365976</text:p>
          </table:table-cell>
          <table:table-cell office:value-type="float" office:value="618826" calcext:value-type="float">
            <text:p>6188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90877" calcext:value-type="float">
            <text:p>390877</text:p>
          </table:table-cell>
          <table:table-cell office:value-type="float" office:value="660785" calcext:value-type="float">
            <text:p>6607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20473" calcext:value-type="float">
            <text:p>420473</text:p>
          </table:table-cell>
          <table:table-cell office:value-type="float" office:value="706996" calcext:value-type="float">
            <text:p>70699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49219" calcext:value-type="float">
            <text:p>449219</text:p>
          </table:table-cell>
          <table:table-cell office:value-type="float" office:value="754063" calcext:value-type="float">
            <text:p>7540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75738" calcext:value-type="float">
            <text:p>475738</text:p>
          </table:table-cell>
          <table:table-cell office:value-type="float" office:value="799937" calcext:value-type="float">
            <text:p>79993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2965" calcext:value-type="float">
            <text:p>502965</text:p>
          </table:table-cell>
          <table:table-cell office:value-type="float" office:value="846623" calcext:value-type="float">
            <text:p>8466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30601" calcext:value-type="float">
            <text:p>530601</text:p>
          </table:table-cell>
          <table:table-cell office:value-type="float" office:value="896125" calcext:value-type="float">
            <text:p>8961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61391" calcext:value-type="float">
            <text:p>561391</text:p>
          </table:table-cell>
          <table:table-cell office:value-type="float" office:value="948954" calcext:value-type="float">
            <text:p>9489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93224" calcext:value-type="float">
            <text:p>593224</text:p>
          </table:table-cell>
          <table:table-cell office:value-type="float" office:value="1001571" calcext:value-type="float">
            <text:p>10015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24085" calcext:value-type="float">
            <text:p>624085</text:p>
          </table:table-cell>
          <table:table-cell office:value-type="float" office:value="1055209" calcext:value-type="float">
            <text:p>105520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8287" calcext:value-type="float">
            <text:p>658287</text:p>
          </table:table-cell>
          <table:table-cell office:value-type="float" office:value="1111634" calcext:value-type="float">
            <text:p>111163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92638" calcext:value-type="float">
            <text:p>692638</text:p>
          </table:table-cell>
          <table:table-cell office:value-type="float" office:value="1169225" calcext:value-type="float">
            <text:p>116922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26990" calcext:value-type="float">
            <text:p>726990</text:p>
          </table:table-cell>
          <table:table-cell office:value-type="float" office:value="1226816" calcext:value-type="float">
            <text:p>12268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63866" calcext:value-type="float">
            <text:p>763866</text:p>
          </table:table-cell>
          <table:table-cell office:value-type="float" office:value="1287587" calcext:value-type="float">
            <text:p>128758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3117" calcext:value-type="float">
            <text:p>803117</text:p>
          </table:table-cell>
          <table:table-cell office:value-type="float" office:value="1352758" calcext:value-type="float">
            <text:p>135275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42675" calcext:value-type="float">
            <text:p>842675</text:p>
          </table:table-cell>
          <table:table-cell office:value-type="float" office:value="1416285" calcext:value-type="float">
            <text:p>1416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83636" calcext:value-type="float">
            <text:p>883636</text:p>
          </table:table-cell>
          <table:table-cell office:value-type="float" office:value="1482529" calcext:value-type="float">
            <text:p>14825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21457" calcext:value-type="float">
            <text:p>921457</text:p>
          </table:table-cell>
          <table:table-cell office:value-type="float" office:value="1549314" calcext:value-type="float">
            <text:p>15493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64365" calcext:value-type="float">
            <text:p>964365</text:p>
          </table:table-cell>
          <table:table-cell office:value-type="float" office:value="1620040" calcext:value-type="float">
            <text:p>16200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6041" calcext:value-type="float">
            <text:p>1006041</text:p>
          </table:table-cell>
          <table:table-cell office:value-type="float" office:value="1689649" calcext:value-type="float">
            <text:p>168964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49313" calcext:value-type="float">
            <text:p>1049313</text:p>
          </table:table-cell>
          <table:table-cell office:value-type="float" office:value="1764021" calcext:value-type="float">
            <text:p>176402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94673" calcext:value-type="float">
            <text:p>1094673</text:p>
          </table:table-cell>
          <table:table-cell office:value-type="float" office:value="1838876" calcext:value-type="float">
            <text:p>183887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38564" calcext:value-type="float">
            <text:p>1138564</text:p>
          </table:table-cell>
          <table:table-cell office:value-type="float" office:value="1912765" calcext:value-type="float">
            <text:p>191276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86143" calcext:value-type="float">
            <text:p>1186143</text:p>
          </table:table-cell>
          <table:table-cell office:value-type="float" office:value="1991082" calcext:value-type="float">
            <text:p>19910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30763" calcext:value-type="float">
            <text:p>1230763</text:p>
          </table:table-cell>
          <table:table-cell office:value-type="float" office:value="2067835" calcext:value-type="float">
            <text:p>206783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76726" calcext:value-type="float">
            <text:p>1276726</text:p>
          </table:table-cell>
          <table:table-cell office:value-type="float" office:value="2145449" calcext:value-type="float">
            <text:p>214544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326013" calcext:value-type="float">
            <text:p>1326013</text:p>
          </table:table-cell>
          <table:table-cell office:value-type="float" office:value="2226806" calcext:value-type="float">
            <text:p>222680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73507" calcext:value-type="float">
            <text:p>1373507</text:p>
          </table:table-cell>
          <table:table-cell office:value-type="float" office:value="2308583" calcext:value-type="float">
            <text:p>230858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23115" calcext:value-type="float">
            <text:p>1423115</text:p>
          </table:table-cell>
          <table:table-cell office:value-type="float" office:value="2394879" calcext:value-type="float">
            <text:p>23948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75698" calcext:value-type="float">
            <text:p>1475698</text:p>
          </table:table-cell>
          <table:table-cell office:value-type="float" office:value="2483169" calcext:value-type="float">
            <text:p>248316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527979" calcext:value-type="float">
            <text:p>1527979</text:p>
          </table:table-cell>
          <table:table-cell office:value-type="float" office:value="2571430" calcext:value-type="float">
            <text:p>257143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2658743" calcext:value-type="float">
            <text:p>26587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2754171" calcext:value-type="float">
            <text:p>275417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92517" calcext:value-type="float">
            <text:p>1692517</text:p>
          </table:table-cell>
          <table:table-cell office:value-type="float" office:value="2847567" calcext:value-type="float">
            <text:p>284756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749246" calcext:value-type="float">
            <text:p>1749246</text:p>
          </table:table-cell>
          <table:table-cell office:value-type="float" office:value="2946956" calcext:value-type="float">
            <text:p>294695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806722" calcext:value-type="float">
            <text:p>1806722</text:p>
          </table:table-cell>
          <table:table-cell office:value-type="float" office:value="3043472" calcext:value-type="float">
            <text:p>304347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66496" calcext:value-type="float">
            <text:p>1866496</text:p>
          </table:table-cell>
          <table:table-cell office:value-type="float" office:value="3144147" calcext:value-type="float">
            <text:p>314414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923822" calcext:value-type="float">
            <text:p>1923822</text:p>
          </table:table-cell>
          <table:table-cell office:value-type="float" office:value="3243554" calcext:value-type="float">
            <text:p>324355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3343099" calcext:value-type="float">
            <text:p>33430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45583" calcext:value-type="float">
            <text:p>2045583</text:p>
          </table:table-cell>
          <table:table-cell office:value-type="float" office:value="3446857" calcext:value-type="float">
            <text:p>344685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106409" calcext:value-type="float">
            <text:p>2106409</text:p>
          </table:table-cell>
          <table:table-cell office:value-type="float" office:value="3551889" calcext:value-type="float">
            <text:p>355188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66974" calcext:value-type="float">
            <text:p>2166974</text:p>
          </table:table-cell>
          <table:table-cell office:value-type="float" office:value="3661155" calcext:value-type="float">
            <text:p>366115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230300" calcext:value-type="float">
            <text:p>2230300</text:p>
          </table:table-cell>
          <table:table-cell office:value-type="float" office:value="3767093" calcext:value-type="float">
            <text:p>376709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296779" calcext:value-type="float">
            <text:p>2296779</text:p>
          </table:table-cell>
          <table:table-cell office:value-type="float" office:value="3878094" calcext:value-type="float">
            <text:p>387809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362153" calcext:value-type="float">
            <text:p>2362153</text:p>
          </table:table-cell>
          <table:table-cell office:value-type="float" office:value="3988847" calcext:value-type="float">
            <text:p>398884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427850" calcext:value-type="float">
            <text:p>2427850</text:p>
          </table:table-cell>
          <table:table-cell office:value-type="float" office:value="4103722" calcext:value-type="float">
            <text:p>410372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493744" calcext:value-type="float">
            <text:p>2493744</text:p>
          </table:table-cell>
          <table:table-cell office:value-type="float" office:value="4219417" calcext:value-type="float">
            <text:p>421941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562846" calcext:value-type="float">
            <text:p>2562846</text:p>
          </table:table-cell>
          <table:table-cell office:value-type="float" office:value="4338839" calcext:value-type="float">
            <text:p>43388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4459248" calcext:value-type="float">
            <text:p>44592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703739" calcext:value-type="float">
            <text:p>2703739</text:p>
          </table:table-cell>
          <table:table-cell office:value-type="float" office:value="4582492" calcext:value-type="float">
            <text:p>45824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775255" calcext:value-type="float">
            <text:p>2775255</text:p>
          </table:table-cell>
          <table:table-cell office:value-type="float" office:value="4709234" calcext:value-type="float">
            <text:p>470923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847283" calcext:value-type="float">
            <text:p>2847283</text:p>
          </table:table-cell>
          <table:table-cell office:value-type="float" office:value="4835000" calcext:value-type="float">
            <text:p>48350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918704" calcext:value-type="float">
            <text:p>2918704</text:p>
          </table:table-cell>
          <table:table-cell office:value-type="float" office:value="4957486" calcext:value-type="float">
            <text:p>495748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992387" calcext:value-type="float">
            <text:p>2992387</text:p>
          </table:table-cell>
          <table:table-cell office:value-type="float" office:value="5084245" calcext:value-type="float">
            <text:p>50842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68983" calcext:value-type="float">
            <text:p>3068983</text:p>
          </table:table-cell>
          <table:table-cell office:value-type="float" office:value="5214958" calcext:value-type="float">
            <text:p>521495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146636" calcext:value-type="float">
            <text:p>3146636</text:p>
          </table:table-cell>
          <table:table-cell office:value-type="float" office:value="5348172" calcext:value-type="float">
            <text:p>534817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223882" calcext:value-type="float">
            <text:p>3223882</text:p>
          </table:table-cell>
          <table:table-cell office:value-type="float" office:value="5479041" calcext:value-type="float">
            <text:p>547904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299224" calcext:value-type="float">
            <text:p>3299224</text:p>
          </table:table-cell>
          <table:table-cell office:value-type="float" office:value="5612899" calcext:value-type="float">
            <text:p>56128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378018" calcext:value-type="float">
            <text:p>3378018</text:p>
          </table:table-cell>
          <table:table-cell office:value-type="float" office:value="5749559" calcext:value-type="float">
            <text:p>57495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58196" calcext:value-type="float">
            <text:p>3458196</text:p>
          </table:table-cell>
          <table:table-cell office:value-type="float" office:value="5886819" calcext:value-type="float">
            <text:p>58868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540452" calcext:value-type="float">
            <text:p>3540452</text:p>
          </table:table-cell>
          <table:table-cell office:value-type="float" office:value="6027541" calcext:value-type="float">
            <text:p>60275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627386" calcext:value-type="float">
            <text:p>3627386</text:p>
          </table:table-cell>
          <table:table-cell office:value-type="float" office:value="6170790" calcext:value-type="float">
            <text:p>617079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711611" calcext:value-type="float">
            <text:p>3711611</text:p>
          </table:table-cell>
          <table:table-cell office:value-type="float" office:value="6312116" calcext:value-type="float">
            <text:p>631211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796094" calcext:value-type="float">
            <text:p>3796094</text:p>
          </table:table-cell>
          <table:table-cell office:value-type="float" office:value="6456987" calcext:value-type="float">
            <text:p>645698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884957" calcext:value-type="float">
            <text:p>3884957</text:p>
          </table:table-cell>
          <table:table-cell office:value-type="float" office:value="6606351" calcext:value-type="float">
            <text:p>660635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971031" calcext:value-type="float">
            <text:p>3971031</text:p>
          </table:table-cell>
          <table:table-cell office:value-type="float" office:value="6755628" calcext:value-type="float">
            <text:p>675562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061118" calcext:value-type="float">
            <text:p>4061118</text:p>
          </table:table-cell>
          <table:table-cell office:value-type="float" office:value="6906940" calcext:value-type="float">
            <text:p>690694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150252" calcext:value-type="float">
            <text:p>4150252</text:p>
          </table:table-cell>
          <table:table-cell office:value-type="float" office:value="7055808" calcext:value-type="float">
            <text:p>705580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241834" calcext:value-type="float">
            <text:p>4241834</text:p>
          </table:table-cell>
          <table:table-cell office:value-type="float" office:value="7210639" calcext:value-type="float">
            <text:p>72106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7371762" calcext:value-type="float">
            <text:p>7371762</text:p>
          </table:table-cell>
        </table:table-row>
      </table:table>
      <table:table table:name="qui_inv1" table:style-name="ta1">
        <table:shapes>
          <draw:frame draw:z-index="0" draw:style-name="gr1" draw:text-style-name="P1" svg:width="272.64mm" svg:height="153.8mm" svg:x="58.32mm" svg:y="1.06mm">
            <loext:p draw:notify-on-update-of-ranges="qui_inv1.A1:qui_inv1.A100 qui_inv1.C1:qui_inv1.C100 qui_inv1.A1:qui_inv1.A100 qui_inv1.B1:qui_inv1.B10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00" calcext:value-type="float">
            <text:p>260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00" calcext:value-type="float">
            <text:p>12800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600" calcext:value-type="float">
            <text:p>35600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6000" calcext:value-type="float">
            <text:p>76000</text:p>
          </table:table-cell>
          <table:table-cell office:value-type="float" office:value="149500" calcext:value-type="float">
            <text:p>1495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9000" calcext:value-type="float">
            <text:p>139000</text:p>
          </table:table-cell>
          <table:table-cell office:value-type="float" office:value="274250" calcext:value-type="float">
            <text:p>2742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9600" calcext:value-type="float">
            <text:p>229600</text:p>
          </table:table-cell>
          <table:table-cell office:value-type="float" office:value="453950" calcext:value-type="float">
            <text:p>45395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2800" calcext:value-type="float">
            <text:p>352800</text:p>
          </table:table-cell>
          <table:table-cell office:value-type="float" office:value="698600" calcext:value-type="float">
            <text:p>6986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3600" calcext:value-type="float">
            <text:p>513600</text:p>
          </table:table-cell>
          <table:table-cell office:value-type="float" office:value="1018200" calcext:value-type="float">
            <text:p>1018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7000" calcext:value-type="float">
            <text:p>717000</text:p>
          </table:table-cell>
          <table:table-cell office:value-type="float" office:value="1422750" calcext:value-type="float">
            <text:p>14227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8000" calcext:value-type="float">
            <text:p>968000</text:p>
          </table:table-cell>
          <table:table-cell office:value-type="float" office:value="1922250" calcext:value-type="float">
            <text:p>192225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71600" calcext:value-type="float">
            <text:p>1271600</text:p>
          </table:table-cell>
          <table:table-cell office:value-type="float" office:value="2526700" calcext:value-type="float">
            <text:p>25267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32800" calcext:value-type="float">
            <text:p>1632800</text:p>
          </table:table-cell>
          <table:table-cell office:value-type="float" office:value="3246100" calcext:value-type="float">
            <text:p>32461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56600" calcext:value-type="float">
            <text:p>2056600</text:p>
          </table:table-cell>
          <table:table-cell office:value-type="float" office:value="4090450" calcext:value-type="float">
            <text:p>409045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48000" calcext:value-type="float">
            <text:p>2548000</text:p>
          </table:table-cell>
          <table:table-cell office:value-type="float" office:value="5069750" calcext:value-type="float">
            <text:p>50697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12000" calcext:value-type="float">
            <text:p>3112000</text:p>
          </table:table-cell>
          <table:table-cell office:value-type="float" office:value="6194000" calcext:value-type="float">
            <text:p>6194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53600" calcext:value-type="float">
            <text:p>3753600</text:p>
          </table:table-cell>
          <table:table-cell office:value-type="float" office:value="7473200" calcext:value-type="float">
            <text:p>74732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77800" calcext:value-type="float">
            <text:p>4477800</text:p>
          </table:table-cell>
          <table:table-cell office:value-type="float" office:value="8917350" calcext:value-type="float">
            <text:p>891735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89600" calcext:value-type="float">
            <text:p>5289600</text:p>
          </table:table-cell>
          <table:table-cell office:value-type="float" office:value="10536450" calcext:value-type="float">
            <text:p>1053645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194000" calcext:value-type="float">
            <text:p>6194000</text:p>
          </table:table-cell>
          <table:table-cell office:value-type="float" office:value="12340500" calcext:value-type="float">
            <text:p>1234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96000" calcext:value-type="float">
            <text:p>7196000</text:p>
          </table:table-cell>
          <table:table-cell office:value-type="float" office:value="14339500" calcext:value-type="float">
            <text:p>1433950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300600" calcext:value-type="float">
            <text:p>8300600</text:p>
          </table:table-cell>
          <table:table-cell office:value-type="float" office:value="16543450" calcext:value-type="float">
            <text:p>165434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512800" calcext:value-type="float">
            <text:p>9512800</text:p>
          </table:table-cell>
          <table:table-cell office:value-type="float" office:value="18962350" calcext:value-type="float">
            <text:p>1896235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837600" calcext:value-type="float">
            <text:p>10837600</text:p>
          </table:table-cell>
          <table:table-cell office:value-type="float" office:value="21606200" calcext:value-type="float">
            <text:p>216062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280000" calcext:value-type="float">
            <text:p>12280000</text:p>
          </table:table-cell>
          <table:table-cell office:value-type="float" office:value="24485000" calcext:value-type="float">
            <text:p>244850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845000" calcext:value-type="float">
            <text:p>13845000</text:p>
          </table:table-cell>
          <table:table-cell office:value-type="float" office:value="27608750" calcext:value-type="float">
            <text:p>276087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537600" calcext:value-type="float">
            <text:p>15537600</text:p>
          </table:table-cell>
          <table:table-cell office:value-type="float" office:value="30987450" calcext:value-type="float">
            <text:p>3098745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362800" calcext:value-type="float">
            <text:p>17362800</text:p>
          </table:table-cell>
          <table:table-cell office:value-type="float" office:value="34631100" calcext:value-type="float">
            <text:p>346311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25600" calcext:value-type="float">
            <text:p>19325600</text:p>
          </table:table-cell>
          <table:table-cell office:value-type="float" office:value="38549700" calcext:value-type="float">
            <text:p>385497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431000" calcext:value-type="float">
            <text:p>21431000</text:p>
          </table:table-cell>
          <table:table-cell office:value-type="float" office:value="42753250" calcext:value-type="float">
            <text:p>4275325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684000" calcext:value-type="float">
            <text:p>23684000</text:p>
          </table:table-cell>
          <table:table-cell office:value-type="float" office:value="47251750" calcext:value-type="float">
            <text:p>472517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89600" calcext:value-type="float">
            <text:p>26089600</text:p>
          </table:table-cell>
          <table:table-cell office:value-type="float" office:value="52055200" calcext:value-type="float">
            <text:p>520552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652800" calcext:value-type="float">
            <text:p>28652800</text:p>
          </table:table-cell>
          <table:table-cell office:value-type="float" office:value="57173600" calcext:value-type="float">
            <text:p>571736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378600" calcext:value-type="float">
            <text:p>31378600</text:p>
          </table:table-cell>
          <table:table-cell office:value-type="float" office:value="62616950" calcext:value-type="float">
            <text:p>6261695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272000" calcext:value-type="float">
            <text:p>34272000</text:p>
          </table:table-cell>
          <table:table-cell office:value-type="float" office:value="68395250" calcext:value-type="float">
            <text:p>6839525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7338000" calcext:value-type="float">
            <text:p>37338000</text:p>
          </table:table-cell>
          <table:table-cell office:value-type="float" office:value="74518500" calcext:value-type="float">
            <text:p>745185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581600" calcext:value-type="float">
            <text:p>40581600</text:p>
          </table:table-cell>
          <table:table-cell office:value-type="float" office:value="80996700" calcext:value-type="float">
            <text:p>809967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4007800" calcext:value-type="float">
            <text:p>44007800</text:p>
          </table:table-cell>
          <table:table-cell office:value-type="float" office:value="87839850" calcext:value-type="float">
            <text:p>8783985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621600" calcext:value-type="float">
            <text:p>47621600</text:p>
          </table:table-cell>
          <table:table-cell office:value-type="float" office:value="95057950" calcext:value-type="float">
            <text:p>9505795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1428000" calcext:value-type="float">
            <text:p>51428000</text:p>
          </table:table-cell>
          <table:table-cell office:value-type="float" office:value="102661000" calcext:value-type="float">
            <text:p>102661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5432000" calcext:value-type="float">
            <text:p>55432000</text:p>
          </table:table-cell>
          <table:table-cell office:value-type="float" office:value="110659000" calcext:value-type="float">
            <text:p>1106590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9638600" calcext:value-type="float">
            <text:p>59638600</text:p>
          </table:table-cell>
          <table:table-cell office:value-type="float" office:value="119061950" calcext:value-type="float">
            <text:p>1190619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052800" calcext:value-type="float">
            <text:p>64052800</text:p>
          </table:table-cell>
          <table:table-cell office:value-type="float" office:value="127879850" calcext:value-type="float">
            <text:p>12787985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8679600" calcext:value-type="float">
            <text:p>68679600</text:p>
          </table:table-cell>
          <table:table-cell office:value-type="float" office:value="137122700" calcext:value-type="float">
            <text:p>1371227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3524000" calcext:value-type="float">
            <text:p>73524000</text:p>
          </table:table-cell>
          <table:table-cell office:value-type="float" office:value="146800500" calcext:value-type="float">
            <text:p>1468005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8591000" calcext:value-type="float">
            <text:p>78591000</text:p>
          </table:table-cell>
          <table:table-cell office:value-type="float" office:value="156923250" calcext:value-type="float">
            <text:p>15692325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3885600" calcext:value-type="float">
            <text:p>83885600</text:p>
          </table:table-cell>
          <table:table-cell office:value-type="float" office:value="167500950" calcext:value-type="float">
            <text:p>16750095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9412800" calcext:value-type="float">
            <text:p>89412800</text:p>
          </table:table-cell>
          <table:table-cell office:value-type="float" office:value="178543600" calcext:value-type="float">
            <text:p>1785436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77600" calcext:value-type="float">
            <text:p>95177600</text:p>
          </table:table-cell>
          <table:table-cell office:value-type="float" office:value="190061200" calcext:value-type="float">
            <text:p>1900612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1185000" calcext:value-type="float">
            <text:p>101185000</text:p>
          </table:table-cell>
          <table:table-cell office:value-type="float" office:value="202063750" calcext:value-type="float">
            <text:p>20206375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7440000" calcext:value-type="float">
            <text:p>107440000</text:p>
          </table:table-cell>
          <table:table-cell office:value-type="float" office:value="214561250" calcext:value-type="float">
            <text:p>21456125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13947600" calcext:value-type="float">
            <text:p>113947600</text:p>
          </table:table-cell>
          <table:table-cell office:value-type="float" office:value="227563700" calcext:value-type="float">
            <text:p>2275637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0712800" calcext:value-type="float">
            <text:p>120712800</text:p>
          </table:table-cell>
          <table:table-cell office:value-type="float" office:value="241081100" calcext:value-type="float">
            <text:p>2410811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7740600" calcext:value-type="float">
            <text:p>127740600</text:p>
          </table:table-cell>
          <table:table-cell office:value-type="float" office:value="255123450" calcext:value-type="float">
            <text:p>25512345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5036000" calcext:value-type="float">
            <text:p>135036000</text:p>
          </table:table-cell>
          <table:table-cell office:value-type="float" office:value="269700750" calcext:value-type="float">
            <text:p>26970075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2604000" calcext:value-type="float">
            <text:p>142604000</text:p>
          </table:table-cell>
          <table:table-cell office:value-type="float" office:value="284823000" calcext:value-type="float">
            <text:p>2848230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0449600" calcext:value-type="float">
            <text:p>150449600</text:p>
          </table:table-cell>
          <table:table-cell office:value-type="float" office:value="300500200" calcext:value-type="float">
            <text:p>3005002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58577800" calcext:value-type="float">
            <text:p>158577800</text:p>
          </table:table-cell>
          <table:table-cell office:value-type="float" office:value="316742350" calcext:value-type="float">
            <text:p>31674235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993600" calcext:value-type="float">
            <text:p>166993600</text:p>
          </table:table-cell>
          <table:table-cell office:value-type="float" office:value="333559450" calcext:value-type="float">
            <text:p>33355945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5702000" calcext:value-type="float">
            <text:p>175702000</text:p>
          </table:table-cell>
          <table:table-cell office:value-type="float" office:value="350961500" calcext:value-type="float">
            <text:p>3509615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4708000" calcext:value-type="float">
            <text:p>184708000</text:p>
          </table:table-cell>
          <table:table-cell office:value-type="float" office:value="368958500" calcext:value-type="float">
            <text:p>3689585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4016600" calcext:value-type="float">
            <text:p>194016600</text:p>
          </table:table-cell>
          <table:table-cell office:value-type="float" office:value="387560450" calcext:value-type="float">
            <text:p>38756045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3632800" calcext:value-type="float">
            <text:p>203632800</text:p>
          </table:table-cell>
          <table:table-cell office:value-type="float" office:value="406777350" calcext:value-type="float">
            <text:p>40677735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13561600" calcext:value-type="float">
            <text:p>213561600</text:p>
          </table:table-cell>
          <table:table-cell office:value-type="float" office:value="426619200" calcext:value-type="float">
            <text:p>4266192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23808000" calcext:value-type="float">
            <text:p>223808000</text:p>
          </table:table-cell>
          <table:table-cell office:value-type="float" office:value="447096000" calcext:value-type="float">
            <text:p>4470960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34377000" calcext:value-type="float">
            <text:p>234377000</text:p>
          </table:table-cell>
          <table:table-cell office:value-type="float" office:value="468217750" calcext:value-type="float">
            <text:p>46821775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45273600" calcext:value-type="float">
            <text:p>245273600</text:p>
          </table:table-cell>
          <table:table-cell office:value-type="float" office:value="489994450" calcext:value-type="float">
            <text:p>489994450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56502800" calcext:value-type="float">
            <text:p>256502800</text:p>
          </table:table-cell>
          <table:table-cell office:value-type="float" office:value="512436100" calcext:value-type="float">
            <text:p>51243610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68069600" calcext:value-type="float">
            <text:p>268069600</text:p>
          </table:table-cell>
          <table:table-cell office:value-type="float" office:value="535552700" calcext:value-type="float">
            <text:p>535552700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79979000" calcext:value-type="float">
            <text:p>279979000</text:p>
          </table:table-cell>
          <table:table-cell office:value-type="float" office:value="559354250" calcext:value-type="float">
            <text:p>55935425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2236000" calcext:value-type="float">
            <text:p>292236000</text:p>
          </table:table-cell>
          <table:table-cell office:value-type="float" office:value="583850750" calcext:value-type="float">
            <text:p>58385075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4845600" calcext:value-type="float">
            <text:p>304845600</text:p>
          </table:table-cell>
          <table:table-cell office:value-type="float" office:value="609052200" calcext:value-type="float">
            <text:p>609052200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7812800" calcext:value-type="float">
            <text:p>317812800</text:p>
          </table:table-cell>
          <table:table-cell office:value-type="float" office:value="634968600" calcext:value-type="float">
            <text:p>634968600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31142600" calcext:value-type="float">
            <text:p>331142600</text:p>
          </table:table-cell>
          <table:table-cell office:value-type="float" office:value="661609950" calcext:value-type="float">
            <text:p>66160995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44840000" calcext:value-type="float">
            <text:p>344840000</text:p>
          </table:table-cell>
          <table:table-cell office:value-type="float" office:value="688986250" calcext:value-type="float">
            <text:p>68898625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58910000" calcext:value-type="float">
            <text:p>358910000</text:p>
          </table:table-cell>
          <table:table-cell office:value-type="float" office:value="717107500" calcext:value-type="float">
            <text:p>7171075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73357600" calcext:value-type="float">
            <text:p>373357600</text:p>
          </table:table-cell>
          <table:table-cell office:value-type="float" office:value="745983700" calcext:value-type="float">
            <text:p>74598370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88187800" calcext:value-type="float">
            <text:p>388187800</text:p>
          </table:table-cell>
          <table:table-cell office:value-type="float" office:value="775624850" calcext:value-type="float">
            <text:p>77562485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3405600" calcext:value-type="float">
            <text:p>403405600</text:p>
          </table:table-cell>
          <table:table-cell office:value-type="float" office:value="806040950" calcext:value-type="float">
            <text:p>806040950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19016000" calcext:value-type="float">
            <text:p>419016000</text:p>
          </table:table-cell>
          <table:table-cell office:value-type="float" office:value="837242000" calcext:value-type="float">
            <text:p>837242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5024000" calcext:value-type="float">
            <text:p>435024000</text:p>
          </table:table-cell>
          <table:table-cell office:value-type="float" office:value="869238000" calcext:value-type="float">
            <text:p>8692380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1434600" calcext:value-type="float">
            <text:p>451434600</text:p>
          </table:table-cell>
          <table:table-cell office:value-type="float" office:value="902038950" calcext:value-type="float">
            <text:p>90203895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68252800" calcext:value-type="float">
            <text:p>468252800</text:p>
          </table:table-cell>
          <table:table-cell office:value-type="float" office:value="935654850" calcext:value-type="float">
            <text:p>93565485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85483600" calcext:value-type="float">
            <text:p>485483600</text:p>
          </table:table-cell>
          <table:table-cell office:value-type="float" office:value="970095700" calcext:value-type="float">
            <text:p>97009570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03132000" calcext:value-type="float">
            <text:p>503132000</text:p>
          </table:table-cell>
          <table:table-cell office:value-type="float" office:value="1005371500" calcext:value-type="float">
            <text:p>100537150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21203000" calcext:value-type="float">
            <text:p>521203000</text:p>
          </table:table-cell>
          <table:table-cell office:value-type="float" office:value="1041492250" calcext:value-type="float">
            <text:p>104149225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39701600" calcext:value-type="float">
            <text:p>539701600</text:p>
          </table:table-cell>
          <table:table-cell office:value-type="float" office:value="1078467950" calcext:value-type="float">
            <text:p>1078467950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58632800" calcext:value-type="float">
            <text:p>558632800</text:p>
          </table:table-cell>
          <table:table-cell office:value-type="float" office:value="1116308600" calcext:value-type="float">
            <text:p>111630860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78001600" calcext:value-type="float">
            <text:p>578001600</text:p>
          </table:table-cell>
          <table:table-cell office:value-type="float" office:value="1155024200" calcext:value-type="float">
            <text:p>115502420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97813000" calcext:value-type="float">
            <text:p>597813000</text:p>
          </table:table-cell>
          <table:table-cell office:value-type="float" office:value="1194624750" calcext:value-type="float">
            <text:p>119462475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18072000" calcext:value-type="float">
            <text:p>618072000</text:p>
          </table:table-cell>
          <table:table-cell office:value-type="float" office:value="1235120250" calcext:value-type="float">
            <text:p>123512025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38783600" calcext:value-type="float">
            <text:p>638783600</text:p>
          </table:table-cell>
          <table:table-cell office:value-type="float" office:value="1276520700" calcext:value-type="float">
            <text:p>1276520700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59952800" calcext:value-type="float">
            <text:p>659952800</text:p>
          </table:table-cell>
          <table:table-cell office:value-type="float" office:value="1318836100" calcext:value-type="float">
            <text:p>131883610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81584600" calcext:value-type="float">
            <text:p>681584600</text:p>
          </table:table-cell>
          <table:table-cell office:value-type="float" office:value="1362076450" calcext:value-type="float">
            <text:p>136207645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03684000" calcext:value-type="float">
            <text:p>703684000</text:p>
          </table:table-cell>
          <table:table-cell office:value-type="float" office:value="1406251750" calcext:value-type="float">
            <text:p>140625175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6256000" calcext:value-type="float">
            <text:p>726256000</text:p>
          </table:table-cell>
          <table:table-cell office:value-type="float" office:value="1451372000" calcext:value-type="float">
            <text:p>145137200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49305600" calcext:value-type="float">
            <text:p>749305600</text:p>
          </table:table-cell>
          <table:table-cell office:value-type="float" office:value="1497447200" calcext:value-type="float">
            <text:p>149744720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72837800" calcext:value-type="float">
            <text:p>772837800</text:p>
          </table:table-cell>
          <table:table-cell office:value-type="float" office:value="1544487350" calcext:value-type="float">
            <text:p>154448735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96857600" calcext:value-type="float">
            <text:p>796857600</text:p>
          </table:table-cell>
          <table:table-cell office:value-type="float" office:value="1592502450" calcext:value-type="float">
            <text:p>1592502450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1370000" calcext:value-type="float">
            <text:p>821370000</text:p>
          </table:table-cell>
          <table:table-cell office:value-type="float" office:value="1641502500" calcext:value-type="float">
            <text:p>16415025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6380000" calcext:value-type="float">
            <text:p>846380000</text:p>
          </table:table-cell>
          <table:table-cell office:value-type="float" office:value="1691497500" calcext:value-type="float">
            <text:p>1691497500</text:p>
          </table:table-cell>
        </table:table-row>
      </table:table>
      <table:table table:name="ins-mer_random1" table:style-name="ta1">
        <table:shapes>
          <draw:frame draw:z-index="0" draw:style-name="gr1" draw:text-style-name="P1" svg:width="282.33mm" svg:height="153.27mm" svg:x="48.71mm" svg:y="1.06mm">
            <loext:p draw:notify-on-update-of-ranges="'ins-mer_random1'.A1:'ins-mer_random1'.A100 'ins-mer_random1'.C1:'ins-mer_random1'.C100 'ins-mer_random1'.A1:'ins-mer_random1'.A100 'ins-mer_random1'.B1:'ins-mer_random1'.B10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71" calcext:value-type="float">
            <text:p>2071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63" calcext:value-type="float">
            <text:p>4463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769" calcext:value-type="float">
            <text:p>7769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083" calcext:value-type="float">
            <text:p>12083</text:p>
          </table:table-cell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7357" calcext:value-type="float">
            <text:p>17357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630" calcext:value-type="float">
            <text:p>23630</text:p>
          </table:table-cell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967" calcext:value-type="float">
            <text:p>30967</text:p>
          </table:table-cell>
          <table:table-cell office:value-type="float" office:value="26945" calcext:value-type="float">
            <text:p>269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460" calcext:value-type="float">
            <text:p>39460</text:p>
          </table:table-cell>
          <table:table-cell office:value-type="float" office:value="34450" calcext:value-type="float">
            <text:p>34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053" calcext:value-type="float">
            <text:p>49053</text:p>
          </table:table-cell>
          <table:table-cell office:value-type="float" office:value="42945" calcext:value-type="float">
            <text:p>429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9834" calcext:value-type="float">
            <text:p>59834</text:p>
          </table:table-cell>
          <table:table-cell office:value-type="float" office:value="52514" calcext:value-type="float">
            <text:p>525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1619" calcext:value-type="float">
            <text:p>71619</text:p>
          </table:table-cell>
          <table:table-cell office:value-type="float" office:value="62968" calcext:value-type="float">
            <text:p>629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4343" calcext:value-type="float">
            <text:p>84343</text:p>
          </table:table-cell>
          <table:table-cell office:value-type="float" office:value="74194" calcext:value-type="float">
            <text:p>7419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8269" calcext:value-type="float">
            <text:p>98269</text:p>
          </table:table-cell>
          <table:table-cell office:value-type="float" office:value="86495" calcext:value-type="float">
            <text:p>864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3379" calcext:value-type="float">
            <text:p>113379</text:p>
          </table:table-cell>
          <table:table-cell office:value-type="float" office:value="99888" calcext:value-type="float">
            <text:p>998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9631" calcext:value-type="float">
            <text:p>129631</text:p>
          </table:table-cell>
          <table:table-cell office:value-type="float" office:value="114342" calcext:value-type="float">
            <text:p>114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7116" calcext:value-type="float">
            <text:p>147116</text:p>
          </table:table-cell>
          <table:table-cell office:value-type="float" office:value="129925" calcext:value-type="float">
            <text:p>129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5797" calcext:value-type="float">
            <text:p>165797</text:p>
          </table:table-cell>
          <table:table-cell office:value-type="float" office:value="146652" calcext:value-type="float">
            <text:p>1466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5652" calcext:value-type="float">
            <text:p>185652</text:p>
          </table:table-cell>
          <table:table-cell office:value-type="float" office:value="164397" calcext:value-type="float">
            <text:p>1643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6828" calcext:value-type="float">
            <text:p>206828</text:p>
          </table:table-cell>
          <table:table-cell office:value-type="float" office:value="183374" calcext:value-type="float">
            <text:p>1833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9243" calcext:value-type="float">
            <text:p>229243</text:p>
          </table:table-cell>
          <table:table-cell office:value-type="float" office:value="203485" calcext:value-type="float">
            <text:p>2034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2938" calcext:value-type="float">
            <text:p>252938</text:p>
          </table:table-cell>
          <table:table-cell office:value-type="float" office:value="224745" calcext:value-type="float">
            <text:p>2247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77926" calcext:value-type="float">
            <text:p>277926</text:p>
          </table:table-cell>
          <table:table-cell office:value-type="float" office:value="247209" calcext:value-type="float">
            <text:p>24720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3896" calcext:value-type="float">
            <text:p>303896</text:p>
          </table:table-cell>
          <table:table-cell office:value-type="float" office:value="270541" calcext:value-type="float">
            <text:p>2705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30939" calcext:value-type="float">
            <text:p>330939</text:p>
          </table:table-cell>
          <table:table-cell office:value-type="float" office:value="294692" calcext:value-type="float">
            <text:p>2946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9076" calcext:value-type="float">
            <text:p>359076</text:p>
          </table:table-cell>
          <table:table-cell office:value-type="float" office:value="319845" calcext:value-type="float">
            <text:p>3198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88440" calcext:value-type="float">
            <text:p>388440</text:p>
          </table:table-cell>
          <table:table-cell office:value-type="float" office:value="346072" calcext:value-type="float">
            <text:p>34607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19144" calcext:value-type="float">
            <text:p>419144</text:p>
          </table:table-cell>
          <table:table-cell office:value-type="float" office:value="373544" calcext:value-type="float">
            <text:p>3735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50923" calcext:value-type="float">
            <text:p>450923</text:p>
          </table:table-cell>
          <table:table-cell office:value-type="float" office:value="401984" calcext:value-type="float">
            <text:p>4019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4154" calcext:value-type="float">
            <text:p>484154</text:p>
          </table:table-cell>
          <table:table-cell office:value-type="float" office:value="431788" calcext:value-type="float">
            <text:p>4317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8586" calcext:value-type="float">
            <text:p>518586</text:p>
          </table:table-cell>
          <table:table-cell office:value-type="float" office:value="462743" calcext:value-type="float">
            <text:p>46274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54297" calcext:value-type="float">
            <text:p>554297</text:p>
          </table:table-cell>
          <table:table-cell office:value-type="float" office:value="494812" calcext:value-type="float">
            <text:p>49481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91311" calcext:value-type="float">
            <text:p>591311</text:p>
          </table:table-cell>
          <table:table-cell office:value-type="float" office:value="528095" calcext:value-type="float">
            <text:p>52809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29653" calcext:value-type="float">
            <text:p>629653</text:p>
          </table:table-cell>
          <table:table-cell office:value-type="float" office:value="562601" calcext:value-type="float">
            <text:p>5626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69307" calcext:value-type="float">
            <text:p>669307</text:p>
          </table:table-cell>
          <table:table-cell office:value-type="float" office:value="598355" calcext:value-type="float">
            <text:p>5983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10285" calcext:value-type="float">
            <text:p>710285</text:p>
          </table:table-cell>
          <table:table-cell office:value-type="float" office:value="635319" calcext:value-type="float">
            <text:p>63531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52596" calcext:value-type="float">
            <text:p>752596</text:p>
          </table:table-cell>
          <table:table-cell office:value-type="float" office:value="673522" calcext:value-type="float">
            <text:p>67352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96142" calcext:value-type="float">
            <text:p>796142</text:p>
          </table:table-cell>
          <table:table-cell office:value-type="float" office:value="712856" calcext:value-type="float">
            <text:p>7128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41084" calcext:value-type="float">
            <text:p>841084</text:p>
          </table:table-cell>
          <table:table-cell office:value-type="float" office:value="753467" calcext:value-type="float">
            <text:p>7534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87389" calcext:value-type="float">
            <text:p>887389</text:p>
          </table:table-cell>
          <table:table-cell office:value-type="float" office:value="795333" calcext:value-type="float">
            <text:p>79533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34946" calcext:value-type="float">
            <text:p>934946</text:p>
          </table:table-cell>
          <table:table-cell office:value-type="float" office:value="838356" calcext:value-type="float">
            <text:p>83835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84011" calcext:value-type="float">
            <text:p>984011</text:p>
          </table:table-cell>
          <table:table-cell office:value-type="float" office:value="882797" calcext:value-type="float">
            <text:p>88279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34571" calcext:value-type="float">
            <text:p>1034571</text:p>
          </table:table-cell>
          <table:table-cell office:value-type="float" office:value="928599" calcext:value-type="float">
            <text:p>92859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86568" calcext:value-type="float">
            <text:p>1086568</text:p>
          </table:table-cell>
          <table:table-cell office:value-type="float" office:value="975735" calcext:value-type="float">
            <text:p>97573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39824" calcext:value-type="float">
            <text:p>1139824</text:p>
          </table:table-cell>
          <table:table-cell office:value-type="float" office:value="1024072" calcext:value-type="float">
            <text:p>102407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194505" calcext:value-type="float">
            <text:p>1194505</text:p>
          </table:table-cell>
          <table:table-cell office:value-type="float" office:value="1073721" calcext:value-type="float">
            <text:p>107372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50221" calcext:value-type="float">
            <text:p>1250221</text:p>
          </table:table-cell>
          <table:table-cell office:value-type="float" office:value="1124259" calcext:value-type="float">
            <text:p>11242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07068" calcext:value-type="float">
            <text:p>1307068</text:p>
          </table:table-cell>
          <table:table-cell office:value-type="float" office:value="1175740" calcext:value-type="float">
            <text:p>11757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64981" calcext:value-type="float">
            <text:p>1364981</text:p>
          </table:table-cell>
          <table:table-cell office:value-type="float" office:value="1228098" calcext:value-type="float">
            <text:p>12280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24142" calcext:value-type="float">
            <text:p>1424142</text:p>
          </table:table-cell>
          <table:table-cell office:value-type="float" office:value="1281571" calcext:value-type="float">
            <text:p>128157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484292" calcext:value-type="float">
            <text:p>1484292</text:p>
          </table:table-cell>
          <table:table-cell office:value-type="float" office:value="1335889" calcext:value-type="float">
            <text:p>133588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545773" calcext:value-type="float">
            <text:p>1545773</text:p>
          </table:table-cell>
          <table:table-cell office:value-type="float" office:value="1391380" calcext:value-type="float">
            <text:p>139138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08594" calcext:value-type="float">
            <text:p>1608594</text:p>
          </table:table-cell>
          <table:table-cell office:value-type="float" office:value="1448048" calcext:value-type="float">
            <text:p>144804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672818" calcext:value-type="float">
            <text:p>1672818</text:p>
          </table:table-cell>
          <table:table-cell office:value-type="float" office:value="1506094" calcext:value-type="float">
            <text:p>150609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738395" calcext:value-type="float">
            <text:p>1738395</text:p>
          </table:table-cell>
          <table:table-cell office:value-type="float" office:value="1565344" calcext:value-type="float">
            <text:p>156534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05303" calcext:value-type="float">
            <text:p>1805303</text:p>
          </table:table-cell>
          <table:table-cell office:value-type="float" office:value="1625861" calcext:value-type="float">
            <text:p>162586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873574" calcext:value-type="float">
            <text:p>1873574</text:p>
          </table:table-cell>
          <table:table-cell office:value-type="float" office:value="1687612" calcext:value-type="float">
            <text:p>168761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43149" calcext:value-type="float">
            <text:p>1943149</text:p>
          </table:table-cell>
          <table:table-cell office:value-type="float" office:value="1750566" calcext:value-type="float">
            <text:p>175056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014095" calcext:value-type="float">
            <text:p>2014095</text:p>
          </table:table-cell>
          <table:table-cell office:value-type="float" office:value="1814824" calcext:value-type="float">
            <text:p>181482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86381" calcext:value-type="float">
            <text:p>2086381</text:p>
          </table:table-cell>
          <table:table-cell office:value-type="float" office:value="1880260" calcext:value-type="float">
            <text:p>188026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159991" calcext:value-type="float">
            <text:p>2159991</text:p>
          </table:table-cell>
          <table:table-cell office:value-type="float" office:value="1946957" calcext:value-type="float">
            <text:p>194695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235020" calcext:value-type="float">
            <text:p>2235020</text:p>
          </table:table-cell>
          <table:table-cell office:value-type="float" office:value="2014962" calcext:value-type="float">
            <text:p>201496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311480" calcext:value-type="float">
            <text:p>2311480</text:p>
          </table:table-cell>
          <table:table-cell office:value-type="float" office:value="2084300" calcext:value-type="float">
            <text:p>20843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389362" calcext:value-type="float">
            <text:p>2389362</text:p>
          </table:table-cell>
          <table:table-cell office:value-type="float" office:value="2154948" calcext:value-type="float">
            <text:p>21549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468557" calcext:value-type="float">
            <text:p>2468557</text:p>
          </table:table-cell>
          <table:table-cell office:value-type="float" office:value="2226791" calcext:value-type="float">
            <text:p>222679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549271" calcext:value-type="float">
            <text:p>2549271</text:p>
          </table:table-cell>
          <table:table-cell office:value-type="float" office:value="2300087" calcext:value-type="float">
            <text:p>230008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631377" calcext:value-type="float">
            <text:p>2631377</text:p>
          </table:table-cell>
          <table:table-cell office:value-type="float" office:value="2374666" calcext:value-type="float">
            <text:p>237466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714790" calcext:value-type="float">
            <text:p>2714790</text:p>
          </table:table-cell>
          <table:table-cell office:value-type="float" office:value="2450451" calcext:value-type="float">
            <text:p>245045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799613" calcext:value-type="float">
            <text:p>2799613</text:p>
          </table:table-cell>
          <table:table-cell office:value-type="float" office:value="2527519" calcext:value-type="float">
            <text:p>25275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85915" calcext:value-type="float">
            <text:p>2885915</text:p>
          </table:table-cell>
          <table:table-cell office:value-type="float" office:value="2605974" calcext:value-type="float">
            <text:p>260597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973490" calcext:value-type="float">
            <text:p>2973490</text:p>
          </table:table-cell>
          <table:table-cell office:value-type="float" office:value="2685606" calcext:value-type="float">
            <text:p>268560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62541" calcext:value-type="float">
            <text:p>3062541</text:p>
          </table:table-cell>
          <table:table-cell office:value-type="float" office:value="2766615" calcext:value-type="float">
            <text:p>276661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152998" calcext:value-type="float">
            <text:p>3152998</text:p>
          </table:table-cell>
          <table:table-cell office:value-type="float" office:value="2848922" calcext:value-type="float">
            <text:p>284892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245018" calcext:value-type="float">
            <text:p>3245018</text:p>
          </table:table-cell>
          <table:table-cell office:value-type="float" office:value="2932710" calcext:value-type="float">
            <text:p>293271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338470" calcext:value-type="float">
            <text:p>3338470</text:p>
          </table:table-cell>
          <table:table-cell office:value-type="float" office:value="3017779" calcext:value-type="float">
            <text:p>301777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433304" calcext:value-type="float">
            <text:p>3433304</text:p>
          </table:table-cell>
          <table:table-cell office:value-type="float" office:value="3104167" calcext:value-type="float">
            <text:p>310416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529563" calcext:value-type="float">
            <text:p>3529563</text:p>
          </table:table-cell>
          <table:table-cell office:value-type="float" office:value="3191870" calcext:value-type="float">
            <text:p>319187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627260" calcext:value-type="float">
            <text:p>3627260</text:p>
          </table:table-cell>
          <table:table-cell office:value-type="float" office:value="3280903" calcext:value-type="float">
            <text:p>328090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726455" calcext:value-type="float">
            <text:p>3726455</text:p>
          </table:table-cell>
          <table:table-cell office:value-type="float" office:value="3371338" calcext:value-type="float">
            <text:p>337133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27044" calcext:value-type="float">
            <text:p>3827044</text:p>
          </table:table-cell>
          <table:table-cell office:value-type="float" office:value="3463061" calcext:value-type="float">
            <text:p>346306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929110" calcext:value-type="float">
            <text:p>3929110</text:p>
          </table:table-cell>
          <table:table-cell office:value-type="float" office:value="3556176" calcext:value-type="float">
            <text:p>355617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032651" calcext:value-type="float">
            <text:p>4032651</text:p>
          </table:table-cell>
          <table:table-cell office:value-type="float" office:value="3650649" calcext:value-type="float">
            <text:p>365064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137661" calcext:value-type="float">
            <text:p>4137661</text:p>
          </table:table-cell>
          <table:table-cell office:value-type="float" office:value="3746495" calcext:value-type="float">
            <text:p>374649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244150" calcext:value-type="float">
            <text:p>4244150</text:p>
          </table:table-cell>
          <table:table-cell office:value-type="float" office:value="3843697" calcext:value-type="float">
            <text:p>384369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352109" calcext:value-type="float">
            <text:p>4352109</text:p>
          </table:table-cell>
          <table:table-cell office:value-type="float" office:value="3942291" calcext:value-type="float">
            <text:p>394229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461782" calcext:value-type="float">
            <text:p>4461782</text:p>
          </table:table-cell>
          <table:table-cell office:value-type="float" office:value="4042494" calcext:value-type="float">
            <text:p>404249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572797" calcext:value-type="float">
            <text:p>4572797</text:p>
          </table:table-cell>
          <table:table-cell office:value-type="float" office:value="4143905" calcext:value-type="float">
            <text:p>414390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685375" calcext:value-type="float">
            <text:p>4685375</text:p>
          </table:table-cell>
          <table:table-cell office:value-type="float" office:value="4246832" calcext:value-type="float">
            <text:p>424683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799415" calcext:value-type="float">
            <text:p>4799415</text:p>
          </table:table-cell>
          <table:table-cell office:value-type="float" office:value="4351103" calcext:value-type="float">
            <text:p>435110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15024" calcext:value-type="float">
            <text:p>4915024</text:p>
          </table:table-cell>
          <table:table-cell office:value-type="float" office:value="4456814" calcext:value-type="float">
            <text:p>445681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4563826" calcext:value-type="float">
            <text:p>456382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150444" calcext:value-type="float">
            <text:p>5150444</text:p>
          </table:table-cell>
          <table:table-cell office:value-type="float" office:value="4672216" calcext:value-type="float">
            <text:p>467221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270247" calcext:value-type="float">
            <text:p>5270247</text:p>
          </table:table-cell>
          <table:table-cell office:value-type="float" office:value="4781801" calcext:value-type="float">
            <text:p>478180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391326" calcext:value-type="float">
            <text:p>5391326</text:p>
          </table:table-cell>
          <table:table-cell office:value-type="float" office:value="4892471" calcext:value-type="float">
            <text:p>489247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513461" calcext:value-type="float">
            <text:p>5513461</text:p>
          </table:table-cell>
          <table:table-cell office:value-type="float" office:value="5004003" calcext:value-type="float">
            <text:p>50040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636839" calcext:value-type="float">
            <text:p>5636839</text:p>
          </table:table-cell>
          <table:table-cell office:value-type="float" office:value="5116622" calcext:value-type="float">
            <text:p>511662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761427" calcext:value-type="float">
            <text:p>5761427</text:p>
          </table:table-cell>
          <table:table-cell office:value-type="float" office:value="5230290" calcext:value-type="float">
            <text:p>523029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5887245" calcext:value-type="float">
            <text:p>5887245</text:p>
          </table:table-cell>
          <table:table-cell office:value-type="float" office:value="5345036" calcext:value-type="float">
            <text:p>534503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014221" calcext:value-type="float">
            <text:p>6014221</text:p>
          </table:table-cell>
          <table:table-cell office:value-type="float" office:value="5460772" calcext:value-type="float">
            <text:p>54607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42420" calcext:value-type="float">
            <text:p>6142420</text:p>
          </table:table-cell>
          <table:table-cell office:value-type="float" office:value="5577543" calcext:value-type="float">
            <text:p>5577543</text:p>
          </table:table-cell>
        </table:table-row>
      </table:table>
      <table:table table:name="ins-mer_inv1" table:style-name="ta1">
        <table:shapes>
          <draw:frame draw:z-index="0" draw:style-name="gr1" draw:text-style-name="P1" svg:width="282.88mm" svg:height="153.53mm" svg:x="48.16mm" svg:y="1.06mm">
            <loext:p draw:notify-on-update-of-ranges="'ins-mer_inv1'.A1:'ins-mer_inv1'.A100 'ins-mer_inv1'.B1:'ins-mer_inv1'.B100 'ins-mer_inv1'.A1:'ins-mer_inv1'.A100 'ins-mer_inv1'.C1:'ins-mer_inv1'.C10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8" calcext:value-type="float">
            <text:p>74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44" calcext:value-type="float">
            <text:p>2444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80" calcext:value-type="float">
            <text:p>5280</text:p>
          </table:table-cell>
          <table:table-cell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72" calcext:value-type="float">
            <text:p>9072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216" calcext:value-type="float">
            <text:p>14216</text:p>
          </table:table-cell>
          <table:table-cell office:value-type="float" office:value="8780" calcext:value-type="float">
            <text:p>878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488" calcext:value-type="float">
            <text:p>20488</text:p>
          </table:table-cell>
          <table:table-cell office:value-type="float" office:value="12640" calcext:value-type="float">
            <text:p>126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7540" calcext:value-type="float">
            <text:p>27540</text:p>
          </table:table-cell>
          <table:table-cell office:value-type="float" office:value="16708" calcext:value-type="float">
            <text:p>167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924" calcext:value-type="float">
            <text:p>35924</text:p>
          </table:table-cell>
          <table:table-cell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712" calcext:value-type="float">
            <text:p>45712</text:p>
          </table:table-cell>
          <table:table-cell office:value-type="float" office:value="27528" calcext:value-type="float">
            <text:p>27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000" calcext:value-type="float">
            <text:p>57000</text:p>
          </table:table-cell>
          <table:table-cell office:value-type="float" office:value="34476" calcext:value-type="float">
            <text:p>3447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9864" calcext:value-type="float">
            <text:p>69864</text:p>
          </table:table-cell>
          <table:table-cell office:value-type="float" office:value="42560" calcext:value-type="float">
            <text:p>4256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3608" calcext:value-type="float">
            <text:p>83608</text:p>
          </table:table-cell>
          <table:table-cell office:value-type="float" office:value="50880" calcext:value-type="float">
            <text:p>508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7712" calcext:value-type="float">
            <text:p>97712</text:p>
          </table:table-cell>
          <table:table-cell office:value-type="float" office:value="58780" calcext:value-type="float">
            <text:p>5878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3216" calcext:value-type="float">
            <text:p>113216</text:p>
          </table:table-cell>
          <table:table-cell office:value-type="float" office:value="67616" calcext:value-type="float">
            <text:p>676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0120" calcext:value-type="float">
            <text:p>130120</text:p>
          </table:table-cell>
          <table:table-cell office:value-type="float" office:value="77332" calcext:value-type="float">
            <text:p>7733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8488" calcext:value-type="float">
            <text:p>148488</text:p>
          </table:table-cell>
          <table:table-cell office:value-type="float" office:value="88020" calcext:value-type="float">
            <text:p>880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8356" calcext:value-type="float">
            <text:p>168356</text:p>
          </table:table-cell>
          <table:table-cell office:value-type="float" office:value="99728" calcext:value-type="float">
            <text:p>9972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9732" calcext:value-type="float">
            <text:p>189732</text:p>
          </table:table-cell>
          <table:table-cell office:value-type="float" office:value="112380" calcext:value-type="float">
            <text:p>11238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2708" calcext:value-type="float">
            <text:p>212708</text:p>
          </table:table-cell>
          <table:table-cell office:value-type="float" office:value="126196" calcext:value-type="float">
            <text:p>1261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7284" calcext:value-type="float">
            <text:p>237284</text:p>
          </table:table-cell>
          <table:table-cell office:value-type="float" office:value="141092" calcext:value-type="float">
            <text:p>1410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63512" calcext:value-type="float">
            <text:p>263512</text:p>
          </table:table-cell>
          <table:table-cell office:value-type="float" office:value="157144" calcext:value-type="float">
            <text:p>1571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91440" calcext:value-type="float">
            <text:p>291440</text:p>
          </table:table-cell>
          <table:table-cell office:value-type="float" office:value="174412" calcext:value-type="float">
            <text:p>17441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1068" calcext:value-type="float">
            <text:p>321068</text:p>
          </table:table-cell>
          <table:table-cell office:value-type="float" office:value="192808" calcext:value-type="float">
            <text:p>19280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50956" calcext:value-type="float">
            <text:p>350956</text:p>
          </table:table-cell>
          <table:table-cell office:value-type="float" office:value="210648" calcext:value-type="float">
            <text:p>21064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81044" calcext:value-type="float">
            <text:p>381044</text:p>
          </table:table-cell>
          <table:table-cell office:value-type="float" office:value="227776" calcext:value-type="float">
            <text:p>2277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1852" calcext:value-type="float">
            <text:p>411852</text:p>
          </table:table-cell>
          <table:table-cell office:value-type="float" office:value="244876" calcext:value-type="float">
            <text:p>24487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44160" calcext:value-type="float">
            <text:p>444160</text:p>
          </table:table-cell>
          <table:table-cell office:value-type="float" office:value="262996" calcext:value-type="float">
            <text:p>26299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77968" calcext:value-type="float">
            <text:p>477968</text:p>
          </table:table-cell>
          <table:table-cell office:value-type="float" office:value="282068" calcext:value-type="float">
            <text:p>28206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13276" calcext:value-type="float">
            <text:p>513276</text:p>
          </table:table-cell>
          <table:table-cell office:value-type="float" office:value="302108" calcext:value-type="float">
            <text:p>3021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50084" calcext:value-type="float">
            <text:p>550084</text:p>
          </table:table-cell>
          <table:table-cell office:value-type="float" office:value="323040" calcext:value-type="float">
            <text:p>32304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8420" calcext:value-type="float">
            <text:p>588420</text:p>
          </table:table-cell>
          <table:table-cell office:value-type="float" office:value="344900" calcext:value-type="float">
            <text:p>3449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28356" calcext:value-type="float">
            <text:p>628356</text:p>
          </table:table-cell>
          <table:table-cell office:value-type="float" office:value="367876" calcext:value-type="float">
            <text:p>3678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69892" calcext:value-type="float">
            <text:p>669892</text:p>
          </table:table-cell>
          <table:table-cell office:value-type="float" office:value="391936" calcext:value-type="float">
            <text:p>39193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13028" calcext:value-type="float">
            <text:p>713028</text:p>
          </table:table-cell>
          <table:table-cell office:value-type="float" office:value="417052" calcext:value-type="float">
            <text:p>41705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57764" calcext:value-type="float">
            <text:p>757764</text:p>
          </table:table-cell>
          <table:table-cell office:value-type="float" office:value="443176" calcext:value-type="float">
            <text:p>44317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04116" calcext:value-type="float">
            <text:p>804116</text:p>
          </table:table-cell>
          <table:table-cell office:value-type="float" office:value="470280" calcext:value-type="float">
            <text:p>47028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52168" calcext:value-type="float">
            <text:p>852168</text:p>
          </table:table-cell>
          <table:table-cell office:value-type="float" office:value="498632" calcext:value-type="float">
            <text:p>49863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01920" calcext:value-type="float">
            <text:p>901920</text:p>
          </table:table-cell>
          <table:table-cell office:value-type="float" office:value="528164" calcext:value-type="float">
            <text:p>52816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53372" calcext:value-type="float">
            <text:p>953372</text:p>
          </table:table-cell>
          <table:table-cell office:value-type="float" office:value="558844" calcext:value-type="float">
            <text:p>5588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6524" calcext:value-type="float">
            <text:p>1006524</text:p>
          </table:table-cell>
          <table:table-cell office:value-type="float" office:value="590636" calcext:value-type="float">
            <text:p>59063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61380" calcext:value-type="float">
            <text:p>1061380</text:p>
          </table:table-cell>
          <table:table-cell office:value-type="float" office:value="623468" calcext:value-type="float">
            <text:p>6234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118036" calcext:value-type="float">
            <text:p>1118036</text:p>
          </table:table-cell>
          <table:table-cell office:value-type="float" office:value="657672" calcext:value-type="float">
            <text:p>65767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76492" calcext:value-type="float">
            <text:p>1176492</text:p>
          </table:table-cell>
          <table:table-cell office:value-type="float" office:value="693160" calcext:value-type="float">
            <text:p>69316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36748" calcext:value-type="float">
            <text:p>1236748</text:p>
          </table:table-cell>
          <table:table-cell office:value-type="float" office:value="729896" calcext:value-type="float">
            <text:p>7298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98804" calcext:value-type="float">
            <text:p>1298804</text:p>
          </table:table-cell>
          <table:table-cell office:value-type="float" office:value="767852" calcext:value-type="float">
            <text:p>76785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362660" calcext:value-type="float">
            <text:p>1362660</text:p>
          </table:table-cell>
          <table:table-cell office:value-type="float" office:value="806944" calcext:value-type="float">
            <text:p>80694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426936" calcext:value-type="float">
            <text:p>1426936</text:p>
          </table:table-cell>
          <table:table-cell office:value-type="float" office:value="845644" calcext:value-type="float">
            <text:p>8456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491512" calcext:value-type="float">
            <text:p>1491512</text:p>
          </table:table-cell>
          <table:table-cell office:value-type="float" office:value="883724" calcext:value-type="float">
            <text:p>88372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556388" calcext:value-type="float">
            <text:p>1556388</text:p>
          </table:table-cell>
          <table:table-cell office:value-type="float" office:value="921160" calcext:value-type="float">
            <text:p>92116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21564" calcext:value-type="float">
            <text:p>1621564</text:p>
          </table:table-cell>
          <table:table-cell office:value-type="float" office:value="957916" calcext:value-type="float">
            <text:p>957916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687040" calcext:value-type="float">
            <text:p>1687040</text:p>
          </table:table-cell>
          <table:table-cell office:value-type="float" office:value="993936" calcext:value-type="float">
            <text:p>993936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753856" calcext:value-type="float">
            <text:p>1753856</text:p>
          </table:table-cell>
          <table:table-cell office:value-type="float" office:value="1030736" calcext:value-type="float">
            <text:p>103073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822272" calcext:value-type="float">
            <text:p>1822272</text:p>
          </table:table-cell>
          <table:table-cell office:value-type="float" office:value="1068636" calcext:value-type="float">
            <text:p>106863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892288" calcext:value-type="float">
            <text:p>1892288</text:p>
          </table:table-cell>
          <table:table-cell office:value-type="float" office:value="1107576" calcext:value-type="float">
            <text:p>110757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963904" calcext:value-type="float">
            <text:p>1963904</text:p>
          </table:table-cell>
          <table:table-cell office:value-type="float" office:value="1147544" calcext:value-type="float">
            <text:p>114754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037120" calcext:value-type="float">
            <text:p>2037120</text:p>
          </table:table-cell>
          <table:table-cell office:value-type="float" office:value="1188488" calcext:value-type="float">
            <text:p>118848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111936" calcext:value-type="float">
            <text:p>2111936</text:p>
          </table:table-cell>
          <table:table-cell office:value-type="float" office:value="1230456" calcext:value-type="float">
            <text:p>123045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188352" calcext:value-type="float">
            <text:p>2188352</text:p>
          </table:table-cell>
          <table:table-cell office:value-type="float" office:value="1273436" calcext:value-type="float">
            <text:p>12734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266368" calcext:value-type="float">
            <text:p>2266368</text:p>
          </table:table-cell>
          <table:table-cell office:value-type="float" office:value="1317348" calcext:value-type="float">
            <text:p>13173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345984" calcext:value-type="float">
            <text:p>2345984</text:p>
          </table:table-cell>
          <table:table-cell office:value-type="float" office:value="1362212" calcext:value-type="float">
            <text:p>136221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427200" calcext:value-type="float">
            <text:p>2427200</text:p>
          </table:table-cell>
          <table:table-cell office:value-type="float" office:value="1407960" calcext:value-type="float">
            <text:p>140796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510072" calcext:value-type="float">
            <text:p>2510072</text:p>
          </table:table-cell>
          <table:table-cell office:value-type="float" office:value="1454780" calcext:value-type="float">
            <text:p>145478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594644" calcext:value-type="float">
            <text:p>2594644</text:p>
          </table:table-cell>
          <table:table-cell office:value-type="float" office:value="1502816" calcext:value-type="float">
            <text:p>150281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680916" calcext:value-type="float">
            <text:p>2680916</text:p>
          </table:table-cell>
          <table:table-cell office:value-type="float" office:value="1551968" calcext:value-type="float">
            <text:p>155196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768888" calcext:value-type="float">
            <text:p>2768888</text:p>
          </table:table-cell>
          <table:table-cell office:value-type="float" office:value="1602304" calcext:value-type="float">
            <text:p>160230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858560" calcext:value-type="float">
            <text:p>2858560</text:p>
          </table:table-cell>
          <table:table-cell office:value-type="float" office:value="1653724" calcext:value-type="float">
            <text:p>165372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949932" calcext:value-type="float">
            <text:p>2949932</text:p>
          </table:table-cell>
          <table:table-cell office:value-type="float" office:value="1706240" calcext:value-type="float">
            <text:p>170624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043004" calcext:value-type="float">
            <text:p>3043004</text:p>
          </table:table-cell>
          <table:table-cell office:value-type="float" office:value="1759872" calcext:value-type="float">
            <text:p>175987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137776" calcext:value-type="float">
            <text:p>3137776</text:p>
          </table:table-cell>
          <table:table-cell office:value-type="float" office:value="1814552" calcext:value-type="float">
            <text:p>18145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234248" calcext:value-type="float">
            <text:p>3234248</text:p>
          </table:table-cell>
          <table:table-cell office:value-type="float" office:value="1870300" calcext:value-type="float">
            <text:p>187030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332420" calcext:value-type="float">
            <text:p>3332420</text:p>
          </table:table-cell>
          <table:table-cell office:value-type="float" office:value="1927036" calcext:value-type="float">
            <text:p>192703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432324" calcext:value-type="float">
            <text:p>3432324</text:p>
          </table:table-cell>
          <table:table-cell office:value-type="float" office:value="1984844" calcext:value-type="float">
            <text:p>198484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534028" calcext:value-type="float">
            <text:p>3534028</text:p>
          </table:table-cell>
          <table:table-cell office:value-type="float" office:value="2043976" calcext:value-type="float">
            <text:p>204397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637532" calcext:value-type="float">
            <text:p>3637532</text:p>
          </table:table-cell>
          <table:table-cell office:value-type="float" office:value="2104380" calcext:value-type="float">
            <text:p>210438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742836" calcext:value-type="float">
            <text:p>3742836</text:p>
          </table:table-cell>
          <table:table-cell office:value-type="float" office:value="2166044" calcext:value-type="float">
            <text:p>216604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849940" calcext:value-type="float">
            <text:p>3849940</text:p>
          </table:table-cell>
          <table:table-cell office:value-type="float" office:value="2228908" calcext:value-type="float">
            <text:p>2228908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958844" calcext:value-type="float">
            <text:p>3958844</text:p>
          </table:table-cell>
          <table:table-cell office:value-type="float" office:value="2292932" calcext:value-type="float">
            <text:p>2292932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69548" calcext:value-type="float">
            <text:p>4069548</text:p>
          </table:table-cell>
          <table:table-cell office:value-type="float" office:value="2358192" calcext:value-type="float">
            <text:p>235819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182052" calcext:value-type="float">
            <text:p>4182052</text:p>
          </table:table-cell>
          <table:table-cell office:value-type="float" office:value="2424632" calcext:value-type="float">
            <text:p>24246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296356" calcext:value-type="float">
            <text:p>4296356</text:p>
          </table:table-cell>
          <table:table-cell office:value-type="float" office:value="2492216" calcext:value-type="float">
            <text:p>2492216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412460" calcext:value-type="float">
            <text:p>4412460</text:p>
          </table:table-cell>
          <table:table-cell office:value-type="float" office:value="2560920" calcext:value-type="float">
            <text:p>256092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530372" calcext:value-type="float">
            <text:p>4530372</text:p>
          </table:table-cell>
          <table:table-cell office:value-type="float" office:value="2630684" calcext:value-type="float">
            <text:p>263068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650184" calcext:value-type="float">
            <text:p>4650184</text:p>
          </table:table-cell>
          <table:table-cell office:value-type="float" office:value="2701912" calcext:value-type="float">
            <text:p>270191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771896" calcext:value-type="float">
            <text:p>4771896</text:p>
          </table:table-cell>
          <table:table-cell office:value-type="float" office:value="2774520" calcext:value-type="float">
            <text:p>277452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895508" calcext:value-type="float">
            <text:p>4895508</text:p>
          </table:table-cell>
          <table:table-cell office:value-type="float" office:value="2848480" calcext:value-type="float">
            <text:p>284848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021020" calcext:value-type="float">
            <text:p>5021020</text:p>
          </table:table-cell>
          <table:table-cell office:value-type="float" office:value="2923756" calcext:value-type="float">
            <text:p>292375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148432" calcext:value-type="float">
            <text:p>5148432</text:p>
          </table:table-cell>
          <table:table-cell office:value-type="float" office:value="3000260" calcext:value-type="float">
            <text:p>300026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277744" calcext:value-type="float">
            <text:p>5277744</text:p>
          </table:table-cell>
          <table:table-cell office:value-type="float" office:value="3078132" calcext:value-type="float">
            <text:p>307813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408956" calcext:value-type="float">
            <text:p>5408956</text:p>
          </table:table-cell>
          <table:table-cell office:value-type="float" office:value="3157292" calcext:value-type="float">
            <text:p>315729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542068" calcext:value-type="float">
            <text:p>5542068</text:p>
          </table:table-cell>
          <table:table-cell office:value-type="float" office:value="3237704" calcext:value-type="float">
            <text:p>323770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677080" calcext:value-type="float">
            <text:p>5677080</text:p>
          </table:table-cell>
          <table:table-cell office:value-type="float" office:value="3319336" calcext:value-type="float">
            <text:p>331933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813992" calcext:value-type="float">
            <text:p>5813992</text:p>
          </table:table-cell>
          <table:table-cell office:value-type="float" office:value="3402120" calcext:value-type="float">
            <text:p>340212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951544" calcext:value-type="float">
            <text:p>5951544</text:p>
          </table:table-cell>
          <table:table-cell office:value-type="float" office:value="3484728" calcext:value-type="float">
            <text:p>348472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6089496" calcext:value-type="float">
            <text:p>6089496</text:p>
          </table:table-cell>
          <table:table-cell office:value-type="float" office:value="3566828" calcext:value-type="float">
            <text:p>356682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227848" calcext:value-type="float">
            <text:p>6227848</text:p>
          </table:table-cell>
          <table:table-cell office:value-type="float" office:value="3648372" calcext:value-type="float">
            <text:p>364837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6366600" calcext:value-type="float">
            <text:p>6366600</text:p>
          </table:table-cell>
          <table:table-cell office:value-type="float" office:value="3729332" calcext:value-type="float">
            <text:p>372933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6505752" calcext:value-type="float">
            <text:p>6505752</text:p>
          </table:table-cell>
          <table:table-cell office:value-type="float" office:value="3809676" calcext:value-type="float">
            <text:p>380967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645304" calcext:value-type="float">
            <text:p>6645304</text:p>
          </table:table-cell>
          <table:table-cell office:value-type="float" office:value="3889448" calcext:value-type="float">
            <text:p>388944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785256" calcext:value-type="float">
            <text:p>6785256</text:p>
          </table:table-cell>
          <table:table-cell office:value-type="float" office:value="3968628" calcext:value-type="float">
            <text:p>39686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925608" calcext:value-type="float">
            <text:p>6925608</text:p>
          </table:table-cell>
          <table:table-cell office:value-type="float" office:value="4047140" calcext:value-type="float">
            <text:p>4047140</text:p>
          </table:table-cell>
        </table:table-row>
      </table:table>
      <table:table table:name="ins-qui_random1" table:style-name="ta1">
        <table:shapes>
          <draw:frame draw:z-index="0" draw:style-name="gr1" draw:text-style-name="P1" svg:width="282.33mm" svg:height="153.53mm" svg:x="48.71mm" svg:y="1.06mm">
            <loext:p draw:notify-on-update-of-ranges="'ins-qui_random1'.A1:'ins-qui_random1'.A100 'ins-qui_random1'.C1:'ins-qui_random1'.C100 'ins-qui_random1'.A1:'ins-qui_random1'.A100 'ins-qui_random1'.B1:'ins-qui_random1'.B10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5" calcext:value-type="float">
            <text:p>1655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66" calcext:value-type="float">
            <text:p>346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32" calcext:value-type="float">
            <text:p>5832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23" calcext:value-type="float">
            <text:p>8523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742" calcext:value-type="float">
            <text:p>11742</text:p>
          </table:table-cell>
          <table:table-cell office:value-type="float" office:value="18289" calcext:value-type="float">
            <text:p>182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489" calcext:value-type="float">
            <text:p>15489</text:p>
          </table:table-cell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37" calcext:value-type="float">
            <text:p>20737</text:p>
          </table:table-cell>
          <table:table-cell office:value-type="float" office:value="32563" calcext:value-type="float">
            <text:p>325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079" calcext:value-type="float">
            <text:p>27079</text:p>
          </table:table-cell>
          <table:table-cell office:value-type="float" office:value="41673" calcext:value-type="float">
            <text:p>416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464" calcext:value-type="float">
            <text:p>33464</text:p>
          </table:table-cell>
          <table:table-cell office:value-type="float" office:value="52248" calcext:value-type="float">
            <text:p>522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600" calcext:value-type="float">
            <text:p>40600</text:p>
          </table:table-cell>
          <table:table-cell office:value-type="float" office:value="64905" calcext:value-type="float">
            <text:p>649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7996" calcext:value-type="float">
            <text:p>47996</text:p>
          </table:table-cell>
          <table:table-cell office:value-type="float" office:value="77611" calcext:value-type="float">
            <text:p>776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6431" calcext:value-type="float">
            <text:p>56431</text:p>
          </table:table-cell>
          <table:table-cell office:value-type="float" office:value="90972" calcext:value-type="float">
            <text:p>909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6099" calcext:value-type="float">
            <text:p>66099</text:p>
          </table:table-cell>
          <table:table-cell office:value-type="float" office:value="106811" calcext:value-type="float">
            <text:p>1068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6504" calcext:value-type="float">
            <text:p>76504</text:p>
          </table:table-cell>
          <table:table-cell office:value-type="float" office:value="123557" calcext:value-type="float">
            <text:p>1235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9307" calcext:value-type="float">
            <text:p>89307</text:p>
          </table:table-cell>
          <table:table-cell office:value-type="float" office:value="145233" calcext:value-type="float">
            <text:p>14523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1785" calcext:value-type="float">
            <text:p>101785</text:p>
          </table:table-cell>
          <table:table-cell office:value-type="float" office:value="165101" calcext:value-type="float">
            <text:p>1651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5665" calcext:value-type="float">
            <text:p>115665</text:p>
          </table:table-cell>
          <table:table-cell office:value-type="float" office:value="185342" calcext:value-type="float">
            <text:p>1853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458" calcext:value-type="float">
            <text:p>128458</text:p>
          </table:table-cell>
          <table:table-cell office:value-type="float" office:value="208315" calcext:value-type="float">
            <text:p>208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2915" calcext:value-type="float">
            <text:p>142915</text:p>
          </table:table-cell>
          <table:table-cell office:value-type="float" office:value="232282" calcext:value-type="float">
            <text:p>23228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8341" calcext:value-type="float">
            <text:p>158341</text:p>
          </table:table-cell>
          <table:table-cell office:value-type="float" office:value="257719" calcext:value-type="float">
            <text:p>2577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3742" calcext:value-type="float">
            <text:p>173742</text:p>
          </table:table-cell>
          <table:table-cell office:value-type="float" office:value="284208" calcext:value-type="float">
            <text:p>284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0993" calcext:value-type="float">
            <text:p>190993</text:p>
          </table:table-cell>
          <table:table-cell office:value-type="float" office:value="311895" calcext:value-type="float">
            <text:p>3118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0800" calcext:value-type="float">
            <text:p>210800</text:p>
          </table:table-cell>
          <table:table-cell office:value-type="float" office:value="342531" calcext:value-type="float">
            <text:p>3425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1971" calcext:value-type="float">
            <text:p>231971</text:p>
          </table:table-cell>
          <table:table-cell office:value-type="float" office:value="374851" calcext:value-type="float">
            <text:p>37485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1263" calcext:value-type="float">
            <text:p>251263</text:p>
          </table:table-cell>
          <table:table-cell office:value-type="float" office:value="405998" calcext:value-type="float">
            <text:p>40599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0358" calcext:value-type="float">
            <text:p>270358</text:p>
          </table:table-cell>
          <table:table-cell office:value-type="float" office:value="439797" calcext:value-type="float">
            <text:p>43979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4462" calcext:value-type="float">
            <text:p>294462</text:p>
          </table:table-cell>
          <table:table-cell office:value-type="float" office:value="478733" calcext:value-type="float">
            <text:p>4787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4301" calcext:value-type="float">
            <text:p>314301</text:p>
          </table:table-cell>
          <table:table-cell office:value-type="float" office:value="514177" calcext:value-type="float">
            <text:p>5141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5762" calcext:value-type="float">
            <text:p>335762</text:p>
          </table:table-cell>
          <table:table-cell office:value-type="float" office:value="550742" calcext:value-type="float">
            <text:p>55074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1041" calcext:value-type="float">
            <text:p>361041</text:p>
          </table:table-cell>
          <table:table-cell office:value-type="float" office:value="594534" calcext:value-type="float">
            <text:p>59453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85553" calcext:value-type="float">
            <text:p>385553</text:p>
          </table:table-cell>
          <table:table-cell office:value-type="float" office:value="634885" calcext:value-type="float">
            <text:p>6348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14873" calcext:value-type="float">
            <text:p>414873</text:p>
          </table:table-cell>
          <table:table-cell office:value-type="float" office:value="679508" calcext:value-type="float">
            <text:p>67950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43228" calcext:value-type="float">
            <text:p>443228</text:p>
          </table:table-cell>
          <table:table-cell office:value-type="float" office:value="724874" calcext:value-type="float">
            <text:p>72487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69362" calcext:value-type="float">
            <text:p>469362</text:p>
          </table:table-cell>
          <table:table-cell office:value-type="float" office:value="769014" calcext:value-type="float">
            <text:p>76901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6179" calcext:value-type="float">
            <text:p>496179</text:p>
          </table:table-cell>
          <table:table-cell office:value-type="float" office:value="813893" calcext:value-type="float">
            <text:p>8138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23469" calcext:value-type="float">
            <text:p>523469</text:p>
          </table:table-cell>
          <table:table-cell office:value-type="float" office:value="861634" calcext:value-type="float">
            <text:p>86163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53759" calcext:value-type="float">
            <text:p>553759</text:p>
          </table:table-cell>
          <table:table-cell office:value-type="float" office:value="912500" calcext:value-type="float">
            <text:p>9125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85139" calcext:value-type="float">
            <text:p>585139</text:p>
          </table:table-cell>
          <table:table-cell office:value-type="float" office:value="963171" calcext:value-type="float">
            <text:p>963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15652" calcext:value-type="float">
            <text:p>615652</text:p>
          </table:table-cell>
          <table:table-cell office:value-type="float" office:value="1014872" calcext:value-type="float">
            <text:p>101487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9398" calcext:value-type="float">
            <text:p>649398</text:p>
          </table:table-cell>
          <table:table-cell office:value-type="float" office:value="1069257" calcext:value-type="float">
            <text:p>10692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83191" calcext:value-type="float">
            <text:p>683191</text:p>
          </table:table-cell>
          <table:table-cell office:value-type="float" office:value="1124647" calcext:value-type="float">
            <text:p>112464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16988" calcext:value-type="float">
            <text:p>716988</text:p>
          </table:table-cell>
          <table:table-cell office:value-type="float" office:value="1180022" calcext:value-type="float">
            <text:p>118002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53429" calcext:value-type="float">
            <text:p>753429</text:p>
          </table:table-cell>
          <table:table-cell office:value-type="float" office:value="1238617" calcext:value-type="float">
            <text:p>123861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92101" calcext:value-type="float">
            <text:p>792101</text:p>
          </table:table-cell>
          <table:table-cell office:value-type="float" office:value="1301527" calcext:value-type="float">
            <text:p>130152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31117" calcext:value-type="float">
            <text:p>831117</text:p>
          </table:table-cell>
          <table:table-cell office:value-type="float" office:value="1362764" calcext:value-type="float">
            <text:p>136276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71556" calcext:value-type="float">
            <text:p>871556</text:p>
          </table:table-cell>
          <table:table-cell office:value-type="float" office:value="1426644" calcext:value-type="float">
            <text:p>14266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08844" calcext:value-type="float">
            <text:p>908844</text:p>
          </table:table-cell>
          <table:table-cell office:value-type="float" office:value="1491008" calcext:value-type="float">
            <text:p>14910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51339" calcext:value-type="float">
            <text:p>951339</text:p>
          </table:table-cell>
          <table:table-cell office:value-type="float" office:value="1559435" calcext:value-type="float">
            <text:p>1559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2571" calcext:value-type="float">
            <text:p>992571</text:p>
          </table:table-cell>
          <table:table-cell office:value-type="float" office:value="1626717" calcext:value-type="float">
            <text:p>162671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35348" calcext:value-type="float">
            <text:p>1035348</text:p>
          </table:table-cell>
          <table:table-cell office:value-type="float" office:value="1698568" calcext:value-type="float">
            <text:p>169856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80040" calcext:value-type="float">
            <text:p>1080040</text:p>
          </table:table-cell>
          <table:table-cell office:value-type="float" office:value="1770817" calcext:value-type="float">
            <text:p>177081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23273" calcext:value-type="float">
            <text:p>1123273</text:p>
          </table:table-cell>
          <table:table-cell office:value-type="float" office:value="1842013" calcext:value-type="float">
            <text:p>184201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70217" calcext:value-type="float">
            <text:p>1170217</text:p>
          </table:table-cell>
          <table:table-cell office:value-type="float" office:value="1917634" calcext:value-type="float">
            <text:p>191763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14178" calcext:value-type="float">
            <text:p>1214178</text:p>
          </table:table-cell>
          <table:table-cell office:value-type="float" office:value="1991665" calcext:value-type="float">
            <text:p>199166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59518" calcext:value-type="float">
            <text:p>1259518</text:p>
          </table:table-cell>
          <table:table-cell office:value-type="float" office:value="2066486" calcext:value-type="float">
            <text:p>20664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308200" calcext:value-type="float">
            <text:p>1308200</text:p>
          </table:table-cell>
          <table:table-cell office:value-type="float" office:value="2144993" calcext:value-type="float">
            <text:p>214499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55062" calcext:value-type="float">
            <text:p>1355062</text:p>
          </table:table-cell>
          <table:table-cell office:value-type="float" office:value="2223889" calcext:value-type="float">
            <text:p>222388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04083" calcext:value-type="float">
            <text:p>1404083</text:p>
          </table:table-cell>
          <table:table-cell office:value-type="float" office:value="2307279" calcext:value-type="float">
            <text:p>23072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56029" calcext:value-type="float">
            <text:p>1456029</text:p>
          </table:table-cell>
          <table:table-cell office:value-type="float" office:value="2392523" calcext:value-type="float">
            <text:p>239252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507705" calcext:value-type="float">
            <text:p>1507705</text:p>
          </table:table-cell>
          <table:table-cell office:value-type="float" office:value="2477832" calcext:value-type="float">
            <text:p>247783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58767" calcext:value-type="float">
            <text:p>1558767</text:p>
          </table:table-cell>
          <table:table-cell office:value-type="float" office:value="2561940" calcext:value-type="float">
            <text:p>256194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615996" calcext:value-type="float">
            <text:p>1615996</text:p>
          </table:table-cell>
          <table:table-cell office:value-type="float" office:value="2654226" calcext:value-type="float">
            <text:p>265422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70106" calcext:value-type="float">
            <text:p>1670106</text:p>
          </table:table-cell>
          <table:table-cell office:value-type="float" office:value="2744441" calcext:value-type="float">
            <text:p>274444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726198" calcext:value-type="float">
            <text:p>1726198</text:p>
          </table:table-cell>
          <table:table-cell office:value-type="float" office:value="2840643" calcext:value-type="float">
            <text:p>284064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782972" calcext:value-type="float">
            <text:p>1782972</text:p>
          </table:table-cell>
          <table:table-cell office:value-type="float" office:value="2933866" calcext:value-type="float">
            <text:p>293386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42082" calcext:value-type="float">
            <text:p>1842082</text:p>
          </table:table-cell>
          <table:table-cell office:value-type="float" office:value="3031201" calcext:value-type="float">
            <text:p>303120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898691" calcext:value-type="float">
            <text:p>1898691</text:p>
          </table:table-cell>
          <table:table-cell office:value-type="float" office:value="3127307" calcext:value-type="float">
            <text:p>312730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957111" calcext:value-type="float">
            <text:p>1957111</text:p>
          </table:table-cell>
          <table:table-cell office:value-type="float" office:value="3223377" calcext:value-type="float">
            <text:p>32233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8911" calcext:value-type="float">
            <text:p>2018911</text:p>
          </table:table-cell>
          <table:table-cell office:value-type="float" office:value="3323644" calcext:value-type="float">
            <text:p>332364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078998" calcext:value-type="float">
            <text:p>2078998</text:p>
          </table:table-cell>
          <table:table-cell office:value-type="float" office:value="3425204" calcext:value-type="float">
            <text:p>342520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38734" calcext:value-type="float">
            <text:p>2138734</text:p>
          </table:table-cell>
          <table:table-cell office:value-type="float" office:value="3530867" calcext:value-type="float">
            <text:p>353086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201125" calcext:value-type="float">
            <text:p>2201125</text:p>
          </table:table-cell>
          <table:table-cell office:value-type="float" office:value="3633112" calcext:value-type="float">
            <text:p>363311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266819" calcext:value-type="float">
            <text:p>2266819</text:p>
          </table:table-cell>
          <table:table-cell office:value-type="float" office:value="3740467" calcext:value-type="float">
            <text:p>374046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331389" calcext:value-type="float">
            <text:p>2331389</text:p>
          </table:table-cell>
          <table:table-cell office:value-type="float" office:value="3847474" calcext:value-type="float">
            <text:p>384747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396311" calcext:value-type="float">
            <text:p>2396311</text:p>
          </table:table-cell>
          <table:table-cell office:value-type="float" office:value="3958615" calcext:value-type="float">
            <text:p>395861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461348" calcext:value-type="float">
            <text:p>2461348</text:p>
          </table:table-cell>
          <table:table-cell office:value-type="float" office:value="4070448" calcext:value-type="float">
            <text:p>407044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529595" calcext:value-type="float">
            <text:p>2529595</text:p>
          </table:table-cell>
          <table:table-cell office:value-type="float" office:value="4185939" calcext:value-type="float">
            <text:p>41859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598018" calcext:value-type="float">
            <text:p>2598018</text:p>
          </table:table-cell>
          <table:table-cell office:value-type="float" office:value="4302340" calcext:value-type="float">
            <text:p>430234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68546" calcext:value-type="float">
            <text:p>2668546</text:p>
          </table:table-cell>
          <table:table-cell office:value-type="float" office:value="4421569" calcext:value-type="float">
            <text:p>442156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739221" calcext:value-type="float">
            <text:p>2739221</text:p>
          </table:table-cell>
          <table:table-cell office:value-type="float" office:value="4544269" calcext:value-type="float">
            <text:p>454426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810446" calcext:value-type="float">
            <text:p>2810446</text:p>
          </table:table-cell>
          <table:table-cell office:value-type="float" office:value="4666040" calcext:value-type="float">
            <text:p>466604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880870" calcext:value-type="float">
            <text:p>2880870</text:p>
          </table:table-cell>
          <table:table-cell office:value-type="float" office:value="4784340" calcext:value-type="float">
            <text:p>478434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953587" calcext:value-type="float">
            <text:p>2953587</text:p>
          </table:table-cell>
          <table:table-cell office:value-type="float" office:value="4906886" calcext:value-type="float">
            <text:p>490688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29313" calcext:value-type="float">
            <text:p>3029313</text:p>
          </table:table-cell>
          <table:table-cell office:value-type="float" office:value="5033403" calcext:value-type="float">
            <text:p>50334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105963" calcext:value-type="float">
            <text:p>3105963</text:p>
          </table:table-cell>
          <table:table-cell office:value-type="float" office:value="5162337" calcext:value-type="float">
            <text:p>516233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182226" calcext:value-type="float">
            <text:p>3182226</text:p>
          </table:table-cell>
          <table:table-cell office:value-type="float" office:value="5288860" calcext:value-type="float">
            <text:p>528886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256618" calcext:value-type="float">
            <text:p>3256618</text:p>
          </table:table-cell>
          <table:table-cell office:value-type="float" office:value="5418373" calcext:value-type="float">
            <text:p>541837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334456" calcext:value-type="float">
            <text:p>3334456</text:p>
          </table:table-cell>
          <table:table-cell office:value-type="float" office:value="5550634" calcext:value-type="float">
            <text:p>555063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13605" calcext:value-type="float">
            <text:p>3413605</text:p>
          </table:table-cell>
          <table:table-cell office:value-type="float" office:value="5683457" calcext:value-type="float">
            <text:p>568345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494853" calcext:value-type="float">
            <text:p>3494853</text:p>
          </table:table-cell>
          <table:table-cell office:value-type="float" office:value="5819688" calcext:value-type="float">
            <text:p>581968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580810" calcext:value-type="float">
            <text:p>3580810</text:p>
          </table:table-cell>
          <table:table-cell office:value-type="float" office:value="5958405" calcext:value-type="float">
            <text:p>595840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663975" calcext:value-type="float">
            <text:p>3663975</text:p>
          </table:table-cell>
          <table:table-cell office:value-type="float" office:value="6095125" calcext:value-type="float">
            <text:p>609512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747433" calcext:value-type="float">
            <text:p>3747433</text:p>
          </table:table-cell>
          <table:table-cell office:value-type="float" office:value="6235350" calcext:value-type="float">
            <text:p>623535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835207" calcext:value-type="float">
            <text:p>3835207</text:p>
          </table:table-cell>
          <table:table-cell office:value-type="float" office:value="6379966" calcext:value-type="float">
            <text:p>637996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920141" calcext:value-type="float">
            <text:p>3920141</text:p>
          </table:table-cell>
          <table:table-cell office:value-type="float" office:value="6524424" calcext:value-type="float">
            <text:p>652442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009134" calcext:value-type="float">
            <text:p>4009134</text:p>
          </table:table-cell>
          <table:table-cell office:value-type="float" office:value="6670917" calcext:value-type="float">
            <text:p>667091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097231" calcext:value-type="float">
            <text:p>4097231</text:p>
          </table:table-cell>
          <table:table-cell office:value-type="float" office:value="6814969" calcext:value-type="float">
            <text:p>681496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187663" calcext:value-type="float">
            <text:p>4187663</text:p>
          </table:table-cell>
          <table:table-cell office:value-type="float" office:value="6964866" calcext:value-type="float">
            <text:p>69648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79893" calcext:value-type="float">
            <text:p>4279893</text:p>
          </table:table-cell>
          <table:table-cell office:value-type="float" office:value="7121062" calcext:value-type="float">
            <text:p>7121062</text:p>
          </table:table-cell>
        </table:table-row>
      </table:table>
      <table:table table:name="ins-qui_inv1" table:style-name="ta1">
        <table:shapes>
          <draw:frame draw:z-index="0" draw:style-name="gr1" draw:text-style-name="P1" svg:width="272.91mm" svg:height="153.27mm" svg:x="58.05mm" svg:y="1.06mm">
            <loext:p draw:notify-on-update-of-ranges="'ins-qui_inv1'.A1:'ins-qui_inv1'.A100 'ins-qui_inv1'.C1:'ins-qui_inv1'.C100 'ins-qui_inv1'.A1:'ins-qui_inv1'.A100 'ins-qui_inv1'.B1:'ins-qui_inv1'.B10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11" calcext:value-type="float">
            <text:p>2611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22" calcext:value-type="float">
            <text:p>12822</text:p>
          </table:table-cell>
          <table:table-cell office:value-type="float" office:value="24834" calcext:value-type="float">
            <text:p>248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5633" calcext:value-type="float">
            <text:p>35633</text:p>
          </table:table-cell>
          <table:table-cell office:value-type="float" office:value="69676" calcext:value-type="float">
            <text:p>696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6044" calcext:value-type="float">
            <text:p>76044</text:p>
          </table:table-cell>
          <table:table-cell office:value-type="float" office:value="149468" calcext:value-type="float">
            <text:p>1494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9055" calcext:value-type="float">
            <text:p>139055</text:p>
          </table:table-cell>
          <table:table-cell office:value-type="float" office:value="274210" calcext:value-type="float">
            <text:p>2742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9666" calcext:value-type="float">
            <text:p>229666</text:p>
          </table:table-cell>
          <table:table-cell office:value-type="float" office:value="453902" calcext:value-type="float">
            <text:p>45390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2877" calcext:value-type="float">
            <text:p>352877</text:p>
          </table:table-cell>
          <table:table-cell office:value-type="float" office:value="698544" calcext:value-type="float">
            <text:p>6985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3688" calcext:value-type="float">
            <text:p>513688</text:p>
          </table:table-cell>
          <table:table-cell office:value-type="float" office:value="1018136" calcext:value-type="float">
            <text:p>101813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7099" calcext:value-type="float">
            <text:p>717099</text:p>
          </table:table-cell>
          <table:table-cell office:value-type="float" office:value="1422678" calcext:value-type="float">
            <text:p>1422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8110" calcext:value-type="float">
            <text:p>968110</text:p>
          </table:table-cell>
          <table:table-cell office:value-type="float" office:value="1922170" calcext:value-type="float">
            <text:p>192217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71721" calcext:value-type="float">
            <text:p>1271721</text:p>
          </table:table-cell>
          <table:table-cell office:value-type="float" office:value="2526612" calcext:value-type="float">
            <text:p>25266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32932" calcext:value-type="float">
            <text:p>1632932</text:p>
          </table:table-cell>
          <table:table-cell office:value-type="float" office:value="3246004" calcext:value-type="float">
            <text:p>324600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56743" calcext:value-type="float">
            <text:p>2056743</text:p>
          </table:table-cell>
          <table:table-cell office:value-type="float" office:value="4090346" calcext:value-type="float">
            <text:p>40903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48154" calcext:value-type="float">
            <text:p>2548154</text:p>
          </table:table-cell>
          <table:table-cell office:value-type="float" office:value="5069638" calcext:value-type="float">
            <text:p>50696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12165" calcext:value-type="float">
            <text:p>3112165</text:p>
          </table:table-cell>
          <table:table-cell office:value-type="float" office:value="6193880" calcext:value-type="float">
            <text:p>619388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53776" calcext:value-type="float">
            <text:p>3753776</text:p>
          </table:table-cell>
          <table:table-cell office:value-type="float" office:value="7473072" calcext:value-type="float">
            <text:p>74730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77987" calcext:value-type="float">
            <text:p>4477987</text:p>
          </table:table-cell>
          <table:table-cell office:value-type="float" office:value="8917214" calcext:value-type="float">
            <text:p>891721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89798" calcext:value-type="float">
            <text:p>5289798</text:p>
          </table:table-cell>
          <table:table-cell office:value-type="float" office:value="10536306" calcext:value-type="float">
            <text:p>105363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194209" calcext:value-type="float">
            <text:p>6194209</text:p>
          </table:table-cell>
          <table:table-cell office:value-type="float" office:value="12340348" calcext:value-type="float">
            <text:p>123403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96220" calcext:value-type="float">
            <text:p>7196220</text:p>
          </table:table-cell>
          <table:table-cell office:value-type="float" office:value="14339340" calcext:value-type="float">
            <text:p>143393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300831" calcext:value-type="float">
            <text:p>8300831</text:p>
          </table:table-cell>
          <table:table-cell office:value-type="float" office:value="16543282" calcext:value-type="float">
            <text:p>1654328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513042" calcext:value-type="float">
            <text:p>9513042</text:p>
          </table:table-cell>
          <table:table-cell office:value-type="float" office:value="18962174" calcext:value-type="float">
            <text:p>189621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837853" calcext:value-type="float">
            <text:p>10837853</text:p>
          </table:table-cell>
          <table:table-cell office:value-type="float" office:value="21606016" calcext:value-type="float">
            <text:p>2160601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280264" calcext:value-type="float">
            <text:p>12280264</text:p>
          </table:table-cell>
          <table:table-cell office:value-type="float" office:value="24484808" calcext:value-type="float">
            <text:p>2448480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845275" calcext:value-type="float">
            <text:p>13845275</text:p>
          </table:table-cell>
          <table:table-cell office:value-type="float" office:value="27608550" calcext:value-type="float">
            <text:p>276085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537886" calcext:value-type="float">
            <text:p>15537886</text:p>
          </table:table-cell>
          <table:table-cell office:value-type="float" office:value="30987242" calcext:value-type="float">
            <text:p>3098724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363097" calcext:value-type="float">
            <text:p>17363097</text:p>
          </table:table-cell>
          <table:table-cell office:value-type="float" office:value="34630884" calcext:value-type="float">
            <text:p>346308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25908" calcext:value-type="float">
            <text:p>19325908</text:p>
          </table:table-cell>
          <table:table-cell office:value-type="float" office:value="38549476" calcext:value-type="float">
            <text:p>3854947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431319" calcext:value-type="float">
            <text:p>21431319</text:p>
          </table:table-cell>
          <table:table-cell office:value-type="float" office:value="42753018" calcext:value-type="float">
            <text:p>4275301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684330" calcext:value-type="float">
            <text:p>23684330</text:p>
          </table:table-cell>
          <table:table-cell office:value-type="float" office:value="47251510" calcext:value-type="float">
            <text:p>4725151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89941" calcext:value-type="float">
            <text:p>26089941</text:p>
          </table:table-cell>
          <table:table-cell office:value-type="float" office:value="52054952" calcext:value-type="float">
            <text:p>520549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653152" calcext:value-type="float">
            <text:p>28653152</text:p>
          </table:table-cell>
          <table:table-cell office:value-type="float" office:value="57173344" calcext:value-type="float">
            <text:p>5717334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378963" calcext:value-type="float">
            <text:p>31378963</text:p>
          </table:table-cell>
          <table:table-cell office:value-type="float" office:value="62616686" calcext:value-type="float">
            <text:p>6261668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272374" calcext:value-type="float">
            <text:p>34272374</text:p>
          </table:table-cell>
          <table:table-cell office:value-type="float" office:value="68394978" calcext:value-type="float">
            <text:p>6839497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7338385" calcext:value-type="float">
            <text:p>37338385</text:p>
          </table:table-cell>
          <table:table-cell office:value-type="float" office:value="74518220" calcext:value-type="float">
            <text:p>7451822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581996" calcext:value-type="float">
            <text:p>40581996</text:p>
          </table:table-cell>
          <table:table-cell office:value-type="float" office:value="80996412" calcext:value-type="float">
            <text:p>8099641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4008207" calcext:value-type="float">
            <text:p>44008207</text:p>
          </table:table-cell>
          <table:table-cell office:value-type="float" office:value="87839554" calcext:value-type="float">
            <text:p>8783955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622018" calcext:value-type="float">
            <text:p>47622018</text:p>
          </table:table-cell>
          <table:table-cell office:value-type="float" office:value="95057646" calcext:value-type="float">
            <text:p>9505764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1428429" calcext:value-type="float">
            <text:p>51428429</text:p>
          </table:table-cell>
          <table:table-cell office:value-type="float" office:value="102660688" calcext:value-type="float">
            <text:p>1026606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5432440" calcext:value-type="float">
            <text:p>55432440</text:p>
          </table:table-cell>
          <table:table-cell office:value-type="float" office:value="110658680" calcext:value-type="float">
            <text:p>11065868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9639051" calcext:value-type="float">
            <text:p>59639051</text:p>
          </table:table-cell>
          <table:table-cell office:value-type="float" office:value="119061622" calcext:value-type="float">
            <text:p>11906162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053262" calcext:value-type="float">
            <text:p>64053262</text:p>
          </table:table-cell>
          <table:table-cell office:value-type="float" office:value="127879514" calcext:value-type="float">
            <text:p>12787951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8680073" calcext:value-type="float">
            <text:p>68680073</text:p>
          </table:table-cell>
          <table:table-cell office:value-type="float" office:value="137122356" calcext:value-type="float">
            <text:p>13712235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3524484" calcext:value-type="float">
            <text:p>73524484</text:p>
          </table:table-cell>
          <table:table-cell office:value-type="float" office:value="146800148" calcext:value-type="float">
            <text:p>14680014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8591495" calcext:value-type="float">
            <text:p>78591495</text:p>
          </table:table-cell>
          <table:table-cell office:value-type="float" office:value="156922890" calcext:value-type="float">
            <text:p>15692289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3886106" calcext:value-type="float">
            <text:p>83886106</text:p>
          </table:table-cell>
          <table:table-cell office:value-type="float" office:value="167500582" calcext:value-type="float">
            <text:p>16750058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9413317" calcext:value-type="float">
            <text:p>89413317</text:p>
          </table:table-cell>
          <table:table-cell office:value-type="float" office:value="178543224" calcext:value-type="float">
            <text:p>17854322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78128" calcext:value-type="float">
            <text:p>95178128</text:p>
          </table:table-cell>
          <table:table-cell office:value-type="float" office:value="190060816" calcext:value-type="float">
            <text:p>19006081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1185539" calcext:value-type="float">
            <text:p>101185539</text:p>
          </table:table-cell>
          <table:table-cell office:value-type="float" office:value="202063358" calcext:value-type="float">
            <text:p>20206335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7440550" calcext:value-type="float">
            <text:p>107440550</text:p>
          </table:table-cell>
          <table:table-cell office:value-type="float" office:value="214560850" calcext:value-type="float">
            <text:p>21456085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13948161" calcext:value-type="float">
            <text:p>113948161</text:p>
          </table:table-cell>
          <table:table-cell office:value-type="float" office:value="227563292" calcext:value-type="float">
            <text:p>22756329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0713372" calcext:value-type="float">
            <text:p>120713372</text:p>
          </table:table-cell>
          <table:table-cell office:value-type="float" office:value="241080684" calcext:value-type="float">
            <text:p>241080684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7741183" calcext:value-type="float">
            <text:p>127741183</text:p>
          </table:table-cell>
          <table:table-cell office:value-type="float" office:value="255123026" calcext:value-type="float">
            <text:p>25512302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5036594" calcext:value-type="float">
            <text:p>135036594</text:p>
          </table:table-cell>
          <table:table-cell office:value-type="float" office:value="269700318" calcext:value-type="float">
            <text:p>26970031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2604605" calcext:value-type="float">
            <text:p>142604605</text:p>
          </table:table-cell>
          <table:table-cell office:value-type="float" office:value="284822560" calcext:value-type="float">
            <text:p>28482256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0450216" calcext:value-type="float">
            <text:p>150450216</text:p>
          </table:table-cell>
          <table:table-cell office:value-type="float" office:value="300499752" calcext:value-type="float">
            <text:p>30049975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58578427" calcext:value-type="float">
            <text:p>158578427</text:p>
          </table:table-cell>
          <table:table-cell office:value-type="float" office:value="316741894" calcext:value-type="float">
            <text:p>31674189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994238" calcext:value-type="float">
            <text:p>166994238</text:p>
          </table:table-cell>
          <table:table-cell office:value-type="float" office:value="333558986" calcext:value-type="float">
            <text:p>33355898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5702649" calcext:value-type="float">
            <text:p>175702649</text:p>
          </table:table-cell>
          <table:table-cell office:value-type="float" office:value="350961028" calcext:value-type="float">
            <text:p>3509610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4708660" calcext:value-type="float">
            <text:p>184708660</text:p>
          </table:table-cell>
          <table:table-cell office:value-type="float" office:value="368958020" calcext:value-type="float">
            <text:p>36895802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4017271" calcext:value-type="float">
            <text:p>194017271</text:p>
          </table:table-cell>
          <table:table-cell office:value-type="float" office:value="387559962" calcext:value-type="float">
            <text:p>38755996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3633482" calcext:value-type="float">
            <text:p>203633482</text:p>
          </table:table-cell>
          <table:table-cell office:value-type="float" office:value="406776854" calcext:value-type="float">
            <text:p>40677685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13562293" calcext:value-type="float">
            <text:p>213562293</text:p>
          </table:table-cell>
          <table:table-cell office:value-type="float" office:value="426618696" calcext:value-type="float">
            <text:p>42661869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23808704" calcext:value-type="float">
            <text:p>223808704</text:p>
          </table:table-cell>
          <table:table-cell office:value-type="float" office:value="447095488" calcext:value-type="float">
            <text:p>44709548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34377715" calcext:value-type="float">
            <text:p>234377715</text:p>
          </table:table-cell>
          <table:table-cell office:value-type="float" office:value="468217230" calcext:value-type="float">
            <text:p>46821723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45274326" calcext:value-type="float">
            <text:p>245274326</text:p>
          </table:table-cell>
          <table:table-cell office:value-type="float" office:value="489993922" calcext:value-type="float">
            <text:p>48999392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56503537" calcext:value-type="float">
            <text:p>256503537</text:p>
          </table:table-cell>
          <table:table-cell office:value-type="float" office:value="512435564" calcext:value-type="float">
            <text:p>51243556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68070348" calcext:value-type="float">
            <text:p>268070348</text:p>
          </table:table-cell>
          <table:table-cell office:value-type="float" office:value="535552156" calcext:value-type="float">
            <text:p>53555215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79979759" calcext:value-type="float">
            <text:p>279979759</text:p>
          </table:table-cell>
          <table:table-cell office:value-type="float" office:value="559353698" calcext:value-type="float">
            <text:p>5593536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2236770" calcext:value-type="float">
            <text:p>292236770</text:p>
          </table:table-cell>
          <table:table-cell office:value-type="float" office:value="583850190" calcext:value-type="float">
            <text:p>583850190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4846381" calcext:value-type="float">
            <text:p>304846381</text:p>
          </table:table-cell>
          <table:table-cell office:value-type="float" office:value="609051632" calcext:value-type="float">
            <text:p>609051632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7813592" calcext:value-type="float">
            <text:p>317813592</text:p>
          </table:table-cell>
          <table:table-cell office:value-type="float" office:value="634968024" calcext:value-type="float">
            <text:p>634968024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31143403" calcext:value-type="float">
            <text:p>331143403</text:p>
          </table:table-cell>
          <table:table-cell office:value-type="float" office:value="661609366" calcext:value-type="float">
            <text:p>661609366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44840814" calcext:value-type="float">
            <text:p>344840814</text:p>
          </table:table-cell>
          <table:table-cell office:value-type="float" office:value="688985658" calcext:value-type="float">
            <text:p>68898565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58910825" calcext:value-type="float">
            <text:p>358910825</text:p>
          </table:table-cell>
          <table:table-cell office:value-type="float" office:value="717106900" calcext:value-type="float">
            <text:p>717106900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73358436" calcext:value-type="float">
            <text:p>373358436</text:p>
          </table:table-cell>
          <table:table-cell office:value-type="float" office:value="745983092" calcext:value-type="float">
            <text:p>74598309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88188647" calcext:value-type="float">
            <text:p>388188647</text:p>
          </table:table-cell>
          <table:table-cell office:value-type="float" office:value="775624234" calcext:value-type="float">
            <text:p>775624234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3406458" calcext:value-type="float">
            <text:p>403406458</text:p>
          </table:table-cell>
          <table:table-cell office:value-type="float" office:value="806040326" calcext:value-type="float">
            <text:p>806040326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19016869" calcext:value-type="float">
            <text:p>419016869</text:p>
          </table:table-cell>
          <table:table-cell office:value-type="float" office:value="837241368" calcext:value-type="float">
            <text:p>8372413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5024880" calcext:value-type="float">
            <text:p>435024880</text:p>
          </table:table-cell>
          <table:table-cell office:value-type="float" office:value="869237360" calcext:value-type="float">
            <text:p>86923736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1435491" calcext:value-type="float">
            <text:p>451435491</text:p>
          </table:table-cell>
          <table:table-cell office:value-type="float" office:value="902038302" calcext:value-type="float">
            <text:p>90203830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68253702" calcext:value-type="float">
            <text:p>468253702</text:p>
          </table:table-cell>
          <table:table-cell office:value-type="float" office:value="935654194" calcext:value-type="float">
            <text:p>93565419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85484513" calcext:value-type="float">
            <text:p>485484513</text:p>
          </table:table-cell>
          <table:table-cell office:value-type="float" office:value="970095036" calcext:value-type="float">
            <text:p>97009503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03132924" calcext:value-type="float">
            <text:p>503132924</text:p>
          </table:table-cell>
          <table:table-cell office:value-type="float" office:value="1005370828" calcext:value-type="float">
            <text:p>100537082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21203935" calcext:value-type="float">
            <text:p>521203935</text:p>
          </table:table-cell>
          <table:table-cell office:value-type="float" office:value="1041491570" calcext:value-type="float">
            <text:p>1041491570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39702546" calcext:value-type="float">
            <text:p>539702546</text:p>
          </table:table-cell>
          <table:table-cell office:value-type="float" office:value="1078467262" calcext:value-type="float">
            <text:p>107846726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58633757" calcext:value-type="float">
            <text:p>558633757</text:p>
          </table:table-cell>
          <table:table-cell office:value-type="float" office:value="1116307904" calcext:value-type="float">
            <text:p>111630790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78002568" calcext:value-type="float">
            <text:p>578002568</text:p>
          </table:table-cell>
          <table:table-cell office:value-type="float" office:value="1155023496" calcext:value-type="float">
            <text:p>115502349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97813979" calcext:value-type="float">
            <text:p>597813979</text:p>
          </table:table-cell>
          <table:table-cell office:value-type="float" office:value="1194624038" calcext:value-type="float">
            <text:p>119462403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18072990" calcext:value-type="float">
            <text:p>618072990</text:p>
          </table:table-cell>
          <table:table-cell office:value-type="float" office:value="1235119530" calcext:value-type="float">
            <text:p>123511953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38784601" calcext:value-type="float">
            <text:p>638784601</text:p>
          </table:table-cell>
          <table:table-cell office:value-type="float" office:value="1276519972" calcext:value-type="float">
            <text:p>127651997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59953812" calcext:value-type="float">
            <text:p>659953812</text:p>
          </table:table-cell>
          <table:table-cell office:value-type="float" office:value="1318835364" calcext:value-type="float">
            <text:p>1318835364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81585623" calcext:value-type="float">
            <text:p>681585623</text:p>
          </table:table-cell>
          <table:table-cell office:value-type="float" office:value="1362075706" calcext:value-type="float">
            <text:p>136207570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03685034" calcext:value-type="float">
            <text:p>703685034</text:p>
          </table:table-cell>
          <table:table-cell office:value-type="float" office:value="1406250998" calcext:value-type="float">
            <text:p>1406250998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6257045" calcext:value-type="float">
            <text:p>726257045</text:p>
          </table:table-cell>
          <table:table-cell office:value-type="float" office:value="1451371240" calcext:value-type="float">
            <text:p>1451371240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49306656" calcext:value-type="float">
            <text:p>749306656</text:p>
          </table:table-cell>
          <table:table-cell office:value-type="float" office:value="1497446432" calcext:value-type="float">
            <text:p>149744643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72838867" calcext:value-type="float">
            <text:p>772838867</text:p>
          </table:table-cell>
          <table:table-cell office:value-type="float" office:value="1544486574" calcext:value-type="float">
            <text:p>154448657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96858678" calcext:value-type="float">
            <text:p>796858678</text:p>
          </table:table-cell>
          <table:table-cell office:value-type="float" office:value="1592501666" calcext:value-type="float">
            <text:p>159250166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1371089" calcext:value-type="float">
            <text:p>821371089</text:p>
          </table:table-cell>
          <table:table-cell office:value-type="float" office:value="1641501708" calcext:value-type="float">
            <text:p>16415017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6381100" calcext:value-type="float">
            <text:p>846381100</text:p>
          </table:table-cell>
          <table:table-cell office:value-type="float" office:value="1691496700" calcext:value-type="float">
            <text:p>1691496700</text:p>
          </table:table-cell>
        </table:table-row>
      </table:table>
      <table:table table:name="dp-qui_inv1" table:style-name="ta1">
        <table:shapes>
          <draw:frame draw:z-index="0" draw:style-name="gr1" draw:text-style-name="P1" svg:width="282.33mm" svg:height="153.53mm" svg:x="48.71mm" svg:y="1.33mm">
            <loext:p draw:notify-on-update-of-ranges="'dp-qui_inv1'.A1:'dp-qui_inv1'.A100 'dp-qui_inv1'.C1:'dp-qui_inv1'.C100 'dp-qui_inv1'.A1:'dp-qui_inv1'.A100 'dp-qui_inv1'.B1:'dp-qui_inv1'.B10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82" calcext:value-type="float">
            <text:p>1682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62" calcext:value-type="float">
            <text:p>2762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52" calcext:value-type="float">
            <text:p>4152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64" calcext:value-type="float">
            <text:p>5864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873" calcext:value-type="float">
            <text:p>7873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162" calcext:value-type="float">
            <text:p>10162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738" calcext:value-type="float">
            <text:p>12738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615" calcext:value-type="float">
            <text:p>15615</text:p>
          </table:table-cell>
          <table:table-cell office:value-type="float" office:value="13813" calcext:value-type="float">
            <text:p>138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8790" calcext:value-type="float">
            <text:p>18790</text:p>
          </table:table-cell>
          <table:table-cell office:value-type="float" office:value="16827" calcext:value-type="float">
            <text:p>168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2270" calcext:value-type="float">
            <text:p>22270</text:p>
          </table:table-cell>
          <table:table-cell office:value-type="float" office:value="20128" calcext:value-type="float">
            <text:p>2012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055" calcext:value-type="float">
            <text:p>26055</text:p>
          </table:table-cell>
          <table:table-cell office:value-type="float" office:value="23712" calcext:value-type="float">
            <text:p>237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120" calcext:value-type="float">
            <text:p>30120</text:p>
          </table:table-cell>
          <table:table-cell office:value-type="float" office:value="27556" calcext:value-type="float">
            <text:p>275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4510" calcext:value-type="float">
            <text:p>34510</text:p>
          </table:table-cell>
          <table:table-cell office:value-type="float" office:value="31719" calcext:value-type="float">
            <text:p>3171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9184" calcext:value-type="float">
            <text:p>39184</text:p>
          </table:table-cell>
          <table:table-cell office:value-type="float" office:value="36150" calcext:value-type="float">
            <text:p>3615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173" calcext:value-type="float">
            <text:p>44173</text:p>
          </table:table-cell>
          <table:table-cell office:value-type="float" office:value="40876" calcext:value-type="float">
            <text:p>4087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9481" calcext:value-type="float">
            <text:p>49481</text:p>
          </table:table-cell>
          <table:table-cell office:value-type="float" office:value="45901" calcext:value-type="float">
            <text:p>4590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5073" calcext:value-type="float">
            <text:p>55073</text:p>
          </table:table-cell>
          <table:table-cell office:value-type="float" office:value="51194" calcext:value-type="float">
            <text:p>511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1002" calcext:value-type="float">
            <text:p>61002</text:p>
          </table:table-cell>
          <table:table-cell office:value-type="float" office:value="56818" calcext:value-type="float">
            <text:p>568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7211" calcext:value-type="float">
            <text:p>67211</text:p>
          </table:table-cell>
          <table:table-cell office:value-type="float" office:value="62702" calcext:value-type="float">
            <text:p>6270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3745" calcext:value-type="float">
            <text:p>73745</text:p>
          </table:table-cell>
          <table:table-cell office:value-type="float" office:value="68889" calcext:value-type="float">
            <text:p>688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600" calcext:value-type="float">
            <text:p>80600</text:p>
          </table:table-cell>
          <table:table-cell office:value-type="float" office:value="75701" calcext:value-type="float">
            <text:p>7570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8233" calcext:value-type="float">
            <text:p>88233</text:p>
          </table:table-cell>
          <table:table-cell office:value-type="float" office:value="83769" calcext:value-type="float">
            <text:p>8376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6163" calcext:value-type="float">
            <text:p>96163</text:p>
          </table:table-cell>
          <table:table-cell office:value-type="float" office:value="92116" calcext:value-type="float">
            <text:p>9211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4445" calcext:value-type="float">
            <text:p>104445</text:p>
          </table:table-cell>
          <table:table-cell office:value-type="float" office:value="100867" calcext:value-type="float">
            <text:p>100867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3007" calcext:value-type="float">
            <text:p>113007</text:p>
          </table:table-cell>
          <table:table-cell office:value-type="float" office:value="109878" calcext:value-type="float">
            <text:p>10987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1915" calcext:value-type="float">
            <text:p>121915</text:p>
          </table:table-cell>
          <table:table-cell office:value-type="float" office:value="119281" calcext:value-type="float">
            <text:p>11928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1137" calcext:value-type="float">
            <text:p>131137</text:p>
          </table:table-cell>
          <table:table-cell office:value-type="float" office:value="129012" calcext:value-type="float">
            <text:p>1290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660" calcext:value-type="float">
            <text:p>140660</text:p>
          </table:table-cell>
          <table:table-cell office:value-type="float" office:value="139026" calcext:value-type="float">
            <text:p>13902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541" calcext:value-type="float">
            <text:p>150541</text:p>
          </table:table-cell>
          <table:table-cell office:value-type="float" office:value="149456" calcext:value-type="float">
            <text:p>14945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0714" calcext:value-type="float">
            <text:p>160714</text:p>
          </table:table-cell>
          <table:table-cell office:value-type="float" office:value="160170" calcext:value-type="float">
            <text:p>16017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71233" calcext:value-type="float">
            <text:p>171233</text:p>
          </table:table-cell>
          <table:table-cell office:value-type="float" office:value="171276" calcext:value-type="float">
            <text:p>17127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82052" calcext:value-type="float">
            <text:p>182052</text:p>
          </table:table-cell>
          <table:table-cell office:value-type="float" office:value="182682" calcext:value-type="float">
            <text:p>1826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93192" calcext:value-type="float">
            <text:p>193192</text:p>
          </table:table-cell>
          <table:table-cell office:value-type="float" office:value="194407" calcext:value-type="float">
            <text:p>19440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4676" calcext:value-type="float">
            <text:p>204676</text:p>
          </table:table-cell>
          <table:table-cell office:value-type="float" office:value="206520" calcext:value-type="float">
            <text:p>20652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16456" calcext:value-type="float">
            <text:p>216456</text:p>
          </table:table-cell>
          <table:table-cell office:value-type="float" office:value="218925" calcext:value-type="float">
            <text:p>2189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28590" calcext:value-type="float">
            <text:p>228590</text:p>
          </table:table-cell>
          <table:table-cell office:value-type="float" office:value="231738" calcext:value-type="float">
            <text:p>23173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41033" calcext:value-type="float">
            <text:p>241033</text:p>
          </table:table-cell>
          <table:table-cell office:value-type="float" office:value="244842" calcext:value-type="float">
            <text:p>2448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3790" calcext:value-type="float">
            <text:p>253790</text:p>
          </table:table-cell>
          <table:table-cell office:value-type="float" office:value="258274" calcext:value-type="float">
            <text:p>25827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66895" calcext:value-type="float">
            <text:p>266895</text:p>
          </table:table-cell>
          <table:table-cell office:value-type="float" office:value="272102" calcext:value-type="float">
            <text:p>27210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80280" calcext:value-type="float">
            <text:p>280280</text:p>
          </table:table-cell>
          <table:table-cell office:value-type="float" office:value="286190" calcext:value-type="float">
            <text:p>28619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94019" calcext:value-type="float">
            <text:p>294019</text:p>
          </table:table-cell>
          <table:table-cell office:value-type="float" office:value="300686" calcext:value-type="float">
            <text:p>30068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8069" calcext:value-type="float">
            <text:p>308069</text:p>
          </table:table-cell>
          <table:table-cell office:value-type="float" office:value="315473" calcext:value-type="float">
            <text:p>3154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2463" calcext:value-type="float">
            <text:p>322463</text:p>
          </table:table-cell>
          <table:table-cell office:value-type="float" office:value="330648" calcext:value-type="float">
            <text:p>33064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37173" calcext:value-type="float">
            <text:p>337173</text:p>
          </table:table-cell>
          <table:table-cell office:value-type="float" office:value="346155" calcext:value-type="float">
            <text:p>34615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52163" calcext:value-type="float">
            <text:p>352163</text:p>
          </table:table-cell>
          <table:table-cell office:value-type="float" office:value="361922" calcext:value-type="float">
            <text:p>36192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67511" calcext:value-type="float">
            <text:p>367511</text:p>
          </table:table-cell>
          <table:table-cell office:value-type="float" office:value="378105" calcext:value-type="float">
            <text:p>37810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83186" calcext:value-type="float">
            <text:p>383186</text:p>
          </table:table-cell>
          <table:table-cell office:value-type="float" office:value="394607" calcext:value-type="float">
            <text:p>3946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209" calcext:value-type="float">
            <text:p>399209</text:p>
          </table:table-cell>
          <table:table-cell office:value-type="float" office:value="411505" calcext:value-type="float">
            <text:p>41150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15532" calcext:value-type="float">
            <text:p>415532</text:p>
          </table:table-cell>
          <table:table-cell office:value-type="float" office:value="428703" calcext:value-type="float">
            <text:p>42870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32151" calcext:value-type="float">
            <text:p>432151</text:p>
          </table:table-cell>
          <table:table-cell office:value-type="float" office:value="446193" calcext:value-type="float">
            <text:p>44619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49114" calcext:value-type="float">
            <text:p>449114</text:p>
          </table:table-cell>
          <table:table-cell office:value-type="float" office:value="464071" calcext:value-type="float">
            <text:p>464071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66414" calcext:value-type="float">
            <text:p>466414</text:p>
          </table:table-cell>
          <table:table-cell office:value-type="float" office:value="482284" calcext:value-type="float">
            <text:p>48228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84068" calcext:value-type="float">
            <text:p>484068</text:p>
          </table:table-cell>
          <table:table-cell office:value-type="float" office:value="500905" calcext:value-type="float">
            <text:p>50090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02002" calcext:value-type="float">
            <text:p>502002</text:p>
          </table:table-cell>
          <table:table-cell office:value-type="float" office:value="519786" calcext:value-type="float">
            <text:p>5197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20248" calcext:value-type="float">
            <text:p>520248</text:p>
          </table:table-cell>
          <table:table-cell office:value-type="float" office:value="538991" calcext:value-type="float">
            <text:p>53899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538844" calcext:value-type="float">
            <text:p>538844</text:p>
          </table:table-cell>
          <table:table-cell office:value-type="float" office:value="558596" calcext:value-type="float">
            <text:p>55859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557765" calcext:value-type="float">
            <text:p>557765</text:p>
          </table:table-cell>
          <table:table-cell office:value-type="float" office:value="578508" calcext:value-type="float">
            <text:p>57850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77040" calcext:value-type="float">
            <text:p>577040</text:p>
          </table:table-cell>
          <table:table-cell office:value-type="float" office:value="598828" calcext:value-type="float">
            <text:p>598828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96595" calcext:value-type="float">
            <text:p>596595</text:p>
          </table:table-cell>
          <table:table-cell office:value-type="float" office:value="619408" calcext:value-type="float">
            <text:p>61940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616492" calcext:value-type="float">
            <text:p>616492</text:p>
          </table:table-cell>
          <table:table-cell office:value-type="float" office:value="640372" calcext:value-type="float">
            <text:p>64037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636705" calcext:value-type="float">
            <text:p>636705</text:p>
          </table:table-cell>
          <table:table-cell office:value-type="float" office:value="661668" calcext:value-type="float">
            <text:p>661668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657247" calcext:value-type="float">
            <text:p>657247</text:p>
          </table:table-cell>
          <table:table-cell office:value-type="float" office:value="683275" calcext:value-type="float">
            <text:p>68327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78147" calcext:value-type="float">
            <text:p>678147</text:p>
          </table:table-cell>
          <table:table-cell office:value-type="float" office:value="705298" calcext:value-type="float">
            <text:p>705298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99335" calcext:value-type="float">
            <text:p>699335</text:p>
          </table:table-cell>
          <table:table-cell office:value-type="float" office:value="727597" calcext:value-type="float">
            <text:p>72759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720873" calcext:value-type="float">
            <text:p>720873</text:p>
          </table:table-cell>
          <table:table-cell office:value-type="float" office:value="750296" calcext:value-type="float">
            <text:p>75029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742713" calcext:value-type="float">
            <text:p>742713</text:p>
          </table:table-cell>
          <table:table-cell office:value-type="float" office:value="773299" calcext:value-type="float">
            <text:p>773299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765526" calcext:value-type="float">
            <text:p>765526</text:p>
          </table:table-cell>
          <table:table-cell office:value-type="float" office:value="798231" calcext:value-type="float">
            <text:p>79823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789685" calcext:value-type="float">
            <text:p>789685</text:p>
          </table:table-cell>
          <table:table-cell office:value-type="float" office:value="825555" calcext:value-type="float">
            <text:p>82555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814602" calcext:value-type="float">
            <text:p>814602</text:p>
          </table:table-cell>
          <table:table-cell office:value-type="float" office:value="854095" calcext:value-type="float">
            <text:p>854095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839871" calcext:value-type="float">
            <text:p>839871</text:p>
          </table:table-cell>
          <table:table-cell office:value-type="float" office:value="883039" calcext:value-type="float">
            <text:p>88303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865437" calcext:value-type="float">
            <text:p>865437</text:p>
          </table:table-cell>
          <table:table-cell office:value-type="float" office:value="912262" calcext:value-type="float">
            <text:p>91226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891313" calcext:value-type="float">
            <text:p>891313</text:p>
          </table:table-cell>
          <table:table-cell office:value-type="float" office:value="941805" calcext:value-type="float">
            <text:p>94180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917539" calcext:value-type="float">
            <text:p>917539</text:p>
          </table:table-cell>
          <table:table-cell office:value-type="float" office:value="971748" calcext:value-type="float">
            <text:p>97174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944115" calcext:value-type="float">
            <text:p>944115</text:p>
          </table:table-cell>
          <table:table-cell office:value-type="float" office:value="1002091" calcext:value-type="float">
            <text:p>1002091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971147" calcext:value-type="float">
            <text:p>971147</text:p>
          </table:table-cell>
          <table:table-cell office:value-type="float" office:value="1033046" calcext:value-type="float">
            <text:p>103304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998533" calcext:value-type="float">
            <text:p>998533</text:p>
          </table:table-cell>
          <table:table-cell office:value-type="float" office:value="1064409" calcext:value-type="float">
            <text:p>106440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026259" calcext:value-type="float">
            <text:p>1026259</text:p>
          </table:table-cell>
          <table:table-cell office:value-type="float" office:value="1096152" calcext:value-type="float">
            <text:p>109615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54303" calcext:value-type="float">
            <text:p>1054303</text:p>
          </table:table-cell>
          <table:table-cell office:value-type="float" office:value="1128231" calcext:value-type="float">
            <text:p>112823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1082627" calcext:value-type="float">
            <text:p>1082627</text:p>
          </table:table-cell>
          <table:table-cell office:value-type="float" office:value="1160570" calcext:value-type="float">
            <text:p>1160570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111311" calcext:value-type="float">
            <text:p>1111311</text:p>
          </table:table-cell>
          <table:table-cell office:value-type="float" office:value="1193329" calcext:value-type="float">
            <text:p>119332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140319" calcext:value-type="float">
            <text:p>1140319</text:p>
          </table:table-cell>
          <table:table-cell office:value-type="float" office:value="1226436" calcext:value-type="float">
            <text:p>122643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169777" calcext:value-type="float">
            <text:p>1169777</text:p>
          </table:table-cell>
          <table:table-cell office:value-type="float" office:value="1260143" calcext:value-type="float">
            <text:p>126014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199639" calcext:value-type="float">
            <text:p>1199639</text:p>
          </table:table-cell>
          <table:table-cell office:value-type="float" office:value="1294358" calcext:value-type="float">
            <text:p>129435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229797" calcext:value-type="float">
            <text:p>1229797</text:p>
          </table:table-cell>
          <table:table-cell office:value-type="float" office:value="1328865" calcext:value-type="float">
            <text:p>132886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260301" calcext:value-type="float">
            <text:p>1260301</text:p>
          </table:table-cell>
          <table:table-cell office:value-type="float" office:value="1363764" calcext:value-type="float">
            <text:p>1363764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291124" calcext:value-type="float">
            <text:p>1291124</text:p>
          </table:table-cell>
          <table:table-cell office:value-type="float" office:value="1398982" calcext:value-type="float">
            <text:p>139898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322299" calcext:value-type="float">
            <text:p>1322299</text:p>
          </table:table-cell>
          <table:table-cell office:value-type="float" office:value="1434604" calcext:value-type="float">
            <text:p>143460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353764" calcext:value-type="float">
            <text:p>1353764</text:p>
          </table:table-cell>
          <table:table-cell office:value-type="float" office:value="1470506" calcext:value-type="float">
            <text:p>147050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385639" calcext:value-type="float">
            <text:p>1385639</text:p>
          </table:table-cell>
          <table:table-cell office:value-type="float" office:value="1506928" calcext:value-type="float">
            <text:p>150692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417964" calcext:value-type="float">
            <text:p>1417964</text:p>
          </table:table-cell>
          <table:table-cell office:value-type="float" office:value="1543950" calcext:value-type="float">
            <text:p>154395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450603" calcext:value-type="float">
            <text:p>1450603</text:p>
          </table:table-cell>
          <table:table-cell office:value-type="float" office:value="1581300" calcext:value-type="float">
            <text:p>158130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483600" calcext:value-type="float">
            <text:p>1483600</text:p>
          </table:table-cell>
          <table:table-cell office:value-type="float" office:value="1619066" calcext:value-type="float">
            <text:p>161906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516877" calcext:value-type="float">
            <text:p>1516877</text:p>
          </table:table-cell>
          <table:table-cell office:value-type="float" office:value="1657092" calcext:value-type="float">
            <text:p>165709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550490" calcext:value-type="float">
            <text:p>1550490</text:p>
          </table:table-cell>
          <table:table-cell office:value-type="float" office:value="1695490" calcext:value-type="float">
            <text:p>169549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584425" calcext:value-type="float">
            <text:p>1584425</text:p>
          </table:table-cell>
          <table:table-cell office:value-type="float" office:value="1734232" calcext:value-type="float">
            <text:p>173423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618720" calcext:value-type="float">
            <text:p>1618720</text:p>
          </table:table-cell>
          <table:table-cell office:value-type="float" office:value="1773394" calcext:value-type="float">
            <text:p>1773394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653475" calcext:value-type="float">
            <text:p>1653475</text:p>
          </table:table-cell>
          <table:table-cell office:value-type="float" office:value="1813176" calcext:value-type="float">
            <text:p>18131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88576" calcext:value-type="float">
            <text:p>1688576</text:p>
          </table:table-cell>
          <table:table-cell office:value-type="float" office:value="1853350" calcext:value-type="float">
            <text:p>1853350</text:p>
          </table:table-cell>
        </table:table-row>
      </table:table>
      <table:table table:name="dp-qui_random1" table:style-name="ta1">
        <table:shapes>
          <draw:frame draw:z-index="0" draw:style-name="gr1" draw:text-style-name="P1" svg:width="282.33mm" svg:height="153.53mm" svg:x="48.71mm" svg:y="1.06mm">
            <loext:p draw:notify-on-update-of-ranges="'dp-qui_random1'.A1:'dp-qui_random1'.A100 'dp-qui_random1'.C1:'dp-qui_random1'.C100 'dp-qui_random1'.A1:'dp-qui_random1'.A100 'dp-qui_random1'.B1:'dp-qui_random1'.B10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3" calcext:value-type="float">
            <text:p>55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58" calcext:value-type="float">
            <text:p>3358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40" calcext:value-type="float">
            <text:p>6040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69" calcext:value-type="float">
            <text:p>9769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454" calcext:value-type="float">
            <text:p>13454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7698" calcext:value-type="float">
            <text:p>17698</text:p>
          </table:table-cell>
          <table:table-cell office:value-type="float" office:value="17366" calcext:value-type="float">
            <text:p>173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15" calcext:value-type="float">
            <text:p>22515</text:p>
          </table:table-cell>
          <table:table-cell office:value-type="float" office:value="21721" calcext:value-type="float">
            <text:p>217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8765" calcext:value-type="float">
            <text:p>28765</text:p>
          </table:table-cell>
          <table:table-cell office:value-type="float" office:value="27657" calcext:value-type="float">
            <text:p>276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837" calcext:value-type="float">
            <text:p>35837</text:p>
          </table:table-cell>
          <table:table-cell office:value-type="float" office:value="34348" calcext:value-type="float">
            <text:p>34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2828" calcext:value-type="float">
            <text:p>42828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746" calcext:value-type="float">
            <text:p>50746</text:p>
          </table:table-cell>
          <table:table-cell office:value-type="float" office:value="48948" calcext:value-type="float">
            <text:p>489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9427" calcext:value-type="float">
            <text:p>59427</text:p>
          </table:table-cell>
          <table:table-cell office:value-type="float" office:value="57738" calcext:value-type="float">
            <text:p>5773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8361" calcext:value-type="float">
            <text:p>68361</text:p>
          </table:table-cell>
          <table:table-cell office:value-type="float" office:value="67343" calcext:value-type="float">
            <text:p>673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9359" calcext:value-type="float">
            <text:p>79359</text:p>
          </table:table-cell>
          <table:table-cell office:value-type="float" office:value="78079" calcext:value-type="float">
            <text:p>780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678" calcext:value-type="float">
            <text:p>90678</text:p>
          </table:table-cell>
          <table:table-cell office:value-type="float" office:value="89421" calcext:value-type="float">
            <text:p>894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2311" calcext:value-type="float">
            <text:p>102311</text:p>
          </table:table-cell>
          <table:table-cell office:value-type="float" office:value="100772" calcext:value-type="float">
            <text:p>1007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4478" calcext:value-type="float">
            <text:p>114478</text:p>
          </table:table-cell>
          <table:table-cell office:value-type="float" office:value="112927" calcext:value-type="float">
            <text:p>1129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967" calcext:value-type="float">
            <text:p>128967</text:p>
          </table:table-cell>
          <table:table-cell office:value-type="float" office:value="127948" calcext:value-type="float">
            <text:p>1279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304" calcext:value-type="float">
            <text:p>144304</text:p>
          </table:table-cell>
          <table:table-cell office:value-type="float" office:value="143812" calcext:value-type="float">
            <text:p>1438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8639" calcext:value-type="float">
            <text:p>158639</text:p>
          </table:table-cell>
          <table:table-cell office:value-type="float" office:value="157633" calcext:value-type="float">
            <text:p>1576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4417" calcext:value-type="float">
            <text:p>174417</text:p>
          </table:table-cell>
          <table:table-cell office:value-type="float" office:value="173906" calcext:value-type="float">
            <text:p>1739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1124" calcext:value-type="float">
            <text:p>191124</text:p>
          </table:table-cell>
          <table:table-cell office:value-type="float" office:value="190348" calcext:value-type="float">
            <text:p>1903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7879" calcext:value-type="float">
            <text:p>207879</text:p>
          </table:table-cell>
          <table:table-cell office:value-type="float" office:value="207188" calcext:value-type="float">
            <text:p>2071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5512" calcext:value-type="float">
            <text:p>225512</text:p>
          </table:table-cell>
          <table:table-cell office:value-type="float" office:value="224409" calcext:value-type="float">
            <text:p>2244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45094" calcext:value-type="float">
            <text:p>245094</text:p>
          </table:table-cell>
          <table:table-cell office:value-type="float" office:value="243590" calcext:value-type="float">
            <text:p>2435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65534" calcext:value-type="float">
            <text:p>265534</text:p>
          </table:table-cell>
          <table:table-cell office:value-type="float" office:value="264206" calcext:value-type="float">
            <text:p>26420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7026" calcext:value-type="float">
            <text:p>287026</text:p>
          </table:table-cell>
          <table:table-cell office:value-type="float" office:value="285361" calcext:value-type="float">
            <text:p>2853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7846" calcext:value-type="float">
            <text:p>307846</text:p>
          </table:table-cell>
          <table:table-cell office:value-type="float" office:value="307534" calcext:value-type="float">
            <text:p>3075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31145" calcext:value-type="float">
            <text:p>331145</text:p>
          </table:table-cell>
          <table:table-cell office:value-type="float" office:value="330162" calcext:value-type="float">
            <text:p>33016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3191" calcext:value-type="float">
            <text:p>353191</text:p>
          </table:table-cell>
          <table:table-cell office:value-type="float" office:value="354409" calcext:value-type="float">
            <text:p>35440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76920" calcext:value-type="float">
            <text:p>376920</text:p>
          </table:table-cell>
          <table:table-cell office:value-type="float" office:value="378392" calcext:value-type="float">
            <text:p>3783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1002" calcext:value-type="float">
            <text:p>401002</text:p>
          </table:table-cell>
          <table:table-cell office:value-type="float" office:value="402271" calcext:value-type="float">
            <text:p>40227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26441" calcext:value-type="float">
            <text:p>426441</text:p>
          </table:table-cell>
          <table:table-cell office:value-type="float" office:value="427433" calcext:value-type="float">
            <text:p>42743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52367" calcext:value-type="float">
            <text:p>452367</text:p>
          </table:table-cell>
          <table:table-cell office:value-type="float" office:value="454104" calcext:value-type="float">
            <text:p>4541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83233" calcext:value-type="float">
            <text:p>483233</text:p>
          </table:table-cell>
          <table:table-cell office:value-type="float" office:value="485143" calcext:value-type="float">
            <text:p>48514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12016" calcext:value-type="float">
            <text:p>512016</text:p>
          </table:table-cell>
          <table:table-cell office:value-type="float" office:value="514113" calcext:value-type="float">
            <text:p>5141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39993" calcext:value-type="float">
            <text:p>539993</text:p>
          </table:table-cell>
          <table:table-cell office:value-type="float" office:value="541784" calcext:value-type="float">
            <text:p>54178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69511" calcext:value-type="float">
            <text:p>569511</text:p>
          </table:table-cell>
          <table:table-cell office:value-type="float" office:value="571437" calcext:value-type="float">
            <text:p>5714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175" calcext:value-type="float">
            <text:p>600175</text:p>
          </table:table-cell>
          <table:table-cell office:value-type="float" office:value="602655" calcext:value-type="float">
            <text:p>60265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31695" calcext:value-type="float">
            <text:p>631695</text:p>
          </table:table-cell>
          <table:table-cell office:value-type="float" office:value="635133" calcext:value-type="float">
            <text:p>63513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62852" calcext:value-type="float">
            <text:p>662852</text:p>
          </table:table-cell>
          <table:table-cell office:value-type="float" office:value="667567" calcext:value-type="float">
            <text:p>66756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95239" calcext:value-type="float">
            <text:p>695239</text:p>
          </table:table-cell>
          <table:table-cell office:value-type="float" office:value="700994" calcext:value-type="float">
            <text:p>70099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28692" calcext:value-type="float">
            <text:p>728692</text:p>
          </table:table-cell>
          <table:table-cell office:value-type="float" office:value="735563" calcext:value-type="float">
            <text:p>73556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64515" calcext:value-type="float">
            <text:p>764515</text:p>
          </table:table-cell>
          <table:table-cell office:value-type="float" office:value="772289" calcext:value-type="float">
            <text:p>77228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99753" calcext:value-type="float">
            <text:p>799753</text:p>
          </table:table-cell>
          <table:table-cell office:value-type="float" office:value="808673" calcext:value-type="float">
            <text:p>80867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35600" calcext:value-type="float">
            <text:p>835600</text:p>
          </table:table-cell>
          <table:table-cell office:value-type="float" office:value="847155" calcext:value-type="float">
            <text:p>84715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72083" calcext:value-type="float">
            <text:p>872083</text:p>
          </table:table-cell>
          <table:table-cell office:value-type="float" office:value="884730" calcext:value-type="float">
            <text:p>88473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08450" calcext:value-type="float">
            <text:p>908450</text:p>
          </table:table-cell>
          <table:table-cell office:value-type="float" office:value="921053" calcext:value-type="float">
            <text:p>9210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5798" calcext:value-type="float">
            <text:p>945798</text:p>
          </table:table-cell>
          <table:table-cell office:value-type="float" office:value="959854" calcext:value-type="float">
            <text:p>95985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985082" calcext:value-type="float">
            <text:p>985082</text:p>
          </table:table-cell>
          <table:table-cell office:value-type="float" office:value="999670" calcext:value-type="float">
            <text:p>99967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25485" calcext:value-type="float">
            <text:p>1025485</text:p>
          </table:table-cell>
          <table:table-cell office:value-type="float" office:value="1040472" calcext:value-type="float">
            <text:p>104047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067340" calcext:value-type="float">
            <text:p>1067340</text:p>
          </table:table-cell>
          <table:table-cell office:value-type="float" office:value="1082695" calcext:value-type="float">
            <text:p>108269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09628" calcext:value-type="float">
            <text:p>1109628</text:p>
          </table:table-cell>
          <table:table-cell office:value-type="float" office:value="1125075" calcext:value-type="float">
            <text:p>11250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152135" calcext:value-type="float">
            <text:p>1152135</text:p>
          </table:table-cell>
          <table:table-cell office:value-type="float" office:value="1167161" calcext:value-type="float">
            <text:p>116716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196810" calcext:value-type="float">
            <text:p>1196810</text:p>
          </table:table-cell>
          <table:table-cell office:value-type="float" office:value="1212573" calcext:value-type="float">
            <text:p>121257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240831" calcext:value-type="float">
            <text:p>1240831</text:p>
          </table:table-cell>
          <table:table-cell office:value-type="float" office:value="1258787" calcext:value-type="float">
            <text:p>125878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285509" calcext:value-type="float">
            <text:p>1285509</text:p>
          </table:table-cell>
          <table:table-cell office:value-type="float" office:value="1303245" calcext:value-type="float">
            <text:p>130324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332107" calcext:value-type="float">
            <text:p>1332107</text:p>
          </table:table-cell>
          <table:table-cell office:value-type="float" office:value="1351551" calcext:value-type="float">
            <text:p>135155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77261" calcext:value-type="float">
            <text:p>1377261</text:p>
          </table:table-cell>
          <table:table-cell office:value-type="float" office:value="1397514" calcext:value-type="float">
            <text:p>13975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426582" calcext:value-type="float">
            <text:p>1426582</text:p>
          </table:table-cell>
          <table:table-cell office:value-type="float" office:value="1447947" calcext:value-type="float">
            <text:p>144794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474647" calcext:value-type="float">
            <text:p>1474647</text:p>
          </table:table-cell>
          <table:table-cell office:value-type="float" office:value="1497292" calcext:value-type="float">
            <text:p>14972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24293" calcext:value-type="float">
            <text:p>1524293</text:p>
          </table:table-cell>
          <table:table-cell office:value-type="float" office:value="1549547" calcext:value-type="float">
            <text:p>15495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72859" calcext:value-type="float">
            <text:p>1572859</text:p>
          </table:table-cell>
          <table:table-cell office:value-type="float" office:value="1600609" calcext:value-type="float">
            <text:p>160060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23594" calcext:value-type="float">
            <text:p>1623594</text:p>
          </table:table-cell>
          <table:table-cell office:value-type="float" office:value="1652796" calcext:value-type="float">
            <text:p>165279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676570" calcext:value-type="float">
            <text:p>1676570</text:p>
          </table:table-cell>
          <table:table-cell office:value-type="float" office:value="1707237" calcext:value-type="float">
            <text:p>170723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729973" calcext:value-type="float">
            <text:p>1729973</text:p>
          </table:table-cell>
          <table:table-cell office:value-type="float" office:value="1761867" calcext:value-type="float">
            <text:p>176186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784406" calcext:value-type="float">
            <text:p>1784406</text:p>
          </table:table-cell>
          <table:table-cell office:value-type="float" office:value="1818862" calcext:value-type="float">
            <text:p>181886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839226" calcext:value-type="float">
            <text:p>1839226</text:p>
          </table:table-cell>
          <table:table-cell office:value-type="float" office:value="1874526" calcext:value-type="float">
            <text:p>18745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94073" calcext:value-type="float">
            <text:p>1894073</text:p>
          </table:table-cell>
          <table:table-cell office:value-type="float" office:value="1931721" calcext:value-type="float">
            <text:p>193172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52280" calcext:value-type="float">
            <text:p>1952280</text:p>
          </table:table-cell>
          <table:table-cell office:value-type="float" office:value="1991518" calcext:value-type="float">
            <text:p>199151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010488" calcext:value-type="float">
            <text:p>2010488</text:p>
          </table:table-cell>
          <table:table-cell office:value-type="float" office:value="2050879" calcext:value-type="float">
            <text:p>205087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067318" calcext:value-type="float">
            <text:p>2067318</text:p>
          </table:table-cell>
          <table:table-cell office:value-type="float" office:value="2109011" calcext:value-type="float">
            <text:p>210901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128005" calcext:value-type="float">
            <text:p>2128005</text:p>
          </table:table-cell>
          <table:table-cell office:value-type="float" office:value="2171146" calcext:value-type="float">
            <text:p>217114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187594" calcext:value-type="float">
            <text:p>2187594</text:p>
          </table:table-cell>
          <table:table-cell office:value-type="float" office:value="2234218" calcext:value-type="float">
            <text:p>223421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248583" calcext:value-type="float">
            <text:p>2248583</text:p>
          </table:table-cell>
          <table:table-cell office:value-type="float" office:value="2298615" calcext:value-type="float">
            <text:p>229861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308381" calcext:value-type="float">
            <text:p>2308381</text:p>
          </table:table-cell>
          <table:table-cell office:value-type="float" office:value="2359365" calcext:value-type="float">
            <text:p>23593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371826" calcext:value-type="float">
            <text:p>2371826</text:p>
          </table:table-cell>
          <table:table-cell office:value-type="float" office:value="2424188" calcext:value-type="float">
            <text:p>242418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434858" calcext:value-type="float">
            <text:p>2434858</text:p>
          </table:table-cell>
          <table:table-cell office:value-type="float" office:value="2490590" calcext:value-type="float">
            <text:p>249059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98395" calcext:value-type="float">
            <text:p>2498395</text:p>
          </table:table-cell>
          <table:table-cell office:value-type="float" office:value="2555267" calcext:value-type="float">
            <text:p>255526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63896" calcext:value-type="float">
            <text:p>2563896</text:p>
          </table:table-cell>
          <table:table-cell office:value-type="float" office:value="2621473" calcext:value-type="float">
            <text:p>262147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629176" calcext:value-type="float">
            <text:p>2629176</text:p>
          </table:table-cell>
          <table:table-cell office:value-type="float" office:value="2688499" calcext:value-type="float">
            <text:p>268849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696480" calcext:value-type="float">
            <text:p>2696480</text:p>
          </table:table-cell>
          <table:table-cell office:value-type="float" office:value="2758886" calcext:value-type="float">
            <text:p>275888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763641" calcext:value-type="float">
            <text:p>2763641</text:p>
          </table:table-cell>
          <table:table-cell office:value-type="float" office:value="2828418" calcext:value-type="float">
            <text:p>282841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832719" calcext:value-type="float">
            <text:p>2832719</text:p>
          </table:table-cell>
          <table:table-cell office:value-type="float" office:value="2899891" calcext:value-type="float">
            <text:p>289989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2901449" calcext:value-type="float">
            <text:p>2901449</text:p>
          </table:table-cell>
          <table:table-cell office:value-type="float" office:value="2970862" calcext:value-type="float">
            <text:p>297086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971129" calcext:value-type="float">
            <text:p>2971129</text:p>
          </table:table-cell>
          <table:table-cell office:value-type="float" office:value="3043386" calcext:value-type="float">
            <text:p>304338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042517" calcext:value-type="float">
            <text:p>3042517</text:p>
          </table:table-cell>
          <table:table-cell office:value-type="float" office:value="3116356" calcext:value-type="float">
            <text:p>311635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113150" calcext:value-type="float">
            <text:p>3113150</text:p>
          </table:table-cell>
          <table:table-cell office:value-type="float" office:value="3189610" calcext:value-type="float">
            <text:p>318961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184327" calcext:value-type="float">
            <text:p>3184327</text:p>
          </table:table-cell>
          <table:table-cell office:value-type="float" office:value="3263430" calcext:value-type="float">
            <text:p>326343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256991" calcext:value-type="float">
            <text:p>3256991</text:p>
          </table:table-cell>
          <table:table-cell office:value-type="float" office:value="3338355" calcext:value-type="float">
            <text:p>333835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331160" calcext:value-type="float">
            <text:p>3331160</text:p>
          </table:table-cell>
          <table:table-cell office:value-type="float" office:value="3415141" calcext:value-type="float">
            <text:p>341514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404755" calcext:value-type="float">
            <text:p>3404755</text:p>
          </table:table-cell>
          <table:table-cell office:value-type="float" office:value="3491384" calcext:value-type="float">
            <text:p>349138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480760" calcext:value-type="float">
            <text:p>3480760</text:p>
          </table:table-cell>
          <table:table-cell office:value-type="float" office:value="3570924" calcext:value-type="float">
            <text:p>35709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556061" calcext:value-type="float">
            <text:p>3556061</text:p>
          </table:table-cell>
          <table:table-cell office:value-type="float" office:value="3648919" calcext:value-type="float">
            <text:p>364891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633528" calcext:value-type="float">
            <text:p>3633528</text:p>
          </table:table-cell>
          <table:table-cell office:value-type="float" office:value="3729492" calcext:value-type="float">
            <text:p>372949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3713455" calcext:value-type="float">
            <text:p>3713455</text:p>
          </table:table-cell>
          <table:table-cell office:value-type="float" office:value="3812508" calcext:value-type="float">
            <text:p>381250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3791992" calcext:value-type="float">
            <text:p>3791992</text:p>
          </table:table-cell>
          <table:table-cell office:value-type="float" office:value="3894349" calcext:value-type="float">
            <text:p>389434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3871410" calcext:value-type="float">
            <text:p>3871410</text:p>
          </table:table-cell>
          <table:table-cell office:value-type="float" office:value="3976788" calcext:value-type="float">
            <text:p>39767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51694" calcext:value-type="float">
            <text:p>3951694</text:p>
          </table:table-cell>
          <table:table-cell office:value-type="float" office:value="4059736" calcext:value-type="float">
            <text:p>4059736</text:p>
          </table:table-cell>
        </table:table-row>
      </table:table>
      <table:table table:name="msq" table:style-name="ta1">
        <table:shapes>
          <draw:frame draw:z-index="0" draw:style-name="gr1" draw:text-style-name="P1" svg:width="327.51mm" svg:height="166.28mm" svg:x="3.3mm" svg:y="1.07mm">
            <loext:p draw:notify-on-update-of-ranges="msq.A1:msq.A100 msq.B1:msq.B100 msq.A1:msq.A100 msq.C1:msq.C100 msq.A1:msq.A100 msq.D1:msq.D100 msq.A1:msq.A100 msq.E1:msq.E100 msq.A1:msq.A100 msq.F1:msq.F100 msq.A1:msq.A100 msq.G1:msq.G10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72" calcext:value-type="float">
            <text:p>2572</text:p>
          </table:table-cell>
          <table:table-cell office:value-type="float" office:value="2473" calcext:value-type="float">
            <text:p>2473</text:p>
          </table:table-cell>
          <table:table-cell office:value-type="float" office:value="672" calcext:value-type="float">
            <text:p>672</text:p>
          </table:table-cell>
          <table:table-cell office:value-type="float" office:value="543" calcext:value-type="float">
            <text:p>543</text:p>
          </table:table-cell>
          <table:table-cell office:value-type="float" office:value="517" calcext:value-type="float">
            <text:p>51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28" calcext:value-type="float">
            <text:p>12028</text:p>
          </table:table-cell>
          <table:table-cell office:value-type="float" office:value="11730" calcext:value-type="float">
            <text:p>11730</text:p>
          </table:table-cell>
          <table:table-cell office:value-type="float" office:value="2216" calcext:value-type="float">
            <text:p>2216</text:p>
          </table:table-cell>
          <table:table-cell office:value-type="float" office:value="1828" calcext:value-type="float">
            <text:p>1828</text:p>
          </table:table-cell>
          <table:table-cell office:value-type="float" office:value="1659" calcext:value-type="float">
            <text:p>1659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249" calcext:value-type="float">
            <text:p>34249</text:p>
          </table:table-cell>
          <table:table-cell office:value-type="float" office:value="33652" calcext:value-type="float">
            <text:p>33652</text:p>
          </table:table-cell>
          <table:table-cell office:value-type="float" office:value="4704" calcext:value-type="float">
            <text:p>4704</text:p>
          </table:table-cell>
          <table:table-cell office:value-type="float" office:value="3919" calcext:value-type="float">
            <text:p>3919</text:p>
          </table:table-cell>
          <table:table-cell office:value-type="float" office:value="3465" calcext:value-type="float">
            <text:p>346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4754" calcext:value-type="float">
            <text:p>74754</text:p>
          </table:table-cell>
          <table:table-cell office:value-type="float" office:value="73758" calcext:value-type="float">
            <text:p>73758</text:p>
          </table:table-cell>
          <table:table-cell office:value-type="float" office:value="8192" calcext:value-type="float">
            <text:p>8192</text:p>
          </table:table-cell>
          <table:table-cell office:value-type="float" office:value="6905" calcext:value-type="float">
            <text:p>6905</text:p>
          </table:table-cell>
          <table:table-cell office:value-type="float" office:value="5871" calcext:value-type="float">
            <text:p>5871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388" calcext:value-type="float">
            <text:p>135388</text:p>
          </table:table-cell>
          <table:table-cell office:value-type="float" office:value="133893" calcext:value-type="float">
            <text:p>133893</text:p>
          </table:table-cell>
          <table:table-cell office:value-type="float" office:value="12680" calcext:value-type="float">
            <text:p>12680</text:p>
          </table:table-cell>
          <table:table-cell office:value-type="float" office:value="10752" calcext:value-type="float">
            <text:p>10752</text:p>
          </table:table-cell>
          <table:table-cell office:value-type="float" office:value="8601" calcext:value-type="float">
            <text:p>8601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126" calcext:value-type="float">
            <text:p>225126</text:p>
          </table:table-cell>
          <table:table-cell office:value-type="float" office:value="223032" calcext:value-type="float">
            <text:p>223032</text:p>
          </table:table-cell>
          <table:table-cell office:value-type="float" office:value="18256" calcext:value-type="float">
            <text:p>18256</text:p>
          </table:table-cell>
          <table:table-cell office:value-type="float" office:value="15528" calcext:value-type="float">
            <text:p>15528</text:p>
          </table:table-cell>
          <table:table-cell office:value-type="float" office:value="11863" calcext:value-type="float">
            <text:p>11863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49853" calcext:value-type="float">
            <text:p>349853</text:p>
          </table:table-cell>
          <table:table-cell office:value-type="float" office:value="347060" calcext:value-type="float">
            <text:p>347060</text:p>
          </table:table-cell>
          <table:table-cell office:value-type="float" office:value="24932" calcext:value-type="float">
            <text:p>24932</text:p>
          </table:table-cell>
          <table:table-cell office:value-type="float" office:value="21267" calcext:value-type="float">
            <text:p>21267</text:p>
          </table:table-cell>
          <table:table-cell office:value-type="float" office:value="15646" calcext:value-type="float">
            <text:p>15646</text:p>
          </table:table-cell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10948" calcext:value-type="float">
            <text:p>510948</text:p>
          </table:table-cell>
          <table:table-cell office:value-type="float" office:value="507356" calcext:value-type="float">
            <text:p>507356</text:p>
          </table:table-cell>
          <table:table-cell office:value-type="float" office:value="32708" calcext:value-type="float">
            <text:p>32708</text:p>
          </table:table-cell>
          <table:table-cell office:value-type="float" office:value="28023" calcext:value-type="float">
            <text:p>28023</text:p>
          </table:table-cell>
          <table:table-cell office:value-type="float" office:value="20979" calcext:value-type="float">
            <text:p>20979</text:p>
          </table:table-cell>
          <table:table-cell office:value-type="float" office:value="34295" calcext:value-type="float">
            <text:p>342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17591" calcext:value-type="float">
            <text:p>717591</text:p>
          </table:table-cell>
          <table:table-cell office:value-type="float" office:value="713100" calcext:value-type="float">
            <text:p>713100</text:p>
          </table:table-cell>
          <table:table-cell office:value-type="float" office:value="41584" calcext:value-type="float">
            <text:p>41584</text:p>
          </table:table-cell>
          <table:table-cell office:value-type="float" office:value="35773" calcext:value-type="float">
            <text:p>35773</text:p>
          </table:table-cell>
          <table:table-cell office:value-type="float" office:value="27488" calcext:value-type="float">
            <text:p>27488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6978" calcext:value-type="float">
            <text:p>976978</text:p>
          </table:table-cell>
          <table:table-cell office:value-type="float" office:value="971488" calcext:value-type="float">
            <text:p>971488</text:p>
          </table:table-cell>
          <table:table-cell office:value-type="float" office:value="51560" calcext:value-type="float">
            <text:p>51560</text:p>
          </table:table-cell>
          <table:table-cell office:value-type="float" office:value="44478" calcext:value-type="float">
            <text:p>44478</text:p>
          </table:table-cell>
          <table:table-cell office:value-type="float" office:value="33962" calcext:value-type="float">
            <text:p>33962</text:p>
          </table:table-cell>
          <table:table-cell office:value-type="float" office:value="54936" calcext:value-type="float">
            <text:p>5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73326" calcext:value-type="float">
            <text:p>1273326</text:p>
          </table:table-cell>
          <table:table-cell office:value-type="float" office:value="1266737" calcext:value-type="float">
            <text:p>1266737</text:p>
          </table:table-cell>
          <table:table-cell office:value-type="float" office:value="62712" calcext:value-type="float">
            <text:p>62712</text:p>
          </table:table-cell>
          <table:table-cell office:value-type="float" office:value="54206" calcext:value-type="float">
            <text:p>54206</text:p>
          </table:table-cell>
          <table:table-cell office:value-type="float" office:value="41233" calcext:value-type="float">
            <text:p>41233</text:p>
          </table:table-cell>
          <table:table-cell office:value-type="float" office:value="68199" calcext:value-type="float">
            <text:p>68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32393" calcext:value-type="float">
            <text:p>1632393</text:p>
          </table:table-cell>
          <table:table-cell office:value-type="float" office:value="1624605" calcext:value-type="float">
            <text:p>1624605</text:p>
          </table:table-cell>
          <table:table-cell office:value-type="float" office:value="75064" calcext:value-type="float">
            <text:p>75064</text:p>
          </table:table-cell>
          <table:table-cell office:value-type="float" office:value="65013" calcext:value-type="float">
            <text:p>65013</text:p>
          </table:table-cell>
          <table:table-cell office:value-type="float" office:value="48807" calcext:value-type="float">
            <text:p>48807</text:p>
          </table:table-cell>
          <table:table-cell office:value-type="float" office:value="81548" calcext:value-type="float">
            <text:p>815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54172" calcext:value-type="float">
            <text:p>2054172</text:p>
          </table:table-cell>
          <table:table-cell office:value-type="float" office:value="2045085" calcext:value-type="float">
            <text:p>2045085</text:p>
          </table:table-cell>
          <table:table-cell office:value-type="float" office:value="88616" calcext:value-type="float">
            <text:p>88616</text:p>
          </table:table-cell>
          <table:table-cell office:value-type="float" office:value="76820" calcext:value-type="float">
            <text:p>76820</text:p>
          </table:table-cell>
          <table:table-cell office:value-type="float" office:value="57448" calcext:value-type="float">
            <text:p>57448</text:p>
          </table:table-cell>
          <table:table-cell office:value-type="float" office:value="95597" calcext:value-type="float">
            <text:p>955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552967" calcext:value-type="float">
            <text:p>2552967</text:p>
          </table:table-cell>
          <table:table-cell office:value-type="float" office:value="2542481" calcext:value-type="float">
            <text:p>2542481</text:p>
          </table:table-cell>
          <table:table-cell office:value-type="float" office:value="103368" calcext:value-type="float">
            <text:p>103368</text:p>
          </table:table-cell>
          <table:table-cell office:value-type="float" office:value="89696" calcext:value-type="float">
            <text:p>89696</text:p>
          </table:table-cell>
          <table:table-cell office:value-type="float" office:value="67211" calcext:value-type="float">
            <text:p>67211</text:p>
          </table:table-cell>
          <table:table-cell office:value-type="float" office:value="112122" calcext:value-type="float">
            <text:p>1121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119755" calcext:value-type="float">
            <text:p>3119755</text:p>
          </table:table-cell>
          <table:table-cell office:value-type="float" office:value="3107770" calcext:value-type="float">
            <text:p>3107770</text:p>
          </table:table-cell>
          <table:table-cell office:value-type="float" office:value="119320" calcext:value-type="float">
            <text:p>119320</text:p>
          </table:table-cell>
          <table:table-cell office:value-type="float" office:value="103668" calcext:value-type="float">
            <text:p>103668</text:p>
          </table:table-cell>
          <table:table-cell office:value-type="float" office:value="77860" calcext:value-type="float">
            <text:p>77860</text:p>
          </table:table-cell>
          <table:table-cell office:value-type="float" office:value="129662" calcext:value-type="float">
            <text:p>1296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761100" calcext:value-type="float">
            <text:p>3761100</text:p>
          </table:table-cell>
          <table:table-cell office:value-type="float" office:value="3747516" calcext:value-type="float">
            <text:p>3747516</text:p>
          </table:table-cell>
          <table:table-cell office:value-type="float" office:value="136472" calcext:value-type="float">
            <text:p>136472</text:p>
          </table:table-cell>
          <table:table-cell office:value-type="float" office:value="118720" calcext:value-type="float">
            <text:p>118720</text:p>
          </table:table-cell>
          <table:table-cell office:value-type="float" office:value="90796" calcext:value-type="float">
            <text:p>90796</text:p>
          </table:table-cell>
          <table:table-cell office:value-type="float" office:value="152124" calcext:value-type="float">
            <text:p>1521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482228" calcext:value-type="float">
            <text:p>4482228</text:p>
          </table:table-cell>
          <table:table-cell office:value-type="float" office:value="4466945" calcext:value-type="float">
            <text:p>4466945</text:p>
          </table:table-cell>
          <table:table-cell office:value-type="float" office:value="154824" calcext:value-type="float">
            <text:p>154824</text:p>
          </table:table-cell>
          <table:table-cell office:value-type="float" office:value="134846" calcext:value-type="float">
            <text:p>134846</text:p>
          </table:table-cell>
          <table:table-cell office:value-type="float" office:value="103461" calcext:value-type="float">
            <text:p>103461</text:p>
          </table:table-cell>
          <table:table-cell office:value-type="float" office:value="172794" calcext:value-type="float">
            <text:p>1727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98989" calcext:value-type="float">
            <text:p>5298989</text:p>
          </table:table-cell>
          <table:table-cell office:value-type="float" office:value="5281907" calcext:value-type="float">
            <text:p>5281907</text:p>
          </table:table-cell>
          <table:table-cell office:value-type="float" office:value="174376" calcext:value-type="float">
            <text:p>174376</text:p>
          </table:table-cell>
          <table:table-cell office:value-type="float" office:value="152108" calcext:value-type="float">
            <text:p>152108</text:p>
          </table:table-cell>
          <table:table-cell office:value-type="float" office:value="117525" calcext:value-type="float">
            <text:p>117525</text:p>
          </table:table-cell>
          <table:table-cell office:value-type="float" office:value="193920" calcext:value-type="float">
            <text:p>19392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02180" calcext:value-type="float">
            <text:p>6202180</text:p>
          </table:table-cell>
          <table:table-cell office:value-type="float" office:value="6183199" calcext:value-type="float">
            <text:p>6183199</text:p>
          </table:table-cell>
          <table:table-cell office:value-type="float" office:value="195128" calcext:value-type="float">
            <text:p>195128</text:p>
          </table:table-cell>
          <table:table-cell office:value-type="float" office:value="170406" calcext:value-type="float">
            <text:p>170406</text:p>
          </table:table-cell>
          <table:table-cell office:value-type="float" office:value="130453" calcext:value-type="float">
            <text:p>130453</text:p>
          </table:table-cell>
          <table:table-cell office:value-type="float" office:value="217812" calcext:value-type="float">
            <text:p>217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90364" calcext:value-type="float">
            <text:p>7190364</text:p>
          </table:table-cell>
          <table:table-cell office:value-type="float" office:value="7169384" calcext:value-type="float">
            <text:p>7169384</text:p>
          </table:table-cell>
          <table:table-cell office:value-type="float" office:value="217080" calcext:value-type="float">
            <text:p>217080</text:p>
          </table:table-cell>
          <table:table-cell office:value-type="float" office:value="189814" calcext:value-type="float">
            <text:p>189814</text:p>
          </table:table-cell>
          <table:table-cell office:value-type="float" office:value="145078" calcext:value-type="float">
            <text:p>145078</text:p>
          </table:table-cell>
          <table:table-cell office:value-type="float" office:value="242675" calcext:value-type="float">
            <text:p>242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283735" calcext:value-type="float">
            <text:p>8283735</text:p>
          </table:table-cell>
          <table:table-cell office:value-type="float" office:value="8260656" calcext:value-type="float">
            <text:p>8260656</text:p>
          </table:table-cell>
          <table:table-cell office:value-type="float" office:value="240284" calcext:value-type="float">
            <text:p>240284</text:p>
          </table:table-cell>
          <table:table-cell office:value-type="float" office:value="210349" calcext:value-type="float">
            <text:p>210349</text:p>
          </table:table-cell>
          <table:table-cell office:value-type="float" office:value="160720" calcext:value-type="float">
            <text:p>160720</text:p>
          </table:table-cell>
          <table:table-cell office:value-type="float" office:value="269128" calcext:value-type="float">
            <text:p>2691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492023" calcext:value-type="float">
            <text:p>9492023</text:p>
          </table:table-cell>
          <table:table-cell office:value-type="float" office:value="9466745" calcext:value-type="float">
            <text:p>9466745</text:p>
          </table:table-cell>
          <table:table-cell office:value-type="float" office:value="264788" calcext:value-type="float">
            <text:p>264788</text:p>
          </table:table-cell>
          <table:table-cell office:value-type="float" office:value="232003" calcext:value-type="float">
            <text:p>232003</text:p>
          </table:table-cell>
          <table:table-cell office:value-type="float" office:value="176273" calcext:value-type="float">
            <text:p>176273</text:p>
          </table:table-cell>
          <table:table-cell office:value-type="float" office:value="296672" calcext:value-type="float">
            <text:p>2966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834003" calcext:value-type="float">
            <text:p>10834003</text:p>
          </table:table-cell>
          <table:table-cell office:value-type="float" office:value="10806426" calcext:value-type="float">
            <text:p>10806426</text:p>
          </table:table-cell>
          <table:table-cell office:value-type="float" office:value="290592" calcext:value-type="float">
            <text:p>290592</text:p>
          </table:table-cell>
          <table:table-cell office:value-type="float" office:value="254823" calcext:value-type="float">
            <text:p>254823</text:p>
          </table:table-cell>
          <table:table-cell office:value-type="float" office:value="193801" calcext:value-type="float">
            <text:p>193801</text:p>
          </table:table-cell>
          <table:table-cell office:value-type="float" office:value="325521" calcext:value-type="float">
            <text:p>3255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257143" calcext:value-type="float">
            <text:p>12257143</text:p>
          </table:table-cell>
          <table:table-cell office:value-type="float" office:value="12227167" calcext:value-type="float">
            <text:p>12227167</text:p>
          </table:table-cell>
          <table:table-cell office:value-type="float" office:value="317696" calcext:value-type="float">
            <text:p>317696</text:p>
          </table:table-cell>
          <table:table-cell office:value-type="float" office:value="278812" calcext:value-type="float">
            <text:p>278812</text:p>
          </table:table-cell>
          <table:table-cell office:value-type="float" office:value="213845" calcext:value-type="float">
            <text:p>213845</text:p>
          </table:table-cell>
          <table:table-cell office:value-type="float" office:value="357316" calcext:value-type="float">
            <text:p>3573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806816" calcext:value-type="float">
            <text:p>13806816</text:p>
          </table:table-cell>
          <table:table-cell office:value-type="float" office:value="13774341" calcext:value-type="float">
            <text:p>13774341</text:p>
          </table:table-cell>
          <table:table-cell office:value-type="float" office:value="346100" calcext:value-type="float">
            <text:p>346100</text:p>
          </table:table-cell>
          <table:table-cell office:value-type="float" office:value="303896" calcext:value-type="float">
            <text:p>303896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0823" calcext:value-type="float">
            <text:p>3908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497507" calcext:value-type="float">
            <text:p>15497507</text:p>
          </table:table-cell>
          <table:table-cell office:value-type="float" office:value="15462433" calcext:value-type="float">
            <text:p>15462433</text:p>
          </table:table-cell>
          <table:table-cell office:value-type="float" office:value="375804" calcext:value-type="float">
            <text:p>375804</text:p>
          </table:table-cell>
          <table:table-cell office:value-type="float" office:value="330192" calcext:value-type="float">
            <text:p>330192</text:p>
          </table:table-cell>
          <table:table-cell office:value-type="float" office:value="254910" calcext:value-type="float">
            <text:p>254910</text:p>
          </table:table-cell>
          <table:table-cell office:value-type="float" office:value="423321" calcext:value-type="float">
            <text:p>4233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329948" calcext:value-type="float">
            <text:p>17329948</text:p>
          </table:table-cell>
          <table:table-cell office:value-type="float" office:value="17292175" calcext:value-type="float">
            <text:p>17292175</text:p>
          </table:table-cell>
          <table:table-cell office:value-type="float" office:value="406808" calcext:value-type="float">
            <text:p>406808</text:p>
          </table:table-cell>
          <table:table-cell office:value-type="float" office:value="357580" calcext:value-type="float">
            <text:p>357580</text:p>
          </table:table-cell>
          <table:table-cell office:value-type="float" office:value="274287" calcext:value-type="float">
            <text:p>274287</text:p>
          </table:table-cell>
          <table:table-cell office:value-type="float" office:value="458470" calcext:value-type="float">
            <text:p>45847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9309102" calcext:value-type="float">
            <text:p>19309102</text:p>
          </table:table-cell>
          <table:table-cell office:value-type="float" office:value="19268530" calcext:value-type="float">
            <text:p>19268530</text:p>
          </table:table-cell>
          <table:table-cell office:value-type="float" office:value="439112" calcext:value-type="float">
            <text:p>439112</text:p>
          </table:table-cell>
          <table:table-cell office:value-type="float" office:value="386154" calcext:value-type="float">
            <text:p>386154</text:p>
          </table:table-cell>
          <table:table-cell office:value-type="float" office:value="298595" calcext:value-type="float">
            <text:p>298595</text:p>
          </table:table-cell>
          <table:table-cell office:value-type="float" office:value="498647" calcext:value-type="float">
            <text:p>4986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1409590" calcext:value-type="float">
            <text:p>21409590</text:p>
          </table:table-cell>
          <table:table-cell office:value-type="float" office:value="21366119" calcext:value-type="float">
            <text:p>21366119</text:p>
          </table:table-cell>
          <table:table-cell office:value-type="float" office:value="472716" calcext:value-type="float">
            <text:p>472716</text:p>
          </table:table-cell>
          <table:table-cell office:value-type="float" office:value="415882" calcext:value-type="float">
            <text:p>415882</text:p>
          </table:table-cell>
          <table:table-cell office:value-type="float" office:value="318712" calcext:value-type="float">
            <text:p>318712</text:p>
          </table:table-cell>
          <table:table-cell office:value-type="float" office:value="535541" calcext:value-type="float">
            <text:p>5355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657118" calcext:value-type="float">
            <text:p>23657118</text:p>
          </table:table-cell>
          <table:table-cell office:value-type="float" office:value="23610648" calcext:value-type="float">
            <text:p>23610648</text:p>
          </table:table-cell>
          <table:table-cell office:value-type="float" office:value="507620" calcext:value-type="float">
            <text:p>507620</text:p>
          </table:table-cell>
          <table:table-cell office:value-type="float" office:value="446774" calcext:value-type="float">
            <text:p>446774</text:p>
          </table:table-cell>
          <table:table-cell office:value-type="float" office:value="340536" calcext:value-type="float">
            <text:p>340536</text:p>
          </table:table-cell>
          <table:table-cell office:value-type="float" office:value="573635" calcext:value-type="float">
            <text:p>57363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35855" calcext:value-type="float">
            <text:p>26035855</text:p>
          </table:table-cell>
          <table:table-cell office:value-type="float" office:value="25986286" calcext:value-type="float">
            <text:p>25986286</text:p>
          </table:table-cell>
          <table:table-cell office:value-type="float" office:value="543824" calcext:value-type="float">
            <text:p>543824</text:p>
          </table:table-cell>
          <table:table-cell office:value-type="float" office:value="478944" calcext:value-type="float">
            <text:p>478944</text:p>
          </table:table-cell>
          <table:table-cell office:value-type="float" office:value="365976" calcext:value-type="float">
            <text:p>365976</text:p>
          </table:table-cell>
          <table:table-cell office:value-type="float" office:value="618826" calcext:value-type="float">
            <text:p>6188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593679" calcext:value-type="float">
            <text:p>28593679</text:p>
          </table:table-cell>
          <table:table-cell office:value-type="float" office:value="28540911" calcext:value-type="float">
            <text:p>28540911</text:p>
          </table:table-cell>
          <table:table-cell office:value-type="float" office:value="581328" calcext:value-type="float">
            <text:p>581328</text:p>
          </table:table-cell>
          <table:table-cell office:value-type="float" office:value="512206" calcext:value-type="float">
            <text:p>512206</text:p>
          </table:table-cell>
          <table:table-cell office:value-type="float" office:value="390877" calcext:value-type="float">
            <text:p>390877</text:p>
          </table:table-cell>
          <table:table-cell office:value-type="float" office:value="660785" calcext:value-type="float">
            <text:p>6607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1298935" calcext:value-type="float">
            <text:p>31298935</text:p>
          </table:table-cell>
          <table:table-cell office:value-type="float" office:value="31242868" calcext:value-type="float">
            <text:p>31242868</text:p>
          </table:table-cell>
          <table:table-cell office:value-type="float" office:value="620132" calcext:value-type="float">
            <text:p>620132</text:p>
          </table:table-cell>
          <table:table-cell office:value-type="float" office:value="546629" calcext:value-type="float">
            <text:p>546629</text:p>
          </table:table-cell>
          <table:table-cell office:value-type="float" office:value="420473" calcext:value-type="float">
            <text:p>420473</text:p>
          </table:table-cell>
          <table:table-cell office:value-type="float" office:value="706996" calcext:value-type="float">
            <text:p>70699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4198411" calcext:value-type="float">
            <text:p>34198411</text:p>
          </table:table-cell>
          <table:table-cell office:value-type="float" office:value="34138945" calcext:value-type="float">
            <text:p>34138945</text:p>
          </table:table-cell>
          <table:table-cell office:value-type="float" office:value="660236" calcext:value-type="float">
            <text:p>660236</text:p>
          </table:table-cell>
          <table:table-cell office:value-type="float" office:value="582265" calcext:value-type="float">
            <text:p>582265</text:p>
          </table:table-cell>
          <table:table-cell office:value-type="float" office:value="449219" calcext:value-type="float">
            <text:p>449219</text:p>
          </table:table-cell>
          <table:table-cell office:value-type="float" office:value="754063" calcext:value-type="float">
            <text:p>7540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7283763" calcext:value-type="float">
            <text:p>37283763</text:p>
          </table:table-cell>
          <table:table-cell office:value-type="float" office:value="37220798" calcext:value-type="float">
            <text:p>37220798</text:p>
          </table:table-cell>
          <table:table-cell office:value-type="float" office:value="701640" calcext:value-type="float">
            <text:p>701640</text:p>
          </table:table-cell>
          <table:table-cell office:value-type="float" office:value="619143" calcext:value-type="float">
            <text:p>619143</text:p>
          </table:table-cell>
          <table:table-cell office:value-type="float" office:value="475738" calcext:value-type="float">
            <text:p>475738</text:p>
          </table:table-cell>
          <table:table-cell office:value-type="float" office:value="799937" calcext:value-type="float">
            <text:p>79993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548330" calcext:value-type="float">
            <text:p>40548330</text:p>
          </table:table-cell>
          <table:table-cell office:value-type="float" office:value="40481766" calcext:value-type="float">
            <text:p>40481766</text:p>
          </table:table-cell>
          <table:table-cell office:value-type="float" office:value="744344" calcext:value-type="float">
            <text:p>744344</text:p>
          </table:table-cell>
          <table:table-cell office:value-type="float" office:value="657194" calcext:value-type="float">
            <text:p>657194</text:p>
          </table:table-cell>
          <table:table-cell office:value-type="float" office:value="502965" calcext:value-type="float">
            <text:p>502965</text:p>
          </table:table-cell>
          <table:table-cell office:value-type="float" office:value="846623" calcext:value-type="float">
            <text:p>8466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3935020" calcext:value-type="float">
            <text:p>43935020</text:p>
          </table:table-cell>
          <table:table-cell office:value-type="float" office:value="43864757" calcext:value-type="float">
            <text:p>43864757</text:p>
          </table:table-cell>
          <table:table-cell office:value-type="float" office:value="788348" calcext:value-type="float">
            <text:p>788348</text:p>
          </table:table-cell>
          <table:table-cell office:value-type="float" office:value="696436" calcext:value-type="float">
            <text:p>696436</text:p>
          </table:table-cell>
          <table:table-cell office:value-type="float" office:value="530601" calcext:value-type="float">
            <text:p>530601</text:p>
          </table:table-cell>
          <table:table-cell office:value-type="float" office:value="896125" calcext:value-type="float">
            <text:p>8961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7580251" calcext:value-type="float">
            <text:p>47580251</text:p>
          </table:table-cell>
          <table:table-cell office:value-type="float" office:value="47506189" calcext:value-type="float">
            <text:p>47506189</text:p>
          </table:table-cell>
          <table:table-cell office:value-type="float" office:value="833652" calcext:value-type="float">
            <text:p>833652</text:p>
          </table:table-cell>
          <table:table-cell office:value-type="float" office:value="736863" calcext:value-type="float">
            <text:p>736863</text:p>
          </table:table-cell>
          <table:table-cell office:value-type="float" office:value="561391" calcext:value-type="float">
            <text:p>561391</text:p>
          </table:table-cell>
          <table:table-cell office:value-type="float" office:value="948954" calcext:value-type="float">
            <text:p>9489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1368858" calcext:value-type="float">
            <text:p>51368858</text:p>
          </table:table-cell>
          <table:table-cell office:value-type="float" office:value="51290897" calcext:value-type="float">
            <text:p>51290897</text:p>
          </table:table-cell>
          <table:table-cell office:value-type="float" office:value="880256" calcext:value-type="float">
            <text:p>880256</text:p>
          </table:table-cell>
          <table:table-cell office:value-type="float" office:value="778498" calcext:value-type="float">
            <text:p>778498</text:p>
          </table:table-cell>
          <table:table-cell office:value-type="float" office:value="593224" calcext:value-type="float">
            <text:p>593224</text:p>
          </table:table-cell>
          <table:table-cell office:value-type="float" office:value="1001571" calcext:value-type="float">
            <text:p>10015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5410247" calcext:value-type="float">
            <text:p>55410247</text:p>
          </table:table-cell>
          <table:table-cell office:value-type="float" office:value="55328287" calcext:value-type="float">
            <text:p>55328287</text:p>
          </table:table-cell>
          <table:table-cell office:value-type="float" office:value="928160" calcext:value-type="float">
            <text:p>928160</text:p>
          </table:table-cell>
          <table:table-cell office:value-type="float" office:value="821297" calcext:value-type="float">
            <text:p>821297</text:p>
          </table:table-cell>
          <table:table-cell office:value-type="float" office:value="624085" calcext:value-type="float">
            <text:p>624085</text:p>
          </table:table-cell>
          <table:table-cell office:value-type="float" office:value="1055209" calcext:value-type="float">
            <text:p>105520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9636943" calcext:value-type="float">
            <text:p>59636943</text:p>
          </table:table-cell>
          <table:table-cell office:value-type="float" office:value="59550884" calcext:value-type="float">
            <text:p>59550884</text:p>
          </table:table-cell>
          <table:table-cell office:value-type="float" office:value="977368" calcext:value-type="float">
            <text:p>977368</text:p>
          </table:table-cell>
          <table:table-cell office:value-type="float" office:value="865328" calcext:value-type="float">
            <text:p>865328</text:p>
          </table:table-cell>
          <table:table-cell office:value-type="float" office:value="658287" calcext:value-type="float">
            <text:p>658287</text:p>
          </table:table-cell>
          <table:table-cell office:value-type="float" office:value="1111634" calcext:value-type="float">
            <text:p>111163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078627" calcext:value-type="float">
            <text:p>64078627</text:p>
          </table:table-cell>
          <table:table-cell office:value-type="float" office:value="63988369" calcext:value-type="float">
            <text:p>63988369</text:p>
          </table:table-cell>
          <table:table-cell office:value-type="float" office:value="1027976" calcext:value-type="float">
            <text:p>1027976</text:p>
          </table:table-cell>
          <table:table-cell office:value-type="float" office:value="910629" calcext:value-type="float">
            <text:p>910629</text:p>
          </table:table-cell>
          <table:table-cell office:value-type="float" office:value="692638" calcext:value-type="float">
            <text:p>692638</text:p>
          </table:table-cell>
          <table:table-cell office:value-type="float" office:value="1169225" calcext:value-type="float">
            <text:p>116922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8642301" calcext:value-type="float">
            <text:p>68642301</text:p>
          </table:table-cell>
          <table:table-cell office:value-type="float" office:value="68547744" calcext:value-type="float">
            <text:p>68547744</text:p>
          </table:table-cell>
          <table:table-cell office:value-type="float" office:value="1079984" calcext:value-type="float">
            <text:p>1079984</text:p>
          </table:table-cell>
          <table:table-cell office:value-type="float" office:value="957115" calcext:value-type="float">
            <text:p>957115</text:p>
          </table:table-cell>
          <table:table-cell office:value-type="float" office:value="726990" calcext:value-type="float">
            <text:p>726990</text:p>
          </table:table-cell>
          <table:table-cell office:value-type="float" office:value="1226816" calcext:value-type="float">
            <text:p>12268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3439150" calcext:value-type="float">
            <text:p>73439150</text:p>
          </table:table-cell>
          <table:table-cell office:value-type="float" office:value="73340194" calcext:value-type="float">
            <text:p>73340194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1004865" calcext:value-type="float">
            <text:p>1004865</text:p>
          </table:table-cell>
          <table:table-cell office:value-type="float" office:value="763866" calcext:value-type="float">
            <text:p>763866</text:p>
          </table:table-cell>
          <table:table-cell office:value-type="float" office:value="1287587" calcext:value-type="float">
            <text:p>128758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8598169" calcext:value-type="float">
            <text:p>78598169</text:p>
          </table:table-cell>
          <table:table-cell office:value-type="float" office:value="78494714" calcext:value-type="float">
            <text:p>78494714</text:p>
          </table:table-cell>
          <table:table-cell office:value-type="float" office:value="1188200" calcext:value-type="float">
            <text:p>1188200</text:p>
          </table:table-cell>
          <table:table-cell office:value-type="float" office:value="1053904" calcext:value-type="float">
            <text:p>1053904</text:p>
          </table:table-cell>
          <table:table-cell office:value-type="float" office:value="803117" calcext:value-type="float">
            <text:p>803117</text:p>
          </table:table-cell>
          <table:table-cell office:value-type="float" office:value="1352758" calcext:value-type="float">
            <text:p>135275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3863384" calcext:value-type="float">
            <text:p>83863384</text:p>
          </table:table-cell>
          <table:table-cell office:value-type="float" office:value="83755330" calcext:value-type="float">
            <text:p>83755330</text:p>
          </table:table-cell>
          <table:table-cell office:value-type="float" office:value="1244408" calcext:value-type="float">
            <text:p>1244408</text:p>
          </table:table-cell>
          <table:table-cell office:value-type="float" office:value="1104134" calcext:value-type="float">
            <text:p>1104134</text:p>
          </table:table-cell>
          <table:table-cell office:value-type="float" office:value="842675" calcext:value-type="float">
            <text:p>842675</text:p>
          </table:table-cell>
          <table:table-cell office:value-type="float" office:value="1416285" calcext:value-type="float">
            <text:p>1416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9402016" calcext:value-type="float">
            <text:p>89402016</text:p>
          </table:table-cell>
          <table:table-cell office:value-type="float" office:value="89289263" calcext:value-type="float">
            <text:p>89289263</text:p>
          </table:table-cell>
          <table:table-cell office:value-type="float" office:value="1302016" calcext:value-type="float">
            <text:p>1302016</text:p>
          </table:table-cell>
          <table:table-cell office:value-type="float" office:value="1155642" calcext:value-type="float">
            <text:p>1155642</text:p>
          </table:table-cell>
          <table:table-cell office:value-type="float" office:value="883636" calcext:value-type="float">
            <text:p>883636</text:p>
          </table:table-cell>
          <table:table-cell office:value-type="float" office:value="1482529" calcext:value-type="float">
            <text:p>14825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5187276" calcext:value-type="float">
            <text:p>95187276</text:p>
          </table:table-cell>
          <table:table-cell office:value-type="float" office:value="95069724" calcext:value-type="float">
            <text:p>95069724</text:p>
          </table:table-cell>
          <table:table-cell office:value-type="float" office:value="1361024" calcext:value-type="float">
            <text:p>1361024</text:p>
          </table:table-cell>
          <table:table-cell office:value-type="float" office:value="1208385" calcext:value-type="float">
            <text:p>1208385</text:p>
          </table:table-cell>
          <table:table-cell office:value-type="float" office:value="921457" calcext:value-type="float">
            <text:p>921457</text:p>
          </table:table-cell>
          <table:table-cell office:value-type="float" office:value="1549314" calcext:value-type="float">
            <text:p>15493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1220349" calcext:value-type="float">
            <text:p>101220349</text:p>
          </table:table-cell>
          <table:table-cell office:value-type="float" office:value="101097898" calcext:value-type="float">
            <text:p>101097898</text:p>
          </table:table-cell>
          <table:table-cell office:value-type="float" office:value="1421432" calcext:value-type="float">
            <text:p>1421432</text:p>
          </table:table-cell>
          <table:table-cell office:value-type="float" office:value="1262334" calcext:value-type="float">
            <text:p>1262334</text:p>
          </table:table-cell>
          <table:table-cell office:value-type="float" office:value="964365" calcext:value-type="float">
            <text:p>964365</text:p>
          </table:table-cell>
          <table:table-cell office:value-type="float" office:value="1620040" calcext:value-type="float">
            <text:p>16200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7464065" calcext:value-type="float">
            <text:p>107464065</text:p>
          </table:table-cell>
          <table:table-cell office:value-type="float" office:value="107336615" calcext:value-type="float">
            <text:p>107336615</text:p>
          </table:table-cell>
          <table:table-cell office:value-type="float" office:value="1483240" calcext:value-type="float">
            <text:p>1483240</text:p>
          </table:table-cell>
          <table:table-cell office:value-type="float" office:value="1317597" calcext:value-type="float">
            <text:p>1317597</text:p>
          </table:table-cell>
          <table:table-cell office:value-type="float" office:value="1006041" calcext:value-type="float">
            <text:p>1006041</text:p>
          </table:table-cell>
          <table:table-cell office:value-type="float" office:value="1689649" calcext:value-type="float">
            <text:p>168964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13951431" calcext:value-type="float">
            <text:p>113951431</text:p>
          </table:table-cell>
          <table:table-cell office:value-type="float" office:value="113818882" calcext:value-type="float">
            <text:p>113818882</text:p>
          </table:table-cell>
          <table:table-cell office:value-type="float" office:value="1546448" calcext:value-type="float">
            <text:p>1546448</text:p>
          </table:table-cell>
          <table:table-cell office:value-type="float" office:value="1374112" calcext:value-type="float">
            <text:p>1374112</text:p>
          </table:table-cell>
          <table:table-cell office:value-type="float" office:value="1049313" calcext:value-type="float">
            <text:p>1049313</text:p>
          </table:table-cell>
          <table:table-cell office:value-type="float" office:value="1764021" calcext:value-type="float">
            <text:p>176402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0744647" calcext:value-type="float">
            <text:p>120744647</text:p>
          </table:table-cell>
          <table:table-cell office:value-type="float" office:value="120606899" calcext:value-type="float">
            <text:p>120606899</text:p>
          </table:table-cell>
          <table:table-cell office:value-type="float" office:value="1611056" calcext:value-type="float">
            <text:p>1611056</text:p>
          </table:table-cell>
          <table:table-cell office:value-type="float" office:value="1431866" calcext:value-type="float">
            <text:p>1431866</text:p>
          </table:table-cell>
          <table:table-cell office:value-type="float" office:value="1094673" calcext:value-type="float">
            <text:p>1094673</text:p>
          </table:table-cell>
          <table:table-cell office:value-type="float" office:value="1838876" calcext:value-type="float">
            <text:p>183887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7784895" calcext:value-type="float">
            <text:p>127784895</text:p>
          </table:table-cell>
          <table:table-cell office:value-type="float" office:value="127641848" calcext:value-type="float">
            <text:p>127641848</text:p>
          </table:table-cell>
          <table:table-cell office:value-type="float" office:value="1677064" calcext:value-type="float">
            <text:p>1677064</text:p>
          </table:table-cell>
          <table:table-cell office:value-type="float" office:value="1490808" calcext:value-type="float">
            <text:p>1490808</text:p>
          </table:table-cell>
          <table:table-cell office:value-type="float" office:value="1138564" calcext:value-type="float">
            <text:p>1138564</text:p>
          </table:table-cell>
          <table:table-cell office:value-type="float" office:value="1912765" calcext:value-type="float">
            <text:p>191276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5082621" calcext:value-type="float">
            <text:p>135082621</text:p>
          </table:table-cell>
          <table:table-cell office:value-type="float" office:value="134934175" calcext:value-type="float">
            <text:p>134934175</text:p>
          </table:table-cell>
          <table:table-cell office:value-type="float" office:value="1744472" calcext:value-type="float">
            <text:p>1744472</text:p>
          </table:table-cell>
          <table:table-cell office:value-type="float" office:value="1551059" calcext:value-type="float">
            <text:p>1551059</text:p>
          </table:table-cell>
          <table:table-cell office:value-type="float" office:value="1186143" calcext:value-type="float">
            <text:p>1186143</text:p>
          </table:table-cell>
          <table:table-cell office:value-type="float" office:value="1991082" calcext:value-type="float">
            <text:p>19910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42633745" calcext:value-type="float">
            <text:p>142633745</text:p>
          </table:table-cell>
          <table:table-cell office:value-type="float" office:value="142479800" calcext:value-type="float">
            <text:p>142479800</text:p>
          </table:table-cell>
          <table:table-cell office:value-type="float" office:value="1813280" calcext:value-type="float">
            <text:p>1813280</text:p>
          </table:table-cell>
          <table:table-cell office:value-type="float" office:value="1612530" calcext:value-type="float">
            <text:p>1612530</text:p>
          </table:table-cell>
          <table:table-cell office:value-type="float" office:value="1230763" calcext:value-type="float">
            <text:p>1230763</text:p>
          </table:table-cell>
          <table:table-cell office:value-type="float" office:value="2067835" calcext:value-type="float">
            <text:p>206783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0436275" calcext:value-type="float">
            <text:p>150436275</text:p>
          </table:table-cell>
          <table:table-cell office:value-type="float" office:value="150276731" calcext:value-type="float">
            <text:p>150276731</text:p>
          </table:table-cell>
          <table:table-cell office:value-type="float" office:value="1883488" calcext:value-type="float">
            <text:p>1883488</text:p>
          </table:table-cell>
          <table:table-cell office:value-type="float" office:value="1675346" calcext:value-type="float">
            <text:p>1675346</text:p>
          </table:table-cell>
          <table:table-cell office:value-type="float" office:value="1276726" calcext:value-type="float">
            <text:p>1276726</text:p>
          </table:table-cell>
          <table:table-cell office:value-type="float" office:value="2145449" calcext:value-type="float">
            <text:p>214544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58601673" calcext:value-type="float">
            <text:p>158601673</text:p>
          </table:table-cell>
          <table:table-cell office:value-type="float" office:value="158436430" calcext:value-type="float">
            <text:p>158436430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1739398" calcext:value-type="float">
            <text:p>1739398</text:p>
          </table:table-cell>
          <table:table-cell office:value-type="float" office:value="1326013" calcext:value-type="float">
            <text:p>1326013</text:p>
          </table:table-cell>
          <table:table-cell office:value-type="float" office:value="2226806" calcext:value-type="float">
            <text:p>222680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7052356" calcext:value-type="float">
            <text:p>167052356</text:p>
          </table:table-cell>
          <table:table-cell office:value-type="float" office:value="166881314" calcext:value-type="float">
            <text:p>166881314</text:p>
          </table:table-cell>
          <table:table-cell office:value-type="float" office:value="2028104" calcext:value-type="float">
            <text:p>2028104</text:p>
          </table:table-cell>
          <table:table-cell office:value-type="float" office:value="1804708" calcext:value-type="float">
            <text:p>1804708</text:p>
          </table:table-cell>
          <table:table-cell office:value-type="float" office:value="1373507" calcext:value-type="float">
            <text:p>1373507</text:p>
          </table:table-cell>
          <table:table-cell office:value-type="float" office:value="2308583" calcext:value-type="float">
            <text:p>230858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75760980" calcext:value-type="float">
            <text:p>175760980</text:p>
          </table:table-cell>
          <table:table-cell office:value-type="float" office:value="175584039" calcext:value-type="float">
            <text:p>175584039</text:p>
          </table:table-cell>
          <table:table-cell office:value-type="float" office:value="2102512" calcext:value-type="float">
            <text:p>2102512</text:p>
          </table:table-cell>
          <table:table-cell office:value-type="float" office:value="1871293" calcext:value-type="float">
            <text:p>1871293</text:p>
          </table:table-cell>
          <table:table-cell office:value-type="float" office:value="1423115" calcext:value-type="float">
            <text:p>1423115</text:p>
          </table:table-cell>
          <table:table-cell office:value-type="float" office:value="2394879" calcext:value-type="float">
            <text:p>23948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4814134" calcext:value-type="float">
            <text:p>184814134</text:p>
          </table:table-cell>
          <table:table-cell office:value-type="float" office:value="184631194" calcext:value-type="float">
            <text:p>184631194</text:p>
          </table:table-cell>
          <table:table-cell office:value-type="float" office:value="2178320" calcext:value-type="float">
            <text:p>2178320</text:p>
          </table:table-cell>
          <table:table-cell office:value-type="float" office:value="1939100" calcext:value-type="float">
            <text:p>1939100</text:p>
          </table:table-cell>
          <table:table-cell office:value-type="float" office:value="1475698" calcext:value-type="float">
            <text:p>1475698</text:p>
          </table:table-cell>
          <table:table-cell office:value-type="float" office:value="2483169" calcext:value-type="float">
            <text:p>248316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94145203" calcext:value-type="float">
            <text:p>194145203</text:p>
          </table:table-cell>
          <table:table-cell office:value-type="float" office:value="193956164" calcext:value-type="float">
            <text:p>193956164</text:p>
          </table:table-cell>
          <table:table-cell office:value-type="float" office:value="2255528" calcext:value-type="float">
            <text:p>2255528</text:p>
          </table:table-cell>
          <table:table-cell office:value-type="float" office:value="2008208" calcext:value-type="float">
            <text:p>2008208</text:p>
          </table:table-cell>
          <table:table-cell office:value-type="float" office:value="1527979" calcext:value-type="float">
            <text:p>1527979</text:p>
          </table:table-cell>
          <table:table-cell office:value-type="float" office:value="2571430" calcext:value-type="float">
            <text:p>257143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03805860" calcext:value-type="float">
            <text:p>203805860</text:p>
          </table:table-cell>
          <table:table-cell office:value-type="float" office:value="203610622" calcext:value-type="float">
            <text:p>203610622</text:p>
          </table:table-cell>
          <table:table-cell office:value-type="float" office:value="2334136" calcext:value-type="float">
            <text:p>2334136</text:p>
          </table:table-cell>
          <table:table-cell office:value-type="float" office:value="2078604" calcext:value-type="float">
            <text:p>2078604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2658743" calcext:value-type="float">
            <text:p>26587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13743332" calcext:value-type="float">
            <text:p>213743332</text:p>
          </table:table-cell>
          <table:table-cell office:value-type="float" office:value="213541795" calcext:value-type="float">
            <text:p>213541795</text:p>
          </table:table-cell>
          <table:table-cell office:value-type="float" office:value="2414144" calcext:value-type="float">
            <text:p>2414144</text:p>
          </table:table-cell>
          <table:table-cell office:value-type="float" office:value="2150296" calcext:value-type="float">
            <text:p>2150296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2754171" calcext:value-type="float">
            <text:p>275417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23955969" calcext:value-type="float">
            <text:p>223955969</text:p>
          </table:table-cell>
          <table:table-cell office:value-type="float" office:value="223748033" calcext:value-type="float">
            <text:p>223748033</text:p>
          </table:table-cell>
          <table:table-cell office:value-type="float" office:value="2495552" calcext:value-type="float">
            <text:p>2495552</text:p>
          </table:table-cell>
          <table:table-cell office:value-type="float" office:value="2223240" calcext:value-type="float">
            <text:p>2223240</text:p>
          </table:table-cell>
          <table:table-cell office:value-type="float" office:value="1692517" calcext:value-type="float">
            <text:p>1692517</text:p>
          </table:table-cell>
          <table:table-cell office:value-type="float" office:value="2847567" calcext:value-type="float">
            <text:p>284756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34522486" calcext:value-type="float">
            <text:p>234522486</text:p>
          </table:table-cell>
          <table:table-cell office:value-type="float" office:value="234308051" calcext:value-type="float">
            <text:p>234308051</text:p>
          </table:table-cell>
          <table:table-cell office:value-type="float" office:value="2578360" calcext:value-type="float">
            <text:p>2578360</text:p>
          </table:table-cell>
          <table:table-cell office:value-type="float" office:value="2297478" calcext:value-type="float">
            <text:p>2297478</text:p>
          </table:table-cell>
          <table:table-cell office:value-type="float" office:value="1749246" calcext:value-type="float">
            <text:p>1749246</text:p>
          </table:table-cell>
          <table:table-cell office:value-type="float" office:value="2946956" calcext:value-type="float">
            <text:p>294695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45426965" calcext:value-type="float">
            <text:p>245426965</text:p>
          </table:table-cell>
          <table:table-cell office:value-type="float" office:value="245205931" calcext:value-type="float">
            <text:p>245205931</text:p>
          </table:table-cell>
          <table:table-cell office:value-type="float" office:value="2662568" calcext:value-type="float">
            <text:p>2662568</text:p>
          </table:table-cell>
          <table:table-cell office:value-type="float" office:value="2373054" calcext:value-type="float">
            <text:p>2373054</text:p>
          </table:table-cell>
          <table:table-cell office:value-type="float" office:value="1806722" calcext:value-type="float">
            <text:p>1806722</text:p>
          </table:table-cell>
          <table:table-cell office:value-type="float" office:value="3043472" calcext:value-type="float">
            <text:p>304347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56683663" calcext:value-type="float">
            <text:p>256683663</text:p>
          </table:table-cell>
          <table:table-cell office:value-type="float" office:value="256455930" calcext:value-type="float">
            <text:p>256455930</text:p>
          </table:table-cell>
          <table:table-cell office:value-type="float" office:value="2748176" calcext:value-type="float">
            <text:p>2748176</text:p>
          </table:table-cell>
          <table:table-cell office:value-type="float" office:value="2449899" calcext:value-type="float">
            <text:p>2449899</text:p>
          </table:table-cell>
          <table:table-cell office:value-type="float" office:value="1866496" calcext:value-type="float">
            <text:p>1866496</text:p>
          </table:table-cell>
          <table:table-cell office:value-type="float" office:value="3144147" calcext:value-type="float">
            <text:p>314414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68269061" calcext:value-type="float">
            <text:p>268269061</text:p>
          </table:table-cell>
          <table:table-cell office:value-type="float" office:value="268034529" calcext:value-type="float">
            <text:p>268034529</text:p>
          </table:table-cell>
          <table:table-cell office:value-type="float" office:value="2835184" calcext:value-type="float">
            <text:p>2835184</text:p>
          </table:table-cell>
          <table:table-cell office:value-type="float" office:value="2528005" calcext:value-type="float">
            <text:p>2528005</text:p>
          </table:table-cell>
          <table:table-cell office:value-type="float" office:value="1923822" calcext:value-type="float">
            <text:p>1923822</text:p>
          </table:table-cell>
          <table:table-cell office:value-type="float" office:value="3243554" calcext:value-type="float">
            <text:p>324355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80224605" calcext:value-type="float">
            <text:p>280224605</text:p>
          </table:table-cell>
          <table:table-cell office:value-type="float" office:value="279983174" calcext:value-type="float">
            <text:p>279983174</text:p>
          </table:table-cell>
          <table:table-cell office:value-type="float" office:value="2923592" calcext:value-type="float">
            <text:p>2923592</text:p>
          </table:table-cell>
          <table:table-cell office:value-type="float" office:value="2607411" calcext:value-type="float">
            <text:p>2607411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3343099" calcext:value-type="float">
            <text:p>33430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2480031" calcext:value-type="float">
            <text:p>292480031</text:p>
          </table:table-cell>
          <table:table-cell office:value-type="float" office:value="292231601" calcext:value-type="float">
            <text:p>292231601</text:p>
          </table:table-cell>
          <table:table-cell office:value-type="float" office:value="3013400" calcext:value-type="float">
            <text:p>3013400</text:p>
          </table:table-cell>
          <table:table-cell office:value-type="float" office:value="2688108" calcext:value-type="float">
            <text:p>2688108</text:p>
          </table:table-cell>
          <table:table-cell office:value-type="float" office:value="2045583" calcext:value-type="float">
            <text:p>2045583</text:p>
          </table:table-cell>
          <table:table-cell office:value-type="float" office:value="3446857" calcext:value-type="float">
            <text:p>344685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4984143" calcext:value-type="float">
            <text:p>304984143</text:p>
          </table:table-cell>
          <table:table-cell office:value-type="float" office:value="304728614" calcext:value-type="float">
            <text:p>304728614</text:p>
          </table:table-cell>
          <table:table-cell office:value-type="float" office:value="3104608" calcext:value-type="float">
            <text:p>3104608</text:p>
          </table:table-cell>
          <table:table-cell office:value-type="float" office:value="2770069" calcext:value-type="float">
            <text:p>2770069</text:p>
          </table:table-cell>
          <table:table-cell office:value-type="float" office:value="2106409" calcext:value-type="float">
            <text:p>2106409</text:p>
          </table:table-cell>
          <table:table-cell office:value-type="float" office:value="3551889" calcext:value-type="float">
            <text:p>355188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7936967" calcext:value-type="float">
            <text:p>317936967</text:p>
          </table:table-cell>
          <table:table-cell office:value-type="float" office:value="317674239" calcext:value-type="float">
            <text:p>317674239</text:p>
          </table:table-cell>
          <table:table-cell office:value-type="float" office:value="3197216" calcext:value-type="float">
            <text:p>3197216</text:p>
          </table:table-cell>
          <table:table-cell office:value-type="float" office:value="2853343" calcext:value-type="float">
            <text:p>2853343</text:p>
          </table:table-cell>
          <table:table-cell office:value-type="float" office:value="2166974" calcext:value-type="float">
            <text:p>2166974</text:p>
          </table:table-cell>
          <table:table-cell office:value-type="float" office:value="3661155" calcext:value-type="float">
            <text:p>366115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31261969" calcext:value-type="float">
            <text:p>331261969</text:p>
          </table:table-cell>
          <table:table-cell office:value-type="float" office:value="330991942" calcext:value-type="float">
            <text:p>330991942</text:p>
          </table:table-cell>
          <table:table-cell office:value-type="float" office:value="3291224" calcext:value-type="float">
            <text:p>3291224</text:p>
          </table:table-cell>
          <table:table-cell office:value-type="float" office:value="2937900" calcext:value-type="float">
            <text:p>2937900</text:p>
          </table:table-cell>
          <table:table-cell office:value-type="float" office:value="2230300" calcext:value-type="float">
            <text:p>2230300</text:p>
          </table:table-cell>
          <table:table-cell office:value-type="float" office:value="3767093" calcext:value-type="float">
            <text:p>376709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44878242" calcext:value-type="float">
            <text:p>344878242</text:p>
          </table:table-cell>
          <table:table-cell office:value-type="float" office:value="344600816" calcext:value-type="float">
            <text:p>344600816</text:p>
          </table:table-cell>
          <table:table-cell office:value-type="float" office:value="3386632" calcext:value-type="float">
            <text:p>3386632</text:p>
          </table:table-cell>
          <table:table-cell office:value-type="float" office:value="3023776" calcext:value-type="float">
            <text:p>3023776</text:p>
          </table:table-cell>
          <table:table-cell office:value-type="float" office:value="2296779" calcext:value-type="float">
            <text:p>2296779</text:p>
          </table:table-cell>
          <table:table-cell office:value-type="float" office:value="3878094" calcext:value-type="float">
            <text:p>387809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58999265" calcext:value-type="float">
            <text:p>358999265</text:p>
          </table:table-cell>
          <table:table-cell office:value-type="float" office:value="358714340" calcext:value-type="float">
            <text:p>358714340</text:p>
          </table:table-cell>
          <table:table-cell office:value-type="float" office:value="3483440" calcext:value-type="float">
            <text:p>3483440</text:p>
          </table:table-cell>
          <table:table-cell office:value-type="float" office:value="3110900" calcext:value-type="float">
            <text:p>3110900</text:p>
          </table:table-cell>
          <table:table-cell office:value-type="float" office:value="2362153" calcext:value-type="float">
            <text:p>2362153</text:p>
          </table:table-cell>
          <table:table-cell office:value-type="float" office:value="3988847" calcext:value-type="float">
            <text:p>398884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73466741" calcext:value-type="float">
            <text:p>373466741</text:p>
          </table:table-cell>
          <table:table-cell office:value-type="float" office:value="373174217" calcext:value-type="float">
            <text:p>373174217</text:p>
          </table:table-cell>
          <table:table-cell office:value-type="float" office:value="3581648" calcext:value-type="float">
            <text:p>3581648</text:p>
          </table:table-cell>
          <table:table-cell office:value-type="float" office:value="3199335" calcext:value-type="float">
            <text:p>3199335</text:p>
          </table:table-cell>
          <table:table-cell office:value-type="float" office:value="2427850" calcext:value-type="float">
            <text:p>2427850</text:p>
          </table:table-cell>
          <table:table-cell office:value-type="float" office:value="4103722" calcext:value-type="float">
            <text:p>410372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88373738" calcext:value-type="float">
            <text:p>388373738</text:p>
          </table:table-cell>
          <table:table-cell office:value-type="float" office:value="388073515" calcext:value-type="float">
            <text:p>388073515</text:p>
          </table:table-cell>
          <table:table-cell office:value-type="float" office:value="3681256" calcext:value-type="float">
            <text:p>3681256</text:p>
          </table:table-cell>
          <table:table-cell office:value-type="float" office:value="3289101" calcext:value-type="float">
            <text:p>3289101</text:p>
          </table:table-cell>
          <table:table-cell office:value-type="float" office:value="2493744" calcext:value-type="float">
            <text:p>2493744</text:p>
          </table:table-cell>
          <table:table-cell office:value-type="float" office:value="4219417" calcext:value-type="float">
            <text:p>421941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403595170" calcext:value-type="float">
            <text:p>403595170</text:p>
          </table:table-cell>
          <table:table-cell office:value-type="float" office:value="403287148" calcext:value-type="float">
            <text:p>403287148</text:p>
          </table:table-cell>
          <table:table-cell office:value-type="float" office:value="3782264" calcext:value-type="float">
            <text:p>3782264</text:p>
          </table:table-cell>
          <table:table-cell office:value-type="float" office:value="3380151" calcext:value-type="float">
            <text:p>3380151</text:p>
          </table:table-cell>
          <table:table-cell office:value-type="float" office:value="2562846" calcext:value-type="float">
            <text:p>2562846</text:p>
          </table:table-cell>
          <table:table-cell office:value-type="float" office:value="4338839" calcext:value-type="float">
            <text:p>43388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19193356" calcext:value-type="float">
            <text:p>419193356</text:p>
          </table:table-cell>
          <table:table-cell office:value-type="float" office:value="418877435" calcext:value-type="float">
            <text:p>418877435</text:p>
          </table:table-cell>
          <table:table-cell office:value-type="float" office:value="3884672" calcext:value-type="float">
            <text:p>3884672</text:p>
          </table:table-cell>
          <table:table-cell office:value-type="float" office:value="3472508" calcext:value-type="float">
            <text:p>3472508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4459248" calcext:value-type="float">
            <text:p>44592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5113617" calcext:value-type="float">
            <text:p>435113617</text:p>
          </table:table-cell>
          <table:table-cell office:value-type="float" office:value="434789697" calcext:value-type="float">
            <text:p>434789697</text:p>
          </table:table-cell>
          <table:table-cell office:value-type="float" office:value="3988480" calcext:value-type="float">
            <text:p>3988480</text:p>
          </table:table-cell>
          <table:table-cell office:value-type="float" office:value="3566154" calcext:value-type="float">
            <text:p>3566154</text:p>
          </table:table-cell>
          <table:table-cell office:value-type="float" office:value="2703739" calcext:value-type="float">
            <text:p>2703739</text:p>
          </table:table-cell>
          <table:table-cell office:value-type="float" office:value="4582492" calcext:value-type="float">
            <text:p>45824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51567782" calcext:value-type="float">
            <text:p>451567782</text:p>
          </table:table-cell>
          <table:table-cell office:value-type="float" office:value="451235763" calcext:value-type="float">
            <text:p>451235763</text:p>
          </table:table-cell>
          <table:table-cell office:value-type="float" office:value="4093688" calcext:value-type="float">
            <text:p>4093688</text:p>
          </table:table-cell>
          <table:table-cell office:value-type="float" office:value="3661094" calcext:value-type="float">
            <text:p>3661094</text:p>
          </table:table-cell>
          <table:table-cell office:value-type="float" office:value="2775255" calcext:value-type="float">
            <text:p>2775255</text:p>
          </table:table-cell>
          <table:table-cell office:value-type="float" office:value="4709234" calcext:value-type="float">
            <text:p>470923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68419151" calcext:value-type="float">
            <text:p>468419151</text:p>
          </table:table-cell>
          <table:table-cell office:value-type="float" office:value="468078933" calcext:value-type="float">
            <text:p>468078933</text:p>
          </table:table-cell>
          <table:table-cell office:value-type="float" office:value="4200304" calcext:value-type="float">
            <text:p>4200304</text:p>
          </table:table-cell>
          <table:table-cell office:value-type="float" office:value="3757338" calcext:value-type="float">
            <text:p>3757338</text:p>
          </table:table-cell>
          <table:table-cell office:value-type="float" office:value="2847283" calcext:value-type="float">
            <text:p>2847283</text:p>
          </table:table-cell>
          <table:table-cell office:value-type="float" office:value="4835000" calcext:value-type="float">
            <text:p>48350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85689799" calcext:value-type="float">
            <text:p>485689799</text:p>
          </table:table-cell>
          <table:table-cell office:value-type="float" office:value="485341282" calcext:value-type="float">
            <text:p>485341282</text:p>
          </table:table-cell>
          <table:table-cell office:value-type="float" office:value="4308420" calcext:value-type="float">
            <text:p>4308420</text:p>
          </table:table-cell>
          <table:table-cell office:value-type="float" office:value="3854929" calcext:value-type="float">
            <text:p>3854929</text:p>
          </table:table-cell>
          <table:table-cell office:value-type="float" office:value="2918704" calcext:value-type="float">
            <text:p>2918704</text:p>
          </table:table-cell>
          <table:table-cell office:value-type="float" office:value="4957486" calcext:value-type="float">
            <text:p>495748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503332593" calcext:value-type="float">
            <text:p>503332593</text:p>
          </table:table-cell>
          <table:table-cell office:value-type="float" office:value="502975677" calcext:value-type="float">
            <text:p>502975677</text:p>
          </table:table-cell>
          <table:table-cell office:value-type="float" office:value="4418036" calcext:value-type="float">
            <text:p>4418036</text:p>
          </table:table-cell>
          <table:table-cell office:value-type="float" office:value="3953873" calcext:value-type="float">
            <text:p>3953873</text:p>
          </table:table-cell>
          <table:table-cell office:value-type="float" office:value="2992387" calcext:value-type="float">
            <text:p>2992387</text:p>
          </table:table-cell>
          <table:table-cell office:value-type="float" office:value="5084245" calcext:value-type="float">
            <text:p>50842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21420798" calcext:value-type="float">
            <text:p>521420798</text:p>
          </table:table-cell>
          <table:table-cell office:value-type="float" office:value="521055383" calcext:value-type="float">
            <text:p>521055383</text:p>
          </table:table-cell>
          <table:table-cell office:value-type="float" office:value="4529152" calcext:value-type="float">
            <text:p>4529152</text:p>
          </table:table-cell>
          <table:table-cell office:value-type="float" office:value="4054140" calcext:value-type="float">
            <text:p>4054140</text:p>
          </table:table-cell>
          <table:table-cell office:value-type="float" office:value="3068983" calcext:value-type="float">
            <text:p>3068983</text:p>
          </table:table-cell>
          <table:table-cell office:value-type="float" office:value="5214958" calcext:value-type="float">
            <text:p>521495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39835541" calcext:value-type="float">
            <text:p>539835541</text:p>
          </table:table-cell>
          <table:table-cell office:value-type="float" office:value="539461527" calcext:value-type="float">
            <text:p>539461527</text:p>
          </table:table-cell>
          <table:table-cell office:value-type="float" office:value="4641768" calcext:value-type="float">
            <text:p>4641768</text:p>
          </table:table-cell>
          <table:table-cell office:value-type="float" office:value="4155766" calcext:value-type="float">
            <text:p>4155766</text:p>
          </table:table-cell>
          <table:table-cell office:value-type="float" office:value="3146636" calcext:value-type="float">
            <text:p>3146636</text:p>
          </table:table-cell>
          <table:table-cell office:value-type="float" office:value="5348172" calcext:value-type="float">
            <text:p>534817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58730121" calcext:value-type="float">
            <text:p>558730121</text:p>
          </table:table-cell>
          <table:table-cell office:value-type="float" office:value="558347408" calcext:value-type="float">
            <text:p>558347408</text:p>
          </table:table-cell>
          <table:table-cell office:value-type="float" office:value="4755884" calcext:value-type="float">
            <text:p>4755884</text:p>
          </table:table-cell>
          <table:table-cell office:value-type="float" office:value="4258674" calcext:value-type="float">
            <text:p>4258674</text:p>
          </table:table-cell>
          <table:table-cell office:value-type="float" office:value="3223882" calcext:value-type="float">
            <text:p>3223882</text:p>
          </table:table-cell>
          <table:table-cell office:value-type="float" office:value="5479041" calcext:value-type="float">
            <text:p>547904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78120524" calcext:value-type="float">
            <text:p>578120524</text:p>
          </table:table-cell>
          <table:table-cell office:value-type="float" office:value="577729012" calcext:value-type="float">
            <text:p>577729012</text:p>
          </table:table-cell>
          <table:table-cell office:value-type="float" office:value="4871500" calcext:value-type="float">
            <text:p>4871500</text:p>
          </table:table-cell>
          <table:table-cell office:value-type="float" office:value="4362999" calcext:value-type="float">
            <text:p>4362999</text:p>
          </table:table-cell>
          <table:table-cell office:value-type="float" office:value="3299224" calcext:value-type="float">
            <text:p>3299224</text:p>
          </table:table-cell>
          <table:table-cell office:value-type="float" office:value="5612899" calcext:value-type="float">
            <text:p>56128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97985625" calcext:value-type="float">
            <text:p>597985625</text:p>
          </table:table-cell>
          <table:table-cell office:value-type="float" office:value="597585214" calcext:value-type="float">
            <text:p>597585214</text:p>
          </table:table-cell>
          <table:table-cell office:value-type="float" office:value="4988616" calcext:value-type="float">
            <text:p>4988616</text:p>
          </table:table-cell>
          <table:table-cell office:value-type="float" office:value="4468632" calcext:value-type="float">
            <text:p>4468632</text:p>
          </table:table-cell>
          <table:table-cell office:value-type="float" office:value="3378018" calcext:value-type="float">
            <text:p>3378018</text:p>
          </table:table-cell>
          <table:table-cell office:value-type="float" office:value="5749559" calcext:value-type="float">
            <text:p>57495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18338488" calcext:value-type="float">
            <text:p>618338488</text:p>
          </table:table-cell>
          <table:table-cell office:value-type="float" office:value="617929078" calcext:value-type="float">
            <text:p>617929078</text:p>
          </table:table-cell>
          <table:table-cell office:value-type="float" office:value="5107232" calcext:value-type="float">
            <text:p>5107232</text:p>
          </table:table-cell>
          <table:table-cell office:value-type="float" office:value="4575619" calcext:value-type="float">
            <text:p>4575619</text:p>
          </table:table-cell>
          <table:table-cell office:value-type="float" office:value="3458196" calcext:value-type="float">
            <text:p>3458196</text:p>
          </table:table-cell>
          <table:table-cell office:value-type="float" office:value="5886819" calcext:value-type="float">
            <text:p>58868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38991574" calcext:value-type="float">
            <text:p>638991574</text:p>
          </table:table-cell>
          <table:table-cell office:value-type="float" office:value="638573065" calcext:value-type="float">
            <text:p>638573065</text:p>
          </table:table-cell>
          <table:table-cell office:value-type="float" office:value="5227348" calcext:value-type="float">
            <text:p>5227348</text:p>
          </table:table-cell>
          <table:table-cell office:value-type="float" office:value="4683941" calcext:value-type="float">
            <text:p>4683941</text:p>
          </table:table-cell>
          <table:table-cell office:value-type="float" office:value="3540452" calcext:value-type="float">
            <text:p>3540452</text:p>
          </table:table-cell>
          <table:table-cell office:value-type="float" office:value="6027541" calcext:value-type="float">
            <text:p>60275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660160871" calcext:value-type="float">
            <text:p>660160871</text:p>
          </table:table-cell>
          <table:table-cell office:value-type="float" office:value="659733163" calcext:value-type="float">
            <text:p>659733163</text:p>
          </table:table-cell>
          <table:table-cell office:value-type="float" office:value="5348964" calcext:value-type="float">
            <text:p>5348964</text:p>
          </table:table-cell>
          <table:table-cell office:value-type="float" office:value="4793609" calcext:value-type="float">
            <text:p>4793609</text:p>
          </table:table-cell>
          <table:table-cell office:value-type="float" office:value="3627386" calcext:value-type="float">
            <text:p>3627386</text:p>
          </table:table-cell>
          <table:table-cell office:value-type="float" office:value="6170790" calcext:value-type="float">
            <text:p>617079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681777822" calcext:value-type="float">
            <text:p>681777822</text:p>
          </table:table-cell>
          <table:table-cell office:value-type="float" office:value="681340815" calcext:value-type="float">
            <text:p>681340815</text:p>
          </table:table-cell>
          <table:table-cell office:value-type="float" office:value="5472080" calcext:value-type="float">
            <text:p>5472080</text:p>
          </table:table-cell>
          <table:table-cell office:value-type="float" office:value="4904671" calcext:value-type="float">
            <text:p>4904671</text:p>
          </table:table-cell>
          <table:table-cell office:value-type="float" office:value="3711611" calcext:value-type="float">
            <text:p>3711611</text:p>
          </table:table-cell>
          <table:table-cell office:value-type="float" office:value="6312116" calcext:value-type="float">
            <text:p>631211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03851267" calcext:value-type="float">
            <text:p>703851267</text:p>
          </table:table-cell>
          <table:table-cell office:value-type="float" office:value="703404861" calcext:value-type="float">
            <text:p>703404861</text:p>
          </table:table-cell>
          <table:table-cell office:value-type="float" office:value="5596696" calcext:value-type="float">
            <text:p>5596696</text:p>
          </table:table-cell>
          <table:table-cell office:value-type="float" office:value="5017044" calcext:value-type="float">
            <text:p>5017044</text:p>
          </table:table-cell>
          <table:table-cell office:value-type="float" office:value="3796094" calcext:value-type="float">
            <text:p>3796094</text:p>
          </table:table-cell>
          <table:table-cell office:value-type="float" office:value="6456987" calcext:value-type="float">
            <text:p>645698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26451280" calcext:value-type="float">
            <text:p>726451280</text:p>
          </table:table-cell>
          <table:table-cell office:value-type="float" office:value="725995375" calcext:value-type="float">
            <text:p>725995375</text:p>
          </table:table-cell>
          <table:table-cell office:value-type="float" office:value="5722812" calcext:value-type="float">
            <text:p>5722812</text:p>
          </table:table-cell>
          <table:table-cell office:value-type="float" office:value="5130707" calcext:value-type="float">
            <text:p>5130707</text:p>
          </table:table-cell>
          <table:table-cell office:value-type="float" office:value="3884957" calcext:value-type="float">
            <text:p>3884957</text:p>
          </table:table-cell>
          <table:table-cell office:value-type="float" office:value="6606351" calcext:value-type="float">
            <text:p>660635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49497088" calcext:value-type="float">
            <text:p>749497088</text:p>
          </table:table-cell>
          <table:table-cell office:value-type="float" office:value="749031584" calcext:value-type="float">
            <text:p>749031584</text:p>
          </table:table-cell>
          <table:table-cell office:value-type="float" office:value="5850428" calcext:value-type="float">
            <text:p>5850428</text:p>
          </table:table-cell>
          <table:table-cell office:value-type="float" office:value="5245748" calcext:value-type="float">
            <text:p>5245748</text:p>
          </table:table-cell>
          <table:table-cell office:value-type="float" office:value="3971031" calcext:value-type="float">
            <text:p>3971031</text:p>
          </table:table-cell>
          <table:table-cell office:value-type="float" office:value="6755628" calcext:value-type="float">
            <text:p>675562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773022377" calcext:value-type="float">
            <text:p>773022377</text:p>
          </table:table-cell>
          <table:table-cell office:value-type="float" office:value="772547174" calcext:value-type="float">
            <text:p>772547174</text:p>
          </table:table-cell>
          <table:table-cell office:value-type="float" office:value="5979544" calcext:value-type="float">
            <text:p>5979544</text:p>
          </table:table-cell>
          <table:table-cell office:value-type="float" office:value="5362135" calcext:value-type="float">
            <text:p>5362135</text:p>
          </table:table-cell>
          <table:table-cell office:value-type="float" office:value="4061118" calcext:value-type="float">
            <text:p>4061118</text:p>
          </table:table-cell>
          <table:table-cell office:value-type="float" office:value="6906940" calcext:value-type="float">
            <text:p>690694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97057012" calcext:value-type="float">
            <text:p>797057012</text:p>
          </table:table-cell>
          <table:table-cell office:value-type="float" office:value="796572010" calcext:value-type="float">
            <text:p>796572010</text:p>
          </table:table-cell>
          <table:table-cell office:value-type="float" office:value="6110160" calcext:value-type="float">
            <text:p>6110160</text:p>
          </table:table-cell>
          <table:table-cell office:value-type="float" office:value="5479898" calcext:value-type="float">
            <text:p>5479898</text:p>
          </table:table-cell>
          <table:table-cell office:value-type="float" office:value="4150252" calcext:value-type="float">
            <text:p>4150252</text:p>
          </table:table-cell>
          <table:table-cell office:value-type="float" office:value="7055808" calcext:value-type="float">
            <text:p>705580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1567958" calcext:value-type="float">
            <text:p>821567958</text:p>
          </table:table-cell>
          <table:table-cell office:value-type="float" office:value="821073057" calcext:value-type="float">
            <text:p>821073057</text:p>
          </table:table-cell>
          <table:table-cell office:value-type="float" office:value="6242276" calcext:value-type="float">
            <text:p>6242276</text:p>
          </table:table-cell>
          <table:table-cell office:value-type="float" office:value="5598981" calcext:value-type="float">
            <text:p>5598981</text:p>
          </table:table-cell>
          <table:table-cell office:value-type="float" office:value="4241834" calcext:value-type="float">
            <text:p>4241834</text:p>
          </table:table-cell>
          <table:table-cell office:value-type="float" office:value="7210639" calcext:value-type="float">
            <text:p>72106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6603133" calcext:value-type="float">
            <text:p>846603133</text:p>
          </table:table-cell>
          <table:table-cell office:value-type="float" office:value="846098233" calcext:value-type="float">
            <text:p>846098233</text:p>
          </table:table-cell>
          <table:table-cell office:value-type="float" office:value="6375892" calcext:value-type="float">
            <text:p>6375892</text:p>
          </table:table-cell>
          <table:table-cell office:value-type="float" office:value="5719411" calcext:value-type="float">
            <text:p>5719411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7371762" calcext:value-type="float">
            <text:p>7371762</text:p>
          </table:table-cell>
        </table:table-row>
      </table:table>
      <table:table table:name="mq" table:style-name="ta1">
        <table:shapes>
          <draw:frame draw:z-index="0" draw:style-name="gr1" draw:text-style-name="P1" svg:width="250.14mm" svg:height="154.06mm" svg:x="80.9mm" svg:y="1.06mm">
            <loext:p draw:notify-on-update-of-ranges="mq.A1:mq.A100 mq.B1:mq.B100 mq.A1:mq.A100 mq.C1:mq.C100 mq.A1:mq.A100 mq.D1:mq.D100 mq.A1:mq.A100 mq.E1:mq.E10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float" office:value="543" calcext:value-type="float">
            <text:p>543</text:p>
          </table:table-cell>
          <table:table-cell office:value-type="float" office:value="517" calcext:value-type="float">
            <text:p>51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16" calcext:value-type="float">
            <text:p>2216</text:p>
          </table:table-cell>
          <table:table-cell office:value-type="float" office:value="1828" calcext:value-type="float">
            <text:p>1828</text:p>
          </table:table-cell>
          <table:table-cell office:value-type="float" office:value="1659" calcext:value-type="float">
            <text:p>1659</text:p>
          </table:table-cell>
          <table:table-cell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04" calcext:value-type="float">
            <text:p>4704</text:p>
          </table:table-cell>
          <table:table-cell office:value-type="float" office:value="3919" calcext:value-type="float">
            <text:p>3919</text:p>
          </table:table-cell>
          <table:table-cell office:value-type="float" office:value="3465" calcext:value-type="float">
            <text:p>3465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92" calcext:value-type="float">
            <text:p>8192</text:p>
          </table:table-cell>
          <table:table-cell office:value-type="float" office:value="6905" calcext:value-type="float">
            <text:p>6905</text:p>
          </table:table-cell>
          <table:table-cell office:value-type="float" office:value="5871" calcext:value-type="float">
            <text:p>5871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80" calcext:value-type="float">
            <text:p>12680</text:p>
          </table:table-cell>
          <table:table-cell office:value-type="float" office:value="10752" calcext:value-type="float">
            <text:p>10752</text:p>
          </table:table-cell>
          <table:table-cell office:value-type="float" office:value="8601" calcext:value-type="float">
            <text:p>8601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56" calcext:value-type="float">
            <text:p>18256</text:p>
          </table:table-cell>
          <table:table-cell office:value-type="float" office:value="15528" calcext:value-type="float">
            <text:p>15528</text:p>
          </table:table-cell>
          <table:table-cell office:value-type="float" office:value="11863" calcext:value-type="float">
            <text:p>11863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932" calcext:value-type="float">
            <text:p>24932</text:p>
          </table:table-cell>
          <table:table-cell office:value-type="float" office:value="21267" calcext:value-type="float">
            <text:p>21267</text:p>
          </table:table-cell>
          <table:table-cell office:value-type="float" office:value="15646" calcext:value-type="float">
            <text:p>15646</text:p>
          </table:table-cell>
          <table:table-cell office:value-type="float" office:value="25884" calcext:value-type="float">
            <text:p>258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708" calcext:value-type="float">
            <text:p>32708</text:p>
          </table:table-cell>
          <table:table-cell office:value-type="float" office:value="28023" calcext:value-type="float">
            <text:p>28023</text:p>
          </table:table-cell>
          <table:table-cell office:value-type="float" office:value="20979" calcext:value-type="float">
            <text:p>20979</text:p>
          </table:table-cell>
          <table:table-cell office:value-type="float" office:value="34295" calcext:value-type="float">
            <text:p>342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584" calcext:value-type="float">
            <text:p>41584</text:p>
          </table:table-cell>
          <table:table-cell office:value-type="float" office:value="35773" calcext:value-type="float">
            <text:p>35773</text:p>
          </table:table-cell>
          <table:table-cell office:value-type="float" office:value="27488" calcext:value-type="float">
            <text:p>27488</text:p>
          </table:table-cell>
          <table:table-cell office:value-type="float" office:value="43900" calcext:value-type="float">
            <text:p>43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560" calcext:value-type="float">
            <text:p>51560</text:p>
          </table:table-cell>
          <table:table-cell office:value-type="float" office:value="44478" calcext:value-type="float">
            <text:p>44478</text:p>
          </table:table-cell>
          <table:table-cell office:value-type="float" office:value="33962" calcext:value-type="float">
            <text:p>33962</text:p>
          </table:table-cell>
          <table:table-cell office:value-type="float" office:value="54936" calcext:value-type="float">
            <text:p>549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712" calcext:value-type="float">
            <text:p>62712</text:p>
          </table:table-cell>
          <table:table-cell office:value-type="float" office:value="54206" calcext:value-type="float">
            <text:p>54206</text:p>
          </table:table-cell>
          <table:table-cell office:value-type="float" office:value="41233" calcext:value-type="float">
            <text:p>41233</text:p>
          </table:table-cell>
          <table:table-cell office:value-type="float" office:value="68199" calcext:value-type="float">
            <text:p>6819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5064" calcext:value-type="float">
            <text:p>75064</text:p>
          </table:table-cell>
          <table:table-cell office:value-type="float" office:value="65013" calcext:value-type="float">
            <text:p>65013</text:p>
          </table:table-cell>
          <table:table-cell office:value-type="float" office:value="48807" calcext:value-type="float">
            <text:p>48807</text:p>
          </table:table-cell>
          <table:table-cell office:value-type="float" office:value="81548" calcext:value-type="float">
            <text:p>815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616" calcext:value-type="float">
            <text:p>88616</text:p>
          </table:table-cell>
          <table:table-cell office:value-type="float" office:value="76820" calcext:value-type="float">
            <text:p>76820</text:p>
          </table:table-cell>
          <table:table-cell office:value-type="float" office:value="57448" calcext:value-type="float">
            <text:p>57448</text:p>
          </table:table-cell>
          <table:table-cell office:value-type="float" office:value="95597" calcext:value-type="float">
            <text:p>9559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3368" calcext:value-type="float">
            <text:p>103368</text:p>
          </table:table-cell>
          <table:table-cell office:value-type="float" office:value="89696" calcext:value-type="float">
            <text:p>89696</text:p>
          </table:table-cell>
          <table:table-cell office:value-type="float" office:value="67211" calcext:value-type="float">
            <text:p>67211</text:p>
          </table:table-cell>
          <table:table-cell office:value-type="float" office:value="112122" calcext:value-type="float">
            <text:p>1121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320" calcext:value-type="float">
            <text:p>119320</text:p>
          </table:table-cell>
          <table:table-cell office:value-type="float" office:value="103668" calcext:value-type="float">
            <text:p>103668</text:p>
          </table:table-cell>
          <table:table-cell office:value-type="float" office:value="77860" calcext:value-type="float">
            <text:p>77860</text:p>
          </table:table-cell>
          <table:table-cell office:value-type="float" office:value="129662" calcext:value-type="float">
            <text:p>12966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6472" calcext:value-type="float">
            <text:p>136472</text:p>
          </table:table-cell>
          <table:table-cell office:value-type="float" office:value="118720" calcext:value-type="float">
            <text:p>118720</text:p>
          </table:table-cell>
          <table:table-cell office:value-type="float" office:value="90796" calcext:value-type="float">
            <text:p>90796</text:p>
          </table:table-cell>
          <table:table-cell office:value-type="float" office:value="152124" calcext:value-type="float">
            <text:p>1521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4824" calcext:value-type="float">
            <text:p>154824</text:p>
          </table:table-cell>
          <table:table-cell office:value-type="float" office:value="134846" calcext:value-type="float">
            <text:p>134846</text:p>
          </table:table-cell>
          <table:table-cell office:value-type="float" office:value="103461" calcext:value-type="float">
            <text:p>103461</text:p>
          </table:table-cell>
          <table:table-cell office:value-type="float" office:value="172794" calcext:value-type="float">
            <text:p>1727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4376" calcext:value-type="float">
            <text:p>174376</text:p>
          </table:table-cell>
          <table:table-cell office:value-type="float" office:value="152108" calcext:value-type="float">
            <text:p>152108</text:p>
          </table:table-cell>
          <table:table-cell office:value-type="float" office:value="117525" calcext:value-type="float">
            <text:p>117525</text:p>
          </table:table-cell>
          <table:table-cell office:value-type="float" office:value="193920" calcext:value-type="float">
            <text:p>19392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128" calcext:value-type="float">
            <text:p>195128</text:p>
          </table:table-cell>
          <table:table-cell office:value-type="float" office:value="170406" calcext:value-type="float">
            <text:p>170406</text:p>
          </table:table-cell>
          <table:table-cell office:value-type="float" office:value="130453" calcext:value-type="float">
            <text:p>130453</text:p>
          </table:table-cell>
          <table:table-cell office:value-type="float" office:value="217812" calcext:value-type="float">
            <text:p>2178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080" calcext:value-type="float">
            <text:p>217080</text:p>
          </table:table-cell>
          <table:table-cell office:value-type="float" office:value="189814" calcext:value-type="float">
            <text:p>189814</text:p>
          </table:table-cell>
          <table:table-cell office:value-type="float" office:value="145078" calcext:value-type="float">
            <text:p>145078</text:p>
          </table:table-cell>
          <table:table-cell office:value-type="float" office:value="242675" calcext:value-type="float">
            <text:p>2426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0284" calcext:value-type="float">
            <text:p>240284</text:p>
          </table:table-cell>
          <table:table-cell office:value-type="float" office:value="210349" calcext:value-type="float">
            <text:p>210349</text:p>
          </table:table-cell>
          <table:table-cell office:value-type="float" office:value="160720" calcext:value-type="float">
            <text:p>160720</text:p>
          </table:table-cell>
          <table:table-cell office:value-type="float" office:value="269128" calcext:value-type="float">
            <text:p>2691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788" calcext:value-type="float">
            <text:p>264788</text:p>
          </table:table-cell>
          <table:table-cell office:value-type="float" office:value="232003" calcext:value-type="float">
            <text:p>232003</text:p>
          </table:table-cell>
          <table:table-cell office:value-type="float" office:value="176273" calcext:value-type="float">
            <text:p>176273</text:p>
          </table:table-cell>
          <table:table-cell office:value-type="float" office:value="296672" calcext:value-type="float">
            <text:p>29667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90592" calcext:value-type="float">
            <text:p>290592</text:p>
          </table:table-cell>
          <table:table-cell office:value-type="float" office:value="254823" calcext:value-type="float">
            <text:p>254823</text:p>
          </table:table-cell>
          <table:table-cell office:value-type="float" office:value="193801" calcext:value-type="float">
            <text:p>193801</text:p>
          </table:table-cell>
          <table:table-cell office:value-type="float" office:value="325521" calcext:value-type="float">
            <text:p>3255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696" calcext:value-type="float">
            <text:p>317696</text:p>
          </table:table-cell>
          <table:table-cell office:value-type="float" office:value="278812" calcext:value-type="float">
            <text:p>278812</text:p>
          </table:table-cell>
          <table:table-cell office:value-type="float" office:value="213845" calcext:value-type="float">
            <text:p>213845</text:p>
          </table:table-cell>
          <table:table-cell office:value-type="float" office:value="357316" calcext:value-type="float">
            <text:p>35731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6100" calcext:value-type="float">
            <text:p>346100</text:p>
          </table:table-cell>
          <table:table-cell office:value-type="float" office:value="303896" calcext:value-type="float">
            <text:p>303896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0823" calcext:value-type="float">
            <text:p>3908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75804" calcext:value-type="float">
            <text:p>375804</text:p>
          </table:table-cell>
          <table:table-cell office:value-type="float" office:value="330192" calcext:value-type="float">
            <text:p>330192</text:p>
          </table:table-cell>
          <table:table-cell office:value-type="float" office:value="254910" calcext:value-type="float">
            <text:p>254910</text:p>
          </table:table-cell>
          <table:table-cell office:value-type="float" office:value="423321" calcext:value-type="float">
            <text:p>4233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6808" calcext:value-type="float">
            <text:p>406808</text:p>
          </table:table-cell>
          <table:table-cell office:value-type="float" office:value="357580" calcext:value-type="float">
            <text:p>357580</text:p>
          </table:table-cell>
          <table:table-cell office:value-type="float" office:value="274287" calcext:value-type="float">
            <text:p>274287</text:p>
          </table:table-cell>
          <table:table-cell office:value-type="float" office:value="458470" calcext:value-type="float">
            <text:p>45847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9112" calcext:value-type="float">
            <text:p>439112</text:p>
          </table:table-cell>
          <table:table-cell office:value-type="float" office:value="386154" calcext:value-type="float">
            <text:p>386154</text:p>
          </table:table-cell>
          <table:table-cell office:value-type="float" office:value="298595" calcext:value-type="float">
            <text:p>298595</text:p>
          </table:table-cell>
          <table:table-cell office:value-type="float" office:value="498647" calcext:value-type="float">
            <text:p>4986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72716" calcext:value-type="float">
            <text:p>472716</text:p>
          </table:table-cell>
          <table:table-cell office:value-type="float" office:value="415882" calcext:value-type="float">
            <text:p>415882</text:p>
          </table:table-cell>
          <table:table-cell office:value-type="float" office:value="318712" calcext:value-type="float">
            <text:p>318712</text:p>
          </table:table-cell>
          <table:table-cell office:value-type="float" office:value="535541" calcext:value-type="float">
            <text:p>53554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620" calcext:value-type="float">
            <text:p>507620</text:p>
          </table:table-cell>
          <table:table-cell office:value-type="float" office:value="446774" calcext:value-type="float">
            <text:p>446774</text:p>
          </table:table-cell>
          <table:table-cell office:value-type="float" office:value="340536" calcext:value-type="float">
            <text:p>340536</text:p>
          </table:table-cell>
          <table:table-cell office:value-type="float" office:value="573635" calcext:value-type="float">
            <text:p>57363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824" calcext:value-type="float">
            <text:p>543824</text:p>
          </table:table-cell>
          <table:table-cell office:value-type="float" office:value="478944" calcext:value-type="float">
            <text:p>478944</text:p>
          </table:table-cell>
          <table:table-cell office:value-type="float" office:value="365976" calcext:value-type="float">
            <text:p>365976</text:p>
          </table:table-cell>
          <table:table-cell office:value-type="float" office:value="618826" calcext:value-type="float">
            <text:p>6188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81328" calcext:value-type="float">
            <text:p>581328</text:p>
          </table:table-cell>
          <table:table-cell office:value-type="float" office:value="512206" calcext:value-type="float">
            <text:p>512206</text:p>
          </table:table-cell>
          <table:table-cell office:value-type="float" office:value="390877" calcext:value-type="float">
            <text:p>390877</text:p>
          </table:table-cell>
          <table:table-cell office:value-type="float" office:value="660785" calcext:value-type="float">
            <text:p>6607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20132" calcext:value-type="float">
            <text:p>620132</text:p>
          </table:table-cell>
          <table:table-cell office:value-type="float" office:value="546629" calcext:value-type="float">
            <text:p>546629</text:p>
          </table:table-cell>
          <table:table-cell office:value-type="float" office:value="420473" calcext:value-type="float">
            <text:p>420473</text:p>
          </table:table-cell>
          <table:table-cell office:value-type="float" office:value="706996" calcext:value-type="float">
            <text:p>70699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60236" calcext:value-type="float">
            <text:p>660236</text:p>
          </table:table-cell>
          <table:table-cell office:value-type="float" office:value="582265" calcext:value-type="float">
            <text:p>582265</text:p>
          </table:table-cell>
          <table:table-cell office:value-type="float" office:value="449219" calcext:value-type="float">
            <text:p>449219</text:p>
          </table:table-cell>
          <table:table-cell office:value-type="float" office:value="754063" calcext:value-type="float">
            <text:p>75406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1640" calcext:value-type="float">
            <text:p>701640</text:p>
          </table:table-cell>
          <table:table-cell office:value-type="float" office:value="619143" calcext:value-type="float">
            <text:p>619143</text:p>
          </table:table-cell>
          <table:table-cell office:value-type="float" office:value="475738" calcext:value-type="float">
            <text:p>475738</text:p>
          </table:table-cell>
          <table:table-cell office:value-type="float" office:value="799937" calcext:value-type="float">
            <text:p>79993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4344" calcext:value-type="float">
            <text:p>744344</text:p>
          </table:table-cell>
          <table:table-cell office:value-type="float" office:value="657194" calcext:value-type="float">
            <text:p>657194</text:p>
          </table:table-cell>
          <table:table-cell office:value-type="float" office:value="502965" calcext:value-type="float">
            <text:p>502965</text:p>
          </table:table-cell>
          <table:table-cell office:value-type="float" office:value="846623" calcext:value-type="float">
            <text:p>84662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88348" calcext:value-type="float">
            <text:p>788348</text:p>
          </table:table-cell>
          <table:table-cell office:value-type="float" office:value="696436" calcext:value-type="float">
            <text:p>696436</text:p>
          </table:table-cell>
          <table:table-cell office:value-type="float" office:value="530601" calcext:value-type="float">
            <text:p>530601</text:p>
          </table:table-cell>
          <table:table-cell office:value-type="float" office:value="896125" calcext:value-type="float">
            <text:p>89612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3652" calcext:value-type="float">
            <text:p>833652</text:p>
          </table:table-cell>
          <table:table-cell office:value-type="float" office:value="736863" calcext:value-type="float">
            <text:p>736863</text:p>
          </table:table-cell>
          <table:table-cell office:value-type="float" office:value="561391" calcext:value-type="float">
            <text:p>561391</text:p>
          </table:table-cell>
          <table:table-cell office:value-type="float" office:value="948954" calcext:value-type="float">
            <text:p>94895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80256" calcext:value-type="float">
            <text:p>880256</text:p>
          </table:table-cell>
          <table:table-cell office:value-type="float" office:value="778498" calcext:value-type="float">
            <text:p>778498</text:p>
          </table:table-cell>
          <table:table-cell office:value-type="float" office:value="593224" calcext:value-type="float">
            <text:p>593224</text:p>
          </table:table-cell>
          <table:table-cell office:value-type="float" office:value="1001571" calcext:value-type="float">
            <text:p>10015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8160" calcext:value-type="float">
            <text:p>928160</text:p>
          </table:table-cell>
          <table:table-cell office:value-type="float" office:value="821297" calcext:value-type="float">
            <text:p>821297</text:p>
          </table:table-cell>
          <table:table-cell office:value-type="float" office:value="624085" calcext:value-type="float">
            <text:p>624085</text:p>
          </table:table-cell>
          <table:table-cell office:value-type="float" office:value="1055209" calcext:value-type="float">
            <text:p>105520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77368" calcext:value-type="float">
            <text:p>977368</text:p>
          </table:table-cell>
          <table:table-cell office:value-type="float" office:value="865328" calcext:value-type="float">
            <text:p>865328</text:p>
          </table:table-cell>
          <table:table-cell office:value-type="float" office:value="658287" calcext:value-type="float">
            <text:p>658287</text:p>
          </table:table-cell>
          <table:table-cell office:value-type="float" office:value="1111634" calcext:value-type="float">
            <text:p>111163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7976" calcext:value-type="float">
            <text:p>1027976</text:p>
          </table:table-cell>
          <table:table-cell office:value-type="float" office:value="910629" calcext:value-type="float">
            <text:p>910629</text:p>
          </table:table-cell>
          <table:table-cell office:value-type="float" office:value="692638" calcext:value-type="float">
            <text:p>692638</text:p>
          </table:table-cell>
          <table:table-cell office:value-type="float" office:value="1169225" calcext:value-type="float">
            <text:p>116922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79984" calcext:value-type="float">
            <text:p>1079984</text:p>
          </table:table-cell>
          <table:table-cell office:value-type="float" office:value="957115" calcext:value-type="float">
            <text:p>957115</text:p>
          </table:table-cell>
          <table:table-cell office:value-type="float" office:value="726990" calcext:value-type="float">
            <text:p>726990</text:p>
          </table:table-cell>
          <table:table-cell office:value-type="float" office:value="1226816" calcext:value-type="float">
            <text:p>12268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1004865" calcext:value-type="float">
            <text:p>1004865</text:p>
          </table:table-cell>
          <table:table-cell office:value-type="float" office:value="763866" calcext:value-type="float">
            <text:p>763866</text:p>
          </table:table-cell>
          <table:table-cell office:value-type="float" office:value="1287587" calcext:value-type="float">
            <text:p>128758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88200" calcext:value-type="float">
            <text:p>1188200</text:p>
          </table:table-cell>
          <table:table-cell office:value-type="float" office:value="1053904" calcext:value-type="float">
            <text:p>1053904</text:p>
          </table:table-cell>
          <table:table-cell office:value-type="float" office:value="803117" calcext:value-type="float">
            <text:p>803117</text:p>
          </table:table-cell>
          <table:table-cell office:value-type="float" office:value="1352758" calcext:value-type="float">
            <text:p>135275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408" calcext:value-type="float">
            <text:p>1244408</text:p>
          </table:table-cell>
          <table:table-cell office:value-type="float" office:value="1104134" calcext:value-type="float">
            <text:p>1104134</text:p>
          </table:table-cell>
          <table:table-cell office:value-type="float" office:value="842675" calcext:value-type="float">
            <text:p>842675</text:p>
          </table:table-cell>
          <table:table-cell office:value-type="float" office:value="1416285" calcext:value-type="float">
            <text:p>1416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02016" calcext:value-type="float">
            <text:p>1302016</text:p>
          </table:table-cell>
          <table:table-cell office:value-type="float" office:value="1155642" calcext:value-type="float">
            <text:p>1155642</text:p>
          </table:table-cell>
          <table:table-cell office:value-type="float" office:value="883636" calcext:value-type="float">
            <text:p>883636</text:p>
          </table:table-cell>
          <table:table-cell office:value-type="float" office:value="1482529" calcext:value-type="float">
            <text:p>148252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61024" calcext:value-type="float">
            <text:p>1361024</text:p>
          </table:table-cell>
          <table:table-cell office:value-type="float" office:value="1208385" calcext:value-type="float">
            <text:p>1208385</text:p>
          </table:table-cell>
          <table:table-cell office:value-type="float" office:value="921457" calcext:value-type="float">
            <text:p>921457</text:p>
          </table:table-cell>
          <table:table-cell office:value-type="float" office:value="1549314" calcext:value-type="float">
            <text:p>15493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21432" calcext:value-type="float">
            <text:p>1421432</text:p>
          </table:table-cell>
          <table:table-cell office:value-type="float" office:value="1262334" calcext:value-type="float">
            <text:p>1262334</text:p>
          </table:table-cell>
          <table:table-cell office:value-type="float" office:value="964365" calcext:value-type="float">
            <text:p>964365</text:p>
          </table:table-cell>
          <table:table-cell office:value-type="float" office:value="1620040" calcext:value-type="float">
            <text:p>162004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83240" calcext:value-type="float">
            <text:p>1483240</text:p>
          </table:table-cell>
          <table:table-cell office:value-type="float" office:value="1317597" calcext:value-type="float">
            <text:p>1317597</text:p>
          </table:table-cell>
          <table:table-cell office:value-type="float" office:value="1006041" calcext:value-type="float">
            <text:p>1006041</text:p>
          </table:table-cell>
          <table:table-cell office:value-type="float" office:value="1689649" calcext:value-type="float">
            <text:p>1689649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46448" calcext:value-type="float">
            <text:p>1546448</text:p>
          </table:table-cell>
          <table:table-cell office:value-type="float" office:value="1374112" calcext:value-type="float">
            <text:p>1374112</text:p>
          </table:table-cell>
          <table:table-cell office:value-type="float" office:value="1049313" calcext:value-type="float">
            <text:p>1049313</text:p>
          </table:table-cell>
          <table:table-cell office:value-type="float" office:value="1764021" calcext:value-type="float">
            <text:p>176402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11056" calcext:value-type="float">
            <text:p>1611056</text:p>
          </table:table-cell>
          <table:table-cell office:value-type="float" office:value="1431866" calcext:value-type="float">
            <text:p>1431866</text:p>
          </table:table-cell>
          <table:table-cell office:value-type="float" office:value="1094673" calcext:value-type="float">
            <text:p>1094673</text:p>
          </table:table-cell>
          <table:table-cell office:value-type="float" office:value="1838876" calcext:value-type="float">
            <text:p>183887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77064" calcext:value-type="float">
            <text:p>1677064</text:p>
          </table:table-cell>
          <table:table-cell office:value-type="float" office:value="1490808" calcext:value-type="float">
            <text:p>1490808</text:p>
          </table:table-cell>
          <table:table-cell office:value-type="float" office:value="1138564" calcext:value-type="float">
            <text:p>1138564</text:p>
          </table:table-cell>
          <table:table-cell office:value-type="float" office:value="1912765" calcext:value-type="float">
            <text:p>191276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744472" calcext:value-type="float">
            <text:p>1744472</text:p>
          </table:table-cell>
          <table:table-cell office:value-type="float" office:value="1551059" calcext:value-type="float">
            <text:p>1551059</text:p>
          </table:table-cell>
          <table:table-cell office:value-type="float" office:value="1186143" calcext:value-type="float">
            <text:p>1186143</text:p>
          </table:table-cell>
          <table:table-cell office:value-type="float" office:value="1991082" calcext:value-type="float">
            <text:p>19910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13280" calcext:value-type="float">
            <text:p>1813280</text:p>
          </table:table-cell>
          <table:table-cell office:value-type="float" office:value="1612530" calcext:value-type="float">
            <text:p>1612530</text:p>
          </table:table-cell>
          <table:table-cell office:value-type="float" office:value="1230763" calcext:value-type="float">
            <text:p>1230763</text:p>
          </table:table-cell>
          <table:table-cell office:value-type="float" office:value="2067835" calcext:value-type="float">
            <text:p>206783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83488" calcext:value-type="float">
            <text:p>1883488</text:p>
          </table:table-cell>
          <table:table-cell office:value-type="float" office:value="1675346" calcext:value-type="float">
            <text:p>1675346</text:p>
          </table:table-cell>
          <table:table-cell office:value-type="float" office:value="1276726" calcext:value-type="float">
            <text:p>1276726</text:p>
          </table:table-cell>
          <table:table-cell office:value-type="float" office:value="2145449" calcext:value-type="float">
            <text:p>214544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1739398" calcext:value-type="float">
            <text:p>1739398</text:p>
          </table:table-cell>
          <table:table-cell office:value-type="float" office:value="1326013" calcext:value-type="float">
            <text:p>1326013</text:p>
          </table:table-cell>
          <table:table-cell office:value-type="float" office:value="2226806" calcext:value-type="float">
            <text:p>222680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028104" calcext:value-type="float">
            <text:p>2028104</text:p>
          </table:table-cell>
          <table:table-cell office:value-type="float" office:value="1804708" calcext:value-type="float">
            <text:p>1804708</text:p>
          </table:table-cell>
          <table:table-cell office:value-type="float" office:value="1373507" calcext:value-type="float">
            <text:p>1373507</text:p>
          </table:table-cell>
          <table:table-cell office:value-type="float" office:value="2308583" calcext:value-type="float">
            <text:p>230858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102512" calcext:value-type="float">
            <text:p>2102512</text:p>
          </table:table-cell>
          <table:table-cell office:value-type="float" office:value="1871293" calcext:value-type="float">
            <text:p>1871293</text:p>
          </table:table-cell>
          <table:table-cell office:value-type="float" office:value="1423115" calcext:value-type="float">
            <text:p>1423115</text:p>
          </table:table-cell>
          <table:table-cell office:value-type="float" office:value="2394879" calcext:value-type="float">
            <text:p>23948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178320" calcext:value-type="float">
            <text:p>2178320</text:p>
          </table:table-cell>
          <table:table-cell office:value-type="float" office:value="1939100" calcext:value-type="float">
            <text:p>1939100</text:p>
          </table:table-cell>
          <table:table-cell office:value-type="float" office:value="1475698" calcext:value-type="float">
            <text:p>1475698</text:p>
          </table:table-cell>
          <table:table-cell office:value-type="float" office:value="2483169" calcext:value-type="float">
            <text:p>248316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255528" calcext:value-type="float">
            <text:p>2255528</text:p>
          </table:table-cell>
          <table:table-cell office:value-type="float" office:value="2008208" calcext:value-type="float">
            <text:p>2008208</text:p>
          </table:table-cell>
          <table:table-cell office:value-type="float" office:value="1527979" calcext:value-type="float">
            <text:p>1527979</text:p>
          </table:table-cell>
          <table:table-cell office:value-type="float" office:value="2571430" calcext:value-type="float">
            <text:p>257143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334136" calcext:value-type="float">
            <text:p>2334136</text:p>
          </table:table-cell>
          <table:table-cell office:value-type="float" office:value="2078604" calcext:value-type="float">
            <text:p>2078604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2658743" calcext:value-type="float">
            <text:p>2658743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14144" calcext:value-type="float">
            <text:p>2414144</text:p>
          </table:table-cell>
          <table:table-cell office:value-type="float" office:value="2150296" calcext:value-type="float">
            <text:p>2150296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2754171" calcext:value-type="float">
            <text:p>275417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495552" calcext:value-type="float">
            <text:p>2495552</text:p>
          </table:table-cell>
          <table:table-cell office:value-type="float" office:value="2223240" calcext:value-type="float">
            <text:p>2223240</text:p>
          </table:table-cell>
          <table:table-cell office:value-type="float" office:value="1692517" calcext:value-type="float">
            <text:p>1692517</text:p>
          </table:table-cell>
          <table:table-cell office:value-type="float" office:value="2847567" calcext:value-type="float">
            <text:p>284756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578360" calcext:value-type="float">
            <text:p>2578360</text:p>
          </table:table-cell>
          <table:table-cell office:value-type="float" office:value="2297478" calcext:value-type="float">
            <text:p>2297478</text:p>
          </table:table-cell>
          <table:table-cell office:value-type="float" office:value="1749246" calcext:value-type="float">
            <text:p>1749246</text:p>
          </table:table-cell>
          <table:table-cell office:value-type="float" office:value="2946956" calcext:value-type="float">
            <text:p>294695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62568" calcext:value-type="float">
            <text:p>2662568</text:p>
          </table:table-cell>
          <table:table-cell office:value-type="float" office:value="2373054" calcext:value-type="float">
            <text:p>2373054</text:p>
          </table:table-cell>
          <table:table-cell office:value-type="float" office:value="1806722" calcext:value-type="float">
            <text:p>1806722</text:p>
          </table:table-cell>
          <table:table-cell office:value-type="float" office:value="3043472" calcext:value-type="float">
            <text:p>304347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748176" calcext:value-type="float">
            <text:p>2748176</text:p>
          </table:table-cell>
          <table:table-cell office:value-type="float" office:value="2449899" calcext:value-type="float">
            <text:p>2449899</text:p>
          </table:table-cell>
          <table:table-cell office:value-type="float" office:value="1866496" calcext:value-type="float">
            <text:p>1866496</text:p>
          </table:table-cell>
          <table:table-cell office:value-type="float" office:value="3144147" calcext:value-type="float">
            <text:p>314414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835184" calcext:value-type="float">
            <text:p>2835184</text:p>
          </table:table-cell>
          <table:table-cell office:value-type="float" office:value="2528005" calcext:value-type="float">
            <text:p>2528005</text:p>
          </table:table-cell>
          <table:table-cell office:value-type="float" office:value="1923822" calcext:value-type="float">
            <text:p>1923822</text:p>
          </table:table-cell>
          <table:table-cell office:value-type="float" office:value="3243554" calcext:value-type="float">
            <text:p>324355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23592" calcext:value-type="float">
            <text:p>2923592</text:p>
          </table:table-cell>
          <table:table-cell office:value-type="float" office:value="2607411" calcext:value-type="float">
            <text:p>2607411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3343099" calcext:value-type="float">
            <text:p>33430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13400" calcext:value-type="float">
            <text:p>3013400</text:p>
          </table:table-cell>
          <table:table-cell office:value-type="float" office:value="2688108" calcext:value-type="float">
            <text:p>2688108</text:p>
          </table:table-cell>
          <table:table-cell office:value-type="float" office:value="2045583" calcext:value-type="float">
            <text:p>2045583</text:p>
          </table:table-cell>
          <table:table-cell office:value-type="float" office:value="3446857" calcext:value-type="float">
            <text:p>344685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104608" calcext:value-type="float">
            <text:p>3104608</text:p>
          </table:table-cell>
          <table:table-cell office:value-type="float" office:value="2770069" calcext:value-type="float">
            <text:p>2770069</text:p>
          </table:table-cell>
          <table:table-cell office:value-type="float" office:value="2106409" calcext:value-type="float">
            <text:p>2106409</text:p>
          </table:table-cell>
          <table:table-cell office:value-type="float" office:value="3551889" calcext:value-type="float">
            <text:p>355188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97216" calcext:value-type="float">
            <text:p>3197216</text:p>
          </table:table-cell>
          <table:table-cell office:value-type="float" office:value="2853343" calcext:value-type="float">
            <text:p>2853343</text:p>
          </table:table-cell>
          <table:table-cell office:value-type="float" office:value="2166974" calcext:value-type="float">
            <text:p>2166974</text:p>
          </table:table-cell>
          <table:table-cell office:value-type="float" office:value="3661155" calcext:value-type="float">
            <text:p>366115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291224" calcext:value-type="float">
            <text:p>3291224</text:p>
          </table:table-cell>
          <table:table-cell office:value-type="float" office:value="2937900" calcext:value-type="float">
            <text:p>2937900</text:p>
          </table:table-cell>
          <table:table-cell office:value-type="float" office:value="2230300" calcext:value-type="float">
            <text:p>2230300</text:p>
          </table:table-cell>
          <table:table-cell office:value-type="float" office:value="3767093" calcext:value-type="float">
            <text:p>3767093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86632" calcext:value-type="float">
            <text:p>3386632</text:p>
          </table:table-cell>
          <table:table-cell office:value-type="float" office:value="3023776" calcext:value-type="float">
            <text:p>3023776</text:p>
          </table:table-cell>
          <table:table-cell office:value-type="float" office:value="2296779" calcext:value-type="float">
            <text:p>2296779</text:p>
          </table:table-cell>
          <table:table-cell office:value-type="float" office:value="3878094" calcext:value-type="float">
            <text:p>387809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83440" calcext:value-type="float">
            <text:p>3483440</text:p>
          </table:table-cell>
          <table:table-cell office:value-type="float" office:value="3110900" calcext:value-type="float">
            <text:p>3110900</text:p>
          </table:table-cell>
          <table:table-cell office:value-type="float" office:value="2362153" calcext:value-type="float">
            <text:p>2362153</text:p>
          </table:table-cell>
          <table:table-cell office:value-type="float" office:value="3988847" calcext:value-type="float">
            <text:p>398884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81648" calcext:value-type="float">
            <text:p>3581648</text:p>
          </table:table-cell>
          <table:table-cell office:value-type="float" office:value="3199335" calcext:value-type="float">
            <text:p>3199335</text:p>
          </table:table-cell>
          <table:table-cell office:value-type="float" office:value="2427850" calcext:value-type="float">
            <text:p>2427850</text:p>
          </table:table-cell>
          <table:table-cell office:value-type="float" office:value="4103722" calcext:value-type="float">
            <text:p>410372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681256" calcext:value-type="float">
            <text:p>3681256</text:p>
          </table:table-cell>
          <table:table-cell office:value-type="float" office:value="3289101" calcext:value-type="float">
            <text:p>3289101</text:p>
          </table:table-cell>
          <table:table-cell office:value-type="float" office:value="2493744" calcext:value-type="float">
            <text:p>2493744</text:p>
          </table:table-cell>
          <table:table-cell office:value-type="float" office:value="4219417" calcext:value-type="float">
            <text:p>421941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782264" calcext:value-type="float">
            <text:p>3782264</text:p>
          </table:table-cell>
          <table:table-cell office:value-type="float" office:value="3380151" calcext:value-type="float">
            <text:p>3380151</text:p>
          </table:table-cell>
          <table:table-cell office:value-type="float" office:value="2562846" calcext:value-type="float">
            <text:p>2562846</text:p>
          </table:table-cell>
          <table:table-cell office:value-type="float" office:value="4338839" calcext:value-type="float">
            <text:p>43388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884672" calcext:value-type="float">
            <text:p>3884672</text:p>
          </table:table-cell>
          <table:table-cell office:value-type="float" office:value="3472508" calcext:value-type="float">
            <text:p>3472508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4459248" calcext:value-type="float">
            <text:p>44592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88480" calcext:value-type="float">
            <text:p>3988480</text:p>
          </table:table-cell>
          <table:table-cell office:value-type="float" office:value="3566154" calcext:value-type="float">
            <text:p>3566154</text:p>
          </table:table-cell>
          <table:table-cell office:value-type="float" office:value="2703739" calcext:value-type="float">
            <text:p>2703739</text:p>
          </table:table-cell>
          <table:table-cell office:value-type="float" office:value="4582492" calcext:value-type="float">
            <text:p>458249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093688" calcext:value-type="float">
            <text:p>4093688</text:p>
          </table:table-cell>
          <table:table-cell office:value-type="float" office:value="3661094" calcext:value-type="float">
            <text:p>3661094</text:p>
          </table:table-cell>
          <table:table-cell office:value-type="float" office:value="2775255" calcext:value-type="float">
            <text:p>2775255</text:p>
          </table:table-cell>
          <table:table-cell office:value-type="float" office:value="4709234" calcext:value-type="float">
            <text:p>4709234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200304" calcext:value-type="float">
            <text:p>4200304</text:p>
          </table:table-cell>
          <table:table-cell office:value-type="float" office:value="3757338" calcext:value-type="float">
            <text:p>3757338</text:p>
          </table:table-cell>
          <table:table-cell office:value-type="float" office:value="2847283" calcext:value-type="float">
            <text:p>2847283</text:p>
          </table:table-cell>
          <table:table-cell office:value-type="float" office:value="4835000" calcext:value-type="float">
            <text:p>483500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308420" calcext:value-type="float">
            <text:p>4308420</text:p>
          </table:table-cell>
          <table:table-cell office:value-type="float" office:value="3854929" calcext:value-type="float">
            <text:p>3854929</text:p>
          </table:table-cell>
          <table:table-cell office:value-type="float" office:value="2918704" calcext:value-type="float">
            <text:p>2918704</text:p>
          </table:table-cell>
          <table:table-cell office:value-type="float" office:value="4957486" calcext:value-type="float">
            <text:p>495748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418036" calcext:value-type="float">
            <text:p>4418036</text:p>
          </table:table-cell>
          <table:table-cell office:value-type="float" office:value="3953873" calcext:value-type="float">
            <text:p>3953873</text:p>
          </table:table-cell>
          <table:table-cell office:value-type="float" office:value="2992387" calcext:value-type="float">
            <text:p>2992387</text:p>
          </table:table-cell>
          <table:table-cell office:value-type="float" office:value="5084245" calcext:value-type="float">
            <text:p>508424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529152" calcext:value-type="float">
            <text:p>4529152</text:p>
          </table:table-cell>
          <table:table-cell office:value-type="float" office:value="4054140" calcext:value-type="float">
            <text:p>4054140</text:p>
          </table:table-cell>
          <table:table-cell office:value-type="float" office:value="3068983" calcext:value-type="float">
            <text:p>3068983</text:p>
          </table:table-cell>
          <table:table-cell office:value-type="float" office:value="5214958" calcext:value-type="float">
            <text:p>521495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641768" calcext:value-type="float">
            <text:p>4641768</text:p>
          </table:table-cell>
          <table:table-cell office:value-type="float" office:value="4155766" calcext:value-type="float">
            <text:p>4155766</text:p>
          </table:table-cell>
          <table:table-cell office:value-type="float" office:value="3146636" calcext:value-type="float">
            <text:p>3146636</text:p>
          </table:table-cell>
          <table:table-cell office:value-type="float" office:value="5348172" calcext:value-type="float">
            <text:p>534817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755884" calcext:value-type="float">
            <text:p>4755884</text:p>
          </table:table-cell>
          <table:table-cell office:value-type="float" office:value="4258674" calcext:value-type="float">
            <text:p>4258674</text:p>
          </table:table-cell>
          <table:table-cell office:value-type="float" office:value="3223882" calcext:value-type="float">
            <text:p>3223882</text:p>
          </table:table-cell>
          <table:table-cell office:value-type="float" office:value="5479041" calcext:value-type="float">
            <text:p>5479041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871500" calcext:value-type="float">
            <text:p>4871500</text:p>
          </table:table-cell>
          <table:table-cell office:value-type="float" office:value="4362999" calcext:value-type="float">
            <text:p>4362999</text:p>
          </table:table-cell>
          <table:table-cell office:value-type="float" office:value="3299224" calcext:value-type="float">
            <text:p>3299224</text:p>
          </table:table-cell>
          <table:table-cell office:value-type="float" office:value="5612899" calcext:value-type="float">
            <text:p>561289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988616" calcext:value-type="float">
            <text:p>4988616</text:p>
          </table:table-cell>
          <table:table-cell office:value-type="float" office:value="4468632" calcext:value-type="float">
            <text:p>4468632</text:p>
          </table:table-cell>
          <table:table-cell office:value-type="float" office:value="3378018" calcext:value-type="float">
            <text:p>3378018</text:p>
          </table:table-cell>
          <table:table-cell office:value-type="float" office:value="5749559" calcext:value-type="float">
            <text:p>57495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7232" calcext:value-type="float">
            <text:p>5107232</text:p>
          </table:table-cell>
          <table:table-cell office:value-type="float" office:value="4575619" calcext:value-type="float">
            <text:p>4575619</text:p>
          </table:table-cell>
          <table:table-cell office:value-type="float" office:value="3458196" calcext:value-type="float">
            <text:p>3458196</text:p>
          </table:table-cell>
          <table:table-cell office:value-type="float" office:value="5886819" calcext:value-type="float">
            <text:p>5886819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227348" calcext:value-type="float">
            <text:p>5227348</text:p>
          </table:table-cell>
          <table:table-cell office:value-type="float" office:value="4683941" calcext:value-type="float">
            <text:p>4683941</text:p>
          </table:table-cell>
          <table:table-cell office:value-type="float" office:value="3540452" calcext:value-type="float">
            <text:p>3540452</text:p>
          </table:table-cell>
          <table:table-cell office:value-type="float" office:value="6027541" calcext:value-type="float">
            <text:p>6027541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348964" calcext:value-type="float">
            <text:p>5348964</text:p>
          </table:table-cell>
          <table:table-cell office:value-type="float" office:value="4793609" calcext:value-type="float">
            <text:p>4793609</text:p>
          </table:table-cell>
          <table:table-cell office:value-type="float" office:value="3627386" calcext:value-type="float">
            <text:p>3627386</text:p>
          </table:table-cell>
          <table:table-cell office:value-type="float" office:value="6170790" calcext:value-type="float">
            <text:p>6170790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472080" calcext:value-type="float">
            <text:p>5472080</text:p>
          </table:table-cell>
          <table:table-cell office:value-type="float" office:value="4904671" calcext:value-type="float">
            <text:p>4904671</text:p>
          </table:table-cell>
          <table:table-cell office:value-type="float" office:value="3711611" calcext:value-type="float">
            <text:p>3711611</text:p>
          </table:table-cell>
          <table:table-cell office:value-type="float" office:value="6312116" calcext:value-type="float">
            <text:p>631211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596696" calcext:value-type="float">
            <text:p>5596696</text:p>
          </table:table-cell>
          <table:table-cell office:value-type="float" office:value="5017044" calcext:value-type="float">
            <text:p>5017044</text:p>
          </table:table-cell>
          <table:table-cell office:value-type="float" office:value="3796094" calcext:value-type="float">
            <text:p>3796094</text:p>
          </table:table-cell>
          <table:table-cell office:value-type="float" office:value="6456987" calcext:value-type="float">
            <text:p>645698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722812" calcext:value-type="float">
            <text:p>5722812</text:p>
          </table:table-cell>
          <table:table-cell office:value-type="float" office:value="5130707" calcext:value-type="float">
            <text:p>5130707</text:p>
          </table:table-cell>
          <table:table-cell office:value-type="float" office:value="3884957" calcext:value-type="float">
            <text:p>3884957</text:p>
          </table:table-cell>
          <table:table-cell office:value-type="float" office:value="6606351" calcext:value-type="float">
            <text:p>660635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850428" calcext:value-type="float">
            <text:p>5850428</text:p>
          </table:table-cell>
          <table:table-cell office:value-type="float" office:value="5245748" calcext:value-type="float">
            <text:p>5245748</text:p>
          </table:table-cell>
          <table:table-cell office:value-type="float" office:value="3971031" calcext:value-type="float">
            <text:p>3971031</text:p>
          </table:table-cell>
          <table:table-cell office:value-type="float" office:value="6755628" calcext:value-type="float">
            <text:p>675562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979544" calcext:value-type="float">
            <text:p>5979544</text:p>
          </table:table-cell>
          <table:table-cell office:value-type="float" office:value="5362135" calcext:value-type="float">
            <text:p>5362135</text:p>
          </table:table-cell>
          <table:table-cell office:value-type="float" office:value="4061118" calcext:value-type="float">
            <text:p>4061118</text:p>
          </table:table-cell>
          <table:table-cell office:value-type="float" office:value="6906940" calcext:value-type="float">
            <text:p>690694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110160" calcext:value-type="float">
            <text:p>6110160</text:p>
          </table:table-cell>
          <table:table-cell office:value-type="float" office:value="5479898" calcext:value-type="float">
            <text:p>5479898</text:p>
          </table:table-cell>
          <table:table-cell office:value-type="float" office:value="4150252" calcext:value-type="float">
            <text:p>4150252</text:p>
          </table:table-cell>
          <table:table-cell office:value-type="float" office:value="7055808" calcext:value-type="float">
            <text:p>705580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242276" calcext:value-type="float">
            <text:p>6242276</text:p>
          </table:table-cell>
          <table:table-cell office:value-type="float" office:value="5598981" calcext:value-type="float">
            <text:p>5598981</text:p>
          </table:table-cell>
          <table:table-cell office:value-type="float" office:value="4241834" calcext:value-type="float">
            <text:p>4241834</text:p>
          </table:table-cell>
          <table:table-cell office:value-type="float" office:value="7210639" calcext:value-type="float">
            <text:p>72106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75892" calcext:value-type="float">
            <text:p>6375892</text:p>
          </table:table-cell>
          <table:table-cell office:value-type="float" office:value="5719411" calcext:value-type="float">
            <text:p>5719411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7371762" calcext:value-type="float">
            <text:p>7371762</text:p>
          </table:table-cell>
        </table:table-row>
      </table:table>
      <table:table table:name="mim" table:style-name="ta1">
        <table:shapes>
          <draw:frame draw:z-index="0" draw:style-name="gr1" draw:text-style-name="P1" svg:width="327.58mm" svg:height="154.33mm" svg:x="3.3mm" svg:y="1.06mm">
            <loext:p draw:notify-on-update-of-ranges="mim.A1:mim.A100 mim.B1:mim.B100 mim.A1:mim.A100 mim.C1:mim.C100 mim.A1:mim.A100 mim.D1:mim.D100 mim.A1:mim.A100 mim.E1:mim.E10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float" office:value="543" calcext:value-type="float">
            <text:p>543</text:p>
          </table:table-cell>
          <table:table-cell office:value-type="float" office:value="616" calcext:value-type="float">
            <text:p>61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16" calcext:value-type="float">
            <text:p>2216</text:p>
          </table:table-cell>
          <table:table-cell office:value-type="float" office:value="1828" calcext:value-type="float">
            <text:p>1828</text:p>
          </table:table-cell>
          <table:table-cell office:value-type="float" office:value="2071" calcext:value-type="float">
            <text:p>2071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704" calcext:value-type="float">
            <text:p>4704</text:p>
          </table:table-cell>
          <table:table-cell office:value-type="float" office:value="3919" calcext:value-type="float">
            <text:p>3919</text:p>
          </table:table-cell>
          <table:table-cell office:value-type="float" office:value="4463" calcext:value-type="float">
            <text:p>4463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92" calcext:value-type="float">
            <text:p>8192</text:p>
          </table:table-cell>
          <table:table-cell office:value-type="float" office:value="6905" calcext:value-type="float">
            <text:p>6905</text:p>
          </table:table-cell>
          <table:table-cell office:value-type="float" office:value="7769" calcext:value-type="float">
            <text:p>7769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680" calcext:value-type="float">
            <text:p>12680</text:p>
          </table:table-cell>
          <table:table-cell office:value-type="float" office:value="10752" calcext:value-type="float">
            <text:p>10752</text:p>
          </table:table-cell>
          <table:table-cell office:value-type="float" office:value="12083" calcext:value-type="float">
            <text:p>12083</text:p>
          </table:table-cell>
          <table:table-cell office:value-type="float" office:value="10406" calcext:value-type="float">
            <text:p>1040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256" calcext:value-type="float">
            <text:p>18256</text:p>
          </table:table-cell>
          <table:table-cell office:value-type="float" office:value="15528" calcext:value-type="float">
            <text:p>15528</text:p>
          </table:table-cell>
          <table:table-cell office:value-type="float" office:value="17357" calcext:value-type="float">
            <text:p>17357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932" calcext:value-type="float">
            <text:p>24932</text:p>
          </table:table-cell>
          <table:table-cell office:value-type="float" office:value="21267" calcext:value-type="float">
            <text:p>21267</text:p>
          </table:table-cell>
          <table:table-cell office:value-type="float" office:value="23630" calcext:value-type="float">
            <text:p>23630</text:p>
          </table:table-cell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708" calcext:value-type="float">
            <text:p>32708</text:p>
          </table:table-cell>
          <table:table-cell office:value-type="float" office:value="28023" calcext:value-type="float">
            <text:p>28023</text:p>
          </table:table-cell>
          <table:table-cell office:value-type="float" office:value="30967" calcext:value-type="float">
            <text:p>30967</text:p>
          </table:table-cell>
          <table:table-cell office:value-type="float" office:value="26945" calcext:value-type="float">
            <text:p>269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1584" calcext:value-type="float">
            <text:p>41584</text:p>
          </table:table-cell>
          <table:table-cell office:value-type="float" office:value="35773" calcext:value-type="float">
            <text:p>35773</text:p>
          </table:table-cell>
          <table:table-cell office:value-type="float" office:value="39460" calcext:value-type="float">
            <text:p>39460</text:p>
          </table:table-cell>
          <table:table-cell office:value-type="float" office:value="34450" calcext:value-type="float">
            <text:p>344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560" calcext:value-type="float">
            <text:p>51560</text:p>
          </table:table-cell>
          <table:table-cell office:value-type="float" office:value="44478" calcext:value-type="float">
            <text:p>44478</text:p>
          </table:table-cell>
          <table:table-cell office:value-type="float" office:value="49053" calcext:value-type="float">
            <text:p>49053</text:p>
          </table:table-cell>
          <table:table-cell office:value-type="float" office:value="42945" calcext:value-type="float">
            <text:p>4294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2712" calcext:value-type="float">
            <text:p>62712</text:p>
          </table:table-cell>
          <table:table-cell office:value-type="float" office:value="54206" calcext:value-type="float">
            <text:p>54206</text:p>
          </table:table-cell>
          <table:table-cell office:value-type="float" office:value="59834" calcext:value-type="float">
            <text:p>59834</text:p>
          </table:table-cell>
          <table:table-cell office:value-type="float" office:value="52514" calcext:value-type="float">
            <text:p>5251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5064" calcext:value-type="float">
            <text:p>75064</text:p>
          </table:table-cell>
          <table:table-cell office:value-type="float" office:value="65013" calcext:value-type="float">
            <text:p>65013</text:p>
          </table:table-cell>
          <table:table-cell office:value-type="float" office:value="71619" calcext:value-type="float">
            <text:p>71619</text:p>
          </table:table-cell>
          <table:table-cell office:value-type="float" office:value="62968" calcext:value-type="float">
            <text:p>6296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8616" calcext:value-type="float">
            <text:p>88616</text:p>
          </table:table-cell>
          <table:table-cell office:value-type="float" office:value="76820" calcext:value-type="float">
            <text:p>76820</text:p>
          </table:table-cell>
          <table:table-cell office:value-type="float" office:value="84343" calcext:value-type="float">
            <text:p>84343</text:p>
          </table:table-cell>
          <table:table-cell office:value-type="float" office:value="74194" calcext:value-type="float">
            <text:p>7419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3368" calcext:value-type="float">
            <text:p>103368</text:p>
          </table:table-cell>
          <table:table-cell office:value-type="float" office:value="89696" calcext:value-type="float">
            <text:p>89696</text:p>
          </table:table-cell>
          <table:table-cell office:value-type="float" office:value="98269" calcext:value-type="float">
            <text:p>98269</text:p>
          </table:table-cell>
          <table:table-cell office:value-type="float" office:value="86495" calcext:value-type="float">
            <text:p>864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9320" calcext:value-type="float">
            <text:p>119320</text:p>
          </table:table-cell>
          <table:table-cell office:value-type="float" office:value="103668" calcext:value-type="float">
            <text:p>103668</text:p>
          </table:table-cell>
          <table:table-cell office:value-type="float" office:value="113379" calcext:value-type="float">
            <text:p>113379</text:p>
          </table:table-cell>
          <table:table-cell office:value-type="float" office:value="99888" calcext:value-type="float">
            <text:p>998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36472" calcext:value-type="float">
            <text:p>136472</text:p>
          </table:table-cell>
          <table:table-cell office:value-type="float" office:value="118720" calcext:value-type="float">
            <text:p>118720</text:p>
          </table:table-cell>
          <table:table-cell office:value-type="float" office:value="129631" calcext:value-type="float">
            <text:p>129631</text:p>
          </table:table-cell>
          <table:table-cell office:value-type="float" office:value="114342" calcext:value-type="float">
            <text:p>11434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4824" calcext:value-type="float">
            <text:p>154824</text:p>
          </table:table-cell>
          <table:table-cell office:value-type="float" office:value="134846" calcext:value-type="float">
            <text:p>134846</text:p>
          </table:table-cell>
          <table:table-cell office:value-type="float" office:value="147116" calcext:value-type="float">
            <text:p>147116</text:p>
          </table:table-cell>
          <table:table-cell office:value-type="float" office:value="129925" calcext:value-type="float">
            <text:p>1299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74376" calcext:value-type="float">
            <text:p>174376</text:p>
          </table:table-cell>
          <table:table-cell office:value-type="float" office:value="152108" calcext:value-type="float">
            <text:p>152108</text:p>
          </table:table-cell>
          <table:table-cell office:value-type="float" office:value="165797" calcext:value-type="float">
            <text:p>165797</text:p>
          </table:table-cell>
          <table:table-cell office:value-type="float" office:value="146652" calcext:value-type="float">
            <text:p>1466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128" calcext:value-type="float">
            <text:p>195128</text:p>
          </table:table-cell>
          <table:table-cell office:value-type="float" office:value="170406" calcext:value-type="float">
            <text:p>170406</text:p>
          </table:table-cell>
          <table:table-cell office:value-type="float" office:value="185652" calcext:value-type="float">
            <text:p>185652</text:p>
          </table:table-cell>
          <table:table-cell office:value-type="float" office:value="164397" calcext:value-type="float">
            <text:p>1643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7080" calcext:value-type="float">
            <text:p>217080</text:p>
          </table:table-cell>
          <table:table-cell office:value-type="float" office:value="189814" calcext:value-type="float">
            <text:p>189814</text:p>
          </table:table-cell>
          <table:table-cell office:value-type="float" office:value="206828" calcext:value-type="float">
            <text:p>206828</text:p>
          </table:table-cell>
          <table:table-cell office:value-type="float" office:value="183374" calcext:value-type="float">
            <text:p>18337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0284" calcext:value-type="float">
            <text:p>240284</text:p>
          </table:table-cell>
          <table:table-cell office:value-type="float" office:value="210349" calcext:value-type="float">
            <text:p>210349</text:p>
          </table:table-cell>
          <table:table-cell office:value-type="float" office:value="229243" calcext:value-type="float">
            <text:p>229243</text:p>
          </table:table-cell>
          <table:table-cell office:value-type="float" office:value="203485" calcext:value-type="float">
            <text:p>20348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4788" calcext:value-type="float">
            <text:p>264788</text:p>
          </table:table-cell>
          <table:table-cell office:value-type="float" office:value="232003" calcext:value-type="float">
            <text:p>232003</text:p>
          </table:table-cell>
          <table:table-cell office:value-type="float" office:value="252938" calcext:value-type="float">
            <text:p>252938</text:p>
          </table:table-cell>
          <table:table-cell office:value-type="float" office:value="224745" calcext:value-type="float">
            <text:p>22474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90592" calcext:value-type="float">
            <text:p>290592</text:p>
          </table:table-cell>
          <table:table-cell office:value-type="float" office:value="254823" calcext:value-type="float">
            <text:p>254823</text:p>
          </table:table-cell>
          <table:table-cell office:value-type="float" office:value="277926" calcext:value-type="float">
            <text:p>277926</text:p>
          </table:table-cell>
          <table:table-cell office:value-type="float" office:value="247209" calcext:value-type="float">
            <text:p>24720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696" calcext:value-type="float">
            <text:p>317696</text:p>
          </table:table-cell>
          <table:table-cell office:value-type="float" office:value="278812" calcext:value-type="float">
            <text:p>278812</text:p>
          </table:table-cell>
          <table:table-cell office:value-type="float" office:value="303896" calcext:value-type="float">
            <text:p>303896</text:p>
          </table:table-cell>
          <table:table-cell office:value-type="float" office:value="270541" calcext:value-type="float">
            <text:p>27054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6100" calcext:value-type="float">
            <text:p>346100</text:p>
          </table:table-cell>
          <table:table-cell office:value-type="float" office:value="303896" calcext:value-type="float">
            <text:p>303896</text:p>
          </table:table-cell>
          <table:table-cell office:value-type="float" office:value="330939" calcext:value-type="float">
            <text:p>330939</text:p>
          </table:table-cell>
          <table:table-cell office:value-type="float" office:value="294692" calcext:value-type="float">
            <text:p>29469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75804" calcext:value-type="float">
            <text:p>375804</text:p>
          </table:table-cell>
          <table:table-cell office:value-type="float" office:value="330192" calcext:value-type="float">
            <text:p>330192</text:p>
          </table:table-cell>
          <table:table-cell office:value-type="float" office:value="359076" calcext:value-type="float">
            <text:p>359076</text:p>
          </table:table-cell>
          <table:table-cell office:value-type="float" office:value="319845" calcext:value-type="float">
            <text:p>31984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6808" calcext:value-type="float">
            <text:p>406808</text:p>
          </table:table-cell>
          <table:table-cell office:value-type="float" office:value="357580" calcext:value-type="float">
            <text:p>357580</text:p>
          </table:table-cell>
          <table:table-cell office:value-type="float" office:value="388440" calcext:value-type="float">
            <text:p>388440</text:p>
          </table:table-cell>
          <table:table-cell office:value-type="float" office:value="346072" calcext:value-type="float">
            <text:p>34607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39112" calcext:value-type="float">
            <text:p>439112</text:p>
          </table:table-cell>
          <table:table-cell office:value-type="float" office:value="386154" calcext:value-type="float">
            <text:p>386154</text:p>
          </table:table-cell>
          <table:table-cell office:value-type="float" office:value="419144" calcext:value-type="float">
            <text:p>419144</text:p>
          </table:table-cell>
          <table:table-cell office:value-type="float" office:value="373544" calcext:value-type="float">
            <text:p>37354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72716" calcext:value-type="float">
            <text:p>472716</text:p>
          </table:table-cell>
          <table:table-cell office:value-type="float" office:value="415882" calcext:value-type="float">
            <text:p>415882</text:p>
          </table:table-cell>
          <table:table-cell office:value-type="float" office:value="450923" calcext:value-type="float">
            <text:p>450923</text:p>
          </table:table-cell>
          <table:table-cell office:value-type="float" office:value="401984" calcext:value-type="float">
            <text:p>4019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620" calcext:value-type="float">
            <text:p>507620</text:p>
          </table:table-cell>
          <table:table-cell office:value-type="float" office:value="446774" calcext:value-type="float">
            <text:p>446774</text:p>
          </table:table-cell>
          <table:table-cell office:value-type="float" office:value="484154" calcext:value-type="float">
            <text:p>484154</text:p>
          </table:table-cell>
          <table:table-cell office:value-type="float" office:value="431788" calcext:value-type="float">
            <text:p>4317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824" calcext:value-type="float">
            <text:p>543824</text:p>
          </table:table-cell>
          <table:table-cell office:value-type="float" office:value="478944" calcext:value-type="float">
            <text:p>478944</text:p>
          </table:table-cell>
          <table:table-cell office:value-type="float" office:value="518586" calcext:value-type="float">
            <text:p>518586</text:p>
          </table:table-cell>
          <table:table-cell office:value-type="float" office:value="462743" calcext:value-type="float">
            <text:p>46274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81328" calcext:value-type="float">
            <text:p>581328</text:p>
          </table:table-cell>
          <table:table-cell office:value-type="float" office:value="512206" calcext:value-type="float">
            <text:p>512206</text:p>
          </table:table-cell>
          <table:table-cell office:value-type="float" office:value="554297" calcext:value-type="float">
            <text:p>554297</text:p>
          </table:table-cell>
          <table:table-cell office:value-type="float" office:value="494812" calcext:value-type="float">
            <text:p>49481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20132" calcext:value-type="float">
            <text:p>620132</text:p>
          </table:table-cell>
          <table:table-cell office:value-type="float" office:value="546629" calcext:value-type="float">
            <text:p>546629</text:p>
          </table:table-cell>
          <table:table-cell office:value-type="float" office:value="591311" calcext:value-type="float">
            <text:p>591311</text:p>
          </table:table-cell>
          <table:table-cell office:value-type="float" office:value="528095" calcext:value-type="float">
            <text:p>52809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60236" calcext:value-type="float">
            <text:p>660236</text:p>
          </table:table-cell>
          <table:table-cell office:value-type="float" office:value="582265" calcext:value-type="float">
            <text:p>582265</text:p>
          </table:table-cell>
          <table:table-cell office:value-type="float" office:value="629653" calcext:value-type="float">
            <text:p>629653</text:p>
          </table:table-cell>
          <table:table-cell office:value-type="float" office:value="562601" calcext:value-type="float">
            <text:p>56260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1640" calcext:value-type="float">
            <text:p>701640</text:p>
          </table:table-cell>
          <table:table-cell office:value-type="float" office:value="619143" calcext:value-type="float">
            <text:p>619143</text:p>
          </table:table-cell>
          <table:table-cell office:value-type="float" office:value="669307" calcext:value-type="float">
            <text:p>669307</text:p>
          </table:table-cell>
          <table:table-cell office:value-type="float" office:value="598355" calcext:value-type="float">
            <text:p>5983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44344" calcext:value-type="float">
            <text:p>744344</text:p>
          </table:table-cell>
          <table:table-cell office:value-type="float" office:value="657194" calcext:value-type="float">
            <text:p>657194</text:p>
          </table:table-cell>
          <table:table-cell office:value-type="float" office:value="710285" calcext:value-type="float">
            <text:p>710285</text:p>
          </table:table-cell>
          <table:table-cell office:value-type="float" office:value="635319" calcext:value-type="float">
            <text:p>63531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88348" calcext:value-type="float">
            <text:p>788348</text:p>
          </table:table-cell>
          <table:table-cell office:value-type="float" office:value="696436" calcext:value-type="float">
            <text:p>696436</text:p>
          </table:table-cell>
          <table:table-cell office:value-type="float" office:value="752596" calcext:value-type="float">
            <text:p>752596</text:p>
          </table:table-cell>
          <table:table-cell office:value-type="float" office:value="673522" calcext:value-type="float">
            <text:p>67352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3652" calcext:value-type="float">
            <text:p>833652</text:p>
          </table:table-cell>
          <table:table-cell office:value-type="float" office:value="736863" calcext:value-type="float">
            <text:p>736863</text:p>
          </table:table-cell>
          <table:table-cell office:value-type="float" office:value="796142" calcext:value-type="float">
            <text:p>796142</text:p>
          </table:table-cell>
          <table:table-cell office:value-type="float" office:value="712856" calcext:value-type="float">
            <text:p>7128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80256" calcext:value-type="float">
            <text:p>880256</text:p>
          </table:table-cell>
          <table:table-cell office:value-type="float" office:value="778498" calcext:value-type="float">
            <text:p>778498</text:p>
          </table:table-cell>
          <table:table-cell office:value-type="float" office:value="841084" calcext:value-type="float">
            <text:p>841084</text:p>
          </table:table-cell>
          <table:table-cell office:value-type="float" office:value="753467" calcext:value-type="float">
            <text:p>7534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28160" calcext:value-type="float">
            <text:p>928160</text:p>
          </table:table-cell>
          <table:table-cell office:value-type="float" office:value="821297" calcext:value-type="float">
            <text:p>821297</text:p>
          </table:table-cell>
          <table:table-cell office:value-type="float" office:value="887389" calcext:value-type="float">
            <text:p>887389</text:p>
          </table:table-cell>
          <table:table-cell office:value-type="float" office:value="795333" calcext:value-type="float">
            <text:p>79533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77368" calcext:value-type="float">
            <text:p>977368</text:p>
          </table:table-cell>
          <table:table-cell office:value-type="float" office:value="865328" calcext:value-type="float">
            <text:p>865328</text:p>
          </table:table-cell>
          <table:table-cell office:value-type="float" office:value="934946" calcext:value-type="float">
            <text:p>934946</text:p>
          </table:table-cell>
          <table:table-cell office:value-type="float" office:value="838356" calcext:value-type="float">
            <text:p>83835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7976" calcext:value-type="float">
            <text:p>1027976</text:p>
          </table:table-cell>
          <table:table-cell office:value-type="float" office:value="910629" calcext:value-type="float">
            <text:p>910629</text:p>
          </table:table-cell>
          <table:table-cell office:value-type="float" office:value="984011" calcext:value-type="float">
            <text:p>984011</text:p>
          </table:table-cell>
          <table:table-cell office:value-type="float" office:value="882797" calcext:value-type="float">
            <text:p>88279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79984" calcext:value-type="float">
            <text:p>1079984</text:p>
          </table:table-cell>
          <table:table-cell office:value-type="float" office:value="957115" calcext:value-type="float">
            <text:p>957115</text:p>
          </table:table-cell>
          <table:table-cell office:value-type="float" office:value="1034571" calcext:value-type="float">
            <text:p>1034571</text:p>
          </table:table-cell>
          <table:table-cell office:value-type="float" office:value="928599" calcext:value-type="float">
            <text:p>92859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3392" calcext:value-type="float">
            <text:p>1133392</text:p>
          </table:table-cell>
          <table:table-cell office:value-type="float" office:value="1004865" calcext:value-type="float">
            <text:p>1004865</text:p>
          </table:table-cell>
          <table:table-cell office:value-type="float" office:value="1086568" calcext:value-type="float">
            <text:p>1086568</text:p>
          </table:table-cell>
          <table:table-cell office:value-type="float" office:value="975735" calcext:value-type="float">
            <text:p>97573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88200" calcext:value-type="float">
            <text:p>1188200</text:p>
          </table:table-cell>
          <table:table-cell office:value-type="float" office:value="1053904" calcext:value-type="float">
            <text:p>1053904</text:p>
          </table:table-cell>
          <table:table-cell office:value-type="float" office:value="1139824" calcext:value-type="float">
            <text:p>1139824</text:p>
          </table:table-cell>
          <table:table-cell office:value-type="float" office:value="1024072" calcext:value-type="float">
            <text:p>102407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44408" calcext:value-type="float">
            <text:p>1244408</text:p>
          </table:table-cell>
          <table:table-cell office:value-type="float" office:value="1104134" calcext:value-type="float">
            <text:p>1104134</text:p>
          </table:table-cell>
          <table:table-cell office:value-type="float" office:value="1194505" calcext:value-type="float">
            <text:p>1194505</text:p>
          </table:table-cell>
          <table:table-cell office:value-type="float" office:value="1073721" calcext:value-type="float">
            <text:p>107372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02016" calcext:value-type="float">
            <text:p>1302016</text:p>
          </table:table-cell>
          <table:table-cell office:value-type="float" office:value="1155642" calcext:value-type="float">
            <text:p>1155642</text:p>
          </table:table-cell>
          <table:table-cell office:value-type="float" office:value="1250221" calcext:value-type="float">
            <text:p>1250221</text:p>
          </table:table-cell>
          <table:table-cell office:value-type="float" office:value="1124259" calcext:value-type="float">
            <text:p>11242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61024" calcext:value-type="float">
            <text:p>1361024</text:p>
          </table:table-cell>
          <table:table-cell office:value-type="float" office:value="1208385" calcext:value-type="float">
            <text:p>1208385</text:p>
          </table:table-cell>
          <table:table-cell office:value-type="float" office:value="1307068" calcext:value-type="float">
            <text:p>1307068</text:p>
          </table:table-cell>
          <table:table-cell office:value-type="float" office:value="1175740" calcext:value-type="float">
            <text:p>117574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21432" calcext:value-type="float">
            <text:p>1421432</text:p>
          </table:table-cell>
          <table:table-cell office:value-type="float" office:value="1262334" calcext:value-type="float">
            <text:p>1262334</text:p>
          </table:table-cell>
          <table:table-cell office:value-type="float" office:value="1364981" calcext:value-type="float">
            <text:p>1364981</text:p>
          </table:table-cell>
          <table:table-cell office:value-type="float" office:value="1228098" calcext:value-type="float">
            <text:p>12280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83240" calcext:value-type="float">
            <text:p>1483240</text:p>
          </table:table-cell>
          <table:table-cell office:value-type="float" office:value="1317597" calcext:value-type="float">
            <text:p>1317597</text:p>
          </table:table-cell>
          <table:table-cell office:value-type="float" office:value="1424142" calcext:value-type="float">
            <text:p>1424142</text:p>
          </table:table-cell>
          <table:table-cell office:value-type="float" office:value="1281571" calcext:value-type="float">
            <text:p>128157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46448" calcext:value-type="float">
            <text:p>1546448</text:p>
          </table:table-cell>
          <table:table-cell office:value-type="float" office:value="1374112" calcext:value-type="float">
            <text:p>1374112</text:p>
          </table:table-cell>
          <table:table-cell office:value-type="float" office:value="1484292" calcext:value-type="float">
            <text:p>1484292</text:p>
          </table:table-cell>
          <table:table-cell office:value-type="float" office:value="1335889" calcext:value-type="float">
            <text:p>1335889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611056" calcext:value-type="float">
            <text:p>1611056</text:p>
          </table:table-cell>
          <table:table-cell office:value-type="float" office:value="1431866" calcext:value-type="float">
            <text:p>1431866</text:p>
          </table:table-cell>
          <table:table-cell office:value-type="float" office:value="1545773" calcext:value-type="float">
            <text:p>1545773</text:p>
          </table:table-cell>
          <table:table-cell office:value-type="float" office:value="1391380" calcext:value-type="float">
            <text:p>139138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77064" calcext:value-type="float">
            <text:p>1677064</text:p>
          </table:table-cell>
          <table:table-cell office:value-type="float" office:value="1490808" calcext:value-type="float">
            <text:p>1490808</text:p>
          </table:table-cell>
          <table:table-cell office:value-type="float" office:value="1608594" calcext:value-type="float">
            <text:p>1608594</text:p>
          </table:table-cell>
          <table:table-cell office:value-type="float" office:value="1448048" calcext:value-type="float">
            <text:p>144804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744472" calcext:value-type="float">
            <text:p>1744472</text:p>
          </table:table-cell>
          <table:table-cell office:value-type="float" office:value="1551059" calcext:value-type="float">
            <text:p>1551059</text:p>
          </table:table-cell>
          <table:table-cell office:value-type="float" office:value="1672818" calcext:value-type="float">
            <text:p>1672818</text:p>
          </table:table-cell>
          <table:table-cell office:value-type="float" office:value="1506094" calcext:value-type="float">
            <text:p>150609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13280" calcext:value-type="float">
            <text:p>1813280</text:p>
          </table:table-cell>
          <table:table-cell office:value-type="float" office:value="1612530" calcext:value-type="float">
            <text:p>1612530</text:p>
          </table:table-cell>
          <table:table-cell office:value-type="float" office:value="1738395" calcext:value-type="float">
            <text:p>1738395</text:p>
          </table:table-cell>
          <table:table-cell office:value-type="float" office:value="1565344" calcext:value-type="float">
            <text:p>1565344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883488" calcext:value-type="float">
            <text:p>1883488</text:p>
          </table:table-cell>
          <table:table-cell office:value-type="float" office:value="1675346" calcext:value-type="float">
            <text:p>1675346</text:p>
          </table:table-cell>
          <table:table-cell office:value-type="float" office:value="1805303" calcext:value-type="float">
            <text:p>1805303</text:p>
          </table:table-cell>
          <table:table-cell office:value-type="float" office:value="1625861" calcext:value-type="float">
            <text:p>162586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955096" calcext:value-type="float">
            <text:p>1955096</text:p>
          </table:table-cell>
          <table:table-cell office:value-type="float" office:value="1739398" calcext:value-type="float">
            <text:p>1739398</text:p>
          </table:table-cell>
          <table:table-cell office:value-type="float" office:value="1873574" calcext:value-type="float">
            <text:p>1873574</text:p>
          </table:table-cell>
          <table:table-cell office:value-type="float" office:value="1687612" calcext:value-type="float">
            <text:p>168761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028104" calcext:value-type="float">
            <text:p>2028104</text:p>
          </table:table-cell>
          <table:table-cell office:value-type="float" office:value="1804708" calcext:value-type="float">
            <text:p>1804708</text:p>
          </table:table-cell>
          <table:table-cell office:value-type="float" office:value="1943149" calcext:value-type="float">
            <text:p>1943149</text:p>
          </table:table-cell>
          <table:table-cell office:value-type="float" office:value="1750566" calcext:value-type="float">
            <text:p>175056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102512" calcext:value-type="float">
            <text:p>2102512</text:p>
          </table:table-cell>
          <table:table-cell office:value-type="float" office:value="1871293" calcext:value-type="float">
            <text:p>1871293</text:p>
          </table:table-cell>
          <table:table-cell office:value-type="float" office:value="2014095" calcext:value-type="float">
            <text:p>2014095</text:p>
          </table:table-cell>
          <table:table-cell office:value-type="float" office:value="1814824" calcext:value-type="float">
            <text:p>181482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178320" calcext:value-type="float">
            <text:p>2178320</text:p>
          </table:table-cell>
          <table:table-cell office:value-type="float" office:value="1939100" calcext:value-type="float">
            <text:p>1939100</text:p>
          </table:table-cell>
          <table:table-cell office:value-type="float" office:value="2086381" calcext:value-type="float">
            <text:p>2086381</text:p>
          </table:table-cell>
          <table:table-cell office:value-type="float" office:value="1880260" calcext:value-type="float">
            <text:p>188026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255528" calcext:value-type="float">
            <text:p>2255528</text:p>
          </table:table-cell>
          <table:table-cell office:value-type="float" office:value="2008208" calcext:value-type="float">
            <text:p>2008208</text:p>
          </table:table-cell>
          <table:table-cell office:value-type="float" office:value="2159991" calcext:value-type="float">
            <text:p>2159991</text:p>
          </table:table-cell>
          <table:table-cell office:value-type="float" office:value="1946957" calcext:value-type="float">
            <text:p>194695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334136" calcext:value-type="float">
            <text:p>2334136</text:p>
          </table:table-cell>
          <table:table-cell office:value-type="float" office:value="2078604" calcext:value-type="float">
            <text:p>2078604</text:p>
          </table:table-cell>
          <table:table-cell office:value-type="float" office:value="2235020" calcext:value-type="float">
            <text:p>2235020</text:p>
          </table:table-cell>
          <table:table-cell office:value-type="float" office:value="2014962" calcext:value-type="float">
            <text:p>201496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14144" calcext:value-type="float">
            <text:p>2414144</text:p>
          </table:table-cell>
          <table:table-cell office:value-type="float" office:value="2150296" calcext:value-type="float">
            <text:p>2150296</text:p>
          </table:table-cell>
          <table:table-cell office:value-type="float" office:value="2311480" calcext:value-type="float">
            <text:p>2311480</text:p>
          </table:table-cell>
          <table:table-cell office:value-type="float" office:value="2084300" calcext:value-type="float">
            <text:p>20843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495552" calcext:value-type="float">
            <text:p>2495552</text:p>
          </table:table-cell>
          <table:table-cell office:value-type="float" office:value="2223240" calcext:value-type="float">
            <text:p>2223240</text:p>
          </table:table-cell>
          <table:table-cell office:value-type="float" office:value="2389362" calcext:value-type="float">
            <text:p>2389362</text:p>
          </table:table-cell>
          <table:table-cell office:value-type="float" office:value="2154948" calcext:value-type="float">
            <text:p>2154948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578360" calcext:value-type="float">
            <text:p>2578360</text:p>
          </table:table-cell>
          <table:table-cell office:value-type="float" office:value="2297478" calcext:value-type="float">
            <text:p>2297478</text:p>
          </table:table-cell>
          <table:table-cell office:value-type="float" office:value="2468557" calcext:value-type="float">
            <text:p>2468557</text:p>
          </table:table-cell>
          <table:table-cell office:value-type="float" office:value="2226791" calcext:value-type="float">
            <text:p>2226791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662568" calcext:value-type="float">
            <text:p>2662568</text:p>
          </table:table-cell>
          <table:table-cell office:value-type="float" office:value="2373054" calcext:value-type="float">
            <text:p>2373054</text:p>
          </table:table-cell>
          <table:table-cell office:value-type="float" office:value="2549271" calcext:value-type="float">
            <text:p>2549271</text:p>
          </table:table-cell>
          <table:table-cell office:value-type="float" office:value="2300087" calcext:value-type="float">
            <text:p>230008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748176" calcext:value-type="float">
            <text:p>2748176</text:p>
          </table:table-cell>
          <table:table-cell office:value-type="float" office:value="2449899" calcext:value-type="float">
            <text:p>2449899</text:p>
          </table:table-cell>
          <table:table-cell office:value-type="float" office:value="2631377" calcext:value-type="float">
            <text:p>2631377</text:p>
          </table:table-cell>
          <table:table-cell office:value-type="float" office:value="2374666" calcext:value-type="float">
            <text:p>2374666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835184" calcext:value-type="float">
            <text:p>2835184</text:p>
          </table:table-cell>
          <table:table-cell office:value-type="float" office:value="2528005" calcext:value-type="float">
            <text:p>2528005</text:p>
          </table:table-cell>
          <table:table-cell office:value-type="float" office:value="2714790" calcext:value-type="float">
            <text:p>2714790</text:p>
          </table:table-cell>
          <table:table-cell office:value-type="float" office:value="2450451" calcext:value-type="float">
            <text:p>245045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923592" calcext:value-type="float">
            <text:p>2923592</text:p>
          </table:table-cell>
          <table:table-cell office:value-type="float" office:value="2607411" calcext:value-type="float">
            <text:p>2607411</text:p>
          </table:table-cell>
          <table:table-cell office:value-type="float" office:value="2799613" calcext:value-type="float">
            <text:p>2799613</text:p>
          </table:table-cell>
          <table:table-cell office:value-type="float" office:value="2527519" calcext:value-type="float">
            <text:p>25275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013400" calcext:value-type="float">
            <text:p>3013400</text:p>
          </table:table-cell>
          <table:table-cell office:value-type="float" office:value="2688108" calcext:value-type="float">
            <text:p>2688108</text:p>
          </table:table-cell>
          <table:table-cell office:value-type="float" office:value="2885915" calcext:value-type="float">
            <text:p>2885915</text:p>
          </table:table-cell>
          <table:table-cell office:value-type="float" office:value="2605974" calcext:value-type="float">
            <text:p>260597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104608" calcext:value-type="float">
            <text:p>3104608</text:p>
          </table:table-cell>
          <table:table-cell office:value-type="float" office:value="2770069" calcext:value-type="float">
            <text:p>2770069</text:p>
          </table:table-cell>
          <table:table-cell office:value-type="float" office:value="2973490" calcext:value-type="float">
            <text:p>2973490</text:p>
          </table:table-cell>
          <table:table-cell office:value-type="float" office:value="2685606" calcext:value-type="float">
            <text:p>268560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197216" calcext:value-type="float">
            <text:p>3197216</text:p>
          </table:table-cell>
          <table:table-cell office:value-type="float" office:value="2853343" calcext:value-type="float">
            <text:p>2853343</text:p>
          </table:table-cell>
          <table:table-cell office:value-type="float" office:value="3062541" calcext:value-type="float">
            <text:p>3062541</text:p>
          </table:table-cell>
          <table:table-cell office:value-type="float" office:value="2766615" calcext:value-type="float">
            <text:p>276661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291224" calcext:value-type="float">
            <text:p>3291224</text:p>
          </table:table-cell>
          <table:table-cell office:value-type="float" office:value="2937900" calcext:value-type="float">
            <text:p>2937900</text:p>
          </table:table-cell>
          <table:table-cell office:value-type="float" office:value="3152998" calcext:value-type="float">
            <text:p>3152998</text:p>
          </table:table-cell>
          <table:table-cell office:value-type="float" office:value="2848922" calcext:value-type="float">
            <text:p>284892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86632" calcext:value-type="float">
            <text:p>3386632</text:p>
          </table:table-cell>
          <table:table-cell office:value-type="float" office:value="3023776" calcext:value-type="float">
            <text:p>3023776</text:p>
          </table:table-cell>
          <table:table-cell office:value-type="float" office:value="3245018" calcext:value-type="float">
            <text:p>3245018</text:p>
          </table:table-cell>
          <table:table-cell office:value-type="float" office:value="2932710" calcext:value-type="float">
            <text:p>293271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483440" calcext:value-type="float">
            <text:p>3483440</text:p>
          </table:table-cell>
          <table:table-cell office:value-type="float" office:value="3110900" calcext:value-type="float">
            <text:p>3110900</text:p>
          </table:table-cell>
          <table:table-cell office:value-type="float" office:value="3338470" calcext:value-type="float">
            <text:p>3338470</text:p>
          </table:table-cell>
          <table:table-cell office:value-type="float" office:value="3017779" calcext:value-type="float">
            <text:p>301777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81648" calcext:value-type="float">
            <text:p>3581648</text:p>
          </table:table-cell>
          <table:table-cell office:value-type="float" office:value="3199335" calcext:value-type="float">
            <text:p>3199335</text:p>
          </table:table-cell>
          <table:table-cell office:value-type="float" office:value="3433304" calcext:value-type="float">
            <text:p>3433304</text:p>
          </table:table-cell>
          <table:table-cell office:value-type="float" office:value="3104167" calcext:value-type="float">
            <text:p>310416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681256" calcext:value-type="float">
            <text:p>3681256</text:p>
          </table:table-cell>
          <table:table-cell office:value-type="float" office:value="3289101" calcext:value-type="float">
            <text:p>3289101</text:p>
          </table:table-cell>
          <table:table-cell office:value-type="float" office:value="3529563" calcext:value-type="float">
            <text:p>3529563</text:p>
          </table:table-cell>
          <table:table-cell office:value-type="float" office:value="3191870" calcext:value-type="float">
            <text:p>3191870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782264" calcext:value-type="float">
            <text:p>3782264</text:p>
          </table:table-cell>
          <table:table-cell office:value-type="float" office:value="3380151" calcext:value-type="float">
            <text:p>3380151</text:p>
          </table:table-cell>
          <table:table-cell office:value-type="float" office:value="3627260" calcext:value-type="float">
            <text:p>3627260</text:p>
          </table:table-cell>
          <table:table-cell office:value-type="float" office:value="3280903" calcext:value-type="float">
            <text:p>328090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884672" calcext:value-type="float">
            <text:p>3884672</text:p>
          </table:table-cell>
          <table:table-cell office:value-type="float" office:value="3472508" calcext:value-type="float">
            <text:p>3472508</text:p>
          </table:table-cell>
          <table:table-cell office:value-type="float" office:value="3726455" calcext:value-type="float">
            <text:p>3726455</text:p>
          </table:table-cell>
          <table:table-cell office:value-type="float" office:value="3371338" calcext:value-type="float">
            <text:p>337133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88480" calcext:value-type="float">
            <text:p>3988480</text:p>
          </table:table-cell>
          <table:table-cell office:value-type="float" office:value="3566154" calcext:value-type="float">
            <text:p>3566154</text:p>
          </table:table-cell>
          <table:table-cell office:value-type="float" office:value="3827044" calcext:value-type="float">
            <text:p>3827044</text:p>
          </table:table-cell>
          <table:table-cell office:value-type="float" office:value="3463061" calcext:value-type="float">
            <text:p>346306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093688" calcext:value-type="float">
            <text:p>4093688</text:p>
          </table:table-cell>
          <table:table-cell office:value-type="float" office:value="3661094" calcext:value-type="float">
            <text:p>3661094</text:p>
          </table:table-cell>
          <table:table-cell office:value-type="float" office:value="3929110" calcext:value-type="float">
            <text:p>3929110</text:p>
          </table:table-cell>
          <table:table-cell office:value-type="float" office:value="3556176" calcext:value-type="float">
            <text:p>3556176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200304" calcext:value-type="float">
            <text:p>4200304</text:p>
          </table:table-cell>
          <table:table-cell office:value-type="float" office:value="3757338" calcext:value-type="float">
            <text:p>3757338</text:p>
          </table:table-cell>
          <table:table-cell office:value-type="float" office:value="4032651" calcext:value-type="float">
            <text:p>4032651</text:p>
          </table:table-cell>
          <table:table-cell office:value-type="float" office:value="3650649" calcext:value-type="float">
            <text:p>365064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308420" calcext:value-type="float">
            <text:p>4308420</text:p>
          </table:table-cell>
          <table:table-cell office:value-type="float" office:value="3854929" calcext:value-type="float">
            <text:p>3854929</text:p>
          </table:table-cell>
          <table:table-cell office:value-type="float" office:value="4137661" calcext:value-type="float">
            <text:p>4137661</text:p>
          </table:table-cell>
          <table:table-cell office:value-type="float" office:value="3746495" calcext:value-type="float">
            <text:p>374649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418036" calcext:value-type="float">
            <text:p>4418036</text:p>
          </table:table-cell>
          <table:table-cell office:value-type="float" office:value="3953873" calcext:value-type="float">
            <text:p>3953873</text:p>
          </table:table-cell>
          <table:table-cell office:value-type="float" office:value="4244150" calcext:value-type="float">
            <text:p>4244150</text:p>
          </table:table-cell>
          <table:table-cell office:value-type="float" office:value="3843697" calcext:value-type="float">
            <text:p>384369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529152" calcext:value-type="float">
            <text:p>4529152</text:p>
          </table:table-cell>
          <table:table-cell office:value-type="float" office:value="4054140" calcext:value-type="float">
            <text:p>4054140</text:p>
          </table:table-cell>
          <table:table-cell office:value-type="float" office:value="4352109" calcext:value-type="float">
            <text:p>4352109</text:p>
          </table:table-cell>
          <table:table-cell office:value-type="float" office:value="3942291" calcext:value-type="float">
            <text:p>394229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641768" calcext:value-type="float">
            <text:p>4641768</text:p>
          </table:table-cell>
          <table:table-cell office:value-type="float" office:value="4155766" calcext:value-type="float">
            <text:p>4155766</text:p>
          </table:table-cell>
          <table:table-cell office:value-type="float" office:value="4461782" calcext:value-type="float">
            <text:p>4461782</text:p>
          </table:table-cell>
          <table:table-cell office:value-type="float" office:value="4042494" calcext:value-type="float">
            <text:p>404249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755884" calcext:value-type="float">
            <text:p>4755884</text:p>
          </table:table-cell>
          <table:table-cell office:value-type="float" office:value="4258674" calcext:value-type="float">
            <text:p>4258674</text:p>
          </table:table-cell>
          <table:table-cell office:value-type="float" office:value="4572797" calcext:value-type="float">
            <text:p>4572797</text:p>
          </table:table-cell>
          <table:table-cell office:value-type="float" office:value="4143905" calcext:value-type="float">
            <text:p>414390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871500" calcext:value-type="float">
            <text:p>4871500</text:p>
          </table:table-cell>
          <table:table-cell office:value-type="float" office:value="4362999" calcext:value-type="float">
            <text:p>4362999</text:p>
          </table:table-cell>
          <table:table-cell office:value-type="float" office:value="4685375" calcext:value-type="float">
            <text:p>4685375</text:p>
          </table:table-cell>
          <table:table-cell office:value-type="float" office:value="4246832" calcext:value-type="float">
            <text:p>424683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988616" calcext:value-type="float">
            <text:p>4988616</text:p>
          </table:table-cell>
          <table:table-cell office:value-type="float" office:value="4468632" calcext:value-type="float">
            <text:p>4468632</text:p>
          </table:table-cell>
          <table:table-cell office:value-type="float" office:value="4799415" calcext:value-type="float">
            <text:p>4799415</text:p>
          </table:table-cell>
          <table:table-cell office:value-type="float" office:value="4351103" calcext:value-type="float">
            <text:p>435110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7232" calcext:value-type="float">
            <text:p>5107232</text:p>
          </table:table-cell>
          <table:table-cell office:value-type="float" office:value="4575619" calcext:value-type="float">
            <text:p>4575619</text:p>
          </table:table-cell>
          <table:table-cell office:value-type="float" office:value="4915024" calcext:value-type="float">
            <text:p>4915024</text:p>
          </table:table-cell>
          <table:table-cell office:value-type="float" office:value="4456814" calcext:value-type="float">
            <text:p>445681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227348" calcext:value-type="float">
            <text:p>5227348</text:p>
          </table:table-cell>
          <table:table-cell office:value-type="float" office:value="4683941" calcext:value-type="float">
            <text:p>4683941</text:p>
          </table:table-cell>
          <table:table-cell office:value-type="float" office:value="5032003" calcext:value-type="float">
            <text:p>5032003</text:p>
          </table:table-cell>
          <table:table-cell office:value-type="float" office:value="4563826" calcext:value-type="float">
            <text:p>456382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348964" calcext:value-type="float">
            <text:p>5348964</text:p>
          </table:table-cell>
          <table:table-cell office:value-type="float" office:value="4793609" calcext:value-type="float">
            <text:p>4793609</text:p>
          </table:table-cell>
          <table:table-cell office:value-type="float" office:value="5150444" calcext:value-type="float">
            <text:p>5150444</text:p>
          </table:table-cell>
          <table:table-cell office:value-type="float" office:value="4672216" calcext:value-type="float">
            <text:p>467221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472080" calcext:value-type="float">
            <text:p>5472080</text:p>
          </table:table-cell>
          <table:table-cell office:value-type="float" office:value="4904671" calcext:value-type="float">
            <text:p>4904671</text:p>
          </table:table-cell>
          <table:table-cell office:value-type="float" office:value="5270247" calcext:value-type="float">
            <text:p>5270247</text:p>
          </table:table-cell>
          <table:table-cell office:value-type="float" office:value="4781801" calcext:value-type="float">
            <text:p>478180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596696" calcext:value-type="float">
            <text:p>5596696</text:p>
          </table:table-cell>
          <table:table-cell office:value-type="float" office:value="5017044" calcext:value-type="float">
            <text:p>5017044</text:p>
          </table:table-cell>
          <table:table-cell office:value-type="float" office:value="5391326" calcext:value-type="float">
            <text:p>5391326</text:p>
          </table:table-cell>
          <table:table-cell office:value-type="float" office:value="4892471" calcext:value-type="float">
            <text:p>489247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722812" calcext:value-type="float">
            <text:p>5722812</text:p>
          </table:table-cell>
          <table:table-cell office:value-type="float" office:value="5130707" calcext:value-type="float">
            <text:p>5130707</text:p>
          </table:table-cell>
          <table:table-cell office:value-type="float" office:value="5513461" calcext:value-type="float">
            <text:p>5513461</text:p>
          </table:table-cell>
          <table:table-cell office:value-type="float" office:value="5004003" calcext:value-type="float">
            <text:p>500400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850428" calcext:value-type="float">
            <text:p>5850428</text:p>
          </table:table-cell>
          <table:table-cell office:value-type="float" office:value="5245748" calcext:value-type="float">
            <text:p>5245748</text:p>
          </table:table-cell>
          <table:table-cell office:value-type="float" office:value="5636839" calcext:value-type="float">
            <text:p>5636839</text:p>
          </table:table-cell>
          <table:table-cell office:value-type="float" office:value="5116622" calcext:value-type="float">
            <text:p>511662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979544" calcext:value-type="float">
            <text:p>5979544</text:p>
          </table:table-cell>
          <table:table-cell office:value-type="float" office:value="5362135" calcext:value-type="float">
            <text:p>5362135</text:p>
          </table:table-cell>
          <table:table-cell office:value-type="float" office:value="5761427" calcext:value-type="float">
            <text:p>5761427</text:p>
          </table:table-cell>
          <table:table-cell office:value-type="float" office:value="5230290" calcext:value-type="float">
            <text:p>523029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6110160" calcext:value-type="float">
            <text:p>6110160</text:p>
          </table:table-cell>
          <table:table-cell office:value-type="float" office:value="5479898" calcext:value-type="float">
            <text:p>5479898</text:p>
          </table:table-cell>
          <table:table-cell office:value-type="float" office:value="5887245" calcext:value-type="float">
            <text:p>5887245</text:p>
          </table:table-cell>
          <table:table-cell office:value-type="float" office:value="5345036" calcext:value-type="float">
            <text:p>5345036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242276" calcext:value-type="float">
            <text:p>6242276</text:p>
          </table:table-cell>
          <table:table-cell office:value-type="float" office:value="5598981" calcext:value-type="float">
            <text:p>5598981</text:p>
          </table:table-cell>
          <table:table-cell office:value-type="float" office:value="6014221" calcext:value-type="float">
            <text:p>6014221</text:p>
          </table:table-cell>
          <table:table-cell office:value-type="float" office:value="5460772" calcext:value-type="float">
            <text:p>54607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75892" calcext:value-type="float">
            <text:p>6375892</text:p>
          </table:table-cell>
          <table:table-cell office:value-type="float" office:value="5719411" calcext:value-type="float">
            <text:p>5719411</text:p>
          </table:table-cell>
          <table:table-cell office:value-type="float" office:value="6142420" calcext:value-type="float">
            <text:p>6142420</text:p>
          </table:table-cell>
          <table:table-cell office:value-type="float" office:value="5577543" calcext:value-type="float">
            <text:p>5577543</text:p>
          </table:table-cell>
        </table:table-row>
      </table:table>
      <table:table table:name="qiq" table:style-name="ta1">
        <table:shapes>
          <draw:frame draw:z-index="0" draw:style-name="gr1" draw:text-style-name="P1" svg:width="319.48mm" svg:height="154.33mm" svg:x="17.34mm" svg:y="1.86mm">
            <loext:p draw:notify-on-update-of-ranges="qiq.A1:qiq.A100 qiq.B1:qiq.B100 qiq.A1:qiq.A100 qiq.C1:qiq.C100 qiq.A1:qiq.A100 qiq.D1:qiq.D100 qiq.A1:qiq.A100 qiq.E1:qiq.E10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7" calcext:value-type="float">
            <text:p>517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9" calcext:value-type="float">
            <text:p>1659</text:p>
          </table:table-cell>
          <table:table-cell office:value-type="float" office:value="2314" calcext:value-type="float">
            <text:p>2314</text:p>
          </table:table-cell>
          <table:table-cell office:value-type="float" office:value="1655" calcext:value-type="float">
            <text:p>1655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65" calcext:value-type="float">
            <text:p>3465</text:p>
          </table:table-cell>
          <table:table-cell office:value-type="float" office:value="5056" calcext:value-type="float">
            <text:p>5056</text:p>
          </table:table-cell>
          <table:table-cell office:value-type="float" office:value="3466" calcext:value-type="float">
            <text:p>3466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71" calcext:value-type="float">
            <text:p>5871</text:p>
          </table:table-cell>
          <table:table-cell office:value-type="float" office:value="8867" calcext:value-type="float">
            <text:p>8867</text:p>
          </table:table-cell>
          <table:table-cell office:value-type="float" office:value="5832" calcext:value-type="float">
            <text:p>5832</text:p>
          </table:table-cell>
          <table:table-cell office:value-type="float" office:value="8399" calcext:value-type="float">
            <text:p>83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01" calcext:value-type="float">
            <text:p>8601</text:p>
          </table:table-cell>
          <table:table-cell office:value-type="float" office:value="13465" calcext:value-type="float">
            <text:p>13465</text:p>
          </table:table-cell>
          <table:table-cell office:value-type="float" office:value="8523" calcext:value-type="float">
            <text:p>8523</text:p>
          </table:table-cell>
          <table:table-cell office:value-type="float" office:value="12750" calcext:value-type="float">
            <text:p>127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63" calcext:value-type="float">
            <text:p>11863</text:p>
          </table:table-cell>
          <table:table-cell office:value-type="float" office:value="19285" calcext:value-type="float">
            <text:p>19285</text:p>
          </table:table-cell>
          <table:table-cell office:value-type="float" office:value="11742" calcext:value-type="float">
            <text:p>11742</text:p>
          </table:table-cell>
          <table:table-cell office:value-type="float" office:value="18289" calcext:value-type="float">
            <text:p>182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646" calcext:value-type="float">
            <text:p>15646</text:p>
          </table:table-cell>
          <table:table-cell office:value-type="float" office:value="25884" calcext:value-type="float">
            <text:p>25884</text:p>
          </table:table-cell>
          <table:table-cell office:value-type="float" office:value="15489" calcext:value-type="float">
            <text:p>15489</text:p>
          </table:table-cell>
          <table:table-cell office:value-type="float" office:value="24547" calcext:value-type="float">
            <text:p>245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979" calcext:value-type="float">
            <text:p>20979</text:p>
          </table:table-cell>
          <table:table-cell office:value-type="float" office:value="34295" calcext:value-type="float">
            <text:p>34295</text:p>
          </table:table-cell>
          <table:table-cell office:value-type="float" office:value="20737" calcext:value-type="float">
            <text:p>20737</text:p>
          </table:table-cell>
          <table:table-cell office:value-type="float" office:value="32563" calcext:value-type="float">
            <text:p>325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488" calcext:value-type="float">
            <text:p>27488</text:p>
          </table:table-cell>
          <table:table-cell office:value-type="float" office:value="43900" calcext:value-type="float">
            <text:p>43900</text:p>
          </table:table-cell>
          <table:table-cell office:value-type="float" office:value="27079" calcext:value-type="float">
            <text:p>27079</text:p>
          </table:table-cell>
          <table:table-cell office:value-type="float" office:value="41673" calcext:value-type="float">
            <text:p>416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962" calcext:value-type="float">
            <text:p>33962</text:p>
          </table:table-cell>
          <table:table-cell office:value-type="float" office:value="54936" calcext:value-type="float">
            <text:p>54936</text:p>
          </table:table-cell>
          <table:table-cell office:value-type="float" office:value="33464" calcext:value-type="float">
            <text:p>33464</text:p>
          </table:table-cell>
          <table:table-cell office:value-type="float" office:value="52248" calcext:value-type="float">
            <text:p>522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1233" calcext:value-type="float">
            <text:p>41233</text:p>
          </table:table-cell>
          <table:table-cell office:value-type="float" office:value="68199" calcext:value-type="float">
            <text:p>68199</text:p>
          </table:table-cell>
          <table:table-cell office:value-type="float" office:value="40600" calcext:value-type="float">
            <text:p>40600</text:p>
          </table:table-cell>
          <table:table-cell office:value-type="float" office:value="64905" calcext:value-type="float">
            <text:p>649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807" calcext:value-type="float">
            <text:p>48807</text:p>
          </table:table-cell>
          <table:table-cell office:value-type="float" office:value="81548" calcext:value-type="float">
            <text:p>81548</text:p>
          </table:table-cell>
          <table:table-cell office:value-type="float" office:value="47996" calcext:value-type="float">
            <text:p>47996</text:p>
          </table:table-cell>
          <table:table-cell office:value-type="float" office:value="77611" calcext:value-type="float">
            <text:p>776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448" calcext:value-type="float">
            <text:p>57448</text:p>
          </table:table-cell>
          <table:table-cell office:value-type="float" office:value="95597" calcext:value-type="float">
            <text:p>95597</text:p>
          </table:table-cell>
          <table:table-cell office:value-type="float" office:value="56431" calcext:value-type="float">
            <text:p>56431</text:p>
          </table:table-cell>
          <table:table-cell office:value-type="float" office:value="90972" calcext:value-type="float">
            <text:p>909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211" calcext:value-type="float">
            <text:p>67211</text:p>
          </table:table-cell>
          <table:table-cell office:value-type="float" office:value="112122" calcext:value-type="float">
            <text:p>112122</text:p>
          </table:table-cell>
          <table:table-cell office:value-type="float" office:value="66099" calcext:value-type="float">
            <text:p>66099</text:p>
          </table:table-cell>
          <table:table-cell office:value-type="float" office:value="106811" calcext:value-type="float">
            <text:p>10681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7860" calcext:value-type="float">
            <text:p>77860</text:p>
          </table:table-cell>
          <table:table-cell office:value-type="float" office:value="129662" calcext:value-type="float">
            <text:p>129662</text:p>
          </table:table-cell>
          <table:table-cell office:value-type="float" office:value="76504" calcext:value-type="float">
            <text:p>76504</text:p>
          </table:table-cell>
          <table:table-cell office:value-type="float" office:value="123557" calcext:value-type="float">
            <text:p>12355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796" calcext:value-type="float">
            <text:p>90796</text:p>
          </table:table-cell>
          <table:table-cell office:value-type="float" office:value="152124" calcext:value-type="float">
            <text:p>152124</text:p>
          </table:table-cell>
          <table:table-cell office:value-type="float" office:value="89307" calcext:value-type="float">
            <text:p>89307</text:p>
          </table:table-cell>
          <table:table-cell office:value-type="float" office:value="145233" calcext:value-type="float">
            <text:p>14523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3461" calcext:value-type="float">
            <text:p>103461</text:p>
          </table:table-cell>
          <table:table-cell office:value-type="float" office:value="172794" calcext:value-type="float">
            <text:p>172794</text:p>
          </table:table-cell>
          <table:table-cell office:value-type="float" office:value="101785" calcext:value-type="float">
            <text:p>101785</text:p>
          </table:table-cell>
          <table:table-cell office:value-type="float" office:value="165101" calcext:value-type="float">
            <text:p>1651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7525" calcext:value-type="float">
            <text:p>117525</text:p>
          </table:table-cell>
          <table:table-cell office:value-type="float" office:value="193920" calcext:value-type="float">
            <text:p>193920</text:p>
          </table:table-cell>
          <table:table-cell office:value-type="float" office:value="115665" calcext:value-type="float">
            <text:p>115665</text:p>
          </table:table-cell>
          <table:table-cell office:value-type="float" office:value="185342" calcext:value-type="float">
            <text:p>1853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453" calcext:value-type="float">
            <text:p>130453</text:p>
          </table:table-cell>
          <table:table-cell office:value-type="float" office:value="217812" calcext:value-type="float">
            <text:p>217812</text:p>
          </table:table-cell>
          <table:table-cell office:value-type="float" office:value="128458" calcext:value-type="float">
            <text:p>128458</text:p>
          </table:table-cell>
          <table:table-cell office:value-type="float" office:value="208315" calcext:value-type="float">
            <text:p>2083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078" calcext:value-type="float">
            <text:p>145078</text:p>
          </table:table-cell>
          <table:table-cell office:value-type="float" office:value="242675" calcext:value-type="float">
            <text:p>242675</text:p>
          </table:table-cell>
          <table:table-cell office:value-type="float" office:value="142915" calcext:value-type="float">
            <text:p>142915</text:p>
          </table:table-cell>
          <table:table-cell office:value-type="float" office:value="232282" calcext:value-type="float">
            <text:p>23228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720" calcext:value-type="float">
            <text:p>160720</text:p>
          </table:table-cell>
          <table:table-cell office:value-type="float" office:value="269128" calcext:value-type="float">
            <text:p>269128</text:p>
          </table:table-cell>
          <table:table-cell office:value-type="float" office:value="158341" calcext:value-type="float">
            <text:p>158341</text:p>
          </table:table-cell>
          <table:table-cell office:value-type="float" office:value="257719" calcext:value-type="float">
            <text:p>2577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273" calcext:value-type="float">
            <text:p>176273</text:p>
          </table:table-cell>
          <table:table-cell office:value-type="float" office:value="296672" calcext:value-type="float">
            <text:p>296672</text:p>
          </table:table-cell>
          <table:table-cell office:value-type="float" office:value="173742" calcext:value-type="float">
            <text:p>173742</text:p>
          </table:table-cell>
          <table:table-cell office:value-type="float" office:value="284208" calcext:value-type="float">
            <text:p>28420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3801" calcext:value-type="float">
            <text:p>193801</text:p>
          </table:table-cell>
          <table:table-cell office:value-type="float" office:value="325521" calcext:value-type="float">
            <text:p>325521</text:p>
          </table:table-cell>
          <table:table-cell office:value-type="float" office:value="190993" calcext:value-type="float">
            <text:p>190993</text:p>
          </table:table-cell>
          <table:table-cell office:value-type="float" office:value="311895" calcext:value-type="float">
            <text:p>31189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3845" calcext:value-type="float">
            <text:p>213845</text:p>
          </table:table-cell>
          <table:table-cell office:value-type="float" office:value="357316" calcext:value-type="float">
            <text:p>357316</text:p>
          </table:table-cell>
          <table:table-cell office:value-type="float" office:value="210800" calcext:value-type="float">
            <text:p>210800</text:p>
          </table:table-cell>
          <table:table-cell office:value-type="float" office:value="342531" calcext:value-type="float">
            <text:p>3425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0823" calcext:value-type="float">
            <text:p>390823</text:p>
          </table:table-cell>
          <table:table-cell office:value-type="float" office:value="231971" calcext:value-type="float">
            <text:p>231971</text:p>
          </table:table-cell>
          <table:table-cell office:value-type="float" office:value="374851" calcext:value-type="float">
            <text:p>37485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4910" calcext:value-type="float">
            <text:p>254910</text:p>
          </table:table-cell>
          <table:table-cell office:value-type="float" office:value="423321" calcext:value-type="float">
            <text:p>423321</text:p>
          </table:table-cell>
          <table:table-cell office:value-type="float" office:value="251263" calcext:value-type="float">
            <text:p>251263</text:p>
          </table:table-cell>
          <table:table-cell office:value-type="float" office:value="405998" calcext:value-type="float">
            <text:p>40599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4287" calcext:value-type="float">
            <text:p>274287</text:p>
          </table:table-cell>
          <table:table-cell office:value-type="float" office:value="458470" calcext:value-type="float">
            <text:p>458470</text:p>
          </table:table-cell>
          <table:table-cell office:value-type="float" office:value="270358" calcext:value-type="float">
            <text:p>270358</text:p>
          </table:table-cell>
          <table:table-cell office:value-type="float" office:value="439797" calcext:value-type="float">
            <text:p>439797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8595" calcext:value-type="float">
            <text:p>298595</text:p>
          </table:table-cell>
          <table:table-cell office:value-type="float" office:value="498647" calcext:value-type="float">
            <text:p>498647</text:p>
          </table:table-cell>
          <table:table-cell office:value-type="float" office:value="294462" calcext:value-type="float">
            <text:p>294462</text:p>
          </table:table-cell>
          <table:table-cell office:value-type="float" office:value="478733" calcext:value-type="float">
            <text:p>4787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8712" calcext:value-type="float">
            <text:p>318712</text:p>
          </table:table-cell>
          <table:table-cell office:value-type="float" office:value="535541" calcext:value-type="float">
            <text:p>535541</text:p>
          </table:table-cell>
          <table:table-cell office:value-type="float" office:value="314301" calcext:value-type="float">
            <text:p>314301</text:p>
          </table:table-cell>
          <table:table-cell office:value-type="float" office:value="514177" calcext:value-type="float">
            <text:p>51417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0536" calcext:value-type="float">
            <text:p>340536</text:p>
          </table:table-cell>
          <table:table-cell office:value-type="float" office:value="573635" calcext:value-type="float">
            <text:p>573635</text:p>
          </table:table-cell>
          <table:table-cell office:value-type="float" office:value="335762" calcext:value-type="float">
            <text:p>335762</text:p>
          </table:table-cell>
          <table:table-cell office:value-type="float" office:value="550742" calcext:value-type="float">
            <text:p>55074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5976" calcext:value-type="float">
            <text:p>365976</text:p>
          </table:table-cell>
          <table:table-cell office:value-type="float" office:value="618826" calcext:value-type="float">
            <text:p>618826</text:p>
          </table:table-cell>
          <table:table-cell office:value-type="float" office:value="361041" calcext:value-type="float">
            <text:p>361041</text:p>
          </table:table-cell>
          <table:table-cell office:value-type="float" office:value="594534" calcext:value-type="float">
            <text:p>59453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90877" calcext:value-type="float">
            <text:p>390877</text:p>
          </table:table-cell>
          <table:table-cell office:value-type="float" office:value="660785" calcext:value-type="float">
            <text:p>660785</text:p>
          </table:table-cell>
          <table:table-cell office:value-type="float" office:value="385553" calcext:value-type="float">
            <text:p>385553</text:p>
          </table:table-cell>
          <table:table-cell office:value-type="float" office:value="634885" calcext:value-type="float">
            <text:p>63488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20473" calcext:value-type="float">
            <text:p>420473</text:p>
          </table:table-cell>
          <table:table-cell office:value-type="float" office:value="706996" calcext:value-type="float">
            <text:p>706996</text:p>
          </table:table-cell>
          <table:table-cell office:value-type="float" office:value="414873" calcext:value-type="float">
            <text:p>414873</text:p>
          </table:table-cell>
          <table:table-cell office:value-type="float" office:value="679508" calcext:value-type="float">
            <text:p>67950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49219" calcext:value-type="float">
            <text:p>449219</text:p>
          </table:table-cell>
          <table:table-cell office:value-type="float" office:value="754063" calcext:value-type="float">
            <text:p>754063</text:p>
          </table:table-cell>
          <table:table-cell office:value-type="float" office:value="443228" calcext:value-type="float">
            <text:p>443228</text:p>
          </table:table-cell>
          <table:table-cell office:value-type="float" office:value="724874" calcext:value-type="float">
            <text:p>72487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75738" calcext:value-type="float">
            <text:p>475738</text:p>
          </table:table-cell>
          <table:table-cell office:value-type="float" office:value="799937" calcext:value-type="float">
            <text:p>799937</text:p>
          </table:table-cell>
          <table:table-cell office:value-type="float" office:value="469362" calcext:value-type="float">
            <text:p>469362</text:p>
          </table:table-cell>
          <table:table-cell office:value-type="float" office:value="769014" calcext:value-type="float">
            <text:p>76901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2965" calcext:value-type="float">
            <text:p>502965</text:p>
          </table:table-cell>
          <table:table-cell office:value-type="float" office:value="846623" calcext:value-type="float">
            <text:p>846623</text:p>
          </table:table-cell>
          <table:table-cell office:value-type="float" office:value="496179" calcext:value-type="float">
            <text:p>496179</text:p>
          </table:table-cell>
          <table:table-cell office:value-type="float" office:value="813893" calcext:value-type="float">
            <text:p>8138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30601" calcext:value-type="float">
            <text:p>530601</text:p>
          </table:table-cell>
          <table:table-cell office:value-type="float" office:value="896125" calcext:value-type="float">
            <text:p>896125</text:p>
          </table:table-cell>
          <table:table-cell office:value-type="float" office:value="523469" calcext:value-type="float">
            <text:p>523469</text:p>
          </table:table-cell>
          <table:table-cell office:value-type="float" office:value="861634" calcext:value-type="float">
            <text:p>86163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61391" calcext:value-type="float">
            <text:p>561391</text:p>
          </table:table-cell>
          <table:table-cell office:value-type="float" office:value="948954" calcext:value-type="float">
            <text:p>948954</text:p>
          </table:table-cell>
          <table:table-cell office:value-type="float" office:value="553759" calcext:value-type="float">
            <text:p>553759</text:p>
          </table:table-cell>
          <table:table-cell office:value-type="float" office:value="912500" calcext:value-type="float">
            <text:p>9125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93224" calcext:value-type="float">
            <text:p>593224</text:p>
          </table:table-cell>
          <table:table-cell office:value-type="float" office:value="1001571" calcext:value-type="float">
            <text:p>1001571</text:p>
          </table:table-cell>
          <table:table-cell office:value-type="float" office:value="585139" calcext:value-type="float">
            <text:p>585139</text:p>
          </table:table-cell>
          <table:table-cell office:value-type="float" office:value="963171" calcext:value-type="float">
            <text:p>963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24085" calcext:value-type="float">
            <text:p>624085</text:p>
          </table:table-cell>
          <table:table-cell office:value-type="float" office:value="1055209" calcext:value-type="float">
            <text:p>1055209</text:p>
          </table:table-cell>
          <table:table-cell office:value-type="float" office:value="615652" calcext:value-type="float">
            <text:p>615652</text:p>
          </table:table-cell>
          <table:table-cell office:value-type="float" office:value="1014872" calcext:value-type="float">
            <text:p>101487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8287" calcext:value-type="float">
            <text:p>658287</text:p>
          </table:table-cell>
          <table:table-cell office:value-type="float" office:value="1111634" calcext:value-type="float">
            <text:p>1111634</text:p>
          </table:table-cell>
          <table:table-cell office:value-type="float" office:value="649398" calcext:value-type="float">
            <text:p>649398</text:p>
          </table:table-cell>
          <table:table-cell office:value-type="float" office:value="1069257" calcext:value-type="float">
            <text:p>10692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92638" calcext:value-type="float">
            <text:p>692638</text:p>
          </table:table-cell>
          <table:table-cell office:value-type="float" office:value="1169225" calcext:value-type="float">
            <text:p>1169225</text:p>
          </table:table-cell>
          <table:table-cell office:value-type="float" office:value="683191" calcext:value-type="float">
            <text:p>683191</text:p>
          </table:table-cell>
          <table:table-cell office:value-type="float" office:value="1124647" calcext:value-type="float">
            <text:p>112464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26990" calcext:value-type="float">
            <text:p>726990</text:p>
          </table:table-cell>
          <table:table-cell office:value-type="float" office:value="1226816" calcext:value-type="float">
            <text:p>1226816</text:p>
          </table:table-cell>
          <table:table-cell office:value-type="float" office:value="716988" calcext:value-type="float">
            <text:p>716988</text:p>
          </table:table-cell>
          <table:table-cell office:value-type="float" office:value="1180022" calcext:value-type="float">
            <text:p>118002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63866" calcext:value-type="float">
            <text:p>763866</text:p>
          </table:table-cell>
          <table:table-cell office:value-type="float" office:value="1287587" calcext:value-type="float">
            <text:p>1287587</text:p>
          </table:table-cell>
          <table:table-cell office:value-type="float" office:value="753429" calcext:value-type="float">
            <text:p>753429</text:p>
          </table:table-cell>
          <table:table-cell office:value-type="float" office:value="1238617" calcext:value-type="float">
            <text:p>123861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3117" calcext:value-type="float">
            <text:p>803117</text:p>
          </table:table-cell>
          <table:table-cell office:value-type="float" office:value="1352758" calcext:value-type="float">
            <text:p>1352758</text:p>
          </table:table-cell>
          <table:table-cell office:value-type="float" office:value="792101" calcext:value-type="float">
            <text:p>792101</text:p>
          </table:table-cell>
          <table:table-cell office:value-type="float" office:value="1301527" calcext:value-type="float">
            <text:p>130152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42675" calcext:value-type="float">
            <text:p>842675</text:p>
          </table:table-cell>
          <table:table-cell office:value-type="float" office:value="1416285" calcext:value-type="float">
            <text:p>1416285</text:p>
          </table:table-cell>
          <table:table-cell office:value-type="float" office:value="831117" calcext:value-type="float">
            <text:p>831117</text:p>
          </table:table-cell>
          <table:table-cell office:value-type="float" office:value="1362764" calcext:value-type="float">
            <text:p>136276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83636" calcext:value-type="float">
            <text:p>883636</text:p>
          </table:table-cell>
          <table:table-cell office:value-type="float" office:value="1482529" calcext:value-type="float">
            <text:p>1482529</text:p>
          </table:table-cell>
          <table:table-cell office:value-type="float" office:value="871556" calcext:value-type="float">
            <text:p>871556</text:p>
          </table:table-cell>
          <table:table-cell office:value-type="float" office:value="1426644" calcext:value-type="float">
            <text:p>142664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21457" calcext:value-type="float">
            <text:p>921457</text:p>
          </table:table-cell>
          <table:table-cell office:value-type="float" office:value="1549314" calcext:value-type="float">
            <text:p>1549314</text:p>
          </table:table-cell>
          <table:table-cell office:value-type="float" office:value="908844" calcext:value-type="float">
            <text:p>908844</text:p>
          </table:table-cell>
          <table:table-cell office:value-type="float" office:value="1491008" calcext:value-type="float">
            <text:p>149100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64365" calcext:value-type="float">
            <text:p>964365</text:p>
          </table:table-cell>
          <table:table-cell office:value-type="float" office:value="1620040" calcext:value-type="float">
            <text:p>1620040</text:p>
          </table:table-cell>
          <table:table-cell office:value-type="float" office:value="951339" calcext:value-type="float">
            <text:p>951339</text:p>
          </table:table-cell>
          <table:table-cell office:value-type="float" office:value="1559435" calcext:value-type="float">
            <text:p>15594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6041" calcext:value-type="float">
            <text:p>1006041</text:p>
          </table:table-cell>
          <table:table-cell office:value-type="float" office:value="1689649" calcext:value-type="float">
            <text:p>1689649</text:p>
          </table:table-cell>
          <table:table-cell office:value-type="float" office:value="992571" calcext:value-type="float">
            <text:p>992571</text:p>
          </table:table-cell>
          <table:table-cell office:value-type="float" office:value="1626717" calcext:value-type="float">
            <text:p>162671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49313" calcext:value-type="float">
            <text:p>1049313</text:p>
          </table:table-cell>
          <table:table-cell office:value-type="float" office:value="1764021" calcext:value-type="float">
            <text:p>1764021</text:p>
          </table:table-cell>
          <table:table-cell office:value-type="float" office:value="1035348" calcext:value-type="float">
            <text:p>1035348</text:p>
          </table:table-cell>
          <table:table-cell office:value-type="float" office:value="1698568" calcext:value-type="float">
            <text:p>169856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94673" calcext:value-type="float">
            <text:p>1094673</text:p>
          </table:table-cell>
          <table:table-cell office:value-type="float" office:value="1838876" calcext:value-type="float">
            <text:p>1838876</text:p>
          </table:table-cell>
          <table:table-cell office:value-type="float" office:value="1080040" calcext:value-type="float">
            <text:p>1080040</text:p>
          </table:table-cell>
          <table:table-cell office:value-type="float" office:value="1770817" calcext:value-type="float">
            <text:p>177081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38564" calcext:value-type="float">
            <text:p>1138564</text:p>
          </table:table-cell>
          <table:table-cell office:value-type="float" office:value="1912765" calcext:value-type="float">
            <text:p>1912765</text:p>
          </table:table-cell>
          <table:table-cell office:value-type="float" office:value="1123273" calcext:value-type="float">
            <text:p>1123273</text:p>
          </table:table-cell>
          <table:table-cell office:value-type="float" office:value="1842013" calcext:value-type="float">
            <text:p>1842013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86143" calcext:value-type="float">
            <text:p>1186143</text:p>
          </table:table-cell>
          <table:table-cell office:value-type="float" office:value="1991082" calcext:value-type="float">
            <text:p>1991082</text:p>
          </table:table-cell>
          <table:table-cell office:value-type="float" office:value="1170217" calcext:value-type="float">
            <text:p>1170217</text:p>
          </table:table-cell>
          <table:table-cell office:value-type="float" office:value="1917634" calcext:value-type="float">
            <text:p>1917634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30763" calcext:value-type="float">
            <text:p>1230763</text:p>
          </table:table-cell>
          <table:table-cell office:value-type="float" office:value="2067835" calcext:value-type="float">
            <text:p>2067835</text:p>
          </table:table-cell>
          <table:table-cell office:value-type="float" office:value="1214178" calcext:value-type="float">
            <text:p>1214178</text:p>
          </table:table-cell>
          <table:table-cell office:value-type="float" office:value="1991665" calcext:value-type="float">
            <text:p>199166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76726" calcext:value-type="float">
            <text:p>1276726</text:p>
          </table:table-cell>
          <table:table-cell office:value-type="float" office:value="2145449" calcext:value-type="float">
            <text:p>2145449</text:p>
          </table:table-cell>
          <table:table-cell office:value-type="float" office:value="1259518" calcext:value-type="float">
            <text:p>1259518</text:p>
          </table:table-cell>
          <table:table-cell office:value-type="float" office:value="2066486" calcext:value-type="float">
            <text:p>20664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326013" calcext:value-type="float">
            <text:p>1326013</text:p>
          </table:table-cell>
          <table:table-cell office:value-type="float" office:value="2226806" calcext:value-type="float">
            <text:p>2226806</text:p>
          </table:table-cell>
          <table:table-cell office:value-type="float" office:value="1308200" calcext:value-type="float">
            <text:p>1308200</text:p>
          </table:table-cell>
          <table:table-cell office:value-type="float" office:value="2144993" calcext:value-type="float">
            <text:p>214499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73507" calcext:value-type="float">
            <text:p>1373507</text:p>
          </table:table-cell>
          <table:table-cell office:value-type="float" office:value="2308583" calcext:value-type="float">
            <text:p>2308583</text:p>
          </table:table-cell>
          <table:table-cell office:value-type="float" office:value="1355062" calcext:value-type="float">
            <text:p>1355062</text:p>
          </table:table-cell>
          <table:table-cell office:value-type="float" office:value="2223889" calcext:value-type="float">
            <text:p>2223889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23115" calcext:value-type="float">
            <text:p>1423115</text:p>
          </table:table-cell>
          <table:table-cell office:value-type="float" office:value="2394879" calcext:value-type="float">
            <text:p>2394879</text:p>
          </table:table-cell>
          <table:table-cell office:value-type="float" office:value="1404083" calcext:value-type="float">
            <text:p>1404083</text:p>
          </table:table-cell>
          <table:table-cell office:value-type="float" office:value="2307279" calcext:value-type="float">
            <text:p>230727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75698" calcext:value-type="float">
            <text:p>1475698</text:p>
          </table:table-cell>
          <table:table-cell office:value-type="float" office:value="2483169" calcext:value-type="float">
            <text:p>2483169</text:p>
          </table:table-cell>
          <table:table-cell office:value-type="float" office:value="1456029" calcext:value-type="float">
            <text:p>1456029</text:p>
          </table:table-cell>
          <table:table-cell office:value-type="float" office:value="2392523" calcext:value-type="float">
            <text:p>2392523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527979" calcext:value-type="float">
            <text:p>1527979</text:p>
          </table:table-cell>
          <table:table-cell office:value-type="float" office:value="2571430" calcext:value-type="float">
            <text:p>2571430</text:p>
          </table:table-cell>
          <table:table-cell office:value-type="float" office:value="1507705" calcext:value-type="float">
            <text:p>1507705</text:p>
          </table:table-cell>
          <table:table-cell office:value-type="float" office:value="2477832" calcext:value-type="float">
            <text:p>247783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2658743" calcext:value-type="float">
            <text:p>2658743</text:p>
          </table:table-cell>
          <table:table-cell office:value-type="float" office:value="1558767" calcext:value-type="float">
            <text:p>1558767</text:p>
          </table:table-cell>
          <table:table-cell office:value-type="float" office:value="2561940" calcext:value-type="float">
            <text:p>256194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2754171" calcext:value-type="float">
            <text:p>2754171</text:p>
          </table:table-cell>
          <table:table-cell office:value-type="float" office:value="1615996" calcext:value-type="float">
            <text:p>1615996</text:p>
          </table:table-cell>
          <table:table-cell office:value-type="float" office:value="2654226" calcext:value-type="float">
            <text:p>265422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92517" calcext:value-type="float">
            <text:p>1692517</text:p>
          </table:table-cell>
          <table:table-cell office:value-type="float" office:value="2847567" calcext:value-type="float">
            <text:p>2847567</text:p>
          </table:table-cell>
          <table:table-cell office:value-type="float" office:value="1670106" calcext:value-type="float">
            <text:p>1670106</text:p>
          </table:table-cell>
          <table:table-cell office:value-type="float" office:value="2744441" calcext:value-type="float">
            <text:p>274444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749246" calcext:value-type="float">
            <text:p>1749246</text:p>
          </table:table-cell>
          <table:table-cell office:value-type="float" office:value="2946956" calcext:value-type="float">
            <text:p>2946956</text:p>
          </table:table-cell>
          <table:table-cell office:value-type="float" office:value="1726198" calcext:value-type="float">
            <text:p>1726198</text:p>
          </table:table-cell>
          <table:table-cell office:value-type="float" office:value="2840643" calcext:value-type="float">
            <text:p>284064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806722" calcext:value-type="float">
            <text:p>1806722</text:p>
          </table:table-cell>
          <table:table-cell office:value-type="float" office:value="3043472" calcext:value-type="float">
            <text:p>3043472</text:p>
          </table:table-cell>
          <table:table-cell office:value-type="float" office:value="1782972" calcext:value-type="float">
            <text:p>1782972</text:p>
          </table:table-cell>
          <table:table-cell office:value-type="float" office:value="2933866" calcext:value-type="float">
            <text:p>293386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66496" calcext:value-type="float">
            <text:p>1866496</text:p>
          </table:table-cell>
          <table:table-cell office:value-type="float" office:value="3144147" calcext:value-type="float">
            <text:p>3144147</text:p>
          </table:table-cell>
          <table:table-cell office:value-type="float" office:value="1842082" calcext:value-type="float">
            <text:p>1842082</text:p>
          </table:table-cell>
          <table:table-cell office:value-type="float" office:value="3031201" calcext:value-type="float">
            <text:p>303120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923822" calcext:value-type="float">
            <text:p>1923822</text:p>
          </table:table-cell>
          <table:table-cell office:value-type="float" office:value="3243554" calcext:value-type="float">
            <text:p>3243554</text:p>
          </table:table-cell>
          <table:table-cell office:value-type="float" office:value="1898691" calcext:value-type="float">
            <text:p>1898691</text:p>
          </table:table-cell>
          <table:table-cell office:value-type="float" office:value="3127307" calcext:value-type="float">
            <text:p>3127307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3343099" calcext:value-type="float">
            <text:p>3343099</text:p>
          </table:table-cell>
          <table:table-cell office:value-type="float" office:value="1957111" calcext:value-type="float">
            <text:p>1957111</text:p>
          </table:table-cell>
          <table:table-cell office:value-type="float" office:value="3223377" calcext:value-type="float">
            <text:p>322337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45583" calcext:value-type="float">
            <text:p>2045583</text:p>
          </table:table-cell>
          <table:table-cell office:value-type="float" office:value="3446857" calcext:value-type="float">
            <text:p>3446857</text:p>
          </table:table-cell>
          <table:table-cell office:value-type="float" office:value="2018911" calcext:value-type="float">
            <text:p>2018911</text:p>
          </table:table-cell>
          <table:table-cell office:value-type="float" office:value="3323644" calcext:value-type="float">
            <text:p>332364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106409" calcext:value-type="float">
            <text:p>2106409</text:p>
          </table:table-cell>
          <table:table-cell office:value-type="float" office:value="3551889" calcext:value-type="float">
            <text:p>3551889</text:p>
          </table:table-cell>
          <table:table-cell office:value-type="float" office:value="2078998" calcext:value-type="float">
            <text:p>2078998</text:p>
          </table:table-cell>
          <table:table-cell office:value-type="float" office:value="3425204" calcext:value-type="float">
            <text:p>342520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66974" calcext:value-type="float">
            <text:p>2166974</text:p>
          </table:table-cell>
          <table:table-cell office:value-type="float" office:value="3661155" calcext:value-type="float">
            <text:p>3661155</text:p>
          </table:table-cell>
          <table:table-cell office:value-type="float" office:value="2138734" calcext:value-type="float">
            <text:p>2138734</text:p>
          </table:table-cell>
          <table:table-cell office:value-type="float" office:value="3530867" calcext:value-type="float">
            <text:p>353086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230300" calcext:value-type="float">
            <text:p>2230300</text:p>
          </table:table-cell>
          <table:table-cell office:value-type="float" office:value="3767093" calcext:value-type="float">
            <text:p>3767093</text:p>
          </table:table-cell>
          <table:table-cell office:value-type="float" office:value="2201125" calcext:value-type="float">
            <text:p>2201125</text:p>
          </table:table-cell>
          <table:table-cell office:value-type="float" office:value="3633112" calcext:value-type="float">
            <text:p>3633112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296779" calcext:value-type="float">
            <text:p>2296779</text:p>
          </table:table-cell>
          <table:table-cell office:value-type="float" office:value="3878094" calcext:value-type="float">
            <text:p>3878094</text:p>
          </table:table-cell>
          <table:table-cell office:value-type="float" office:value="2266819" calcext:value-type="float">
            <text:p>2266819</text:p>
          </table:table-cell>
          <table:table-cell office:value-type="float" office:value="3740467" calcext:value-type="float">
            <text:p>374046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362153" calcext:value-type="float">
            <text:p>2362153</text:p>
          </table:table-cell>
          <table:table-cell office:value-type="float" office:value="3988847" calcext:value-type="float">
            <text:p>3988847</text:p>
          </table:table-cell>
          <table:table-cell office:value-type="float" office:value="2331389" calcext:value-type="float">
            <text:p>2331389</text:p>
          </table:table-cell>
          <table:table-cell office:value-type="float" office:value="3847474" calcext:value-type="float">
            <text:p>384747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427850" calcext:value-type="float">
            <text:p>2427850</text:p>
          </table:table-cell>
          <table:table-cell office:value-type="float" office:value="4103722" calcext:value-type="float">
            <text:p>4103722</text:p>
          </table:table-cell>
          <table:table-cell office:value-type="float" office:value="2396311" calcext:value-type="float">
            <text:p>2396311</text:p>
          </table:table-cell>
          <table:table-cell office:value-type="float" office:value="3958615" calcext:value-type="float">
            <text:p>395861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493744" calcext:value-type="float">
            <text:p>2493744</text:p>
          </table:table-cell>
          <table:table-cell office:value-type="float" office:value="4219417" calcext:value-type="float">
            <text:p>4219417</text:p>
          </table:table-cell>
          <table:table-cell office:value-type="float" office:value="2461348" calcext:value-type="float">
            <text:p>2461348</text:p>
          </table:table-cell>
          <table:table-cell office:value-type="float" office:value="4070448" calcext:value-type="float">
            <text:p>4070448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562846" calcext:value-type="float">
            <text:p>2562846</text:p>
          </table:table-cell>
          <table:table-cell office:value-type="float" office:value="4338839" calcext:value-type="float">
            <text:p>4338839</text:p>
          </table:table-cell>
          <table:table-cell office:value-type="float" office:value="2529595" calcext:value-type="float">
            <text:p>2529595</text:p>
          </table:table-cell>
          <table:table-cell office:value-type="float" office:value="4185939" calcext:value-type="float">
            <text:p>418593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4459248" calcext:value-type="float">
            <text:p>4459248</text:p>
          </table:table-cell>
          <table:table-cell office:value-type="float" office:value="2598018" calcext:value-type="float">
            <text:p>2598018</text:p>
          </table:table-cell>
          <table:table-cell office:value-type="float" office:value="4302340" calcext:value-type="float">
            <text:p>430234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703739" calcext:value-type="float">
            <text:p>2703739</text:p>
          </table:table-cell>
          <table:table-cell office:value-type="float" office:value="4582492" calcext:value-type="float">
            <text:p>4582492</text:p>
          </table:table-cell>
          <table:table-cell office:value-type="float" office:value="2668546" calcext:value-type="float">
            <text:p>2668546</text:p>
          </table:table-cell>
          <table:table-cell office:value-type="float" office:value="4421569" calcext:value-type="float">
            <text:p>4421569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775255" calcext:value-type="float">
            <text:p>2775255</text:p>
          </table:table-cell>
          <table:table-cell office:value-type="float" office:value="4709234" calcext:value-type="float">
            <text:p>4709234</text:p>
          </table:table-cell>
          <table:table-cell office:value-type="float" office:value="2739221" calcext:value-type="float">
            <text:p>2739221</text:p>
          </table:table-cell>
          <table:table-cell office:value-type="float" office:value="4544269" calcext:value-type="float">
            <text:p>454426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847283" calcext:value-type="float">
            <text:p>2847283</text:p>
          </table:table-cell>
          <table:table-cell office:value-type="float" office:value="4835000" calcext:value-type="float">
            <text:p>4835000</text:p>
          </table:table-cell>
          <table:table-cell office:value-type="float" office:value="2810446" calcext:value-type="float">
            <text:p>2810446</text:p>
          </table:table-cell>
          <table:table-cell office:value-type="float" office:value="4666040" calcext:value-type="float">
            <text:p>466604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918704" calcext:value-type="float">
            <text:p>2918704</text:p>
          </table:table-cell>
          <table:table-cell office:value-type="float" office:value="4957486" calcext:value-type="float">
            <text:p>4957486</text:p>
          </table:table-cell>
          <table:table-cell office:value-type="float" office:value="2880870" calcext:value-type="float">
            <text:p>2880870</text:p>
          </table:table-cell>
          <table:table-cell office:value-type="float" office:value="4784340" calcext:value-type="float">
            <text:p>4784340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992387" calcext:value-type="float">
            <text:p>2992387</text:p>
          </table:table-cell>
          <table:table-cell office:value-type="float" office:value="5084245" calcext:value-type="float">
            <text:p>5084245</text:p>
          </table:table-cell>
          <table:table-cell office:value-type="float" office:value="2953587" calcext:value-type="float">
            <text:p>2953587</text:p>
          </table:table-cell>
          <table:table-cell office:value-type="float" office:value="4906886" calcext:value-type="float">
            <text:p>490688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68983" calcext:value-type="float">
            <text:p>3068983</text:p>
          </table:table-cell>
          <table:table-cell office:value-type="float" office:value="5214958" calcext:value-type="float">
            <text:p>5214958</text:p>
          </table:table-cell>
          <table:table-cell office:value-type="float" office:value="3029313" calcext:value-type="float">
            <text:p>3029313</text:p>
          </table:table-cell>
          <table:table-cell office:value-type="float" office:value="5033403" calcext:value-type="float">
            <text:p>50334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146636" calcext:value-type="float">
            <text:p>3146636</text:p>
          </table:table-cell>
          <table:table-cell office:value-type="float" office:value="5348172" calcext:value-type="float">
            <text:p>5348172</text:p>
          </table:table-cell>
          <table:table-cell office:value-type="float" office:value="3105963" calcext:value-type="float">
            <text:p>3105963</text:p>
          </table:table-cell>
          <table:table-cell office:value-type="float" office:value="5162337" calcext:value-type="float">
            <text:p>516233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223882" calcext:value-type="float">
            <text:p>3223882</text:p>
          </table:table-cell>
          <table:table-cell office:value-type="float" office:value="5479041" calcext:value-type="float">
            <text:p>5479041</text:p>
          </table:table-cell>
          <table:table-cell office:value-type="float" office:value="3182226" calcext:value-type="float">
            <text:p>3182226</text:p>
          </table:table-cell>
          <table:table-cell office:value-type="float" office:value="5288860" calcext:value-type="float">
            <text:p>5288860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299224" calcext:value-type="float">
            <text:p>3299224</text:p>
          </table:table-cell>
          <table:table-cell office:value-type="float" office:value="5612899" calcext:value-type="float">
            <text:p>5612899</text:p>
          </table:table-cell>
          <table:table-cell office:value-type="float" office:value="3256618" calcext:value-type="float">
            <text:p>3256618</text:p>
          </table:table-cell>
          <table:table-cell office:value-type="float" office:value="5418373" calcext:value-type="float">
            <text:p>5418373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378018" calcext:value-type="float">
            <text:p>3378018</text:p>
          </table:table-cell>
          <table:table-cell office:value-type="float" office:value="5749559" calcext:value-type="float">
            <text:p>5749559</text:p>
          </table:table-cell>
          <table:table-cell office:value-type="float" office:value="3334456" calcext:value-type="float">
            <text:p>3334456</text:p>
          </table:table-cell>
          <table:table-cell office:value-type="float" office:value="5550634" calcext:value-type="float">
            <text:p>555063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58196" calcext:value-type="float">
            <text:p>3458196</text:p>
          </table:table-cell>
          <table:table-cell office:value-type="float" office:value="5886819" calcext:value-type="float">
            <text:p>5886819</text:p>
          </table:table-cell>
          <table:table-cell office:value-type="float" office:value="3413605" calcext:value-type="float">
            <text:p>3413605</text:p>
          </table:table-cell>
          <table:table-cell office:value-type="float" office:value="5683457" calcext:value-type="float">
            <text:p>568345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540452" calcext:value-type="float">
            <text:p>3540452</text:p>
          </table:table-cell>
          <table:table-cell office:value-type="float" office:value="6027541" calcext:value-type="float">
            <text:p>6027541</text:p>
          </table:table-cell>
          <table:table-cell office:value-type="float" office:value="3494853" calcext:value-type="float">
            <text:p>3494853</text:p>
          </table:table-cell>
          <table:table-cell office:value-type="float" office:value="5819688" calcext:value-type="float">
            <text:p>581968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627386" calcext:value-type="float">
            <text:p>3627386</text:p>
          </table:table-cell>
          <table:table-cell office:value-type="float" office:value="6170790" calcext:value-type="float">
            <text:p>6170790</text:p>
          </table:table-cell>
          <table:table-cell office:value-type="float" office:value="3580810" calcext:value-type="float">
            <text:p>3580810</text:p>
          </table:table-cell>
          <table:table-cell office:value-type="float" office:value="5958405" calcext:value-type="float">
            <text:p>595840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711611" calcext:value-type="float">
            <text:p>3711611</text:p>
          </table:table-cell>
          <table:table-cell office:value-type="float" office:value="6312116" calcext:value-type="float">
            <text:p>6312116</text:p>
          </table:table-cell>
          <table:table-cell office:value-type="float" office:value="3663975" calcext:value-type="float">
            <text:p>3663975</text:p>
          </table:table-cell>
          <table:table-cell office:value-type="float" office:value="6095125" calcext:value-type="float">
            <text:p>6095125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796094" calcext:value-type="float">
            <text:p>3796094</text:p>
          </table:table-cell>
          <table:table-cell office:value-type="float" office:value="6456987" calcext:value-type="float">
            <text:p>6456987</text:p>
          </table:table-cell>
          <table:table-cell office:value-type="float" office:value="3747433" calcext:value-type="float">
            <text:p>3747433</text:p>
          </table:table-cell>
          <table:table-cell office:value-type="float" office:value="6235350" calcext:value-type="float">
            <text:p>623535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884957" calcext:value-type="float">
            <text:p>3884957</text:p>
          </table:table-cell>
          <table:table-cell office:value-type="float" office:value="6606351" calcext:value-type="float">
            <text:p>6606351</text:p>
          </table:table-cell>
          <table:table-cell office:value-type="float" office:value="3835207" calcext:value-type="float">
            <text:p>3835207</text:p>
          </table:table-cell>
          <table:table-cell office:value-type="float" office:value="6379966" calcext:value-type="float">
            <text:p>637996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971031" calcext:value-type="float">
            <text:p>3971031</text:p>
          </table:table-cell>
          <table:table-cell office:value-type="float" office:value="6755628" calcext:value-type="float">
            <text:p>6755628</text:p>
          </table:table-cell>
          <table:table-cell office:value-type="float" office:value="3920141" calcext:value-type="float">
            <text:p>3920141</text:p>
          </table:table-cell>
          <table:table-cell office:value-type="float" office:value="6524424" calcext:value-type="float">
            <text:p>6524424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061118" calcext:value-type="float">
            <text:p>4061118</text:p>
          </table:table-cell>
          <table:table-cell office:value-type="float" office:value="6906940" calcext:value-type="float">
            <text:p>6906940</text:p>
          </table:table-cell>
          <table:table-cell office:value-type="float" office:value="4009134" calcext:value-type="float">
            <text:p>4009134</text:p>
          </table:table-cell>
          <table:table-cell office:value-type="float" office:value="6670917" calcext:value-type="float">
            <text:p>667091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150252" calcext:value-type="float">
            <text:p>4150252</text:p>
          </table:table-cell>
          <table:table-cell office:value-type="float" office:value="7055808" calcext:value-type="float">
            <text:p>7055808</text:p>
          </table:table-cell>
          <table:table-cell office:value-type="float" office:value="4097231" calcext:value-type="float">
            <text:p>4097231</text:p>
          </table:table-cell>
          <table:table-cell office:value-type="float" office:value="6814969" calcext:value-type="float">
            <text:p>681496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241834" calcext:value-type="float">
            <text:p>4241834</text:p>
          </table:table-cell>
          <table:table-cell office:value-type="float" office:value="7210639" calcext:value-type="float">
            <text:p>7210639</text:p>
          </table:table-cell>
          <table:table-cell office:value-type="float" office:value="4187663" calcext:value-type="float">
            <text:p>4187663</text:p>
          </table:table-cell>
          <table:table-cell office:value-type="float" office:value="6964866" calcext:value-type="float">
            <text:p>69648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7371762" calcext:value-type="float">
            <text:p>7371762</text:p>
          </table:table-cell>
          <table:table-cell office:value-type="float" office:value="4279893" calcext:value-type="float">
            <text:p>4279893</text:p>
          </table:table-cell>
          <table:table-cell office:value-type="float" office:value="7121062" calcext:value-type="float">
            <text:p>7121062</text:p>
          </table:table-cell>
        </table:table-row>
      </table:table>
      <table:table table:name="qdp" table:style-name="ta1">
        <table:shapes>
          <draw:frame draw:z-index="0" draw:style-name="gr1" draw:text-style-name="P1" svg:width="328.01mm" svg:height="153.8mm" svg:x="3.03mm" svg:y="1.06mm">
            <loext:p draw:notify-on-update-of-ranges="qdp.A1:qdp.A100 qdp.B1:qdp.B100 qdp.A1:qdp.A100 qdp.C1:qdp.C100 qdp.A1:qdp.A100 qdp.D1:qdp.D100 qdp.A1:qdp.A100 qdp.E1:qdp.E10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7" calcext:value-type="float">
            <text:p>517</text:p>
          </table:table-cell>
          <table:table-cell office:value-type="float" office:value="750" calcext:value-type="float">
            <text:p>750</text:p>
          </table:table-cell>
          <table:table-cell office:value-type="float" office:value="553" calcext:value-type="float">
            <text:p>55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9" calcext:value-type="float">
            <text:p>1659</text:p>
          </table:table-cell>
          <table:table-cell office:value-type="float" office:value="2314" calcext:value-type="float">
            <text:p>2314</text:p>
          </table:table-cell>
          <table:table-cell office:value-type="float" office:value="1640" calcext:value-type="float">
            <text:p>164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65" calcext:value-type="float">
            <text:p>3465</text:p>
          </table:table-cell>
          <table:table-cell office:value-type="float" office:value="5056" calcext:value-type="float">
            <text:p>5056</text:p>
          </table:table-cell>
          <table:table-cell office:value-type="float" office:value="3358" calcext:value-type="float">
            <text:p>3358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71" calcext:value-type="float">
            <text:p>5871</text:p>
          </table:table-cell>
          <table:table-cell office:value-type="float" office:value="8867" calcext:value-type="float">
            <text:p>8867</text:p>
          </table:table-cell>
          <table:table-cell office:value-type="float" office:value="6040" calcext:value-type="float">
            <text:p>6040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01" calcext:value-type="float">
            <text:p>8601</text:p>
          </table:table-cell>
          <table:table-cell office:value-type="float" office:value="13465" calcext:value-type="float">
            <text:p>13465</text:p>
          </table:table-cell>
          <table:table-cell office:value-type="float" office:value="9769" calcext:value-type="float">
            <text:p>9769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863" calcext:value-type="float">
            <text:p>11863</text:p>
          </table:table-cell>
          <table:table-cell office:value-type="float" office:value="19285" calcext:value-type="float">
            <text:p>19285</text:p>
          </table:table-cell>
          <table:table-cell office:value-type="float" office:value="13454" calcext:value-type="float">
            <text:p>13454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5646" calcext:value-type="float">
            <text:p>15646</text:p>
          </table:table-cell>
          <table:table-cell office:value-type="float" office:value="25884" calcext:value-type="float">
            <text:p>25884</text:p>
          </table:table-cell>
          <table:table-cell office:value-type="float" office:value="17698" calcext:value-type="float">
            <text:p>17698</text:p>
          </table:table-cell>
          <table:table-cell office:value-type="float" office:value="17366" calcext:value-type="float">
            <text:p>1736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979" calcext:value-type="float">
            <text:p>20979</text:p>
          </table:table-cell>
          <table:table-cell office:value-type="float" office:value="34295" calcext:value-type="float">
            <text:p>34295</text:p>
          </table:table-cell>
          <table:table-cell office:value-type="float" office:value="22515" calcext:value-type="float">
            <text:p>22515</text:p>
          </table:table-cell>
          <table:table-cell office:value-type="float" office:value="21721" calcext:value-type="float">
            <text:p>217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7488" calcext:value-type="float">
            <text:p>27488</text:p>
          </table:table-cell>
          <table:table-cell office:value-type="float" office:value="43900" calcext:value-type="float">
            <text:p>43900</text:p>
          </table:table-cell>
          <table:table-cell office:value-type="float" office:value="28765" calcext:value-type="float">
            <text:p>28765</text:p>
          </table:table-cell>
          <table:table-cell office:value-type="float" office:value="27657" calcext:value-type="float">
            <text:p>276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962" calcext:value-type="float">
            <text:p>33962</text:p>
          </table:table-cell>
          <table:table-cell office:value-type="float" office:value="54936" calcext:value-type="float">
            <text:p>54936</text:p>
          </table:table-cell>
          <table:table-cell office:value-type="float" office:value="35837" calcext:value-type="float">
            <text:p>35837</text:p>
          </table:table-cell>
          <table:table-cell office:value-type="float" office:value="34348" calcext:value-type="float">
            <text:p>343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1233" calcext:value-type="float">
            <text:p>41233</text:p>
          </table:table-cell>
          <table:table-cell office:value-type="float" office:value="68199" calcext:value-type="float">
            <text:p>68199</text:p>
          </table:table-cell>
          <table:table-cell office:value-type="float" office:value="42828" calcext:value-type="float">
            <text:p>42828</text:p>
          </table:table-cell>
          <table:table-cell office:value-type="float" office:value="41344" calcext:value-type="float">
            <text:p>413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8807" calcext:value-type="float">
            <text:p>48807</text:p>
          </table:table-cell>
          <table:table-cell office:value-type="float" office:value="81548" calcext:value-type="float">
            <text:p>81548</text:p>
          </table:table-cell>
          <table:table-cell office:value-type="float" office:value="50746" calcext:value-type="float">
            <text:p>50746</text:p>
          </table:table-cell>
          <table:table-cell office:value-type="float" office:value="48948" calcext:value-type="float">
            <text:p>4894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448" calcext:value-type="float">
            <text:p>57448</text:p>
          </table:table-cell>
          <table:table-cell office:value-type="float" office:value="95597" calcext:value-type="float">
            <text:p>95597</text:p>
          </table:table-cell>
          <table:table-cell office:value-type="float" office:value="59427" calcext:value-type="float">
            <text:p>59427</text:p>
          </table:table-cell>
          <table:table-cell office:value-type="float" office:value="57738" calcext:value-type="float">
            <text:p>5773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211" calcext:value-type="float">
            <text:p>67211</text:p>
          </table:table-cell>
          <table:table-cell office:value-type="float" office:value="112122" calcext:value-type="float">
            <text:p>112122</text:p>
          </table:table-cell>
          <table:table-cell office:value-type="float" office:value="68361" calcext:value-type="float">
            <text:p>68361</text:p>
          </table:table-cell>
          <table:table-cell office:value-type="float" office:value="67343" calcext:value-type="float">
            <text:p>6734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7860" calcext:value-type="float">
            <text:p>77860</text:p>
          </table:table-cell>
          <table:table-cell office:value-type="float" office:value="129662" calcext:value-type="float">
            <text:p>129662</text:p>
          </table:table-cell>
          <table:table-cell office:value-type="float" office:value="79359" calcext:value-type="float">
            <text:p>79359</text:p>
          </table:table-cell>
          <table:table-cell office:value-type="float" office:value="78079" calcext:value-type="float">
            <text:p>780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796" calcext:value-type="float">
            <text:p>90796</text:p>
          </table:table-cell>
          <table:table-cell office:value-type="float" office:value="152124" calcext:value-type="float">
            <text:p>152124</text:p>
          </table:table-cell>
          <table:table-cell office:value-type="float" office:value="90678" calcext:value-type="float">
            <text:p>90678</text:p>
          </table:table-cell>
          <table:table-cell office:value-type="float" office:value="89421" calcext:value-type="float">
            <text:p>894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3461" calcext:value-type="float">
            <text:p>103461</text:p>
          </table:table-cell>
          <table:table-cell office:value-type="float" office:value="172794" calcext:value-type="float">
            <text:p>172794</text:p>
          </table:table-cell>
          <table:table-cell office:value-type="float" office:value="102311" calcext:value-type="float">
            <text:p>102311</text:p>
          </table:table-cell>
          <table:table-cell office:value-type="float" office:value="100772" calcext:value-type="float">
            <text:p>1007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7525" calcext:value-type="float">
            <text:p>117525</text:p>
          </table:table-cell>
          <table:table-cell office:value-type="float" office:value="193920" calcext:value-type="float">
            <text:p>193920</text:p>
          </table:table-cell>
          <table:table-cell office:value-type="float" office:value="114478" calcext:value-type="float">
            <text:p>114478</text:p>
          </table:table-cell>
          <table:table-cell office:value-type="float" office:value="112927" calcext:value-type="float">
            <text:p>1129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30453" calcext:value-type="float">
            <text:p>130453</text:p>
          </table:table-cell>
          <table:table-cell office:value-type="float" office:value="217812" calcext:value-type="float">
            <text:p>217812</text:p>
          </table:table-cell>
          <table:table-cell office:value-type="float" office:value="128967" calcext:value-type="float">
            <text:p>128967</text:p>
          </table:table-cell>
          <table:table-cell office:value-type="float" office:value="127948" calcext:value-type="float">
            <text:p>1279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5078" calcext:value-type="float">
            <text:p>145078</text:p>
          </table:table-cell>
          <table:table-cell office:value-type="float" office:value="242675" calcext:value-type="float">
            <text:p>242675</text:p>
          </table:table-cell>
          <table:table-cell office:value-type="float" office:value="144304" calcext:value-type="float">
            <text:p>144304</text:p>
          </table:table-cell>
          <table:table-cell office:value-type="float" office:value="143812" calcext:value-type="float">
            <text:p>1438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0720" calcext:value-type="float">
            <text:p>160720</text:p>
          </table:table-cell>
          <table:table-cell office:value-type="float" office:value="269128" calcext:value-type="float">
            <text:p>269128</text:p>
          </table:table-cell>
          <table:table-cell office:value-type="float" office:value="158639" calcext:value-type="float">
            <text:p>158639</text:p>
          </table:table-cell>
          <table:table-cell office:value-type="float" office:value="157633" calcext:value-type="float">
            <text:p>1576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6273" calcext:value-type="float">
            <text:p>176273</text:p>
          </table:table-cell>
          <table:table-cell office:value-type="float" office:value="296672" calcext:value-type="float">
            <text:p>296672</text:p>
          </table:table-cell>
          <table:table-cell office:value-type="float" office:value="174417" calcext:value-type="float">
            <text:p>174417</text:p>
          </table:table-cell>
          <table:table-cell office:value-type="float" office:value="173906" calcext:value-type="float">
            <text:p>1739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93801" calcext:value-type="float">
            <text:p>193801</text:p>
          </table:table-cell>
          <table:table-cell office:value-type="float" office:value="325521" calcext:value-type="float">
            <text:p>325521</text:p>
          </table:table-cell>
          <table:table-cell office:value-type="float" office:value="191124" calcext:value-type="float">
            <text:p>191124</text:p>
          </table:table-cell>
          <table:table-cell office:value-type="float" office:value="190348" calcext:value-type="float">
            <text:p>1903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3845" calcext:value-type="float">
            <text:p>213845</text:p>
          </table:table-cell>
          <table:table-cell office:value-type="float" office:value="357316" calcext:value-type="float">
            <text:p>357316</text:p>
          </table:table-cell>
          <table:table-cell office:value-type="float" office:value="207879" calcext:value-type="float">
            <text:p>207879</text:p>
          </table:table-cell>
          <table:table-cell office:value-type="float" office:value="207188" calcext:value-type="float">
            <text:p>20718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5303" calcext:value-type="float">
            <text:p>235303</text:p>
          </table:table-cell>
          <table:table-cell office:value-type="float" office:value="390823" calcext:value-type="float">
            <text:p>390823</text:p>
          </table:table-cell>
          <table:table-cell office:value-type="float" office:value="225512" calcext:value-type="float">
            <text:p>225512</text:p>
          </table:table-cell>
          <table:table-cell office:value-type="float" office:value="224409" calcext:value-type="float">
            <text:p>2244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4910" calcext:value-type="float">
            <text:p>254910</text:p>
          </table:table-cell>
          <table:table-cell office:value-type="float" office:value="423321" calcext:value-type="float">
            <text:p>423321</text:p>
          </table:table-cell>
          <table:table-cell office:value-type="float" office:value="245094" calcext:value-type="float">
            <text:p>245094</text:p>
          </table:table-cell>
          <table:table-cell office:value-type="float" office:value="243590" calcext:value-type="float">
            <text:p>2435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4287" calcext:value-type="float">
            <text:p>274287</text:p>
          </table:table-cell>
          <table:table-cell office:value-type="float" office:value="458470" calcext:value-type="float">
            <text:p>458470</text:p>
          </table:table-cell>
          <table:table-cell office:value-type="float" office:value="265534" calcext:value-type="float">
            <text:p>265534</text:p>
          </table:table-cell>
          <table:table-cell office:value-type="float" office:value="264206" calcext:value-type="float">
            <text:p>26420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98595" calcext:value-type="float">
            <text:p>298595</text:p>
          </table:table-cell>
          <table:table-cell office:value-type="float" office:value="498647" calcext:value-type="float">
            <text:p>498647</text:p>
          </table:table-cell>
          <table:table-cell office:value-type="float" office:value="287026" calcext:value-type="float">
            <text:p>287026</text:p>
          </table:table-cell>
          <table:table-cell office:value-type="float" office:value="285361" calcext:value-type="float">
            <text:p>2853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8712" calcext:value-type="float">
            <text:p>318712</text:p>
          </table:table-cell>
          <table:table-cell office:value-type="float" office:value="535541" calcext:value-type="float">
            <text:p>535541</text:p>
          </table:table-cell>
          <table:table-cell office:value-type="float" office:value="307846" calcext:value-type="float">
            <text:p>307846</text:p>
          </table:table-cell>
          <table:table-cell office:value-type="float" office:value="307534" calcext:value-type="float">
            <text:p>30753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0536" calcext:value-type="float">
            <text:p>340536</text:p>
          </table:table-cell>
          <table:table-cell office:value-type="float" office:value="573635" calcext:value-type="float">
            <text:p>573635</text:p>
          </table:table-cell>
          <table:table-cell office:value-type="float" office:value="331145" calcext:value-type="float">
            <text:p>331145</text:p>
          </table:table-cell>
          <table:table-cell office:value-type="float" office:value="330162" calcext:value-type="float">
            <text:p>33016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5976" calcext:value-type="float">
            <text:p>365976</text:p>
          </table:table-cell>
          <table:table-cell office:value-type="float" office:value="618826" calcext:value-type="float">
            <text:p>618826</text:p>
          </table:table-cell>
          <table:table-cell office:value-type="float" office:value="353191" calcext:value-type="float">
            <text:p>353191</text:p>
          </table:table-cell>
          <table:table-cell office:value-type="float" office:value="354409" calcext:value-type="float">
            <text:p>35440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90877" calcext:value-type="float">
            <text:p>390877</text:p>
          </table:table-cell>
          <table:table-cell office:value-type="float" office:value="660785" calcext:value-type="float">
            <text:p>660785</text:p>
          </table:table-cell>
          <table:table-cell office:value-type="float" office:value="376920" calcext:value-type="float">
            <text:p>376920</text:p>
          </table:table-cell>
          <table:table-cell office:value-type="float" office:value="378392" calcext:value-type="float">
            <text:p>3783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20473" calcext:value-type="float">
            <text:p>420473</text:p>
          </table:table-cell>
          <table:table-cell office:value-type="float" office:value="706996" calcext:value-type="float">
            <text:p>706996</text:p>
          </table:table-cell>
          <table:table-cell office:value-type="float" office:value="401002" calcext:value-type="float">
            <text:p>401002</text:p>
          </table:table-cell>
          <table:table-cell office:value-type="float" office:value="402271" calcext:value-type="float">
            <text:p>40227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49219" calcext:value-type="float">
            <text:p>449219</text:p>
          </table:table-cell>
          <table:table-cell office:value-type="float" office:value="754063" calcext:value-type="float">
            <text:p>754063</text:p>
          </table:table-cell>
          <table:table-cell office:value-type="float" office:value="426441" calcext:value-type="float">
            <text:p>426441</text:p>
          </table:table-cell>
          <table:table-cell office:value-type="float" office:value="427433" calcext:value-type="float">
            <text:p>42743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75738" calcext:value-type="float">
            <text:p>475738</text:p>
          </table:table-cell>
          <table:table-cell office:value-type="float" office:value="799937" calcext:value-type="float">
            <text:p>799937</text:p>
          </table:table-cell>
          <table:table-cell office:value-type="float" office:value="452367" calcext:value-type="float">
            <text:p>452367</text:p>
          </table:table-cell>
          <table:table-cell office:value-type="float" office:value="454104" calcext:value-type="float">
            <text:p>4541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2965" calcext:value-type="float">
            <text:p>502965</text:p>
          </table:table-cell>
          <table:table-cell office:value-type="float" office:value="846623" calcext:value-type="float">
            <text:p>846623</text:p>
          </table:table-cell>
          <table:table-cell office:value-type="float" office:value="483233" calcext:value-type="float">
            <text:p>483233</text:p>
          </table:table-cell>
          <table:table-cell office:value-type="float" office:value="485143" calcext:value-type="float">
            <text:p>48514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30601" calcext:value-type="float">
            <text:p>530601</text:p>
          </table:table-cell>
          <table:table-cell office:value-type="float" office:value="896125" calcext:value-type="float">
            <text:p>896125</text:p>
          </table:table-cell>
          <table:table-cell office:value-type="float" office:value="512016" calcext:value-type="float">
            <text:p>512016</text:p>
          </table:table-cell>
          <table:table-cell office:value-type="float" office:value="514113" calcext:value-type="float">
            <text:p>5141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61391" calcext:value-type="float">
            <text:p>561391</text:p>
          </table:table-cell>
          <table:table-cell office:value-type="float" office:value="948954" calcext:value-type="float">
            <text:p>948954</text:p>
          </table:table-cell>
          <table:table-cell office:value-type="float" office:value="539993" calcext:value-type="float">
            <text:p>539993</text:p>
          </table:table-cell>
          <table:table-cell office:value-type="float" office:value="541784" calcext:value-type="float">
            <text:p>54178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93224" calcext:value-type="float">
            <text:p>593224</text:p>
          </table:table-cell>
          <table:table-cell office:value-type="float" office:value="1001571" calcext:value-type="float">
            <text:p>1001571</text:p>
          </table:table-cell>
          <table:table-cell office:value-type="float" office:value="569511" calcext:value-type="float">
            <text:p>569511</text:p>
          </table:table-cell>
          <table:table-cell office:value-type="float" office:value="571437" calcext:value-type="float">
            <text:p>5714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24085" calcext:value-type="float">
            <text:p>624085</text:p>
          </table:table-cell>
          <table:table-cell office:value-type="float" office:value="1055209" calcext:value-type="float">
            <text:p>1055209</text:p>
          </table:table-cell>
          <table:table-cell office:value-type="float" office:value="600175" calcext:value-type="float">
            <text:p>600175</text:p>
          </table:table-cell>
          <table:table-cell office:value-type="float" office:value="602655" calcext:value-type="float">
            <text:p>60265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58287" calcext:value-type="float">
            <text:p>658287</text:p>
          </table:table-cell>
          <table:table-cell office:value-type="float" office:value="1111634" calcext:value-type="float">
            <text:p>1111634</text:p>
          </table:table-cell>
          <table:table-cell office:value-type="float" office:value="631695" calcext:value-type="float">
            <text:p>631695</text:p>
          </table:table-cell>
          <table:table-cell office:value-type="float" office:value="635133" calcext:value-type="float">
            <text:p>63513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92638" calcext:value-type="float">
            <text:p>692638</text:p>
          </table:table-cell>
          <table:table-cell office:value-type="float" office:value="1169225" calcext:value-type="float">
            <text:p>1169225</text:p>
          </table:table-cell>
          <table:table-cell office:value-type="float" office:value="662852" calcext:value-type="float">
            <text:p>662852</text:p>
          </table:table-cell>
          <table:table-cell office:value-type="float" office:value="667567" calcext:value-type="float">
            <text:p>66756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26990" calcext:value-type="float">
            <text:p>726990</text:p>
          </table:table-cell>
          <table:table-cell office:value-type="float" office:value="1226816" calcext:value-type="float">
            <text:p>1226816</text:p>
          </table:table-cell>
          <table:table-cell office:value-type="float" office:value="695239" calcext:value-type="float">
            <text:p>695239</text:p>
          </table:table-cell>
          <table:table-cell office:value-type="float" office:value="700994" calcext:value-type="float">
            <text:p>70099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63866" calcext:value-type="float">
            <text:p>763866</text:p>
          </table:table-cell>
          <table:table-cell office:value-type="float" office:value="1287587" calcext:value-type="float">
            <text:p>1287587</text:p>
          </table:table-cell>
          <table:table-cell office:value-type="float" office:value="728692" calcext:value-type="float">
            <text:p>728692</text:p>
          </table:table-cell>
          <table:table-cell office:value-type="float" office:value="735563" calcext:value-type="float">
            <text:p>73556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3117" calcext:value-type="float">
            <text:p>803117</text:p>
          </table:table-cell>
          <table:table-cell office:value-type="float" office:value="1352758" calcext:value-type="float">
            <text:p>1352758</text:p>
          </table:table-cell>
          <table:table-cell office:value-type="float" office:value="764515" calcext:value-type="float">
            <text:p>764515</text:p>
          </table:table-cell>
          <table:table-cell office:value-type="float" office:value="772289" calcext:value-type="float">
            <text:p>77228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42675" calcext:value-type="float">
            <text:p>842675</text:p>
          </table:table-cell>
          <table:table-cell office:value-type="float" office:value="1416285" calcext:value-type="float">
            <text:p>1416285</text:p>
          </table:table-cell>
          <table:table-cell office:value-type="float" office:value="799753" calcext:value-type="float">
            <text:p>799753</text:p>
          </table:table-cell>
          <table:table-cell office:value-type="float" office:value="808673" calcext:value-type="float">
            <text:p>80867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83636" calcext:value-type="float">
            <text:p>883636</text:p>
          </table:table-cell>
          <table:table-cell office:value-type="float" office:value="1482529" calcext:value-type="float">
            <text:p>1482529</text:p>
          </table:table-cell>
          <table:table-cell office:value-type="float" office:value="835600" calcext:value-type="float">
            <text:p>835600</text:p>
          </table:table-cell>
          <table:table-cell office:value-type="float" office:value="847155" calcext:value-type="float">
            <text:p>84715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21457" calcext:value-type="float">
            <text:p>921457</text:p>
          </table:table-cell>
          <table:table-cell office:value-type="float" office:value="1549314" calcext:value-type="float">
            <text:p>1549314</text:p>
          </table:table-cell>
          <table:table-cell office:value-type="float" office:value="872083" calcext:value-type="float">
            <text:p>872083</text:p>
          </table:table-cell>
          <table:table-cell office:value-type="float" office:value="884730" calcext:value-type="float">
            <text:p>88473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64365" calcext:value-type="float">
            <text:p>964365</text:p>
          </table:table-cell>
          <table:table-cell office:value-type="float" office:value="1620040" calcext:value-type="float">
            <text:p>1620040</text:p>
          </table:table-cell>
          <table:table-cell office:value-type="float" office:value="908450" calcext:value-type="float">
            <text:p>908450</text:p>
          </table:table-cell>
          <table:table-cell office:value-type="float" office:value="921053" calcext:value-type="float">
            <text:p>9210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6041" calcext:value-type="float">
            <text:p>1006041</text:p>
          </table:table-cell>
          <table:table-cell office:value-type="float" office:value="1689649" calcext:value-type="float">
            <text:p>1689649</text:p>
          </table:table-cell>
          <table:table-cell office:value-type="float" office:value="945798" calcext:value-type="float">
            <text:p>945798</text:p>
          </table:table-cell>
          <table:table-cell office:value-type="float" office:value="959854" calcext:value-type="float">
            <text:p>959854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49313" calcext:value-type="float">
            <text:p>1049313</text:p>
          </table:table-cell>
          <table:table-cell office:value-type="float" office:value="1764021" calcext:value-type="float">
            <text:p>1764021</text:p>
          </table:table-cell>
          <table:table-cell office:value-type="float" office:value="985082" calcext:value-type="float">
            <text:p>985082</text:p>
          </table:table-cell>
          <table:table-cell office:value-type="float" office:value="999670" calcext:value-type="float">
            <text:p>99967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94673" calcext:value-type="float">
            <text:p>1094673</text:p>
          </table:table-cell>
          <table:table-cell office:value-type="float" office:value="1838876" calcext:value-type="float">
            <text:p>1838876</text:p>
          </table:table-cell>
          <table:table-cell office:value-type="float" office:value="1025485" calcext:value-type="float">
            <text:p>1025485</text:p>
          </table:table-cell>
          <table:table-cell office:value-type="float" office:value="1040472" calcext:value-type="float">
            <text:p>104047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138564" calcext:value-type="float">
            <text:p>1138564</text:p>
          </table:table-cell>
          <table:table-cell office:value-type="float" office:value="1912765" calcext:value-type="float">
            <text:p>1912765</text:p>
          </table:table-cell>
          <table:table-cell office:value-type="float" office:value="1067340" calcext:value-type="float">
            <text:p>1067340</text:p>
          </table:table-cell>
          <table:table-cell office:value-type="float" office:value="1082695" calcext:value-type="float">
            <text:p>108269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186143" calcext:value-type="float">
            <text:p>1186143</text:p>
          </table:table-cell>
          <table:table-cell office:value-type="float" office:value="1991082" calcext:value-type="float">
            <text:p>1991082</text:p>
          </table:table-cell>
          <table:table-cell office:value-type="float" office:value="1109628" calcext:value-type="float">
            <text:p>1109628</text:p>
          </table:table-cell>
          <table:table-cell office:value-type="float" office:value="1125075" calcext:value-type="float">
            <text:p>11250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30763" calcext:value-type="float">
            <text:p>1230763</text:p>
          </table:table-cell>
          <table:table-cell office:value-type="float" office:value="2067835" calcext:value-type="float">
            <text:p>2067835</text:p>
          </table:table-cell>
          <table:table-cell office:value-type="float" office:value="1152135" calcext:value-type="float">
            <text:p>1152135</text:p>
          </table:table-cell>
          <table:table-cell office:value-type="float" office:value="1167161" calcext:value-type="float">
            <text:p>1167161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76726" calcext:value-type="float">
            <text:p>1276726</text:p>
          </table:table-cell>
          <table:table-cell office:value-type="float" office:value="2145449" calcext:value-type="float">
            <text:p>2145449</text:p>
          </table:table-cell>
          <table:table-cell office:value-type="float" office:value="1196810" calcext:value-type="float">
            <text:p>1196810</text:p>
          </table:table-cell>
          <table:table-cell office:value-type="float" office:value="1212573" calcext:value-type="float">
            <text:p>121257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326013" calcext:value-type="float">
            <text:p>1326013</text:p>
          </table:table-cell>
          <table:table-cell office:value-type="float" office:value="2226806" calcext:value-type="float">
            <text:p>2226806</text:p>
          </table:table-cell>
          <table:table-cell office:value-type="float" office:value="1240831" calcext:value-type="float">
            <text:p>1240831</text:p>
          </table:table-cell>
          <table:table-cell office:value-type="float" office:value="1258787" calcext:value-type="float">
            <text:p>125878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73507" calcext:value-type="float">
            <text:p>1373507</text:p>
          </table:table-cell>
          <table:table-cell office:value-type="float" office:value="2308583" calcext:value-type="float">
            <text:p>2308583</text:p>
          </table:table-cell>
          <table:table-cell office:value-type="float" office:value="1285509" calcext:value-type="float">
            <text:p>1285509</text:p>
          </table:table-cell>
          <table:table-cell office:value-type="float" office:value="1303245" calcext:value-type="float">
            <text:p>130324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23115" calcext:value-type="float">
            <text:p>1423115</text:p>
          </table:table-cell>
          <table:table-cell office:value-type="float" office:value="2394879" calcext:value-type="float">
            <text:p>2394879</text:p>
          </table:table-cell>
          <table:table-cell office:value-type="float" office:value="1332107" calcext:value-type="float">
            <text:p>1332107</text:p>
          </table:table-cell>
          <table:table-cell office:value-type="float" office:value="1351551" calcext:value-type="float">
            <text:p>135155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75698" calcext:value-type="float">
            <text:p>1475698</text:p>
          </table:table-cell>
          <table:table-cell office:value-type="float" office:value="2483169" calcext:value-type="float">
            <text:p>2483169</text:p>
          </table:table-cell>
          <table:table-cell office:value-type="float" office:value="1377261" calcext:value-type="float">
            <text:p>1377261</text:p>
          </table:table-cell>
          <table:table-cell office:value-type="float" office:value="1397514" calcext:value-type="float">
            <text:p>13975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527979" calcext:value-type="float">
            <text:p>1527979</text:p>
          </table:table-cell>
          <table:table-cell office:value-type="float" office:value="2571430" calcext:value-type="float">
            <text:p>2571430</text:p>
          </table:table-cell>
          <table:table-cell office:value-type="float" office:value="1426582" calcext:value-type="float">
            <text:p>1426582</text:p>
          </table:table-cell>
          <table:table-cell office:value-type="float" office:value="1447947" calcext:value-type="float">
            <text:p>144794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2658743" calcext:value-type="float">
            <text:p>2658743</text:p>
          </table:table-cell>
          <table:table-cell office:value-type="float" office:value="1474647" calcext:value-type="float">
            <text:p>1474647</text:p>
          </table:table-cell>
          <table:table-cell office:value-type="float" office:value="1497292" calcext:value-type="float">
            <text:p>1497292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637728" calcext:value-type="float">
            <text:p>1637728</text:p>
          </table:table-cell>
          <table:table-cell office:value-type="float" office:value="2754171" calcext:value-type="float">
            <text:p>2754171</text:p>
          </table:table-cell>
          <table:table-cell office:value-type="float" office:value="1524293" calcext:value-type="float">
            <text:p>1524293</text:p>
          </table:table-cell>
          <table:table-cell office:value-type="float" office:value="1549547" calcext:value-type="float">
            <text:p>15495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692517" calcext:value-type="float">
            <text:p>1692517</text:p>
          </table:table-cell>
          <table:table-cell office:value-type="float" office:value="2847567" calcext:value-type="float">
            <text:p>2847567</text:p>
          </table:table-cell>
          <table:table-cell office:value-type="float" office:value="1572859" calcext:value-type="float">
            <text:p>1572859</text:p>
          </table:table-cell>
          <table:table-cell office:value-type="float" office:value="1600609" calcext:value-type="float">
            <text:p>160060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749246" calcext:value-type="float">
            <text:p>1749246</text:p>
          </table:table-cell>
          <table:table-cell office:value-type="float" office:value="2946956" calcext:value-type="float">
            <text:p>2946956</text:p>
          </table:table-cell>
          <table:table-cell office:value-type="float" office:value="1623594" calcext:value-type="float">
            <text:p>1623594</text:p>
          </table:table-cell>
          <table:table-cell office:value-type="float" office:value="1652796" calcext:value-type="float">
            <text:p>165279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806722" calcext:value-type="float">
            <text:p>1806722</text:p>
          </table:table-cell>
          <table:table-cell office:value-type="float" office:value="3043472" calcext:value-type="float">
            <text:p>3043472</text:p>
          </table:table-cell>
          <table:table-cell office:value-type="float" office:value="1676570" calcext:value-type="float">
            <text:p>1676570</text:p>
          </table:table-cell>
          <table:table-cell office:value-type="float" office:value="1707237" calcext:value-type="float">
            <text:p>1707237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66496" calcext:value-type="float">
            <text:p>1866496</text:p>
          </table:table-cell>
          <table:table-cell office:value-type="float" office:value="3144147" calcext:value-type="float">
            <text:p>3144147</text:p>
          </table:table-cell>
          <table:table-cell office:value-type="float" office:value="1729973" calcext:value-type="float">
            <text:p>1729973</text:p>
          </table:table-cell>
          <table:table-cell office:value-type="float" office:value="1761867" calcext:value-type="float">
            <text:p>176186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923822" calcext:value-type="float">
            <text:p>1923822</text:p>
          </table:table-cell>
          <table:table-cell office:value-type="float" office:value="3243554" calcext:value-type="float">
            <text:p>3243554</text:p>
          </table:table-cell>
          <table:table-cell office:value-type="float" office:value="1784406" calcext:value-type="float">
            <text:p>1784406</text:p>
          </table:table-cell>
          <table:table-cell office:value-type="float" office:value="1818862" calcext:value-type="float">
            <text:p>181886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982988" calcext:value-type="float">
            <text:p>1982988</text:p>
          </table:table-cell>
          <table:table-cell office:value-type="float" office:value="3343099" calcext:value-type="float">
            <text:p>3343099</text:p>
          </table:table-cell>
          <table:table-cell office:value-type="float" office:value="1839226" calcext:value-type="float">
            <text:p>1839226</text:p>
          </table:table-cell>
          <table:table-cell office:value-type="float" office:value="1874526" calcext:value-type="float">
            <text:p>187452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45583" calcext:value-type="float">
            <text:p>2045583</text:p>
          </table:table-cell>
          <table:table-cell office:value-type="float" office:value="3446857" calcext:value-type="float">
            <text:p>3446857</text:p>
          </table:table-cell>
          <table:table-cell office:value-type="float" office:value="1894073" calcext:value-type="float">
            <text:p>1894073</text:p>
          </table:table-cell>
          <table:table-cell office:value-type="float" office:value="1931721" calcext:value-type="float">
            <text:p>1931721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106409" calcext:value-type="float">
            <text:p>2106409</text:p>
          </table:table-cell>
          <table:table-cell office:value-type="float" office:value="3551889" calcext:value-type="float">
            <text:p>3551889</text:p>
          </table:table-cell>
          <table:table-cell office:value-type="float" office:value="1952280" calcext:value-type="float">
            <text:p>1952280</text:p>
          </table:table-cell>
          <table:table-cell office:value-type="float" office:value="1991518" calcext:value-type="float">
            <text:p>199151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166974" calcext:value-type="float">
            <text:p>2166974</text:p>
          </table:table-cell>
          <table:table-cell office:value-type="float" office:value="3661155" calcext:value-type="float">
            <text:p>3661155</text:p>
          </table:table-cell>
          <table:table-cell office:value-type="float" office:value="2010488" calcext:value-type="float">
            <text:p>2010488</text:p>
          </table:table-cell>
          <table:table-cell office:value-type="float" office:value="2050879" calcext:value-type="float">
            <text:p>2050879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230300" calcext:value-type="float">
            <text:p>2230300</text:p>
          </table:table-cell>
          <table:table-cell office:value-type="float" office:value="3767093" calcext:value-type="float">
            <text:p>3767093</text:p>
          </table:table-cell>
          <table:table-cell office:value-type="float" office:value="2067318" calcext:value-type="float">
            <text:p>2067318</text:p>
          </table:table-cell>
          <table:table-cell office:value-type="float" office:value="2109011" calcext:value-type="float">
            <text:p>210901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296779" calcext:value-type="float">
            <text:p>2296779</text:p>
          </table:table-cell>
          <table:table-cell office:value-type="float" office:value="3878094" calcext:value-type="float">
            <text:p>3878094</text:p>
          </table:table-cell>
          <table:table-cell office:value-type="float" office:value="2128005" calcext:value-type="float">
            <text:p>2128005</text:p>
          </table:table-cell>
          <table:table-cell office:value-type="float" office:value="2171146" calcext:value-type="float">
            <text:p>217114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362153" calcext:value-type="float">
            <text:p>2362153</text:p>
          </table:table-cell>
          <table:table-cell office:value-type="float" office:value="3988847" calcext:value-type="float">
            <text:p>3988847</text:p>
          </table:table-cell>
          <table:table-cell office:value-type="float" office:value="2187594" calcext:value-type="float">
            <text:p>2187594</text:p>
          </table:table-cell>
          <table:table-cell office:value-type="float" office:value="2234218" calcext:value-type="float">
            <text:p>223421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427850" calcext:value-type="float">
            <text:p>2427850</text:p>
          </table:table-cell>
          <table:table-cell office:value-type="float" office:value="4103722" calcext:value-type="float">
            <text:p>4103722</text:p>
          </table:table-cell>
          <table:table-cell office:value-type="float" office:value="2248583" calcext:value-type="float">
            <text:p>2248583</text:p>
          </table:table-cell>
          <table:table-cell office:value-type="float" office:value="2298615" calcext:value-type="float">
            <text:p>229861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2493744" calcext:value-type="float">
            <text:p>2493744</text:p>
          </table:table-cell>
          <table:table-cell office:value-type="float" office:value="4219417" calcext:value-type="float">
            <text:p>4219417</text:p>
          </table:table-cell>
          <table:table-cell office:value-type="float" office:value="2308381" calcext:value-type="float">
            <text:p>2308381</text:p>
          </table:table-cell>
          <table:table-cell office:value-type="float" office:value="2359365" calcext:value-type="float">
            <text:p>2359365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2562846" calcext:value-type="float">
            <text:p>2562846</text:p>
          </table:table-cell>
          <table:table-cell office:value-type="float" office:value="4338839" calcext:value-type="float">
            <text:p>4338839</text:p>
          </table:table-cell>
          <table:table-cell office:value-type="float" office:value="2371826" calcext:value-type="float">
            <text:p>2371826</text:p>
          </table:table-cell>
          <table:table-cell office:value-type="float" office:value="2424188" calcext:value-type="float">
            <text:p>2424188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2632266" calcext:value-type="float">
            <text:p>2632266</text:p>
          </table:table-cell>
          <table:table-cell office:value-type="float" office:value="4459248" calcext:value-type="float">
            <text:p>4459248</text:p>
          </table:table-cell>
          <table:table-cell office:value-type="float" office:value="2434858" calcext:value-type="float">
            <text:p>2434858</text:p>
          </table:table-cell>
          <table:table-cell office:value-type="float" office:value="2490590" calcext:value-type="float">
            <text:p>249059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703739" calcext:value-type="float">
            <text:p>2703739</text:p>
          </table:table-cell>
          <table:table-cell office:value-type="float" office:value="4582492" calcext:value-type="float">
            <text:p>4582492</text:p>
          </table:table-cell>
          <table:table-cell office:value-type="float" office:value="2498395" calcext:value-type="float">
            <text:p>2498395</text:p>
          </table:table-cell>
          <table:table-cell office:value-type="float" office:value="2555267" calcext:value-type="float">
            <text:p>2555267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775255" calcext:value-type="float">
            <text:p>2775255</text:p>
          </table:table-cell>
          <table:table-cell office:value-type="float" office:value="4709234" calcext:value-type="float">
            <text:p>4709234</text:p>
          </table:table-cell>
          <table:table-cell office:value-type="float" office:value="2563896" calcext:value-type="float">
            <text:p>2563896</text:p>
          </table:table-cell>
          <table:table-cell office:value-type="float" office:value="2621473" calcext:value-type="float">
            <text:p>262147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2847283" calcext:value-type="float">
            <text:p>2847283</text:p>
          </table:table-cell>
          <table:table-cell office:value-type="float" office:value="4835000" calcext:value-type="float">
            <text:p>4835000</text:p>
          </table:table-cell>
          <table:table-cell office:value-type="float" office:value="2629176" calcext:value-type="float">
            <text:p>2629176</text:p>
          </table:table-cell>
          <table:table-cell office:value-type="float" office:value="2688499" calcext:value-type="float">
            <text:p>268849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2918704" calcext:value-type="float">
            <text:p>2918704</text:p>
          </table:table-cell>
          <table:table-cell office:value-type="float" office:value="4957486" calcext:value-type="float">
            <text:p>4957486</text:p>
          </table:table-cell>
          <table:table-cell office:value-type="float" office:value="2696480" calcext:value-type="float">
            <text:p>2696480</text:p>
          </table:table-cell>
          <table:table-cell office:value-type="float" office:value="2758886" calcext:value-type="float">
            <text:p>2758886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992387" calcext:value-type="float">
            <text:p>2992387</text:p>
          </table:table-cell>
          <table:table-cell office:value-type="float" office:value="5084245" calcext:value-type="float">
            <text:p>5084245</text:p>
          </table:table-cell>
          <table:table-cell office:value-type="float" office:value="2763641" calcext:value-type="float">
            <text:p>2763641</text:p>
          </table:table-cell>
          <table:table-cell office:value-type="float" office:value="2828418" calcext:value-type="float">
            <text:p>282841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68983" calcext:value-type="float">
            <text:p>3068983</text:p>
          </table:table-cell>
          <table:table-cell office:value-type="float" office:value="5214958" calcext:value-type="float">
            <text:p>5214958</text:p>
          </table:table-cell>
          <table:table-cell office:value-type="float" office:value="2832719" calcext:value-type="float">
            <text:p>2832719</text:p>
          </table:table-cell>
          <table:table-cell office:value-type="float" office:value="2899891" calcext:value-type="float">
            <text:p>289989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146636" calcext:value-type="float">
            <text:p>3146636</text:p>
          </table:table-cell>
          <table:table-cell office:value-type="float" office:value="5348172" calcext:value-type="float">
            <text:p>5348172</text:p>
          </table:table-cell>
          <table:table-cell office:value-type="float" office:value="2901449" calcext:value-type="float">
            <text:p>2901449</text:p>
          </table:table-cell>
          <table:table-cell office:value-type="float" office:value="2970862" calcext:value-type="float">
            <text:p>297086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223882" calcext:value-type="float">
            <text:p>3223882</text:p>
          </table:table-cell>
          <table:table-cell office:value-type="float" office:value="5479041" calcext:value-type="float">
            <text:p>5479041</text:p>
          </table:table-cell>
          <table:table-cell office:value-type="float" office:value="2971129" calcext:value-type="float">
            <text:p>2971129</text:p>
          </table:table-cell>
          <table:table-cell office:value-type="float" office:value="3043386" calcext:value-type="float">
            <text:p>304338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299224" calcext:value-type="float">
            <text:p>3299224</text:p>
          </table:table-cell>
          <table:table-cell office:value-type="float" office:value="5612899" calcext:value-type="float">
            <text:p>5612899</text:p>
          </table:table-cell>
          <table:table-cell office:value-type="float" office:value="3042517" calcext:value-type="float">
            <text:p>3042517</text:p>
          </table:table-cell>
          <table:table-cell office:value-type="float" office:value="3116356" calcext:value-type="float">
            <text:p>311635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378018" calcext:value-type="float">
            <text:p>3378018</text:p>
          </table:table-cell>
          <table:table-cell office:value-type="float" office:value="5749559" calcext:value-type="float">
            <text:p>5749559</text:p>
          </table:table-cell>
          <table:table-cell office:value-type="float" office:value="3113150" calcext:value-type="float">
            <text:p>3113150</text:p>
          </table:table-cell>
          <table:table-cell office:value-type="float" office:value="3189610" calcext:value-type="float">
            <text:p>318961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458196" calcext:value-type="float">
            <text:p>3458196</text:p>
          </table:table-cell>
          <table:table-cell office:value-type="float" office:value="5886819" calcext:value-type="float">
            <text:p>5886819</text:p>
          </table:table-cell>
          <table:table-cell office:value-type="float" office:value="3184327" calcext:value-type="float">
            <text:p>3184327</text:p>
          </table:table-cell>
          <table:table-cell office:value-type="float" office:value="3263430" calcext:value-type="float">
            <text:p>3263430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540452" calcext:value-type="float">
            <text:p>3540452</text:p>
          </table:table-cell>
          <table:table-cell office:value-type="float" office:value="6027541" calcext:value-type="float">
            <text:p>6027541</text:p>
          </table:table-cell>
          <table:table-cell office:value-type="float" office:value="3256991" calcext:value-type="float">
            <text:p>3256991</text:p>
          </table:table-cell>
          <table:table-cell office:value-type="float" office:value="3338355" calcext:value-type="float">
            <text:p>333835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3627386" calcext:value-type="float">
            <text:p>3627386</text:p>
          </table:table-cell>
          <table:table-cell office:value-type="float" office:value="6170790" calcext:value-type="float">
            <text:p>6170790</text:p>
          </table:table-cell>
          <table:table-cell office:value-type="float" office:value="3331160" calcext:value-type="float">
            <text:p>3331160</text:p>
          </table:table-cell>
          <table:table-cell office:value-type="float" office:value="3415141" calcext:value-type="float">
            <text:p>341514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3711611" calcext:value-type="float">
            <text:p>3711611</text:p>
          </table:table-cell>
          <table:table-cell office:value-type="float" office:value="6312116" calcext:value-type="float">
            <text:p>6312116</text:p>
          </table:table-cell>
          <table:table-cell office:value-type="float" office:value="3404755" calcext:value-type="float">
            <text:p>3404755</text:p>
          </table:table-cell>
          <table:table-cell office:value-type="float" office:value="3491384" calcext:value-type="float">
            <text:p>3491384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796094" calcext:value-type="float">
            <text:p>3796094</text:p>
          </table:table-cell>
          <table:table-cell office:value-type="float" office:value="6456987" calcext:value-type="float">
            <text:p>6456987</text:p>
          </table:table-cell>
          <table:table-cell office:value-type="float" office:value="3480760" calcext:value-type="float">
            <text:p>3480760</text:p>
          </table:table-cell>
          <table:table-cell office:value-type="float" office:value="3570924" calcext:value-type="float">
            <text:p>3570924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884957" calcext:value-type="float">
            <text:p>3884957</text:p>
          </table:table-cell>
          <table:table-cell office:value-type="float" office:value="6606351" calcext:value-type="float">
            <text:p>6606351</text:p>
          </table:table-cell>
          <table:table-cell office:value-type="float" office:value="3556061" calcext:value-type="float">
            <text:p>3556061</text:p>
          </table:table-cell>
          <table:table-cell office:value-type="float" office:value="3648919" calcext:value-type="float">
            <text:p>364891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3971031" calcext:value-type="float">
            <text:p>3971031</text:p>
          </table:table-cell>
          <table:table-cell office:value-type="float" office:value="6755628" calcext:value-type="float">
            <text:p>6755628</text:p>
          </table:table-cell>
          <table:table-cell office:value-type="float" office:value="3633528" calcext:value-type="float">
            <text:p>3633528</text:p>
          </table:table-cell>
          <table:table-cell office:value-type="float" office:value="3729492" calcext:value-type="float">
            <text:p>372949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061118" calcext:value-type="float">
            <text:p>4061118</text:p>
          </table:table-cell>
          <table:table-cell office:value-type="float" office:value="6906940" calcext:value-type="float">
            <text:p>6906940</text:p>
          </table:table-cell>
          <table:table-cell office:value-type="float" office:value="3713455" calcext:value-type="float">
            <text:p>3713455</text:p>
          </table:table-cell>
          <table:table-cell office:value-type="float" office:value="3812508" calcext:value-type="float">
            <text:p>381250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150252" calcext:value-type="float">
            <text:p>4150252</text:p>
          </table:table-cell>
          <table:table-cell office:value-type="float" office:value="7055808" calcext:value-type="float">
            <text:p>7055808</text:p>
          </table:table-cell>
          <table:table-cell office:value-type="float" office:value="3791992" calcext:value-type="float">
            <text:p>3791992</text:p>
          </table:table-cell>
          <table:table-cell office:value-type="float" office:value="3894349" calcext:value-type="float">
            <text:p>389434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241834" calcext:value-type="float">
            <text:p>4241834</text:p>
          </table:table-cell>
          <table:table-cell office:value-type="float" office:value="7210639" calcext:value-type="float">
            <text:p>7210639</text:p>
          </table:table-cell>
          <table:table-cell office:value-type="float" office:value="3871410" calcext:value-type="float">
            <text:p>3871410</text:p>
          </table:table-cell>
          <table:table-cell office:value-type="float" office:value="3976788" calcext:value-type="float">
            <text:p>39767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7371762" calcext:value-type="float">
            <text:p>7371762</text:p>
          </table:table-cell>
          <table:table-cell office:value-type="float" office:value="3951694" calcext:value-type="float">
            <text:p>3951694</text:p>
          </table:table-cell>
          <table:table-cell office:value-type="float" office:value="4059736" calcext:value-type="float">
            <text:p>4059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.00.0000</text:date>, <text:time style:data-style-name="N2" text:time-value="13:15:14.5143639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2:57:26.957366116</meta:creation-date>
    <dc:date>2017-03-29T14:34:05.070465327</dc:date>
    <meta:editing-duration>PT38M22S</meta:editing-duration>
    <meta:editing-cycles>5</meta:editing-cycles>
    <meta:generator>LibreOffice/5.1.6.2$Linux_X86_64 LibreOffice_project/10m0$Build-2</meta:generator>
    <meta:document-statistic meta:table-count="17" meta:cell-count="630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58cm" svg:height="15.142cm" xlink:href=".." xlink:type="simple" chart:class="chart:scatter" chart:style-name="ch1">
        <chart:title svg:x="10.894cm" svg:y="0.438cm" chart:style-name="ch2">
          <text:p>Insertion sort - random data</text:p>
        </chart:title>
        <chart:legend chart:legend-position="end" svg:x="25.195cm" svg:y="7.023cm" style:legend-expansion="high" chart:style-name="ch3"/>
        <chart:plot-area chart:style-name="ch4" table:cell-range-address="ins_random1.A1:ins_random1.C100" chart:data-source-has-labels="row" svg:x="1.56cm" svg:y="1.519cm" svg:width="23.086cm" svg:height="12.34cm">
          <chartooo:coordinate-region svg:x="3.478cm" svg:y="1.718cm" svg:width="20.703cm" svg:height="11.494cm"/>
          <chart:axis chart:dimension="x" chart:name="primary-x" chart:style-name="ch5">
            <chart:title svg:x="12.371cm" svg:y="14.161cm" chart:style-name="ch6">
              <text:p>Data size</text:p>
            </chart:title>
          </chart:axis>
          <chart:axis chart:dimension="y" chart:name="primary-y" chart:style-name="ch5">
            <chart:title svg:x="0.451cm" svg:y="9.029cm" chart:style-name="ch7">
              <text:p>Swaps/Compares</text:p>
            </chart:title>
            <chart:grid chart:style-name="ch8" chart:class="major"/>
          </chart:axis>
          <chart:series chart:style-name="ch9" chart:values-cell-range-address="ins_random1.C1:ins_random1.C100" loext:label-string="compares" chart:class="chart:scatter">
            <chart:domain table:cell-range-address="ins_random1.A1:ins_random1.A100"/>
            <chart:data-point chart:repeated="100"/>
          </chart:series>
          <chart:series chart:style-name="ch10" chart:values-cell-range-address="ins_random1.B1:ins_random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s_random1.A1:ins_random1.A100</svg:desc>
                </draw:g>
              </table:table-cell>
              <table:table-cell office:value-type="float" office:value="2473">
                <text:p>2473</text:p>
                <draw:g>
                  <svg:desc>ins_random1.C1:ins_random1.C100</svg:desc>
                </draw:g>
              </table:table-cell>
              <table:table-cell office:value-type="float" office:value="2572">
                <text:p>2572</text:p>
                <draw:g>
                  <svg:desc>ins_random1.B1:ins_random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730">
                <text:p>11730</text:p>
              </table:table-cell>
              <table:table-cell office:value-type="float" office:value="12028">
                <text:p>12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3652">
                <text:p>33652</text:p>
              </table:table-cell>
              <table:table-cell office:value-type="float" office:value="34249">
                <text:p>34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73758">
                <text:p>73758</text:p>
              </table:table-cell>
              <table:table-cell office:value-type="float" office:value="74754">
                <text:p>7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3893">
                <text:p>133893</text:p>
              </table:table-cell>
              <table:table-cell office:value-type="float" office:value="135388">
                <text:p>135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23032">
                <text:p>223032</text:p>
              </table:table-cell>
              <table:table-cell office:value-type="float" office:value="225126">
                <text:p>225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47060">
                <text:p>347060</text:p>
              </table:table-cell>
              <table:table-cell office:value-type="float" office:value="349853">
                <text:p>349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07356">
                <text:p>507356</text:p>
              </table:table-cell>
              <table:table-cell office:value-type="float" office:value="510948">
                <text:p>510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13100">
                <text:p>713100</text:p>
              </table:table-cell>
              <table:table-cell office:value-type="float" office:value="717591">
                <text:p>717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71488">
                <text:p>971488</text:p>
              </table:table-cell>
              <table:table-cell office:value-type="float" office:value="976978">
                <text:p>976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266737">
                <text:p>1266737</text:p>
              </table:table-cell>
              <table:table-cell office:value-type="float" office:value="1273326">
                <text:p>1273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624605">
                <text:p>1624605</text:p>
              </table:table-cell>
              <table:table-cell office:value-type="float" office:value="1632393">
                <text:p>1632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045085">
                <text:p>2045085</text:p>
              </table:table-cell>
              <table:table-cell office:value-type="float" office:value="2054172">
                <text:p>2054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542481">
                <text:p>2542481</text:p>
              </table:table-cell>
              <table:table-cell office:value-type="float" office:value="2552967">
                <text:p>2552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107770">
                <text:p>3107770</text:p>
              </table:table-cell>
              <table:table-cell office:value-type="float" office:value="3119755">
                <text:p>3119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747516">
                <text:p>3747516</text:p>
              </table:table-cell>
              <table:table-cell office:value-type="float" office:value="3761100">
                <text:p>3761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466945">
                <text:p>4466945</text:p>
              </table:table-cell>
              <table:table-cell office:value-type="float" office:value="4482228">
                <text:p>4482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281907">
                <text:p>5281907</text:p>
              </table:table-cell>
              <table:table-cell office:value-type="float" office:value="5298989">
                <text:p>52989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183199">
                <text:p>6183199</text:p>
              </table:table-cell>
              <table:table-cell office:value-type="float" office:value="6202180">
                <text:p>6202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169384">
                <text:p>7169384</text:p>
              </table:table-cell>
              <table:table-cell office:value-type="float" office:value="7190364">
                <text:p>7190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260656">
                <text:p>8260656</text:p>
              </table:table-cell>
              <table:table-cell office:value-type="float" office:value="8283735">
                <text:p>8283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466745">
                <text:p>9466745</text:p>
              </table:table-cell>
              <table:table-cell office:value-type="float" office:value="9492023">
                <text:p>9492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806426">
                <text:p>10806426</text:p>
              </table:table-cell>
              <table:table-cell office:value-type="float" office:value="10834003">
                <text:p>10834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2227167">
                <text:p>12227167</text:p>
              </table:table-cell>
              <table:table-cell office:value-type="float" office:value="12257143">
                <text:p>122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3774341">
                <text:p>13774341</text:p>
              </table:table-cell>
              <table:table-cell office:value-type="float" office:value="13806816">
                <text:p>13806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5462433">
                <text:p>15462433</text:p>
              </table:table-cell>
              <table:table-cell office:value-type="float" office:value="15497507">
                <text:p>15497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7292175">
                <text:p>17292175</text:p>
              </table:table-cell>
              <table:table-cell office:value-type="float" office:value="17329948">
                <text:p>17329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268530">
                <text:p>19268530</text:p>
              </table:table-cell>
              <table:table-cell office:value-type="float" office:value="19309102">
                <text:p>19309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366119">
                <text:p>21366119</text:p>
              </table:table-cell>
              <table:table-cell office:value-type="float" office:value="21409590">
                <text:p>214095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3610648">
                <text:p>23610648</text:p>
              </table:table-cell>
              <table:table-cell office:value-type="float" office:value="23657118">
                <text:p>23657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5986286">
                <text:p>25986286</text:p>
              </table:table-cell>
              <table:table-cell office:value-type="float" office:value="26035855">
                <text:p>26035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8540911">
                <text:p>28540911</text:p>
              </table:table-cell>
              <table:table-cell office:value-type="float" office:value="28593679">
                <text:p>28593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1242868">
                <text:p>31242868</text:p>
              </table:table-cell>
              <table:table-cell office:value-type="float" office:value="31298935">
                <text:p>312989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138945">
                <text:p>34138945</text:p>
              </table:table-cell>
              <table:table-cell office:value-type="float" office:value="34198411">
                <text:p>341984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7220798">
                <text:p>37220798</text:p>
              </table:table-cell>
              <table:table-cell office:value-type="float" office:value="37283763">
                <text:p>372837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40481766">
                <text:p>40481766</text:p>
              </table:table-cell>
              <table:table-cell office:value-type="float" office:value="40548330">
                <text:p>405483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43864757">
                <text:p>43864757</text:p>
              </table:table-cell>
              <table:table-cell office:value-type="float" office:value="43935020">
                <text:p>43935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7506189">
                <text:p>47506189</text:p>
              </table:table-cell>
              <table:table-cell office:value-type="float" office:value="47580251">
                <text:p>475802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51290897">
                <text:p>51290897</text:p>
              </table:table-cell>
              <table:table-cell office:value-type="float" office:value="51368858">
                <text:p>51368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55328287">
                <text:p>55328287</text:p>
              </table:table-cell>
              <table:table-cell office:value-type="float" office:value="55410247">
                <text:p>55410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9550884">
                <text:p>59550884</text:p>
              </table:table-cell>
              <table:table-cell office:value-type="float" office:value="59636943">
                <text:p>596369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63988369">
                <text:p>63988369</text:p>
              </table:table-cell>
              <table:table-cell office:value-type="float" office:value="64078627">
                <text:p>64078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68547744">
                <text:p>68547744</text:p>
              </table:table-cell>
              <table:table-cell office:value-type="float" office:value="68642301">
                <text:p>68642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73340194">
                <text:p>73340194</text:p>
              </table:table-cell>
              <table:table-cell office:value-type="float" office:value="73439150">
                <text:p>73439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78494714">
                <text:p>78494714</text:p>
              </table:table-cell>
              <table:table-cell office:value-type="float" office:value="78598169">
                <text:p>78598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83755330">
                <text:p>83755330</text:p>
              </table:table-cell>
              <table:table-cell office:value-type="float" office:value="83863384">
                <text:p>83863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89289263">
                <text:p>89289263</text:p>
              </table:table-cell>
              <table:table-cell office:value-type="float" office:value="89402016">
                <text:p>89402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95069724">
                <text:p>95069724</text:p>
              </table:table-cell>
              <table:table-cell office:value-type="float" office:value="95187276">
                <text:p>95187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01097898">
                <text:p>101097898</text:p>
              </table:table-cell>
              <table:table-cell office:value-type="float" office:value="101220349">
                <text:p>101220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07336615">
                <text:p>107336615</text:p>
              </table:table-cell>
              <table:table-cell office:value-type="float" office:value="107464065">
                <text:p>107464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13818882">
                <text:p>113818882</text:p>
              </table:table-cell>
              <table:table-cell office:value-type="float" office:value="113951431">
                <text:p>113951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20606899">
                <text:p>120606899</text:p>
              </table:table-cell>
              <table:table-cell office:value-type="float" office:value="120744647">
                <text:p>120744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27641848">
                <text:p>127641848</text:p>
              </table:table-cell>
              <table:table-cell office:value-type="float" office:value="127784895">
                <text:p>127784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34934175">
                <text:p>134934175</text:p>
              </table:table-cell>
              <table:table-cell office:value-type="float" office:value="135082621">
                <text:p>1350826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42479800">
                <text:p>142479800</text:p>
              </table:table-cell>
              <table:table-cell office:value-type="float" office:value="142633745">
                <text:p>142633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0276731">
                <text:p>150276731</text:p>
              </table:table-cell>
              <table:table-cell office:value-type="float" office:value="150436275">
                <text:p>150436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58436430">
                <text:p>158436430</text:p>
              </table:table-cell>
              <table:table-cell office:value-type="float" office:value="158601673">
                <text:p>158601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6881314">
                <text:p>166881314</text:p>
              </table:table-cell>
              <table:table-cell office:value-type="float" office:value="167052356">
                <text:p>1670523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5584039">
                <text:p>175584039</text:p>
              </table:table-cell>
              <table:table-cell office:value-type="float" office:value="175760980">
                <text:p>1757609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4631194">
                <text:p>184631194</text:p>
              </table:table-cell>
              <table:table-cell office:value-type="float" office:value="184814134">
                <text:p>184814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93956164">
                <text:p>193956164</text:p>
              </table:table-cell>
              <table:table-cell office:value-type="float" office:value="194145203">
                <text:p>1941452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03610622">
                <text:p>203610622</text:p>
              </table:table-cell>
              <table:table-cell office:value-type="float" office:value="203805860">
                <text:p>2038058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13541795">
                <text:p>213541795</text:p>
              </table:table-cell>
              <table:table-cell office:value-type="float" office:value="213743332">
                <text:p>213743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23748033">
                <text:p>223748033</text:p>
              </table:table-cell>
              <table:table-cell office:value-type="float" office:value="223955969">
                <text:p>223955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34308051">
                <text:p>234308051</text:p>
              </table:table-cell>
              <table:table-cell office:value-type="float" office:value="234522486">
                <text:p>234522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45205931">
                <text:p>245205931</text:p>
              </table:table-cell>
              <table:table-cell office:value-type="float" office:value="245426965">
                <text:p>2454269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56455930">
                <text:p>256455930</text:p>
              </table:table-cell>
              <table:table-cell office:value-type="float" office:value="256683663">
                <text:p>2566836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68034529">
                <text:p>268034529</text:p>
              </table:table-cell>
              <table:table-cell office:value-type="float" office:value="268269061">
                <text:p>2682690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79983174">
                <text:p>279983174</text:p>
              </table:table-cell>
              <table:table-cell office:value-type="float" office:value="280224605">
                <text:p>280224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92231601">
                <text:p>292231601</text:p>
              </table:table-cell>
              <table:table-cell office:value-type="float" office:value="292480031">
                <text:p>292480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04728614">
                <text:p>304728614</text:p>
              </table:table-cell>
              <table:table-cell office:value-type="float" office:value="304984143">
                <text:p>304984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17674239">
                <text:p>317674239</text:p>
              </table:table-cell>
              <table:table-cell office:value-type="float" office:value="317936967">
                <text:p>3179369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30991942">
                <text:p>330991942</text:p>
              </table:table-cell>
              <table:table-cell office:value-type="float" office:value="331261969">
                <text:p>331261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44600816">
                <text:p>344600816</text:p>
              </table:table-cell>
              <table:table-cell office:value-type="float" office:value="344878242">
                <text:p>344878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58714340">
                <text:p>358714340</text:p>
              </table:table-cell>
              <table:table-cell office:value-type="float" office:value="358999265">
                <text:p>358999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73174217">
                <text:p>373174217</text:p>
              </table:table-cell>
              <table:table-cell office:value-type="float" office:value="373466741">
                <text:p>373466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88073515">
                <text:p>388073515</text:p>
              </table:table-cell>
              <table:table-cell office:value-type="float" office:value="388373738">
                <text:p>3883737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03287148">
                <text:p>403287148</text:p>
              </table:table-cell>
              <table:table-cell office:value-type="float" office:value="403595170">
                <text:p>4035951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18877435">
                <text:p>418877435</text:p>
              </table:table-cell>
              <table:table-cell office:value-type="float" office:value="419193356">
                <text:p>419193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34789697">
                <text:p>434789697</text:p>
              </table:table-cell>
              <table:table-cell office:value-type="float" office:value="435113617">
                <text:p>435113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51235763">
                <text:p>451235763</text:p>
              </table:table-cell>
              <table:table-cell office:value-type="float" office:value="451567782">
                <text:p>4515677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68078933">
                <text:p>468078933</text:p>
              </table:table-cell>
              <table:table-cell office:value-type="float" office:value="468419151">
                <text:p>468419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85341282">
                <text:p>485341282</text:p>
              </table:table-cell>
              <table:table-cell office:value-type="float" office:value="485689799">
                <text:p>485689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502975677">
                <text:p>502975677</text:p>
              </table:table-cell>
              <table:table-cell office:value-type="float" office:value="503332593">
                <text:p>5033325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521055383">
                <text:p>521055383</text:p>
              </table:table-cell>
              <table:table-cell office:value-type="float" office:value="521420798">
                <text:p>521420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39461527">
                <text:p>539461527</text:p>
              </table:table-cell>
              <table:table-cell office:value-type="float" office:value="539835541">
                <text:p>5398355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58347408">
                <text:p>558347408</text:p>
              </table:table-cell>
              <table:table-cell office:value-type="float" office:value="558730121">
                <text:p>558730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77729012">
                <text:p>577729012</text:p>
              </table:table-cell>
              <table:table-cell office:value-type="float" office:value="578120524">
                <text:p>5781205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97585214">
                <text:p>597585214</text:p>
              </table:table-cell>
              <table:table-cell office:value-type="float" office:value="597985625">
                <text:p>59798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617929078">
                <text:p>617929078</text:p>
              </table:table-cell>
              <table:table-cell office:value-type="float" office:value="618338488">
                <text:p>618338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638573065">
                <text:p>638573065</text:p>
              </table:table-cell>
              <table:table-cell office:value-type="float" office:value="638991574">
                <text:p>638991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659733163">
                <text:p>659733163</text:p>
              </table:table-cell>
              <table:table-cell office:value-type="float" office:value="660160871">
                <text:p>6601608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681340815">
                <text:p>681340815</text:p>
              </table:table-cell>
              <table:table-cell office:value-type="float" office:value="681777822">
                <text:p>681777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703404861">
                <text:p>703404861</text:p>
              </table:table-cell>
              <table:table-cell office:value-type="float" office:value="703851267">
                <text:p>703851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725995375">
                <text:p>725995375</text:p>
              </table:table-cell>
              <table:table-cell office:value-type="float" office:value="726451280">
                <text:p>7264512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749031584">
                <text:p>749031584</text:p>
              </table:table-cell>
              <table:table-cell office:value-type="float" office:value="749497088">
                <text:p>7494970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772547174">
                <text:p>772547174</text:p>
              </table:table-cell>
              <table:table-cell office:value-type="float" office:value="773022377">
                <text:p>773022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796572010">
                <text:p>796572010</text:p>
              </table:table-cell>
              <table:table-cell office:value-type="float" office:value="797057012">
                <text:p>7970570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821073057">
                <text:p>821073057</text:p>
              </table:table-cell>
              <table:table-cell office:value-type="float" office:value="821567958">
                <text:p>8215679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846098233">
                <text:p>846098233</text:p>
              </table:table-cell>
              <table:table-cell office:value-type="float" office:value="846603133">
                <text:p>846603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92cm" svg:height="15.328cm" xlink:href=".." xlink:type="simple" chart:class="chart:scatter" chart:style-name="ch1">
        <chart:title svg:x="9.343cm" svg:y="0.442cm" chart:style-name="ch2">
          <text:p>Insertion-Quicksort - reversely sorted data</text:p>
        </chart:title>
        <chart:legend chart:legend-position="end" svg:x="25.029cm" svg:y="7.116cm" style:legend-expansion="high" chart:style-name="ch3"/>
        <chart:plot-area chart:style-name="ch4" table:cell-range-address="'ins-qui_inv1'.A1:'ins-qui_inv1'.C100" chart:data-source-has-labels="row" svg:x="1.556cm" svg:y="1.527cm" svg:width="22.928cm" svg:height="12.514cm">
          <chartooo:coordinate-region svg:x="3.474cm" svg:y="1.726cm" svg:width="20.36cm" svg:height="11.668cm"/>
          <chart:axis chart:dimension="x" chart:name="primary-x" chart:style-name="ch5">
            <chart:title svg:x="12.288cm" svg:y="14.347cm" chart:style-name="ch6">
              <text:p>Data size</text:p>
            </chart:title>
          </chart:axis>
          <chart:axis chart:dimension="y" chart:name="primary-y" chart:style-name="ch5">
            <chart:title svg:x="0.451cm" svg:y="9.124cm" chart:style-name="ch7">
              <text:p>Swaps/Compares</text:p>
            </chart:title>
            <chart:grid chart:style-name="ch8" chart:class="major"/>
          </chart:axis>
          <chart:series chart:style-name="ch9" chart:values-cell-range-address="'ins-qui_inv1'.C1:'ins-qui_inv1'.C100" loext:label-string="compares" chart:class="chart:scatter">
            <chart:domain table:cell-range-address="'ins-qui_inv1'.A1:'ins-qui_inv1'.A100"/>
            <chart:data-point chart:repeated="100"/>
          </chart:series>
          <chart:series chart:style-name="ch10" chart:values-cell-range-address="'ins-qui_inv1'.B1:'ins-qui_inv1'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s-qui_inv1'.A1:'ins-qui_inv1'.A100</svg:desc>
                </draw:g>
              </table:table-cell>
              <table:table-cell office:value-type="float" office:value="4942">
                <text:p>4942</text:p>
                <draw:g>
                  <svg:desc>'ins-qui_inv1'.C1:'ins-qui_inv1'.C100</svg:desc>
                </draw:g>
              </table:table-cell>
              <table:table-cell office:value-type="float" office:value="2611">
                <text:p>2611</text:p>
                <draw:g>
                  <svg:desc>'ins-qui_inv1'.B1:'ins-qui_inv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834">
                <text:p>24834</text:p>
              </table:table-cell>
              <table:table-cell office:value-type="float" office:value="12822">
                <text:p>12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9676">
                <text:p>69676</text:p>
              </table:table-cell>
              <table:table-cell office:value-type="float" office:value="35633">
                <text:p>35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49468">
                <text:p>149468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74210">
                <text:p>274210</text:p>
              </table:table-cell>
              <table:table-cell office:value-type="float" office:value="139055">
                <text:p>139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3902">
                <text:p>453902</text:p>
              </table:table-cell>
              <table:table-cell office:value-type="float" office:value="229666">
                <text:p>229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98544">
                <text:p>698544</text:p>
              </table:table-cell>
              <table:table-cell office:value-type="float" office:value="352877">
                <text:p>352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18136">
                <text:p>1018136</text:p>
              </table:table-cell>
              <table:table-cell office:value-type="float" office:value="513688">
                <text:p>513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422678">
                <text:p>1422678</text:p>
              </table:table-cell>
              <table:table-cell office:value-type="float" office:value="717099">
                <text:p>717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22170">
                <text:p>1922170</text:p>
              </table:table-cell>
              <table:table-cell office:value-type="float" office:value="968110">
                <text:p>968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526612">
                <text:p>2526612</text:p>
              </table:table-cell>
              <table:table-cell office:value-type="float" office:value="1271721">
                <text:p>1271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246004">
                <text:p>3246004</text:p>
              </table:table-cell>
              <table:table-cell office:value-type="float" office:value="1632932">
                <text:p>163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090346">
                <text:p>4090346</text:p>
              </table:table-cell>
              <table:table-cell office:value-type="float" office:value="2056743">
                <text:p>2056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069638">
                <text:p>5069638</text:p>
              </table:table-cell>
              <table:table-cell office:value-type="float" office:value="2548154">
                <text:p>2548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193880">
                <text:p>6193880</text:p>
              </table:table-cell>
              <table:table-cell office:value-type="float" office:value="3112165">
                <text:p>3112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473072">
                <text:p>7473072</text:p>
              </table:table-cell>
              <table:table-cell office:value-type="float" office:value="3753776">
                <text:p>37537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8917214">
                <text:p>8917214</text:p>
              </table:table-cell>
              <table:table-cell office:value-type="float" office:value="4477987">
                <text:p>4477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0536306">
                <text:p>10536306</text:p>
              </table:table-cell>
              <table:table-cell office:value-type="float" office:value="5289798">
                <text:p>5289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340348">
                <text:p>12340348</text:p>
              </table:table-cell>
              <table:table-cell office:value-type="float" office:value="6194209">
                <text:p>6194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339340">
                <text:p>14339340</text:p>
              </table:table-cell>
              <table:table-cell office:value-type="float" office:value="7196220">
                <text:p>7196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6543282">
                <text:p>16543282</text:p>
              </table:table-cell>
              <table:table-cell office:value-type="float" office:value="8300831">
                <text:p>8300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8962174">
                <text:p>18962174</text:p>
              </table:table-cell>
              <table:table-cell office:value-type="float" office:value="9513042">
                <text:p>9513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1606016">
                <text:p>21606016</text:p>
              </table:table-cell>
              <table:table-cell office:value-type="float" office:value="10837853">
                <text:p>10837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484808">
                <text:p>24484808</text:p>
              </table:table-cell>
              <table:table-cell office:value-type="float" office:value="12280264">
                <text:p>12280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608550">
                <text:p>27608550</text:p>
              </table:table-cell>
              <table:table-cell office:value-type="float" office:value="13845275">
                <text:p>13845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0987242">
                <text:p>30987242</text:p>
              </table:table-cell>
              <table:table-cell office:value-type="float" office:value="15537886">
                <text:p>15537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4630884">
                <text:p>34630884</text:p>
              </table:table-cell>
              <table:table-cell office:value-type="float" office:value="17363097">
                <text:p>17363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9476">
                <text:p>38549476</text:p>
              </table:table-cell>
              <table:table-cell office:value-type="float" office:value="19325908">
                <text:p>19325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753018">
                <text:p>42753018</text:p>
              </table:table-cell>
              <table:table-cell office:value-type="float" office:value="21431319">
                <text:p>21431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7251510">
                <text:p>47251510</text:p>
              </table:table-cell>
              <table:table-cell office:value-type="float" office:value="23684330">
                <text:p>236843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2054952">
                <text:p>52054952</text:p>
              </table:table-cell>
              <table:table-cell office:value-type="float" office:value="26089941">
                <text:p>260899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7173344">
                <text:p>57173344</text:p>
              </table:table-cell>
              <table:table-cell office:value-type="float" office:value="28653152">
                <text:p>28653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616686">
                <text:p>62616686</text:p>
              </table:table-cell>
              <table:table-cell office:value-type="float" office:value="31378963">
                <text:p>31378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8394978">
                <text:p>68394978</text:p>
              </table:table-cell>
              <table:table-cell office:value-type="float" office:value="34272374">
                <text:p>34272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4518220">
                <text:p>74518220</text:p>
              </table:table-cell>
              <table:table-cell office:value-type="float" office:value="37338385">
                <text:p>37338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0996412">
                <text:p>80996412</text:p>
              </table:table-cell>
              <table:table-cell office:value-type="float" office:value="40581996">
                <text:p>40581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7839554">
                <text:p>87839554</text:p>
              </table:table-cell>
              <table:table-cell office:value-type="float" office:value="44008207">
                <text:p>44008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5057646">
                <text:p>95057646</text:p>
              </table:table-cell>
              <table:table-cell office:value-type="float" office:value="47622018">
                <text:p>47622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02660688">
                <text:p>102660688</text:p>
              </table:table-cell>
              <table:table-cell office:value-type="float" office:value="51428429">
                <text:p>51428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10658680">
                <text:p>110658680</text:p>
              </table:table-cell>
              <table:table-cell office:value-type="float" office:value="55432440">
                <text:p>55432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19061622">
                <text:p>119061622</text:p>
              </table:table-cell>
              <table:table-cell office:value-type="float" office:value="59639051">
                <text:p>59639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27879514">
                <text:p>127879514</text:p>
              </table:table-cell>
              <table:table-cell office:value-type="float" office:value="64053262">
                <text:p>64053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37122356">
                <text:p>137122356</text:p>
              </table:table-cell>
              <table:table-cell office:value-type="float" office:value="68680073">
                <text:p>68680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46800148">
                <text:p>146800148</text:p>
              </table:table-cell>
              <table:table-cell office:value-type="float" office:value="73524484">
                <text:p>73524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56922890">
                <text:p>156922890</text:p>
              </table:table-cell>
              <table:table-cell office:value-type="float" office:value="78591495">
                <text:p>785914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7500582">
                <text:p>167500582</text:p>
              </table:table-cell>
              <table:table-cell office:value-type="float" office:value="83886106">
                <text:p>838861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8543224">
                <text:p>178543224</text:p>
              </table:table-cell>
              <table:table-cell office:value-type="float" office:value="89413317">
                <text:p>89413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90060816">
                <text:p>190060816</text:p>
              </table:table-cell>
              <table:table-cell office:value-type="float" office:value="95178128">
                <text:p>95178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02063358">
                <text:p>202063358</text:p>
              </table:table-cell>
              <table:table-cell office:value-type="float" office:value="101185539">
                <text:p>101185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14560850">
                <text:p>214560850</text:p>
              </table:table-cell>
              <table:table-cell office:value-type="float" office:value="107440550">
                <text:p>107440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27563292">
                <text:p>227563292</text:p>
              </table:table-cell>
              <table:table-cell office:value-type="float" office:value="113948161">
                <text:p>113948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41080684">
                <text:p>241080684</text:p>
              </table:table-cell>
              <table:table-cell office:value-type="float" office:value="120713372">
                <text:p>1207133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55123026">
                <text:p>255123026</text:p>
              </table:table-cell>
              <table:table-cell office:value-type="float" office:value="127741183">
                <text:p>1277411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69700318">
                <text:p>269700318</text:p>
              </table:table-cell>
              <table:table-cell office:value-type="float" office:value="135036594">
                <text:p>135036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84822560">
                <text:p>284822560</text:p>
              </table:table-cell>
              <table:table-cell office:value-type="float" office:value="142604605">
                <text:p>142604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00499752">
                <text:p>300499752</text:p>
              </table:table-cell>
              <table:table-cell office:value-type="float" office:value="150450216">
                <text:p>150450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316741894">
                <text:p>316741894</text:p>
              </table:table-cell>
              <table:table-cell office:value-type="float" office:value="158578427">
                <text:p>158578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333558986">
                <text:p>333558986</text:p>
              </table:table-cell>
              <table:table-cell office:value-type="float" office:value="166994238">
                <text:p>1669942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50961028">
                <text:p>350961028</text:p>
              </table:table-cell>
              <table:table-cell office:value-type="float" office:value="175702649">
                <text:p>175702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68958020">
                <text:p>368958020</text:p>
              </table:table-cell>
              <table:table-cell office:value-type="float" office:value="184708660">
                <text:p>1847086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87559962">
                <text:p>387559962</text:p>
              </table:table-cell>
              <table:table-cell office:value-type="float" office:value="194017271">
                <text:p>1940172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06776854">
                <text:p>406776854</text:p>
              </table:table-cell>
              <table:table-cell office:value-type="float" office:value="203633482">
                <text:p>203633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26618696">
                <text:p>426618696</text:p>
              </table:table-cell>
              <table:table-cell office:value-type="float" office:value="213562293">
                <text:p>213562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47095488">
                <text:p>447095488</text:p>
              </table:table-cell>
              <table:table-cell office:value-type="float" office:value="223808704">
                <text:p>223808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468217230">
                <text:p>468217230</text:p>
              </table:table-cell>
              <table:table-cell office:value-type="float" office:value="234377715">
                <text:p>234377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489993922">
                <text:p>489993922</text:p>
              </table:table-cell>
              <table:table-cell office:value-type="float" office:value="245274326">
                <text:p>245274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12435564">
                <text:p>512435564</text:p>
              </table:table-cell>
              <table:table-cell office:value-type="float" office:value="256503537">
                <text:p>2565035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35552156">
                <text:p>535552156</text:p>
              </table:table-cell>
              <table:table-cell office:value-type="float" office:value="268070348">
                <text:p>2680703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59353698">
                <text:p>559353698</text:p>
              </table:table-cell>
              <table:table-cell office:value-type="float" office:value="279979759">
                <text:p>279979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83850190">
                <text:p>583850190</text:p>
              </table:table-cell>
              <table:table-cell office:value-type="float" office:value="292236770">
                <text:p>2922367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09051632">
                <text:p>609051632</text:p>
              </table:table-cell>
              <table:table-cell office:value-type="float" office:value="304846381">
                <text:p>304846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34968024">
                <text:p>634968024</text:p>
              </table:table-cell>
              <table:table-cell office:value-type="float" office:value="317813592">
                <text:p>3178135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61609366">
                <text:p>661609366</text:p>
              </table:table-cell>
              <table:table-cell office:value-type="float" office:value="331143403">
                <text:p>331143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88985658">
                <text:p>688985658</text:p>
              </table:table-cell>
              <table:table-cell office:value-type="float" office:value="344840814">
                <text:p>344840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17106900">
                <text:p>717106900</text:p>
              </table:table-cell>
              <table:table-cell office:value-type="float" office:value="358910825">
                <text:p>358910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45983092">
                <text:p>745983092</text:p>
              </table:table-cell>
              <table:table-cell office:value-type="float" office:value="373358436">
                <text:p>3733584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5624234">
                <text:p>775624234</text:p>
              </table:table-cell>
              <table:table-cell office:value-type="float" office:value="388188647">
                <text:p>3881886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806040326">
                <text:p>806040326</text:p>
              </table:table-cell>
              <table:table-cell office:value-type="float" office:value="403406458">
                <text:p>403406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837241368">
                <text:p>837241368</text:p>
              </table:table-cell>
              <table:table-cell office:value-type="float" office:value="419016869">
                <text:p>419016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69237360">
                <text:p>869237360</text:p>
              </table:table-cell>
              <table:table-cell office:value-type="float" office:value="435024880">
                <text:p>4350248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902038302">
                <text:p>902038302</text:p>
              </table:table-cell>
              <table:table-cell office:value-type="float" office:value="451435491">
                <text:p>451435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935654194">
                <text:p>935654194</text:p>
              </table:table-cell>
              <table:table-cell office:value-type="float" office:value="468253702">
                <text:p>468253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970095036">
                <text:p>970095036</text:p>
              </table:table-cell>
              <table:table-cell office:value-type="float" office:value="485484513">
                <text:p>4854845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005370828">
                <text:p>1005370828</text:p>
              </table:table-cell>
              <table:table-cell office:value-type="float" office:value="503132924">
                <text:p>503132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041491570">
                <text:p>1041491570</text:p>
              </table:table-cell>
              <table:table-cell office:value-type="float" office:value="521203935">
                <text:p>5212039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078467262">
                <text:p>1078467262</text:p>
              </table:table-cell>
              <table:table-cell office:value-type="float" office:value="539702546">
                <text:p>539702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16307904">
                <text:p>1116307904</text:p>
              </table:table-cell>
              <table:table-cell office:value-type="float" office:value="558633757">
                <text:p>558633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155023496">
                <text:p>1155023496</text:p>
              </table:table-cell>
              <table:table-cell office:value-type="float" office:value="578002568">
                <text:p>5780025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94624038">
                <text:p>1194624038</text:p>
              </table:table-cell>
              <table:table-cell office:value-type="float" office:value="597813979">
                <text:p>597813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235119530">
                <text:p>1235119530</text:p>
              </table:table-cell>
              <table:table-cell office:value-type="float" office:value="618072990">
                <text:p>618072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276519972">
                <text:p>1276519972</text:p>
              </table:table-cell>
              <table:table-cell office:value-type="float" office:value="638784601">
                <text:p>638784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318835364">
                <text:p>1318835364</text:p>
              </table:table-cell>
              <table:table-cell office:value-type="float" office:value="659953812">
                <text:p>659953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362075706">
                <text:p>1362075706</text:p>
              </table:table-cell>
              <table:table-cell office:value-type="float" office:value="681585623">
                <text:p>681585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406250998">
                <text:p>1406250998</text:p>
              </table:table-cell>
              <table:table-cell office:value-type="float" office:value="703685034">
                <text:p>7036850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451371240">
                <text:p>1451371240</text:p>
              </table:table-cell>
              <table:table-cell office:value-type="float" office:value="726257045">
                <text:p>726257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497446432">
                <text:p>1497446432</text:p>
              </table:table-cell>
              <table:table-cell office:value-type="float" office:value="749306656">
                <text:p>749306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544486574">
                <text:p>1544486574</text:p>
              </table:table-cell>
              <table:table-cell office:value-type="float" office:value="772838867">
                <text:p>772838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592501666">
                <text:p>1592501666</text:p>
              </table:table-cell>
              <table:table-cell office:value-type="float" office:value="796858678">
                <text:p>796858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641501708">
                <text:p>1641501708</text:p>
              </table:table-cell>
              <table:table-cell office:value-type="float" office:value="821371089">
                <text:p>8213710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691496700">
                <text:p>1691496700</text:p>
              </table:table-cell>
              <table:table-cell office:value-type="float" office:value="846381100">
                <text:p>8463811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354cm" xlink:href=".." xlink:type="simple" chart:class="chart:scatter" chart:style-name="ch1">
        <chart:title svg:x="9.734cm" svg:y="0.443cm" chart:style-name="ch2">
          <text:p>Dual-pivot quicksort - reversely sorted data</text:p>
        </chart:title>
        <chart:legend chart:legend-position="end" svg:x="25.971cm" svg:y="7.129cm" style:legend-expansion="high" chart:style-name="ch3"/>
        <chart:plot-area chart:style-name="ch4" table:cell-range-address="'dp-qui_inv1'.A1:'dp-qui_inv1'.C100" chart:data-source-has-labels="row" svg:x="1.575cm" svg:y="1.529cm" svg:width="23.832cm" svg:height="12.537cm">
          <chartooo:coordinate-region svg:x="2.937cm" svg:y="1.728cm" svg:width="21.82cm" svg:height="11.691cm"/>
          <chart:axis chart:dimension="x" chart:name="primary-x" chart:style-name="ch5">
            <chart:title svg:x="12.759cm" svg:y="14.373cm" chart:style-name="ch6">
              <text:p>Data size</text:p>
            </chart:title>
          </chart:axis>
          <chart:axis chart:dimension="y" chart:name="primary-y" chart:style-name="ch5">
            <chart:title svg:x="0.451cm" svg:y="9.137cm" chart:style-name="ch7">
              <text:p>Swaps/Compares</text:p>
            </chart:title>
            <chart:grid chart:style-name="ch8" chart:class="major"/>
          </chart:axis>
          <chart:series chart:style-name="ch9" chart:values-cell-range-address="'dp-qui_inv1'.C1:'dp-qui_inv1'.C100" loext:label-string="compares" chart:class="chart:scatter">
            <chart:domain table:cell-range-address="'dp-qui_inv1'.A1:'dp-qui_inv1'.A100"/>
            <chart:data-point chart:repeated="100"/>
          </chart:series>
          <chart:series chart:style-name="ch10" chart:values-cell-range-address="'dp-qui_inv1'.B1:'dp-qui_inv1'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p-qui_inv1'.A1:'dp-qui_inv1'.A100</svg:desc>
                </draw:g>
              </table:table-cell>
              <table:table-cell office:value-type="float" office:value="179">
                <text:p>179</text:p>
                <draw:g>
                  <svg:desc>'dp-qui_inv1'.C1:'dp-qui_inv1'.C100</svg:desc>
                </draw:g>
              </table:table-cell>
              <table:table-cell office:value-type="float" office:value="252">
                <text:p>252</text:p>
                <draw:g>
                  <svg:desc>'dp-qui_inv1'.B1:'dp-qui_inv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76">
                <text:p>67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319">
                <text:p>1319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216">
                <text:p>2216</text:p>
              </table:table-cell>
              <table:table-cell office:value-type="float" office:value="2762">
                <text:p>2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375">
                <text:p>3375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804">
                <text:p>4804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484">
                <text:p>6484</text:p>
              </table:table-cell>
              <table:table-cell office:value-type="float" office:value="7873">
                <text:p>7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660">
                <text:p>8660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1095">
                <text:p>11095</text:p>
              </table:table-cell>
              <table:table-cell office:value-type="float" office:value="12738">
                <text:p>12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813">
                <text:p>13813</text:p>
              </table:table-cell>
              <table:table-cell office:value-type="float" office:value="15615">
                <text:p>156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6827">
                <text:p>16827</text:p>
              </table:table-cell>
              <table:table-cell office:value-type="float" office:value="18790">
                <text:p>187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0128">
                <text:p>20128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3712">
                <text:p>23712</text:p>
              </table:table-cell>
              <table:table-cell office:value-type="float" office:value="26055">
                <text:p>26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7556">
                <text:p>27556</text:p>
              </table:table-cell>
              <table:table-cell office:value-type="float" office:value="30120">
                <text:p>30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1719">
                <text:p>31719</text:p>
              </table:table-cell>
              <table:table-cell office:value-type="float" office:value="34510">
                <text:p>345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6150">
                <text:p>36150</text:p>
              </table:table-cell>
              <table:table-cell office:value-type="float" office:value="39184">
                <text:p>39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0876">
                <text:p>40876</text:p>
              </table:table-cell>
              <table:table-cell office:value-type="float" office:value="44173">
                <text:p>44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45901">
                <text:p>45901</text:p>
              </table:table-cell>
              <table:table-cell office:value-type="float" office:value="49481">
                <text:p>49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1194">
                <text:p>51194</text:p>
              </table:table-cell>
              <table:table-cell office:value-type="float" office:value="55073">
                <text:p>5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6818">
                <text:p>56818</text:p>
              </table:table-cell>
              <table:table-cell office:value-type="float" office:value="61002">
                <text:p>61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62702">
                <text:p>62702</text:p>
              </table:table-cell>
              <table:table-cell office:value-type="float" office:value="67211">
                <text:p>67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68889">
                <text:p>68889</text:p>
              </table:table-cell>
              <table:table-cell office:value-type="float" office:value="73745">
                <text:p>73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5701">
                <text:p>75701</text:p>
              </table:table-cell>
              <table:table-cell office:value-type="float" office:value="80600">
                <text:p>80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83769">
                <text:p>83769</text:p>
              </table:table-cell>
              <table:table-cell office:value-type="float" office:value="88233">
                <text:p>88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92116">
                <text:p>92116</text:p>
              </table:table-cell>
              <table:table-cell office:value-type="float" office:value="96163">
                <text:p>96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00867">
                <text:p>100867</text:p>
              </table:table-cell>
              <table:table-cell office:value-type="float" office:value="104445">
                <text:p>104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09878">
                <text:p>109878</text:p>
              </table:table-cell>
              <table:table-cell office:value-type="float" office:value="113007">
                <text:p>1130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19281">
                <text:p>119281</text:p>
              </table:table-cell>
              <table:table-cell office:value-type="float" office:value="121915">
                <text:p>121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29012">
                <text:p>129012</text:p>
              </table:table-cell>
              <table:table-cell office:value-type="float" office:value="131137">
                <text:p>131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39026">
                <text:p>139026</text:p>
              </table:table-cell>
              <table:table-cell office:value-type="float" office:value="140660">
                <text:p>1406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49456">
                <text:p>149456</text:p>
              </table:table-cell>
              <table:table-cell office:value-type="float" office:value="150541">
                <text:p>1505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60170">
                <text:p>160170</text:p>
              </table:table-cell>
              <table:table-cell office:value-type="float" office:value="160714">
                <text:p>160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71276">
                <text:p>171276</text:p>
              </table:table-cell>
              <table:table-cell office:value-type="float" office:value="171233">
                <text:p>171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82682">
                <text:p>182682</text:p>
              </table:table-cell>
              <table:table-cell office:value-type="float" office:value="182052">
                <text:p>182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94407">
                <text:p>194407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06520">
                <text:p>206520</text:p>
              </table:table-cell>
              <table:table-cell office:value-type="float" office:value="204676">
                <text:p>204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18925">
                <text:p>218925</text:p>
              </table:table-cell>
              <table:table-cell office:value-type="float" office:value="216456">
                <text:p>216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31738">
                <text:p>231738</text:p>
              </table:table-cell>
              <table:table-cell office:value-type="float" office:value="228590">
                <text:p>2285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44842">
                <text:p>244842</text:p>
              </table:table-cell>
              <table:table-cell office:value-type="float" office:value="241033">
                <text:p>241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58274">
                <text:p>258274</text:p>
              </table:table-cell>
              <table:table-cell office:value-type="float" office:value="253790">
                <text:p>2537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72102">
                <text:p>272102</text:p>
              </table:table-cell>
              <table:table-cell office:value-type="float" office:value="266895">
                <text:p>2668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86190">
                <text:p>286190</text:p>
              </table:table-cell>
              <table:table-cell office:value-type="float" office:value="280280">
                <text:p>2802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300686">
                <text:p>300686</text:p>
              </table:table-cell>
              <table:table-cell office:value-type="float" office:value="294019">
                <text:p>294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315473">
                <text:p>315473</text:p>
              </table:table-cell>
              <table:table-cell office:value-type="float" office:value="308069">
                <text:p>3080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330648">
                <text:p>330648</text:p>
              </table:table-cell>
              <table:table-cell office:value-type="float" office:value="322463">
                <text:p>322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346155">
                <text:p>346155</text:p>
              </table:table-cell>
              <table:table-cell office:value-type="float" office:value="337173">
                <text:p>337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361922">
                <text:p>361922</text:p>
              </table:table-cell>
              <table:table-cell office:value-type="float" office:value="352163">
                <text:p>3521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378105">
                <text:p>378105</text:p>
              </table:table-cell>
              <table:table-cell office:value-type="float" office:value="367511">
                <text:p>3675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94607">
                <text:p>394607</text:p>
              </table:table-cell>
              <table:table-cell office:value-type="float" office:value="383186">
                <text:p>383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411505">
                <text:p>411505</text:p>
              </table:table-cell>
              <table:table-cell office:value-type="float" office:value="399209">
                <text:p>399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428703">
                <text:p>428703</text:p>
              </table:table-cell>
              <table:table-cell office:value-type="float" office:value="415532">
                <text:p>415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446193">
                <text:p>446193</text:p>
              </table:table-cell>
              <table:table-cell office:value-type="float" office:value="432151">
                <text:p>432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464071">
                <text:p>464071</text:p>
              </table:table-cell>
              <table:table-cell office:value-type="float" office:value="449114">
                <text:p>449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482284">
                <text:p>482284</text:p>
              </table:table-cell>
              <table:table-cell office:value-type="float" office:value="466414">
                <text:p>466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500905">
                <text:p>500905</text:p>
              </table:table-cell>
              <table:table-cell office:value-type="float" office:value="484068">
                <text:p>4840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519786">
                <text:p>519786</text:p>
              </table:table-cell>
              <table:table-cell office:value-type="float" office:value="502002">
                <text:p>5020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538991">
                <text:p>538991</text:p>
              </table:table-cell>
              <table:table-cell office:value-type="float" office:value="520248">
                <text:p>520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558596">
                <text:p>558596</text:p>
              </table:table-cell>
              <table:table-cell office:value-type="float" office:value="538844">
                <text:p>538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578508">
                <text:p>578508</text:p>
              </table:table-cell>
              <table:table-cell office:value-type="float" office:value="557765">
                <text:p>5577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598828">
                <text:p>598828</text:p>
              </table:table-cell>
              <table:table-cell office:value-type="float" office:value="577040">
                <text:p>5770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619408">
                <text:p>619408</text:p>
              </table:table-cell>
              <table:table-cell office:value-type="float" office:value="596595">
                <text:p>596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640372">
                <text:p>640372</text:p>
              </table:table-cell>
              <table:table-cell office:value-type="float" office:value="616492">
                <text:p>6164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661668">
                <text:p>661668</text:p>
              </table:table-cell>
              <table:table-cell office:value-type="float" office:value="636705">
                <text:p>6367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683275">
                <text:p>683275</text:p>
              </table:table-cell>
              <table:table-cell office:value-type="float" office:value="657247">
                <text:p>6572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705298">
                <text:p>705298</text:p>
              </table:table-cell>
              <table:table-cell office:value-type="float" office:value="678147">
                <text:p>678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727597">
                <text:p>727597</text:p>
              </table:table-cell>
              <table:table-cell office:value-type="float" office:value="699335">
                <text:p>699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750296">
                <text:p>750296</text:p>
              </table:table-cell>
              <table:table-cell office:value-type="float" office:value="720873">
                <text:p>7208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773299">
                <text:p>773299</text:p>
              </table:table-cell>
              <table:table-cell office:value-type="float" office:value="742713">
                <text:p>7427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798231">
                <text:p>798231</text:p>
              </table:table-cell>
              <table:table-cell office:value-type="float" office:value="765526">
                <text:p>765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825555">
                <text:p>825555</text:p>
              </table:table-cell>
              <table:table-cell office:value-type="float" office:value="789685">
                <text:p>789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854095">
                <text:p>854095</text:p>
              </table:table-cell>
              <table:table-cell office:value-type="float" office:value="814602">
                <text:p>814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883039">
                <text:p>883039</text:p>
              </table:table-cell>
              <table:table-cell office:value-type="float" office:value="839871">
                <text:p>8398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912262">
                <text:p>912262</text:p>
              </table:table-cell>
              <table:table-cell office:value-type="float" office:value="865437">
                <text:p>8654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941805">
                <text:p>941805</text:p>
              </table:table-cell>
              <table:table-cell office:value-type="float" office:value="891313">
                <text:p>8913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971748">
                <text:p>971748</text:p>
              </table:table-cell>
              <table:table-cell office:value-type="float" office:value="917539">
                <text:p>917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002091">
                <text:p>1002091</text:p>
              </table:table-cell>
              <table:table-cell office:value-type="float" office:value="944115">
                <text:p>9441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033046">
                <text:p>1033046</text:p>
              </table:table-cell>
              <table:table-cell office:value-type="float" office:value="971147">
                <text:p>971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064409">
                <text:p>1064409</text:p>
              </table:table-cell>
              <table:table-cell office:value-type="float" office:value="998533">
                <text:p>9985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096152">
                <text:p>1096152</text:p>
              </table:table-cell>
              <table:table-cell office:value-type="float" office:value="1026259">
                <text:p>1026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1128231">
                <text:p>1128231</text:p>
              </table:table-cell>
              <table:table-cell office:value-type="float" office:value="1054303">
                <text:p>1054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160570">
                <text:p>1160570</text:p>
              </table:table-cell>
              <table:table-cell office:value-type="float" office:value="1082627">
                <text:p>10826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193329">
                <text:p>1193329</text:p>
              </table:table-cell>
              <table:table-cell office:value-type="float" office:value="1111311">
                <text:p>1111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226436">
                <text:p>1226436</text:p>
              </table:table-cell>
              <table:table-cell office:value-type="float" office:value="1140319">
                <text:p>11403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260143">
                <text:p>1260143</text:p>
              </table:table-cell>
              <table:table-cell office:value-type="float" office:value="1169777">
                <text:p>11697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294358">
                <text:p>1294358</text:p>
              </table:table-cell>
              <table:table-cell office:value-type="float" office:value="1199639">
                <text:p>11996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328865">
                <text:p>1328865</text:p>
              </table:table-cell>
              <table:table-cell office:value-type="float" office:value="1229797">
                <text:p>12297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363764">
                <text:p>1363764</text:p>
              </table:table-cell>
              <table:table-cell office:value-type="float" office:value="1260301">
                <text:p>1260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398982">
                <text:p>1398982</text:p>
              </table:table-cell>
              <table:table-cell office:value-type="float" office:value="1291124">
                <text:p>1291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434604">
                <text:p>1434604</text:p>
              </table:table-cell>
              <table:table-cell office:value-type="float" office:value="1322299">
                <text:p>1322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470506">
                <text:p>1470506</text:p>
              </table:table-cell>
              <table:table-cell office:value-type="float" office:value="1353764">
                <text:p>13537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506928">
                <text:p>1506928</text:p>
              </table:table-cell>
              <table:table-cell office:value-type="float" office:value="1385639">
                <text:p>13856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543950">
                <text:p>1543950</text:p>
              </table:table-cell>
              <table:table-cell office:value-type="float" office:value="1417964">
                <text:p>1417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581300">
                <text:p>1581300</text:p>
              </table:table-cell>
              <table:table-cell office:value-type="float" office:value="1450603">
                <text:p>1450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619066">
                <text:p>1619066</text:p>
              </table:table-cell>
              <table:table-cell office:value-type="float" office:value="1483600">
                <text:p>14836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657092">
                <text:p>1657092</text:p>
              </table:table-cell>
              <table:table-cell office:value-type="float" office:value="1516877">
                <text:p>1516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695490">
                <text:p>1695490</text:p>
              </table:table-cell>
              <table:table-cell office:value-type="float" office:value="1550490">
                <text:p>15504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734232">
                <text:p>1734232</text:p>
              </table:table-cell>
              <table:table-cell office:value-type="float" office:value="1584425">
                <text:p>1584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773394">
                <text:p>1773394</text:p>
              </table:table-cell>
              <table:table-cell office:value-type="float" office:value="1618720">
                <text:p>16187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813176">
                <text:p>1813176</text:p>
              </table:table-cell>
              <table:table-cell office:value-type="float" office:value="1653475">
                <text:p>1653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853350">
                <text:p>1853350</text:p>
              </table:table-cell>
              <table:table-cell office:value-type="float" office:value="1688576">
                <text:p>168857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354cm" xlink:href=".." xlink:type="simple" chart:class="chart:scatter" chart:style-name="ch1">
        <chart:title svg:x="10.607cm" svg:y="0.443cm" chart:style-name="ch2">
          <text:p>Dual-pivot quicksort - random data</text:p>
        </chart:title>
        <chart:legend chart:legend-position="end" svg:x="25.971cm" svg:y="7.129cm" style:legend-expansion="high" chart:style-name="ch3"/>
        <chart:plot-area chart:style-name="ch4" table:cell-range-address="'dp-qui_random1'.A1:'dp-qui_random1'.C100" chart:data-source-has-labels="row" svg:x="1.575cm" svg:y="1.529cm" svg:width="23.832cm" svg:height="12.537cm">
          <chartooo:coordinate-region svg:x="3.122cm" svg:y="1.728cm" svg:width="21.82cm" svg:height="11.691cm"/>
          <chart:axis chart:dimension="x" chart:name="primary-x" chart:style-name="ch5">
            <chart:title svg:x="12.759cm" svg:y="14.373cm" chart:style-name="ch6">
              <text:p>Data size</text:p>
            </chart:title>
          </chart:axis>
          <chart:axis chart:dimension="y" chart:name="primary-y" chart:style-name="ch5">
            <chart:title svg:x="0.451cm" svg:y="9.137cm" chart:style-name="ch7">
              <text:p>Swaps/Compares</text:p>
            </chart:title>
            <chart:grid chart:style-name="ch8" chart:class="major"/>
          </chart:axis>
          <chart:series chart:style-name="ch9" chart:values-cell-range-address="'dp-qui_random1'.C1:'dp-qui_random1'.C100" loext:label-string="compares" chart:class="chart:scatter">
            <chart:domain table:cell-range-address="'dp-qui_random1'.A1:'dp-qui_random1'.A100"/>
            <chart:data-point chart:repeated="100"/>
          </chart:series>
          <chart:series chart:style-name="ch10" chart:values-cell-range-address="'dp-qui_random1'.B1:'dp-qui_random1'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p-qui_random1'.A1:'dp-qui_random1'.A100</svg:desc>
                </draw:g>
              </table:table-cell>
              <table:table-cell office:value-type="float" office:value="504">
                <text:p>504</text:p>
                <draw:g>
                  <svg:desc>'dp-qui_random1'.C1:'dp-qui_random1'.C100</svg:desc>
                </draw:g>
              </table:table-cell>
              <table:table-cell office:value-type="float" office:value="553">
                <text:p>553</text:p>
                <draw:g>
                  <svg:desc>'dp-qui_random1'.B1:'dp-qui_random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84">
                <text:p>148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177">
                <text:p>3177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5711">
                <text:p>5711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324">
                <text:p>9324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3048">
                <text:p>13048</text:p>
              </table:table-cell>
              <table:table-cell office:value-type="float" office:value="13454">
                <text:p>13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7366">
                <text:p>17366</text:p>
              </table:table-cell>
              <table:table-cell office:value-type="float" office:value="17698">
                <text:p>17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1721">
                <text:p>21721</text:p>
              </table:table-cell>
              <table:table-cell office:value-type="float" office:value="22515">
                <text:p>22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7657">
                <text:p>27657</text:p>
              </table:table-cell>
              <table:table-cell office:value-type="float" office:value="28765">
                <text:p>28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4348">
                <text:p>34348</text:p>
              </table:table-cell>
              <table:table-cell office:value-type="float" office:value="35837">
                <text:p>35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1344">
                <text:p>41344</text:p>
              </table:table-cell>
              <table:table-cell office:value-type="float" office:value="42828">
                <text:p>42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8948">
                <text:p>48948</text:p>
              </table:table-cell>
              <table:table-cell office:value-type="float" office:value="50746">
                <text:p>50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57738">
                <text:p>57738</text:p>
              </table:table-cell>
              <table:table-cell office:value-type="float" office:value="59427">
                <text:p>59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7343">
                <text:p>67343</text:p>
              </table:table-cell>
              <table:table-cell office:value-type="float" office:value="68361">
                <text:p>68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8079">
                <text:p>78079</text:p>
              </table:table-cell>
              <table:table-cell office:value-type="float" office:value="79359">
                <text:p>79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89421">
                <text:p>89421</text:p>
              </table:table-cell>
              <table:table-cell office:value-type="float" office:value="90678">
                <text:p>906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00772">
                <text:p>100772</text:p>
              </table:table-cell>
              <table:table-cell office:value-type="float" office:value="102311">
                <text:p>102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12927">
                <text:p>112927</text:p>
              </table:table-cell>
              <table:table-cell office:value-type="float" office:value="114478">
                <text:p>114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7948">
                <text:p>127948</text:p>
              </table:table-cell>
              <table:table-cell office:value-type="float" office:value="128967">
                <text:p>128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3812">
                <text:p>143812</text:p>
              </table:table-cell>
              <table:table-cell office:value-type="float" office:value="144304">
                <text:p>144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57633">
                <text:p>157633</text:p>
              </table:table-cell>
              <table:table-cell office:value-type="float" office:value="158639">
                <text:p>1586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3906">
                <text:p>173906</text:p>
              </table:table-cell>
              <table:table-cell office:value-type="float" office:value="174417">
                <text:p>1744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90348">
                <text:p>190348</text:p>
              </table:table-cell>
              <table:table-cell office:value-type="float" office:value="191124">
                <text:p>1911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07188">
                <text:p>207188</text:p>
              </table:table-cell>
              <table:table-cell office:value-type="float" office:value="207879">
                <text:p>2078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24409">
                <text:p>224409</text:p>
              </table:table-cell>
              <table:table-cell office:value-type="float" office:value="225512">
                <text:p>225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43590">
                <text:p>243590</text:p>
              </table:table-cell>
              <table:table-cell office:value-type="float" office:value="245094">
                <text:p>245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64206">
                <text:p>264206</text:p>
              </table:table-cell>
              <table:table-cell office:value-type="float" office:value="265534">
                <text:p>2655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85361">
                <text:p>285361</text:p>
              </table:table-cell>
              <table:table-cell office:value-type="float" office:value="287026">
                <text:p>287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07534">
                <text:p>307534</text:p>
              </table:table-cell>
              <table:table-cell office:value-type="float" office:value="307846">
                <text:p>307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30162">
                <text:p>330162</text:p>
              </table:table-cell>
              <table:table-cell office:value-type="float" office:value="331145">
                <text:p>331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54409">
                <text:p>354409</text:p>
              </table:table-cell>
              <table:table-cell office:value-type="float" office:value="353191">
                <text:p>353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78392">
                <text:p>378392</text:p>
              </table:table-cell>
              <table:table-cell office:value-type="float" office:value="376920">
                <text:p>376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402271">
                <text:p>402271</text:p>
              </table:table-cell>
              <table:table-cell office:value-type="float" office:value="401002">
                <text:p>401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427433">
                <text:p>427433</text:p>
              </table:table-cell>
              <table:table-cell office:value-type="float" office:value="426441">
                <text:p>426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454104">
                <text:p>454104</text:p>
              </table:table-cell>
              <table:table-cell office:value-type="float" office:value="452367">
                <text:p>4523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485143">
                <text:p>485143</text:p>
              </table:table-cell>
              <table:table-cell office:value-type="float" office:value="483233">
                <text:p>483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514113">
                <text:p>514113</text:p>
              </table:table-cell>
              <table:table-cell office:value-type="float" office:value="512016">
                <text:p>512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541784">
                <text:p>541784</text:p>
              </table:table-cell>
              <table:table-cell office:value-type="float" office:value="539993">
                <text:p>5399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571437">
                <text:p>571437</text:p>
              </table:table-cell>
              <table:table-cell office:value-type="float" office:value="569511">
                <text:p>5695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602655">
                <text:p>602655</text:p>
              </table:table-cell>
              <table:table-cell office:value-type="float" office:value="600175">
                <text:p>6001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635133">
                <text:p>635133</text:p>
              </table:table-cell>
              <table:table-cell office:value-type="float" office:value="631695">
                <text:p>6316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667567">
                <text:p>667567</text:p>
              </table:table-cell>
              <table:table-cell office:value-type="float" office:value="662852">
                <text:p>6628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700994">
                <text:p>700994</text:p>
              </table:table-cell>
              <table:table-cell office:value-type="float" office:value="695239">
                <text:p>695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735563">
                <text:p>735563</text:p>
              </table:table-cell>
              <table:table-cell office:value-type="float" office:value="728692">
                <text:p>728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772289">
                <text:p>772289</text:p>
              </table:table-cell>
              <table:table-cell office:value-type="float" office:value="764515">
                <text:p>764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808673">
                <text:p>808673</text:p>
              </table:table-cell>
              <table:table-cell office:value-type="float" office:value="799753">
                <text:p>79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847155">
                <text:p>847155</text:p>
              </table:table-cell>
              <table:table-cell office:value-type="float" office:value="835600">
                <text:p>8356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884730">
                <text:p>884730</text:p>
              </table:table-cell>
              <table:table-cell office:value-type="float" office:value="872083">
                <text:p>872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921053">
                <text:p>921053</text:p>
              </table:table-cell>
              <table:table-cell office:value-type="float" office:value="908450">
                <text:p>9084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959854">
                <text:p>959854</text:p>
              </table:table-cell>
              <table:table-cell office:value-type="float" office:value="945798">
                <text:p>945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999670">
                <text:p>999670</text:p>
              </table:table-cell>
              <table:table-cell office:value-type="float" office:value="985082">
                <text:p>9850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040472">
                <text:p>1040472</text:p>
              </table:table-cell>
              <table:table-cell office:value-type="float" office:value="1025485">
                <text:p>1025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082695">
                <text:p>1082695</text:p>
              </table:table-cell>
              <table:table-cell office:value-type="float" office:value="1067340">
                <text:p>10673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125075">
                <text:p>1125075</text:p>
              </table:table-cell>
              <table:table-cell office:value-type="float" office:value="1109628">
                <text:p>1109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167161">
                <text:p>1167161</text:p>
              </table:table-cell>
              <table:table-cell office:value-type="float" office:value="1152135">
                <text:p>1152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212573">
                <text:p>1212573</text:p>
              </table:table-cell>
              <table:table-cell office:value-type="float" office:value="1196810">
                <text:p>11968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258787">
                <text:p>1258787</text:p>
              </table:table-cell>
              <table:table-cell office:value-type="float" office:value="1240831">
                <text:p>1240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303245">
                <text:p>1303245</text:p>
              </table:table-cell>
              <table:table-cell office:value-type="float" office:value="1285509">
                <text:p>12855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351551">
                <text:p>1351551</text:p>
              </table:table-cell>
              <table:table-cell office:value-type="float" office:value="1332107">
                <text:p>13321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397514">
                <text:p>1397514</text:p>
              </table:table-cell>
              <table:table-cell office:value-type="float" office:value="1377261">
                <text:p>1377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447947">
                <text:p>1447947</text:p>
              </table:table-cell>
              <table:table-cell office:value-type="float" office:value="1426582">
                <text:p>14265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497292">
                <text:p>1497292</text:p>
              </table:table-cell>
              <table:table-cell office:value-type="float" office:value="1474647">
                <text:p>14746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549547">
                <text:p>1549547</text:p>
              </table:table-cell>
              <table:table-cell office:value-type="float" office:value="1524293">
                <text:p>15242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600609">
                <text:p>1600609</text:p>
              </table:table-cell>
              <table:table-cell office:value-type="float" office:value="1572859">
                <text:p>15728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652796">
                <text:p>1652796</text:p>
              </table:table-cell>
              <table:table-cell office:value-type="float" office:value="1623594">
                <text:p>1623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707237">
                <text:p>1707237</text:p>
              </table:table-cell>
              <table:table-cell office:value-type="float" office:value="1676570">
                <text:p>16765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761867">
                <text:p>1761867</text:p>
              </table:table-cell>
              <table:table-cell office:value-type="float" office:value="1729973">
                <text:p>1729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818862">
                <text:p>1818862</text:p>
              </table:table-cell>
              <table:table-cell office:value-type="float" office:value="1784406">
                <text:p>1784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874526">
                <text:p>1874526</text:p>
              </table:table-cell>
              <table:table-cell office:value-type="float" office:value="1839226">
                <text:p>18392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931721">
                <text:p>1931721</text:p>
              </table:table-cell>
              <table:table-cell office:value-type="float" office:value="1894073">
                <text:p>1894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991518">
                <text:p>1991518</text:p>
              </table:table-cell>
              <table:table-cell office:value-type="float" office:value="1952280">
                <text:p>1952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050879">
                <text:p>2050879</text:p>
              </table:table-cell>
              <table:table-cell office:value-type="float" office:value="2010488">
                <text:p>2010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109011">
                <text:p>2109011</text:p>
              </table:table-cell>
              <table:table-cell office:value-type="float" office:value="2067318">
                <text:p>20673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171146">
                <text:p>2171146</text:p>
              </table:table-cell>
              <table:table-cell office:value-type="float" office:value="2128005">
                <text:p>21280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234218">
                <text:p>2234218</text:p>
              </table:table-cell>
              <table:table-cell office:value-type="float" office:value="2187594">
                <text:p>21875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298615">
                <text:p>2298615</text:p>
              </table:table-cell>
              <table:table-cell office:value-type="float" office:value="2248583">
                <text:p>2248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359365">
                <text:p>2359365</text:p>
              </table:table-cell>
              <table:table-cell office:value-type="float" office:value="2308381">
                <text:p>2308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424188">
                <text:p>2424188</text:p>
              </table:table-cell>
              <table:table-cell office:value-type="float" office:value="2371826">
                <text:p>23718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490590">
                <text:p>2490590</text:p>
              </table:table-cell>
              <table:table-cell office:value-type="float" office:value="2434858">
                <text:p>2434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555267">
                <text:p>2555267</text:p>
              </table:table-cell>
              <table:table-cell office:value-type="float" office:value="2498395">
                <text:p>2498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621473">
                <text:p>2621473</text:p>
              </table:table-cell>
              <table:table-cell office:value-type="float" office:value="2563896">
                <text:p>2563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688499">
                <text:p>2688499</text:p>
              </table:table-cell>
              <table:table-cell office:value-type="float" office:value="2629176">
                <text:p>26291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758886">
                <text:p>2758886</text:p>
              </table:table-cell>
              <table:table-cell office:value-type="float" office:value="2696480">
                <text:p>26964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828418">
                <text:p>2828418</text:p>
              </table:table-cell>
              <table:table-cell office:value-type="float" office:value="2763641">
                <text:p>2763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2899891">
                <text:p>2899891</text:p>
              </table:table-cell>
              <table:table-cell office:value-type="float" office:value="2832719">
                <text:p>2832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2970862">
                <text:p>2970862</text:p>
              </table:table-cell>
              <table:table-cell office:value-type="float" office:value="2901449">
                <text:p>29014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043386">
                <text:p>3043386</text:p>
              </table:table-cell>
              <table:table-cell office:value-type="float" office:value="2971129">
                <text:p>2971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116356">
                <text:p>3116356</text:p>
              </table:table-cell>
              <table:table-cell office:value-type="float" office:value="3042517">
                <text:p>3042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189610">
                <text:p>3189610</text:p>
              </table:table-cell>
              <table:table-cell office:value-type="float" office:value="3113150">
                <text:p>3113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263430">
                <text:p>3263430</text:p>
              </table:table-cell>
              <table:table-cell office:value-type="float" office:value="3184327">
                <text:p>31843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338355">
                <text:p>3338355</text:p>
              </table:table-cell>
              <table:table-cell office:value-type="float" office:value="3256991">
                <text:p>3256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415141">
                <text:p>3415141</text:p>
              </table:table-cell>
              <table:table-cell office:value-type="float" office:value="3331160">
                <text:p>3331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491384">
                <text:p>3491384</text:p>
              </table:table-cell>
              <table:table-cell office:value-type="float" office:value="3404755">
                <text:p>3404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570924">
                <text:p>3570924</text:p>
              </table:table-cell>
              <table:table-cell office:value-type="float" office:value="3480760">
                <text:p>34807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648919">
                <text:p>3648919</text:p>
              </table:table-cell>
              <table:table-cell office:value-type="float" office:value="3556061">
                <text:p>35560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729492">
                <text:p>3729492</text:p>
              </table:table-cell>
              <table:table-cell office:value-type="float" office:value="3633528">
                <text:p>36335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812508">
                <text:p>3812508</text:p>
              </table:table-cell>
              <table:table-cell office:value-type="float" office:value="3713455">
                <text:p>3713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894349">
                <text:p>3894349</text:p>
              </table:table-cell>
              <table:table-cell office:value-type="float" office:value="3791992">
                <text:p>3791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976788">
                <text:p>3976788</text:p>
              </table:table-cell>
              <table:table-cell office:value-type="float" office:value="3871410">
                <text:p>38714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059736">
                <text:p>4059736</text:p>
              </table:table-cell>
              <table:table-cell office:value-type="float" office:value="3951694">
                <text:p>39516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752cm" svg:height="16.629cm" xlink:href=".." xlink:type="simple" chart:class="chart:scatter" chart:style-name="ch1">
        <chart:title svg:x="11.596cm" svg:y="0.468cm" chart:style-name="ch2">
          <text:p>Insertion, Merge and Quick sorts - random data</text:p>
        </chart:title>
        <chart:legend chart:legend-position="end" svg:x="29.483cm" svg:y="6.77cm" style:legend-expansion="high" chart:style-name="ch3"/>
        <chart:plot-area chart:style-name="ch4" table:cell-range-address="msq.A1:msq.G100" chart:data-source-has-labels="row" svg:x="1.666cm" svg:y="1.579cm" svg:width="27.162cm" svg:height="13.737cm">
          <chartooo:coordinate-region svg:x="3.584cm" svg:y="1.779cm" svg:width="24.779cm" svg:height="12.89cm"/>
          <chart:axis chart:dimension="x" chart:name="primary-x" chart:style-name="ch5">
            <chart:title svg:x="14.515cm" svg:y="15.648cm" chart:style-name="ch6">
              <text:p>Data size</text:p>
            </chart:title>
          </chart:axis>
          <chart:axis chart:dimension="y" chart:name="primary-y" chart:style-name="ch5">
            <chart:title svg:x="0.451cm" svg:y="9.787cm" chart:style-name="ch7">
              <text:p>Swaps/Compares</text:p>
            </chart:title>
            <chart:grid chart:style-name="ch8" chart:class="major"/>
          </chart:axis>
          <chart:series chart:style-name="ch9" chart:values-cell-range-address="msq.B1:msq.B100" loext:label-string="ins_swaps" chart:class="chart:scatter">
            <chart:domain table:cell-range-address="msq.A1:msq.A100"/>
            <chart:data-point chart:repeated="100"/>
          </chart:series>
          <chart:series chart:style-name="ch10" chart:values-cell-range-address="msq.C1:msq.C100" loext:label-string="ins_compares" chart:class="chart:scatter">
            <chart:data-point chart:repeated="100"/>
          </chart:series>
          <chart:series chart:style-name="ch11" chart:values-cell-range-address="msq.D1:msq.D100" loext:label-string="mer_swaps" chart:class="chart:scatter">
            <chart:data-point chart:repeated="100"/>
          </chart:series>
          <chart:series chart:style-name="ch12" chart:values-cell-range-address="msq.E1:msq.E100" loext:label-string="mer_compares" chart:class="chart:scatter">
            <chart:data-point chart:repeated="100"/>
          </chart:series>
          <chart:series chart:style-name="ch13" chart:values-cell-range-address="msq.F1:msq.F100" loext:label-string="quick_swaps" chart:class="chart:scatter">
            <chart:data-point chart:repeated="100"/>
          </chart:series>
          <chart:series chart:style-name="ch14" chart:values-cell-range-address="msq.G1:msq.G100" loext:label-string="quick_compares" chart:class="chart:scatter"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ns_swaps</text:p>
              </table:table-cell>
              <table:table-cell office:value-type="string">
                <text:p>ins_compares</text:p>
              </table:table-cell>
              <table:table-cell office:value-type="string">
                <text:p>mer_swaps</text:p>
              </table:table-cell>
              <table:table-cell office:value-type="string">
                <text:p>mer_compares</text:p>
              </table:table-cell>
              <table:table-cell office:value-type="string">
                <text:p>quick_swaps</text:p>
              </table:table-cell>
              <table:table-cell office:value-type="string">
                <text:p>quick_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sq.A1:msq.A100</svg:desc>
                </draw:g>
              </table:table-cell>
              <table:table-cell office:value-type="float" office:value="2572">
                <text:p>2572</text:p>
                <draw:g>
                  <svg:desc>msq.B1:msq.B100</svg:desc>
                </draw:g>
              </table:table-cell>
              <table:table-cell office:value-type="float" office:value="2473">
                <text:p>2473</text:p>
                <draw:g>
                  <svg:desc>msq.C1:msq.C100</svg:desc>
                </draw:g>
              </table:table-cell>
              <table:table-cell office:value-type="float" office:value="672">
                <text:p>672</text:p>
                <draw:g>
                  <svg:desc>msq.D1:msq.D100</svg:desc>
                </draw:g>
              </table:table-cell>
              <table:table-cell office:value-type="float" office:value="543">
                <text:p>543</text:p>
                <draw:g>
                  <svg:desc>msq.E1:msq.E100</svg:desc>
                </draw:g>
              </table:table-cell>
              <table:table-cell office:value-type="float" office:value="517">
                <text:p>517</text:p>
                <draw:g>
                  <svg:desc>msq.F1:msq.F100</svg:desc>
                </draw:g>
              </table:table-cell>
              <table:table-cell office:value-type="float" office:value="750">
                <text:p>750</text:p>
                <draw:g>
                  <svg:desc>msq.G1:msq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2028">
                <text:p>12028</text:p>
              </table:table-cell>
              <table:table-cell office:value-type="float" office:value="11730">
                <text:p>11730</text:p>
              </table:table-cell>
              <table:table-cell office:value-type="float" office:value="2216">
                <text:p>2216</text:p>
              </table:table-cell>
              <table:table-cell office:value-type="float" office:value="1828">
                <text:p>1828</text:p>
              </table:table-cell>
              <table:table-cell office:value-type="float" office:value="1659">
                <text:p>165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4249">
                <text:p>34249</text:p>
              </table:table-cell>
              <table:table-cell office:value-type="float" office:value="33652">
                <text:p>33652</text:p>
              </table:table-cell>
              <table:table-cell office:value-type="float" office:value="4704">
                <text:p>4704</text:p>
              </table:table-cell>
              <table:table-cell office:value-type="float" office:value="3919">
                <text:p>3919</text:p>
              </table:table-cell>
              <table:table-cell office:value-type="float" office:value="3465">
                <text:p>346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74754">
                <text:p>74754</text:p>
              </table:table-cell>
              <table:table-cell office:value-type="float" office:value="73758">
                <text:p>73758</text:p>
              </table:table-cell>
              <table:table-cell office:value-type="float" office:value="8192">
                <text:p>8192</text:p>
              </table:table-cell>
              <table:table-cell office:value-type="float" office:value="6905">
                <text:p>6905</text:p>
              </table:table-cell>
              <table:table-cell office:value-type="float" office:value="5871">
                <text:p>5871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5388">
                <text:p>135388</text:p>
              </table:table-cell>
              <table:table-cell office:value-type="float" office:value="133893">
                <text:p>133893</text:p>
              </table:table-cell>
              <table:table-cell office:value-type="float" office:value="12680">
                <text:p>12680</text:p>
              </table:table-cell>
              <table:table-cell office:value-type="float" office:value="10752">
                <text:p>10752</text:p>
              </table:table-cell>
              <table:table-cell office:value-type="float" office:value="8601">
                <text:p>8601</text:p>
              </table:table-cell>
              <table:table-cell office:value-type="float" office:value="13465">
                <text:p>13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25126">
                <text:p>225126</text:p>
              </table:table-cell>
              <table:table-cell office:value-type="float" office:value="223032">
                <text:p>223032</text:p>
              </table:table-cell>
              <table:table-cell office:value-type="float" office:value="18256">
                <text:p>18256</text:p>
              </table:table-cell>
              <table:table-cell office:value-type="float" office:value="15528">
                <text:p>15528</text:p>
              </table:table-cell>
              <table:table-cell office:value-type="float" office:value="11863">
                <text:p>1186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49853">
                <text:p>349853</text:p>
              </table:table-cell>
              <table:table-cell office:value-type="float" office:value="347060">
                <text:p>347060</text:p>
              </table:table-cell>
              <table:table-cell office:value-type="float" office:value="24932">
                <text:p>24932</text:p>
              </table:table-cell>
              <table:table-cell office:value-type="float" office:value="21267">
                <text:p>21267</text:p>
              </table:table-cell>
              <table:table-cell office:value-type="float" office:value="15646">
                <text:p>15646</text:p>
              </table:table-cell>
              <table:table-cell office:value-type="float" office:value="25884">
                <text:p>2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510948">
                <text:p>510948</text:p>
              </table:table-cell>
              <table:table-cell office:value-type="float" office:value="507356">
                <text:p>507356</text:p>
              </table:table-cell>
              <table:table-cell office:value-type="float" office:value="32708">
                <text:p>32708</text:p>
              </table:table-cell>
              <table:table-cell office:value-type="float" office:value="28023">
                <text:p>28023</text:p>
              </table:table-cell>
              <table:table-cell office:value-type="float" office:value="20979">
                <text:p>20979</text:p>
              </table:table-cell>
              <table:table-cell office:value-type="float" office:value="34295">
                <text:p>34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17591">
                <text:p>717591</text:p>
              </table:table-cell>
              <table:table-cell office:value-type="float" office:value="713100">
                <text:p>713100</text:p>
              </table:table-cell>
              <table:table-cell office:value-type="float" office:value="41584">
                <text:p>41584</text:p>
              </table:table-cell>
              <table:table-cell office:value-type="float" office:value="35773">
                <text:p>35773</text:p>
              </table:table-cell>
              <table:table-cell office:value-type="float" office:value="27488">
                <text:p>27488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976978">
                <text:p>976978</text:p>
              </table:table-cell>
              <table:table-cell office:value-type="float" office:value="971488">
                <text:p>971488</text:p>
              </table:table-cell>
              <table:table-cell office:value-type="float" office:value="51560">
                <text:p>51560</text:p>
              </table:table-cell>
              <table:table-cell office:value-type="float" office:value="44478">
                <text:p>44478</text:p>
              </table:table-cell>
              <table:table-cell office:value-type="float" office:value="33962">
                <text:p>33962</text:p>
              </table:table-cell>
              <table:table-cell office:value-type="float" office:value="54936">
                <text:p>5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273326">
                <text:p>1273326</text:p>
              </table:table-cell>
              <table:table-cell office:value-type="float" office:value="1266737">
                <text:p>1266737</text:p>
              </table:table-cell>
              <table:table-cell office:value-type="float" office:value="62712">
                <text:p>62712</text:p>
              </table:table-cell>
              <table:table-cell office:value-type="float" office:value="54206">
                <text:p>54206</text:p>
              </table:table-cell>
              <table:table-cell office:value-type="float" office:value="41233">
                <text:p>41233</text:p>
              </table:table-cell>
              <table:table-cell office:value-type="float" office:value="68199">
                <text:p>6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632393">
                <text:p>1632393</text:p>
              </table:table-cell>
              <table:table-cell office:value-type="float" office:value="1624605">
                <text:p>1624605</text:p>
              </table:table-cell>
              <table:table-cell office:value-type="float" office:value="75064">
                <text:p>75064</text:p>
              </table:table-cell>
              <table:table-cell office:value-type="float" office:value="65013">
                <text:p>65013</text:p>
              </table:table-cell>
              <table:table-cell office:value-type="float" office:value="48807">
                <text:p>48807</text:p>
              </table:table-cell>
              <table:table-cell office:value-type="float" office:value="81548">
                <text:p>81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054172">
                <text:p>2054172</text:p>
              </table:table-cell>
              <table:table-cell office:value-type="float" office:value="2045085">
                <text:p>2045085</text:p>
              </table:table-cell>
              <table:table-cell office:value-type="float" office:value="88616">
                <text:p>88616</text:p>
              </table:table-cell>
              <table:table-cell office:value-type="float" office:value="76820">
                <text:p>76820</text:p>
              </table:table-cell>
              <table:table-cell office:value-type="float" office:value="57448">
                <text:p>57448</text:p>
              </table:table-cell>
              <table:table-cell office:value-type="float" office:value="95597">
                <text:p>95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552967">
                <text:p>2552967</text:p>
              </table:table-cell>
              <table:table-cell office:value-type="float" office:value="2542481">
                <text:p>2542481</text:p>
              </table:table-cell>
              <table:table-cell office:value-type="float" office:value="103368">
                <text:p>103368</text:p>
              </table:table-cell>
              <table:table-cell office:value-type="float" office:value="89696">
                <text:p>89696</text:p>
              </table:table-cell>
              <table:table-cell office:value-type="float" office:value="67211">
                <text:p>67211</text:p>
              </table:table-cell>
              <table:table-cell office:value-type="float" office:value="112122">
                <text:p>112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119755">
                <text:p>3119755</text:p>
              </table:table-cell>
              <table:table-cell office:value-type="float" office:value="3107770">
                <text:p>3107770</text:p>
              </table:table-cell>
              <table:table-cell office:value-type="float" office:value="119320">
                <text:p>119320</text:p>
              </table:table-cell>
              <table:table-cell office:value-type="float" office:value="103668">
                <text:p>103668</text:p>
              </table:table-cell>
              <table:table-cell office:value-type="float" office:value="77860">
                <text:p>77860</text:p>
              </table:table-cell>
              <table:table-cell office:value-type="float" office:value="129662">
                <text:p>129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3761100">
                <text:p>3761100</text:p>
              </table:table-cell>
              <table:table-cell office:value-type="float" office:value="3747516">
                <text:p>3747516</text:p>
              </table:table-cell>
              <table:table-cell office:value-type="float" office:value="136472">
                <text:p>136472</text:p>
              </table:table-cell>
              <table:table-cell office:value-type="float" office:value="118720">
                <text:p>118720</text:p>
              </table:table-cell>
              <table:table-cell office:value-type="float" office:value="90796">
                <text:p>90796</text:p>
              </table:table-cell>
              <table:table-cell office:value-type="float" office:value="152124">
                <text:p>152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482228">
                <text:p>4482228</text:p>
              </table:table-cell>
              <table:table-cell office:value-type="float" office:value="4466945">
                <text:p>4466945</text:p>
              </table:table-cell>
              <table:table-cell office:value-type="float" office:value="154824">
                <text:p>154824</text:p>
              </table:table-cell>
              <table:table-cell office:value-type="float" office:value="134846">
                <text:p>134846</text:p>
              </table:table-cell>
              <table:table-cell office:value-type="float" office:value="103461">
                <text:p>103461</text:p>
              </table:table-cell>
              <table:table-cell office:value-type="float" office:value="172794">
                <text:p>172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298989">
                <text:p>5298989</text:p>
              </table:table-cell>
              <table:table-cell office:value-type="float" office:value="5281907">
                <text:p>5281907</text:p>
              </table:table-cell>
              <table:table-cell office:value-type="float" office:value="174376">
                <text:p>174376</text:p>
              </table:table-cell>
              <table:table-cell office:value-type="float" office:value="152108">
                <text:p>152108</text:p>
              </table:table-cell>
              <table:table-cell office:value-type="float" office:value="117525">
                <text:p>117525</text:p>
              </table:table-cell>
              <table:table-cell office:value-type="float" office:value="193920">
                <text:p>1939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6202180">
                <text:p>6202180</text:p>
              </table:table-cell>
              <table:table-cell office:value-type="float" office:value="6183199">
                <text:p>6183199</text:p>
              </table:table-cell>
              <table:table-cell office:value-type="float" office:value="195128">
                <text:p>195128</text:p>
              </table:table-cell>
              <table:table-cell office:value-type="float" office:value="170406">
                <text:p>170406</text:p>
              </table:table-cell>
              <table:table-cell office:value-type="float" office:value="130453">
                <text:p>130453</text:p>
              </table:table-cell>
              <table:table-cell office:value-type="float" office:value="217812">
                <text:p>217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190364">
                <text:p>7190364</text:p>
              </table:table-cell>
              <table:table-cell office:value-type="float" office:value="7169384">
                <text:p>7169384</text:p>
              </table:table-cell>
              <table:table-cell office:value-type="float" office:value="217080">
                <text:p>217080</text:p>
              </table:table-cell>
              <table:table-cell office:value-type="float" office:value="189814">
                <text:p>189814</text:p>
              </table:table-cell>
              <table:table-cell office:value-type="float" office:value="145078">
                <text:p>145078</text:p>
              </table:table-cell>
              <table:table-cell office:value-type="float" office:value="242675">
                <text:p>242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283735">
                <text:p>8283735</text:p>
              </table:table-cell>
              <table:table-cell office:value-type="float" office:value="8260656">
                <text:p>8260656</text:p>
              </table:table-cell>
              <table:table-cell office:value-type="float" office:value="240284">
                <text:p>240284</text:p>
              </table:table-cell>
              <table:table-cell office:value-type="float" office:value="210349">
                <text:p>210349</text:p>
              </table:table-cell>
              <table:table-cell office:value-type="float" office:value="160720">
                <text:p>160720</text:p>
              </table:table-cell>
              <table:table-cell office:value-type="float" office:value="269128">
                <text:p>269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492023">
                <text:p>9492023</text:p>
              </table:table-cell>
              <table:table-cell office:value-type="float" office:value="9466745">
                <text:p>9466745</text:p>
              </table:table-cell>
              <table:table-cell office:value-type="float" office:value="264788">
                <text:p>264788</text:p>
              </table:table-cell>
              <table:table-cell office:value-type="float" office:value="232003">
                <text:p>232003</text:p>
              </table:table-cell>
              <table:table-cell office:value-type="float" office:value="176273">
                <text:p>176273</text:p>
              </table:table-cell>
              <table:table-cell office:value-type="float" office:value="296672">
                <text:p>296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834003">
                <text:p>10834003</text:p>
              </table:table-cell>
              <table:table-cell office:value-type="float" office:value="10806426">
                <text:p>10806426</text:p>
              </table:table-cell>
              <table:table-cell office:value-type="float" office:value="290592">
                <text:p>290592</text:p>
              </table:table-cell>
              <table:table-cell office:value-type="float" office:value="254823">
                <text:p>254823</text:p>
              </table:table-cell>
              <table:table-cell office:value-type="float" office:value="193801">
                <text:p>193801</text:p>
              </table:table-cell>
              <table:table-cell office:value-type="float" office:value="325521">
                <text:p>325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2257143">
                <text:p>12257143</text:p>
              </table:table-cell>
              <table:table-cell office:value-type="float" office:value="12227167">
                <text:p>12227167</text:p>
              </table:table-cell>
              <table:table-cell office:value-type="float" office:value="317696">
                <text:p>317696</text:p>
              </table:table-cell>
              <table:table-cell office:value-type="float" office:value="278812">
                <text:p>278812</text:p>
              </table:table-cell>
              <table:table-cell office:value-type="float" office:value="213845">
                <text:p>213845</text:p>
              </table:table-cell>
              <table:table-cell office:value-type="float" office:value="357316">
                <text:p>357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3806816">
                <text:p>13806816</text:p>
              </table:table-cell>
              <table:table-cell office:value-type="float" office:value="13774341">
                <text:p>13774341</text:p>
              </table:table-cell>
              <table:table-cell office:value-type="float" office:value="346100">
                <text:p>346100</text:p>
              </table:table-cell>
              <table:table-cell office:value-type="float" office:value="303896">
                <text:p>303896</text:p>
              </table:table-cell>
              <table:table-cell office:value-type="float" office:value="235303">
                <text:p>235303</text:p>
              </table:table-cell>
              <table:table-cell office:value-type="float" office:value="390823">
                <text:p>390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5497507">
                <text:p>15497507</text:p>
              </table:table-cell>
              <table:table-cell office:value-type="float" office:value="15462433">
                <text:p>15462433</text:p>
              </table:table-cell>
              <table:table-cell office:value-type="float" office:value="375804">
                <text:p>375804</text:p>
              </table:table-cell>
              <table:table-cell office:value-type="float" office:value="330192">
                <text:p>330192</text:p>
              </table:table-cell>
              <table:table-cell office:value-type="float" office:value="254910">
                <text:p>254910</text:p>
              </table:table-cell>
              <table:table-cell office:value-type="float" office:value="423321">
                <text:p>423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7329948">
                <text:p>17329948</text:p>
              </table:table-cell>
              <table:table-cell office:value-type="float" office:value="17292175">
                <text:p>17292175</text:p>
              </table:table-cell>
              <table:table-cell office:value-type="float" office:value="406808">
                <text:p>406808</text:p>
              </table:table-cell>
              <table:table-cell office:value-type="float" office:value="357580">
                <text:p>357580</text:p>
              </table:table-cell>
              <table:table-cell office:value-type="float" office:value="274287">
                <text:p>274287</text:p>
              </table:table-cell>
              <table:table-cell office:value-type="float" office:value="458470">
                <text:p>4584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9309102">
                <text:p>19309102</text:p>
              </table:table-cell>
              <table:table-cell office:value-type="float" office:value="19268530">
                <text:p>19268530</text:p>
              </table:table-cell>
              <table:table-cell office:value-type="float" office:value="439112">
                <text:p>439112</text:p>
              </table:table-cell>
              <table:table-cell office:value-type="float" office:value="386154">
                <text:p>386154</text:p>
              </table:table-cell>
              <table:table-cell office:value-type="float" office:value="298595">
                <text:p>298595</text:p>
              </table:table-cell>
              <table:table-cell office:value-type="float" office:value="498647">
                <text:p>49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1409590">
                <text:p>21409590</text:p>
              </table:table-cell>
              <table:table-cell office:value-type="float" office:value="21366119">
                <text:p>21366119</text:p>
              </table:table-cell>
              <table:table-cell office:value-type="float" office:value="472716">
                <text:p>472716</text:p>
              </table:table-cell>
              <table:table-cell office:value-type="float" office:value="415882">
                <text:p>415882</text:p>
              </table:table-cell>
              <table:table-cell office:value-type="float" office:value="318712">
                <text:p>318712</text:p>
              </table:table-cell>
              <table:table-cell office:value-type="float" office:value="535541">
                <text:p>535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3657118">
                <text:p>23657118</text:p>
              </table:table-cell>
              <table:table-cell office:value-type="float" office:value="23610648">
                <text:p>23610648</text:p>
              </table:table-cell>
              <table:table-cell office:value-type="float" office:value="507620">
                <text:p>507620</text:p>
              </table:table-cell>
              <table:table-cell office:value-type="float" office:value="446774">
                <text:p>446774</text:p>
              </table:table-cell>
              <table:table-cell office:value-type="float" office:value="340536">
                <text:p>340536</text:p>
              </table:table-cell>
              <table:table-cell office:value-type="float" office:value="573635">
                <text:p>573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6035855">
                <text:p>26035855</text:p>
              </table:table-cell>
              <table:table-cell office:value-type="float" office:value="25986286">
                <text:p>25986286</text:p>
              </table:table-cell>
              <table:table-cell office:value-type="float" office:value="543824">
                <text:p>543824</text:p>
              </table:table-cell>
              <table:table-cell office:value-type="float" office:value="478944">
                <text:p>478944</text:p>
              </table:table-cell>
              <table:table-cell office:value-type="float" office:value="365976">
                <text:p>365976</text:p>
              </table:table-cell>
              <table:table-cell office:value-type="float" office:value="618826">
                <text:p>618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8593679">
                <text:p>28593679</text:p>
              </table:table-cell>
              <table:table-cell office:value-type="float" office:value="28540911">
                <text:p>28540911</text:p>
              </table:table-cell>
              <table:table-cell office:value-type="float" office:value="581328">
                <text:p>581328</text:p>
              </table:table-cell>
              <table:table-cell office:value-type="float" office:value="512206">
                <text:p>512206</text:p>
              </table:table-cell>
              <table:table-cell office:value-type="float" office:value="390877">
                <text:p>390877</text:p>
              </table:table-cell>
              <table:table-cell office:value-type="float" office:value="660785">
                <text:p>66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1298935">
                <text:p>31298935</text:p>
              </table:table-cell>
              <table:table-cell office:value-type="float" office:value="31242868">
                <text:p>31242868</text:p>
              </table:table-cell>
              <table:table-cell office:value-type="float" office:value="620132">
                <text:p>620132</text:p>
              </table:table-cell>
              <table:table-cell office:value-type="float" office:value="546629">
                <text:p>546629</text:p>
              </table:table-cell>
              <table:table-cell office:value-type="float" office:value="420473">
                <text:p>420473</text:p>
              </table:table-cell>
              <table:table-cell office:value-type="float" office:value="706996">
                <text:p>706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198411">
                <text:p>34198411</text:p>
              </table:table-cell>
              <table:table-cell office:value-type="float" office:value="34138945">
                <text:p>34138945</text:p>
              </table:table-cell>
              <table:table-cell office:value-type="float" office:value="660236">
                <text:p>660236</text:p>
              </table:table-cell>
              <table:table-cell office:value-type="float" office:value="582265">
                <text:p>582265</text:p>
              </table:table-cell>
              <table:table-cell office:value-type="float" office:value="449219">
                <text:p>449219</text:p>
              </table:table-cell>
              <table:table-cell office:value-type="float" office:value="754063">
                <text:p>754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7283763">
                <text:p>37283763</text:p>
              </table:table-cell>
              <table:table-cell office:value-type="float" office:value="37220798">
                <text:p>37220798</text:p>
              </table:table-cell>
              <table:table-cell office:value-type="float" office:value="701640">
                <text:p>701640</text:p>
              </table:table-cell>
              <table:table-cell office:value-type="float" office:value="619143">
                <text:p>619143</text:p>
              </table:table-cell>
              <table:table-cell office:value-type="float" office:value="475738">
                <text:p>475738</text:p>
              </table:table-cell>
              <table:table-cell office:value-type="float" office:value="799937">
                <text:p>799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40548330">
                <text:p>40548330</text:p>
              </table:table-cell>
              <table:table-cell office:value-type="float" office:value="40481766">
                <text:p>40481766</text:p>
              </table:table-cell>
              <table:table-cell office:value-type="float" office:value="744344">
                <text:p>744344</text:p>
              </table:table-cell>
              <table:table-cell office:value-type="float" office:value="657194">
                <text:p>657194</text:p>
              </table:table-cell>
              <table:table-cell office:value-type="float" office:value="502965">
                <text:p>502965</text:p>
              </table:table-cell>
              <table:table-cell office:value-type="float" office:value="846623">
                <text:p>846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43935020">
                <text:p>43935020</text:p>
              </table:table-cell>
              <table:table-cell office:value-type="float" office:value="43864757">
                <text:p>43864757</text:p>
              </table:table-cell>
              <table:table-cell office:value-type="float" office:value="788348">
                <text:p>788348</text:p>
              </table:table-cell>
              <table:table-cell office:value-type="float" office:value="696436">
                <text:p>696436</text:p>
              </table:table-cell>
              <table:table-cell office:value-type="float" office:value="530601">
                <text:p>530601</text:p>
              </table:table-cell>
              <table:table-cell office:value-type="float" office:value="896125">
                <text:p>896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7580251">
                <text:p>47580251</text:p>
              </table:table-cell>
              <table:table-cell office:value-type="float" office:value="47506189">
                <text:p>47506189</text:p>
              </table:table-cell>
              <table:table-cell office:value-type="float" office:value="833652">
                <text:p>833652</text:p>
              </table:table-cell>
              <table:table-cell office:value-type="float" office:value="736863">
                <text:p>736863</text:p>
              </table:table-cell>
              <table:table-cell office:value-type="float" office:value="561391">
                <text:p>561391</text:p>
              </table:table-cell>
              <table:table-cell office:value-type="float" office:value="948954">
                <text:p>948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51368858">
                <text:p>51368858</text:p>
              </table:table-cell>
              <table:table-cell office:value-type="float" office:value="51290897">
                <text:p>51290897</text:p>
              </table:table-cell>
              <table:table-cell office:value-type="float" office:value="880256">
                <text:p>880256</text:p>
              </table:table-cell>
              <table:table-cell office:value-type="float" office:value="778498">
                <text:p>778498</text:p>
              </table:table-cell>
              <table:table-cell office:value-type="float" office:value="593224">
                <text:p>593224</text:p>
              </table:table-cell>
              <table:table-cell office:value-type="float" office:value="1001571">
                <text:p>1001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55410247">
                <text:p>55410247</text:p>
              </table:table-cell>
              <table:table-cell office:value-type="float" office:value="55328287">
                <text:p>55328287</text:p>
              </table:table-cell>
              <table:table-cell office:value-type="float" office:value="928160">
                <text:p>928160</text:p>
              </table:table-cell>
              <table:table-cell office:value-type="float" office:value="821297">
                <text:p>821297</text:p>
              </table:table-cell>
              <table:table-cell office:value-type="float" office:value="624085">
                <text:p>624085</text:p>
              </table:table-cell>
              <table:table-cell office:value-type="float" office:value="1055209">
                <text:p>1055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9636943">
                <text:p>59636943</text:p>
              </table:table-cell>
              <table:table-cell office:value-type="float" office:value="59550884">
                <text:p>59550884</text:p>
              </table:table-cell>
              <table:table-cell office:value-type="float" office:value="977368">
                <text:p>977368</text:p>
              </table:table-cell>
              <table:table-cell office:value-type="float" office:value="865328">
                <text:p>865328</text:p>
              </table:table-cell>
              <table:table-cell office:value-type="float" office:value="658287">
                <text:p>658287</text:p>
              </table:table-cell>
              <table:table-cell office:value-type="float" office:value="1111634">
                <text:p>1111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64078627">
                <text:p>64078627</text:p>
              </table:table-cell>
              <table:table-cell office:value-type="float" office:value="63988369">
                <text:p>63988369</text:p>
              </table:table-cell>
              <table:table-cell office:value-type="float" office:value="1027976">
                <text:p>1027976</text:p>
              </table:table-cell>
              <table:table-cell office:value-type="float" office:value="910629">
                <text:p>910629</text:p>
              </table:table-cell>
              <table:table-cell office:value-type="float" office:value="692638">
                <text:p>692638</text:p>
              </table:table-cell>
              <table:table-cell office:value-type="float" office:value="1169225">
                <text:p>1169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68642301">
                <text:p>68642301</text:p>
              </table:table-cell>
              <table:table-cell office:value-type="float" office:value="68547744">
                <text:p>68547744</text:p>
              </table:table-cell>
              <table:table-cell office:value-type="float" office:value="1079984">
                <text:p>1079984</text:p>
              </table:table-cell>
              <table:table-cell office:value-type="float" office:value="957115">
                <text:p>957115</text:p>
              </table:table-cell>
              <table:table-cell office:value-type="float" office:value="726990">
                <text:p>726990</text:p>
              </table:table-cell>
              <table:table-cell office:value-type="float" office:value="1226816">
                <text:p>1226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73439150">
                <text:p>73439150</text:p>
              </table:table-cell>
              <table:table-cell office:value-type="float" office:value="73340194">
                <text:p>73340194</text:p>
              </table:table-cell>
              <table:table-cell office:value-type="float" office:value="1133392">
                <text:p>1133392</text:p>
              </table:table-cell>
              <table:table-cell office:value-type="float" office:value="1004865">
                <text:p>1004865</text:p>
              </table:table-cell>
              <table:table-cell office:value-type="float" office:value="763866">
                <text:p>763866</text:p>
              </table:table-cell>
              <table:table-cell office:value-type="float" office:value="1287587">
                <text:p>1287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78598169">
                <text:p>78598169</text:p>
              </table:table-cell>
              <table:table-cell office:value-type="float" office:value="78494714">
                <text:p>78494714</text:p>
              </table:table-cell>
              <table:table-cell office:value-type="float" office:value="1188200">
                <text:p>1188200</text:p>
              </table:table-cell>
              <table:table-cell office:value-type="float" office:value="1053904">
                <text:p>1053904</text:p>
              </table:table-cell>
              <table:table-cell office:value-type="float" office:value="803117">
                <text:p>803117</text:p>
              </table:table-cell>
              <table:table-cell office:value-type="float" office:value="1352758">
                <text:p>135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83863384">
                <text:p>83863384</text:p>
              </table:table-cell>
              <table:table-cell office:value-type="float" office:value="83755330">
                <text:p>83755330</text:p>
              </table:table-cell>
              <table:table-cell office:value-type="float" office:value="1244408">
                <text:p>1244408</text:p>
              </table:table-cell>
              <table:table-cell office:value-type="float" office:value="1104134">
                <text:p>1104134</text:p>
              </table:table-cell>
              <table:table-cell office:value-type="float" office:value="842675">
                <text:p>842675</text:p>
              </table:table-cell>
              <table:table-cell office:value-type="float" office:value="1416285">
                <text:p>1416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89402016">
                <text:p>89402016</text:p>
              </table:table-cell>
              <table:table-cell office:value-type="float" office:value="89289263">
                <text:p>89289263</text:p>
              </table:table-cell>
              <table:table-cell office:value-type="float" office:value="1302016">
                <text:p>1302016</text:p>
              </table:table-cell>
              <table:table-cell office:value-type="float" office:value="1155642">
                <text:p>1155642</text:p>
              </table:table-cell>
              <table:table-cell office:value-type="float" office:value="883636">
                <text:p>883636</text:p>
              </table:table-cell>
              <table:table-cell office:value-type="float" office:value="1482529">
                <text:p>1482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95187276">
                <text:p>95187276</text:p>
              </table:table-cell>
              <table:table-cell office:value-type="float" office:value="95069724">
                <text:p>95069724</text:p>
              </table:table-cell>
              <table:table-cell office:value-type="float" office:value="1361024">
                <text:p>1361024</text:p>
              </table:table-cell>
              <table:table-cell office:value-type="float" office:value="1208385">
                <text:p>1208385</text:p>
              </table:table-cell>
              <table:table-cell office:value-type="float" office:value="921457">
                <text:p>921457</text:p>
              </table:table-cell>
              <table:table-cell office:value-type="float" office:value="1549314">
                <text:p>1549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01220349">
                <text:p>101220349</text:p>
              </table:table-cell>
              <table:table-cell office:value-type="float" office:value="101097898">
                <text:p>101097898</text:p>
              </table:table-cell>
              <table:table-cell office:value-type="float" office:value="1421432">
                <text:p>1421432</text:p>
              </table:table-cell>
              <table:table-cell office:value-type="float" office:value="1262334">
                <text:p>1262334</text:p>
              </table:table-cell>
              <table:table-cell office:value-type="float" office:value="964365">
                <text:p>964365</text:p>
              </table:table-cell>
              <table:table-cell office:value-type="float" office:value="1620040">
                <text:p>16200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07464065">
                <text:p>107464065</text:p>
              </table:table-cell>
              <table:table-cell office:value-type="float" office:value="107336615">
                <text:p>107336615</text:p>
              </table:table-cell>
              <table:table-cell office:value-type="float" office:value="1483240">
                <text:p>1483240</text:p>
              </table:table-cell>
              <table:table-cell office:value-type="float" office:value="1317597">
                <text:p>1317597</text:p>
              </table:table-cell>
              <table:table-cell office:value-type="float" office:value="1006041">
                <text:p>1006041</text:p>
              </table:table-cell>
              <table:table-cell office:value-type="float" office:value="1689649">
                <text:p>16896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13951431">
                <text:p>113951431</text:p>
              </table:table-cell>
              <table:table-cell office:value-type="float" office:value="113818882">
                <text:p>113818882</text:p>
              </table:table-cell>
              <table:table-cell office:value-type="float" office:value="1546448">
                <text:p>1546448</text:p>
              </table:table-cell>
              <table:table-cell office:value-type="float" office:value="1374112">
                <text:p>1374112</text:p>
              </table:table-cell>
              <table:table-cell office:value-type="float" office:value="1049313">
                <text:p>1049313</text:p>
              </table:table-cell>
              <table:table-cell office:value-type="float" office:value="1764021">
                <text:p>1764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20744647">
                <text:p>120744647</text:p>
              </table:table-cell>
              <table:table-cell office:value-type="float" office:value="120606899">
                <text:p>120606899</text:p>
              </table:table-cell>
              <table:table-cell office:value-type="float" office:value="1611056">
                <text:p>1611056</text:p>
              </table:table-cell>
              <table:table-cell office:value-type="float" office:value="1431866">
                <text:p>1431866</text:p>
              </table:table-cell>
              <table:table-cell office:value-type="float" office:value="1094673">
                <text:p>1094673</text:p>
              </table:table-cell>
              <table:table-cell office:value-type="float" office:value="1838876">
                <text:p>1838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27784895">
                <text:p>127784895</text:p>
              </table:table-cell>
              <table:table-cell office:value-type="float" office:value="127641848">
                <text:p>127641848</text:p>
              </table:table-cell>
              <table:table-cell office:value-type="float" office:value="1677064">
                <text:p>1677064</text:p>
              </table:table-cell>
              <table:table-cell office:value-type="float" office:value="1490808">
                <text:p>1490808</text:p>
              </table:table-cell>
              <table:table-cell office:value-type="float" office:value="1138564">
                <text:p>1138564</text:p>
              </table:table-cell>
              <table:table-cell office:value-type="float" office:value="1912765">
                <text:p>1912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35082621">
                <text:p>135082621</text:p>
              </table:table-cell>
              <table:table-cell office:value-type="float" office:value="134934175">
                <text:p>134934175</text:p>
              </table:table-cell>
              <table:table-cell office:value-type="float" office:value="1744472">
                <text:p>1744472</text:p>
              </table:table-cell>
              <table:table-cell office:value-type="float" office:value="1551059">
                <text:p>1551059</text:p>
              </table:table-cell>
              <table:table-cell office:value-type="float" office:value="1186143">
                <text:p>1186143</text:p>
              </table:table-cell>
              <table:table-cell office:value-type="float" office:value="1991082">
                <text:p>1991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42633745">
                <text:p>142633745</text:p>
              </table:table-cell>
              <table:table-cell office:value-type="float" office:value="142479800">
                <text:p>142479800</text:p>
              </table:table-cell>
              <table:table-cell office:value-type="float" office:value="1813280">
                <text:p>1813280</text:p>
              </table:table-cell>
              <table:table-cell office:value-type="float" office:value="1612530">
                <text:p>1612530</text:p>
              </table:table-cell>
              <table:table-cell office:value-type="float" office:value="1230763">
                <text:p>1230763</text:p>
              </table:table-cell>
              <table:table-cell office:value-type="float" office:value="2067835">
                <text:p>2067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50436275">
                <text:p>150436275</text:p>
              </table:table-cell>
              <table:table-cell office:value-type="float" office:value="150276731">
                <text:p>150276731</text:p>
              </table:table-cell>
              <table:table-cell office:value-type="float" office:value="1883488">
                <text:p>1883488</text:p>
              </table:table-cell>
              <table:table-cell office:value-type="float" office:value="1675346">
                <text:p>1675346</text:p>
              </table:table-cell>
              <table:table-cell office:value-type="float" office:value="1276726">
                <text:p>1276726</text:p>
              </table:table-cell>
              <table:table-cell office:value-type="float" office:value="2145449">
                <text:p>2145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58601673">
                <text:p>158601673</text:p>
              </table:table-cell>
              <table:table-cell office:value-type="float" office:value="158436430">
                <text:p>158436430</text:p>
              </table:table-cell>
              <table:table-cell office:value-type="float" office:value="1955096">
                <text:p>1955096</text:p>
              </table:table-cell>
              <table:table-cell office:value-type="float" office:value="1739398">
                <text:p>1739398</text:p>
              </table:table-cell>
              <table:table-cell office:value-type="float" office:value="1326013">
                <text:p>1326013</text:p>
              </table:table-cell>
              <table:table-cell office:value-type="float" office:value="2226806">
                <text:p>2226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67052356">
                <text:p>167052356</text:p>
              </table:table-cell>
              <table:table-cell office:value-type="float" office:value="166881314">
                <text:p>166881314</text:p>
              </table:table-cell>
              <table:table-cell office:value-type="float" office:value="2028104">
                <text:p>2028104</text:p>
              </table:table-cell>
              <table:table-cell office:value-type="float" office:value="1804708">
                <text:p>1804708</text:p>
              </table:table-cell>
              <table:table-cell office:value-type="float" office:value="1373507">
                <text:p>1373507</text:p>
              </table:table-cell>
              <table:table-cell office:value-type="float" office:value="2308583">
                <text:p>2308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75760980">
                <text:p>175760980</text:p>
              </table:table-cell>
              <table:table-cell office:value-type="float" office:value="175584039">
                <text:p>175584039</text:p>
              </table:table-cell>
              <table:table-cell office:value-type="float" office:value="2102512">
                <text:p>2102512</text:p>
              </table:table-cell>
              <table:table-cell office:value-type="float" office:value="1871293">
                <text:p>1871293</text:p>
              </table:table-cell>
              <table:table-cell office:value-type="float" office:value="1423115">
                <text:p>1423115</text:p>
              </table:table-cell>
              <table:table-cell office:value-type="float" office:value="2394879">
                <text:p>2394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4814134">
                <text:p>184814134</text:p>
              </table:table-cell>
              <table:table-cell office:value-type="float" office:value="184631194">
                <text:p>184631194</text:p>
              </table:table-cell>
              <table:table-cell office:value-type="float" office:value="2178320">
                <text:p>2178320</text:p>
              </table:table-cell>
              <table:table-cell office:value-type="float" office:value="1939100">
                <text:p>1939100</text:p>
              </table:table-cell>
              <table:table-cell office:value-type="float" office:value="1475698">
                <text:p>1475698</text:p>
              </table:table-cell>
              <table:table-cell office:value-type="float" office:value="2483169">
                <text:p>2483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94145203">
                <text:p>194145203</text:p>
              </table:table-cell>
              <table:table-cell office:value-type="float" office:value="193956164">
                <text:p>193956164</text:p>
              </table:table-cell>
              <table:table-cell office:value-type="float" office:value="2255528">
                <text:p>2255528</text:p>
              </table:table-cell>
              <table:table-cell office:value-type="float" office:value="2008208">
                <text:p>2008208</text:p>
              </table:table-cell>
              <table:table-cell office:value-type="float" office:value="1527979">
                <text:p>1527979</text:p>
              </table:table-cell>
              <table:table-cell office:value-type="float" office:value="2571430">
                <text:p>2571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03805860">
                <text:p>203805860</text:p>
              </table:table-cell>
              <table:table-cell office:value-type="float" office:value="203610622">
                <text:p>203610622</text:p>
              </table:table-cell>
              <table:table-cell office:value-type="float" office:value="2334136">
                <text:p>2334136</text:p>
              </table:table-cell>
              <table:table-cell office:value-type="float" office:value="2078604">
                <text:p>2078604</text:p>
              </table:table-cell>
              <table:table-cell office:value-type="float" office:value="1579790">
                <text:p>1579790</text:p>
              </table:table-cell>
              <table:table-cell office:value-type="float" office:value="2658743">
                <text:p>26587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13743332">
                <text:p>213743332</text:p>
              </table:table-cell>
              <table:table-cell office:value-type="float" office:value="213541795">
                <text:p>213541795</text:p>
              </table:table-cell>
              <table:table-cell office:value-type="float" office:value="2414144">
                <text:p>2414144</text:p>
              </table:table-cell>
              <table:table-cell office:value-type="float" office:value="2150296">
                <text:p>2150296</text:p>
              </table:table-cell>
              <table:table-cell office:value-type="float" office:value="1637728">
                <text:p>1637728</text:p>
              </table:table-cell>
              <table:table-cell office:value-type="float" office:value="2754171">
                <text:p>2754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23955969">
                <text:p>223955969</text:p>
              </table:table-cell>
              <table:table-cell office:value-type="float" office:value="223748033">
                <text:p>223748033</text:p>
              </table:table-cell>
              <table:table-cell office:value-type="float" office:value="2495552">
                <text:p>2495552</text:p>
              </table:table-cell>
              <table:table-cell office:value-type="float" office:value="2223240">
                <text:p>2223240</text:p>
              </table:table-cell>
              <table:table-cell office:value-type="float" office:value="1692517">
                <text:p>1692517</text:p>
              </table:table-cell>
              <table:table-cell office:value-type="float" office:value="2847567">
                <text:p>2847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34522486">
                <text:p>234522486</text:p>
              </table:table-cell>
              <table:table-cell office:value-type="float" office:value="234308051">
                <text:p>234308051</text:p>
              </table:table-cell>
              <table:table-cell office:value-type="float" office:value="2578360">
                <text:p>2578360</text:p>
              </table:table-cell>
              <table:table-cell office:value-type="float" office:value="2297478">
                <text:p>2297478</text:p>
              </table:table-cell>
              <table:table-cell office:value-type="float" office:value="1749246">
                <text:p>1749246</text:p>
              </table:table-cell>
              <table:table-cell office:value-type="float" office:value="2946956">
                <text:p>2946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45426965">
                <text:p>245426965</text:p>
              </table:table-cell>
              <table:table-cell office:value-type="float" office:value="245205931">
                <text:p>245205931</text:p>
              </table:table-cell>
              <table:table-cell office:value-type="float" office:value="2662568">
                <text:p>2662568</text:p>
              </table:table-cell>
              <table:table-cell office:value-type="float" office:value="2373054">
                <text:p>2373054</text:p>
              </table:table-cell>
              <table:table-cell office:value-type="float" office:value="1806722">
                <text:p>1806722</text:p>
              </table:table-cell>
              <table:table-cell office:value-type="float" office:value="3043472">
                <text:p>3043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56683663">
                <text:p>256683663</text:p>
              </table:table-cell>
              <table:table-cell office:value-type="float" office:value="256455930">
                <text:p>256455930</text:p>
              </table:table-cell>
              <table:table-cell office:value-type="float" office:value="2748176">
                <text:p>2748176</text:p>
              </table:table-cell>
              <table:table-cell office:value-type="float" office:value="2449899">
                <text:p>2449899</text:p>
              </table:table-cell>
              <table:table-cell office:value-type="float" office:value="1866496">
                <text:p>1866496</text:p>
              </table:table-cell>
              <table:table-cell office:value-type="float" office:value="3144147">
                <text:p>3144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68269061">
                <text:p>268269061</text:p>
              </table:table-cell>
              <table:table-cell office:value-type="float" office:value="268034529">
                <text:p>268034529</text:p>
              </table:table-cell>
              <table:table-cell office:value-type="float" office:value="2835184">
                <text:p>2835184</text:p>
              </table:table-cell>
              <table:table-cell office:value-type="float" office:value="2528005">
                <text:p>2528005</text:p>
              </table:table-cell>
              <table:table-cell office:value-type="float" office:value="1923822">
                <text:p>1923822</text:p>
              </table:table-cell>
              <table:table-cell office:value-type="float" office:value="3243554">
                <text:p>3243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80224605">
                <text:p>280224605</text:p>
              </table:table-cell>
              <table:table-cell office:value-type="float" office:value="279983174">
                <text:p>279983174</text:p>
              </table:table-cell>
              <table:table-cell office:value-type="float" office:value="2923592">
                <text:p>2923592</text:p>
              </table:table-cell>
              <table:table-cell office:value-type="float" office:value="2607411">
                <text:p>2607411</text:p>
              </table:table-cell>
              <table:table-cell office:value-type="float" office:value="1982988">
                <text:p>1982988</text:p>
              </table:table-cell>
              <table:table-cell office:value-type="float" office:value="3343099">
                <text:p>3343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92480031">
                <text:p>292480031</text:p>
              </table:table-cell>
              <table:table-cell office:value-type="float" office:value="292231601">
                <text:p>292231601</text:p>
              </table:table-cell>
              <table:table-cell office:value-type="float" office:value="3013400">
                <text:p>3013400</text:p>
              </table:table-cell>
              <table:table-cell office:value-type="float" office:value="2688108">
                <text:p>2688108</text:p>
              </table:table-cell>
              <table:table-cell office:value-type="float" office:value="2045583">
                <text:p>2045583</text:p>
              </table:table-cell>
              <table:table-cell office:value-type="float" office:value="3446857">
                <text:p>3446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04984143">
                <text:p>304984143</text:p>
              </table:table-cell>
              <table:table-cell office:value-type="float" office:value="304728614">
                <text:p>304728614</text:p>
              </table:table-cell>
              <table:table-cell office:value-type="float" office:value="3104608">
                <text:p>3104608</text:p>
              </table:table-cell>
              <table:table-cell office:value-type="float" office:value="2770069">
                <text:p>2770069</text:p>
              </table:table-cell>
              <table:table-cell office:value-type="float" office:value="2106409">
                <text:p>2106409</text:p>
              </table:table-cell>
              <table:table-cell office:value-type="float" office:value="3551889">
                <text:p>3551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17936967">
                <text:p>317936967</text:p>
              </table:table-cell>
              <table:table-cell office:value-type="float" office:value="317674239">
                <text:p>317674239</text:p>
              </table:table-cell>
              <table:table-cell office:value-type="float" office:value="3197216">
                <text:p>3197216</text:p>
              </table:table-cell>
              <table:table-cell office:value-type="float" office:value="2853343">
                <text:p>2853343</text:p>
              </table:table-cell>
              <table:table-cell office:value-type="float" office:value="2166974">
                <text:p>2166974</text:p>
              </table:table-cell>
              <table:table-cell office:value-type="float" office:value="3661155">
                <text:p>366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31261969">
                <text:p>331261969</text:p>
              </table:table-cell>
              <table:table-cell office:value-type="float" office:value="330991942">
                <text:p>330991942</text:p>
              </table:table-cell>
              <table:table-cell office:value-type="float" office:value="3291224">
                <text:p>3291224</text:p>
              </table:table-cell>
              <table:table-cell office:value-type="float" office:value="2937900">
                <text:p>2937900</text:p>
              </table:table-cell>
              <table:table-cell office:value-type="float" office:value="2230300">
                <text:p>2230300</text:p>
              </table:table-cell>
              <table:table-cell office:value-type="float" office:value="3767093">
                <text:p>3767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44878242">
                <text:p>344878242</text:p>
              </table:table-cell>
              <table:table-cell office:value-type="float" office:value="344600816">
                <text:p>344600816</text:p>
              </table:table-cell>
              <table:table-cell office:value-type="float" office:value="3386632">
                <text:p>3386632</text:p>
              </table:table-cell>
              <table:table-cell office:value-type="float" office:value="3023776">
                <text:p>3023776</text:p>
              </table:table-cell>
              <table:table-cell office:value-type="float" office:value="2296779">
                <text:p>2296779</text:p>
              </table:table-cell>
              <table:table-cell office:value-type="float" office:value="3878094">
                <text:p>3878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58999265">
                <text:p>358999265</text:p>
              </table:table-cell>
              <table:table-cell office:value-type="float" office:value="358714340">
                <text:p>358714340</text:p>
              </table:table-cell>
              <table:table-cell office:value-type="float" office:value="3483440">
                <text:p>3483440</text:p>
              </table:table-cell>
              <table:table-cell office:value-type="float" office:value="3110900">
                <text:p>3110900</text:p>
              </table:table-cell>
              <table:table-cell office:value-type="float" office:value="2362153">
                <text:p>2362153</text:p>
              </table:table-cell>
              <table:table-cell office:value-type="float" office:value="3988847">
                <text:p>39888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73466741">
                <text:p>373466741</text:p>
              </table:table-cell>
              <table:table-cell office:value-type="float" office:value="373174217">
                <text:p>373174217</text:p>
              </table:table-cell>
              <table:table-cell office:value-type="float" office:value="3581648">
                <text:p>3581648</text:p>
              </table:table-cell>
              <table:table-cell office:value-type="float" office:value="3199335">
                <text:p>3199335</text:p>
              </table:table-cell>
              <table:table-cell office:value-type="float" office:value="2427850">
                <text:p>2427850</text:p>
              </table:table-cell>
              <table:table-cell office:value-type="float" office:value="4103722">
                <text:p>4103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88373738">
                <text:p>388373738</text:p>
              </table:table-cell>
              <table:table-cell office:value-type="float" office:value="388073515">
                <text:p>388073515</text:p>
              </table:table-cell>
              <table:table-cell office:value-type="float" office:value="3681256">
                <text:p>3681256</text:p>
              </table:table-cell>
              <table:table-cell office:value-type="float" office:value="3289101">
                <text:p>3289101</text:p>
              </table:table-cell>
              <table:table-cell office:value-type="float" office:value="2493744">
                <text:p>2493744</text:p>
              </table:table-cell>
              <table:table-cell office:value-type="float" office:value="4219417">
                <text:p>4219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03595170">
                <text:p>403595170</text:p>
              </table:table-cell>
              <table:table-cell office:value-type="float" office:value="403287148">
                <text:p>403287148</text:p>
              </table:table-cell>
              <table:table-cell office:value-type="float" office:value="3782264">
                <text:p>3782264</text:p>
              </table:table-cell>
              <table:table-cell office:value-type="float" office:value="3380151">
                <text:p>3380151</text:p>
              </table:table-cell>
              <table:table-cell office:value-type="float" office:value="2562846">
                <text:p>2562846</text:p>
              </table:table-cell>
              <table:table-cell office:value-type="float" office:value="4338839">
                <text:p>4338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19193356">
                <text:p>419193356</text:p>
              </table:table-cell>
              <table:table-cell office:value-type="float" office:value="418877435">
                <text:p>418877435</text:p>
              </table:table-cell>
              <table:table-cell office:value-type="float" office:value="3884672">
                <text:p>3884672</text:p>
              </table:table-cell>
              <table:table-cell office:value-type="float" office:value="3472508">
                <text:p>3472508</text:p>
              </table:table-cell>
              <table:table-cell office:value-type="float" office:value="2632266">
                <text:p>2632266</text:p>
              </table:table-cell>
              <table:table-cell office:value-type="float" office:value="4459248">
                <text:p>4459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35113617">
                <text:p>435113617</text:p>
              </table:table-cell>
              <table:table-cell office:value-type="float" office:value="434789697">
                <text:p>434789697</text:p>
              </table:table-cell>
              <table:table-cell office:value-type="float" office:value="3988480">
                <text:p>3988480</text:p>
              </table:table-cell>
              <table:table-cell office:value-type="float" office:value="3566154">
                <text:p>3566154</text:p>
              </table:table-cell>
              <table:table-cell office:value-type="float" office:value="2703739">
                <text:p>2703739</text:p>
              </table:table-cell>
              <table:table-cell office:value-type="float" office:value="4582492">
                <text:p>4582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51567782">
                <text:p>451567782</text:p>
              </table:table-cell>
              <table:table-cell office:value-type="float" office:value="451235763">
                <text:p>451235763</text:p>
              </table:table-cell>
              <table:table-cell office:value-type="float" office:value="4093688">
                <text:p>4093688</text:p>
              </table:table-cell>
              <table:table-cell office:value-type="float" office:value="3661094">
                <text:p>3661094</text:p>
              </table:table-cell>
              <table:table-cell office:value-type="float" office:value="2775255">
                <text:p>2775255</text:p>
              </table:table-cell>
              <table:table-cell office:value-type="float" office:value="4709234">
                <text:p>4709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68419151">
                <text:p>468419151</text:p>
              </table:table-cell>
              <table:table-cell office:value-type="float" office:value="468078933">
                <text:p>468078933</text:p>
              </table:table-cell>
              <table:table-cell office:value-type="float" office:value="4200304">
                <text:p>4200304</text:p>
              </table:table-cell>
              <table:table-cell office:value-type="float" office:value="3757338">
                <text:p>3757338</text:p>
              </table:table-cell>
              <table:table-cell office:value-type="float" office:value="2847283">
                <text:p>2847283</text:p>
              </table:table-cell>
              <table:table-cell office:value-type="float" office:value="4835000">
                <text:p>4835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85689799">
                <text:p>485689799</text:p>
              </table:table-cell>
              <table:table-cell office:value-type="float" office:value="485341282">
                <text:p>485341282</text:p>
              </table:table-cell>
              <table:table-cell office:value-type="float" office:value="4308420">
                <text:p>4308420</text:p>
              </table:table-cell>
              <table:table-cell office:value-type="float" office:value="3854929">
                <text:p>3854929</text:p>
              </table:table-cell>
              <table:table-cell office:value-type="float" office:value="2918704">
                <text:p>2918704</text:p>
              </table:table-cell>
              <table:table-cell office:value-type="float" office:value="4957486">
                <text:p>4957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503332593">
                <text:p>503332593</text:p>
              </table:table-cell>
              <table:table-cell office:value-type="float" office:value="502975677">
                <text:p>502975677</text:p>
              </table:table-cell>
              <table:table-cell office:value-type="float" office:value="4418036">
                <text:p>4418036</text:p>
              </table:table-cell>
              <table:table-cell office:value-type="float" office:value="3953873">
                <text:p>3953873</text:p>
              </table:table-cell>
              <table:table-cell office:value-type="float" office:value="2992387">
                <text:p>2992387</text:p>
              </table:table-cell>
              <table:table-cell office:value-type="float" office:value="5084245">
                <text:p>5084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521420798">
                <text:p>521420798</text:p>
              </table:table-cell>
              <table:table-cell office:value-type="float" office:value="521055383">
                <text:p>521055383</text:p>
              </table:table-cell>
              <table:table-cell office:value-type="float" office:value="4529152">
                <text:p>4529152</text:p>
              </table:table-cell>
              <table:table-cell office:value-type="float" office:value="4054140">
                <text:p>4054140</text:p>
              </table:table-cell>
              <table:table-cell office:value-type="float" office:value="3068983">
                <text:p>3068983</text:p>
              </table:table-cell>
              <table:table-cell office:value-type="float" office:value="5214958">
                <text:p>5214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39835541">
                <text:p>539835541</text:p>
              </table:table-cell>
              <table:table-cell office:value-type="float" office:value="539461527">
                <text:p>539461527</text:p>
              </table:table-cell>
              <table:table-cell office:value-type="float" office:value="4641768">
                <text:p>4641768</text:p>
              </table:table-cell>
              <table:table-cell office:value-type="float" office:value="4155766">
                <text:p>4155766</text:p>
              </table:table-cell>
              <table:table-cell office:value-type="float" office:value="3146636">
                <text:p>3146636</text:p>
              </table:table-cell>
              <table:table-cell office:value-type="float" office:value="5348172">
                <text:p>5348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58730121">
                <text:p>558730121</text:p>
              </table:table-cell>
              <table:table-cell office:value-type="float" office:value="558347408">
                <text:p>558347408</text:p>
              </table:table-cell>
              <table:table-cell office:value-type="float" office:value="4755884">
                <text:p>4755884</text:p>
              </table:table-cell>
              <table:table-cell office:value-type="float" office:value="4258674">
                <text:p>4258674</text:p>
              </table:table-cell>
              <table:table-cell office:value-type="float" office:value="3223882">
                <text:p>3223882</text:p>
              </table:table-cell>
              <table:table-cell office:value-type="float" office:value="5479041">
                <text:p>5479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78120524">
                <text:p>578120524</text:p>
              </table:table-cell>
              <table:table-cell office:value-type="float" office:value="577729012">
                <text:p>577729012</text:p>
              </table:table-cell>
              <table:table-cell office:value-type="float" office:value="4871500">
                <text:p>4871500</text:p>
              </table:table-cell>
              <table:table-cell office:value-type="float" office:value="4362999">
                <text:p>4362999</text:p>
              </table:table-cell>
              <table:table-cell office:value-type="float" office:value="3299224">
                <text:p>3299224</text:p>
              </table:table-cell>
              <table:table-cell office:value-type="float" office:value="5612899">
                <text:p>5612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97985625">
                <text:p>597985625</text:p>
              </table:table-cell>
              <table:table-cell office:value-type="float" office:value="597585214">
                <text:p>597585214</text:p>
              </table:table-cell>
              <table:table-cell office:value-type="float" office:value="4988616">
                <text:p>4988616</text:p>
              </table:table-cell>
              <table:table-cell office:value-type="float" office:value="4468632">
                <text:p>4468632</text:p>
              </table:table-cell>
              <table:table-cell office:value-type="float" office:value="3378018">
                <text:p>3378018</text:p>
              </table:table-cell>
              <table:table-cell office:value-type="float" office:value="5749559">
                <text:p>5749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618338488">
                <text:p>618338488</text:p>
              </table:table-cell>
              <table:table-cell office:value-type="float" office:value="617929078">
                <text:p>617929078</text:p>
              </table:table-cell>
              <table:table-cell office:value-type="float" office:value="5107232">
                <text:p>5107232</text:p>
              </table:table-cell>
              <table:table-cell office:value-type="float" office:value="4575619">
                <text:p>4575619</text:p>
              </table:table-cell>
              <table:table-cell office:value-type="float" office:value="3458196">
                <text:p>3458196</text:p>
              </table:table-cell>
              <table:table-cell office:value-type="float" office:value="5886819">
                <text:p>5886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638991574">
                <text:p>638991574</text:p>
              </table:table-cell>
              <table:table-cell office:value-type="float" office:value="638573065">
                <text:p>638573065</text:p>
              </table:table-cell>
              <table:table-cell office:value-type="float" office:value="5227348">
                <text:p>5227348</text:p>
              </table:table-cell>
              <table:table-cell office:value-type="float" office:value="4683941">
                <text:p>4683941</text:p>
              </table:table-cell>
              <table:table-cell office:value-type="float" office:value="3540452">
                <text:p>3540452</text:p>
              </table:table-cell>
              <table:table-cell office:value-type="float" office:value="6027541">
                <text:p>6027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660160871">
                <text:p>660160871</text:p>
              </table:table-cell>
              <table:table-cell office:value-type="float" office:value="659733163">
                <text:p>659733163</text:p>
              </table:table-cell>
              <table:table-cell office:value-type="float" office:value="5348964">
                <text:p>5348964</text:p>
              </table:table-cell>
              <table:table-cell office:value-type="float" office:value="4793609">
                <text:p>4793609</text:p>
              </table:table-cell>
              <table:table-cell office:value-type="float" office:value="3627386">
                <text:p>3627386</text:p>
              </table:table-cell>
              <table:table-cell office:value-type="float" office:value="6170790">
                <text:p>61707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681777822">
                <text:p>681777822</text:p>
              </table:table-cell>
              <table:table-cell office:value-type="float" office:value="681340815">
                <text:p>681340815</text:p>
              </table:table-cell>
              <table:table-cell office:value-type="float" office:value="5472080">
                <text:p>5472080</text:p>
              </table:table-cell>
              <table:table-cell office:value-type="float" office:value="4904671">
                <text:p>4904671</text:p>
              </table:table-cell>
              <table:table-cell office:value-type="float" office:value="3711611">
                <text:p>3711611</text:p>
              </table:table-cell>
              <table:table-cell office:value-type="float" office:value="6312116">
                <text:p>6312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703851267">
                <text:p>703851267</text:p>
              </table:table-cell>
              <table:table-cell office:value-type="float" office:value="703404861">
                <text:p>703404861</text:p>
              </table:table-cell>
              <table:table-cell office:value-type="float" office:value="5596696">
                <text:p>5596696</text:p>
              </table:table-cell>
              <table:table-cell office:value-type="float" office:value="5017044">
                <text:p>5017044</text:p>
              </table:table-cell>
              <table:table-cell office:value-type="float" office:value="3796094">
                <text:p>3796094</text:p>
              </table:table-cell>
              <table:table-cell office:value-type="float" office:value="6456987">
                <text:p>6456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726451280">
                <text:p>726451280</text:p>
              </table:table-cell>
              <table:table-cell office:value-type="float" office:value="725995375">
                <text:p>725995375</text:p>
              </table:table-cell>
              <table:table-cell office:value-type="float" office:value="5722812">
                <text:p>5722812</text:p>
              </table:table-cell>
              <table:table-cell office:value-type="float" office:value="5130707">
                <text:p>5130707</text:p>
              </table:table-cell>
              <table:table-cell office:value-type="float" office:value="3884957">
                <text:p>3884957</text:p>
              </table:table-cell>
              <table:table-cell office:value-type="float" office:value="6606351">
                <text:p>6606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749497088">
                <text:p>749497088</text:p>
              </table:table-cell>
              <table:table-cell office:value-type="float" office:value="749031584">
                <text:p>749031584</text:p>
              </table:table-cell>
              <table:table-cell office:value-type="float" office:value="5850428">
                <text:p>5850428</text:p>
              </table:table-cell>
              <table:table-cell office:value-type="float" office:value="5245748">
                <text:p>5245748</text:p>
              </table:table-cell>
              <table:table-cell office:value-type="float" office:value="3971031">
                <text:p>3971031</text:p>
              </table:table-cell>
              <table:table-cell office:value-type="float" office:value="6755628">
                <text:p>6755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773022377">
                <text:p>773022377</text:p>
              </table:table-cell>
              <table:table-cell office:value-type="float" office:value="772547174">
                <text:p>772547174</text:p>
              </table:table-cell>
              <table:table-cell office:value-type="float" office:value="5979544">
                <text:p>5979544</text:p>
              </table:table-cell>
              <table:table-cell office:value-type="float" office:value="5362135">
                <text:p>5362135</text:p>
              </table:table-cell>
              <table:table-cell office:value-type="float" office:value="4061118">
                <text:p>4061118</text:p>
              </table:table-cell>
              <table:table-cell office:value-type="float" office:value="6906940">
                <text:p>69069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797057012">
                <text:p>797057012</text:p>
              </table:table-cell>
              <table:table-cell office:value-type="float" office:value="796572010">
                <text:p>796572010</text:p>
              </table:table-cell>
              <table:table-cell office:value-type="float" office:value="6110160">
                <text:p>6110160</text:p>
              </table:table-cell>
              <table:table-cell office:value-type="float" office:value="5479898">
                <text:p>5479898</text:p>
              </table:table-cell>
              <table:table-cell office:value-type="float" office:value="4150252">
                <text:p>4150252</text:p>
              </table:table-cell>
              <table:table-cell office:value-type="float" office:value="7055808">
                <text:p>7055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821567958">
                <text:p>821567958</text:p>
              </table:table-cell>
              <table:table-cell office:value-type="float" office:value="821073057">
                <text:p>821073057</text:p>
              </table:table-cell>
              <table:table-cell office:value-type="float" office:value="6242276">
                <text:p>6242276</text:p>
              </table:table-cell>
              <table:table-cell office:value-type="float" office:value="5598981">
                <text:p>5598981</text:p>
              </table:table-cell>
              <table:table-cell office:value-type="float" office:value="4241834">
                <text:p>4241834</text:p>
              </table:table-cell>
              <table:table-cell office:value-type="float" office:value="7210639">
                <text:p>7210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846603133">
                <text:p>846603133</text:p>
              </table:table-cell>
              <table:table-cell office:value-type="float" office:value="846098233">
                <text:p>846098233</text:p>
              </table:table-cell>
              <table:table-cell office:value-type="float" office:value="6375892">
                <text:p>6375892</text:p>
              </table:table-cell>
              <table:table-cell office:value-type="float" office:value="5719411">
                <text:p>5719411</text:p>
              </table:table-cell>
              <table:table-cell office:value-type="float" office:value="4335143">
                <text:p>4335143</text:p>
              </table:table-cell>
              <table:table-cell office:value-type="float" office:value="7371762">
                <text:p>73717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15cm" svg:height="15.407cm" xlink:href=".." xlink:type="simple" chart:class="chart:scatter" chart:style-name="ch1">
        <chart:title svg:x="8.72cm" svg:y="0.444cm" chart:style-name="ch2">
          <text:p>Merge and Quick sorts - random data</text:p>
        </chart:title>
        <chart:legend chart:legend-position="end" svg:x="21.985cm" svg:y="6.657cm" style:legend-expansion="high" chart:style-name="ch3"/>
        <chart:plot-area chart:style-name="ch4" table:cell-range-address="mq.A1:mq.E100" chart:data-source-has-labels="row" svg:x="1.511cm" svg:y="1.531cm" svg:width="19.974cm" svg:height="12.587cm">
          <chartooo:coordinate-region svg:x="3.058cm" svg:y="1.73cm" svg:width="17.962cm" svg:height="11.741cm"/>
          <chart:axis chart:dimension="x" chart:name="primary-x" chart:style-name="ch5">
            <chart:title svg:x="10.766cm" svg:y="14.426cm" chart:style-name="ch6">
              <text:p>Data size</text:p>
            </chart:title>
          </chart:axis>
          <chart:axis chart:dimension="y" chart:name="primary-y" chart:style-name="ch5">
            <chart:title svg:x="0.451cm" svg:y="9.164cm" chart:style-name="ch7">
              <text:p>Swaps/Compares</text:p>
            </chart:title>
            <chart:grid chart:style-name="ch8" chart:class="major"/>
          </chart:axis>
          <chart:series chart:style-name="ch9" chart:values-cell-range-address="mq.B1:mq.B100" loext:label-string="mer_swaps" chart:class="chart:scatter">
            <chart:domain table:cell-range-address="mq.A1:mq.A100"/>
            <chart:data-point chart:repeated="100"/>
          </chart:series>
          <chart:series chart:style-name="ch10" chart:values-cell-range-address="mq.C1:mq.C100" loext:label-string="mer_compares" chart:class="chart:scatter">
            <chart:data-point chart:repeated="100"/>
          </chart:series>
          <chart:series chart:style-name="ch11" chart:values-cell-range-address="mq.D1:mq.D100" loext:label-string="qui_swaps" chart:class="chart:scatter">
            <chart:data-point chart:repeated="100"/>
          </chart:series>
          <chart:series chart:style-name="ch12" chart:values-cell-range-address="mq.E1:mq.E100" loext:label-string="qui_compares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er_swaps</text:p>
              </table:table-cell>
              <table:table-cell office:value-type="string">
                <text:p>mer_compares</text:p>
              </table:table-cell>
              <table:table-cell office:value-type="string">
                <text:p>qui_swaps</text:p>
              </table:table-cell>
              <table:table-cell office:value-type="string">
                <text:p>qui_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q.A1:mq.A100</svg:desc>
                </draw:g>
              </table:table-cell>
              <table:table-cell office:value-type="float" office:value="672">
                <text:p>672</text:p>
                <draw:g>
                  <svg:desc>mq.B1:mq.B100</svg:desc>
                </draw:g>
              </table:table-cell>
              <table:table-cell office:value-type="float" office:value="543">
                <text:p>543</text:p>
                <draw:g>
                  <svg:desc>mq.C1:mq.C100</svg:desc>
                </draw:g>
              </table:table-cell>
              <table:table-cell office:value-type="float" office:value="517">
                <text:p>517</text:p>
                <draw:g>
                  <svg:desc>mq.D1:mq.D100</svg:desc>
                </draw:g>
              </table:table-cell>
              <table:table-cell office:value-type="float" office:value="750">
                <text:p>750</text:p>
                <draw:g>
                  <svg:desc>mq.E1:mq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216">
                <text:p>2216</text:p>
              </table:table-cell>
              <table:table-cell office:value-type="float" office:value="1828">
                <text:p>1828</text:p>
              </table:table-cell>
              <table:table-cell office:value-type="float" office:value="1659">
                <text:p>1659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704">
                <text:p>4704</text:p>
              </table:table-cell>
              <table:table-cell office:value-type="float" office:value="3919">
                <text:p>3919</text:p>
              </table:table-cell>
              <table:table-cell office:value-type="float" office:value="3465">
                <text:p>346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192">
                <text:p>8192</text:p>
              </table:table-cell>
              <table:table-cell office:value-type="float" office:value="6905">
                <text:p>6905</text:p>
              </table:table-cell>
              <table:table-cell office:value-type="float" office:value="5871">
                <text:p>5871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680">
                <text:p>12680</text:p>
              </table:table-cell>
              <table:table-cell office:value-type="float" office:value="10752">
                <text:p>10752</text:p>
              </table:table-cell>
              <table:table-cell office:value-type="float" office:value="8601">
                <text:p>8601</text:p>
              </table:table-cell>
              <table:table-cell office:value-type="float" office:value="13465">
                <text:p>13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256">
                <text:p>18256</text:p>
              </table:table-cell>
              <table:table-cell office:value-type="float" office:value="15528">
                <text:p>15528</text:p>
              </table:table-cell>
              <table:table-cell office:value-type="float" office:value="11863">
                <text:p>11863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932">
                <text:p>24932</text:p>
              </table:table-cell>
              <table:table-cell office:value-type="float" office:value="21267">
                <text:p>21267</text:p>
              </table:table-cell>
              <table:table-cell office:value-type="float" office:value="15646">
                <text:p>15646</text:p>
              </table:table-cell>
              <table:table-cell office:value-type="float" office:value="25884">
                <text:p>25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708">
                <text:p>32708</text:p>
              </table:table-cell>
              <table:table-cell office:value-type="float" office:value="28023">
                <text:p>28023</text:p>
              </table:table-cell>
              <table:table-cell office:value-type="float" office:value="20979">
                <text:p>20979</text:p>
              </table:table-cell>
              <table:table-cell office:value-type="float" office:value="34295">
                <text:p>34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1584">
                <text:p>41584</text:p>
              </table:table-cell>
              <table:table-cell office:value-type="float" office:value="35773">
                <text:p>35773</text:p>
              </table:table-cell>
              <table:table-cell office:value-type="float" office:value="27488">
                <text:p>27488</text:p>
              </table:table-cell>
              <table:table-cell office:value-type="float" office:value="43900">
                <text:p>43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1560">
                <text:p>51560</text:p>
              </table:table-cell>
              <table:table-cell office:value-type="float" office:value="44478">
                <text:p>44478</text:p>
              </table:table-cell>
              <table:table-cell office:value-type="float" office:value="33962">
                <text:p>33962</text:p>
              </table:table-cell>
              <table:table-cell office:value-type="float" office:value="54936">
                <text:p>5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2712">
                <text:p>62712</text:p>
              </table:table-cell>
              <table:table-cell office:value-type="float" office:value="54206">
                <text:p>54206</text:p>
              </table:table-cell>
              <table:table-cell office:value-type="float" office:value="41233">
                <text:p>41233</text:p>
              </table:table-cell>
              <table:table-cell office:value-type="float" office:value="68199">
                <text:p>68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5064">
                <text:p>75064</text:p>
              </table:table-cell>
              <table:table-cell office:value-type="float" office:value="65013">
                <text:p>65013</text:p>
              </table:table-cell>
              <table:table-cell office:value-type="float" office:value="48807">
                <text:p>48807</text:p>
              </table:table-cell>
              <table:table-cell office:value-type="float" office:value="81548">
                <text:p>81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8616">
                <text:p>88616</text:p>
              </table:table-cell>
              <table:table-cell office:value-type="float" office:value="76820">
                <text:p>76820</text:p>
              </table:table-cell>
              <table:table-cell office:value-type="float" office:value="57448">
                <text:p>57448</text:p>
              </table:table-cell>
              <table:table-cell office:value-type="float" office:value="95597">
                <text:p>95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3368">
                <text:p>103368</text:p>
              </table:table-cell>
              <table:table-cell office:value-type="float" office:value="89696">
                <text:p>89696</text:p>
              </table:table-cell>
              <table:table-cell office:value-type="float" office:value="67211">
                <text:p>67211</text:p>
              </table:table-cell>
              <table:table-cell office:value-type="float" office:value="112122">
                <text:p>112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9320">
                <text:p>119320</text:p>
              </table:table-cell>
              <table:table-cell office:value-type="float" office:value="103668">
                <text:p>103668</text:p>
              </table:table-cell>
              <table:table-cell office:value-type="float" office:value="77860">
                <text:p>77860</text:p>
              </table:table-cell>
              <table:table-cell office:value-type="float" office:value="129662">
                <text:p>129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36472">
                <text:p>136472</text:p>
              </table:table-cell>
              <table:table-cell office:value-type="float" office:value="118720">
                <text:p>118720</text:p>
              </table:table-cell>
              <table:table-cell office:value-type="float" office:value="90796">
                <text:p>90796</text:p>
              </table:table-cell>
              <table:table-cell office:value-type="float" office:value="152124">
                <text:p>152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54824">
                <text:p>154824</text:p>
              </table:table-cell>
              <table:table-cell office:value-type="float" office:value="134846">
                <text:p>134846</text:p>
              </table:table-cell>
              <table:table-cell office:value-type="float" office:value="103461">
                <text:p>103461</text:p>
              </table:table-cell>
              <table:table-cell office:value-type="float" office:value="172794">
                <text:p>172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74376">
                <text:p>174376</text:p>
              </table:table-cell>
              <table:table-cell office:value-type="float" office:value="152108">
                <text:p>152108</text:p>
              </table:table-cell>
              <table:table-cell office:value-type="float" office:value="117525">
                <text:p>117525</text:p>
              </table:table-cell>
              <table:table-cell office:value-type="float" office:value="193920">
                <text:p>1939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5128">
                <text:p>195128</text:p>
              </table:table-cell>
              <table:table-cell office:value-type="float" office:value="170406">
                <text:p>170406</text:p>
              </table:table-cell>
              <table:table-cell office:value-type="float" office:value="130453">
                <text:p>130453</text:p>
              </table:table-cell>
              <table:table-cell office:value-type="float" office:value="217812">
                <text:p>217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17080">
                <text:p>217080</text:p>
              </table:table-cell>
              <table:table-cell office:value-type="float" office:value="189814">
                <text:p>189814</text:p>
              </table:table-cell>
              <table:table-cell office:value-type="float" office:value="145078">
                <text:p>145078</text:p>
              </table:table-cell>
              <table:table-cell office:value-type="float" office:value="242675">
                <text:p>242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40284">
                <text:p>240284</text:p>
              </table:table-cell>
              <table:table-cell office:value-type="float" office:value="210349">
                <text:p>210349</text:p>
              </table:table-cell>
              <table:table-cell office:value-type="float" office:value="160720">
                <text:p>160720</text:p>
              </table:table-cell>
              <table:table-cell office:value-type="float" office:value="269128">
                <text:p>269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64788">
                <text:p>264788</text:p>
              </table:table-cell>
              <table:table-cell office:value-type="float" office:value="232003">
                <text:p>232003</text:p>
              </table:table-cell>
              <table:table-cell office:value-type="float" office:value="176273">
                <text:p>176273</text:p>
              </table:table-cell>
              <table:table-cell office:value-type="float" office:value="296672">
                <text:p>296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90592">
                <text:p>290592</text:p>
              </table:table-cell>
              <table:table-cell office:value-type="float" office:value="254823">
                <text:p>254823</text:p>
              </table:table-cell>
              <table:table-cell office:value-type="float" office:value="193801">
                <text:p>193801</text:p>
              </table:table-cell>
              <table:table-cell office:value-type="float" office:value="325521">
                <text:p>325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17696">
                <text:p>317696</text:p>
              </table:table-cell>
              <table:table-cell office:value-type="float" office:value="278812">
                <text:p>278812</text:p>
              </table:table-cell>
              <table:table-cell office:value-type="float" office:value="213845">
                <text:p>213845</text:p>
              </table:table-cell>
              <table:table-cell office:value-type="float" office:value="357316">
                <text:p>357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46100">
                <text:p>346100</text:p>
              </table:table-cell>
              <table:table-cell office:value-type="float" office:value="303896">
                <text:p>303896</text:p>
              </table:table-cell>
              <table:table-cell office:value-type="float" office:value="235303">
                <text:p>235303</text:p>
              </table:table-cell>
              <table:table-cell office:value-type="float" office:value="390823">
                <text:p>390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75804">
                <text:p>375804</text:p>
              </table:table-cell>
              <table:table-cell office:value-type="float" office:value="330192">
                <text:p>330192</text:p>
              </table:table-cell>
              <table:table-cell office:value-type="float" office:value="254910">
                <text:p>254910</text:p>
              </table:table-cell>
              <table:table-cell office:value-type="float" office:value="423321">
                <text:p>4233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06808">
                <text:p>406808</text:p>
              </table:table-cell>
              <table:table-cell office:value-type="float" office:value="357580">
                <text:p>357580</text:p>
              </table:table-cell>
              <table:table-cell office:value-type="float" office:value="274287">
                <text:p>274287</text:p>
              </table:table-cell>
              <table:table-cell office:value-type="float" office:value="458470">
                <text:p>4584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39112">
                <text:p>439112</text:p>
              </table:table-cell>
              <table:table-cell office:value-type="float" office:value="386154">
                <text:p>386154</text:p>
              </table:table-cell>
              <table:table-cell office:value-type="float" office:value="298595">
                <text:p>298595</text:p>
              </table:table-cell>
              <table:table-cell office:value-type="float" office:value="498647">
                <text:p>49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72716">
                <text:p>472716</text:p>
              </table:table-cell>
              <table:table-cell office:value-type="float" office:value="415882">
                <text:p>415882</text:p>
              </table:table-cell>
              <table:table-cell office:value-type="float" office:value="318712">
                <text:p>318712</text:p>
              </table:table-cell>
              <table:table-cell office:value-type="float" office:value="535541">
                <text:p>5355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07620">
                <text:p>507620</text:p>
              </table:table-cell>
              <table:table-cell office:value-type="float" office:value="446774">
                <text:p>446774</text:p>
              </table:table-cell>
              <table:table-cell office:value-type="float" office:value="340536">
                <text:p>340536</text:p>
              </table:table-cell>
              <table:table-cell office:value-type="float" office:value="573635">
                <text:p>5736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43824">
                <text:p>543824</text:p>
              </table:table-cell>
              <table:table-cell office:value-type="float" office:value="478944">
                <text:p>478944</text:p>
              </table:table-cell>
              <table:table-cell office:value-type="float" office:value="365976">
                <text:p>365976</text:p>
              </table:table-cell>
              <table:table-cell office:value-type="float" office:value="618826">
                <text:p>618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81328">
                <text:p>581328</text:p>
              </table:table-cell>
              <table:table-cell office:value-type="float" office:value="512206">
                <text:p>512206</text:p>
              </table:table-cell>
              <table:table-cell office:value-type="float" office:value="390877">
                <text:p>390877</text:p>
              </table:table-cell>
              <table:table-cell office:value-type="float" office:value="660785">
                <text:p>66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0132">
                <text:p>620132</text:p>
              </table:table-cell>
              <table:table-cell office:value-type="float" office:value="546629">
                <text:p>546629</text:p>
              </table:table-cell>
              <table:table-cell office:value-type="float" office:value="420473">
                <text:p>420473</text:p>
              </table:table-cell>
              <table:table-cell office:value-type="float" office:value="706996">
                <text:p>706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60236">
                <text:p>660236</text:p>
              </table:table-cell>
              <table:table-cell office:value-type="float" office:value="582265">
                <text:p>582265</text:p>
              </table:table-cell>
              <table:table-cell office:value-type="float" office:value="449219">
                <text:p>449219</text:p>
              </table:table-cell>
              <table:table-cell office:value-type="float" office:value="754063">
                <text:p>754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01640">
                <text:p>701640</text:p>
              </table:table-cell>
              <table:table-cell office:value-type="float" office:value="619143">
                <text:p>619143</text:p>
              </table:table-cell>
              <table:table-cell office:value-type="float" office:value="475738">
                <text:p>475738</text:p>
              </table:table-cell>
              <table:table-cell office:value-type="float" office:value="799937">
                <text:p>799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44344">
                <text:p>744344</text:p>
              </table:table-cell>
              <table:table-cell office:value-type="float" office:value="657194">
                <text:p>657194</text:p>
              </table:table-cell>
              <table:table-cell office:value-type="float" office:value="502965">
                <text:p>502965</text:p>
              </table:table-cell>
              <table:table-cell office:value-type="float" office:value="846623">
                <text:p>846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788348">
                <text:p>788348</text:p>
              </table:table-cell>
              <table:table-cell office:value-type="float" office:value="696436">
                <text:p>696436</text:p>
              </table:table-cell>
              <table:table-cell office:value-type="float" office:value="530601">
                <text:p>530601</text:p>
              </table:table-cell>
              <table:table-cell office:value-type="float" office:value="896125">
                <text:p>896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833652">
                <text:p>833652</text:p>
              </table:table-cell>
              <table:table-cell office:value-type="float" office:value="736863">
                <text:p>736863</text:p>
              </table:table-cell>
              <table:table-cell office:value-type="float" office:value="561391">
                <text:p>561391</text:p>
              </table:table-cell>
              <table:table-cell office:value-type="float" office:value="948954">
                <text:p>948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80256">
                <text:p>880256</text:p>
              </table:table-cell>
              <table:table-cell office:value-type="float" office:value="778498">
                <text:p>778498</text:p>
              </table:table-cell>
              <table:table-cell office:value-type="float" office:value="593224">
                <text:p>593224</text:p>
              </table:table-cell>
              <table:table-cell office:value-type="float" office:value="1001571">
                <text:p>1001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928160">
                <text:p>928160</text:p>
              </table:table-cell>
              <table:table-cell office:value-type="float" office:value="821297">
                <text:p>821297</text:p>
              </table:table-cell>
              <table:table-cell office:value-type="float" office:value="624085">
                <text:p>624085</text:p>
              </table:table-cell>
              <table:table-cell office:value-type="float" office:value="1055209">
                <text:p>10552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977368">
                <text:p>977368</text:p>
              </table:table-cell>
              <table:table-cell office:value-type="float" office:value="865328">
                <text:p>865328</text:p>
              </table:table-cell>
              <table:table-cell office:value-type="float" office:value="658287">
                <text:p>658287</text:p>
              </table:table-cell>
              <table:table-cell office:value-type="float" office:value="1111634">
                <text:p>1111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027976">
                <text:p>1027976</text:p>
              </table:table-cell>
              <table:table-cell office:value-type="float" office:value="910629">
                <text:p>910629</text:p>
              </table:table-cell>
              <table:table-cell office:value-type="float" office:value="692638">
                <text:p>692638</text:p>
              </table:table-cell>
              <table:table-cell office:value-type="float" office:value="1169225">
                <text:p>1169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079984">
                <text:p>1079984</text:p>
              </table:table-cell>
              <table:table-cell office:value-type="float" office:value="957115">
                <text:p>957115</text:p>
              </table:table-cell>
              <table:table-cell office:value-type="float" office:value="726990">
                <text:p>726990</text:p>
              </table:table-cell>
              <table:table-cell office:value-type="float" office:value="1226816">
                <text:p>1226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133392">
                <text:p>1133392</text:p>
              </table:table-cell>
              <table:table-cell office:value-type="float" office:value="1004865">
                <text:p>1004865</text:p>
              </table:table-cell>
              <table:table-cell office:value-type="float" office:value="763866">
                <text:p>763866</text:p>
              </table:table-cell>
              <table:table-cell office:value-type="float" office:value="1287587">
                <text:p>1287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188200">
                <text:p>1188200</text:p>
              </table:table-cell>
              <table:table-cell office:value-type="float" office:value="1053904">
                <text:p>1053904</text:p>
              </table:table-cell>
              <table:table-cell office:value-type="float" office:value="803117">
                <text:p>803117</text:p>
              </table:table-cell>
              <table:table-cell office:value-type="float" office:value="1352758">
                <text:p>13527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244408">
                <text:p>1244408</text:p>
              </table:table-cell>
              <table:table-cell office:value-type="float" office:value="1104134">
                <text:p>1104134</text:p>
              </table:table-cell>
              <table:table-cell office:value-type="float" office:value="842675">
                <text:p>842675</text:p>
              </table:table-cell>
              <table:table-cell office:value-type="float" office:value="1416285">
                <text:p>14162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302016">
                <text:p>1302016</text:p>
              </table:table-cell>
              <table:table-cell office:value-type="float" office:value="1155642">
                <text:p>1155642</text:p>
              </table:table-cell>
              <table:table-cell office:value-type="float" office:value="883636">
                <text:p>883636</text:p>
              </table:table-cell>
              <table:table-cell office:value-type="float" office:value="1482529">
                <text:p>1482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361024">
                <text:p>1361024</text:p>
              </table:table-cell>
              <table:table-cell office:value-type="float" office:value="1208385">
                <text:p>1208385</text:p>
              </table:table-cell>
              <table:table-cell office:value-type="float" office:value="921457">
                <text:p>921457</text:p>
              </table:table-cell>
              <table:table-cell office:value-type="float" office:value="1549314">
                <text:p>1549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421432">
                <text:p>1421432</text:p>
              </table:table-cell>
              <table:table-cell office:value-type="float" office:value="1262334">
                <text:p>1262334</text:p>
              </table:table-cell>
              <table:table-cell office:value-type="float" office:value="964365">
                <text:p>964365</text:p>
              </table:table-cell>
              <table:table-cell office:value-type="float" office:value="1620040">
                <text:p>16200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483240">
                <text:p>1483240</text:p>
              </table:table-cell>
              <table:table-cell office:value-type="float" office:value="1317597">
                <text:p>1317597</text:p>
              </table:table-cell>
              <table:table-cell office:value-type="float" office:value="1006041">
                <text:p>1006041</text:p>
              </table:table-cell>
              <table:table-cell office:value-type="float" office:value="1689649">
                <text:p>16896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546448">
                <text:p>1546448</text:p>
              </table:table-cell>
              <table:table-cell office:value-type="float" office:value="1374112">
                <text:p>1374112</text:p>
              </table:table-cell>
              <table:table-cell office:value-type="float" office:value="1049313">
                <text:p>1049313</text:p>
              </table:table-cell>
              <table:table-cell office:value-type="float" office:value="1764021">
                <text:p>1764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611056">
                <text:p>1611056</text:p>
              </table:table-cell>
              <table:table-cell office:value-type="float" office:value="1431866">
                <text:p>1431866</text:p>
              </table:table-cell>
              <table:table-cell office:value-type="float" office:value="1094673">
                <text:p>1094673</text:p>
              </table:table-cell>
              <table:table-cell office:value-type="float" office:value="1838876">
                <text:p>1838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677064">
                <text:p>1677064</text:p>
              </table:table-cell>
              <table:table-cell office:value-type="float" office:value="1490808">
                <text:p>1490808</text:p>
              </table:table-cell>
              <table:table-cell office:value-type="float" office:value="1138564">
                <text:p>1138564</text:p>
              </table:table-cell>
              <table:table-cell office:value-type="float" office:value="1912765">
                <text:p>1912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744472">
                <text:p>1744472</text:p>
              </table:table-cell>
              <table:table-cell office:value-type="float" office:value="1551059">
                <text:p>1551059</text:p>
              </table:table-cell>
              <table:table-cell office:value-type="float" office:value="1186143">
                <text:p>1186143</text:p>
              </table:table-cell>
              <table:table-cell office:value-type="float" office:value="1991082">
                <text:p>19910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813280">
                <text:p>1813280</text:p>
              </table:table-cell>
              <table:table-cell office:value-type="float" office:value="1612530">
                <text:p>1612530</text:p>
              </table:table-cell>
              <table:table-cell office:value-type="float" office:value="1230763">
                <text:p>1230763</text:p>
              </table:table-cell>
              <table:table-cell office:value-type="float" office:value="2067835">
                <text:p>2067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883488">
                <text:p>1883488</text:p>
              </table:table-cell>
              <table:table-cell office:value-type="float" office:value="1675346">
                <text:p>1675346</text:p>
              </table:table-cell>
              <table:table-cell office:value-type="float" office:value="1276726">
                <text:p>1276726</text:p>
              </table:table-cell>
              <table:table-cell office:value-type="float" office:value="2145449">
                <text:p>2145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955096">
                <text:p>1955096</text:p>
              </table:table-cell>
              <table:table-cell office:value-type="float" office:value="1739398">
                <text:p>1739398</text:p>
              </table:table-cell>
              <table:table-cell office:value-type="float" office:value="1326013">
                <text:p>1326013</text:p>
              </table:table-cell>
              <table:table-cell office:value-type="float" office:value="2226806">
                <text:p>2226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028104">
                <text:p>2028104</text:p>
              </table:table-cell>
              <table:table-cell office:value-type="float" office:value="1804708">
                <text:p>1804708</text:p>
              </table:table-cell>
              <table:table-cell office:value-type="float" office:value="1373507">
                <text:p>1373507</text:p>
              </table:table-cell>
              <table:table-cell office:value-type="float" office:value="2308583">
                <text:p>2308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102512">
                <text:p>2102512</text:p>
              </table:table-cell>
              <table:table-cell office:value-type="float" office:value="1871293">
                <text:p>1871293</text:p>
              </table:table-cell>
              <table:table-cell office:value-type="float" office:value="1423115">
                <text:p>1423115</text:p>
              </table:table-cell>
              <table:table-cell office:value-type="float" office:value="2394879">
                <text:p>23948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178320">
                <text:p>2178320</text:p>
              </table:table-cell>
              <table:table-cell office:value-type="float" office:value="1939100">
                <text:p>1939100</text:p>
              </table:table-cell>
              <table:table-cell office:value-type="float" office:value="1475698">
                <text:p>1475698</text:p>
              </table:table-cell>
              <table:table-cell office:value-type="float" office:value="2483169">
                <text:p>2483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255528">
                <text:p>2255528</text:p>
              </table:table-cell>
              <table:table-cell office:value-type="float" office:value="2008208">
                <text:p>2008208</text:p>
              </table:table-cell>
              <table:table-cell office:value-type="float" office:value="1527979">
                <text:p>1527979</text:p>
              </table:table-cell>
              <table:table-cell office:value-type="float" office:value="2571430">
                <text:p>2571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334136">
                <text:p>2334136</text:p>
              </table:table-cell>
              <table:table-cell office:value-type="float" office:value="2078604">
                <text:p>2078604</text:p>
              </table:table-cell>
              <table:table-cell office:value-type="float" office:value="1579790">
                <text:p>1579790</text:p>
              </table:table-cell>
              <table:table-cell office:value-type="float" office:value="2658743">
                <text:p>26587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414144">
                <text:p>2414144</text:p>
              </table:table-cell>
              <table:table-cell office:value-type="float" office:value="2150296">
                <text:p>2150296</text:p>
              </table:table-cell>
              <table:table-cell office:value-type="float" office:value="1637728">
                <text:p>1637728</text:p>
              </table:table-cell>
              <table:table-cell office:value-type="float" office:value="2754171">
                <text:p>2754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95552">
                <text:p>2495552</text:p>
              </table:table-cell>
              <table:table-cell office:value-type="float" office:value="2223240">
                <text:p>2223240</text:p>
              </table:table-cell>
              <table:table-cell office:value-type="float" office:value="1692517">
                <text:p>1692517</text:p>
              </table:table-cell>
              <table:table-cell office:value-type="float" office:value="2847567">
                <text:p>2847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578360">
                <text:p>2578360</text:p>
              </table:table-cell>
              <table:table-cell office:value-type="float" office:value="2297478">
                <text:p>2297478</text:p>
              </table:table-cell>
              <table:table-cell office:value-type="float" office:value="1749246">
                <text:p>1749246</text:p>
              </table:table-cell>
              <table:table-cell office:value-type="float" office:value="2946956">
                <text:p>29469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662568">
                <text:p>2662568</text:p>
              </table:table-cell>
              <table:table-cell office:value-type="float" office:value="2373054">
                <text:p>2373054</text:p>
              </table:table-cell>
              <table:table-cell office:value-type="float" office:value="1806722">
                <text:p>1806722</text:p>
              </table:table-cell>
              <table:table-cell office:value-type="float" office:value="3043472">
                <text:p>30434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748176">
                <text:p>2748176</text:p>
              </table:table-cell>
              <table:table-cell office:value-type="float" office:value="2449899">
                <text:p>2449899</text:p>
              </table:table-cell>
              <table:table-cell office:value-type="float" office:value="1866496">
                <text:p>1866496</text:p>
              </table:table-cell>
              <table:table-cell office:value-type="float" office:value="3144147">
                <text:p>3144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835184">
                <text:p>2835184</text:p>
              </table:table-cell>
              <table:table-cell office:value-type="float" office:value="2528005">
                <text:p>2528005</text:p>
              </table:table-cell>
              <table:table-cell office:value-type="float" office:value="1923822">
                <text:p>1923822</text:p>
              </table:table-cell>
              <table:table-cell office:value-type="float" office:value="3243554">
                <text:p>32435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923592">
                <text:p>2923592</text:p>
              </table:table-cell>
              <table:table-cell office:value-type="float" office:value="2607411">
                <text:p>2607411</text:p>
              </table:table-cell>
              <table:table-cell office:value-type="float" office:value="1982988">
                <text:p>1982988</text:p>
              </table:table-cell>
              <table:table-cell office:value-type="float" office:value="3343099">
                <text:p>3343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013400">
                <text:p>3013400</text:p>
              </table:table-cell>
              <table:table-cell office:value-type="float" office:value="2688108">
                <text:p>2688108</text:p>
              </table:table-cell>
              <table:table-cell office:value-type="float" office:value="2045583">
                <text:p>2045583</text:p>
              </table:table-cell>
              <table:table-cell office:value-type="float" office:value="3446857">
                <text:p>34468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104608">
                <text:p>3104608</text:p>
              </table:table-cell>
              <table:table-cell office:value-type="float" office:value="2770069">
                <text:p>2770069</text:p>
              </table:table-cell>
              <table:table-cell office:value-type="float" office:value="2106409">
                <text:p>2106409</text:p>
              </table:table-cell>
              <table:table-cell office:value-type="float" office:value="3551889">
                <text:p>3551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197216">
                <text:p>3197216</text:p>
              </table:table-cell>
              <table:table-cell office:value-type="float" office:value="2853343">
                <text:p>2853343</text:p>
              </table:table-cell>
              <table:table-cell office:value-type="float" office:value="2166974">
                <text:p>2166974</text:p>
              </table:table-cell>
              <table:table-cell office:value-type="float" office:value="3661155">
                <text:p>366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291224">
                <text:p>3291224</text:p>
              </table:table-cell>
              <table:table-cell office:value-type="float" office:value="2937900">
                <text:p>2937900</text:p>
              </table:table-cell>
              <table:table-cell office:value-type="float" office:value="2230300">
                <text:p>2230300</text:p>
              </table:table-cell>
              <table:table-cell office:value-type="float" office:value="3767093">
                <text:p>3767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386632">
                <text:p>3386632</text:p>
              </table:table-cell>
              <table:table-cell office:value-type="float" office:value="3023776">
                <text:p>3023776</text:p>
              </table:table-cell>
              <table:table-cell office:value-type="float" office:value="2296779">
                <text:p>2296779</text:p>
              </table:table-cell>
              <table:table-cell office:value-type="float" office:value="3878094">
                <text:p>3878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483440">
                <text:p>3483440</text:p>
              </table:table-cell>
              <table:table-cell office:value-type="float" office:value="3110900">
                <text:p>3110900</text:p>
              </table:table-cell>
              <table:table-cell office:value-type="float" office:value="2362153">
                <text:p>2362153</text:p>
              </table:table-cell>
              <table:table-cell office:value-type="float" office:value="3988847">
                <text:p>39888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581648">
                <text:p>3581648</text:p>
              </table:table-cell>
              <table:table-cell office:value-type="float" office:value="3199335">
                <text:p>3199335</text:p>
              </table:table-cell>
              <table:table-cell office:value-type="float" office:value="2427850">
                <text:p>2427850</text:p>
              </table:table-cell>
              <table:table-cell office:value-type="float" office:value="4103722">
                <text:p>4103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681256">
                <text:p>3681256</text:p>
              </table:table-cell>
              <table:table-cell office:value-type="float" office:value="3289101">
                <text:p>3289101</text:p>
              </table:table-cell>
              <table:table-cell office:value-type="float" office:value="2493744">
                <text:p>2493744</text:p>
              </table:table-cell>
              <table:table-cell office:value-type="float" office:value="4219417">
                <text:p>4219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782264">
                <text:p>3782264</text:p>
              </table:table-cell>
              <table:table-cell office:value-type="float" office:value="3380151">
                <text:p>3380151</text:p>
              </table:table-cell>
              <table:table-cell office:value-type="float" office:value="2562846">
                <text:p>2562846</text:p>
              </table:table-cell>
              <table:table-cell office:value-type="float" office:value="4338839">
                <text:p>43388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884672">
                <text:p>3884672</text:p>
              </table:table-cell>
              <table:table-cell office:value-type="float" office:value="3472508">
                <text:p>3472508</text:p>
              </table:table-cell>
              <table:table-cell office:value-type="float" office:value="2632266">
                <text:p>2632266</text:p>
              </table:table-cell>
              <table:table-cell office:value-type="float" office:value="4459248">
                <text:p>44592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988480">
                <text:p>3988480</text:p>
              </table:table-cell>
              <table:table-cell office:value-type="float" office:value="3566154">
                <text:p>3566154</text:p>
              </table:table-cell>
              <table:table-cell office:value-type="float" office:value="2703739">
                <text:p>2703739</text:p>
              </table:table-cell>
              <table:table-cell office:value-type="float" office:value="4582492">
                <text:p>4582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093688">
                <text:p>4093688</text:p>
              </table:table-cell>
              <table:table-cell office:value-type="float" office:value="3661094">
                <text:p>3661094</text:p>
              </table:table-cell>
              <table:table-cell office:value-type="float" office:value="2775255">
                <text:p>2775255</text:p>
              </table:table-cell>
              <table:table-cell office:value-type="float" office:value="4709234">
                <text:p>4709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200304">
                <text:p>4200304</text:p>
              </table:table-cell>
              <table:table-cell office:value-type="float" office:value="3757338">
                <text:p>3757338</text:p>
              </table:table-cell>
              <table:table-cell office:value-type="float" office:value="2847283">
                <text:p>2847283</text:p>
              </table:table-cell>
              <table:table-cell office:value-type="float" office:value="4835000">
                <text:p>4835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308420">
                <text:p>4308420</text:p>
              </table:table-cell>
              <table:table-cell office:value-type="float" office:value="3854929">
                <text:p>3854929</text:p>
              </table:table-cell>
              <table:table-cell office:value-type="float" office:value="2918704">
                <text:p>2918704</text:p>
              </table:table-cell>
              <table:table-cell office:value-type="float" office:value="4957486">
                <text:p>49574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418036">
                <text:p>4418036</text:p>
              </table:table-cell>
              <table:table-cell office:value-type="float" office:value="3953873">
                <text:p>3953873</text:p>
              </table:table-cell>
              <table:table-cell office:value-type="float" office:value="2992387">
                <text:p>2992387</text:p>
              </table:table-cell>
              <table:table-cell office:value-type="float" office:value="5084245">
                <text:p>5084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529152">
                <text:p>4529152</text:p>
              </table:table-cell>
              <table:table-cell office:value-type="float" office:value="4054140">
                <text:p>4054140</text:p>
              </table:table-cell>
              <table:table-cell office:value-type="float" office:value="3068983">
                <text:p>3068983</text:p>
              </table:table-cell>
              <table:table-cell office:value-type="float" office:value="5214958">
                <text:p>5214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641768">
                <text:p>4641768</text:p>
              </table:table-cell>
              <table:table-cell office:value-type="float" office:value="4155766">
                <text:p>4155766</text:p>
              </table:table-cell>
              <table:table-cell office:value-type="float" office:value="3146636">
                <text:p>3146636</text:p>
              </table:table-cell>
              <table:table-cell office:value-type="float" office:value="5348172">
                <text:p>5348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755884">
                <text:p>4755884</text:p>
              </table:table-cell>
              <table:table-cell office:value-type="float" office:value="4258674">
                <text:p>4258674</text:p>
              </table:table-cell>
              <table:table-cell office:value-type="float" office:value="3223882">
                <text:p>3223882</text:p>
              </table:table-cell>
              <table:table-cell office:value-type="float" office:value="5479041">
                <text:p>5479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871500">
                <text:p>4871500</text:p>
              </table:table-cell>
              <table:table-cell office:value-type="float" office:value="4362999">
                <text:p>4362999</text:p>
              </table:table-cell>
              <table:table-cell office:value-type="float" office:value="3299224">
                <text:p>3299224</text:p>
              </table:table-cell>
              <table:table-cell office:value-type="float" office:value="5612899">
                <text:p>5612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988616">
                <text:p>4988616</text:p>
              </table:table-cell>
              <table:table-cell office:value-type="float" office:value="4468632">
                <text:p>4468632</text:p>
              </table:table-cell>
              <table:table-cell office:value-type="float" office:value="3378018">
                <text:p>3378018</text:p>
              </table:table-cell>
              <table:table-cell office:value-type="float" office:value="5749559">
                <text:p>5749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107232">
                <text:p>5107232</text:p>
              </table:table-cell>
              <table:table-cell office:value-type="float" office:value="4575619">
                <text:p>4575619</text:p>
              </table:table-cell>
              <table:table-cell office:value-type="float" office:value="3458196">
                <text:p>3458196</text:p>
              </table:table-cell>
              <table:table-cell office:value-type="float" office:value="5886819">
                <text:p>5886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227348">
                <text:p>5227348</text:p>
              </table:table-cell>
              <table:table-cell office:value-type="float" office:value="4683941">
                <text:p>4683941</text:p>
              </table:table-cell>
              <table:table-cell office:value-type="float" office:value="3540452">
                <text:p>3540452</text:p>
              </table:table-cell>
              <table:table-cell office:value-type="float" office:value="6027541">
                <text:p>60275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348964">
                <text:p>5348964</text:p>
              </table:table-cell>
              <table:table-cell office:value-type="float" office:value="4793609">
                <text:p>4793609</text:p>
              </table:table-cell>
              <table:table-cell office:value-type="float" office:value="3627386">
                <text:p>3627386</text:p>
              </table:table-cell>
              <table:table-cell office:value-type="float" office:value="6170790">
                <text:p>617079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472080">
                <text:p>5472080</text:p>
              </table:table-cell>
              <table:table-cell office:value-type="float" office:value="4904671">
                <text:p>4904671</text:p>
              </table:table-cell>
              <table:table-cell office:value-type="float" office:value="3711611">
                <text:p>3711611</text:p>
              </table:table-cell>
              <table:table-cell office:value-type="float" office:value="6312116">
                <text:p>6312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596696">
                <text:p>5596696</text:p>
              </table:table-cell>
              <table:table-cell office:value-type="float" office:value="5017044">
                <text:p>5017044</text:p>
              </table:table-cell>
              <table:table-cell office:value-type="float" office:value="3796094">
                <text:p>3796094</text:p>
              </table:table-cell>
              <table:table-cell office:value-type="float" office:value="6456987">
                <text:p>64569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722812">
                <text:p>5722812</text:p>
              </table:table-cell>
              <table:table-cell office:value-type="float" office:value="5130707">
                <text:p>5130707</text:p>
              </table:table-cell>
              <table:table-cell office:value-type="float" office:value="3884957">
                <text:p>3884957</text:p>
              </table:table-cell>
              <table:table-cell office:value-type="float" office:value="6606351">
                <text:p>66063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850428">
                <text:p>5850428</text:p>
              </table:table-cell>
              <table:table-cell office:value-type="float" office:value="5245748">
                <text:p>5245748</text:p>
              </table:table-cell>
              <table:table-cell office:value-type="float" office:value="3971031">
                <text:p>3971031</text:p>
              </table:table-cell>
              <table:table-cell office:value-type="float" office:value="6755628">
                <text:p>67556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979544">
                <text:p>5979544</text:p>
              </table:table-cell>
              <table:table-cell office:value-type="float" office:value="5362135">
                <text:p>5362135</text:p>
              </table:table-cell>
              <table:table-cell office:value-type="float" office:value="4061118">
                <text:p>4061118</text:p>
              </table:table-cell>
              <table:table-cell office:value-type="float" office:value="6906940">
                <text:p>69069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6110160">
                <text:p>6110160</text:p>
              </table:table-cell>
              <table:table-cell office:value-type="float" office:value="5479898">
                <text:p>5479898</text:p>
              </table:table-cell>
              <table:table-cell office:value-type="float" office:value="4150252">
                <text:p>4150252</text:p>
              </table:table-cell>
              <table:table-cell office:value-type="float" office:value="7055808">
                <text:p>7055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242276">
                <text:p>6242276</text:p>
              </table:table-cell>
              <table:table-cell office:value-type="float" office:value="5598981">
                <text:p>5598981</text:p>
              </table:table-cell>
              <table:table-cell office:value-type="float" office:value="4241834">
                <text:p>4241834</text:p>
              </table:table-cell>
              <table:table-cell office:value-type="float" office:value="7210639">
                <text:p>7210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375892">
                <text:p>6375892</text:p>
              </table:table-cell>
              <table:table-cell office:value-type="float" office:value="5719411">
                <text:p>5719411</text:p>
              </table:table-cell>
              <table:table-cell office:value-type="float" office:value="4335143">
                <text:p>4335143</text:p>
              </table:table-cell>
              <table:table-cell office:value-type="float" office:value="7371762">
                <text:p>73717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759cm" svg:height="15.434cm" xlink:href=".." xlink:type="simple" chart:class="chart:scatter" chart:style-name="ch1">
        <chart:title svg:x="13.055cm" svg:y="0.444cm" chart:style-name="ch2">
          <text:p>Merge and Insertion-Merge sorts</text:p>
        </chart:title>
        <chart:legend chart:legend-position="end" svg:x="29.094cm" svg:y="6.671cm" style:legend-expansion="high" chart:style-name="ch3"/>
        <chart:plot-area chart:style-name="ch4" table:cell-range-address="mim.A1:mim.E100" chart:data-source-has-labels="row" svg:x="1.666cm" svg:y="1.531cm" svg:width="26.773cm" svg:height="12.614cm">
          <chartooo:coordinate-region svg:x="3.213cm" svg:y="1.73cm" svg:width="24.761cm" svg:height="11.768cm"/>
          <chart:axis chart:dimension="x" chart:name="primary-x" chart:style-name="ch5">
            <chart:title svg:x="14.32cm" svg:y="14.453cm" chart:style-name="ch6">
              <text:p>Data size</text:p>
            </chart:title>
          </chart:axis>
          <chart:axis chart:dimension="y" chart:name="primary-y" chart:style-name="ch5">
            <chart:title svg:x="0.451cm" svg:y="9.178cm" chart:style-name="ch7">
              <text:p>Swaps/Compares</text:p>
            </chart:title>
            <chart:grid chart:style-name="ch8" chart:class="major"/>
          </chart:axis>
          <chart:series chart:style-name="ch9" chart:values-cell-range-address="mim.B1:mim.B100" loext:label-string="mer_swaps" chart:class="chart:scatter">
            <chart:domain table:cell-range-address="mim.A1:mim.A100"/>
            <chart:data-point chart:repeated="100"/>
          </chart:series>
          <chart:series chart:style-name="ch10" chart:values-cell-range-address="mim.C1:mim.C100" loext:label-string="mer_compares" chart:class="chart:scatter">
            <chart:data-point chart:repeated="100"/>
          </chart:series>
          <chart:series chart:style-name="ch11" chart:values-cell-range-address="mim.D1:mim.D100" loext:label-string="ins_mer_swaps" chart:class="chart:scatter">
            <chart:data-point chart:repeated="100"/>
          </chart:series>
          <chart:series chart:style-name="ch12" chart:values-cell-range-address="mim.E1:mim.E100" loext:label-string="ins_mer_compares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mer_swaps</text:p>
              </table:table-cell>
              <table:table-cell office:value-type="string">
                <text:p>mer_compares</text:p>
              </table:table-cell>
              <table:table-cell office:value-type="string">
                <text:p>ins_mer_swaps</text:p>
              </table:table-cell>
              <table:table-cell office:value-type="string">
                <text:p>ins_mer_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im.A1:mim.A100</svg:desc>
                </draw:g>
              </table:table-cell>
              <table:table-cell office:value-type="float" office:value="672">
                <text:p>672</text:p>
                <draw:g>
                  <svg:desc>mim.B1:mim.B100</svg:desc>
                </draw:g>
              </table:table-cell>
              <table:table-cell office:value-type="float" office:value="543">
                <text:p>543</text:p>
                <draw:g>
                  <svg:desc>mim.C1:mim.C100</svg:desc>
                </draw:g>
              </table:table-cell>
              <table:table-cell office:value-type="float" office:value="616">
                <text:p>616</text:p>
                <draw:g>
                  <svg:desc>mim.D1:mim.D100</svg:desc>
                </draw:g>
              </table:table-cell>
              <table:table-cell office:value-type="float" office:value="504">
                <text:p>504</text:p>
                <draw:g>
                  <svg:desc>mim.E1:mi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216">
                <text:p>2216</text:p>
              </table:table-cell>
              <table:table-cell office:value-type="float" office:value="1828">
                <text:p>1828</text:p>
              </table:table-cell>
              <table:table-cell office:value-type="float" office:value="2071">
                <text:p>2071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704">
                <text:p>4704</text:p>
              </table:table-cell>
              <table:table-cell office:value-type="float" office:value="3919">
                <text:p>3919</text:p>
              </table:table-cell>
              <table:table-cell office:value-type="float" office:value="4463">
                <text:p>4463</text:p>
              </table:table-cell>
              <table:table-cell office:value-type="float" office:value="3785">
                <text:p>3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192">
                <text:p>8192</text:p>
              </table:table-cell>
              <table:table-cell office:value-type="float" office:value="6905">
                <text:p>6905</text:p>
              </table:table-cell>
              <table:table-cell office:value-type="float" office:value="7769">
                <text:p>7769</text:p>
              </table:table-cell>
              <table:table-cell office:value-type="float" office:value="6655">
                <text:p>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680">
                <text:p>12680</text:p>
              </table:table-cell>
              <table:table-cell office:value-type="float" office:value="10752">
                <text:p>10752</text:p>
              </table:table-cell>
              <table:table-cell office:value-type="float" office:value="12083">
                <text:p>12083</text:p>
              </table:table-cell>
              <table:table-cell office:value-type="float" office:value="10406">
                <text:p>10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256">
                <text:p>18256</text:p>
              </table:table-cell>
              <table:table-cell office:value-type="float" office:value="15528">
                <text:p>15528</text:p>
              </table:table-cell>
              <table:table-cell office:value-type="float" office:value="17357">
                <text:p>17357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932">
                <text:p>24932</text:p>
              </table:table-cell>
              <table:table-cell office:value-type="float" office:value="21267">
                <text:p>21267</text:p>
              </table:table-cell>
              <table:table-cell office:value-type="float" office:value="23630">
                <text:p>23630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708">
                <text:p>32708</text:p>
              </table:table-cell>
              <table:table-cell office:value-type="float" office:value="28023">
                <text:p>28023</text:p>
              </table:table-cell>
              <table:table-cell office:value-type="float" office:value="30967">
                <text:p>30967</text:p>
              </table:table-cell>
              <table:table-cell office:value-type="float" office:value="26945">
                <text:p>26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1584">
                <text:p>41584</text:p>
              </table:table-cell>
              <table:table-cell office:value-type="float" office:value="35773">
                <text:p>35773</text:p>
              </table:table-cell>
              <table:table-cell office:value-type="float" office:value="39460">
                <text:p>39460</text:p>
              </table:table-cell>
              <table:table-cell office:value-type="float" office:value="34450">
                <text:p>344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1560">
                <text:p>51560</text:p>
              </table:table-cell>
              <table:table-cell office:value-type="float" office:value="44478">
                <text:p>44478</text:p>
              </table:table-cell>
              <table:table-cell office:value-type="float" office:value="49053">
                <text:p>49053</text:p>
              </table:table-cell>
              <table:table-cell office:value-type="float" office:value="42945">
                <text:p>42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2712">
                <text:p>62712</text:p>
              </table:table-cell>
              <table:table-cell office:value-type="float" office:value="54206">
                <text:p>54206</text:p>
              </table:table-cell>
              <table:table-cell office:value-type="float" office:value="59834">
                <text:p>59834</text:p>
              </table:table-cell>
              <table:table-cell office:value-type="float" office:value="52514">
                <text:p>52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5064">
                <text:p>75064</text:p>
              </table:table-cell>
              <table:table-cell office:value-type="float" office:value="65013">
                <text:p>65013</text:p>
              </table:table-cell>
              <table:table-cell office:value-type="float" office:value="71619">
                <text:p>71619</text:p>
              </table:table-cell>
              <table:table-cell office:value-type="float" office:value="62968">
                <text:p>62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88616">
                <text:p>88616</text:p>
              </table:table-cell>
              <table:table-cell office:value-type="float" office:value="76820">
                <text:p>76820</text:p>
              </table:table-cell>
              <table:table-cell office:value-type="float" office:value="84343">
                <text:p>84343</text:p>
              </table:table-cell>
              <table:table-cell office:value-type="float" office:value="74194">
                <text:p>74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3368">
                <text:p>103368</text:p>
              </table:table-cell>
              <table:table-cell office:value-type="float" office:value="89696">
                <text:p>89696</text:p>
              </table:table-cell>
              <table:table-cell office:value-type="float" office:value="98269">
                <text:p>98269</text:p>
              </table:table-cell>
              <table:table-cell office:value-type="float" office:value="86495">
                <text:p>86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19320">
                <text:p>119320</text:p>
              </table:table-cell>
              <table:table-cell office:value-type="float" office:value="103668">
                <text:p>103668</text:p>
              </table:table-cell>
              <table:table-cell office:value-type="float" office:value="113379">
                <text:p>113379</text:p>
              </table:table-cell>
              <table:table-cell office:value-type="float" office:value="99888">
                <text:p>99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36472">
                <text:p>136472</text:p>
              </table:table-cell>
              <table:table-cell office:value-type="float" office:value="118720">
                <text:p>118720</text:p>
              </table:table-cell>
              <table:table-cell office:value-type="float" office:value="129631">
                <text:p>129631</text:p>
              </table:table-cell>
              <table:table-cell office:value-type="float" office:value="114342">
                <text:p>114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54824">
                <text:p>154824</text:p>
              </table:table-cell>
              <table:table-cell office:value-type="float" office:value="134846">
                <text:p>134846</text:p>
              </table:table-cell>
              <table:table-cell office:value-type="float" office:value="147116">
                <text:p>147116</text:p>
              </table:table-cell>
              <table:table-cell office:value-type="float" office:value="129925">
                <text:p>129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74376">
                <text:p>174376</text:p>
              </table:table-cell>
              <table:table-cell office:value-type="float" office:value="152108">
                <text:p>152108</text:p>
              </table:table-cell>
              <table:table-cell office:value-type="float" office:value="165797">
                <text:p>165797</text:p>
              </table:table-cell>
              <table:table-cell office:value-type="float" office:value="146652">
                <text:p>146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5128">
                <text:p>195128</text:p>
              </table:table-cell>
              <table:table-cell office:value-type="float" office:value="170406">
                <text:p>170406</text:p>
              </table:table-cell>
              <table:table-cell office:value-type="float" office:value="185652">
                <text:p>185652</text:p>
              </table:table-cell>
              <table:table-cell office:value-type="float" office:value="164397">
                <text:p>164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17080">
                <text:p>217080</text:p>
              </table:table-cell>
              <table:table-cell office:value-type="float" office:value="189814">
                <text:p>189814</text:p>
              </table:table-cell>
              <table:table-cell office:value-type="float" office:value="206828">
                <text:p>206828</text:p>
              </table:table-cell>
              <table:table-cell office:value-type="float" office:value="183374">
                <text:p>1833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40284">
                <text:p>240284</text:p>
              </table:table-cell>
              <table:table-cell office:value-type="float" office:value="210349">
                <text:p>210349</text:p>
              </table:table-cell>
              <table:table-cell office:value-type="float" office:value="229243">
                <text:p>229243</text:p>
              </table:table-cell>
              <table:table-cell office:value-type="float" office:value="203485">
                <text:p>203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64788">
                <text:p>264788</text:p>
              </table:table-cell>
              <table:table-cell office:value-type="float" office:value="232003">
                <text:p>232003</text:p>
              </table:table-cell>
              <table:table-cell office:value-type="float" office:value="252938">
                <text:p>252938</text:p>
              </table:table-cell>
              <table:table-cell office:value-type="float" office:value="224745">
                <text:p>224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90592">
                <text:p>290592</text:p>
              </table:table-cell>
              <table:table-cell office:value-type="float" office:value="254823">
                <text:p>254823</text:p>
              </table:table-cell>
              <table:table-cell office:value-type="float" office:value="277926">
                <text:p>277926</text:p>
              </table:table-cell>
              <table:table-cell office:value-type="float" office:value="247209">
                <text:p>247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17696">
                <text:p>317696</text:p>
              </table:table-cell>
              <table:table-cell office:value-type="float" office:value="278812">
                <text:p>278812</text:p>
              </table:table-cell>
              <table:table-cell office:value-type="float" office:value="303896">
                <text:p>303896</text:p>
              </table:table-cell>
              <table:table-cell office:value-type="float" office:value="270541">
                <text:p>270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46100">
                <text:p>346100</text:p>
              </table:table-cell>
              <table:table-cell office:value-type="float" office:value="303896">
                <text:p>303896</text:p>
              </table:table-cell>
              <table:table-cell office:value-type="float" office:value="330939">
                <text:p>330939</text:p>
              </table:table-cell>
              <table:table-cell office:value-type="float" office:value="294692">
                <text:p>294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75804">
                <text:p>375804</text:p>
              </table:table-cell>
              <table:table-cell office:value-type="float" office:value="330192">
                <text:p>330192</text:p>
              </table:table-cell>
              <table:table-cell office:value-type="float" office:value="359076">
                <text:p>359076</text:p>
              </table:table-cell>
              <table:table-cell office:value-type="float" office:value="319845">
                <text:p>3198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06808">
                <text:p>406808</text:p>
              </table:table-cell>
              <table:table-cell office:value-type="float" office:value="357580">
                <text:p>357580</text:p>
              </table:table-cell>
              <table:table-cell office:value-type="float" office:value="388440">
                <text:p>388440</text:p>
              </table:table-cell>
              <table:table-cell office:value-type="float" office:value="346072">
                <text:p>346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39112">
                <text:p>439112</text:p>
              </table:table-cell>
              <table:table-cell office:value-type="float" office:value="386154">
                <text:p>386154</text:p>
              </table:table-cell>
              <table:table-cell office:value-type="float" office:value="419144">
                <text:p>419144</text:p>
              </table:table-cell>
              <table:table-cell office:value-type="float" office:value="373544">
                <text:p>373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72716">
                <text:p>472716</text:p>
              </table:table-cell>
              <table:table-cell office:value-type="float" office:value="415882">
                <text:p>415882</text:p>
              </table:table-cell>
              <table:table-cell office:value-type="float" office:value="450923">
                <text:p>450923</text:p>
              </table:table-cell>
              <table:table-cell office:value-type="float" office:value="401984">
                <text:p>401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07620">
                <text:p>507620</text:p>
              </table:table-cell>
              <table:table-cell office:value-type="float" office:value="446774">
                <text:p>446774</text:p>
              </table:table-cell>
              <table:table-cell office:value-type="float" office:value="484154">
                <text:p>484154</text:p>
              </table:table-cell>
              <table:table-cell office:value-type="float" office:value="431788">
                <text:p>431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43824">
                <text:p>543824</text:p>
              </table:table-cell>
              <table:table-cell office:value-type="float" office:value="478944">
                <text:p>478944</text:p>
              </table:table-cell>
              <table:table-cell office:value-type="float" office:value="518586">
                <text:p>518586</text:p>
              </table:table-cell>
              <table:table-cell office:value-type="float" office:value="462743">
                <text:p>4627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81328">
                <text:p>581328</text:p>
              </table:table-cell>
              <table:table-cell office:value-type="float" office:value="512206">
                <text:p>512206</text:p>
              </table:table-cell>
              <table:table-cell office:value-type="float" office:value="554297">
                <text:p>554297</text:p>
              </table:table-cell>
              <table:table-cell office:value-type="float" office:value="494812">
                <text:p>4948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0132">
                <text:p>620132</text:p>
              </table:table-cell>
              <table:table-cell office:value-type="float" office:value="546629">
                <text:p>546629</text:p>
              </table:table-cell>
              <table:table-cell office:value-type="float" office:value="591311">
                <text:p>591311</text:p>
              </table:table-cell>
              <table:table-cell office:value-type="float" office:value="528095">
                <text:p>528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60236">
                <text:p>660236</text:p>
              </table:table-cell>
              <table:table-cell office:value-type="float" office:value="582265">
                <text:p>582265</text:p>
              </table:table-cell>
              <table:table-cell office:value-type="float" office:value="629653">
                <text:p>629653</text:p>
              </table:table-cell>
              <table:table-cell office:value-type="float" office:value="562601">
                <text:p>562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01640">
                <text:p>701640</text:p>
              </table:table-cell>
              <table:table-cell office:value-type="float" office:value="619143">
                <text:p>619143</text:p>
              </table:table-cell>
              <table:table-cell office:value-type="float" office:value="669307">
                <text:p>669307</text:p>
              </table:table-cell>
              <table:table-cell office:value-type="float" office:value="598355">
                <text:p>598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44344">
                <text:p>744344</text:p>
              </table:table-cell>
              <table:table-cell office:value-type="float" office:value="657194">
                <text:p>657194</text:p>
              </table:table-cell>
              <table:table-cell office:value-type="float" office:value="710285">
                <text:p>710285</text:p>
              </table:table-cell>
              <table:table-cell office:value-type="float" office:value="635319">
                <text:p>635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788348">
                <text:p>788348</text:p>
              </table:table-cell>
              <table:table-cell office:value-type="float" office:value="696436">
                <text:p>696436</text:p>
              </table:table-cell>
              <table:table-cell office:value-type="float" office:value="752596">
                <text:p>752596</text:p>
              </table:table-cell>
              <table:table-cell office:value-type="float" office:value="673522">
                <text:p>6735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833652">
                <text:p>833652</text:p>
              </table:table-cell>
              <table:table-cell office:value-type="float" office:value="736863">
                <text:p>736863</text:p>
              </table:table-cell>
              <table:table-cell office:value-type="float" office:value="796142">
                <text:p>796142</text:p>
              </table:table-cell>
              <table:table-cell office:value-type="float" office:value="712856">
                <text:p>712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80256">
                <text:p>880256</text:p>
              </table:table-cell>
              <table:table-cell office:value-type="float" office:value="778498">
                <text:p>778498</text:p>
              </table:table-cell>
              <table:table-cell office:value-type="float" office:value="841084">
                <text:p>841084</text:p>
              </table:table-cell>
              <table:table-cell office:value-type="float" office:value="753467">
                <text:p>753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928160">
                <text:p>928160</text:p>
              </table:table-cell>
              <table:table-cell office:value-type="float" office:value="821297">
                <text:p>821297</text:p>
              </table:table-cell>
              <table:table-cell office:value-type="float" office:value="887389">
                <text:p>887389</text:p>
              </table:table-cell>
              <table:table-cell office:value-type="float" office:value="795333">
                <text:p>795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977368">
                <text:p>977368</text:p>
              </table:table-cell>
              <table:table-cell office:value-type="float" office:value="865328">
                <text:p>865328</text:p>
              </table:table-cell>
              <table:table-cell office:value-type="float" office:value="934946">
                <text:p>934946</text:p>
              </table:table-cell>
              <table:table-cell office:value-type="float" office:value="838356">
                <text:p>8383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027976">
                <text:p>1027976</text:p>
              </table:table-cell>
              <table:table-cell office:value-type="float" office:value="910629">
                <text:p>910629</text:p>
              </table:table-cell>
              <table:table-cell office:value-type="float" office:value="984011">
                <text:p>984011</text:p>
              </table:table-cell>
              <table:table-cell office:value-type="float" office:value="882797">
                <text:p>8827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079984">
                <text:p>1079984</text:p>
              </table:table-cell>
              <table:table-cell office:value-type="float" office:value="957115">
                <text:p>957115</text:p>
              </table:table-cell>
              <table:table-cell office:value-type="float" office:value="1034571">
                <text:p>1034571</text:p>
              </table:table-cell>
              <table:table-cell office:value-type="float" office:value="928599">
                <text:p>928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133392">
                <text:p>1133392</text:p>
              </table:table-cell>
              <table:table-cell office:value-type="float" office:value="1004865">
                <text:p>1004865</text:p>
              </table:table-cell>
              <table:table-cell office:value-type="float" office:value="1086568">
                <text:p>1086568</text:p>
              </table:table-cell>
              <table:table-cell office:value-type="float" office:value="975735">
                <text:p>9757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188200">
                <text:p>1188200</text:p>
              </table:table-cell>
              <table:table-cell office:value-type="float" office:value="1053904">
                <text:p>1053904</text:p>
              </table:table-cell>
              <table:table-cell office:value-type="float" office:value="1139824">
                <text:p>1139824</text:p>
              </table:table-cell>
              <table:table-cell office:value-type="float" office:value="1024072">
                <text:p>1024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244408">
                <text:p>1244408</text:p>
              </table:table-cell>
              <table:table-cell office:value-type="float" office:value="1104134">
                <text:p>1104134</text:p>
              </table:table-cell>
              <table:table-cell office:value-type="float" office:value="1194505">
                <text:p>1194505</text:p>
              </table:table-cell>
              <table:table-cell office:value-type="float" office:value="1073721">
                <text:p>1073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302016">
                <text:p>1302016</text:p>
              </table:table-cell>
              <table:table-cell office:value-type="float" office:value="1155642">
                <text:p>1155642</text:p>
              </table:table-cell>
              <table:table-cell office:value-type="float" office:value="1250221">
                <text:p>1250221</text:p>
              </table:table-cell>
              <table:table-cell office:value-type="float" office:value="1124259">
                <text:p>1124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361024">
                <text:p>1361024</text:p>
              </table:table-cell>
              <table:table-cell office:value-type="float" office:value="1208385">
                <text:p>1208385</text:p>
              </table:table-cell>
              <table:table-cell office:value-type="float" office:value="1307068">
                <text:p>1307068</text:p>
              </table:table-cell>
              <table:table-cell office:value-type="float" office:value="1175740">
                <text:p>11757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421432">
                <text:p>1421432</text:p>
              </table:table-cell>
              <table:table-cell office:value-type="float" office:value="1262334">
                <text:p>1262334</text:p>
              </table:table-cell>
              <table:table-cell office:value-type="float" office:value="1364981">
                <text:p>1364981</text:p>
              </table:table-cell>
              <table:table-cell office:value-type="float" office:value="1228098">
                <text:p>12280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483240">
                <text:p>1483240</text:p>
              </table:table-cell>
              <table:table-cell office:value-type="float" office:value="1317597">
                <text:p>1317597</text:p>
              </table:table-cell>
              <table:table-cell office:value-type="float" office:value="1424142">
                <text:p>1424142</text:p>
              </table:table-cell>
              <table:table-cell office:value-type="float" office:value="1281571">
                <text:p>1281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546448">
                <text:p>1546448</text:p>
              </table:table-cell>
              <table:table-cell office:value-type="float" office:value="1374112">
                <text:p>1374112</text:p>
              </table:table-cell>
              <table:table-cell office:value-type="float" office:value="1484292">
                <text:p>1484292</text:p>
              </table:table-cell>
              <table:table-cell office:value-type="float" office:value="1335889">
                <text:p>13358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611056">
                <text:p>1611056</text:p>
              </table:table-cell>
              <table:table-cell office:value-type="float" office:value="1431866">
                <text:p>1431866</text:p>
              </table:table-cell>
              <table:table-cell office:value-type="float" office:value="1545773">
                <text:p>1545773</text:p>
              </table:table-cell>
              <table:table-cell office:value-type="float" office:value="1391380">
                <text:p>13913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677064">
                <text:p>1677064</text:p>
              </table:table-cell>
              <table:table-cell office:value-type="float" office:value="1490808">
                <text:p>1490808</text:p>
              </table:table-cell>
              <table:table-cell office:value-type="float" office:value="1608594">
                <text:p>1608594</text:p>
              </table:table-cell>
              <table:table-cell office:value-type="float" office:value="1448048">
                <text:p>14480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744472">
                <text:p>1744472</text:p>
              </table:table-cell>
              <table:table-cell office:value-type="float" office:value="1551059">
                <text:p>1551059</text:p>
              </table:table-cell>
              <table:table-cell office:value-type="float" office:value="1672818">
                <text:p>1672818</text:p>
              </table:table-cell>
              <table:table-cell office:value-type="float" office:value="1506094">
                <text:p>1506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813280">
                <text:p>1813280</text:p>
              </table:table-cell>
              <table:table-cell office:value-type="float" office:value="1612530">
                <text:p>1612530</text:p>
              </table:table-cell>
              <table:table-cell office:value-type="float" office:value="1738395">
                <text:p>1738395</text:p>
              </table:table-cell>
              <table:table-cell office:value-type="float" office:value="1565344">
                <text:p>1565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883488">
                <text:p>1883488</text:p>
              </table:table-cell>
              <table:table-cell office:value-type="float" office:value="1675346">
                <text:p>1675346</text:p>
              </table:table-cell>
              <table:table-cell office:value-type="float" office:value="1805303">
                <text:p>1805303</text:p>
              </table:table-cell>
              <table:table-cell office:value-type="float" office:value="1625861">
                <text:p>1625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955096">
                <text:p>1955096</text:p>
              </table:table-cell>
              <table:table-cell office:value-type="float" office:value="1739398">
                <text:p>1739398</text:p>
              </table:table-cell>
              <table:table-cell office:value-type="float" office:value="1873574">
                <text:p>1873574</text:p>
              </table:table-cell>
              <table:table-cell office:value-type="float" office:value="1687612">
                <text:p>1687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028104">
                <text:p>2028104</text:p>
              </table:table-cell>
              <table:table-cell office:value-type="float" office:value="1804708">
                <text:p>1804708</text:p>
              </table:table-cell>
              <table:table-cell office:value-type="float" office:value="1943149">
                <text:p>1943149</text:p>
              </table:table-cell>
              <table:table-cell office:value-type="float" office:value="1750566">
                <text:p>1750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102512">
                <text:p>2102512</text:p>
              </table:table-cell>
              <table:table-cell office:value-type="float" office:value="1871293">
                <text:p>1871293</text:p>
              </table:table-cell>
              <table:table-cell office:value-type="float" office:value="2014095">
                <text:p>2014095</text:p>
              </table:table-cell>
              <table:table-cell office:value-type="float" office:value="1814824">
                <text:p>1814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178320">
                <text:p>2178320</text:p>
              </table:table-cell>
              <table:table-cell office:value-type="float" office:value="1939100">
                <text:p>1939100</text:p>
              </table:table-cell>
              <table:table-cell office:value-type="float" office:value="2086381">
                <text:p>2086381</text:p>
              </table:table-cell>
              <table:table-cell office:value-type="float" office:value="1880260">
                <text:p>18802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255528">
                <text:p>2255528</text:p>
              </table:table-cell>
              <table:table-cell office:value-type="float" office:value="2008208">
                <text:p>2008208</text:p>
              </table:table-cell>
              <table:table-cell office:value-type="float" office:value="2159991">
                <text:p>2159991</text:p>
              </table:table-cell>
              <table:table-cell office:value-type="float" office:value="1946957">
                <text:p>19469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334136">
                <text:p>2334136</text:p>
              </table:table-cell>
              <table:table-cell office:value-type="float" office:value="2078604">
                <text:p>2078604</text:p>
              </table:table-cell>
              <table:table-cell office:value-type="float" office:value="2235020">
                <text:p>2235020</text:p>
              </table:table-cell>
              <table:table-cell office:value-type="float" office:value="2014962">
                <text:p>2014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414144">
                <text:p>2414144</text:p>
              </table:table-cell>
              <table:table-cell office:value-type="float" office:value="2150296">
                <text:p>2150296</text:p>
              </table:table-cell>
              <table:table-cell office:value-type="float" office:value="2311480">
                <text:p>2311480</text:p>
              </table:table-cell>
              <table:table-cell office:value-type="float" office:value="2084300">
                <text:p>2084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95552">
                <text:p>2495552</text:p>
              </table:table-cell>
              <table:table-cell office:value-type="float" office:value="2223240">
                <text:p>2223240</text:p>
              </table:table-cell>
              <table:table-cell office:value-type="float" office:value="2389362">
                <text:p>2389362</text:p>
              </table:table-cell>
              <table:table-cell office:value-type="float" office:value="2154948">
                <text:p>2154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578360">
                <text:p>2578360</text:p>
              </table:table-cell>
              <table:table-cell office:value-type="float" office:value="2297478">
                <text:p>2297478</text:p>
              </table:table-cell>
              <table:table-cell office:value-type="float" office:value="2468557">
                <text:p>2468557</text:p>
              </table:table-cell>
              <table:table-cell office:value-type="float" office:value="2226791">
                <text:p>22267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662568">
                <text:p>2662568</text:p>
              </table:table-cell>
              <table:table-cell office:value-type="float" office:value="2373054">
                <text:p>2373054</text:p>
              </table:table-cell>
              <table:table-cell office:value-type="float" office:value="2549271">
                <text:p>2549271</text:p>
              </table:table-cell>
              <table:table-cell office:value-type="float" office:value="2300087">
                <text:p>2300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748176">
                <text:p>2748176</text:p>
              </table:table-cell>
              <table:table-cell office:value-type="float" office:value="2449899">
                <text:p>2449899</text:p>
              </table:table-cell>
              <table:table-cell office:value-type="float" office:value="2631377">
                <text:p>2631377</text:p>
              </table:table-cell>
              <table:table-cell office:value-type="float" office:value="2374666">
                <text:p>2374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835184">
                <text:p>2835184</text:p>
              </table:table-cell>
              <table:table-cell office:value-type="float" office:value="2528005">
                <text:p>2528005</text:p>
              </table:table-cell>
              <table:table-cell office:value-type="float" office:value="2714790">
                <text:p>2714790</text:p>
              </table:table-cell>
              <table:table-cell office:value-type="float" office:value="2450451">
                <text:p>2450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923592">
                <text:p>2923592</text:p>
              </table:table-cell>
              <table:table-cell office:value-type="float" office:value="2607411">
                <text:p>2607411</text:p>
              </table:table-cell>
              <table:table-cell office:value-type="float" office:value="2799613">
                <text:p>2799613</text:p>
              </table:table-cell>
              <table:table-cell office:value-type="float" office:value="2527519">
                <text:p>2527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013400">
                <text:p>3013400</text:p>
              </table:table-cell>
              <table:table-cell office:value-type="float" office:value="2688108">
                <text:p>2688108</text:p>
              </table:table-cell>
              <table:table-cell office:value-type="float" office:value="2885915">
                <text:p>2885915</text:p>
              </table:table-cell>
              <table:table-cell office:value-type="float" office:value="2605974">
                <text:p>2605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104608">
                <text:p>3104608</text:p>
              </table:table-cell>
              <table:table-cell office:value-type="float" office:value="2770069">
                <text:p>2770069</text:p>
              </table:table-cell>
              <table:table-cell office:value-type="float" office:value="2973490">
                <text:p>2973490</text:p>
              </table:table-cell>
              <table:table-cell office:value-type="float" office:value="2685606">
                <text:p>2685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197216">
                <text:p>3197216</text:p>
              </table:table-cell>
              <table:table-cell office:value-type="float" office:value="2853343">
                <text:p>2853343</text:p>
              </table:table-cell>
              <table:table-cell office:value-type="float" office:value="3062541">
                <text:p>3062541</text:p>
              </table:table-cell>
              <table:table-cell office:value-type="float" office:value="2766615">
                <text:p>2766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291224">
                <text:p>3291224</text:p>
              </table:table-cell>
              <table:table-cell office:value-type="float" office:value="2937900">
                <text:p>2937900</text:p>
              </table:table-cell>
              <table:table-cell office:value-type="float" office:value="3152998">
                <text:p>3152998</text:p>
              </table:table-cell>
              <table:table-cell office:value-type="float" office:value="2848922">
                <text:p>28489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386632">
                <text:p>3386632</text:p>
              </table:table-cell>
              <table:table-cell office:value-type="float" office:value="3023776">
                <text:p>3023776</text:p>
              </table:table-cell>
              <table:table-cell office:value-type="float" office:value="3245018">
                <text:p>3245018</text:p>
              </table:table-cell>
              <table:table-cell office:value-type="float" office:value="2932710">
                <text:p>29327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483440">
                <text:p>3483440</text:p>
              </table:table-cell>
              <table:table-cell office:value-type="float" office:value="3110900">
                <text:p>3110900</text:p>
              </table:table-cell>
              <table:table-cell office:value-type="float" office:value="3338470">
                <text:p>3338470</text:p>
              </table:table-cell>
              <table:table-cell office:value-type="float" office:value="3017779">
                <text:p>3017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581648">
                <text:p>3581648</text:p>
              </table:table-cell>
              <table:table-cell office:value-type="float" office:value="3199335">
                <text:p>3199335</text:p>
              </table:table-cell>
              <table:table-cell office:value-type="float" office:value="3433304">
                <text:p>3433304</text:p>
              </table:table-cell>
              <table:table-cell office:value-type="float" office:value="3104167">
                <text:p>31041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681256">
                <text:p>3681256</text:p>
              </table:table-cell>
              <table:table-cell office:value-type="float" office:value="3289101">
                <text:p>3289101</text:p>
              </table:table-cell>
              <table:table-cell office:value-type="float" office:value="3529563">
                <text:p>3529563</text:p>
              </table:table-cell>
              <table:table-cell office:value-type="float" office:value="3191870">
                <text:p>3191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782264">
                <text:p>3782264</text:p>
              </table:table-cell>
              <table:table-cell office:value-type="float" office:value="3380151">
                <text:p>3380151</text:p>
              </table:table-cell>
              <table:table-cell office:value-type="float" office:value="3627260">
                <text:p>3627260</text:p>
              </table:table-cell>
              <table:table-cell office:value-type="float" office:value="3280903">
                <text:p>3280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884672">
                <text:p>3884672</text:p>
              </table:table-cell>
              <table:table-cell office:value-type="float" office:value="3472508">
                <text:p>3472508</text:p>
              </table:table-cell>
              <table:table-cell office:value-type="float" office:value="3726455">
                <text:p>3726455</text:p>
              </table:table-cell>
              <table:table-cell office:value-type="float" office:value="3371338">
                <text:p>3371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988480">
                <text:p>3988480</text:p>
              </table:table-cell>
              <table:table-cell office:value-type="float" office:value="3566154">
                <text:p>3566154</text:p>
              </table:table-cell>
              <table:table-cell office:value-type="float" office:value="3827044">
                <text:p>3827044</text:p>
              </table:table-cell>
              <table:table-cell office:value-type="float" office:value="3463061">
                <text:p>34630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093688">
                <text:p>4093688</text:p>
              </table:table-cell>
              <table:table-cell office:value-type="float" office:value="3661094">
                <text:p>3661094</text:p>
              </table:table-cell>
              <table:table-cell office:value-type="float" office:value="3929110">
                <text:p>3929110</text:p>
              </table:table-cell>
              <table:table-cell office:value-type="float" office:value="3556176">
                <text:p>3556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200304">
                <text:p>4200304</text:p>
              </table:table-cell>
              <table:table-cell office:value-type="float" office:value="3757338">
                <text:p>3757338</text:p>
              </table:table-cell>
              <table:table-cell office:value-type="float" office:value="4032651">
                <text:p>4032651</text:p>
              </table:table-cell>
              <table:table-cell office:value-type="float" office:value="3650649">
                <text:p>36506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308420">
                <text:p>4308420</text:p>
              </table:table-cell>
              <table:table-cell office:value-type="float" office:value="3854929">
                <text:p>3854929</text:p>
              </table:table-cell>
              <table:table-cell office:value-type="float" office:value="4137661">
                <text:p>4137661</text:p>
              </table:table-cell>
              <table:table-cell office:value-type="float" office:value="3746495">
                <text:p>37464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418036">
                <text:p>4418036</text:p>
              </table:table-cell>
              <table:table-cell office:value-type="float" office:value="3953873">
                <text:p>3953873</text:p>
              </table:table-cell>
              <table:table-cell office:value-type="float" office:value="4244150">
                <text:p>4244150</text:p>
              </table:table-cell>
              <table:table-cell office:value-type="float" office:value="3843697">
                <text:p>38436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529152">
                <text:p>4529152</text:p>
              </table:table-cell>
              <table:table-cell office:value-type="float" office:value="4054140">
                <text:p>4054140</text:p>
              </table:table-cell>
              <table:table-cell office:value-type="float" office:value="4352109">
                <text:p>4352109</text:p>
              </table:table-cell>
              <table:table-cell office:value-type="float" office:value="3942291">
                <text:p>39422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641768">
                <text:p>4641768</text:p>
              </table:table-cell>
              <table:table-cell office:value-type="float" office:value="4155766">
                <text:p>4155766</text:p>
              </table:table-cell>
              <table:table-cell office:value-type="float" office:value="4461782">
                <text:p>4461782</text:p>
              </table:table-cell>
              <table:table-cell office:value-type="float" office:value="4042494">
                <text:p>4042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755884">
                <text:p>4755884</text:p>
              </table:table-cell>
              <table:table-cell office:value-type="float" office:value="4258674">
                <text:p>4258674</text:p>
              </table:table-cell>
              <table:table-cell office:value-type="float" office:value="4572797">
                <text:p>4572797</text:p>
              </table:table-cell>
              <table:table-cell office:value-type="float" office:value="4143905">
                <text:p>4143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871500">
                <text:p>4871500</text:p>
              </table:table-cell>
              <table:table-cell office:value-type="float" office:value="4362999">
                <text:p>4362999</text:p>
              </table:table-cell>
              <table:table-cell office:value-type="float" office:value="4685375">
                <text:p>4685375</text:p>
              </table:table-cell>
              <table:table-cell office:value-type="float" office:value="4246832">
                <text:p>4246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988616">
                <text:p>4988616</text:p>
              </table:table-cell>
              <table:table-cell office:value-type="float" office:value="4468632">
                <text:p>4468632</text:p>
              </table:table-cell>
              <table:table-cell office:value-type="float" office:value="4799415">
                <text:p>4799415</text:p>
              </table:table-cell>
              <table:table-cell office:value-type="float" office:value="4351103">
                <text:p>4351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107232">
                <text:p>5107232</text:p>
              </table:table-cell>
              <table:table-cell office:value-type="float" office:value="4575619">
                <text:p>4575619</text:p>
              </table:table-cell>
              <table:table-cell office:value-type="float" office:value="4915024">
                <text:p>4915024</text:p>
              </table:table-cell>
              <table:table-cell office:value-type="float" office:value="4456814">
                <text:p>44568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227348">
                <text:p>5227348</text:p>
              </table:table-cell>
              <table:table-cell office:value-type="float" office:value="4683941">
                <text:p>4683941</text:p>
              </table:table-cell>
              <table:table-cell office:value-type="float" office:value="5032003">
                <text:p>5032003</text:p>
              </table:table-cell>
              <table:table-cell office:value-type="float" office:value="4563826">
                <text:p>4563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348964">
                <text:p>5348964</text:p>
              </table:table-cell>
              <table:table-cell office:value-type="float" office:value="4793609">
                <text:p>4793609</text:p>
              </table:table-cell>
              <table:table-cell office:value-type="float" office:value="5150444">
                <text:p>5150444</text:p>
              </table:table-cell>
              <table:table-cell office:value-type="float" office:value="4672216">
                <text:p>4672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472080">
                <text:p>5472080</text:p>
              </table:table-cell>
              <table:table-cell office:value-type="float" office:value="4904671">
                <text:p>4904671</text:p>
              </table:table-cell>
              <table:table-cell office:value-type="float" office:value="5270247">
                <text:p>5270247</text:p>
              </table:table-cell>
              <table:table-cell office:value-type="float" office:value="4781801">
                <text:p>4781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596696">
                <text:p>5596696</text:p>
              </table:table-cell>
              <table:table-cell office:value-type="float" office:value="5017044">
                <text:p>5017044</text:p>
              </table:table-cell>
              <table:table-cell office:value-type="float" office:value="5391326">
                <text:p>5391326</text:p>
              </table:table-cell>
              <table:table-cell office:value-type="float" office:value="4892471">
                <text:p>48924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722812">
                <text:p>5722812</text:p>
              </table:table-cell>
              <table:table-cell office:value-type="float" office:value="5130707">
                <text:p>5130707</text:p>
              </table:table-cell>
              <table:table-cell office:value-type="float" office:value="5513461">
                <text:p>5513461</text:p>
              </table:table-cell>
              <table:table-cell office:value-type="float" office:value="5004003">
                <text:p>50040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850428">
                <text:p>5850428</text:p>
              </table:table-cell>
              <table:table-cell office:value-type="float" office:value="5245748">
                <text:p>5245748</text:p>
              </table:table-cell>
              <table:table-cell office:value-type="float" office:value="5636839">
                <text:p>5636839</text:p>
              </table:table-cell>
              <table:table-cell office:value-type="float" office:value="5116622">
                <text:p>5116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979544">
                <text:p>5979544</text:p>
              </table:table-cell>
              <table:table-cell office:value-type="float" office:value="5362135">
                <text:p>5362135</text:p>
              </table:table-cell>
              <table:table-cell office:value-type="float" office:value="5761427">
                <text:p>5761427</text:p>
              </table:table-cell>
              <table:table-cell office:value-type="float" office:value="5230290">
                <text:p>52302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6110160">
                <text:p>6110160</text:p>
              </table:table-cell>
              <table:table-cell office:value-type="float" office:value="5479898">
                <text:p>5479898</text:p>
              </table:table-cell>
              <table:table-cell office:value-type="float" office:value="5887245">
                <text:p>5887245</text:p>
              </table:table-cell>
              <table:table-cell office:value-type="float" office:value="5345036">
                <text:p>5345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242276">
                <text:p>6242276</text:p>
              </table:table-cell>
              <table:table-cell office:value-type="float" office:value="5598981">
                <text:p>5598981</text:p>
              </table:table-cell>
              <table:table-cell office:value-type="float" office:value="6014221">
                <text:p>6014221</text:p>
              </table:table-cell>
              <table:table-cell office:value-type="float" office:value="5460772">
                <text:p>5460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375892">
                <text:p>6375892</text:p>
              </table:table-cell>
              <table:table-cell office:value-type="float" office:value="5719411">
                <text:p>5719411</text:p>
              </table:table-cell>
              <table:table-cell office:value-type="float" office:value="6142420">
                <text:p>6142420</text:p>
              </table:table-cell>
              <table:table-cell office:value-type="float" office:value="5577543">
                <text:p>55775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949cm" svg:height="15.434cm" xlink:href=".." xlink:type="simple" chart:class="chart:scatter" chart:style-name="ch1">
        <chart:title svg:x="12.531cm" svg:y="0.444cm" chart:style-name="ch2">
          <text:p>Quicksort and Insertion-Quicksort</text:p>
        </chart:title>
        <chart:legend chart:legend-position="end" svg:x="28.045cm" svg:y="6.671cm" style:legend-expansion="high" chart:style-name="ch3"/>
        <chart:plot-area chart:style-name="ch4" table:cell-range-address="qiq.A1:qiq.E100" chart:data-source-has-labels="row" svg:x="1.649cm" svg:y="1.531cm" svg:width="25.758cm" svg:height="12.614cm">
          <chartooo:coordinate-region svg:x="3.196cm" svg:y="1.731cm" svg:width="23.746cm" svg:height="11.767cm"/>
          <chart:axis chart:dimension="x" chart:name="primary-x" chart:style-name="ch5">
            <chart:title svg:x="13.796cm" svg:y="14.453cm" chart:style-name="ch6">
              <text:p>Data size</text:p>
            </chart:title>
          </chart:axis>
          <chart:axis chart:dimension="y" chart:name="primary-y" chart:style-name="ch5">
            <chart:title svg:x="0.451cm" svg:y="9.178cm" chart:style-name="ch7">
              <text:p>Swaps/Compares</text:p>
            </chart:title>
            <chart:grid chart:style-name="ch8" chart:class="major"/>
          </chart:axis>
          <chart:series chart:style-name="ch9" chart:values-cell-range-address="qiq.B1:qiq.B100" loext:label-string="quick_swaps" chart:class="chart:scatter">
            <chart:domain table:cell-range-address="qiq.A1:qiq.A100"/>
            <chart:data-point chart:repeated="100"/>
          </chart:series>
          <chart:series chart:style-name="ch10" chart:values-cell-range-address="qiq.C1:qiq.C100" loext:label-string="quick_compares" chart:class="chart:scatter">
            <chart:data-point chart:repeated="100"/>
          </chart:series>
          <chart:series chart:style-name="ch11" chart:values-cell-range-address="qiq.D1:qiq.D100" loext:label-string="ins_quick_swaps" chart:class="chart:scatter">
            <chart:data-point chart:repeated="100"/>
          </chart:series>
          <chart:series chart:style-name="ch12" chart:values-cell-range-address="qiq.E1:qiq.E100" loext:label-string="ins_quick_compares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ick_swaps</text:p>
              </table:table-cell>
              <table:table-cell office:value-type="string">
                <text:p>quick_compares</text:p>
              </table:table-cell>
              <table:table-cell office:value-type="string">
                <text:p>ins_quick_swaps</text:p>
              </table:table-cell>
              <table:table-cell office:value-type="string">
                <text:p>ins_quick_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iq.A1:qiq.A100</svg:desc>
                </draw:g>
              </table:table-cell>
              <table:table-cell office:value-type="float" office:value="517">
                <text:p>517</text:p>
                <draw:g>
                  <svg:desc>qiq.B1:qiq.B100</svg:desc>
                </draw:g>
              </table:table-cell>
              <table:table-cell office:value-type="float" office:value="750">
                <text:p>750</text:p>
                <draw:g>
                  <svg:desc>qiq.C1:qiq.C100</svg:desc>
                </draw:g>
              </table:table-cell>
              <table:table-cell office:value-type="float" office:value="500">
                <text:p>500</text:p>
                <draw:g>
                  <svg:desc>qiq.D1:qiq.D100</svg:desc>
                </draw:g>
              </table:table-cell>
              <table:table-cell office:value-type="float" office:value="704">
                <text:p>704</text:p>
                <draw:g>
                  <svg:desc>qiq.E1:qiq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659">
                <text:p>1659</text:p>
              </table:table-cell>
              <table:table-cell office:value-type="float" office:value="2314">
                <text:p>2314</text:p>
              </table:table-cell>
              <table:table-cell office:value-type="float" office:value="1655">
                <text:p>1655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465">
                <text:p>3465</text:p>
              </table:table-cell>
              <table:table-cell office:value-type="float" office:value="5056">
                <text:p>5056</text:p>
              </table:table-cell>
              <table:table-cell office:value-type="float" office:value="3466">
                <text:p>3466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5871">
                <text:p>5871</text:p>
              </table:table-cell>
              <table:table-cell office:value-type="float" office:value="8867">
                <text:p>8867</text:p>
              </table:table-cell>
              <table:table-cell office:value-type="float" office:value="5832">
                <text:p>5832</text:p>
              </table:table-cell>
              <table:table-cell office:value-type="float" office:value="8399">
                <text:p>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601">
                <text:p>8601</text:p>
              </table:table-cell>
              <table:table-cell office:value-type="float" office:value="13465">
                <text:p>13465</text:p>
              </table:table-cell>
              <table:table-cell office:value-type="float" office:value="8523">
                <text:p>8523</text:p>
              </table:table-cell>
              <table:table-cell office:value-type="float" office:value="12750">
                <text:p>12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1863">
                <text:p>11863</text:p>
              </table:table-cell>
              <table:table-cell office:value-type="float" office:value="19285">
                <text:p>19285</text:p>
              </table:table-cell>
              <table:table-cell office:value-type="float" office:value="11742">
                <text:p>11742</text:p>
              </table:table-cell>
              <table:table-cell office:value-type="float" office:value="18289">
                <text:p>1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5646">
                <text:p>15646</text:p>
              </table:table-cell>
              <table:table-cell office:value-type="float" office:value="25884">
                <text:p>25884</text:p>
              </table:table-cell>
              <table:table-cell office:value-type="float" office:value="15489">
                <text:p>15489</text:p>
              </table:table-cell>
              <table:table-cell office:value-type="float" office:value="24547">
                <text:p>24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979">
                <text:p>20979</text:p>
              </table:table-cell>
              <table:table-cell office:value-type="float" office:value="34295">
                <text:p>34295</text:p>
              </table:table-cell>
              <table:table-cell office:value-type="float" office:value="20737">
                <text:p>20737</text:p>
              </table:table-cell>
              <table:table-cell office:value-type="float" office:value="32563">
                <text:p>32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7488">
                <text:p>27488</text:p>
              </table:table-cell>
              <table:table-cell office:value-type="float" office:value="43900">
                <text:p>43900</text:p>
              </table:table-cell>
              <table:table-cell office:value-type="float" office:value="27079">
                <text:p>27079</text:p>
              </table:table-cell>
              <table:table-cell office:value-type="float" office:value="41673">
                <text:p>41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962">
                <text:p>33962</text:p>
              </table:table-cell>
              <table:table-cell office:value-type="float" office:value="54936">
                <text:p>54936</text:p>
              </table:table-cell>
              <table:table-cell office:value-type="float" office:value="33464">
                <text:p>33464</text:p>
              </table:table-cell>
              <table:table-cell office:value-type="float" office:value="52248">
                <text:p>52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1233">
                <text:p>41233</text:p>
              </table:table-cell>
              <table:table-cell office:value-type="float" office:value="68199">
                <text:p>68199</text:p>
              </table:table-cell>
              <table:table-cell office:value-type="float" office:value="40600">
                <text:p>40600</text:p>
              </table:table-cell>
              <table:table-cell office:value-type="float" office:value="64905">
                <text:p>64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8807">
                <text:p>48807</text:p>
              </table:table-cell>
              <table:table-cell office:value-type="float" office:value="81548">
                <text:p>81548</text:p>
              </table:table-cell>
              <table:table-cell office:value-type="float" office:value="47996">
                <text:p>47996</text:p>
              </table:table-cell>
              <table:table-cell office:value-type="float" office:value="77611">
                <text:p>77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57448">
                <text:p>57448</text:p>
              </table:table-cell>
              <table:table-cell office:value-type="float" office:value="95597">
                <text:p>95597</text:p>
              </table:table-cell>
              <table:table-cell office:value-type="float" office:value="56431">
                <text:p>56431</text:p>
              </table:table-cell>
              <table:table-cell office:value-type="float" office:value="90972">
                <text:p>90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7211">
                <text:p>67211</text:p>
              </table:table-cell>
              <table:table-cell office:value-type="float" office:value="112122">
                <text:p>112122</text:p>
              </table:table-cell>
              <table:table-cell office:value-type="float" office:value="66099">
                <text:p>66099</text:p>
              </table:table-cell>
              <table:table-cell office:value-type="float" office:value="106811">
                <text:p>106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7860">
                <text:p>77860</text:p>
              </table:table-cell>
              <table:table-cell office:value-type="float" office:value="129662">
                <text:p>129662</text:p>
              </table:table-cell>
              <table:table-cell office:value-type="float" office:value="76504">
                <text:p>76504</text:p>
              </table:table-cell>
              <table:table-cell office:value-type="float" office:value="123557">
                <text:p>1235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0796">
                <text:p>90796</text:p>
              </table:table-cell>
              <table:table-cell office:value-type="float" office:value="152124">
                <text:p>152124</text:p>
              </table:table-cell>
              <table:table-cell office:value-type="float" office:value="89307">
                <text:p>89307</text:p>
              </table:table-cell>
              <table:table-cell office:value-type="float" office:value="145233">
                <text:p>145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03461">
                <text:p>103461</text:p>
              </table:table-cell>
              <table:table-cell office:value-type="float" office:value="172794">
                <text:p>172794</text:p>
              </table:table-cell>
              <table:table-cell office:value-type="float" office:value="101785">
                <text:p>101785</text:p>
              </table:table-cell>
              <table:table-cell office:value-type="float" office:value="165101">
                <text:p>165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17525">
                <text:p>117525</text:p>
              </table:table-cell>
              <table:table-cell office:value-type="float" office:value="193920">
                <text:p>193920</text:p>
              </table:table-cell>
              <table:table-cell office:value-type="float" office:value="115665">
                <text:p>115665</text:p>
              </table:table-cell>
              <table:table-cell office:value-type="float" office:value="185342">
                <text:p>18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30453">
                <text:p>130453</text:p>
              </table:table-cell>
              <table:table-cell office:value-type="float" office:value="217812">
                <text:p>217812</text:p>
              </table:table-cell>
              <table:table-cell office:value-type="float" office:value="128458">
                <text:p>128458</text:p>
              </table:table-cell>
              <table:table-cell office:value-type="float" office:value="208315">
                <text:p>208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5078">
                <text:p>145078</text:p>
              </table:table-cell>
              <table:table-cell office:value-type="float" office:value="242675">
                <text:p>242675</text:p>
              </table:table-cell>
              <table:table-cell office:value-type="float" office:value="142915">
                <text:p>142915</text:p>
              </table:table-cell>
              <table:table-cell office:value-type="float" office:value="232282">
                <text:p>232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60720">
                <text:p>160720</text:p>
              </table:table-cell>
              <table:table-cell office:value-type="float" office:value="269128">
                <text:p>269128</text:p>
              </table:table-cell>
              <table:table-cell office:value-type="float" office:value="158341">
                <text:p>158341</text:p>
              </table:table-cell>
              <table:table-cell office:value-type="float" office:value="257719">
                <text:p>2577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6273">
                <text:p>176273</text:p>
              </table:table-cell>
              <table:table-cell office:value-type="float" office:value="296672">
                <text:p>296672</text:p>
              </table:table-cell>
              <table:table-cell office:value-type="float" office:value="173742">
                <text:p>173742</text:p>
              </table:table-cell>
              <table:table-cell office:value-type="float" office:value="284208">
                <text:p>284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93801">
                <text:p>193801</text:p>
              </table:table-cell>
              <table:table-cell office:value-type="float" office:value="325521">
                <text:p>325521</text:p>
              </table:table-cell>
              <table:table-cell office:value-type="float" office:value="190993">
                <text:p>190993</text:p>
              </table:table-cell>
              <table:table-cell office:value-type="float" office:value="311895">
                <text:p>3118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13845">
                <text:p>213845</text:p>
              </table:table-cell>
              <table:table-cell office:value-type="float" office:value="357316">
                <text:p>357316</text:p>
              </table:table-cell>
              <table:table-cell office:value-type="float" office:value="210800">
                <text:p>210800</text:p>
              </table:table-cell>
              <table:table-cell office:value-type="float" office:value="342531">
                <text:p>342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35303">
                <text:p>235303</text:p>
              </table:table-cell>
              <table:table-cell office:value-type="float" office:value="390823">
                <text:p>390823</text:p>
              </table:table-cell>
              <table:table-cell office:value-type="float" office:value="231971">
                <text:p>231971</text:p>
              </table:table-cell>
              <table:table-cell office:value-type="float" office:value="374851">
                <text:p>374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54910">
                <text:p>254910</text:p>
              </table:table-cell>
              <table:table-cell office:value-type="float" office:value="423321">
                <text:p>423321</text:p>
              </table:table-cell>
              <table:table-cell office:value-type="float" office:value="251263">
                <text:p>251263</text:p>
              </table:table-cell>
              <table:table-cell office:value-type="float" office:value="405998">
                <text:p>405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74287">
                <text:p>274287</text:p>
              </table:table-cell>
              <table:table-cell office:value-type="float" office:value="458470">
                <text:p>458470</text:p>
              </table:table-cell>
              <table:table-cell office:value-type="float" office:value="270358">
                <text:p>270358</text:p>
              </table:table-cell>
              <table:table-cell office:value-type="float" office:value="439797">
                <text:p>439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98595">
                <text:p>298595</text:p>
              </table:table-cell>
              <table:table-cell office:value-type="float" office:value="498647">
                <text:p>498647</text:p>
              </table:table-cell>
              <table:table-cell office:value-type="float" office:value="294462">
                <text:p>294462</text:p>
              </table:table-cell>
              <table:table-cell office:value-type="float" office:value="478733">
                <text:p>478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18712">
                <text:p>318712</text:p>
              </table:table-cell>
              <table:table-cell office:value-type="float" office:value="535541">
                <text:p>535541</text:p>
              </table:table-cell>
              <table:table-cell office:value-type="float" office:value="314301">
                <text:p>314301</text:p>
              </table:table-cell>
              <table:table-cell office:value-type="float" office:value="514177">
                <text:p>514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40536">
                <text:p>340536</text:p>
              </table:table-cell>
              <table:table-cell office:value-type="float" office:value="573635">
                <text:p>573635</text:p>
              </table:table-cell>
              <table:table-cell office:value-type="float" office:value="335762">
                <text:p>335762</text:p>
              </table:table-cell>
              <table:table-cell office:value-type="float" office:value="550742">
                <text:p>5507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65976">
                <text:p>365976</text:p>
              </table:table-cell>
              <table:table-cell office:value-type="float" office:value="618826">
                <text:p>618826</text:p>
              </table:table-cell>
              <table:table-cell office:value-type="float" office:value="361041">
                <text:p>361041</text:p>
              </table:table-cell>
              <table:table-cell office:value-type="float" office:value="594534">
                <text:p>594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90877">
                <text:p>390877</text:p>
              </table:table-cell>
              <table:table-cell office:value-type="float" office:value="660785">
                <text:p>660785</text:p>
              </table:table-cell>
              <table:table-cell office:value-type="float" office:value="385553">
                <text:p>385553</text:p>
              </table:table-cell>
              <table:table-cell office:value-type="float" office:value="634885">
                <text:p>6348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420473">
                <text:p>420473</text:p>
              </table:table-cell>
              <table:table-cell office:value-type="float" office:value="706996">
                <text:p>706996</text:p>
              </table:table-cell>
              <table:table-cell office:value-type="float" office:value="414873">
                <text:p>414873</text:p>
              </table:table-cell>
              <table:table-cell office:value-type="float" office:value="679508">
                <text:p>679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449219">
                <text:p>449219</text:p>
              </table:table-cell>
              <table:table-cell office:value-type="float" office:value="754063">
                <text:p>754063</text:p>
              </table:table-cell>
              <table:table-cell office:value-type="float" office:value="443228">
                <text:p>443228</text:p>
              </table:table-cell>
              <table:table-cell office:value-type="float" office:value="724874">
                <text:p>724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475738">
                <text:p>475738</text:p>
              </table:table-cell>
              <table:table-cell office:value-type="float" office:value="799937">
                <text:p>799937</text:p>
              </table:table-cell>
              <table:table-cell office:value-type="float" office:value="469362">
                <text:p>469362</text:p>
              </table:table-cell>
              <table:table-cell office:value-type="float" office:value="769014">
                <text:p>7690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502965">
                <text:p>502965</text:p>
              </table:table-cell>
              <table:table-cell office:value-type="float" office:value="846623">
                <text:p>846623</text:p>
              </table:table-cell>
              <table:table-cell office:value-type="float" office:value="496179">
                <text:p>496179</text:p>
              </table:table-cell>
              <table:table-cell office:value-type="float" office:value="813893">
                <text:p>8138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530601">
                <text:p>530601</text:p>
              </table:table-cell>
              <table:table-cell office:value-type="float" office:value="896125">
                <text:p>896125</text:p>
              </table:table-cell>
              <table:table-cell office:value-type="float" office:value="523469">
                <text:p>523469</text:p>
              </table:table-cell>
              <table:table-cell office:value-type="float" office:value="861634">
                <text:p>8616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561391">
                <text:p>561391</text:p>
              </table:table-cell>
              <table:table-cell office:value-type="float" office:value="948954">
                <text:p>948954</text:p>
              </table:table-cell>
              <table:table-cell office:value-type="float" office:value="553759">
                <text:p>553759</text:p>
              </table:table-cell>
              <table:table-cell office:value-type="float" office:value="912500">
                <text:p>912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593224">
                <text:p>593224</text:p>
              </table:table-cell>
              <table:table-cell office:value-type="float" office:value="1001571">
                <text:p>1001571</text:p>
              </table:table-cell>
              <table:table-cell office:value-type="float" office:value="585139">
                <text:p>585139</text:p>
              </table:table-cell>
              <table:table-cell office:value-type="float" office:value="963171">
                <text:p>9631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624085">
                <text:p>624085</text:p>
              </table:table-cell>
              <table:table-cell office:value-type="float" office:value="1055209">
                <text:p>1055209</text:p>
              </table:table-cell>
              <table:table-cell office:value-type="float" office:value="615652">
                <text:p>615652</text:p>
              </table:table-cell>
              <table:table-cell office:value-type="float" office:value="1014872">
                <text:p>1014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658287">
                <text:p>658287</text:p>
              </table:table-cell>
              <table:table-cell office:value-type="float" office:value="1111634">
                <text:p>1111634</text:p>
              </table:table-cell>
              <table:table-cell office:value-type="float" office:value="649398">
                <text:p>649398</text:p>
              </table:table-cell>
              <table:table-cell office:value-type="float" office:value="1069257">
                <text:p>1069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692638">
                <text:p>692638</text:p>
              </table:table-cell>
              <table:table-cell office:value-type="float" office:value="1169225">
                <text:p>1169225</text:p>
              </table:table-cell>
              <table:table-cell office:value-type="float" office:value="683191">
                <text:p>683191</text:p>
              </table:table-cell>
              <table:table-cell office:value-type="float" office:value="1124647">
                <text:p>11246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726990">
                <text:p>726990</text:p>
              </table:table-cell>
              <table:table-cell office:value-type="float" office:value="1226816">
                <text:p>1226816</text:p>
              </table:table-cell>
              <table:table-cell office:value-type="float" office:value="716988">
                <text:p>716988</text:p>
              </table:table-cell>
              <table:table-cell office:value-type="float" office:value="1180022">
                <text:p>1180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763866">
                <text:p>763866</text:p>
              </table:table-cell>
              <table:table-cell office:value-type="float" office:value="1287587">
                <text:p>1287587</text:p>
              </table:table-cell>
              <table:table-cell office:value-type="float" office:value="753429">
                <text:p>753429</text:p>
              </table:table-cell>
              <table:table-cell office:value-type="float" office:value="1238617">
                <text:p>1238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803117">
                <text:p>803117</text:p>
              </table:table-cell>
              <table:table-cell office:value-type="float" office:value="1352758">
                <text:p>1352758</text:p>
              </table:table-cell>
              <table:table-cell office:value-type="float" office:value="792101">
                <text:p>792101</text:p>
              </table:table-cell>
              <table:table-cell office:value-type="float" office:value="1301527">
                <text:p>1301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842675">
                <text:p>842675</text:p>
              </table:table-cell>
              <table:table-cell office:value-type="float" office:value="1416285">
                <text:p>1416285</text:p>
              </table:table-cell>
              <table:table-cell office:value-type="float" office:value="831117">
                <text:p>831117</text:p>
              </table:table-cell>
              <table:table-cell office:value-type="float" office:value="1362764">
                <text:p>1362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883636">
                <text:p>883636</text:p>
              </table:table-cell>
              <table:table-cell office:value-type="float" office:value="1482529">
                <text:p>1482529</text:p>
              </table:table-cell>
              <table:table-cell office:value-type="float" office:value="871556">
                <text:p>871556</text:p>
              </table:table-cell>
              <table:table-cell office:value-type="float" office:value="1426644">
                <text:p>1426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921457">
                <text:p>921457</text:p>
              </table:table-cell>
              <table:table-cell office:value-type="float" office:value="1549314">
                <text:p>1549314</text:p>
              </table:table-cell>
              <table:table-cell office:value-type="float" office:value="908844">
                <text:p>908844</text:p>
              </table:table-cell>
              <table:table-cell office:value-type="float" office:value="1491008">
                <text:p>14910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964365">
                <text:p>964365</text:p>
              </table:table-cell>
              <table:table-cell office:value-type="float" office:value="1620040">
                <text:p>1620040</text:p>
              </table:table-cell>
              <table:table-cell office:value-type="float" office:value="951339">
                <text:p>951339</text:p>
              </table:table-cell>
              <table:table-cell office:value-type="float" office:value="1559435">
                <text:p>1559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006041">
                <text:p>1006041</text:p>
              </table:table-cell>
              <table:table-cell office:value-type="float" office:value="1689649">
                <text:p>1689649</text:p>
              </table:table-cell>
              <table:table-cell office:value-type="float" office:value="992571">
                <text:p>992571</text:p>
              </table:table-cell>
              <table:table-cell office:value-type="float" office:value="1626717">
                <text:p>1626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049313">
                <text:p>1049313</text:p>
              </table:table-cell>
              <table:table-cell office:value-type="float" office:value="1764021">
                <text:p>1764021</text:p>
              </table:table-cell>
              <table:table-cell office:value-type="float" office:value="1035348">
                <text:p>1035348</text:p>
              </table:table-cell>
              <table:table-cell office:value-type="float" office:value="1698568">
                <text:p>1698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094673">
                <text:p>1094673</text:p>
              </table:table-cell>
              <table:table-cell office:value-type="float" office:value="1838876">
                <text:p>1838876</text:p>
              </table:table-cell>
              <table:table-cell office:value-type="float" office:value="1080040">
                <text:p>1080040</text:p>
              </table:table-cell>
              <table:table-cell office:value-type="float" office:value="1770817">
                <text:p>1770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138564">
                <text:p>1138564</text:p>
              </table:table-cell>
              <table:table-cell office:value-type="float" office:value="1912765">
                <text:p>1912765</text:p>
              </table:table-cell>
              <table:table-cell office:value-type="float" office:value="1123273">
                <text:p>1123273</text:p>
              </table:table-cell>
              <table:table-cell office:value-type="float" office:value="1842013">
                <text:p>1842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186143">
                <text:p>1186143</text:p>
              </table:table-cell>
              <table:table-cell office:value-type="float" office:value="1991082">
                <text:p>1991082</text:p>
              </table:table-cell>
              <table:table-cell office:value-type="float" office:value="1170217">
                <text:p>1170217</text:p>
              </table:table-cell>
              <table:table-cell office:value-type="float" office:value="1917634">
                <text:p>1917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230763">
                <text:p>1230763</text:p>
              </table:table-cell>
              <table:table-cell office:value-type="float" office:value="2067835">
                <text:p>2067835</text:p>
              </table:table-cell>
              <table:table-cell office:value-type="float" office:value="1214178">
                <text:p>1214178</text:p>
              </table:table-cell>
              <table:table-cell office:value-type="float" office:value="1991665">
                <text:p>19916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276726">
                <text:p>1276726</text:p>
              </table:table-cell>
              <table:table-cell office:value-type="float" office:value="2145449">
                <text:p>2145449</text:p>
              </table:table-cell>
              <table:table-cell office:value-type="float" office:value="1259518">
                <text:p>1259518</text:p>
              </table:table-cell>
              <table:table-cell office:value-type="float" office:value="2066486">
                <text:p>20664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326013">
                <text:p>1326013</text:p>
              </table:table-cell>
              <table:table-cell office:value-type="float" office:value="2226806">
                <text:p>2226806</text:p>
              </table:table-cell>
              <table:table-cell office:value-type="float" office:value="1308200">
                <text:p>1308200</text:p>
              </table:table-cell>
              <table:table-cell office:value-type="float" office:value="2144993">
                <text:p>2144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373507">
                <text:p>1373507</text:p>
              </table:table-cell>
              <table:table-cell office:value-type="float" office:value="2308583">
                <text:p>2308583</text:p>
              </table:table-cell>
              <table:table-cell office:value-type="float" office:value="1355062">
                <text:p>1355062</text:p>
              </table:table-cell>
              <table:table-cell office:value-type="float" office:value="2223889">
                <text:p>22238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423115">
                <text:p>1423115</text:p>
              </table:table-cell>
              <table:table-cell office:value-type="float" office:value="2394879">
                <text:p>2394879</text:p>
              </table:table-cell>
              <table:table-cell office:value-type="float" office:value="1404083">
                <text:p>1404083</text:p>
              </table:table-cell>
              <table:table-cell office:value-type="float" office:value="2307279">
                <text:p>2307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475698">
                <text:p>1475698</text:p>
              </table:table-cell>
              <table:table-cell office:value-type="float" office:value="2483169">
                <text:p>2483169</text:p>
              </table:table-cell>
              <table:table-cell office:value-type="float" office:value="1456029">
                <text:p>1456029</text:p>
              </table:table-cell>
              <table:table-cell office:value-type="float" office:value="2392523">
                <text:p>2392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527979">
                <text:p>1527979</text:p>
              </table:table-cell>
              <table:table-cell office:value-type="float" office:value="2571430">
                <text:p>2571430</text:p>
              </table:table-cell>
              <table:table-cell office:value-type="float" office:value="1507705">
                <text:p>1507705</text:p>
              </table:table-cell>
              <table:table-cell office:value-type="float" office:value="2477832">
                <text:p>2477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579790">
                <text:p>1579790</text:p>
              </table:table-cell>
              <table:table-cell office:value-type="float" office:value="2658743">
                <text:p>2658743</text:p>
              </table:table-cell>
              <table:table-cell office:value-type="float" office:value="1558767">
                <text:p>1558767</text:p>
              </table:table-cell>
              <table:table-cell office:value-type="float" office:value="2561940">
                <text:p>25619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637728">
                <text:p>1637728</text:p>
              </table:table-cell>
              <table:table-cell office:value-type="float" office:value="2754171">
                <text:p>2754171</text:p>
              </table:table-cell>
              <table:table-cell office:value-type="float" office:value="1615996">
                <text:p>1615996</text:p>
              </table:table-cell>
              <table:table-cell office:value-type="float" office:value="2654226">
                <text:p>2654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692517">
                <text:p>1692517</text:p>
              </table:table-cell>
              <table:table-cell office:value-type="float" office:value="2847567">
                <text:p>2847567</text:p>
              </table:table-cell>
              <table:table-cell office:value-type="float" office:value="1670106">
                <text:p>1670106</text:p>
              </table:table-cell>
              <table:table-cell office:value-type="float" office:value="2744441">
                <text:p>27444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749246">
                <text:p>1749246</text:p>
              </table:table-cell>
              <table:table-cell office:value-type="float" office:value="2946956">
                <text:p>2946956</text:p>
              </table:table-cell>
              <table:table-cell office:value-type="float" office:value="1726198">
                <text:p>1726198</text:p>
              </table:table-cell>
              <table:table-cell office:value-type="float" office:value="2840643">
                <text:p>2840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806722">
                <text:p>1806722</text:p>
              </table:table-cell>
              <table:table-cell office:value-type="float" office:value="3043472">
                <text:p>3043472</text:p>
              </table:table-cell>
              <table:table-cell office:value-type="float" office:value="1782972">
                <text:p>1782972</text:p>
              </table:table-cell>
              <table:table-cell office:value-type="float" office:value="2933866">
                <text:p>29338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866496">
                <text:p>1866496</text:p>
              </table:table-cell>
              <table:table-cell office:value-type="float" office:value="3144147">
                <text:p>3144147</text:p>
              </table:table-cell>
              <table:table-cell office:value-type="float" office:value="1842082">
                <text:p>1842082</text:p>
              </table:table-cell>
              <table:table-cell office:value-type="float" office:value="3031201">
                <text:p>30312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923822">
                <text:p>1923822</text:p>
              </table:table-cell>
              <table:table-cell office:value-type="float" office:value="3243554">
                <text:p>3243554</text:p>
              </table:table-cell>
              <table:table-cell office:value-type="float" office:value="1898691">
                <text:p>1898691</text:p>
              </table:table-cell>
              <table:table-cell office:value-type="float" office:value="3127307">
                <text:p>3127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982988">
                <text:p>1982988</text:p>
              </table:table-cell>
              <table:table-cell office:value-type="float" office:value="3343099">
                <text:p>3343099</text:p>
              </table:table-cell>
              <table:table-cell office:value-type="float" office:value="1957111">
                <text:p>1957111</text:p>
              </table:table-cell>
              <table:table-cell office:value-type="float" office:value="3223377">
                <text:p>3223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045583">
                <text:p>2045583</text:p>
              </table:table-cell>
              <table:table-cell office:value-type="float" office:value="3446857">
                <text:p>3446857</text:p>
              </table:table-cell>
              <table:table-cell office:value-type="float" office:value="2018911">
                <text:p>2018911</text:p>
              </table:table-cell>
              <table:table-cell office:value-type="float" office:value="3323644">
                <text:p>3323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106409">
                <text:p>2106409</text:p>
              </table:table-cell>
              <table:table-cell office:value-type="float" office:value="3551889">
                <text:p>3551889</text:p>
              </table:table-cell>
              <table:table-cell office:value-type="float" office:value="2078998">
                <text:p>2078998</text:p>
              </table:table-cell>
              <table:table-cell office:value-type="float" office:value="3425204">
                <text:p>3425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166974">
                <text:p>2166974</text:p>
              </table:table-cell>
              <table:table-cell office:value-type="float" office:value="3661155">
                <text:p>3661155</text:p>
              </table:table-cell>
              <table:table-cell office:value-type="float" office:value="2138734">
                <text:p>2138734</text:p>
              </table:table-cell>
              <table:table-cell office:value-type="float" office:value="3530867">
                <text:p>3530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230300">
                <text:p>2230300</text:p>
              </table:table-cell>
              <table:table-cell office:value-type="float" office:value="3767093">
                <text:p>3767093</text:p>
              </table:table-cell>
              <table:table-cell office:value-type="float" office:value="2201125">
                <text:p>2201125</text:p>
              </table:table-cell>
              <table:table-cell office:value-type="float" office:value="3633112">
                <text:p>3633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296779">
                <text:p>2296779</text:p>
              </table:table-cell>
              <table:table-cell office:value-type="float" office:value="3878094">
                <text:p>3878094</text:p>
              </table:table-cell>
              <table:table-cell office:value-type="float" office:value="2266819">
                <text:p>2266819</text:p>
              </table:table-cell>
              <table:table-cell office:value-type="float" office:value="3740467">
                <text:p>3740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362153">
                <text:p>2362153</text:p>
              </table:table-cell>
              <table:table-cell office:value-type="float" office:value="3988847">
                <text:p>3988847</text:p>
              </table:table-cell>
              <table:table-cell office:value-type="float" office:value="2331389">
                <text:p>2331389</text:p>
              </table:table-cell>
              <table:table-cell office:value-type="float" office:value="3847474">
                <text:p>3847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427850">
                <text:p>2427850</text:p>
              </table:table-cell>
              <table:table-cell office:value-type="float" office:value="4103722">
                <text:p>4103722</text:p>
              </table:table-cell>
              <table:table-cell office:value-type="float" office:value="2396311">
                <text:p>2396311</text:p>
              </table:table-cell>
              <table:table-cell office:value-type="float" office:value="3958615">
                <text:p>3958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493744">
                <text:p>2493744</text:p>
              </table:table-cell>
              <table:table-cell office:value-type="float" office:value="4219417">
                <text:p>4219417</text:p>
              </table:table-cell>
              <table:table-cell office:value-type="float" office:value="2461348">
                <text:p>2461348</text:p>
              </table:table-cell>
              <table:table-cell office:value-type="float" office:value="4070448">
                <text:p>40704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562846">
                <text:p>2562846</text:p>
              </table:table-cell>
              <table:table-cell office:value-type="float" office:value="4338839">
                <text:p>4338839</text:p>
              </table:table-cell>
              <table:table-cell office:value-type="float" office:value="2529595">
                <text:p>2529595</text:p>
              </table:table-cell>
              <table:table-cell office:value-type="float" office:value="4185939">
                <text:p>41859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632266">
                <text:p>2632266</text:p>
              </table:table-cell>
              <table:table-cell office:value-type="float" office:value="4459248">
                <text:p>4459248</text:p>
              </table:table-cell>
              <table:table-cell office:value-type="float" office:value="2598018">
                <text:p>2598018</text:p>
              </table:table-cell>
              <table:table-cell office:value-type="float" office:value="4302340">
                <text:p>43023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703739">
                <text:p>2703739</text:p>
              </table:table-cell>
              <table:table-cell office:value-type="float" office:value="4582492">
                <text:p>4582492</text:p>
              </table:table-cell>
              <table:table-cell office:value-type="float" office:value="2668546">
                <text:p>2668546</text:p>
              </table:table-cell>
              <table:table-cell office:value-type="float" office:value="4421569">
                <text:p>4421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775255">
                <text:p>2775255</text:p>
              </table:table-cell>
              <table:table-cell office:value-type="float" office:value="4709234">
                <text:p>4709234</text:p>
              </table:table-cell>
              <table:table-cell office:value-type="float" office:value="2739221">
                <text:p>2739221</text:p>
              </table:table-cell>
              <table:table-cell office:value-type="float" office:value="4544269">
                <text:p>4544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847283">
                <text:p>2847283</text:p>
              </table:table-cell>
              <table:table-cell office:value-type="float" office:value="4835000">
                <text:p>4835000</text:p>
              </table:table-cell>
              <table:table-cell office:value-type="float" office:value="2810446">
                <text:p>2810446</text:p>
              </table:table-cell>
              <table:table-cell office:value-type="float" office:value="4666040">
                <text:p>46660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918704">
                <text:p>2918704</text:p>
              </table:table-cell>
              <table:table-cell office:value-type="float" office:value="4957486">
                <text:p>4957486</text:p>
              </table:table-cell>
              <table:table-cell office:value-type="float" office:value="2880870">
                <text:p>2880870</text:p>
              </table:table-cell>
              <table:table-cell office:value-type="float" office:value="4784340">
                <text:p>47843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992387">
                <text:p>2992387</text:p>
              </table:table-cell>
              <table:table-cell office:value-type="float" office:value="5084245">
                <text:p>5084245</text:p>
              </table:table-cell>
              <table:table-cell office:value-type="float" office:value="2953587">
                <text:p>2953587</text:p>
              </table:table-cell>
              <table:table-cell office:value-type="float" office:value="4906886">
                <text:p>4906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068983">
                <text:p>3068983</text:p>
              </table:table-cell>
              <table:table-cell office:value-type="float" office:value="5214958">
                <text:p>5214958</text:p>
              </table:table-cell>
              <table:table-cell office:value-type="float" office:value="3029313">
                <text:p>3029313</text:p>
              </table:table-cell>
              <table:table-cell office:value-type="float" office:value="5033403">
                <text:p>5033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146636">
                <text:p>3146636</text:p>
              </table:table-cell>
              <table:table-cell office:value-type="float" office:value="5348172">
                <text:p>5348172</text:p>
              </table:table-cell>
              <table:table-cell office:value-type="float" office:value="3105963">
                <text:p>3105963</text:p>
              </table:table-cell>
              <table:table-cell office:value-type="float" office:value="5162337">
                <text:p>5162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223882">
                <text:p>3223882</text:p>
              </table:table-cell>
              <table:table-cell office:value-type="float" office:value="5479041">
                <text:p>5479041</text:p>
              </table:table-cell>
              <table:table-cell office:value-type="float" office:value="3182226">
                <text:p>3182226</text:p>
              </table:table-cell>
              <table:table-cell office:value-type="float" office:value="5288860">
                <text:p>52888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299224">
                <text:p>3299224</text:p>
              </table:table-cell>
              <table:table-cell office:value-type="float" office:value="5612899">
                <text:p>5612899</text:p>
              </table:table-cell>
              <table:table-cell office:value-type="float" office:value="3256618">
                <text:p>3256618</text:p>
              </table:table-cell>
              <table:table-cell office:value-type="float" office:value="5418373">
                <text:p>54183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378018">
                <text:p>3378018</text:p>
              </table:table-cell>
              <table:table-cell office:value-type="float" office:value="5749559">
                <text:p>5749559</text:p>
              </table:table-cell>
              <table:table-cell office:value-type="float" office:value="3334456">
                <text:p>3334456</text:p>
              </table:table-cell>
              <table:table-cell office:value-type="float" office:value="5550634">
                <text:p>5550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458196">
                <text:p>3458196</text:p>
              </table:table-cell>
              <table:table-cell office:value-type="float" office:value="5886819">
                <text:p>5886819</text:p>
              </table:table-cell>
              <table:table-cell office:value-type="float" office:value="3413605">
                <text:p>3413605</text:p>
              </table:table-cell>
              <table:table-cell office:value-type="float" office:value="5683457">
                <text:p>56834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540452">
                <text:p>3540452</text:p>
              </table:table-cell>
              <table:table-cell office:value-type="float" office:value="6027541">
                <text:p>6027541</text:p>
              </table:table-cell>
              <table:table-cell office:value-type="float" office:value="3494853">
                <text:p>3494853</text:p>
              </table:table-cell>
              <table:table-cell office:value-type="float" office:value="5819688">
                <text:p>5819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627386">
                <text:p>3627386</text:p>
              </table:table-cell>
              <table:table-cell office:value-type="float" office:value="6170790">
                <text:p>6170790</text:p>
              </table:table-cell>
              <table:table-cell office:value-type="float" office:value="3580810">
                <text:p>3580810</text:p>
              </table:table-cell>
              <table:table-cell office:value-type="float" office:value="5958405">
                <text:p>5958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711611">
                <text:p>3711611</text:p>
              </table:table-cell>
              <table:table-cell office:value-type="float" office:value="6312116">
                <text:p>6312116</text:p>
              </table:table-cell>
              <table:table-cell office:value-type="float" office:value="3663975">
                <text:p>3663975</text:p>
              </table:table-cell>
              <table:table-cell office:value-type="float" office:value="6095125">
                <text:p>609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796094">
                <text:p>3796094</text:p>
              </table:table-cell>
              <table:table-cell office:value-type="float" office:value="6456987">
                <text:p>6456987</text:p>
              </table:table-cell>
              <table:table-cell office:value-type="float" office:value="3747433">
                <text:p>3747433</text:p>
              </table:table-cell>
              <table:table-cell office:value-type="float" office:value="6235350">
                <text:p>62353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884957">
                <text:p>3884957</text:p>
              </table:table-cell>
              <table:table-cell office:value-type="float" office:value="6606351">
                <text:p>6606351</text:p>
              </table:table-cell>
              <table:table-cell office:value-type="float" office:value="3835207">
                <text:p>3835207</text:p>
              </table:table-cell>
              <table:table-cell office:value-type="float" office:value="6379966">
                <text:p>6379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971031">
                <text:p>3971031</text:p>
              </table:table-cell>
              <table:table-cell office:value-type="float" office:value="6755628">
                <text:p>6755628</text:p>
              </table:table-cell>
              <table:table-cell office:value-type="float" office:value="3920141">
                <text:p>3920141</text:p>
              </table:table-cell>
              <table:table-cell office:value-type="float" office:value="6524424">
                <text:p>6524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061118">
                <text:p>4061118</text:p>
              </table:table-cell>
              <table:table-cell office:value-type="float" office:value="6906940">
                <text:p>6906940</text:p>
              </table:table-cell>
              <table:table-cell office:value-type="float" office:value="4009134">
                <text:p>4009134</text:p>
              </table:table-cell>
              <table:table-cell office:value-type="float" office:value="6670917">
                <text:p>66709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150252">
                <text:p>4150252</text:p>
              </table:table-cell>
              <table:table-cell office:value-type="float" office:value="7055808">
                <text:p>7055808</text:p>
              </table:table-cell>
              <table:table-cell office:value-type="float" office:value="4097231">
                <text:p>4097231</text:p>
              </table:table-cell>
              <table:table-cell office:value-type="float" office:value="6814969">
                <text:p>6814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241834">
                <text:p>4241834</text:p>
              </table:table-cell>
              <table:table-cell office:value-type="float" office:value="7210639">
                <text:p>7210639</text:p>
              </table:table-cell>
              <table:table-cell office:value-type="float" office:value="4187663">
                <text:p>4187663</text:p>
              </table:table-cell>
              <table:table-cell office:value-type="float" office:value="6964866">
                <text:p>6964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335143">
                <text:p>4335143</text:p>
              </table:table-cell>
              <table:table-cell office:value-type="float" office:value="7371762">
                <text:p>7371762</text:p>
              </table:table-cell>
              <table:table-cell office:value-type="float" office:value="4279893">
                <text:p>4279893</text:p>
              </table:table-cell>
              <table:table-cell office:value-type="float" office:value="7121062">
                <text:p>712106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02cm" svg:height="15.381cm" xlink:href=".." xlink:type="simple" chart:class="chart:scatter" chart:style-name="ch1">
        <chart:title svg:x="12.799cm" svg:y="0.443cm" chart:style-name="ch2">
          <text:p>Quicksort and Dual-Pivot Quicksort</text:p>
        </chart:title>
        <chart:legend chart:legend-position="end" svg:x="28.793cm" svg:y="6.644cm" style:legend-expansion="high" chart:style-name="ch3"/>
        <chart:plot-area chart:style-name="ch4" table:cell-range-address="qdp.A1:qdp.E100" chart:data-source-has-labels="row" svg:x="1.667cm" svg:y="1.529cm" svg:width="26.47cm" svg:height="12.564cm">
          <chartooo:coordinate-region svg:x="3.214cm" svg:y="1.728cm" svg:width="24.458cm" svg:height="11.718cm"/>
          <chart:axis chart:dimension="x" chart:name="primary-x" chart:style-name="ch5">
            <chart:title svg:x="14.17cm" svg:y="14.4cm" chart:style-name="ch6">
              <text:p>Data size</text:p>
            </chart:title>
          </chart:axis>
          <chart:axis chart:dimension="y" chart:name="primary-y" chart:style-name="ch5">
            <chart:title svg:x="0.451cm" svg:y="9.151cm" chart:style-name="ch7">
              <text:p>Swaps/Compares</text:p>
            </chart:title>
            <chart:grid chart:style-name="ch8" chart:class="major"/>
          </chart:axis>
          <chart:series chart:style-name="ch9" chart:values-cell-range-address="qdp.B1:qdp.B100" loext:label-string="quick_swaps" chart:class="chart:scatter">
            <chart:domain table:cell-range-address="qdp.A1:qdp.A100"/>
            <chart:data-point chart:repeated="100"/>
          </chart:series>
          <chart:series chart:style-name="ch10" chart:values-cell-range-address="qdp.C1:qdp.C100" loext:label-string="quick_compares" chart:class="chart:scatter">
            <chart:data-point chart:repeated="100"/>
          </chart:series>
          <chart:series chart:style-name="ch11" chart:values-cell-range-address="qdp.D1:qdp.D100" loext:label-string="dual_pivot_swaps" chart:class="chart:scatter">
            <chart:data-point chart:repeated="100"/>
          </chart:series>
          <chart:series chart:style-name="ch12" chart:values-cell-range-address="qdp.E1:qdp.E100" loext:label-string="dual_pivot_compares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ick_swaps</text:p>
              </table:table-cell>
              <table:table-cell office:value-type="string">
                <text:p>quick_compares</text:p>
              </table:table-cell>
              <table:table-cell office:value-type="string">
                <text:p>dual_pivot_swaps</text:p>
              </table:table-cell>
              <table:table-cell office:value-type="string">
                <text:p>dual_pivot_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dp.A1:qdp.A100</svg:desc>
                </draw:g>
              </table:table-cell>
              <table:table-cell office:value-type="float" office:value="517">
                <text:p>517</text:p>
                <draw:g>
                  <svg:desc>qdp.B1:qdp.B100</svg:desc>
                </draw:g>
              </table:table-cell>
              <table:table-cell office:value-type="float" office:value="750">
                <text:p>750</text:p>
                <draw:g>
                  <svg:desc>qdp.C1:qdp.C100</svg:desc>
                </draw:g>
              </table:table-cell>
              <table:table-cell office:value-type="float" office:value="553">
                <text:p>553</text:p>
                <draw:g>
                  <svg:desc>qdp.D1:qdp.D100</svg:desc>
                </draw:g>
              </table:table-cell>
              <table:table-cell office:value-type="float" office:value="504">
                <text:p>504</text:p>
                <draw:g>
                  <svg:desc>qdp.E1:qdp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659">
                <text:p>1659</text:p>
              </table:table-cell>
              <table:table-cell office:value-type="float" office:value="2314">
                <text:p>2314</text:p>
              </table:table-cell>
              <table:table-cell office:value-type="float" office:value="1640">
                <text:p>1640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465">
                <text:p>3465</text:p>
              </table:table-cell>
              <table:table-cell office:value-type="float" office:value="5056">
                <text:p>5056</text:p>
              </table:table-cell>
              <table:table-cell office:value-type="float" office:value="3358">
                <text:p>3358</text:p>
              </table:table-cell>
              <table:table-cell office:value-type="float" office:value="3177">
                <text:p>3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5871">
                <text:p>5871</text:p>
              </table:table-cell>
              <table:table-cell office:value-type="float" office:value="8867">
                <text:p>8867</text:p>
              </table:table-cell>
              <table:table-cell office:value-type="float" office:value="6040">
                <text:p>6040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8601">
                <text:p>8601</text:p>
              </table:table-cell>
              <table:table-cell office:value-type="float" office:value="13465">
                <text:p>13465</text:p>
              </table:table-cell>
              <table:table-cell office:value-type="float" office:value="9769">
                <text:p>9769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1863">
                <text:p>11863</text:p>
              </table:table-cell>
              <table:table-cell office:value-type="float" office:value="19285">
                <text:p>19285</text:p>
              </table:table-cell>
              <table:table-cell office:value-type="float" office:value="13454">
                <text:p>13454</text:p>
              </table:table-cell>
              <table:table-cell office:value-type="float" office:value="13048">
                <text:p>13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5646">
                <text:p>15646</text:p>
              </table:table-cell>
              <table:table-cell office:value-type="float" office:value="25884">
                <text:p>25884</text:p>
              </table:table-cell>
              <table:table-cell office:value-type="float" office:value="17698">
                <text:p>17698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979">
                <text:p>20979</text:p>
              </table:table-cell>
              <table:table-cell office:value-type="float" office:value="34295">
                <text:p>34295</text:p>
              </table:table-cell>
              <table:table-cell office:value-type="float" office:value="22515">
                <text:p>22515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7488">
                <text:p>27488</text:p>
              </table:table-cell>
              <table:table-cell office:value-type="float" office:value="43900">
                <text:p>43900</text:p>
              </table:table-cell>
              <table:table-cell office:value-type="float" office:value="28765">
                <text:p>28765</text:p>
              </table:table-cell>
              <table:table-cell office:value-type="float" office:value="27657">
                <text:p>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3962">
                <text:p>33962</text:p>
              </table:table-cell>
              <table:table-cell office:value-type="float" office:value="54936">
                <text:p>54936</text:p>
              </table:table-cell>
              <table:table-cell office:value-type="float" office:value="35837">
                <text:p>35837</text:p>
              </table:table-cell>
              <table:table-cell office:value-type="float" office:value="34348">
                <text:p>343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1233">
                <text:p>41233</text:p>
              </table:table-cell>
              <table:table-cell office:value-type="float" office:value="68199">
                <text:p>68199</text:p>
              </table:table-cell>
              <table:table-cell office:value-type="float" office:value="42828">
                <text:p>42828</text:p>
              </table:table-cell>
              <table:table-cell office:value-type="float" office:value="41344">
                <text:p>413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8807">
                <text:p>48807</text:p>
              </table:table-cell>
              <table:table-cell office:value-type="float" office:value="81548">
                <text:p>81548</text:p>
              </table:table-cell>
              <table:table-cell office:value-type="float" office:value="50746">
                <text:p>50746</text:p>
              </table:table-cell>
              <table:table-cell office:value-type="float" office:value="48948">
                <text:p>48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57448">
                <text:p>57448</text:p>
              </table:table-cell>
              <table:table-cell office:value-type="float" office:value="95597">
                <text:p>95597</text:p>
              </table:table-cell>
              <table:table-cell office:value-type="float" office:value="59427">
                <text:p>59427</text:p>
              </table:table-cell>
              <table:table-cell office:value-type="float" office:value="57738">
                <text:p>57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67211">
                <text:p>67211</text:p>
              </table:table-cell>
              <table:table-cell office:value-type="float" office:value="112122">
                <text:p>112122</text:p>
              </table:table-cell>
              <table:table-cell office:value-type="float" office:value="68361">
                <text:p>68361</text:p>
              </table:table-cell>
              <table:table-cell office:value-type="float" office:value="67343">
                <text:p>67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77860">
                <text:p>77860</text:p>
              </table:table-cell>
              <table:table-cell office:value-type="float" office:value="129662">
                <text:p>129662</text:p>
              </table:table-cell>
              <table:table-cell office:value-type="float" office:value="79359">
                <text:p>79359</text:p>
              </table:table-cell>
              <table:table-cell office:value-type="float" office:value="78079">
                <text:p>78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90796">
                <text:p>90796</text:p>
              </table:table-cell>
              <table:table-cell office:value-type="float" office:value="152124">
                <text:p>152124</text:p>
              </table:table-cell>
              <table:table-cell office:value-type="float" office:value="90678">
                <text:p>90678</text:p>
              </table:table-cell>
              <table:table-cell office:value-type="float" office:value="89421">
                <text:p>89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03461">
                <text:p>103461</text:p>
              </table:table-cell>
              <table:table-cell office:value-type="float" office:value="172794">
                <text:p>172794</text:p>
              </table:table-cell>
              <table:table-cell office:value-type="float" office:value="102311">
                <text:p>102311</text:p>
              </table:table-cell>
              <table:table-cell office:value-type="float" office:value="100772">
                <text:p>100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17525">
                <text:p>117525</text:p>
              </table:table-cell>
              <table:table-cell office:value-type="float" office:value="193920">
                <text:p>193920</text:p>
              </table:table-cell>
              <table:table-cell office:value-type="float" office:value="114478">
                <text:p>114478</text:p>
              </table:table-cell>
              <table:table-cell office:value-type="float" office:value="112927">
                <text:p>112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30453">
                <text:p>130453</text:p>
              </table:table-cell>
              <table:table-cell office:value-type="float" office:value="217812">
                <text:p>217812</text:p>
              </table:table-cell>
              <table:table-cell office:value-type="float" office:value="128967">
                <text:p>128967</text:p>
              </table:table-cell>
              <table:table-cell office:value-type="float" office:value="127948">
                <text:p>127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5078">
                <text:p>145078</text:p>
              </table:table-cell>
              <table:table-cell office:value-type="float" office:value="242675">
                <text:p>242675</text:p>
              </table:table-cell>
              <table:table-cell office:value-type="float" office:value="144304">
                <text:p>144304</text:p>
              </table:table-cell>
              <table:table-cell office:value-type="float" office:value="143812">
                <text:p>143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60720">
                <text:p>160720</text:p>
              </table:table-cell>
              <table:table-cell office:value-type="float" office:value="269128">
                <text:p>269128</text:p>
              </table:table-cell>
              <table:table-cell office:value-type="float" office:value="158639">
                <text:p>158639</text:p>
              </table:table-cell>
              <table:table-cell office:value-type="float" office:value="157633">
                <text:p>157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76273">
                <text:p>176273</text:p>
              </table:table-cell>
              <table:table-cell office:value-type="float" office:value="296672">
                <text:p>296672</text:p>
              </table:table-cell>
              <table:table-cell office:value-type="float" office:value="174417">
                <text:p>174417</text:p>
              </table:table-cell>
              <table:table-cell office:value-type="float" office:value="173906">
                <text:p>173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93801">
                <text:p>193801</text:p>
              </table:table-cell>
              <table:table-cell office:value-type="float" office:value="325521">
                <text:p>325521</text:p>
              </table:table-cell>
              <table:table-cell office:value-type="float" office:value="191124">
                <text:p>191124</text:p>
              </table:table-cell>
              <table:table-cell office:value-type="float" office:value="190348">
                <text:p>190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13845">
                <text:p>213845</text:p>
              </table:table-cell>
              <table:table-cell office:value-type="float" office:value="357316">
                <text:p>357316</text:p>
              </table:table-cell>
              <table:table-cell office:value-type="float" office:value="207879">
                <text:p>207879</text:p>
              </table:table-cell>
              <table:table-cell office:value-type="float" office:value="207188">
                <text:p>207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35303">
                <text:p>235303</text:p>
              </table:table-cell>
              <table:table-cell office:value-type="float" office:value="390823">
                <text:p>390823</text:p>
              </table:table-cell>
              <table:table-cell office:value-type="float" office:value="225512">
                <text:p>225512</text:p>
              </table:table-cell>
              <table:table-cell office:value-type="float" office:value="224409">
                <text:p>2244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254910">
                <text:p>254910</text:p>
              </table:table-cell>
              <table:table-cell office:value-type="float" office:value="423321">
                <text:p>423321</text:p>
              </table:table-cell>
              <table:table-cell office:value-type="float" office:value="245094">
                <text:p>245094</text:p>
              </table:table-cell>
              <table:table-cell office:value-type="float" office:value="243590">
                <text:p>2435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74287">
                <text:p>274287</text:p>
              </table:table-cell>
              <table:table-cell office:value-type="float" office:value="458470">
                <text:p>458470</text:p>
              </table:table-cell>
              <table:table-cell office:value-type="float" office:value="265534">
                <text:p>265534</text:p>
              </table:table-cell>
              <table:table-cell office:value-type="float" office:value="264206">
                <text:p>2642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98595">
                <text:p>298595</text:p>
              </table:table-cell>
              <table:table-cell office:value-type="float" office:value="498647">
                <text:p>498647</text:p>
              </table:table-cell>
              <table:table-cell office:value-type="float" office:value="287026">
                <text:p>287026</text:p>
              </table:table-cell>
              <table:table-cell office:value-type="float" office:value="285361">
                <text:p>285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18712">
                <text:p>318712</text:p>
              </table:table-cell>
              <table:table-cell office:value-type="float" office:value="535541">
                <text:p>535541</text:p>
              </table:table-cell>
              <table:table-cell office:value-type="float" office:value="307846">
                <text:p>307846</text:p>
              </table:table-cell>
              <table:table-cell office:value-type="float" office:value="307534">
                <text:p>307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40536">
                <text:p>340536</text:p>
              </table:table-cell>
              <table:table-cell office:value-type="float" office:value="573635">
                <text:p>573635</text:p>
              </table:table-cell>
              <table:table-cell office:value-type="float" office:value="331145">
                <text:p>331145</text:p>
              </table:table-cell>
              <table:table-cell office:value-type="float" office:value="330162">
                <text:p>330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65976">
                <text:p>365976</text:p>
              </table:table-cell>
              <table:table-cell office:value-type="float" office:value="618826">
                <text:p>618826</text:p>
              </table:table-cell>
              <table:table-cell office:value-type="float" office:value="353191">
                <text:p>353191</text:p>
              </table:table-cell>
              <table:table-cell office:value-type="float" office:value="354409">
                <text:p>354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90877">
                <text:p>390877</text:p>
              </table:table-cell>
              <table:table-cell office:value-type="float" office:value="660785">
                <text:p>660785</text:p>
              </table:table-cell>
              <table:table-cell office:value-type="float" office:value="376920">
                <text:p>376920</text:p>
              </table:table-cell>
              <table:table-cell office:value-type="float" office:value="378392">
                <text:p>378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420473">
                <text:p>420473</text:p>
              </table:table-cell>
              <table:table-cell office:value-type="float" office:value="706996">
                <text:p>706996</text:p>
              </table:table-cell>
              <table:table-cell office:value-type="float" office:value="401002">
                <text:p>401002</text:p>
              </table:table-cell>
              <table:table-cell office:value-type="float" office:value="402271">
                <text:p>402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449219">
                <text:p>449219</text:p>
              </table:table-cell>
              <table:table-cell office:value-type="float" office:value="754063">
                <text:p>754063</text:p>
              </table:table-cell>
              <table:table-cell office:value-type="float" office:value="426441">
                <text:p>426441</text:p>
              </table:table-cell>
              <table:table-cell office:value-type="float" office:value="427433">
                <text:p>4274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475738">
                <text:p>475738</text:p>
              </table:table-cell>
              <table:table-cell office:value-type="float" office:value="799937">
                <text:p>799937</text:p>
              </table:table-cell>
              <table:table-cell office:value-type="float" office:value="452367">
                <text:p>452367</text:p>
              </table:table-cell>
              <table:table-cell office:value-type="float" office:value="454104">
                <text:p>4541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502965">
                <text:p>502965</text:p>
              </table:table-cell>
              <table:table-cell office:value-type="float" office:value="846623">
                <text:p>846623</text:p>
              </table:table-cell>
              <table:table-cell office:value-type="float" office:value="483233">
                <text:p>483233</text:p>
              </table:table-cell>
              <table:table-cell office:value-type="float" office:value="485143">
                <text:p>4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530601">
                <text:p>530601</text:p>
              </table:table-cell>
              <table:table-cell office:value-type="float" office:value="896125">
                <text:p>896125</text:p>
              </table:table-cell>
              <table:table-cell office:value-type="float" office:value="512016">
                <text:p>512016</text:p>
              </table:table-cell>
              <table:table-cell office:value-type="float" office:value="514113">
                <text:p>514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561391">
                <text:p>561391</text:p>
              </table:table-cell>
              <table:table-cell office:value-type="float" office:value="948954">
                <text:p>948954</text:p>
              </table:table-cell>
              <table:table-cell office:value-type="float" office:value="539993">
                <text:p>539993</text:p>
              </table:table-cell>
              <table:table-cell office:value-type="float" office:value="541784">
                <text:p>541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593224">
                <text:p>593224</text:p>
              </table:table-cell>
              <table:table-cell office:value-type="float" office:value="1001571">
                <text:p>1001571</text:p>
              </table:table-cell>
              <table:table-cell office:value-type="float" office:value="569511">
                <text:p>569511</text:p>
              </table:table-cell>
              <table:table-cell office:value-type="float" office:value="571437">
                <text:p>5714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624085">
                <text:p>624085</text:p>
              </table:table-cell>
              <table:table-cell office:value-type="float" office:value="1055209">
                <text:p>1055209</text:p>
              </table:table-cell>
              <table:table-cell office:value-type="float" office:value="600175">
                <text:p>600175</text:p>
              </table:table-cell>
              <table:table-cell office:value-type="float" office:value="602655">
                <text:p>602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658287">
                <text:p>658287</text:p>
              </table:table-cell>
              <table:table-cell office:value-type="float" office:value="1111634">
                <text:p>1111634</text:p>
              </table:table-cell>
              <table:table-cell office:value-type="float" office:value="631695">
                <text:p>631695</text:p>
              </table:table-cell>
              <table:table-cell office:value-type="float" office:value="635133">
                <text:p>635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692638">
                <text:p>692638</text:p>
              </table:table-cell>
              <table:table-cell office:value-type="float" office:value="1169225">
                <text:p>1169225</text:p>
              </table:table-cell>
              <table:table-cell office:value-type="float" office:value="662852">
                <text:p>662852</text:p>
              </table:table-cell>
              <table:table-cell office:value-type="float" office:value="667567">
                <text:p>667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726990">
                <text:p>726990</text:p>
              </table:table-cell>
              <table:table-cell office:value-type="float" office:value="1226816">
                <text:p>1226816</text:p>
              </table:table-cell>
              <table:table-cell office:value-type="float" office:value="695239">
                <text:p>695239</text:p>
              </table:table-cell>
              <table:table-cell office:value-type="float" office:value="700994">
                <text:p>700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763866">
                <text:p>763866</text:p>
              </table:table-cell>
              <table:table-cell office:value-type="float" office:value="1287587">
                <text:p>1287587</text:p>
              </table:table-cell>
              <table:table-cell office:value-type="float" office:value="728692">
                <text:p>728692</text:p>
              </table:table-cell>
              <table:table-cell office:value-type="float" office:value="735563">
                <text:p>735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803117">
                <text:p>803117</text:p>
              </table:table-cell>
              <table:table-cell office:value-type="float" office:value="1352758">
                <text:p>1352758</text:p>
              </table:table-cell>
              <table:table-cell office:value-type="float" office:value="764515">
                <text:p>764515</text:p>
              </table:table-cell>
              <table:table-cell office:value-type="float" office:value="772289">
                <text:p>77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842675">
                <text:p>842675</text:p>
              </table:table-cell>
              <table:table-cell office:value-type="float" office:value="1416285">
                <text:p>1416285</text:p>
              </table:table-cell>
              <table:table-cell office:value-type="float" office:value="799753">
                <text:p>799753</text:p>
              </table:table-cell>
              <table:table-cell office:value-type="float" office:value="808673">
                <text:p>808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883636">
                <text:p>883636</text:p>
              </table:table-cell>
              <table:table-cell office:value-type="float" office:value="1482529">
                <text:p>1482529</text:p>
              </table:table-cell>
              <table:table-cell office:value-type="float" office:value="835600">
                <text:p>835600</text:p>
              </table:table-cell>
              <table:table-cell office:value-type="float" office:value="847155">
                <text:p>847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921457">
                <text:p>921457</text:p>
              </table:table-cell>
              <table:table-cell office:value-type="float" office:value="1549314">
                <text:p>1549314</text:p>
              </table:table-cell>
              <table:table-cell office:value-type="float" office:value="872083">
                <text:p>872083</text:p>
              </table:table-cell>
              <table:table-cell office:value-type="float" office:value="884730">
                <text:p>8847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964365">
                <text:p>964365</text:p>
              </table:table-cell>
              <table:table-cell office:value-type="float" office:value="1620040">
                <text:p>1620040</text:p>
              </table:table-cell>
              <table:table-cell office:value-type="float" office:value="908450">
                <text:p>908450</text:p>
              </table:table-cell>
              <table:table-cell office:value-type="float" office:value="921053">
                <text:p>921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006041">
                <text:p>1006041</text:p>
              </table:table-cell>
              <table:table-cell office:value-type="float" office:value="1689649">
                <text:p>1689649</text:p>
              </table:table-cell>
              <table:table-cell office:value-type="float" office:value="945798">
                <text:p>945798</text:p>
              </table:table-cell>
              <table:table-cell office:value-type="float" office:value="959854">
                <text:p>959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049313">
                <text:p>1049313</text:p>
              </table:table-cell>
              <table:table-cell office:value-type="float" office:value="1764021">
                <text:p>1764021</text:p>
              </table:table-cell>
              <table:table-cell office:value-type="float" office:value="985082">
                <text:p>985082</text:p>
              </table:table-cell>
              <table:table-cell office:value-type="float" office:value="999670">
                <text:p>999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094673">
                <text:p>1094673</text:p>
              </table:table-cell>
              <table:table-cell office:value-type="float" office:value="1838876">
                <text:p>1838876</text:p>
              </table:table-cell>
              <table:table-cell office:value-type="float" office:value="1025485">
                <text:p>1025485</text:p>
              </table:table-cell>
              <table:table-cell office:value-type="float" office:value="1040472">
                <text:p>1040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138564">
                <text:p>1138564</text:p>
              </table:table-cell>
              <table:table-cell office:value-type="float" office:value="1912765">
                <text:p>1912765</text:p>
              </table:table-cell>
              <table:table-cell office:value-type="float" office:value="1067340">
                <text:p>1067340</text:p>
              </table:table-cell>
              <table:table-cell office:value-type="float" office:value="1082695">
                <text:p>10826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186143">
                <text:p>1186143</text:p>
              </table:table-cell>
              <table:table-cell office:value-type="float" office:value="1991082">
                <text:p>1991082</text:p>
              </table:table-cell>
              <table:table-cell office:value-type="float" office:value="1109628">
                <text:p>1109628</text:p>
              </table:table-cell>
              <table:table-cell office:value-type="float" office:value="1125075">
                <text:p>1125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230763">
                <text:p>1230763</text:p>
              </table:table-cell>
              <table:table-cell office:value-type="float" office:value="2067835">
                <text:p>2067835</text:p>
              </table:table-cell>
              <table:table-cell office:value-type="float" office:value="1152135">
                <text:p>1152135</text:p>
              </table:table-cell>
              <table:table-cell office:value-type="float" office:value="1167161">
                <text:p>1167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276726">
                <text:p>1276726</text:p>
              </table:table-cell>
              <table:table-cell office:value-type="float" office:value="2145449">
                <text:p>2145449</text:p>
              </table:table-cell>
              <table:table-cell office:value-type="float" office:value="1196810">
                <text:p>1196810</text:p>
              </table:table-cell>
              <table:table-cell office:value-type="float" office:value="1212573">
                <text:p>12125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326013">
                <text:p>1326013</text:p>
              </table:table-cell>
              <table:table-cell office:value-type="float" office:value="2226806">
                <text:p>2226806</text:p>
              </table:table-cell>
              <table:table-cell office:value-type="float" office:value="1240831">
                <text:p>1240831</text:p>
              </table:table-cell>
              <table:table-cell office:value-type="float" office:value="1258787">
                <text:p>12587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373507">
                <text:p>1373507</text:p>
              </table:table-cell>
              <table:table-cell office:value-type="float" office:value="2308583">
                <text:p>2308583</text:p>
              </table:table-cell>
              <table:table-cell office:value-type="float" office:value="1285509">
                <text:p>1285509</text:p>
              </table:table-cell>
              <table:table-cell office:value-type="float" office:value="1303245">
                <text:p>13032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423115">
                <text:p>1423115</text:p>
              </table:table-cell>
              <table:table-cell office:value-type="float" office:value="2394879">
                <text:p>2394879</text:p>
              </table:table-cell>
              <table:table-cell office:value-type="float" office:value="1332107">
                <text:p>1332107</text:p>
              </table:table-cell>
              <table:table-cell office:value-type="float" office:value="1351551">
                <text:p>13515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475698">
                <text:p>1475698</text:p>
              </table:table-cell>
              <table:table-cell office:value-type="float" office:value="2483169">
                <text:p>2483169</text:p>
              </table:table-cell>
              <table:table-cell office:value-type="float" office:value="1377261">
                <text:p>1377261</text:p>
              </table:table-cell>
              <table:table-cell office:value-type="float" office:value="1397514">
                <text:p>1397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527979">
                <text:p>1527979</text:p>
              </table:table-cell>
              <table:table-cell office:value-type="float" office:value="2571430">
                <text:p>2571430</text:p>
              </table:table-cell>
              <table:table-cell office:value-type="float" office:value="1426582">
                <text:p>1426582</text:p>
              </table:table-cell>
              <table:table-cell office:value-type="float" office:value="1447947">
                <text:p>1447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579790">
                <text:p>1579790</text:p>
              </table:table-cell>
              <table:table-cell office:value-type="float" office:value="2658743">
                <text:p>2658743</text:p>
              </table:table-cell>
              <table:table-cell office:value-type="float" office:value="1474647">
                <text:p>1474647</text:p>
              </table:table-cell>
              <table:table-cell office:value-type="float" office:value="1497292">
                <text:p>1497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637728">
                <text:p>1637728</text:p>
              </table:table-cell>
              <table:table-cell office:value-type="float" office:value="2754171">
                <text:p>2754171</text:p>
              </table:table-cell>
              <table:table-cell office:value-type="float" office:value="1524293">
                <text:p>1524293</text:p>
              </table:table-cell>
              <table:table-cell office:value-type="float" office:value="1549547">
                <text:p>1549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692517">
                <text:p>1692517</text:p>
              </table:table-cell>
              <table:table-cell office:value-type="float" office:value="2847567">
                <text:p>2847567</text:p>
              </table:table-cell>
              <table:table-cell office:value-type="float" office:value="1572859">
                <text:p>1572859</text:p>
              </table:table-cell>
              <table:table-cell office:value-type="float" office:value="1600609">
                <text:p>1600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749246">
                <text:p>1749246</text:p>
              </table:table-cell>
              <table:table-cell office:value-type="float" office:value="2946956">
                <text:p>2946956</text:p>
              </table:table-cell>
              <table:table-cell office:value-type="float" office:value="1623594">
                <text:p>1623594</text:p>
              </table:table-cell>
              <table:table-cell office:value-type="float" office:value="1652796">
                <text:p>1652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806722">
                <text:p>1806722</text:p>
              </table:table-cell>
              <table:table-cell office:value-type="float" office:value="3043472">
                <text:p>3043472</text:p>
              </table:table-cell>
              <table:table-cell office:value-type="float" office:value="1676570">
                <text:p>1676570</text:p>
              </table:table-cell>
              <table:table-cell office:value-type="float" office:value="1707237">
                <text:p>1707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866496">
                <text:p>1866496</text:p>
              </table:table-cell>
              <table:table-cell office:value-type="float" office:value="3144147">
                <text:p>3144147</text:p>
              </table:table-cell>
              <table:table-cell office:value-type="float" office:value="1729973">
                <text:p>1729973</text:p>
              </table:table-cell>
              <table:table-cell office:value-type="float" office:value="1761867">
                <text:p>17618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923822">
                <text:p>1923822</text:p>
              </table:table-cell>
              <table:table-cell office:value-type="float" office:value="3243554">
                <text:p>3243554</text:p>
              </table:table-cell>
              <table:table-cell office:value-type="float" office:value="1784406">
                <text:p>1784406</text:p>
              </table:table-cell>
              <table:table-cell office:value-type="float" office:value="1818862">
                <text:p>1818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982988">
                <text:p>1982988</text:p>
              </table:table-cell>
              <table:table-cell office:value-type="float" office:value="3343099">
                <text:p>3343099</text:p>
              </table:table-cell>
              <table:table-cell office:value-type="float" office:value="1839226">
                <text:p>1839226</text:p>
              </table:table-cell>
              <table:table-cell office:value-type="float" office:value="1874526">
                <text:p>1874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045583">
                <text:p>2045583</text:p>
              </table:table-cell>
              <table:table-cell office:value-type="float" office:value="3446857">
                <text:p>3446857</text:p>
              </table:table-cell>
              <table:table-cell office:value-type="float" office:value="1894073">
                <text:p>1894073</text:p>
              </table:table-cell>
              <table:table-cell office:value-type="float" office:value="1931721">
                <text:p>1931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106409">
                <text:p>2106409</text:p>
              </table:table-cell>
              <table:table-cell office:value-type="float" office:value="3551889">
                <text:p>3551889</text:p>
              </table:table-cell>
              <table:table-cell office:value-type="float" office:value="1952280">
                <text:p>1952280</text:p>
              </table:table-cell>
              <table:table-cell office:value-type="float" office:value="1991518">
                <text:p>19915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166974">
                <text:p>2166974</text:p>
              </table:table-cell>
              <table:table-cell office:value-type="float" office:value="3661155">
                <text:p>3661155</text:p>
              </table:table-cell>
              <table:table-cell office:value-type="float" office:value="2010488">
                <text:p>2010488</text:p>
              </table:table-cell>
              <table:table-cell office:value-type="float" office:value="2050879">
                <text:p>20508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230300">
                <text:p>2230300</text:p>
              </table:table-cell>
              <table:table-cell office:value-type="float" office:value="3767093">
                <text:p>3767093</text:p>
              </table:table-cell>
              <table:table-cell office:value-type="float" office:value="2067318">
                <text:p>2067318</text:p>
              </table:table-cell>
              <table:table-cell office:value-type="float" office:value="2109011">
                <text:p>2109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296779">
                <text:p>2296779</text:p>
              </table:table-cell>
              <table:table-cell office:value-type="float" office:value="3878094">
                <text:p>3878094</text:p>
              </table:table-cell>
              <table:table-cell office:value-type="float" office:value="2128005">
                <text:p>2128005</text:p>
              </table:table-cell>
              <table:table-cell office:value-type="float" office:value="2171146">
                <text:p>2171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2362153">
                <text:p>2362153</text:p>
              </table:table-cell>
              <table:table-cell office:value-type="float" office:value="3988847">
                <text:p>3988847</text:p>
              </table:table-cell>
              <table:table-cell office:value-type="float" office:value="2187594">
                <text:p>2187594</text:p>
              </table:table-cell>
              <table:table-cell office:value-type="float" office:value="2234218">
                <text:p>22342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2427850">
                <text:p>2427850</text:p>
              </table:table-cell>
              <table:table-cell office:value-type="float" office:value="4103722">
                <text:p>4103722</text:p>
              </table:table-cell>
              <table:table-cell office:value-type="float" office:value="2248583">
                <text:p>2248583</text:p>
              </table:table-cell>
              <table:table-cell office:value-type="float" office:value="2298615">
                <text:p>22986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2493744">
                <text:p>2493744</text:p>
              </table:table-cell>
              <table:table-cell office:value-type="float" office:value="4219417">
                <text:p>4219417</text:p>
              </table:table-cell>
              <table:table-cell office:value-type="float" office:value="2308381">
                <text:p>2308381</text:p>
              </table:table-cell>
              <table:table-cell office:value-type="float" office:value="2359365">
                <text:p>23593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2562846">
                <text:p>2562846</text:p>
              </table:table-cell>
              <table:table-cell office:value-type="float" office:value="4338839">
                <text:p>4338839</text:p>
              </table:table-cell>
              <table:table-cell office:value-type="float" office:value="2371826">
                <text:p>2371826</text:p>
              </table:table-cell>
              <table:table-cell office:value-type="float" office:value="2424188">
                <text:p>2424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2632266">
                <text:p>2632266</text:p>
              </table:table-cell>
              <table:table-cell office:value-type="float" office:value="4459248">
                <text:p>4459248</text:p>
              </table:table-cell>
              <table:table-cell office:value-type="float" office:value="2434858">
                <text:p>2434858</text:p>
              </table:table-cell>
              <table:table-cell office:value-type="float" office:value="2490590">
                <text:p>24905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703739">
                <text:p>2703739</text:p>
              </table:table-cell>
              <table:table-cell office:value-type="float" office:value="4582492">
                <text:p>4582492</text:p>
              </table:table-cell>
              <table:table-cell office:value-type="float" office:value="2498395">
                <text:p>2498395</text:p>
              </table:table-cell>
              <table:table-cell office:value-type="float" office:value="2555267">
                <text:p>25552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775255">
                <text:p>2775255</text:p>
              </table:table-cell>
              <table:table-cell office:value-type="float" office:value="4709234">
                <text:p>4709234</text:p>
              </table:table-cell>
              <table:table-cell office:value-type="float" office:value="2563896">
                <text:p>2563896</text:p>
              </table:table-cell>
              <table:table-cell office:value-type="float" office:value="2621473">
                <text:p>2621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847283">
                <text:p>2847283</text:p>
              </table:table-cell>
              <table:table-cell office:value-type="float" office:value="4835000">
                <text:p>4835000</text:p>
              </table:table-cell>
              <table:table-cell office:value-type="float" office:value="2629176">
                <text:p>2629176</text:p>
              </table:table-cell>
              <table:table-cell office:value-type="float" office:value="2688499">
                <text:p>2688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918704">
                <text:p>2918704</text:p>
              </table:table-cell>
              <table:table-cell office:value-type="float" office:value="4957486">
                <text:p>4957486</text:p>
              </table:table-cell>
              <table:table-cell office:value-type="float" office:value="2696480">
                <text:p>2696480</text:p>
              </table:table-cell>
              <table:table-cell office:value-type="float" office:value="2758886">
                <text:p>27588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992387">
                <text:p>2992387</text:p>
              </table:table-cell>
              <table:table-cell office:value-type="float" office:value="5084245">
                <text:p>5084245</text:p>
              </table:table-cell>
              <table:table-cell office:value-type="float" office:value="2763641">
                <text:p>2763641</text:p>
              </table:table-cell>
              <table:table-cell office:value-type="float" office:value="2828418">
                <text:p>2828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068983">
                <text:p>3068983</text:p>
              </table:table-cell>
              <table:table-cell office:value-type="float" office:value="5214958">
                <text:p>5214958</text:p>
              </table:table-cell>
              <table:table-cell office:value-type="float" office:value="2832719">
                <text:p>2832719</text:p>
              </table:table-cell>
              <table:table-cell office:value-type="float" office:value="2899891">
                <text:p>2899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3146636">
                <text:p>3146636</text:p>
              </table:table-cell>
              <table:table-cell office:value-type="float" office:value="5348172">
                <text:p>5348172</text:p>
              </table:table-cell>
              <table:table-cell office:value-type="float" office:value="2901449">
                <text:p>2901449</text:p>
              </table:table-cell>
              <table:table-cell office:value-type="float" office:value="2970862">
                <text:p>29708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3223882">
                <text:p>3223882</text:p>
              </table:table-cell>
              <table:table-cell office:value-type="float" office:value="5479041">
                <text:p>5479041</text:p>
              </table:table-cell>
              <table:table-cell office:value-type="float" office:value="2971129">
                <text:p>2971129</text:p>
              </table:table-cell>
              <table:table-cell office:value-type="float" office:value="3043386">
                <text:p>30433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3299224">
                <text:p>3299224</text:p>
              </table:table-cell>
              <table:table-cell office:value-type="float" office:value="5612899">
                <text:p>5612899</text:p>
              </table:table-cell>
              <table:table-cell office:value-type="float" office:value="3042517">
                <text:p>3042517</text:p>
              </table:table-cell>
              <table:table-cell office:value-type="float" office:value="3116356">
                <text:p>3116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3378018">
                <text:p>3378018</text:p>
              </table:table-cell>
              <table:table-cell office:value-type="float" office:value="5749559">
                <text:p>5749559</text:p>
              </table:table-cell>
              <table:table-cell office:value-type="float" office:value="3113150">
                <text:p>3113150</text:p>
              </table:table-cell>
              <table:table-cell office:value-type="float" office:value="3189610">
                <text:p>31896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3458196">
                <text:p>3458196</text:p>
              </table:table-cell>
              <table:table-cell office:value-type="float" office:value="5886819">
                <text:p>5886819</text:p>
              </table:table-cell>
              <table:table-cell office:value-type="float" office:value="3184327">
                <text:p>3184327</text:p>
              </table:table-cell>
              <table:table-cell office:value-type="float" office:value="3263430">
                <text:p>32634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3540452">
                <text:p>3540452</text:p>
              </table:table-cell>
              <table:table-cell office:value-type="float" office:value="6027541">
                <text:p>6027541</text:p>
              </table:table-cell>
              <table:table-cell office:value-type="float" office:value="3256991">
                <text:p>3256991</text:p>
              </table:table-cell>
              <table:table-cell office:value-type="float" office:value="3338355">
                <text:p>3338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3627386">
                <text:p>3627386</text:p>
              </table:table-cell>
              <table:table-cell office:value-type="float" office:value="6170790">
                <text:p>6170790</text:p>
              </table:table-cell>
              <table:table-cell office:value-type="float" office:value="3331160">
                <text:p>3331160</text:p>
              </table:table-cell>
              <table:table-cell office:value-type="float" office:value="3415141">
                <text:p>3415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3711611">
                <text:p>3711611</text:p>
              </table:table-cell>
              <table:table-cell office:value-type="float" office:value="6312116">
                <text:p>6312116</text:p>
              </table:table-cell>
              <table:table-cell office:value-type="float" office:value="3404755">
                <text:p>3404755</text:p>
              </table:table-cell>
              <table:table-cell office:value-type="float" office:value="3491384">
                <text:p>3491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3796094">
                <text:p>3796094</text:p>
              </table:table-cell>
              <table:table-cell office:value-type="float" office:value="6456987">
                <text:p>6456987</text:p>
              </table:table-cell>
              <table:table-cell office:value-type="float" office:value="3480760">
                <text:p>3480760</text:p>
              </table:table-cell>
              <table:table-cell office:value-type="float" office:value="3570924">
                <text:p>35709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3884957">
                <text:p>3884957</text:p>
              </table:table-cell>
              <table:table-cell office:value-type="float" office:value="6606351">
                <text:p>6606351</text:p>
              </table:table-cell>
              <table:table-cell office:value-type="float" office:value="3556061">
                <text:p>3556061</text:p>
              </table:table-cell>
              <table:table-cell office:value-type="float" office:value="3648919">
                <text:p>3648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3971031">
                <text:p>3971031</text:p>
              </table:table-cell>
              <table:table-cell office:value-type="float" office:value="6755628">
                <text:p>6755628</text:p>
              </table:table-cell>
              <table:table-cell office:value-type="float" office:value="3633528">
                <text:p>3633528</text:p>
              </table:table-cell>
              <table:table-cell office:value-type="float" office:value="3729492">
                <text:p>37294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4061118">
                <text:p>4061118</text:p>
              </table:table-cell>
              <table:table-cell office:value-type="float" office:value="6906940">
                <text:p>6906940</text:p>
              </table:table-cell>
              <table:table-cell office:value-type="float" office:value="3713455">
                <text:p>3713455</text:p>
              </table:table-cell>
              <table:table-cell office:value-type="float" office:value="3812508">
                <text:p>38125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4150252">
                <text:p>4150252</text:p>
              </table:table-cell>
              <table:table-cell office:value-type="float" office:value="7055808">
                <text:p>7055808</text:p>
              </table:table-cell>
              <table:table-cell office:value-type="float" office:value="3791992">
                <text:p>3791992</text:p>
              </table:table-cell>
              <table:table-cell office:value-type="float" office:value="3894349">
                <text:p>38943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4241834">
                <text:p>4241834</text:p>
              </table:table-cell>
              <table:table-cell office:value-type="float" office:value="7210639">
                <text:p>7210639</text:p>
              </table:table-cell>
              <table:table-cell office:value-type="float" office:value="3871410">
                <text:p>3871410</text:p>
              </table:table-cell>
              <table:table-cell office:value-type="float" office:value="3976788">
                <text:p>39767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4335143">
                <text:p>4335143</text:p>
              </table:table-cell>
              <table:table-cell office:value-type="float" office:value="7371762">
                <text:p>7371762</text:p>
              </table:table-cell>
              <table:table-cell office:value-type="float" office:value="3951694">
                <text:p>3951694</text:p>
              </table:table-cell>
              <table:table-cell office:value-type="float" office:value="4059736">
                <text:p>40597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982cm" svg:height="14.796cm" xlink:href=".." xlink:type="simple" chart:class="chart:scatter" chart:style-name="ch1">
        <chart:title svg:x="9.783cm" svg:y="0.431cm" chart:style-name="ch2">
          <text:p>Insertion sort - reversely sorted data</text:p>
        </chart:title>
        <chart:legend chart:legend-position="end" svg:x="24.719cm" svg:y="6.85cm" style:legend-expansion="high" chart:style-name="ch3"/>
        <chart:plot-area chart:style-name="ch4" table:cell-range-address="ins_inv1.A1:ins_inv1.C100" chart:data-source-has-labels="row" svg:x="1.55cm" svg:y="1.505cm" svg:width="22.63cm" svg:height="12.015cm">
          <chartooo:coordinate-region svg:x="3.468cm" svg:y="1.704cm" svg:width="20.062cm" svg:height="11.169cm"/>
          <chart:axis chart:dimension="x" chart:name="primary-x" chart:style-name="ch5">
            <chart:title svg:x="12.133cm" svg:y="13.815cm" chart:style-name="ch6">
              <text:p>Data size</text:p>
            </chart:title>
          </chart:axis>
          <chart:axis chart:dimension="y" chart:name="primary-y" chart:style-name="ch5">
            <chart:title svg:x="0.451cm" svg:y="8.852cm" chart:style-name="ch7">
              <text:p>Swaps/Compares</text:p>
            </chart:title>
            <chart:grid chart:style-name="ch8" chart:class="major"/>
          </chart:axis>
          <chart:series chart:style-name="ch9" chart:values-cell-range-address="ins_inv1.C1:ins_inv1.C100" loext:label-string="compares" chart:class="chart:scatter">
            <chart:domain table:cell-range-address="ins_inv1.A1:ins_inv1.A100"/>
            <chart:data-point chart:repeated="100"/>
          </chart:series>
          <chart:series chart:style-name="ch10" chart:values-cell-range-address="ins_inv1.B1:ins_inv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ins_inv1.A1:ins_inv1.A100</svg:desc>
                </draw:g>
              </table:table-cell>
              <table:table-cell office:value-type="float" office:value="4950">
                <text:p>4950</text:p>
                <draw:g>
                  <svg:desc>ins_inv1.C1:ins_inv1.C100</svg:desc>
                </draw:g>
              </table:table-cell>
              <table:table-cell office:value-type="float" office:value="5049">
                <text:p>5049</text:p>
                <draw:g>
                  <svg:desc>ins_inv1.B1:ins_inv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850">
                <text:p>24850</text:p>
              </table:table-cell>
              <table:table-cell office:value-type="float" office:value="25148">
                <text:p>2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9700">
                <text:p>69700</text:p>
              </table:table-cell>
              <table:table-cell office:value-type="float" office:value="70297">
                <text:p>70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49500">
                <text:p>149500</text:p>
              </table:table-cell>
              <table:table-cell office:value-type="float" office:value="150496">
                <text:p>150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74250">
                <text:p>274250</text:p>
              </table:table-cell>
              <table:table-cell office:value-type="float" office:value="275745">
                <text:p>275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3950">
                <text:p>453950</text:p>
              </table:table-cell>
              <table:table-cell office:value-type="float" office:value="456044">
                <text:p>456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98600">
                <text:p>698600</text:p>
              </table:table-cell>
              <table:table-cell office:value-type="float" office:value="701393">
                <text:p>7013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18200">
                <text:p>1018200</text:p>
              </table:table-cell>
              <table:table-cell office:value-type="float" office:value="1021792">
                <text:p>102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422750">
                <text:p>1422750</text:p>
              </table:table-cell>
              <table:table-cell office:value-type="float" office:value="1427241">
                <text:p>1427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22250">
                <text:p>1922250</text:p>
              </table:table-cell>
              <table:table-cell office:value-type="float" office:value="1927740">
                <text:p>19277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526700">
                <text:p>2526700</text:p>
              </table:table-cell>
              <table:table-cell office:value-type="float" office:value="2533289">
                <text:p>2533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246100">
                <text:p>3246100</text:p>
              </table:table-cell>
              <table:table-cell office:value-type="float" office:value="3253888">
                <text:p>3253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090450">
                <text:p>4090450</text:p>
              </table:table-cell>
              <table:table-cell office:value-type="float" office:value="4099537">
                <text:p>4099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069750">
                <text:p>5069750</text:p>
              </table:table-cell>
              <table:table-cell office:value-type="float" office:value="5080236">
                <text:p>5080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194000">
                <text:p>6194000</text:p>
              </table:table-cell>
              <table:table-cell office:value-type="float" office:value="6205985">
                <text:p>6205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473200">
                <text:p>7473200</text:p>
              </table:table-cell>
              <table:table-cell office:value-type="float" office:value="7486784">
                <text:p>7486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8917350">
                <text:p>8917350</text:p>
              </table:table-cell>
              <table:table-cell office:value-type="float" office:value="8932633">
                <text:p>8932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0536450">
                <text:p>10536450</text:p>
              </table:table-cell>
              <table:table-cell office:value-type="float" office:value="10553532">
                <text:p>10553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340500">
                <text:p>12340500</text:p>
              </table:table-cell>
              <table:table-cell office:value-type="float" office:value="12359481">
                <text:p>12359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339500">
                <text:p>14339500</text:p>
              </table:table-cell>
              <table:table-cell office:value-type="float" office:value="14360480">
                <text:p>143604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6543450">
                <text:p>16543450</text:p>
              </table:table-cell>
              <table:table-cell office:value-type="float" office:value="16566529">
                <text:p>165665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8962350">
                <text:p>18962350</text:p>
              </table:table-cell>
              <table:table-cell office:value-type="float" office:value="18987628">
                <text:p>18987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1606200">
                <text:p>21606200</text:p>
              </table:table-cell>
              <table:table-cell office:value-type="float" office:value="21633777">
                <text:p>21633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485000">
                <text:p>24485000</text:p>
              </table:table-cell>
              <table:table-cell office:value-type="float" office:value="24514976">
                <text:p>245149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608750">
                <text:p>27608750</text:p>
              </table:table-cell>
              <table:table-cell office:value-type="float" office:value="27641225">
                <text:p>27641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0987450">
                <text:p>30987450</text:p>
              </table:table-cell>
              <table:table-cell office:value-type="float" office:value="31022524">
                <text:p>310225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4631100">
                <text:p>34631100</text:p>
              </table:table-cell>
              <table:table-cell office:value-type="float" office:value="34668873">
                <text:p>346688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9700">
                <text:p>38549700</text:p>
              </table:table-cell>
              <table:table-cell office:value-type="float" office:value="38590272">
                <text:p>385902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753250">
                <text:p>42753250</text:p>
              </table:table-cell>
              <table:table-cell office:value-type="float" office:value="42796721">
                <text:p>42796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7251750">
                <text:p>47251750</text:p>
              </table:table-cell>
              <table:table-cell office:value-type="float" office:value="47298220">
                <text:p>472982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2055200">
                <text:p>52055200</text:p>
              </table:table-cell>
              <table:table-cell office:value-type="float" office:value="52104769">
                <text:p>52104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7173600">
                <text:p>57173600</text:p>
              </table:table-cell>
              <table:table-cell office:value-type="float" office:value="57226368">
                <text:p>57226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616950">
                <text:p>62616950</text:p>
              </table:table-cell>
              <table:table-cell office:value-type="float" office:value="62673017">
                <text:p>62673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8395250">
                <text:p>68395250</text:p>
              </table:table-cell>
              <table:table-cell office:value-type="float" office:value="68454716">
                <text:p>684547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4518500">
                <text:p>74518500</text:p>
              </table:table-cell>
              <table:table-cell office:value-type="float" office:value="74581465">
                <text:p>74581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0996700">
                <text:p>80996700</text:p>
              </table:table-cell>
              <table:table-cell office:value-type="float" office:value="81063264">
                <text:p>81063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7839850">
                <text:p>87839850</text:p>
              </table:table-cell>
              <table:table-cell office:value-type="float" office:value="87910113">
                <text:p>87910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5057950">
                <text:p>95057950</text:p>
              </table:table-cell>
              <table:table-cell office:value-type="float" office:value="95132012">
                <text:p>951320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02661000">
                <text:p>102661000</text:p>
              </table:table-cell>
              <table:table-cell office:value-type="float" office:value="102738961">
                <text:p>1027389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10659000">
                <text:p>110659000</text:p>
              </table:table-cell>
              <table:table-cell office:value-type="float" office:value="110740960">
                <text:p>1107409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19061950">
                <text:p>119061950</text:p>
              </table:table-cell>
              <table:table-cell office:value-type="float" office:value="119148009">
                <text:p>119148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27879850">
                <text:p>127879850</text:p>
              </table:table-cell>
              <table:table-cell office:value-type="float" office:value="127970108">
                <text:p>1279701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37122700">
                <text:p>137122700</text:p>
              </table:table-cell>
              <table:table-cell office:value-type="float" office:value="137217257">
                <text:p>137217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46800500">
                <text:p>146800500</text:p>
              </table:table-cell>
              <table:table-cell office:value-type="float" office:value="146899456">
                <text:p>146899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56923250">
                <text:p>156923250</text:p>
              </table:table-cell>
              <table:table-cell office:value-type="float" office:value="157026705">
                <text:p>157026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7500950">
                <text:p>167500950</text:p>
              </table:table-cell>
              <table:table-cell office:value-type="float" office:value="167609004">
                <text:p>167609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8543600">
                <text:p>178543600</text:p>
              </table:table-cell>
              <table:table-cell office:value-type="float" office:value="178656353">
                <text:p>178656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90061200">
                <text:p>190061200</text:p>
              </table:table-cell>
              <table:table-cell office:value-type="float" office:value="190178752">
                <text:p>1901787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02063750">
                <text:p>202063750</text:p>
              </table:table-cell>
              <table:table-cell office:value-type="float" office:value="202186201">
                <text:p>202186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14561250">
                <text:p>214561250</text:p>
              </table:table-cell>
              <table:table-cell office:value-type="float" office:value="214688700">
                <text:p>214688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27563700">
                <text:p>227563700</text:p>
              </table:table-cell>
              <table:table-cell office:value-type="float" office:value="227696249">
                <text:p>227696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41081100">
                <text:p>241081100</text:p>
              </table:table-cell>
              <table:table-cell office:value-type="float" office:value="241218848">
                <text:p>241218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55123450">
                <text:p>255123450</text:p>
              </table:table-cell>
              <table:table-cell office:value-type="float" office:value="255266497">
                <text:p>255266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69700750">
                <text:p>269700750</text:p>
              </table:table-cell>
              <table:table-cell office:value-type="float" office:value="269849196">
                <text:p>269849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84823000">
                <text:p>284823000</text:p>
              </table:table-cell>
              <table:table-cell office:value-type="float" office:value="284976945">
                <text:p>284976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00500200">
                <text:p>300500200</text:p>
              </table:table-cell>
              <table:table-cell office:value-type="float" office:value="300659744">
                <text:p>300659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316742350">
                <text:p>316742350</text:p>
              </table:table-cell>
              <table:table-cell office:value-type="float" office:value="316907593">
                <text:p>3169075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333559450">
                <text:p>333559450</text:p>
              </table:table-cell>
              <table:table-cell office:value-type="float" office:value="333730492">
                <text:p>3337304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50961500">
                <text:p>350961500</text:p>
              </table:table-cell>
              <table:table-cell office:value-type="float" office:value="351138441">
                <text:p>351138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68958500">
                <text:p>368958500</text:p>
              </table:table-cell>
              <table:table-cell office:value-type="float" office:value="369141440">
                <text:p>3691414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87560450">
                <text:p>387560450</text:p>
              </table:table-cell>
              <table:table-cell office:value-type="float" office:value="387749489">
                <text:p>3877494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06777350">
                <text:p>406777350</text:p>
              </table:table-cell>
              <table:table-cell office:value-type="float" office:value="406972588">
                <text:p>4069725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26619200">
                <text:p>426619200</text:p>
              </table:table-cell>
              <table:table-cell office:value-type="float" office:value="426820737">
                <text:p>426820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47096000">
                <text:p>447096000</text:p>
              </table:table-cell>
              <table:table-cell office:value-type="float" office:value="447303936">
                <text:p>447303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468217750">
                <text:p>468217750</text:p>
              </table:table-cell>
              <table:table-cell office:value-type="float" office:value="468432185">
                <text:p>468432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489994450">
                <text:p>489994450</text:p>
              </table:table-cell>
              <table:table-cell office:value-type="float" office:value="490215484">
                <text:p>490215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12436100">
                <text:p>512436100</text:p>
              </table:table-cell>
              <table:table-cell office:value-type="float" office:value="512663833">
                <text:p>5126638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35552700">
                <text:p>535552700</text:p>
              </table:table-cell>
              <table:table-cell office:value-type="float" office:value="535787232">
                <text:p>535787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59354250">
                <text:p>559354250</text:p>
              </table:table-cell>
              <table:table-cell office:value-type="float" office:value="559595681">
                <text:p>5595956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83850750">
                <text:p>583850750</text:p>
              </table:table-cell>
              <table:table-cell office:value-type="float" office:value="584099180">
                <text:p>5840991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09052200">
                <text:p>609052200</text:p>
              </table:table-cell>
              <table:table-cell office:value-type="float" office:value="609307729">
                <text:p>6093077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34968600">
                <text:p>634968600</text:p>
              </table:table-cell>
              <table:table-cell office:value-type="float" office:value="635231328">
                <text:p>63523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61609950">
                <text:p>661609950</text:p>
              </table:table-cell>
              <table:table-cell office:value-type="float" office:value="661879977">
                <text:p>6618799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88986250">
                <text:p>688986250</text:p>
              </table:table-cell>
              <table:table-cell office:value-type="float" office:value="689263676">
                <text:p>689263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17107500">
                <text:p>717107500</text:p>
              </table:table-cell>
              <table:table-cell office:value-type="float" office:value="717392425">
                <text:p>717392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45983700">
                <text:p>745983700</text:p>
              </table:table-cell>
              <table:table-cell office:value-type="float" office:value="746276224">
                <text:p>746276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5624850">
                <text:p>775624850</text:p>
              </table:table-cell>
              <table:table-cell office:value-type="float" office:value="775925073">
                <text:p>7759250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806040950">
                <text:p>806040950</text:p>
              </table:table-cell>
              <table:table-cell office:value-type="float" office:value="806348972">
                <text:p>8063489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837242000">
                <text:p>837242000</text:p>
              </table:table-cell>
              <table:table-cell office:value-type="float" office:value="837557921">
                <text:p>8375579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69238000">
                <text:p>869238000</text:p>
              </table:table-cell>
              <table:table-cell office:value-type="float" office:value="869561920">
                <text:p>8695619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902038950">
                <text:p>902038950</text:p>
              </table:table-cell>
              <table:table-cell office:value-type="float" office:value="902370969">
                <text:p>902370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935654850">
                <text:p>935654850</text:p>
              </table:table-cell>
              <table:table-cell office:value-type="float" office:value="935995068">
                <text:p>935995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970095700">
                <text:p>970095700</text:p>
              </table:table-cell>
              <table:table-cell office:value-type="float" office:value="970444217">
                <text:p>970444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005371500">
                <text:p>1005371500</text:p>
              </table:table-cell>
              <table:table-cell office:value-type="float" office:value="1005728416">
                <text:p>1005728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041492250">
                <text:p>1041492250</text:p>
              </table:table-cell>
              <table:table-cell office:value-type="float" office:value="1041857665">
                <text:p>1041857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078467950">
                <text:p>1078467950</text:p>
              </table:table-cell>
              <table:table-cell office:value-type="float" office:value="1078841964">
                <text:p>10788419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16308600">
                <text:p>1116308600</text:p>
              </table:table-cell>
              <table:table-cell office:value-type="float" office:value="1116691313">
                <text:p>1116691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155024200">
                <text:p>1155024200</text:p>
              </table:table-cell>
              <table:table-cell office:value-type="float" office:value="1155415712">
                <text:p>11554157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94624750">
                <text:p>1194624750</text:p>
              </table:table-cell>
              <table:table-cell office:value-type="float" office:value="1195025161">
                <text:p>1195025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235120250">
                <text:p>1235120250</text:p>
              </table:table-cell>
              <table:table-cell office:value-type="float" office:value="1235529660">
                <text:p>12355296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276520700">
                <text:p>1276520700</text:p>
              </table:table-cell>
              <table:table-cell office:value-type="float" office:value="1276939209">
                <text:p>1276939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318836100">
                <text:p>1318836100</text:p>
              </table:table-cell>
              <table:table-cell office:value-type="float" office:value="1319263808">
                <text:p>1319263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362076450">
                <text:p>1362076450</text:p>
              </table:table-cell>
              <table:table-cell office:value-type="float" office:value="1362513457">
                <text:p>1362513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406251750">
                <text:p>1406251750</text:p>
              </table:table-cell>
              <table:table-cell office:value-type="float" office:value="1406698156">
                <text:p>1406698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451372000">
                <text:p>1451372000</text:p>
              </table:table-cell>
              <table:table-cell office:value-type="float" office:value="1451827905">
                <text:p>14518279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497447200">
                <text:p>1497447200</text:p>
              </table:table-cell>
              <table:table-cell office:value-type="float" office:value="1497912704">
                <text:p>1497912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544487350">
                <text:p>1544487350</text:p>
              </table:table-cell>
              <table:table-cell office:value-type="float" office:value="1544962553">
                <text:p>15449625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592502450">
                <text:p>1592502450</text:p>
              </table:table-cell>
              <table:table-cell office:value-type="float" office:value="1592987452">
                <text:p>1592987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641502500">
                <text:p>1641502500</text:p>
              </table:table-cell>
              <table:table-cell office:value-type="float" office:value="1641997401">
                <text:p>16419974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691497500">
                <text:p>1691497500</text:p>
              </table:table-cell>
              <table:table-cell office:value-type="float" office:value="1692002400">
                <text:p>1692002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461cm" xlink:href=".." xlink:type="simple" chart:class="chart:scatter" chart:style-name="ch1">
        <chart:title svg:x="11.52cm" svg:y="0.445cm" chart:style-name="ch2">
          <text:p>Merge sort - random data</text:p>
        </chart:title>
        <chart:legend chart:legend-position="end" svg:x="25.971cm" svg:y="7.182cm" style:legend-expansion="high" chart:style-name="ch3"/>
        <chart:plot-area chart:style-name="ch4" table:cell-range-address="mer_random1.A1:mer_random1.C100" chart:data-source-has-labels="row" svg:x="1.519cm" svg:y="1.029cm" svg:width="23.831cm" svg:height="12.637cm">
          <chartooo:coordinate-region svg:x="3.066cm" svg:y="1.228cm" svg:width="21.819cm" svg:height="11.791cm"/>
          <chart:axis chart:dimension="x" chart:name="primary-x" chart:style-name="ch5">
            <chart:title svg:x="12.702cm" svg:y="13.975cm" chart:style-name="ch6">
              <text:p>Data size</text:p>
            </chart:title>
          </chart:axis>
          <chart:axis chart:dimension="y" chart:name="primary-y" chart:style-name="ch5">
            <chart:title svg:x="0.395cm" svg:y="8.687cm" chart:style-name="ch7">
              <text:p>Swaps/Compares</text:p>
            </chart:title>
            <chart:grid chart:style-name="ch8" chart:class="major"/>
          </chart:axis>
          <chart:series chart:style-name="ch9" chart:values-cell-range-address="mer_random1.C1:mer_random1.C100" loext:label-string="compares" chart:class="chart:scatter">
            <chart:domain table:cell-range-address="mer_random1.A1:mer_random1.A100"/>
            <chart:data-point chart:repeated="100"/>
          </chart:series>
          <chart:series chart:style-name="ch10" chart:values-cell-range-address="mer_random1.B1:mer_random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er_random1.A1:mer_random1.A100</svg:desc>
                </draw:g>
              </table:table-cell>
              <table:table-cell office:value-type="float" office:value="543">
                <text:p>543</text:p>
                <draw:g>
                  <svg:desc>mer_random1.C1:mer_random1.C100</svg:desc>
                </draw:g>
              </table:table-cell>
              <table:table-cell office:value-type="float" office:value="672">
                <text:p>672</text:p>
                <draw:g>
                  <svg:desc>mer_random1.B1:mer_random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828">
                <text:p>182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919">
                <text:p>3919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905">
                <text:p>6905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752">
                <text:p>10752</text:p>
              </table:table-cell>
              <table:table-cell office:value-type="float" office:value="12680">
                <text:p>12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528">
                <text:p>15528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1267">
                <text:p>21267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8023">
                <text:p>28023</text:p>
              </table:table-cell>
              <table:table-cell office:value-type="float" office:value="32708">
                <text:p>32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5773">
                <text:p>35773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4478">
                <text:p>44478</text:p>
              </table:table-cell>
              <table:table-cell office:value-type="float" office:value="51560">
                <text:p>515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54206">
                <text:p>54206</text:p>
              </table:table-cell>
              <table:table-cell office:value-type="float" office:value="62712">
                <text:p>62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65013">
                <text:p>65013</text:p>
              </table:table-cell>
              <table:table-cell office:value-type="float" office:value="75064">
                <text:p>75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6820">
                <text:p>76820</text:p>
              </table:table-cell>
              <table:table-cell office:value-type="float" office:value="88616">
                <text:p>88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89696">
                <text:p>89696</text:p>
              </table:table-cell>
              <table:table-cell office:value-type="float" office:value="103368">
                <text:p>103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03668">
                <text:p>103668</text:p>
              </table:table-cell>
              <table:table-cell office:value-type="float" office:value="119320">
                <text:p>119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18720">
                <text:p>118720</text:p>
              </table:table-cell>
              <table:table-cell office:value-type="float" office:value="136472">
                <text:p>13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34846">
                <text:p>134846</text:p>
              </table:table-cell>
              <table:table-cell office:value-type="float" office:value="154824">
                <text:p>154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52108">
                <text:p>152108</text:p>
              </table:table-cell>
              <table:table-cell office:value-type="float" office:value="174376">
                <text:p>174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70406">
                <text:p>170406</text:p>
              </table:table-cell>
              <table:table-cell office:value-type="float" office:value="195128">
                <text:p>195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9814">
                <text:p>189814</text:p>
              </table:table-cell>
              <table:table-cell office:value-type="float" office:value="217080">
                <text:p>217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10349">
                <text:p>210349</text:p>
              </table:table-cell>
              <table:table-cell office:value-type="float" office:value="240284">
                <text:p>240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2003">
                <text:p>232003</text:p>
              </table:table-cell>
              <table:table-cell office:value-type="float" office:value="264788">
                <text:p>264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54823">
                <text:p>254823</text:p>
              </table:table-cell>
              <table:table-cell office:value-type="float" office:value="290592">
                <text:p>290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78812">
                <text:p>278812</text:p>
              </table:table-cell>
              <table:table-cell office:value-type="float" office:value="317696">
                <text:p>317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03896">
                <text:p>303896</text:p>
              </table:table-cell>
              <table:table-cell office:value-type="float" office:value="346100">
                <text:p>346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30192">
                <text:p>330192</text:p>
              </table:table-cell>
              <table:table-cell office:value-type="float" office:value="375804">
                <text:p>37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57580">
                <text:p>357580</text:p>
              </table:table-cell>
              <table:table-cell office:value-type="float" office:value="406808">
                <text:p>406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6154">
                <text:p>386154</text:p>
              </table:table-cell>
              <table:table-cell office:value-type="float" office:value="439112">
                <text:p>439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15882">
                <text:p>415882</text:p>
              </table:table-cell>
              <table:table-cell office:value-type="float" office:value="472716">
                <text:p>472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46774">
                <text:p>446774</text:p>
              </table:table-cell>
              <table:table-cell office:value-type="float" office:value="507620">
                <text:p>507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78944">
                <text:p>478944</text:p>
              </table:table-cell>
              <table:table-cell office:value-type="float" office:value="543824">
                <text:p>543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12206">
                <text:p>512206</text:p>
              </table:table-cell>
              <table:table-cell office:value-type="float" office:value="581328">
                <text:p>581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46629">
                <text:p>546629</text:p>
              </table:table-cell>
              <table:table-cell office:value-type="float" office:value="620132">
                <text:p>620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82265">
                <text:p>582265</text:p>
              </table:table-cell>
              <table:table-cell office:value-type="float" office:value="660236">
                <text:p>660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619143">
                <text:p>619143</text:p>
              </table:table-cell>
              <table:table-cell office:value-type="float" office:value="701640">
                <text:p>701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57194">
                <text:p>657194</text:p>
              </table:table-cell>
              <table:table-cell office:value-type="float" office:value="744344">
                <text:p>744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96436">
                <text:p>696436</text:p>
              </table:table-cell>
              <table:table-cell office:value-type="float" office:value="788348">
                <text:p>788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36863">
                <text:p>736863</text:p>
              </table:table-cell>
              <table:table-cell office:value-type="float" office:value="833652">
                <text:p>833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78498">
                <text:p>778498</text:p>
              </table:table-cell>
              <table:table-cell office:value-type="float" office:value="880256">
                <text:p>88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821297">
                <text:p>821297</text:p>
              </table:table-cell>
              <table:table-cell office:value-type="float" office:value="928160">
                <text:p>928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65328">
                <text:p>865328</text:p>
              </table:table-cell>
              <table:table-cell office:value-type="float" office:value="977368">
                <text:p>977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910629">
                <text:p>910629</text:p>
              </table:table-cell>
              <table:table-cell office:value-type="float" office:value="1027976">
                <text:p>1027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57115">
                <text:p>957115</text:p>
              </table:table-cell>
              <table:table-cell office:value-type="float" office:value="1079984">
                <text:p>1079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004865">
                <text:p>1004865</text:p>
              </table:table-cell>
              <table:table-cell office:value-type="float" office:value="1133392">
                <text:p>1133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53904">
                <text:p>1053904</text:p>
              </table:table-cell>
              <table:table-cell office:value-type="float" office:value="1188200">
                <text:p>1188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104134">
                <text:p>1104134</text:p>
              </table:table-cell>
              <table:table-cell office:value-type="float" office:value="1244408">
                <text:p>1244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55642">
                <text:p>1155642</text:p>
              </table:table-cell>
              <table:table-cell office:value-type="float" office:value="1302016">
                <text:p>1302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208385">
                <text:p>1208385</text:p>
              </table:table-cell>
              <table:table-cell office:value-type="float" office:value="1361024">
                <text:p>1361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62334">
                <text:p>1262334</text:p>
              </table:table-cell>
              <table:table-cell office:value-type="float" office:value="1421432">
                <text:p>1421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317597">
                <text:p>1317597</text:p>
              </table:table-cell>
              <table:table-cell office:value-type="float" office:value="1483240">
                <text:p>14832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74112">
                <text:p>1374112</text:p>
              </table:table-cell>
              <table:table-cell office:value-type="float" office:value="1546448">
                <text:p>1546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431866">
                <text:p>1431866</text:p>
              </table:table-cell>
              <table:table-cell office:value-type="float" office:value="1611056">
                <text:p>1611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90808">
                <text:p>1490808</text:p>
              </table:table-cell>
              <table:table-cell office:value-type="float" office:value="1677064">
                <text:p>1677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551059">
                <text:p>1551059</text:p>
              </table:table-cell>
              <table:table-cell office:value-type="float" office:value="1744472">
                <text:p>1744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612530">
                <text:p>1612530</text:p>
              </table:table-cell>
              <table:table-cell office:value-type="float" office:value="1813280">
                <text:p>18132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675346">
                <text:p>1675346</text:p>
              </table:table-cell>
              <table:table-cell office:value-type="float" office:value="1883488">
                <text:p>1883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739398">
                <text:p>1739398</text:p>
              </table:table-cell>
              <table:table-cell office:value-type="float" office:value="1955096">
                <text:p>19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804708">
                <text:p>1804708</text:p>
              </table:table-cell>
              <table:table-cell office:value-type="float" office:value="2028104">
                <text:p>2028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871293">
                <text:p>1871293</text:p>
              </table:table-cell>
              <table:table-cell office:value-type="float" office:value="2102512">
                <text:p>2102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939100">
                <text:p>1939100</text:p>
              </table:table-cell>
              <table:table-cell office:value-type="float" office:value="2178320">
                <text:p>2178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008208">
                <text:p>2008208</text:p>
              </table:table-cell>
              <table:table-cell office:value-type="float" office:value="2255528">
                <text:p>2255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078604">
                <text:p>2078604</text:p>
              </table:table-cell>
              <table:table-cell office:value-type="float" office:value="2334136">
                <text:p>2334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150296">
                <text:p>2150296</text:p>
              </table:table-cell>
              <table:table-cell office:value-type="float" office:value="2414144">
                <text:p>2414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223240">
                <text:p>2223240</text:p>
              </table:table-cell>
              <table:table-cell office:value-type="float" office:value="2495552">
                <text:p>249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297478">
                <text:p>2297478</text:p>
              </table:table-cell>
              <table:table-cell office:value-type="float" office:value="2578360">
                <text:p>2578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373054">
                <text:p>2373054</text:p>
              </table:table-cell>
              <table:table-cell office:value-type="float" office:value="2662568">
                <text:p>2662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449899">
                <text:p>2449899</text:p>
              </table:table-cell>
              <table:table-cell office:value-type="float" office:value="2748176">
                <text:p>2748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528005">
                <text:p>2528005</text:p>
              </table:table-cell>
              <table:table-cell office:value-type="float" office:value="2835184">
                <text:p>2835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607411">
                <text:p>2607411</text:p>
              </table:table-cell>
              <table:table-cell office:value-type="float" office:value="2923592">
                <text:p>292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688108">
                <text:p>2688108</text:p>
              </table:table-cell>
              <table:table-cell office:value-type="float" office:value="3013400">
                <text:p>3013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770069">
                <text:p>2770069</text:p>
              </table:table-cell>
              <table:table-cell office:value-type="float" office:value="3104608">
                <text:p>3104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853343">
                <text:p>2853343</text:p>
              </table:table-cell>
              <table:table-cell office:value-type="float" office:value="3197216">
                <text:p>3197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937900">
                <text:p>2937900</text:p>
              </table:table-cell>
              <table:table-cell office:value-type="float" office:value="3291224">
                <text:p>3291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023776">
                <text:p>3023776</text:p>
              </table:table-cell>
              <table:table-cell office:value-type="float" office:value="3386632">
                <text:p>3386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110900">
                <text:p>3110900</text:p>
              </table:table-cell>
              <table:table-cell office:value-type="float" office:value="3483440">
                <text:p>3483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199335">
                <text:p>3199335</text:p>
              </table:table-cell>
              <table:table-cell office:value-type="float" office:value="3581648">
                <text:p>3581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289101">
                <text:p>3289101</text:p>
              </table:table-cell>
              <table:table-cell office:value-type="float" office:value="3681256">
                <text:p>3681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380151">
                <text:p>3380151</text:p>
              </table:table-cell>
              <table:table-cell office:value-type="float" office:value="3782264">
                <text:p>3782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472508">
                <text:p>3472508</text:p>
              </table:table-cell>
              <table:table-cell office:value-type="float" office:value="3884672">
                <text:p>3884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566154">
                <text:p>3566154</text:p>
              </table:table-cell>
              <table:table-cell office:value-type="float" office:value="3988480">
                <text:p>3988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661094">
                <text:p>3661094</text:p>
              </table:table-cell>
              <table:table-cell office:value-type="float" office:value="4093688">
                <text:p>40936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757338">
                <text:p>3757338</text:p>
              </table:table-cell>
              <table:table-cell office:value-type="float" office:value="4200304">
                <text:p>4200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854929">
                <text:p>3854929</text:p>
              </table:table-cell>
              <table:table-cell office:value-type="float" office:value="4308420">
                <text:p>43084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953873">
                <text:p>3953873</text:p>
              </table:table-cell>
              <table:table-cell office:value-type="float" office:value="4418036">
                <text:p>4418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054140">
                <text:p>4054140</text:p>
              </table:table-cell>
              <table:table-cell office:value-type="float" office:value="4529152">
                <text:p>4529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155766">
                <text:p>4155766</text:p>
              </table:table-cell>
              <table:table-cell office:value-type="float" office:value="4641768">
                <text:p>4641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258674">
                <text:p>4258674</text:p>
              </table:table-cell>
              <table:table-cell office:value-type="float" office:value="4755884">
                <text:p>4755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362999">
                <text:p>4362999</text:p>
              </table:table-cell>
              <table:table-cell office:value-type="float" office:value="4871500">
                <text:p>4871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468632">
                <text:p>4468632</text:p>
              </table:table-cell>
              <table:table-cell office:value-type="float" office:value="4988616">
                <text:p>4988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575619">
                <text:p>4575619</text:p>
              </table:table-cell>
              <table:table-cell office:value-type="float" office:value="5107232">
                <text:p>5107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683941">
                <text:p>4683941</text:p>
              </table:table-cell>
              <table:table-cell office:value-type="float" office:value="5227348">
                <text:p>5227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793609">
                <text:p>4793609</text:p>
              </table:table-cell>
              <table:table-cell office:value-type="float" office:value="5348964">
                <text:p>5348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904671">
                <text:p>4904671</text:p>
              </table:table-cell>
              <table:table-cell office:value-type="float" office:value="5472080">
                <text:p>54720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017044">
                <text:p>5017044</text:p>
              </table:table-cell>
              <table:table-cell office:value-type="float" office:value="5596696">
                <text:p>5596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130707">
                <text:p>5130707</text:p>
              </table:table-cell>
              <table:table-cell office:value-type="float" office:value="5722812">
                <text:p>5722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245748">
                <text:p>5245748</text:p>
              </table:table-cell>
              <table:table-cell office:value-type="float" office:value="5850428">
                <text:p>5850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362135">
                <text:p>5362135</text:p>
              </table:table-cell>
              <table:table-cell office:value-type="float" office:value="5979544">
                <text:p>5979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5479898">
                <text:p>5479898</text:p>
              </table:table-cell>
              <table:table-cell office:value-type="float" office:value="6110160">
                <text:p>6110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5598981">
                <text:p>5598981</text:p>
              </table:table-cell>
              <table:table-cell office:value-type="float" office:value="6242276">
                <text:p>6242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719411">
                <text:p>5719411</text:p>
              </table:table-cell>
              <table:table-cell office:value-type="float" office:value="6375892">
                <text:p>6375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382cm" svg:height="14.377cm" xlink:href=".." xlink:type="simple" chart:class="chart:scatter" chart:style-name="ch1">
        <chart:title svg:x="10.483cm" svg:y="0.423cm" chart:style-name="ch2">
          <text:p>Merege sort - reversely sorted daata</text:p>
        </chart:title>
        <chart:legend chart:legend-position="end" svg:x="26.119cm" svg:y="6.64cm" style:legend-expansion="high" chart:style-name="ch3"/>
        <chart:plot-area chart:style-name="ch4" table:cell-range-address="mer_inv1.A1:mer_inv1.C100" chart:data-source-has-labels="row" svg:x="1.578cm" svg:y="1.489cm" svg:width="23.974cm" svg:height="11.62cm">
          <chartooo:coordinate-region svg:x="3.125cm" svg:y="1.688cm" svg:width="21.962cm" svg:height="10.774cm"/>
          <chart:axis chart:dimension="x" chart:name="primary-x" chart:style-name="ch5">
            <chart:title svg:x="12.833cm" svg:y="13.396cm" chart:style-name="ch6">
              <text:p>Data size</text:p>
            </chart:title>
          </chart:axis>
          <chart:axis chart:dimension="y" chart:name="primary-y" chart:style-name="ch5">
            <chart:title svg:x="0.451cm" svg:y="8.639cm" chart:style-name="ch7">
              <text:p>Swaps/Compares</text:p>
            </chart:title>
            <chart:grid chart:style-name="ch8" chart:class="major"/>
          </chart:axis>
          <chart:series chart:style-name="ch9" chart:values-cell-range-address="mer_inv1.C1:mer_inv1.C100" loext:label-string="compares" chart:class="chart:scatter">
            <chart:domain table:cell-range-address="mer_inv1.A1:mer_inv1.A100"/>
            <chart:data-point chart:repeated="100"/>
          </chart:series>
          <chart:series chart:style-name="ch10" chart:values-cell-range-address="mer_inv1.B1:mer_inv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mer_inv1.A1:mer_inv1.A100</svg:desc>
                </draw:g>
              </table:table-cell>
              <table:table-cell office:value-type="float" office:value="356">
                <text:p>356</text:p>
                <draw:g>
                  <svg:desc>mer_inv1.C1:mer_inv1.C100</svg:desc>
                </draw:g>
              </table:table-cell>
              <table:table-cell office:value-type="float" office:value="672">
                <text:p>672</text:p>
                <draw:g>
                  <svg:desc>mer_inv1.B1:mer_inv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68">
                <text:p>1168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476">
                <text:p>247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4300">
                <text:p>430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6572">
                <text:p>6572</text:p>
              </table:table-cell>
              <table:table-cell office:value-type="float" office:value="12680">
                <text:p>12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488">
                <text:p>9488</text:p>
              </table:table-cell>
              <table:table-cell office:value-type="float" office:value="18256">
                <text:p>18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2992">
                <text:p>12992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7040">
                <text:p>17040</text:p>
              </table:table-cell>
              <table:table-cell office:value-type="float" office:value="32708">
                <text:p>32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1612">
                <text:p>21612</text:p>
              </table:table-cell>
              <table:table-cell office:value-type="float" office:value="41584">
                <text:p>41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6656">
                <text:p>26656</text:p>
              </table:table-cell>
              <table:table-cell office:value-type="float" office:value="51560">
                <text:p>515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32388">
                <text:p>32388</text:p>
              </table:table-cell>
              <table:table-cell office:value-type="float" office:value="62712">
                <text:p>62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8820">
                <text:p>38820</text:p>
              </table:table-cell>
              <table:table-cell office:value-type="float" office:value="75064">
                <text:p>75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5892">
                <text:p>45892</text:p>
              </table:table-cell>
              <table:table-cell office:value-type="float" office:value="88616">
                <text:p>88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3600">
                <text:p>53600</text:p>
              </table:table-cell>
              <table:table-cell office:value-type="float" office:value="103368">
                <text:p>103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1888">
                <text:p>61888</text:p>
              </table:table-cell>
              <table:table-cell office:value-type="float" office:value="119320">
                <text:p>1193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0784">
                <text:p>70784</text:p>
              </table:table-cell>
              <table:table-cell office:value-type="float" office:value="136472">
                <text:p>1364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80300">
                <text:p>80300</text:p>
              </table:table-cell>
              <table:table-cell office:value-type="float" office:value="154824">
                <text:p>1548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90344">
                <text:p>90344</text:p>
              </table:table-cell>
              <table:table-cell office:value-type="float" office:value="174376">
                <text:p>174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00952">
                <text:p>100952</text:p>
              </table:table-cell>
              <table:table-cell office:value-type="float" office:value="195128">
                <text:p>195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12040">
                <text:p>112040</text:p>
              </table:table-cell>
              <table:table-cell office:value-type="float" office:value="217080">
                <text:p>217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23788">
                <text:p>123788</text:p>
              </table:table-cell>
              <table:table-cell office:value-type="float" office:value="240284">
                <text:p>240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36352">
                <text:p>136352</text:p>
              </table:table-cell>
              <table:table-cell office:value-type="float" office:value="264788">
                <text:p>264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49644">
                <text:p>149644</text:p>
              </table:table-cell>
              <table:table-cell office:value-type="float" office:value="290592">
                <text:p>290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63708">
                <text:p>163708</text:p>
              </table:table-cell>
              <table:table-cell office:value-type="float" office:value="317696">
                <text:p>317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78460">
                <text:p>178460</text:p>
              </table:table-cell>
              <table:table-cell office:value-type="float" office:value="346100">
                <text:p>346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93904">
                <text:p>193904</text:p>
              </table:table-cell>
              <table:table-cell office:value-type="float" office:value="375804">
                <text:p>37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210068">
                <text:p>210068</text:p>
              </table:table-cell>
              <table:table-cell office:value-type="float" office:value="406808">
                <text:p>406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26884">
                <text:p>226884</text:p>
              </table:table-cell>
              <table:table-cell office:value-type="float" office:value="439112">
                <text:p>4391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244368">
                <text:p>244368</text:p>
              </table:table-cell>
              <table:table-cell office:value-type="float" office:value="472716">
                <text:p>4727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262444">
                <text:p>262444</text:p>
              </table:table-cell>
              <table:table-cell office:value-type="float" office:value="507620">
                <text:p>507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281120">
                <text:p>281120</text:p>
              </table:table-cell>
              <table:table-cell office:value-type="float" office:value="543824">
                <text:p>5438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300512">
                <text:p>300512</text:p>
              </table:table-cell>
              <table:table-cell office:value-type="float" office:value="581328">
                <text:p>581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20588">
                <text:p>320588</text:p>
              </table:table-cell>
              <table:table-cell office:value-type="float" office:value="620132">
                <text:p>6201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41320">
                <text:p>341320</text:p>
              </table:table-cell>
              <table:table-cell office:value-type="float" office:value="660236">
                <text:p>660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62660">
                <text:p>362660</text:p>
              </table:table-cell>
              <table:table-cell office:value-type="float" office:value="701640">
                <text:p>7016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384548">
                <text:p>384548</text:p>
              </table:table-cell>
              <table:table-cell office:value-type="float" office:value="744344">
                <text:p>744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407084">
                <text:p>407084</text:p>
              </table:table-cell>
              <table:table-cell office:value-type="float" office:value="788348">
                <text:p>788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30200">
                <text:p>430200</text:p>
              </table:table-cell>
              <table:table-cell office:value-type="float" office:value="833652">
                <text:p>833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53864">
                <text:p>453864</text:p>
              </table:table-cell>
              <table:table-cell office:value-type="float" office:value="880256">
                <text:p>880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78040">
                <text:p>478040</text:p>
              </table:table-cell>
              <table:table-cell office:value-type="float" office:value="928160">
                <text:p>928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02664">
                <text:p>502664</text:p>
              </table:table-cell>
              <table:table-cell office:value-type="float" office:value="977368">
                <text:p>977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528260">
                <text:p>528260</text:p>
              </table:table-cell>
              <table:table-cell office:value-type="float" office:value="1027976">
                <text:p>1027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554740">
                <text:p>554740</text:p>
              </table:table-cell>
              <table:table-cell office:value-type="float" office:value="1079984">
                <text:p>1079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582068">
                <text:p>582068</text:p>
              </table:table-cell>
              <table:table-cell office:value-type="float" office:value="1133392">
                <text:p>1133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610216">
                <text:p>610216</text:p>
              </table:table-cell>
              <table:table-cell office:value-type="float" office:value="1188200">
                <text:p>11882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639100">
                <text:p>639100</text:p>
              </table:table-cell>
              <table:table-cell office:value-type="float" office:value="1244408">
                <text:p>1244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668848">
                <text:p>668848</text:p>
              </table:table-cell>
              <table:table-cell office:value-type="float" office:value="1302016">
                <text:p>1302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699376">
                <text:p>699376</text:p>
              </table:table-cell>
              <table:table-cell office:value-type="float" office:value="1361024">
                <text:p>1361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730660">
                <text:p>730660</text:p>
              </table:table-cell>
              <table:table-cell office:value-type="float" office:value="1421432">
                <text:p>1421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762664">
                <text:p>762664</text:p>
              </table:table-cell>
              <table:table-cell office:value-type="float" office:value="1483240">
                <text:p>14832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795332">
                <text:p>795332</text:p>
              </table:table-cell>
              <table:table-cell office:value-type="float" office:value="1546448">
                <text:p>1546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828820">
                <text:p>828820</text:p>
              </table:table-cell>
              <table:table-cell office:value-type="float" office:value="1611056">
                <text:p>16110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863108">
                <text:p>863108</text:p>
              </table:table-cell>
              <table:table-cell office:value-type="float" office:value="1677064">
                <text:p>1677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898136">
                <text:p>898136</text:p>
              </table:table-cell>
              <table:table-cell office:value-type="float" office:value="1744472">
                <text:p>1744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933892">
                <text:p>933892</text:p>
              </table:table-cell>
              <table:table-cell office:value-type="float" office:value="1813280">
                <text:p>18132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970324">
                <text:p>970324</text:p>
              </table:table-cell>
              <table:table-cell office:value-type="float" office:value="1883488">
                <text:p>1883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007480">
                <text:p>1007480</text:p>
              </table:table-cell>
              <table:table-cell office:value-type="float" office:value="1955096">
                <text:p>19550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045348">
                <text:p>1045348</text:p>
              </table:table-cell>
              <table:table-cell office:value-type="float" office:value="2028104">
                <text:p>2028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083848">
                <text:p>1083848</text:p>
              </table:table-cell>
              <table:table-cell office:value-type="float" office:value="2102512">
                <text:p>2102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123000">
                <text:p>1123000</text:p>
              </table:table-cell>
              <table:table-cell office:value-type="float" office:value="2178320">
                <text:p>21783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162736">
                <text:p>1162736</text:p>
              </table:table-cell>
              <table:table-cell office:value-type="float" office:value="2255528">
                <text:p>2255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1203188">
                <text:p>1203188</text:p>
              </table:table-cell>
              <table:table-cell office:value-type="float" office:value="2334136">
                <text:p>2334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1244456">
                <text:p>1244456</text:p>
              </table:table-cell>
              <table:table-cell office:value-type="float" office:value="2414144">
                <text:p>2414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1286440">
                <text:p>1286440</text:p>
              </table:table-cell>
              <table:table-cell office:value-type="float" office:value="2495552">
                <text:p>249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1329208">
                <text:p>1329208</text:p>
              </table:table-cell>
              <table:table-cell office:value-type="float" office:value="2578360">
                <text:p>25783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1372660">
                <text:p>1372660</text:p>
              </table:table-cell>
              <table:table-cell office:value-type="float" office:value="2662568">
                <text:p>26625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1416808">
                <text:p>1416808</text:p>
              </table:table-cell>
              <table:table-cell office:value-type="float" office:value="2748176">
                <text:p>2748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1461672">
                <text:p>1461672</text:p>
              </table:table-cell>
              <table:table-cell office:value-type="float" office:value="2835184">
                <text:p>28351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1507184">
                <text:p>1507184</text:p>
              </table:table-cell>
              <table:table-cell office:value-type="float" office:value="2923592">
                <text:p>29235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1553364">
                <text:p>1553364</text:p>
              </table:table-cell>
              <table:table-cell office:value-type="float" office:value="3013400">
                <text:p>30134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1600132">
                <text:p>1600132</text:p>
              </table:table-cell>
              <table:table-cell office:value-type="float" office:value="3104608">
                <text:p>3104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647508">
                <text:p>1647508</text:p>
              </table:table-cell>
              <table:table-cell office:value-type="float" office:value="3197216">
                <text:p>3197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1695608">
                <text:p>1695608</text:p>
              </table:table-cell>
              <table:table-cell office:value-type="float" office:value="3291224">
                <text:p>3291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1744380">
                <text:p>1744380</text:p>
              </table:table-cell>
              <table:table-cell office:value-type="float" office:value="3386632">
                <text:p>3386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1793812">
                <text:p>1793812</text:p>
              </table:table-cell>
              <table:table-cell office:value-type="float" office:value="3483440">
                <text:p>3483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843844">
                <text:p>1843844</text:p>
              </table:table-cell>
              <table:table-cell office:value-type="float" office:value="3581648">
                <text:p>35816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894436">
                <text:p>1894436</text:p>
              </table:table-cell>
              <table:table-cell office:value-type="float" office:value="3681256">
                <text:p>3681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1945664">
                <text:p>1945664</text:p>
              </table:table-cell>
              <table:table-cell office:value-type="float" office:value="3782264">
                <text:p>3782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1997472">
                <text:p>1997472</text:p>
              </table:table-cell>
              <table:table-cell office:value-type="float" office:value="3884672">
                <text:p>38846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2049824">
                <text:p>2049824</text:p>
              </table:table-cell>
              <table:table-cell office:value-type="float" office:value="3988480">
                <text:p>39884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2102696">
                <text:p>2102696</text:p>
              </table:table-cell>
              <table:table-cell office:value-type="float" office:value="4093688">
                <text:p>40936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2156044">
                <text:p>2156044</text:p>
              </table:table-cell>
              <table:table-cell office:value-type="float" office:value="4200304">
                <text:p>4200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2210456">
                <text:p>2210456</text:p>
              </table:table-cell>
              <table:table-cell office:value-type="float" office:value="4308420">
                <text:p>43084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2265848">
                <text:p>2265848</text:p>
              </table:table-cell>
              <table:table-cell office:value-type="float" office:value="4418036">
                <text:p>4418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2322192">
                <text:p>2322192</text:p>
              </table:table-cell>
              <table:table-cell office:value-type="float" office:value="4529152">
                <text:p>45291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2379452">
                <text:p>2379452</text:p>
              </table:table-cell>
              <table:table-cell office:value-type="float" office:value="4641768">
                <text:p>4641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2437540">
                <text:p>2437540</text:p>
              </table:table-cell>
              <table:table-cell office:value-type="float" office:value="4755884">
                <text:p>4755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2496596">
                <text:p>2496596</text:p>
              </table:table-cell>
              <table:table-cell office:value-type="float" office:value="4871500">
                <text:p>4871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2556540">
                <text:p>2556540</text:p>
              </table:table-cell>
              <table:table-cell office:value-type="float" office:value="4988616">
                <text:p>49886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2617336">
                <text:p>2617336</text:p>
              </table:table-cell>
              <table:table-cell office:value-type="float" office:value="5107232">
                <text:p>5107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2678952">
                <text:p>2678952</text:p>
              </table:table-cell>
              <table:table-cell office:value-type="float" office:value="5227348">
                <text:p>5227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2741320">
                <text:p>2741320</text:p>
              </table:table-cell>
              <table:table-cell office:value-type="float" office:value="5348964">
                <text:p>5348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2804624">
                <text:p>2804624</text:p>
              </table:table-cell>
              <table:table-cell office:value-type="float" office:value="5472080">
                <text:p>54720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2868820">
                <text:p>2868820</text:p>
              </table:table-cell>
              <table:table-cell office:value-type="float" office:value="5596696">
                <text:p>5596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2933860">
                <text:p>2933860</text:p>
              </table:table-cell>
              <table:table-cell office:value-type="float" office:value="5722812">
                <text:p>5722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2999716">
                <text:p>2999716</text:p>
              </table:table-cell>
              <table:table-cell office:value-type="float" office:value="5850428">
                <text:p>58504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3066356">
                <text:p>3066356</text:p>
              </table:table-cell>
              <table:table-cell office:value-type="float" office:value="5979544">
                <text:p>59795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3133824">
                <text:p>3133824</text:p>
              </table:table-cell>
              <table:table-cell office:value-type="float" office:value="6110160">
                <text:p>6110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3202100">
                <text:p>3202100</text:p>
              </table:table-cell>
              <table:table-cell office:value-type="float" office:value="6242276">
                <text:p>62422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3271108">
                <text:p>3271108</text:p>
              </table:table-cell>
              <table:table-cell office:value-type="float" office:value="6375892">
                <text:p>63758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381cm" xlink:href=".." xlink:type="simple" chart:class="chart:scatter" chart:style-name="ch1">
        <chart:title svg:x="11.626cm" svg:y="0.443cm" chart:style-name="ch2">
          <text:p>Quicksort - random data</text:p>
        </chart:title>
        <chart:legend chart:legend-position="end" svg:x="25.971cm" svg:y="7.142cm" style:legend-expansion="high" chart:style-name="ch3"/>
        <chart:plot-area chart:style-name="ch4" table:cell-range-address="qui_random1.A1:qui_random1.C100" chart:data-source-has-labels="row" svg:x="1.575cm" svg:y="1.529cm" svg:width="23.832cm" svg:height="12.564cm">
          <chartooo:coordinate-region svg:x="3.122cm" svg:y="1.728cm" svg:width="21.82cm" svg:height="11.718cm"/>
          <chart:axis chart:dimension="x" chart:name="primary-x" chart:style-name="ch5">
            <chart:title svg:x="12.759cm" svg:y="14.4cm" chart:style-name="ch6">
              <text:p>Data size</text:p>
            </chart:title>
          </chart:axis>
          <chart:axis chart:dimension="y" chart:name="primary-y" chart:style-name="ch5">
            <chart:title svg:x="0.451cm" svg:y="9.151cm" chart:style-name="ch7">
              <text:p>Swaps/Compares</text:p>
            </chart:title>
            <chart:grid chart:style-name="ch8" chart:class="major"/>
          </chart:axis>
          <chart:series chart:style-name="ch9" chart:values-cell-range-address="qui_random1.C1:qui_random1.C100" loext:label-string="compares" chart:class="chart:scatter">
            <chart:domain table:cell-range-address="qui_random1.A1:qui_random1.A100"/>
            <chart:data-point chart:repeated="100"/>
          </chart:series>
          <chart:series chart:style-name="ch10" chart:values-cell-range-address="qui_random1.B1:qui_random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ui_random1.A1:qui_random1.A100</svg:desc>
                </draw:g>
              </table:table-cell>
              <table:table-cell office:value-type="float" office:value="750">
                <text:p>750</text:p>
                <draw:g>
                  <svg:desc>qui_random1.C1:qui_random1.C100</svg:desc>
                </draw:g>
              </table:table-cell>
              <table:table-cell office:value-type="float" office:value="517">
                <text:p>517</text:p>
                <draw:g>
                  <svg:desc>qui_random1.B1:qui_random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314">
                <text:p>2314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056">
                <text:p>5056</text:p>
              </table:table-cell>
              <table:table-cell office:value-type="float" office:value="3465">
                <text:p>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867">
                <text:p>8867</text:p>
              </table:table-cell>
              <table:table-cell office:value-type="float" office:value="5871">
                <text:p>5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465">
                <text:p>13465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9285">
                <text:p>19285</text:p>
              </table:table-cell>
              <table:table-cell office:value-type="float" office:value="11863">
                <text:p>11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5884">
                <text:p>25884</text:p>
              </table:table-cell>
              <table:table-cell office:value-type="float" office:value="15646">
                <text:p>15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4295">
                <text:p>34295</text:p>
              </table:table-cell>
              <table:table-cell office:value-type="float" office:value="20979">
                <text:p>20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3900">
                <text:p>43900</text:p>
              </table:table-cell>
              <table:table-cell office:value-type="float" office:value="27488">
                <text:p>27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4936">
                <text:p>54936</text:p>
              </table:table-cell>
              <table:table-cell office:value-type="float" office:value="33962">
                <text:p>33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8199">
                <text:p>68199</text:p>
              </table:table-cell>
              <table:table-cell office:value-type="float" office:value="41233">
                <text:p>41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81548">
                <text:p>81548</text:p>
              </table:table-cell>
              <table:table-cell office:value-type="float" office:value="48807">
                <text:p>48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95597">
                <text:p>95597</text:p>
              </table:table-cell>
              <table:table-cell office:value-type="float" office:value="57448">
                <text:p>574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12122">
                <text:p>112122</text:p>
              </table:table-cell>
              <table:table-cell office:value-type="float" office:value="67211">
                <text:p>67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29662">
                <text:p>129662</text:p>
              </table:table-cell>
              <table:table-cell office:value-type="float" office:value="77860">
                <text:p>778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52124">
                <text:p>152124</text:p>
              </table:table-cell>
              <table:table-cell office:value-type="float" office:value="90796">
                <text:p>90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2794">
                <text:p>172794</text:p>
              </table:table-cell>
              <table:table-cell office:value-type="float" office:value="103461">
                <text:p>103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93920">
                <text:p>193920</text:p>
              </table:table-cell>
              <table:table-cell office:value-type="float" office:value="117525">
                <text:p>117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17812">
                <text:p>217812</text:p>
              </table:table-cell>
              <table:table-cell office:value-type="float" office:value="130453">
                <text:p>130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42675">
                <text:p>242675</text:p>
              </table:table-cell>
              <table:table-cell office:value-type="float" office:value="145078">
                <text:p>145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69128">
                <text:p>269128</text:p>
              </table:table-cell>
              <table:table-cell office:value-type="float" office:value="160720">
                <text:p>1607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96672">
                <text:p>296672</text:p>
              </table:table-cell>
              <table:table-cell office:value-type="float" office:value="176273">
                <text:p>176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25521">
                <text:p>325521</text:p>
              </table:table-cell>
              <table:table-cell office:value-type="float" office:value="193801">
                <text:p>193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57316">
                <text:p>357316</text:p>
              </table:table-cell>
              <table:table-cell office:value-type="float" office:value="213845">
                <text:p>213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90823">
                <text:p>390823</text:p>
              </table:table-cell>
              <table:table-cell office:value-type="float" office:value="235303">
                <text:p>235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23321">
                <text:p>423321</text:p>
              </table:table-cell>
              <table:table-cell office:value-type="float" office:value="254910">
                <text:p>2549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58470">
                <text:p>458470</text:p>
              </table:table-cell>
              <table:table-cell office:value-type="float" office:value="274287">
                <text:p>2742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98647">
                <text:p>498647</text:p>
              </table:table-cell>
              <table:table-cell office:value-type="float" office:value="298595">
                <text:p>298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35541">
                <text:p>535541</text:p>
              </table:table-cell>
              <table:table-cell office:value-type="float" office:value="318712">
                <text:p>318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73635">
                <text:p>573635</text:p>
              </table:table-cell>
              <table:table-cell office:value-type="float" office:value="340536">
                <text:p>3405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618826">
                <text:p>618826</text:p>
              </table:table-cell>
              <table:table-cell office:value-type="float" office:value="365976">
                <text:p>36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60785">
                <text:p>660785</text:p>
              </table:table-cell>
              <table:table-cell office:value-type="float" office:value="390877">
                <text:p>390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706996">
                <text:p>706996</text:p>
              </table:table-cell>
              <table:table-cell office:value-type="float" office:value="420473">
                <text:p>420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754063">
                <text:p>754063</text:p>
              </table:table-cell>
              <table:table-cell office:value-type="float" office:value="449219">
                <text:p>4492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99937">
                <text:p>799937</text:p>
              </table:table-cell>
              <table:table-cell office:value-type="float" office:value="475738">
                <text:p>475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46623">
                <text:p>846623</text:p>
              </table:table-cell>
              <table:table-cell office:value-type="float" office:value="502965">
                <text:p>502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96125">
                <text:p>896125</text:p>
              </table:table-cell>
              <table:table-cell office:value-type="float" office:value="530601">
                <text:p>530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48954">
                <text:p>948954</text:p>
              </table:table-cell>
              <table:table-cell office:value-type="float" office:value="561391">
                <text:p>561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001571">
                <text:p>1001571</text:p>
              </table:table-cell>
              <table:table-cell office:value-type="float" office:value="593224">
                <text:p>5932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055209">
                <text:p>1055209</text:p>
              </table:table-cell>
              <table:table-cell office:value-type="float" office:value="624085">
                <text:p>624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111634">
                <text:p>1111634</text:p>
              </table:table-cell>
              <table:table-cell office:value-type="float" office:value="658287">
                <text:p>6582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169225">
                <text:p>1169225</text:p>
              </table:table-cell>
              <table:table-cell office:value-type="float" office:value="692638">
                <text:p>692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226816">
                <text:p>1226816</text:p>
              </table:table-cell>
              <table:table-cell office:value-type="float" office:value="726990">
                <text:p>7269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287587">
                <text:p>1287587</text:p>
              </table:table-cell>
              <table:table-cell office:value-type="float" office:value="763866">
                <text:p>763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352758">
                <text:p>1352758</text:p>
              </table:table-cell>
              <table:table-cell office:value-type="float" office:value="803117">
                <text:p>803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416285">
                <text:p>1416285</text:p>
              </table:table-cell>
              <table:table-cell office:value-type="float" office:value="842675">
                <text:p>842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482529">
                <text:p>1482529</text:p>
              </table:table-cell>
              <table:table-cell office:value-type="float" office:value="883636">
                <text:p>883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549314">
                <text:p>1549314</text:p>
              </table:table-cell>
              <table:table-cell office:value-type="float" office:value="921457">
                <text:p>921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620040">
                <text:p>1620040</text:p>
              </table:table-cell>
              <table:table-cell office:value-type="float" office:value="964365">
                <text:p>9643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689649">
                <text:p>1689649</text:p>
              </table:table-cell>
              <table:table-cell office:value-type="float" office:value="1006041">
                <text:p>1006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764021">
                <text:p>1764021</text:p>
              </table:table-cell>
              <table:table-cell office:value-type="float" office:value="1049313">
                <text:p>1049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838876">
                <text:p>1838876</text:p>
              </table:table-cell>
              <table:table-cell office:value-type="float" office:value="1094673">
                <text:p>10946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912765">
                <text:p>1912765</text:p>
              </table:table-cell>
              <table:table-cell office:value-type="float" office:value="1138564">
                <text:p>1138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991082">
                <text:p>1991082</text:p>
              </table:table-cell>
              <table:table-cell office:value-type="float" office:value="1186143">
                <text:p>1186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067835">
                <text:p>2067835</text:p>
              </table:table-cell>
              <table:table-cell office:value-type="float" office:value="1230763">
                <text:p>1230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145449">
                <text:p>2145449</text:p>
              </table:table-cell>
              <table:table-cell office:value-type="float" office:value="1276726">
                <text:p>1276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226806">
                <text:p>2226806</text:p>
              </table:table-cell>
              <table:table-cell office:value-type="float" office:value="1326013">
                <text:p>1326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308583">
                <text:p>2308583</text:p>
              </table:table-cell>
              <table:table-cell office:value-type="float" office:value="1373507">
                <text:p>13735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394879">
                <text:p>2394879</text:p>
              </table:table-cell>
              <table:table-cell office:value-type="float" office:value="1423115">
                <text:p>1423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483169">
                <text:p>2483169</text:p>
              </table:table-cell>
              <table:table-cell office:value-type="float" office:value="1475698">
                <text:p>1475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571430">
                <text:p>2571430</text:p>
              </table:table-cell>
              <table:table-cell office:value-type="float" office:value="1527979">
                <text:p>1527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658743">
                <text:p>2658743</text:p>
              </table:table-cell>
              <table:table-cell office:value-type="float" office:value="1579790">
                <text:p>15797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754171">
                <text:p>2754171</text:p>
              </table:table-cell>
              <table:table-cell office:value-type="float" office:value="1637728">
                <text:p>1637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847567">
                <text:p>2847567</text:p>
              </table:table-cell>
              <table:table-cell office:value-type="float" office:value="1692517">
                <text:p>1692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946956">
                <text:p>2946956</text:p>
              </table:table-cell>
              <table:table-cell office:value-type="float" office:value="1749246">
                <text:p>1749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3043472">
                <text:p>3043472</text:p>
              </table:table-cell>
              <table:table-cell office:value-type="float" office:value="1806722">
                <text:p>1806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3144147">
                <text:p>3144147</text:p>
              </table:table-cell>
              <table:table-cell office:value-type="float" office:value="1866496">
                <text:p>1866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3243554">
                <text:p>3243554</text:p>
              </table:table-cell>
              <table:table-cell office:value-type="float" office:value="1923822">
                <text:p>19238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3343099">
                <text:p>3343099</text:p>
              </table:table-cell>
              <table:table-cell office:value-type="float" office:value="1982988">
                <text:p>1982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446857">
                <text:p>3446857</text:p>
              </table:table-cell>
              <table:table-cell office:value-type="float" office:value="2045583">
                <text:p>20455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551889">
                <text:p>3551889</text:p>
              </table:table-cell>
              <table:table-cell office:value-type="float" office:value="2106409">
                <text:p>21064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661155">
                <text:p>3661155</text:p>
              </table:table-cell>
              <table:table-cell office:value-type="float" office:value="2166974">
                <text:p>2166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767093">
                <text:p>3767093</text:p>
              </table:table-cell>
              <table:table-cell office:value-type="float" office:value="2230300">
                <text:p>2230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878094">
                <text:p>3878094</text:p>
              </table:table-cell>
              <table:table-cell office:value-type="float" office:value="2296779">
                <text:p>229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988847">
                <text:p>3988847</text:p>
              </table:table-cell>
              <table:table-cell office:value-type="float" office:value="2362153">
                <text:p>2362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4103722">
                <text:p>4103722</text:p>
              </table:table-cell>
              <table:table-cell office:value-type="float" office:value="2427850">
                <text:p>24278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4219417">
                <text:p>4219417</text:p>
              </table:table-cell>
              <table:table-cell office:value-type="float" office:value="2493744">
                <text:p>2493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338839">
                <text:p>4338839</text:p>
              </table:table-cell>
              <table:table-cell office:value-type="float" office:value="2562846">
                <text:p>25628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459248">
                <text:p>4459248</text:p>
              </table:table-cell>
              <table:table-cell office:value-type="float" office:value="2632266">
                <text:p>26322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582492">
                <text:p>4582492</text:p>
              </table:table-cell>
              <table:table-cell office:value-type="float" office:value="2703739">
                <text:p>27037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709234">
                <text:p>4709234</text:p>
              </table:table-cell>
              <table:table-cell office:value-type="float" office:value="2775255">
                <text:p>2775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835000">
                <text:p>4835000</text:p>
              </table:table-cell>
              <table:table-cell office:value-type="float" office:value="2847283">
                <text:p>28472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957486">
                <text:p>4957486</text:p>
              </table:table-cell>
              <table:table-cell office:value-type="float" office:value="2918704">
                <text:p>2918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5084245">
                <text:p>5084245</text:p>
              </table:table-cell>
              <table:table-cell office:value-type="float" office:value="2992387">
                <text:p>29923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5214958">
                <text:p>5214958</text:p>
              </table:table-cell>
              <table:table-cell office:value-type="float" office:value="3068983">
                <text:p>30689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348172">
                <text:p>5348172</text:p>
              </table:table-cell>
              <table:table-cell office:value-type="float" office:value="3146636">
                <text:p>3146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479041">
                <text:p>5479041</text:p>
              </table:table-cell>
              <table:table-cell office:value-type="float" office:value="3223882">
                <text:p>3223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612899">
                <text:p>5612899</text:p>
              </table:table-cell>
              <table:table-cell office:value-type="float" office:value="3299224">
                <text:p>3299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749559">
                <text:p>5749559</text:p>
              </table:table-cell>
              <table:table-cell office:value-type="float" office:value="3378018">
                <text:p>3378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886819">
                <text:p>5886819</text:p>
              </table:table-cell>
              <table:table-cell office:value-type="float" office:value="3458196">
                <text:p>34581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6027541">
                <text:p>6027541</text:p>
              </table:table-cell>
              <table:table-cell office:value-type="float" office:value="3540452">
                <text:p>35404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6170790">
                <text:p>6170790</text:p>
              </table:table-cell>
              <table:table-cell office:value-type="float" office:value="3627386">
                <text:p>36273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6312116">
                <text:p>6312116</text:p>
              </table:table-cell>
              <table:table-cell office:value-type="float" office:value="3711611">
                <text:p>3711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6456987">
                <text:p>6456987</text:p>
              </table:table-cell>
              <table:table-cell office:value-type="float" office:value="3796094">
                <text:p>37960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6606351">
                <text:p>6606351</text:p>
              </table:table-cell>
              <table:table-cell office:value-type="float" office:value="3884957">
                <text:p>3884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6755628">
                <text:p>6755628</text:p>
              </table:table-cell>
              <table:table-cell office:value-type="float" office:value="3971031">
                <text:p>3971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6906940">
                <text:p>6906940</text:p>
              </table:table-cell>
              <table:table-cell office:value-type="float" office:value="4061118">
                <text:p>4061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7055808">
                <text:p>7055808</text:p>
              </table:table-cell>
              <table:table-cell office:value-type="float" office:value="4150252">
                <text:p>41502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7210639">
                <text:p>7210639</text:p>
              </table:table-cell>
              <table:table-cell office:value-type="float" office:value="4241834">
                <text:p>42418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7371762">
                <text:p>7371762</text:p>
              </table:table-cell>
              <table:table-cell office:value-type="float" office:value="4335143">
                <text:p>4335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265cm" svg:height="15.381cm" xlink:href=".." xlink:type="simple" chart:class="chart:scatter" chart:style-name="ch1">
        <chart:title svg:x="10.294cm" svg:y="0.443cm" chart:style-name="ch2">
          <text:p>Quicksort - revelsely sorted data</text:p>
        </chart:title>
        <chart:legend chart:legend-position="end" svg:x="25.002cm" svg:y="7.142cm" style:legend-expansion="high" chart:style-name="ch3"/>
        <chart:plot-area chart:style-name="ch4" table:cell-range-address="qui_inv1.A1:qui_inv1.C100" chart:data-source-has-labels="row" svg:x="1.556cm" svg:y="1.529cm" svg:width="22.901cm" svg:height="12.564cm">
          <chartooo:coordinate-region svg:x="3.474cm" svg:y="1.728cm" svg:width="20.333cm" svg:height="11.718cm"/>
          <chart:axis chart:dimension="x" chart:name="primary-x" chart:style-name="ch5">
            <chart:title svg:x="12.274cm" svg:y="14.4cm" chart:style-name="ch6">
              <text:p>Data size</text:p>
            </chart:title>
          </chart:axis>
          <chart:axis chart:dimension="y" chart:name="primary-y" chart:style-name="ch5">
            <chart:title svg:x="0.451cm" svg:y="9.151cm" chart:style-name="ch7">
              <text:p>Swaps/Compares</text:p>
            </chart:title>
            <chart:grid chart:style-name="ch8" chart:class="major"/>
          </chart:axis>
          <chart:series chart:style-name="ch9" chart:values-cell-range-address="qui_inv1.C1:qui_inv1.C100" loext:label-string="compares" chart:class="chart:scatter">
            <chart:domain table:cell-range-address="qui_inv1.A1:qui_inv1.A100"/>
            <chart:data-point chart:repeated="100"/>
          </chart:series>
          <chart:series chart:style-name="ch10" chart:values-cell-range-address="qui_inv1.B1:qui_inv1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qui_inv1.A1:qui_inv1.A100</svg:desc>
                </draw:g>
              </table:table-cell>
              <table:table-cell office:value-type="float" office:value="4950">
                <text:p>4950</text:p>
                <draw:g>
                  <svg:desc>qui_inv1.C1:qui_inv1.C100</svg:desc>
                </draw:g>
              </table:table-cell>
              <table:table-cell office:value-type="float" office:value="2600">
                <text:p>2600</text:p>
                <draw:g>
                  <svg:desc>qui_inv1.B1:qui_inv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850">
                <text:p>24850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9700">
                <text:p>69700</text:p>
              </table:table-cell>
              <table:table-cell office:value-type="float" office:value="35600">
                <text:p>35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49500">
                <text:p>149500</text:p>
              </table:table-cell>
              <table:table-cell office:value-type="float" office:value="76000">
                <text:p>7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74250">
                <text:p>274250</text:p>
              </table:table-cell>
              <table:table-cell office:value-type="float" office:value="139000">
                <text:p>13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3950">
                <text:p>453950</text:p>
              </table:table-cell>
              <table:table-cell office:value-type="float" office:value="229600">
                <text:p>229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98600">
                <text:p>698600</text:p>
              </table:table-cell>
              <table:table-cell office:value-type="float" office:value="352800">
                <text:p>352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018200">
                <text:p>1018200</text:p>
              </table:table-cell>
              <table:table-cell office:value-type="float" office:value="513600">
                <text:p>513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422750">
                <text:p>1422750</text:p>
              </table:table-cell>
              <table:table-cell office:value-type="float" office:value="717000">
                <text:p>717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22250">
                <text:p>1922250</text:p>
              </table:table-cell>
              <table:table-cell office:value-type="float" office:value="968000">
                <text:p>96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526700">
                <text:p>2526700</text:p>
              </table:table-cell>
              <table:table-cell office:value-type="float" office:value="1271600">
                <text:p>1271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3246100">
                <text:p>3246100</text:p>
              </table:table-cell>
              <table:table-cell office:value-type="float" office:value="1632800">
                <text:p>1632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4090450">
                <text:p>4090450</text:p>
              </table:table-cell>
              <table:table-cell office:value-type="float" office:value="2056600">
                <text:p>20566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5069750">
                <text:p>5069750</text:p>
              </table:table-cell>
              <table:table-cell office:value-type="float" office:value="2548000">
                <text:p>2548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6194000">
                <text:p>6194000</text:p>
              </table:table-cell>
              <table:table-cell office:value-type="float" office:value="3112000">
                <text:p>311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7473200">
                <text:p>7473200</text:p>
              </table:table-cell>
              <table:table-cell office:value-type="float" office:value="3753600">
                <text:p>3753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8917350">
                <text:p>8917350</text:p>
              </table:table-cell>
              <table:table-cell office:value-type="float" office:value="4477800">
                <text:p>4477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0536450">
                <text:p>10536450</text:p>
              </table:table-cell>
              <table:table-cell office:value-type="float" office:value="5289600">
                <text:p>5289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2340500">
                <text:p>12340500</text:p>
              </table:table-cell>
              <table:table-cell office:value-type="float" office:value="6194000">
                <text:p>619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4339500">
                <text:p>14339500</text:p>
              </table:table-cell>
              <table:table-cell office:value-type="float" office:value="7196000">
                <text:p>7196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16543450">
                <text:p>16543450</text:p>
              </table:table-cell>
              <table:table-cell office:value-type="float" office:value="8300600">
                <text:p>8300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18962350">
                <text:p>18962350</text:p>
              </table:table-cell>
              <table:table-cell office:value-type="float" office:value="9512800">
                <text:p>95128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1606200">
                <text:p>21606200</text:p>
              </table:table-cell>
              <table:table-cell office:value-type="float" office:value="10837600">
                <text:p>108376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4485000">
                <text:p>24485000</text:p>
              </table:table-cell>
              <table:table-cell office:value-type="float" office:value="12280000">
                <text:p>1228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608750">
                <text:p>27608750</text:p>
              </table:table-cell>
              <table:table-cell office:value-type="float" office:value="13845000">
                <text:p>1384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0987450">
                <text:p>30987450</text:p>
              </table:table-cell>
              <table:table-cell office:value-type="float" office:value="15537600">
                <text:p>15537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4631100">
                <text:p>34631100</text:p>
              </table:table-cell>
              <table:table-cell office:value-type="float" office:value="17362800">
                <text:p>17362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8549700">
                <text:p>38549700</text:p>
              </table:table-cell>
              <table:table-cell office:value-type="float" office:value="19325600">
                <text:p>193256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2753250">
                <text:p>42753250</text:p>
              </table:table-cell>
              <table:table-cell office:value-type="float" office:value="21431000">
                <text:p>21431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7251750">
                <text:p>47251750</text:p>
              </table:table-cell>
              <table:table-cell office:value-type="float" office:value="23684000">
                <text:p>23684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2055200">
                <text:p>52055200</text:p>
              </table:table-cell>
              <table:table-cell office:value-type="float" office:value="26089600">
                <text:p>260896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57173600">
                <text:p>57173600</text:p>
              </table:table-cell>
              <table:table-cell office:value-type="float" office:value="28652800">
                <text:p>28652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2616950">
                <text:p>62616950</text:p>
              </table:table-cell>
              <table:table-cell office:value-type="float" office:value="31378600">
                <text:p>31378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8395250">
                <text:p>68395250</text:p>
              </table:table-cell>
              <table:table-cell office:value-type="float" office:value="34272000">
                <text:p>3427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4518500">
                <text:p>74518500</text:p>
              </table:table-cell>
              <table:table-cell office:value-type="float" office:value="37338000">
                <text:p>37338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0996700">
                <text:p>80996700</text:p>
              </table:table-cell>
              <table:table-cell office:value-type="float" office:value="40581600">
                <text:p>40581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7839850">
                <text:p>87839850</text:p>
              </table:table-cell>
              <table:table-cell office:value-type="float" office:value="44007800">
                <text:p>44007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5057950">
                <text:p>95057950</text:p>
              </table:table-cell>
              <table:table-cell office:value-type="float" office:value="47621600">
                <text:p>47621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102661000">
                <text:p>102661000</text:p>
              </table:table-cell>
              <table:table-cell office:value-type="float" office:value="51428000">
                <text:p>5142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10659000">
                <text:p>110659000</text:p>
              </table:table-cell>
              <table:table-cell office:value-type="float" office:value="55432000">
                <text:p>5543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19061950">
                <text:p>119061950</text:p>
              </table:table-cell>
              <table:table-cell office:value-type="float" office:value="59638600">
                <text:p>596386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27879850">
                <text:p>127879850</text:p>
              </table:table-cell>
              <table:table-cell office:value-type="float" office:value="64052800">
                <text:p>640528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37122700">
                <text:p>137122700</text:p>
              </table:table-cell>
              <table:table-cell office:value-type="float" office:value="68679600">
                <text:p>686796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46800500">
                <text:p>146800500</text:p>
              </table:table-cell>
              <table:table-cell office:value-type="float" office:value="73524000">
                <text:p>7352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56923250">
                <text:p>156923250</text:p>
              </table:table-cell>
              <table:table-cell office:value-type="float" office:value="78591000">
                <text:p>7859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67500950">
                <text:p>167500950</text:p>
              </table:table-cell>
              <table:table-cell office:value-type="float" office:value="83885600">
                <text:p>83885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78543600">
                <text:p>178543600</text:p>
              </table:table-cell>
              <table:table-cell office:value-type="float" office:value="89412800">
                <text:p>8941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90061200">
                <text:p>190061200</text:p>
              </table:table-cell>
              <table:table-cell office:value-type="float" office:value="95177600">
                <text:p>95177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202063750">
                <text:p>202063750</text:p>
              </table:table-cell>
              <table:table-cell office:value-type="float" office:value="101185000">
                <text:p>101185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214561250">
                <text:p>214561250</text:p>
              </table:table-cell>
              <table:table-cell office:value-type="float" office:value="107440000">
                <text:p>10744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227563700">
                <text:p>227563700</text:p>
              </table:table-cell>
              <table:table-cell office:value-type="float" office:value="113947600">
                <text:p>1139476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241081100">
                <text:p>241081100</text:p>
              </table:table-cell>
              <table:table-cell office:value-type="float" office:value="120712800">
                <text:p>1207128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255123450">
                <text:p>255123450</text:p>
              </table:table-cell>
              <table:table-cell office:value-type="float" office:value="127740600">
                <text:p>1277406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269700750">
                <text:p>269700750</text:p>
              </table:table-cell>
              <table:table-cell office:value-type="float" office:value="135036000">
                <text:p>135036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284823000">
                <text:p>284823000</text:p>
              </table:table-cell>
              <table:table-cell office:value-type="float" office:value="142604000">
                <text:p>14260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300500200">
                <text:p>300500200</text:p>
              </table:table-cell>
              <table:table-cell office:value-type="float" office:value="150449600">
                <text:p>150449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316742350">
                <text:p>316742350</text:p>
              </table:table-cell>
              <table:table-cell office:value-type="float" office:value="158577800">
                <text:p>1585778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333559450">
                <text:p>333559450</text:p>
              </table:table-cell>
              <table:table-cell office:value-type="float" office:value="166993600">
                <text:p>1669936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350961500">
                <text:p>350961500</text:p>
              </table:table-cell>
              <table:table-cell office:value-type="float" office:value="175702000">
                <text:p>175702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368958500">
                <text:p>368958500</text:p>
              </table:table-cell>
              <table:table-cell office:value-type="float" office:value="184708000">
                <text:p>184708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387560450">
                <text:p>387560450</text:p>
              </table:table-cell>
              <table:table-cell office:value-type="float" office:value="194016600">
                <text:p>194016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406777350">
                <text:p>406777350</text:p>
              </table:table-cell>
              <table:table-cell office:value-type="float" office:value="203632800">
                <text:p>2036328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426619200">
                <text:p>426619200</text:p>
              </table:table-cell>
              <table:table-cell office:value-type="float" office:value="213561600">
                <text:p>2135616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447096000">
                <text:p>447096000</text:p>
              </table:table-cell>
              <table:table-cell office:value-type="float" office:value="223808000">
                <text:p>223808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468217750">
                <text:p>468217750</text:p>
              </table:table-cell>
              <table:table-cell office:value-type="float" office:value="234377000">
                <text:p>234377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489994450">
                <text:p>489994450</text:p>
              </table:table-cell>
              <table:table-cell office:value-type="float" office:value="245273600">
                <text:p>2452736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512436100">
                <text:p>512436100</text:p>
              </table:table-cell>
              <table:table-cell office:value-type="float" office:value="256502800">
                <text:p>256502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535552700">
                <text:p>535552700</text:p>
              </table:table-cell>
              <table:table-cell office:value-type="float" office:value="268069600">
                <text:p>2680696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559354250">
                <text:p>559354250</text:p>
              </table:table-cell>
              <table:table-cell office:value-type="float" office:value="279979000">
                <text:p>27997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583850750">
                <text:p>583850750</text:p>
              </table:table-cell>
              <table:table-cell office:value-type="float" office:value="292236000">
                <text:p>292236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609052200">
                <text:p>609052200</text:p>
              </table:table-cell>
              <table:table-cell office:value-type="float" office:value="304845600">
                <text:p>3048456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634968600">
                <text:p>634968600</text:p>
              </table:table-cell>
              <table:table-cell office:value-type="float" office:value="317812800">
                <text:p>3178128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661609950">
                <text:p>661609950</text:p>
              </table:table-cell>
              <table:table-cell office:value-type="float" office:value="331142600">
                <text:p>3311426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688986250">
                <text:p>688986250</text:p>
              </table:table-cell>
              <table:table-cell office:value-type="float" office:value="344840000">
                <text:p>34484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717107500">
                <text:p>717107500</text:p>
              </table:table-cell>
              <table:table-cell office:value-type="float" office:value="358910000">
                <text:p>35891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745983700">
                <text:p>745983700</text:p>
              </table:table-cell>
              <table:table-cell office:value-type="float" office:value="373357600">
                <text:p>373357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775624850">
                <text:p>775624850</text:p>
              </table:table-cell>
              <table:table-cell office:value-type="float" office:value="388187800">
                <text:p>3881878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806040950">
                <text:p>806040950</text:p>
              </table:table-cell>
              <table:table-cell office:value-type="float" office:value="403405600">
                <text:p>4034056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837242000">
                <text:p>837242000</text:p>
              </table:table-cell>
              <table:table-cell office:value-type="float" office:value="419016000">
                <text:p>419016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869238000">
                <text:p>869238000</text:p>
              </table:table-cell>
              <table:table-cell office:value-type="float" office:value="435024000">
                <text:p>43502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902038950">
                <text:p>902038950</text:p>
              </table:table-cell>
              <table:table-cell office:value-type="float" office:value="451434600">
                <text:p>4514346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935654850">
                <text:p>935654850</text:p>
              </table:table-cell>
              <table:table-cell office:value-type="float" office:value="468252800">
                <text:p>4682528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970095700">
                <text:p>970095700</text:p>
              </table:table-cell>
              <table:table-cell office:value-type="float" office:value="485483600">
                <text:p>4854836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005371500">
                <text:p>1005371500</text:p>
              </table:table-cell>
              <table:table-cell office:value-type="float" office:value="503132000">
                <text:p>50313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041492250">
                <text:p>1041492250</text:p>
              </table:table-cell>
              <table:table-cell office:value-type="float" office:value="521203000">
                <text:p>521203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078467950">
                <text:p>1078467950</text:p>
              </table:table-cell>
              <table:table-cell office:value-type="float" office:value="539701600">
                <text:p>5397016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16308600">
                <text:p>1116308600</text:p>
              </table:table-cell>
              <table:table-cell office:value-type="float" office:value="558632800">
                <text:p>558632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155024200">
                <text:p>1155024200</text:p>
              </table:table-cell>
              <table:table-cell office:value-type="float" office:value="578001600">
                <text:p>5780016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94624750">
                <text:p>1194624750</text:p>
              </table:table-cell>
              <table:table-cell office:value-type="float" office:value="597813000">
                <text:p>597813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235120250">
                <text:p>1235120250</text:p>
              </table:table-cell>
              <table:table-cell office:value-type="float" office:value="618072000">
                <text:p>61807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276520700">
                <text:p>1276520700</text:p>
              </table:table-cell>
              <table:table-cell office:value-type="float" office:value="638783600">
                <text:p>6387836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318836100">
                <text:p>1318836100</text:p>
              </table:table-cell>
              <table:table-cell office:value-type="float" office:value="659952800">
                <text:p>6599528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362076450">
                <text:p>1362076450</text:p>
              </table:table-cell>
              <table:table-cell office:value-type="float" office:value="681584600">
                <text:p>6815846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406251750">
                <text:p>1406251750</text:p>
              </table:table-cell>
              <table:table-cell office:value-type="float" office:value="703684000">
                <text:p>703684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451372000">
                <text:p>1451372000</text:p>
              </table:table-cell>
              <table:table-cell office:value-type="float" office:value="726256000">
                <text:p>726256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497447200">
                <text:p>1497447200</text:p>
              </table:table-cell>
              <table:table-cell office:value-type="float" office:value="749305600">
                <text:p>749305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544487350">
                <text:p>1544487350</text:p>
              </table:table-cell>
              <table:table-cell office:value-type="float" office:value="772837800">
                <text:p>7728378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592502450">
                <text:p>1592502450</text:p>
              </table:table-cell>
              <table:table-cell office:value-type="float" office:value="796857600">
                <text:p>7968576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641502500">
                <text:p>1641502500</text:p>
              </table:table-cell>
              <table:table-cell office:value-type="float" office:value="821370000">
                <text:p>8213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691497500">
                <text:p>1691497500</text:p>
              </table:table-cell>
              <table:table-cell office:value-type="float" office:value="846380000">
                <text:p>84638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328cm" xlink:href=".." xlink:type="simple" chart:class="chart:scatter" chart:style-name="ch1">
        <chart:title svg:x="10.581cm" svg:y="0.442cm" chart:style-name="ch2">
          <text:p>Insertion-Merge sort - random data</text:p>
        </chart:title>
        <chart:legend chart:legend-position="end" svg:x="25.971cm" svg:y="7.116cm" style:legend-expansion="high" chart:style-name="ch3"/>
        <chart:plot-area chart:style-name="ch4" table:cell-range-address="'ins-mer_random1'.A1:'ins-mer_random1'.C100" chart:data-source-has-labels="row" svg:x="1.575cm" svg:y="1.527cm" svg:width="23.832cm" svg:height="12.514cm">
          <chartooo:coordinate-region svg:x="3.122cm" svg:y="1.726cm" svg:width="21.82cm" svg:height="11.668cm"/>
          <chart:axis chart:dimension="x" chart:name="primary-x" chart:style-name="ch5">
            <chart:title svg:x="12.759cm" svg:y="14.347cm" chart:style-name="ch6">
              <text:p>Data size</text:p>
            </chart:title>
          </chart:axis>
          <chart:axis chart:dimension="y" chart:name="primary-y" chart:style-name="ch5">
            <chart:title svg:x="0.451cm" svg:y="9.124cm" chart:style-name="ch7">
              <text:p>Swaps/Compares</text:p>
            </chart:title>
            <chart:grid chart:style-name="ch8" chart:class="major"/>
          </chart:axis>
          <chart:series chart:style-name="ch9" chart:values-cell-range-address="'ins-mer_random1'.C1:'ins-mer_random1'.C100" loext:label-string="compares" chart:class="chart:scatter">
            <chart:domain table:cell-range-address="'ins-mer_random1'.A1:'ins-mer_random1'.A100"/>
            <chart:data-point chart:repeated="100"/>
          </chart:series>
          <chart:series chart:style-name="ch10" chart:values-cell-range-address="'ins-mer_random1'.B1:'ins-mer_random1'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s-mer_random1'.A1:'ins-mer_random1'.A100</svg:desc>
                </draw:g>
              </table:table-cell>
              <table:table-cell office:value-type="float" office:value="504">
                <text:p>504</text:p>
                <draw:g>
                  <svg:desc>'ins-mer_random1'.C1:'ins-mer_random1'.C100</svg:desc>
                </draw:g>
              </table:table-cell>
              <table:table-cell office:value-type="float" office:value="616">
                <text:p>616</text:p>
                <draw:g>
                  <svg:desc>'ins-mer_random1'.B1:'ins-mer_random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736">
                <text:p>173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785">
                <text:p>3785</text:p>
              </table:table-cell>
              <table:table-cell office:value-type="float" office:value="4463">
                <text:p>4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655">
                <text:p>6655</text:p>
              </table:table-cell>
              <table:table-cell office:value-type="float" office:value="7769">
                <text:p>7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406">
                <text:p>10406</text:p>
              </table:table-cell>
              <table:table-cell office:value-type="float" office:value="12083">
                <text:p>12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010">
                <text:p>15010</text:p>
              </table:table-cell>
              <table:table-cell office:value-type="float" office:value="17357">
                <text:p>17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0484">
                <text:p>20484</text:p>
              </table:table-cell>
              <table:table-cell office:value-type="float" office:value="23630">
                <text:p>23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6945">
                <text:p>26945</text:p>
              </table:table-cell>
              <table:table-cell office:value-type="float" office:value="30967">
                <text:p>30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4450">
                <text:p>34450</text:p>
              </table:table-cell>
              <table:table-cell office:value-type="float" office:value="39460">
                <text:p>39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2945">
                <text:p>42945</text:p>
              </table:table-cell>
              <table:table-cell office:value-type="float" office:value="49053">
                <text:p>49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52514">
                <text:p>52514</text:p>
              </table:table-cell>
              <table:table-cell office:value-type="float" office:value="59834">
                <text:p>59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62968">
                <text:p>62968</text:p>
              </table:table-cell>
              <table:table-cell office:value-type="float" office:value="71619">
                <text:p>71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74194">
                <text:p>74194</text:p>
              </table:table-cell>
              <table:table-cell office:value-type="float" office:value="84343">
                <text:p>84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86495">
                <text:p>86495</text:p>
              </table:table-cell>
              <table:table-cell office:value-type="float" office:value="98269">
                <text:p>982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99888">
                <text:p>99888</text:p>
              </table:table-cell>
              <table:table-cell office:value-type="float" office:value="113379">
                <text:p>113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14342">
                <text:p>114342</text:p>
              </table:table-cell>
              <table:table-cell office:value-type="float" office:value="129631">
                <text:p>129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29925">
                <text:p>129925</text:p>
              </table:table-cell>
              <table:table-cell office:value-type="float" office:value="147116">
                <text:p>147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46652">
                <text:p>146652</text:p>
              </table:table-cell>
              <table:table-cell office:value-type="float" office:value="165797">
                <text:p>165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64397">
                <text:p>164397</text:p>
              </table:table-cell>
              <table:table-cell office:value-type="float" office:value="185652">
                <text:p>185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3374">
                <text:p>183374</text:p>
              </table:table-cell>
              <table:table-cell office:value-type="float" office:value="206828">
                <text:p>206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03485">
                <text:p>203485</text:p>
              </table:table-cell>
              <table:table-cell office:value-type="float" office:value="229243">
                <text:p>229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24745">
                <text:p>224745</text:p>
              </table:table-cell>
              <table:table-cell office:value-type="float" office:value="252938">
                <text:p>252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7209">
                <text:p>247209</text:p>
              </table:table-cell>
              <table:table-cell office:value-type="float" office:value="277926">
                <text:p>277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70541">
                <text:p>270541</text:p>
              </table:table-cell>
              <table:table-cell office:value-type="float" office:value="303896">
                <text:p>3038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94692">
                <text:p>294692</text:p>
              </table:table-cell>
              <table:table-cell office:value-type="float" office:value="330939">
                <text:p>3309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19845">
                <text:p>319845</text:p>
              </table:table-cell>
              <table:table-cell office:value-type="float" office:value="359076">
                <text:p>359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46072">
                <text:p>346072</text:p>
              </table:table-cell>
              <table:table-cell office:value-type="float" office:value="388440">
                <text:p>3884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373544">
                <text:p>373544</text:p>
              </table:table-cell>
              <table:table-cell office:value-type="float" office:value="419144">
                <text:p>419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401984">
                <text:p>401984</text:p>
              </table:table-cell>
              <table:table-cell office:value-type="float" office:value="450923">
                <text:p>450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431788">
                <text:p>431788</text:p>
              </table:table-cell>
              <table:table-cell office:value-type="float" office:value="484154">
                <text:p>484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462743">
                <text:p>462743</text:p>
              </table:table-cell>
              <table:table-cell office:value-type="float" office:value="518586">
                <text:p>518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494812">
                <text:p>494812</text:p>
              </table:table-cell>
              <table:table-cell office:value-type="float" office:value="554297">
                <text:p>554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528095">
                <text:p>528095</text:p>
              </table:table-cell>
              <table:table-cell office:value-type="float" office:value="591311">
                <text:p>591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562601">
                <text:p>562601</text:p>
              </table:table-cell>
              <table:table-cell office:value-type="float" office:value="629653">
                <text:p>629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598355">
                <text:p>598355</text:p>
              </table:table-cell>
              <table:table-cell office:value-type="float" office:value="669307">
                <text:p>669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635319">
                <text:p>635319</text:p>
              </table:table-cell>
              <table:table-cell office:value-type="float" office:value="710285">
                <text:p>710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673522">
                <text:p>673522</text:p>
              </table:table-cell>
              <table:table-cell office:value-type="float" office:value="752596">
                <text:p>7525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712856">
                <text:p>712856</text:p>
              </table:table-cell>
              <table:table-cell office:value-type="float" office:value="796142">
                <text:p>796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753467">
                <text:p>753467</text:p>
              </table:table-cell>
              <table:table-cell office:value-type="float" office:value="841084">
                <text:p>841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795333">
                <text:p>795333</text:p>
              </table:table-cell>
              <table:table-cell office:value-type="float" office:value="887389">
                <text:p>887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838356">
                <text:p>838356</text:p>
              </table:table-cell>
              <table:table-cell office:value-type="float" office:value="934946">
                <text:p>9349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882797">
                <text:p>882797</text:p>
              </table:table-cell>
              <table:table-cell office:value-type="float" office:value="984011">
                <text:p>984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928599">
                <text:p>928599</text:p>
              </table:table-cell>
              <table:table-cell office:value-type="float" office:value="1034571">
                <text:p>1034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975735">
                <text:p>975735</text:p>
              </table:table-cell>
              <table:table-cell office:value-type="float" office:value="1086568">
                <text:p>10865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024072">
                <text:p>1024072</text:p>
              </table:table-cell>
              <table:table-cell office:value-type="float" office:value="1139824">
                <text:p>11398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073721">
                <text:p>1073721</text:p>
              </table:table-cell>
              <table:table-cell office:value-type="float" office:value="1194505">
                <text:p>1194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124259">
                <text:p>1124259</text:p>
              </table:table-cell>
              <table:table-cell office:value-type="float" office:value="1250221">
                <text:p>1250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175740">
                <text:p>1175740</text:p>
              </table:table-cell>
              <table:table-cell office:value-type="float" office:value="1307068">
                <text:p>13070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228098">
                <text:p>1228098</text:p>
              </table:table-cell>
              <table:table-cell office:value-type="float" office:value="1364981">
                <text:p>1364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281571">
                <text:p>1281571</text:p>
              </table:table-cell>
              <table:table-cell office:value-type="float" office:value="1424142">
                <text:p>1424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335889">
                <text:p>1335889</text:p>
              </table:table-cell>
              <table:table-cell office:value-type="float" office:value="1484292">
                <text:p>1484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391380">
                <text:p>1391380</text:p>
              </table:table-cell>
              <table:table-cell office:value-type="float" office:value="1545773">
                <text:p>15457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448048">
                <text:p>1448048</text:p>
              </table:table-cell>
              <table:table-cell office:value-type="float" office:value="1608594">
                <text:p>1608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506094">
                <text:p>1506094</text:p>
              </table:table-cell>
              <table:table-cell office:value-type="float" office:value="1672818">
                <text:p>1672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565344">
                <text:p>1565344</text:p>
              </table:table-cell>
              <table:table-cell office:value-type="float" office:value="1738395">
                <text:p>17383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625861">
                <text:p>1625861</text:p>
              </table:table-cell>
              <table:table-cell office:value-type="float" office:value="1805303">
                <text:p>1805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687612">
                <text:p>1687612</text:p>
              </table:table-cell>
              <table:table-cell office:value-type="float" office:value="1873574">
                <text:p>18735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750566">
                <text:p>1750566</text:p>
              </table:table-cell>
              <table:table-cell office:value-type="float" office:value="1943149">
                <text:p>19431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1814824">
                <text:p>1814824</text:p>
              </table:table-cell>
              <table:table-cell office:value-type="float" office:value="2014095">
                <text:p>20140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1880260">
                <text:p>1880260</text:p>
              </table:table-cell>
              <table:table-cell office:value-type="float" office:value="2086381">
                <text:p>2086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1946957">
                <text:p>1946957</text:p>
              </table:table-cell>
              <table:table-cell office:value-type="float" office:value="2159991">
                <text:p>2159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014962">
                <text:p>2014962</text:p>
              </table:table-cell>
              <table:table-cell office:value-type="float" office:value="2235020">
                <text:p>22350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084300">
                <text:p>2084300</text:p>
              </table:table-cell>
              <table:table-cell office:value-type="float" office:value="2311480">
                <text:p>2311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154948">
                <text:p>2154948</text:p>
              </table:table-cell>
              <table:table-cell office:value-type="float" office:value="2389362">
                <text:p>23893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226791">
                <text:p>2226791</text:p>
              </table:table-cell>
              <table:table-cell office:value-type="float" office:value="2468557">
                <text:p>2468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300087">
                <text:p>2300087</text:p>
              </table:table-cell>
              <table:table-cell office:value-type="float" office:value="2549271">
                <text:p>2549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374666">
                <text:p>2374666</text:p>
              </table:table-cell>
              <table:table-cell office:value-type="float" office:value="2631377">
                <text:p>2631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450451">
                <text:p>2450451</text:p>
              </table:table-cell>
              <table:table-cell office:value-type="float" office:value="2714790">
                <text:p>27147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527519">
                <text:p>2527519</text:p>
              </table:table-cell>
              <table:table-cell office:value-type="float" office:value="2799613">
                <text:p>2799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605974">
                <text:p>2605974</text:p>
              </table:table-cell>
              <table:table-cell office:value-type="float" office:value="2885915">
                <text:p>28859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2685606">
                <text:p>2685606</text:p>
              </table:table-cell>
              <table:table-cell office:value-type="float" office:value="2973490">
                <text:p>29734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2766615">
                <text:p>2766615</text:p>
              </table:table-cell>
              <table:table-cell office:value-type="float" office:value="3062541">
                <text:p>3062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2848922">
                <text:p>2848922</text:p>
              </table:table-cell>
              <table:table-cell office:value-type="float" office:value="3152998">
                <text:p>3152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2932710">
                <text:p>2932710</text:p>
              </table:table-cell>
              <table:table-cell office:value-type="float" office:value="3245018">
                <text:p>3245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017779">
                <text:p>3017779</text:p>
              </table:table-cell>
              <table:table-cell office:value-type="float" office:value="3338470">
                <text:p>33384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104167">
                <text:p>3104167</text:p>
              </table:table-cell>
              <table:table-cell office:value-type="float" office:value="3433304">
                <text:p>3433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191870">
                <text:p>3191870</text:p>
              </table:table-cell>
              <table:table-cell office:value-type="float" office:value="3529563">
                <text:p>3529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280903">
                <text:p>3280903</text:p>
              </table:table-cell>
              <table:table-cell office:value-type="float" office:value="3627260">
                <text:p>362726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371338">
                <text:p>3371338</text:p>
              </table:table-cell>
              <table:table-cell office:value-type="float" office:value="3726455">
                <text:p>3726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463061">
                <text:p>3463061</text:p>
              </table:table-cell>
              <table:table-cell office:value-type="float" office:value="3827044">
                <text:p>38270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3556176">
                <text:p>3556176</text:p>
              </table:table-cell>
              <table:table-cell office:value-type="float" office:value="3929110">
                <text:p>39291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3650649">
                <text:p>3650649</text:p>
              </table:table-cell>
              <table:table-cell office:value-type="float" office:value="4032651">
                <text:p>40326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3746495">
                <text:p>3746495</text:p>
              </table:table-cell>
              <table:table-cell office:value-type="float" office:value="4137661">
                <text:p>41376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3843697">
                <text:p>3843697</text:p>
              </table:table-cell>
              <table:table-cell office:value-type="float" office:value="4244150">
                <text:p>4244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3942291">
                <text:p>3942291</text:p>
              </table:table-cell>
              <table:table-cell office:value-type="float" office:value="4352109">
                <text:p>4352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042494">
                <text:p>4042494</text:p>
              </table:table-cell>
              <table:table-cell office:value-type="float" office:value="4461782">
                <text:p>44617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143905">
                <text:p>4143905</text:p>
              </table:table-cell>
              <table:table-cell office:value-type="float" office:value="4572797">
                <text:p>45727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246832">
                <text:p>4246832</text:p>
              </table:table-cell>
              <table:table-cell office:value-type="float" office:value="4685375">
                <text:p>4685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351103">
                <text:p>4351103</text:p>
              </table:table-cell>
              <table:table-cell office:value-type="float" office:value="4799415">
                <text:p>47994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456814">
                <text:p>4456814</text:p>
              </table:table-cell>
              <table:table-cell office:value-type="float" office:value="4915024">
                <text:p>4915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563826">
                <text:p>4563826</text:p>
              </table:table-cell>
              <table:table-cell office:value-type="float" office:value="5032003">
                <text:p>50320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4672216">
                <text:p>4672216</text:p>
              </table:table-cell>
              <table:table-cell office:value-type="float" office:value="5150444">
                <text:p>5150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4781801">
                <text:p>4781801</text:p>
              </table:table-cell>
              <table:table-cell office:value-type="float" office:value="5270247">
                <text:p>5270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4892471">
                <text:p>4892471</text:p>
              </table:table-cell>
              <table:table-cell office:value-type="float" office:value="5391326">
                <text:p>5391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004003">
                <text:p>5004003</text:p>
              </table:table-cell>
              <table:table-cell office:value-type="float" office:value="5513461">
                <text:p>55134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116622">
                <text:p>5116622</text:p>
              </table:table-cell>
              <table:table-cell office:value-type="float" office:value="5636839">
                <text:p>5636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230290">
                <text:p>5230290</text:p>
              </table:table-cell>
              <table:table-cell office:value-type="float" office:value="5761427">
                <text:p>5761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5345036">
                <text:p>5345036</text:p>
              </table:table-cell>
              <table:table-cell office:value-type="float" office:value="5887245">
                <text:p>5887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5460772">
                <text:p>5460772</text:p>
              </table:table-cell>
              <table:table-cell office:value-type="float" office:value="6014221">
                <text:p>6014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5577543">
                <text:p>5577543</text:p>
              </table:table-cell>
              <table:table-cell office:value-type="float" office:value="6142420">
                <text:p>61424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89cm" svg:height="15.354cm" xlink:href=".." xlink:type="simple" chart:class="chart:scatter" chart:style-name="ch1">
        <chart:title svg:x="10.608cm" svg:y="0.443cm" chart:style-name="ch2">
          <text:p>Insertion-Merge sort - random data</text:p>
        </chart:title>
        <chart:legend chart:legend-position="end" svg:x="26.026cm" svg:y="7.129cm" style:legend-expansion="high" chart:style-name="ch3"/>
        <chart:plot-area chart:style-name="ch4" table:cell-range-address="'ins-mer_inv1'.A1:'ins-mer_inv1'.C100" chart:data-source-has-labels="row" svg:x="1.576cm" svg:y="1.529cm" svg:width="23.885cm" svg:height="12.537cm">
          <chartooo:coordinate-region svg:x="3.123cm" svg:y="1.728cm" svg:width="21.873cm" svg:height="11.691cm"/>
          <chart:axis chart:dimension="x" chart:name="primary-x" chart:style-name="ch5">
            <chart:title svg:x="12.786cm" svg:y="14.373cm" chart:style-name="ch6">
              <text:p>Data size</text:p>
            </chart:title>
          </chart:axis>
          <chart:axis chart:dimension="y" chart:name="primary-y" chart:style-name="ch5">
            <chart:title svg:x="0.451cm" svg:y="9.137cm" chart:style-name="ch7">
              <text:p>Swaps/Compares</text:p>
            </chart:title>
            <chart:grid chart:style-name="ch8" chart:class="major"/>
          </chart:axis>
          <chart:series chart:style-name="ch9" chart:values-cell-range-address="'ins-mer_inv1'.B1:'ins-mer_inv1'.B100" loext:label-string="swaps" chart:class="chart:scatter">
            <chart:domain table:cell-range-address="'ins-mer_inv1'.A1:'ins-mer_inv1'.A100"/>
            <chart:data-point chart:repeated="100"/>
          </chart:series>
          <chart:series chart:style-name="ch10" chart:values-cell-range-address="'ins-mer_inv1'.C1:'ins-mer_inv1'.C100" loext:label-string="compare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swaps</text:p>
              </table:table-cell>
              <table:table-cell office:value-type="string">
                <text:p>compar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s-mer_inv1'.A1:'ins-mer_inv1'.A100</svg:desc>
                </draw:g>
              </table:table-cell>
              <table:table-cell office:value-type="float" office:value="748">
                <text:p>748</text:p>
                <draw:g>
                  <svg:desc>'ins-mer_inv1'.B1:'ins-mer_inv1'.B100</svg:desc>
                </draw:g>
              </table:table-cell>
              <table:table-cell office:value-type="float" office:value="468">
                <text:p>468</text:p>
                <draw:g>
                  <svg:desc>'ins-mer_inv1'.C1:'ins-mer_inv1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44">
                <text:p>2444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280">
                <text:p>5280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9072">
                <text:p>9072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4216">
                <text:p>14216</text:p>
              </table:table-cell>
              <table:table-cell office:value-type="float" office:value="8780">
                <text:p>8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0488">
                <text:p>20488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7540">
                <text:p>27540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5924">
                <text:p>35924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5712">
                <text:p>45712</text:p>
              </table:table-cell>
              <table:table-cell office:value-type="float" office:value="27528">
                <text:p>27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7000">
                <text:p>57000</text:p>
              </table:table-cell>
              <table:table-cell office:value-type="float" office:value="34476">
                <text:p>34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9864">
                <text:p>69864</text:p>
              </table:table-cell>
              <table:table-cell office:value-type="float" office:value="42560">
                <text:p>42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83608">
                <text:p>83608</text:p>
              </table:table-cell>
              <table:table-cell office:value-type="float" office:value="50880">
                <text:p>50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97712">
                <text:p>97712</text:p>
              </table:table-cell>
              <table:table-cell office:value-type="float" office:value="58780">
                <text:p>587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13216">
                <text:p>113216</text:p>
              </table:table-cell>
              <table:table-cell office:value-type="float" office:value="67616">
                <text:p>67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30120">
                <text:p>130120</text:p>
              </table:table-cell>
              <table:table-cell office:value-type="float" office:value="77332">
                <text:p>77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48488">
                <text:p>148488</text:p>
              </table:table-cell>
              <table:table-cell office:value-type="float" office:value="88020">
                <text:p>88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68356">
                <text:p>168356</text:p>
              </table:table-cell>
              <table:table-cell office:value-type="float" office:value="99728">
                <text:p>99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9732">
                <text:p>189732</text:p>
              </table:table-cell>
              <table:table-cell office:value-type="float" office:value="112380">
                <text:p>1123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12708">
                <text:p>212708</text:p>
              </table:table-cell>
              <table:table-cell office:value-type="float" office:value="126196">
                <text:p>1261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37284">
                <text:p>237284</text:p>
              </table:table-cell>
              <table:table-cell office:value-type="float" office:value="141092">
                <text:p>141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63512">
                <text:p>263512</text:p>
              </table:table-cell>
              <table:table-cell office:value-type="float" office:value="157144">
                <text:p>157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91440">
                <text:p>291440</text:p>
              </table:table-cell>
              <table:table-cell office:value-type="float" office:value="174412">
                <text:p>174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21068">
                <text:p>321068</text:p>
              </table:table-cell>
              <table:table-cell office:value-type="float" office:value="192808">
                <text:p>192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50956">
                <text:p>350956</text:p>
              </table:table-cell>
              <table:table-cell office:value-type="float" office:value="210648">
                <text:p>210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81044">
                <text:p>381044</text:p>
              </table:table-cell>
              <table:table-cell office:value-type="float" office:value="227776">
                <text:p>227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11852">
                <text:p>411852</text:p>
              </table:table-cell>
              <table:table-cell office:value-type="float" office:value="244876">
                <text:p>244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44160">
                <text:p>444160</text:p>
              </table:table-cell>
              <table:table-cell office:value-type="float" office:value="262996">
                <text:p>262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77968">
                <text:p>477968</text:p>
              </table:table-cell>
              <table:table-cell office:value-type="float" office:value="282068">
                <text:p>282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13276">
                <text:p>513276</text:p>
              </table:table-cell>
              <table:table-cell office:value-type="float" office:value="302108">
                <text:p>302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50084">
                <text:p>550084</text:p>
              </table:table-cell>
              <table:table-cell office:value-type="float" office:value="323040">
                <text:p>3230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88420">
                <text:p>588420</text:p>
              </table:table-cell>
              <table:table-cell office:value-type="float" office:value="344900">
                <text:p>344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28356">
                <text:p>628356</text:p>
              </table:table-cell>
              <table:table-cell office:value-type="float" office:value="367876">
                <text:p>367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69892">
                <text:p>669892</text:p>
              </table:table-cell>
              <table:table-cell office:value-type="float" office:value="391936">
                <text:p>391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713028">
                <text:p>713028</text:p>
              </table:table-cell>
              <table:table-cell office:value-type="float" office:value="417052">
                <text:p>417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57764">
                <text:p>757764</text:p>
              </table:table-cell>
              <table:table-cell office:value-type="float" office:value="443176">
                <text:p>443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04116">
                <text:p>804116</text:p>
              </table:table-cell>
              <table:table-cell office:value-type="float" office:value="470280">
                <text:p>470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52168">
                <text:p>852168</text:p>
              </table:table-cell>
              <table:table-cell office:value-type="float" office:value="498632">
                <text:p>498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01920">
                <text:p>901920</text:p>
              </table:table-cell>
              <table:table-cell office:value-type="float" office:value="528164">
                <text:p>528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953372">
                <text:p>953372</text:p>
              </table:table-cell>
              <table:table-cell office:value-type="float" office:value="558844">
                <text:p>558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006524">
                <text:p>1006524</text:p>
              </table:table-cell>
              <table:table-cell office:value-type="float" office:value="590636">
                <text:p>5906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061380">
                <text:p>1061380</text:p>
              </table:table-cell>
              <table:table-cell office:value-type="float" office:value="623468">
                <text:p>623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118036">
                <text:p>1118036</text:p>
              </table:table-cell>
              <table:table-cell office:value-type="float" office:value="657672">
                <text:p>657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176492">
                <text:p>1176492</text:p>
              </table:table-cell>
              <table:table-cell office:value-type="float" office:value="693160">
                <text:p>6931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236748">
                <text:p>1236748</text:p>
              </table:table-cell>
              <table:table-cell office:value-type="float" office:value="729896">
                <text:p>7298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298804">
                <text:p>1298804</text:p>
              </table:table-cell>
              <table:table-cell office:value-type="float" office:value="767852">
                <text:p>767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362660">
                <text:p>1362660</text:p>
              </table:table-cell>
              <table:table-cell office:value-type="float" office:value="806944">
                <text:p>806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426936">
                <text:p>1426936</text:p>
              </table:table-cell>
              <table:table-cell office:value-type="float" office:value="845644">
                <text:p>845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491512">
                <text:p>1491512</text:p>
              </table:table-cell>
              <table:table-cell office:value-type="float" office:value="883724">
                <text:p>883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556388">
                <text:p>1556388</text:p>
              </table:table-cell>
              <table:table-cell office:value-type="float" office:value="921160">
                <text:p>9211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621564">
                <text:p>1621564</text:p>
              </table:table-cell>
              <table:table-cell office:value-type="float" office:value="957916">
                <text:p>9579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687040">
                <text:p>1687040</text:p>
              </table:table-cell>
              <table:table-cell office:value-type="float" office:value="993936">
                <text:p>993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753856">
                <text:p>1753856</text:p>
              </table:table-cell>
              <table:table-cell office:value-type="float" office:value="1030736">
                <text:p>10307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822272">
                <text:p>1822272</text:p>
              </table:table-cell>
              <table:table-cell office:value-type="float" office:value="1068636">
                <text:p>106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892288">
                <text:p>1892288</text:p>
              </table:table-cell>
              <table:table-cell office:value-type="float" office:value="1107576">
                <text:p>11075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963904">
                <text:p>1963904</text:p>
              </table:table-cell>
              <table:table-cell office:value-type="float" office:value="1147544">
                <text:p>11475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37120">
                <text:p>2037120</text:p>
              </table:table-cell>
              <table:table-cell office:value-type="float" office:value="1188488">
                <text:p>11884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11936">
                <text:p>2111936</text:p>
              </table:table-cell>
              <table:table-cell office:value-type="float" office:value="1230456">
                <text:p>1230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188352">
                <text:p>2188352</text:p>
              </table:table-cell>
              <table:table-cell office:value-type="float" office:value="1273436">
                <text:p>1273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266368">
                <text:p>2266368</text:p>
              </table:table-cell>
              <table:table-cell office:value-type="float" office:value="1317348">
                <text:p>1317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345984">
                <text:p>2345984</text:p>
              </table:table-cell>
              <table:table-cell office:value-type="float" office:value="1362212">
                <text:p>1362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427200">
                <text:p>2427200</text:p>
              </table:table-cell>
              <table:table-cell office:value-type="float" office:value="1407960">
                <text:p>14079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510072">
                <text:p>2510072</text:p>
              </table:table-cell>
              <table:table-cell office:value-type="float" office:value="1454780">
                <text:p>14547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594644">
                <text:p>2594644</text:p>
              </table:table-cell>
              <table:table-cell office:value-type="float" office:value="1502816">
                <text:p>1502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680916">
                <text:p>2680916</text:p>
              </table:table-cell>
              <table:table-cell office:value-type="float" office:value="1551968">
                <text:p>15519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768888">
                <text:p>2768888</text:p>
              </table:table-cell>
              <table:table-cell office:value-type="float" office:value="1602304">
                <text:p>1602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858560">
                <text:p>2858560</text:p>
              </table:table-cell>
              <table:table-cell office:value-type="float" office:value="1653724">
                <text:p>16537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949932">
                <text:p>2949932</text:p>
              </table:table-cell>
              <table:table-cell office:value-type="float" office:value="1706240">
                <text:p>17062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3043004">
                <text:p>3043004</text:p>
              </table:table-cell>
              <table:table-cell office:value-type="float" office:value="1759872">
                <text:p>1759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3137776">
                <text:p>3137776</text:p>
              </table:table-cell>
              <table:table-cell office:value-type="float" office:value="1814552">
                <text:p>1814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234248">
                <text:p>3234248</text:p>
              </table:table-cell>
              <table:table-cell office:value-type="float" office:value="1870300">
                <text:p>1870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332420">
                <text:p>3332420</text:p>
              </table:table-cell>
              <table:table-cell office:value-type="float" office:value="1927036">
                <text:p>19270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432324">
                <text:p>3432324</text:p>
              </table:table-cell>
              <table:table-cell office:value-type="float" office:value="1984844">
                <text:p>1984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534028">
                <text:p>3534028</text:p>
              </table:table-cell>
              <table:table-cell office:value-type="float" office:value="2043976">
                <text:p>2043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637532">
                <text:p>3637532</text:p>
              </table:table-cell>
              <table:table-cell office:value-type="float" office:value="2104380">
                <text:p>21043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742836">
                <text:p>3742836</text:p>
              </table:table-cell>
              <table:table-cell office:value-type="float" office:value="2166044">
                <text:p>21660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849940">
                <text:p>3849940</text:p>
              </table:table-cell>
              <table:table-cell office:value-type="float" office:value="2228908">
                <text:p>22289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958844">
                <text:p>3958844</text:p>
              </table:table-cell>
              <table:table-cell office:value-type="float" office:value="2292932">
                <text:p>2292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069548">
                <text:p>4069548</text:p>
              </table:table-cell>
              <table:table-cell office:value-type="float" office:value="2358192">
                <text:p>2358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182052">
                <text:p>4182052</text:p>
              </table:table-cell>
              <table:table-cell office:value-type="float" office:value="2424632">
                <text:p>2424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296356">
                <text:p>4296356</text:p>
              </table:table-cell>
              <table:table-cell office:value-type="float" office:value="2492216">
                <text:p>24922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412460">
                <text:p>4412460</text:p>
              </table:table-cell>
              <table:table-cell office:value-type="float" office:value="2560920">
                <text:p>25609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530372">
                <text:p>4530372</text:p>
              </table:table-cell>
              <table:table-cell office:value-type="float" office:value="2630684">
                <text:p>26306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650184">
                <text:p>4650184</text:p>
              </table:table-cell>
              <table:table-cell office:value-type="float" office:value="2701912">
                <text:p>2701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771896">
                <text:p>4771896</text:p>
              </table:table-cell>
              <table:table-cell office:value-type="float" office:value="2774520">
                <text:p>27745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895508">
                <text:p>4895508</text:p>
              </table:table-cell>
              <table:table-cell office:value-type="float" office:value="2848480">
                <text:p>28484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021020">
                <text:p>5021020</text:p>
              </table:table-cell>
              <table:table-cell office:value-type="float" office:value="2923756">
                <text:p>29237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148432">
                <text:p>5148432</text:p>
              </table:table-cell>
              <table:table-cell office:value-type="float" office:value="3000260">
                <text:p>30002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277744">
                <text:p>5277744</text:p>
              </table:table-cell>
              <table:table-cell office:value-type="float" office:value="3078132">
                <text:p>3078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408956">
                <text:p>5408956</text:p>
              </table:table-cell>
              <table:table-cell office:value-type="float" office:value="3157292">
                <text:p>3157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542068">
                <text:p>5542068</text:p>
              </table:table-cell>
              <table:table-cell office:value-type="float" office:value="3237704">
                <text:p>32377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677080">
                <text:p>5677080</text:p>
              </table:table-cell>
              <table:table-cell office:value-type="float" office:value="3319336">
                <text:p>3319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813992">
                <text:p>5813992</text:p>
              </table:table-cell>
              <table:table-cell office:value-type="float" office:value="3402120">
                <text:p>3402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951544">
                <text:p>5951544</text:p>
              </table:table-cell>
              <table:table-cell office:value-type="float" office:value="3484728">
                <text:p>3484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6089496">
                <text:p>6089496</text:p>
              </table:table-cell>
              <table:table-cell office:value-type="float" office:value="3566828">
                <text:p>3566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6227848">
                <text:p>6227848</text:p>
              </table:table-cell>
              <table:table-cell office:value-type="float" office:value="3648372">
                <text:p>3648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6366600">
                <text:p>6366600</text:p>
              </table:table-cell>
              <table:table-cell office:value-type="float" office:value="3729332">
                <text:p>3729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6505752">
                <text:p>6505752</text:p>
              </table:table-cell>
              <table:table-cell office:value-type="float" office:value="3809676">
                <text:p>38096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6645304">
                <text:p>6645304</text:p>
              </table:table-cell>
              <table:table-cell office:value-type="float" office:value="3889448">
                <text:p>38894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785256">
                <text:p>6785256</text:p>
              </table:table-cell>
              <table:table-cell office:value-type="float" office:value="3968628">
                <text:p>39686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925608">
                <text:p>6925608</text:p>
              </table:table-cell>
              <table:table-cell office:value-type="float" office:value="4047140">
                <text:p>40471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4cm" svg:height="15.354cm" xlink:href=".." xlink:type="simple" chart:class="chart:scatter" chart:style-name="ch1">
        <chart:title svg:x="10.687cm" svg:y="0.443cm" chart:style-name="ch2">
          <text:p>Insertion-Quicksort - random data</text:p>
        </chart:title>
        <chart:legend chart:legend-position="end" svg:x="25.971cm" svg:y="7.129cm" style:legend-expansion="high" chart:style-name="ch3"/>
        <chart:plot-area chart:style-name="ch4" table:cell-range-address="'ins-qui_random1'.A1:'ins-qui_random1'.C100" chart:data-source-has-labels="row" svg:x="1.575cm" svg:y="1.529cm" svg:width="23.832cm" svg:height="12.537cm">
          <chartooo:coordinate-region svg:x="3.122cm" svg:y="1.728cm" svg:width="21.82cm" svg:height="11.691cm"/>
          <chart:axis chart:dimension="x" chart:name="primary-x" chart:style-name="ch5">
            <chart:title svg:x="12.759cm" svg:y="14.373cm" chart:style-name="ch6">
              <text:p>Data size</text:p>
            </chart:title>
          </chart:axis>
          <chart:axis chart:dimension="y" chart:name="primary-y" chart:style-name="ch5">
            <chart:title svg:x="0.451cm" svg:y="9.137cm" chart:style-name="ch7">
              <text:p>Swaps/Compares</text:p>
            </chart:title>
            <chart:grid chart:style-name="ch8" chart:class="major"/>
          </chart:axis>
          <chart:series chart:style-name="ch9" chart:values-cell-range-address="'ins-qui_random1'.C1:'ins-qui_random1'.C100" loext:label-string="compares" chart:class="chart:scatter">
            <chart:domain table:cell-range-address="'ins-qui_random1'.A1:'ins-qui_random1'.A100"/>
            <chart:data-point chart:repeated="100"/>
          </chart:series>
          <chart:series chart:style-name="ch10" chart:values-cell-range-address="'ins-qui_random1'.B1:'ins-qui_random1'.B100" loext:label-string="swaps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ompares</text:p>
              </table:table-cell>
              <table:table-cell office:value-type="string">
                <text:p>swa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ins-qui_random1'.A1:'ins-qui_random1'.A100</svg:desc>
                </draw:g>
              </table:table-cell>
              <table:table-cell office:value-type="float" office:value="704">
                <text:p>704</text:p>
                <draw:g>
                  <svg:desc>'ins-qui_random1'.C1:'ins-qui_random1'.C100</svg:desc>
                </draw:g>
              </table:table-cell>
              <table:table-cell office:value-type="float" office:value="500">
                <text:p>500</text:p>
                <draw:g>
                  <svg:desc>'ins-qui_random1'.B1:'ins-qui_random1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198">
                <text:p>2198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4796">
                <text:p>4796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399">
                <text:p>839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2750">
                <text:p>12750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8289">
                <text:p>18289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4547">
                <text:p>24547</text:p>
              </table:table-cell>
              <table:table-cell office:value-type="float" office:value="15489">
                <text:p>15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2563">
                <text:p>32563</text:p>
              </table:table-cell>
              <table:table-cell office:value-type="float" office:value="20737">
                <text:p>20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41673">
                <text:p>41673</text:p>
              </table:table-cell>
              <table:table-cell office:value-type="float" office:value="27079">
                <text:p>27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52248">
                <text:p>52248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64905">
                <text:p>64905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77611">
                <text:p>77611</text:p>
              </table:table-cell>
              <table:table-cell office:value-type="float" office:value="47996">
                <text:p>47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90972">
                <text:p>90972</text:p>
              </table:table-cell>
              <table:table-cell office:value-type="float" office:value="56431">
                <text:p>5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06811">
                <text:p>106811</text:p>
              </table:table-cell>
              <table:table-cell office:value-type="float" office:value="66099">
                <text:p>660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23557">
                <text:p>123557</text:p>
              </table:table-cell>
              <table:table-cell office:value-type="float" office:value="76504">
                <text:p>765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45233">
                <text:p>145233</text:p>
              </table:table-cell>
              <table:table-cell office:value-type="float" office:value="89307">
                <text:p>89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65101">
                <text:p>165101</text:p>
              </table:table-cell>
              <table:table-cell office:value-type="float" office:value="101785">
                <text:p>101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85342">
                <text:p>185342</text:p>
              </table:table-cell>
              <table:table-cell office:value-type="float" office:value="115665">
                <text:p>115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08315">
                <text:p>208315</text:p>
              </table:table-cell>
              <table:table-cell office:value-type="float" office:value="128458">
                <text:p>128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32282">
                <text:p>232282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57719">
                <text:p>257719</text:p>
              </table:table-cell>
              <table:table-cell office:value-type="float" office:value="158341">
                <text:p>158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84208">
                <text:p>284208</text:p>
              </table:table-cell>
              <table:table-cell office:value-type="float" office:value="173742">
                <text:p>173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11895">
                <text:p>311895</text:p>
              </table:table-cell>
              <table:table-cell office:value-type="float" office:value="190993">
                <text:p>190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42531">
                <text:p>342531</text:p>
              </table:table-cell>
              <table:table-cell office:value-type="float" office:value="210800">
                <text:p>210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74851">
                <text:p>374851</text:p>
              </table:table-cell>
              <table:table-cell office:value-type="float" office:value="231971">
                <text:p>231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05998">
                <text:p>405998</text:p>
              </table:table-cell>
              <table:table-cell office:value-type="float" office:value="251263">
                <text:p>2512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39797">
                <text:p>439797</text:p>
              </table:table-cell>
              <table:table-cell office:value-type="float" office:value="270358">
                <text:p>270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78733">
                <text:p>478733</text:p>
              </table:table-cell>
              <table:table-cell office:value-type="float" office:value="294462">
                <text:p>2944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14177">
                <text:p>514177</text:p>
              </table:table-cell>
              <table:table-cell office:value-type="float" office:value="314301">
                <text:p>314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50742">
                <text:p>550742</text:p>
              </table:table-cell>
              <table:table-cell office:value-type="float" office:value="335762">
                <text:p>335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94534">
                <text:p>594534</text:p>
              </table:table-cell>
              <table:table-cell office:value-type="float" office:value="361041">
                <text:p>3610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34885">
                <text:p>634885</text:p>
              </table:table-cell>
              <table:table-cell office:value-type="float" office:value="385553">
                <text:p>385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79508">
                <text:p>679508</text:p>
              </table:table-cell>
              <table:table-cell office:value-type="float" office:value="414873">
                <text:p>414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724874">
                <text:p>724874</text:p>
              </table:table-cell>
              <table:table-cell office:value-type="float" office:value="443228">
                <text:p>443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69014">
                <text:p>769014</text:p>
              </table:table-cell>
              <table:table-cell office:value-type="float" office:value="469362">
                <text:p>469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813893">
                <text:p>813893</text:p>
              </table:table-cell>
              <table:table-cell office:value-type="float" office:value="496179">
                <text:p>4961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61634">
                <text:p>861634</text:p>
              </table:table-cell>
              <table:table-cell office:value-type="float" office:value="523469">
                <text:p>5234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912500">
                <text:p>912500</text:p>
              </table:table-cell>
              <table:table-cell office:value-type="float" office:value="553759">
                <text:p>553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963171">
                <text:p>963171</text:p>
              </table:table-cell>
              <table:table-cell office:value-type="float" office:value="585139">
                <text:p>5851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014872">
                <text:p>1014872</text:p>
              </table:table-cell>
              <table:table-cell office:value-type="float" office:value="615652">
                <text:p>615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069257">
                <text:p>1069257</text:p>
              </table:table-cell>
              <table:table-cell office:value-type="float" office:value="649398">
                <text:p>649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124647">
                <text:p>1124647</text:p>
              </table:table-cell>
              <table:table-cell office:value-type="float" office:value="683191">
                <text:p>683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180022">
                <text:p>1180022</text:p>
              </table:table-cell>
              <table:table-cell office:value-type="float" office:value="716988">
                <text:p>716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238617">
                <text:p>1238617</text:p>
              </table:table-cell>
              <table:table-cell office:value-type="float" office:value="753429">
                <text:p>7534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301527">
                <text:p>1301527</text:p>
              </table:table-cell>
              <table:table-cell office:value-type="float" office:value="792101">
                <text:p>7921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362764">
                <text:p>1362764</text:p>
              </table:table-cell>
              <table:table-cell office:value-type="float" office:value="831117">
                <text:p>831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426644">
                <text:p>1426644</text:p>
              </table:table-cell>
              <table:table-cell office:value-type="float" office:value="871556">
                <text:p>871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491008">
                <text:p>1491008</text:p>
              </table:table-cell>
              <table:table-cell office:value-type="float" office:value="908844">
                <text:p>9088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559435">
                <text:p>1559435</text:p>
              </table:table-cell>
              <table:table-cell office:value-type="float" office:value="951339">
                <text:p>951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626717">
                <text:p>1626717</text:p>
              </table:table-cell>
              <table:table-cell office:value-type="float" office:value="992571">
                <text:p>992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698568">
                <text:p>1698568</text:p>
              </table:table-cell>
              <table:table-cell office:value-type="float" office:value="1035348">
                <text:p>10353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770817">
                <text:p>1770817</text:p>
              </table:table-cell>
              <table:table-cell office:value-type="float" office:value="1080040">
                <text:p>10800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842013">
                <text:p>1842013</text:p>
              </table:table-cell>
              <table:table-cell office:value-type="float" office:value="1123273">
                <text:p>11232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917634">
                <text:p>1917634</text:p>
              </table:table-cell>
              <table:table-cell office:value-type="float" office:value="1170217">
                <text:p>11702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991665">
                <text:p>1991665</text:p>
              </table:table-cell>
              <table:table-cell office:value-type="float" office:value="1214178">
                <text:p>12141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2066486">
                <text:p>2066486</text:p>
              </table:table-cell>
              <table:table-cell office:value-type="float" office:value="1259518">
                <text:p>1259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2144993">
                <text:p>2144993</text:p>
              </table:table-cell>
              <table:table-cell office:value-type="float" office:value="1308200">
                <text:p>1308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2223889">
                <text:p>2223889</text:p>
              </table:table-cell>
              <table:table-cell office:value-type="float" office:value="1355062">
                <text:p>1355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307279">
                <text:p>2307279</text:p>
              </table:table-cell>
              <table:table-cell office:value-type="float" office:value="1404083">
                <text:p>14040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392523">
                <text:p>2392523</text:p>
              </table:table-cell>
              <table:table-cell office:value-type="float" office:value="1456029">
                <text:p>1456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477832">
                <text:p>2477832</text:p>
              </table:table-cell>
              <table:table-cell office:value-type="float" office:value="1507705">
                <text:p>1507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561940">
                <text:p>2561940</text:p>
              </table:table-cell>
              <table:table-cell office:value-type="float" office:value="1558767">
                <text:p>1558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654226">
                <text:p>2654226</text:p>
              </table:table-cell>
              <table:table-cell office:value-type="float" office:value="1615996">
                <text:p>16159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744441">
                <text:p>2744441</text:p>
              </table:table-cell>
              <table:table-cell office:value-type="float" office:value="1670106">
                <text:p>16701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840643">
                <text:p>2840643</text:p>
              </table:table-cell>
              <table:table-cell office:value-type="float" office:value="1726198">
                <text:p>17261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933866">
                <text:p>2933866</text:p>
              </table:table-cell>
              <table:table-cell office:value-type="float" office:value="1782972">
                <text:p>17829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3031201">
                <text:p>3031201</text:p>
              </table:table-cell>
              <table:table-cell office:value-type="float" office:value="1842082">
                <text:p>1842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3127307">
                <text:p>3127307</text:p>
              </table:table-cell>
              <table:table-cell office:value-type="float" office:value="1898691">
                <text:p>18986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3223377">
                <text:p>3223377</text:p>
              </table:table-cell>
              <table:table-cell office:value-type="float" office:value="1957111">
                <text:p>1957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3323644">
                <text:p>3323644</text:p>
              </table:table-cell>
              <table:table-cell office:value-type="float" office:value="2018911">
                <text:p>20189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425204">
                <text:p>3425204</text:p>
              </table:table-cell>
              <table:table-cell office:value-type="float" office:value="2078998">
                <text:p>2078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530867">
                <text:p>3530867</text:p>
              </table:table-cell>
              <table:table-cell office:value-type="float" office:value="2138734">
                <text:p>21387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633112">
                <text:p>3633112</text:p>
              </table:table-cell>
              <table:table-cell office:value-type="float" office:value="2201125">
                <text:p>2201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740467">
                <text:p>3740467</text:p>
              </table:table-cell>
              <table:table-cell office:value-type="float" office:value="2266819">
                <text:p>22668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847474">
                <text:p>3847474</text:p>
              </table:table-cell>
              <table:table-cell office:value-type="float" office:value="2331389">
                <text:p>2331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958615">
                <text:p>3958615</text:p>
              </table:table-cell>
              <table:table-cell office:value-type="float" office:value="2396311">
                <text:p>23963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4070448">
                <text:p>4070448</text:p>
              </table:table-cell>
              <table:table-cell office:value-type="float" office:value="2461348">
                <text:p>2461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4185939">
                <text:p>4185939</text:p>
              </table:table-cell>
              <table:table-cell office:value-type="float" office:value="2529595">
                <text:p>2529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4302340">
                <text:p>4302340</text:p>
              </table:table-cell>
              <table:table-cell office:value-type="float" office:value="2598018">
                <text:p>2598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4421569">
                <text:p>4421569</text:p>
              </table:table-cell>
              <table:table-cell office:value-type="float" office:value="2668546">
                <text:p>2668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544269">
                <text:p>4544269</text:p>
              </table:table-cell>
              <table:table-cell office:value-type="float" office:value="2739221">
                <text:p>2739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666040">
                <text:p>4666040</text:p>
              </table:table-cell>
              <table:table-cell office:value-type="float" office:value="2810446">
                <text:p>2810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784340">
                <text:p>4784340</text:p>
              </table:table-cell>
              <table:table-cell office:value-type="float" office:value="2880870">
                <text:p>28808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906886">
                <text:p>4906886</text:p>
              </table:table-cell>
              <table:table-cell office:value-type="float" office:value="2953587">
                <text:p>29535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5033403">
                <text:p>5033403</text:p>
              </table:table-cell>
              <table:table-cell office:value-type="float" office:value="3029313">
                <text:p>3029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5162337">
                <text:p>5162337</text:p>
              </table:table-cell>
              <table:table-cell office:value-type="float" office:value="3105963">
                <text:p>3105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5288860">
                <text:p>5288860</text:p>
              </table:table-cell>
              <table:table-cell office:value-type="float" office:value="3182226">
                <text:p>31822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5418373">
                <text:p>5418373</text:p>
              </table:table-cell>
              <table:table-cell office:value-type="float" office:value="3256618">
                <text:p>32566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5550634">
                <text:p>5550634</text:p>
              </table:table-cell>
              <table:table-cell office:value-type="float" office:value="3334456">
                <text:p>33344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5683457">
                <text:p>5683457</text:p>
              </table:table-cell>
              <table:table-cell office:value-type="float" office:value="3413605">
                <text:p>3413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5819688">
                <text:p>5819688</text:p>
              </table:table-cell>
              <table:table-cell office:value-type="float" office:value="3494853">
                <text:p>3494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958405">
                <text:p>5958405</text:p>
              </table:table-cell>
              <table:table-cell office:value-type="float" office:value="3580810">
                <text:p>35808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6095125">
                <text:p>6095125</text:p>
              </table:table-cell>
              <table:table-cell office:value-type="float" office:value="3663975">
                <text:p>36639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6235350">
                <text:p>6235350</text:p>
              </table:table-cell>
              <table:table-cell office:value-type="float" office:value="3747433">
                <text:p>37474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6379966">
                <text:p>6379966</text:p>
              </table:table-cell>
              <table:table-cell office:value-type="float" office:value="3835207">
                <text:p>3835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6524424">
                <text:p>6524424</text:p>
              </table:table-cell>
              <table:table-cell office:value-type="float" office:value="3920141">
                <text:p>39201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6670917">
                <text:p>6670917</text:p>
              </table:table-cell>
              <table:table-cell office:value-type="float" office:value="4009134">
                <text:p>40091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6814969">
                <text:p>6814969</text:p>
              </table:table-cell>
              <table:table-cell office:value-type="float" office:value="4097231">
                <text:p>4097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964866">
                <text:p>6964866</text:p>
              </table:table-cell>
              <table:table-cell office:value-type="float" office:value="4187663">
                <text:p>4187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7121062">
                <text:p>7121062</text:p>
              </table:table-cell>
              <table:table-cell office:value-type="float" office:value="4279893">
                <text:p>42798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